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063in"/>
    </style:style>
    <style:style style:name="co2" style:family="table-column">
      <style:table-column-properties fo:break-before="auto" style:column-width="2.8827in"/>
    </style:style>
    <style:style style:name="co3" style:family="table-column">
      <style:table-column-properties fo:break-before="auto" style:column-width="2.248in"/>
    </style:style>
    <style:style style:name="co4" style:family="table-column">
      <style:table-column-properties fo:break-before="auto" style:column-width="3.2689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2.1283in"/>
    </style:style>
    <style:style style:name="co8" style:family="table-column">
      <style:table-column-properties fo:break-before="auto" style:column-width="1.2189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2.0854in"/>
    </style:style>
    <style:style style:name="co11" style:family="table-column">
      <style:table-column-properties fo:break-before="auto" style:column-width="2.0165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2.8126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2.0189in"/>
    </style:style>
    <style:style style:name="co18" style:family="table-column">
      <style:table-column-properties fo:break-before="auto" style:column-width="2.0618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1.4181in"/>
    </style:style>
    <style:style style:name="co22" style:family="table-column">
      <style:table-column-properties fo:break-before="auto" style:column-width="1.6972in"/>
    </style:style>
    <style:style style:name="co23" style:family="table-column">
      <style:table-column-properties fo:break-before="auto" style:column-width="1.622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0.9681in"/>
    </style:style>
    <style:style style:name="co26" style:family="table-column">
      <style:table-column-properties fo:break-before="auto" style:column-width="10.0409in"/>
    </style:style>
    <style:style style:name="co27" style:family="table-column">
      <style:table-column-properties fo:break-before="auto" style:column-width="4.4098in"/>
    </style:style>
    <style:style style:name="co28" style:family="table-column">
      <style:table-column-properties fo:break-before="auto" style:column-width="5.1925in"/>
    </style:style>
    <style:style style:name="co29" style:family="table-column">
      <style:table-column-properties fo:break-before="auto" style:column-width="6.3827in"/>
    </style:style>
    <style:style style:name="co30" style:family="table-column">
      <style:table-column-properties fo:break-before="auto" style:column-width="7.1972in"/>
    </style:style>
    <style:style style:name="co31" style:family="table-column">
      <style:table-column-properties fo:break-before="auto" style:column-width="5.0319in"/>
    </style:style>
    <style:style style:name="co32" style:family="table-column">
      <style:table-column-properties fo:break-before="auto" style:column-width="0.6354in"/>
    </style:style>
    <style:style style:name="co33" style:family="table-column">
      <style:table-column-properties fo:break-before="auto" style:column-width="0.5181in"/>
    </style:style>
    <style:style style:name="co34" style:family="table-column">
      <style:table-column-properties fo:break-before="auto" style:column-width="0.889in"/>
    </style:style>
    <style:style style:name="co35" style:family="table-column">
      <style:table-column-properties fo:break-before="auto" style:column-width="1.6555in"/>
    </style:style>
    <style:style style:name="co36" style:family="table-column">
      <style:table-column-properties fo:break-before="auto" style:column-width="1.4256in"/>
    </style:style>
    <style:style style:name="co37" style:family="table-column">
      <style:table-column-properties fo:break-before="auto" style:column-width="1.8854in"/>
    </style:style>
    <style:style style:name="co38" style:family="table-column">
      <style:table-column-properties fo:break-before="auto" style:column-width="1.0583in"/>
    </style:style>
    <style:style style:name="co39" style:family="table-column">
      <style:table-column-properties fo:break-before="auto" style:column-width="1.1811in"/>
    </style:style>
    <style:style style:name="co40" style:family="table-column">
      <style:table-column-properties fo:break-before="auto" style:column-width="1.15in"/>
    </style:style>
    <style:style style:name="co41" style:family="table-column">
      <style:table-column-properties fo:break-before="auto" style:column-width="1.2425in"/>
    </style:style>
    <style:style style:name="co42" style:family="table-column">
      <style:table-column-properties fo:break-before="auto" style:column-width="1.548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  <style:style style:name="ce6" style:family="table-cell" style:parent-style-name="Default" style:data-style-name="N10"/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number-columns-repeated="9" table:default-cell-style-name="Default"/>
        <table:table-column table:style-name="co36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Input.model1</text:p>
          </table:table-cell>
          <table:table-cell office:value-type="string">
            <text:p>Input.model2</text:p>
          </table:table-cell>
          <table:table-cell office:value-type="string">
            <text:p>Input.docnum</text:p>
          </table:table-cell>
          <table:table-cell office:value-type="string">
            <text:p>Input.doctext</text:p>
          </table:table-cell>
          <table:table-cell office:value-type="string">
            <text:p>Input.model1label</text:p>
          </table:table-cell>
          <table:table-cell office:value-type="string">
            <text:p>Input.model2label</text:p>
          </table:table-cell>
          <table:table-cell office:value-type="string">
            <text:p>Input.model1wplink</text:p>
          </table:table-cell>
          <table:table-cell office:value-type="string">
            <text:p>Input.model2wplink</text:p>
          </table:table-cell>
          <table:table-cell office:value-type="string">
            <text:p>Answer.comment</text:p>
          </table:table-cell>
          <table:table-cell office:value-type="string">
            <text:p>Answer.result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  <table:table-cell office:value-type="string">
            <text:p>Combination</text:p>
          </table:table-cell>
          <table:table-cell table:number-columns-repeated="10"/>
        </table:table-row>
        <table:table-row table:style-name="ro1">
          <table:table-cell office:value-type="string">
            <text:p>20QEBDPGFL6VRYK4G1ED4IOV1JSI3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UHEIB9BAWLS16DVC5OUL3MTT2KZ2X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7:10 GMT 2012</text:p>
          </table:table-cell>
          <table:table-cell office:value-type="string">
            <text:p>Fri Jun 29 00:07:20 GMT 2012</text:p>
          </table:table-cell>
          <table:table-cell office:value-type="string">
            <text:p>Thu Jul 05 17:07:20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39">
            <text:p>339</text:p>
          </table:table-cell>
          <table:table-cell office:value-type="string">
            <text:p>GENCORP &amp;lt;GY&amp;gt; ALTERNATIVE PLAN DUE WITHIN A WEEK&lt;br/&gt;&lt;br/&gt; <text:s text:c="3"/>AKRON, Ohio, March 31 - A. William Reynolds, chairman and&lt;br/&gt;chief executive of GenCorp Inc, told shareholders he expects to&lt;br/&gt;announce a company alternative to a 100-dlr-per-share hostile&lt;br/&gt;tender within a week.&lt;br/&gt; <text:s text:c="3"/>Last night the company urged shareholders to reject the&lt;br/&gt;tender. Reynolds urged shareholders to be patient, saying the&lt;br/&gt;group sponsoring the tender offer had months to evaluate&lt;br/&gt;GenCorp while &amp;quot;we have had only 10 days to respond.&amp;quot;&lt;br/&gt; <text:s text:c="3"/>Reynolds also disclosed the company has resolved legal&lt;br/&gt;challenges to its planned sale of WOR TV, serving the New York&lt;br/&gt;City market, and expects to complete the sale by Friday.&lt;br/&gt; <text:s text:c="3"/>Reynolds said the company expects to book an after tax gain&lt;br/&gt;of 250 mln dlrs from the sale of WOR TV. The company plans to&lt;br/&gt;sell the station to MCA Inc &amp;lt;MCA&amp;gt; for 387 mln dlrs.&lt;br/&gt; <text:s text:c="3"/>Reynolds did not specify whether the legal challenges were&lt;br/&gt;dropped or dismissed. The Federal Communications Commission has&lt;br/&gt;already approved the station&amp;apos;s sale.&lt;br/&gt; <text:s text:c="3"/>Money from the sale of the station will play a role in&lt;br/&gt;helping develop an alternative to the tender offer co-sponsored&lt;br/&gt;by AFG Industries Inc &amp;lt;AFG&amp;gt; and Wagner and Brown, Reynolds&lt;br/&gt;said. He provided no other details.&lt;br/&gt; <text:s text:c="3"/>Randall Hubbard, chairman of AFG, and Joel Reed, chief&lt;br/&gt;financial officer of Wagner and Brown, attended the meeting,&lt;br/&gt;which was shifted from a tire plant to a downtown hotel. About&lt;br/&gt;300 people were present despite an overnight snowstorm.&lt;br/&gt; <text:s text:c="3"/>Hubbard and Reed chatted briefly with Reynolds after the&lt;br/&gt;meeting but declined to discuss their proposal with reporters.&lt;br/&gt; <text:s text:c="3"/>Reynolds told the shareholders friends and family members&lt;br/&gt;have been telling him &amp;quot;Bill, just don&amp;apos;t pay greenmail&amp;quot; to end&lt;br/&gt;the takeover threat. Greenmail describes a buyout of a minority&lt;br/&gt;shareholder at a price not available to other holders. Reynolds&lt;br/&gt;said he considers it a &amp;quot;repugnant device.&amp;quot;&lt;br/&gt; <text:s text:c="3"/>Shareholders elected management&amp;apos;s slate of 11 directors.&lt;br/&gt;Mario Gabelli, head of a New York investment firm which owns a&lt;br/&gt;large block of stock, proposed one nominee for the board.&lt;br/&gt;Gabelli said the unsuccessful attempt was designed to &amp;quot;stiffen&lt;br/&gt;the backbone of the board to discourage greenmail.&amp;quot;&lt;br/&gt; <text:s text:c="3"/>Hubbard and Reed reiterated previous statements that they&lt;br/&gt;are open to negotiations with GenCorp.&lt;br/&gt; <text:s text:c="3"/>Asked about severance contracts for key executives in the&lt;br/&gt;event of a shift in control of the company, Reynolds asserted&lt;br/&gt;&amp;quot;we&amp;apos;re developing alternatives that would not result in a&lt;br/&gt;change in control.&amp;quot;&lt;br/&gt; <text:s text:c="3"/>Asked whether the company&amp;apos;s plan would be superior to any&lt;br/&gt;proposal of AFG and Wagner and Brown, Reynolds commented, &amp;quot;We&lt;br/&gt;know the company, we know the values and we know the&lt;br/&gt;opportunities better than any outside group.&amp;quot;&lt;br/&gt; <text:s text:c="3"/>In response to a question about whether any units are up&lt;br/&gt;for sale, he said only that GenCorp is evaluating alternatives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];&quot;,&quot;;[.AC2];&quot;,&quot;; TEXT([.AK2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0QEBDPGFL6VRYK4G1ED4IOV1JSI3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PC0COK2JE1MMY8PGVIWEOZAEBFTM2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8:02 GMT 2012</text:p>
          </table:table-cell>
          <table:table-cell office:value-type="string">
            <text:p>Fri Jun 29 00:18:35 GMT 2012</text:p>
          </table:table-cell>
          <table:table-cell office:value-type="string">
            <text:p>Thu Jul 05 17:18:35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39">
            <text:p>339</text:p>
          </table:table-cell>
          <table:table-cell office:value-type="string">
            <text:p>GENCORP &amp;lt;GY&amp;gt; ALTERNATIVE PLAN DUE WITHIN A WEEK&lt;br/&gt;&lt;br/&gt; <text:s text:c="3"/>AKRON, Ohio, March 31 - A. William Reynolds, chairman and&lt;br/&gt;chief executive of GenCorp Inc, told shareholders he expects to&lt;br/&gt;announce a company alternative to a 100-dlr-per-share hostile&lt;br/&gt;tender within a week.&lt;br/&gt; <text:s text:c="3"/>Last night the company urged shareholders to reject the&lt;br/&gt;tender. Reynolds urged shareholders to be patient, saying the&lt;br/&gt;group sponsoring the tender offer had months to evaluate&lt;br/&gt;GenCorp while &amp;quot;we have had only 10 days to respond.&amp;quot;&lt;br/&gt; <text:s text:c="3"/>Reynolds also disclosed the company has resolved legal&lt;br/&gt;challenges to its planned sale of WOR TV, serving the New York&lt;br/&gt;City market, and expects to complete the sale by Friday.&lt;br/&gt; <text:s text:c="3"/>Reynolds said the company expects to book an after tax gain&lt;br/&gt;of 250 mln dlrs from the sale of WOR TV. The company plans to&lt;br/&gt;sell the station to MCA Inc &amp;lt;MCA&amp;gt; for 387 mln dlrs.&lt;br/&gt; <text:s text:c="3"/>Reynolds did not specify whether the legal challenges were&lt;br/&gt;dropped or dismissed. The Federal Communications Commission has&lt;br/&gt;already approved the station&amp;apos;s sale.&lt;br/&gt; <text:s text:c="3"/>Money from the sale of the station will play a role in&lt;br/&gt;helping develop an alternative to the tender offer co-sponsored&lt;br/&gt;by AFG Industries Inc &amp;lt;AFG&amp;gt; and Wagner and Brown, Reynolds&lt;br/&gt;said. He provided no other details.&lt;br/&gt; <text:s text:c="3"/>Randall Hubbard, chairman of AFG, and Joel Reed, chief&lt;br/&gt;financial officer of Wagner and Brown, attended the meeting,&lt;br/&gt;which was shifted from a tire plant to a downtown hotel. About&lt;br/&gt;300 people were present despite an overnight snowstorm.&lt;br/&gt; <text:s text:c="3"/>Hubbard and Reed chatted briefly with Reynolds after the&lt;br/&gt;meeting but declined to discuss their proposal with reporters.&lt;br/&gt; <text:s text:c="3"/>Reynolds told the shareholders friends and family members&lt;br/&gt;have been telling him &amp;quot;Bill, just don&amp;apos;t pay greenmail&amp;quot; to end&lt;br/&gt;the takeover threat. Greenmail describes a buyout of a minority&lt;br/&gt;shareholder at a price not available to other holders. Reynolds&lt;br/&gt;said he considers it a &amp;quot;repugnant device.&amp;quot;&lt;br/&gt; <text:s text:c="3"/>Shareholders elected management&amp;apos;s slate of 11 directors.&lt;br/&gt;Mario Gabelli, head of a New York investment firm which owns a&lt;br/&gt;large block of stock, proposed one nominee for the board.&lt;br/&gt;Gabelli said the unsuccessful attempt was designed to &amp;quot;stiffen&lt;br/&gt;the backbone of the board to discourage greenmail.&amp;quot;&lt;br/&gt; <text:s text:c="3"/>Hubbard and Reed reiterated previous statements that they&lt;br/&gt;are open to negotiations with GenCorp.&lt;br/&gt; <text:s text:c="3"/>Asked about severance contracts for key executives in the&lt;br/&gt;event of a shift in control of the company, Reynolds asserted&lt;br/&gt;&amp;quot;we&amp;apos;re developing alternatives that would not result in a&lt;br/&gt;change in control.&amp;quot;&lt;br/&gt; <text:s text:c="3"/>Asked whether the company&amp;apos;s plan would be superior to any&lt;br/&gt;proposal of AFG and Wagner and Brown, Reynolds commented, &amp;quot;We&lt;br/&gt;know the company, we know the values and we know the&lt;br/&gt;opportunities better than any outside group.&amp;quot;&lt;br/&gt; <text:s text:c="3"/>In response to a question about whether any units are up&lt;br/&gt;for sale, he said only that GenCorp is evaluating alternatives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];&quot;,&quot;;[.AC3];&quot;,&quot;; TEXT([.AK3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0QEBDPGFL6VRYK4G1ED4IOV1JSI3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ZKI2KYEPLSPME8QTGNJBOAHSP0OU2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3:16 GMT 2012</text:p>
          </table:table-cell>
          <table:table-cell office:value-type="string">
            <text:p>Thu Jun 28 23:15:34 GMT 2012</text:p>
          </table:table-cell>
          <table:table-cell office:value-type="string">
            <text:p>Thu Jul 05 16:15:34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138">
            <text:p>138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39">
            <text:p>339</text:p>
          </table:table-cell>
          <table:table-cell office:value-type="string">
            <text:p>GENCORP &amp;lt;GY&amp;gt; ALTERNATIVE PLAN DUE WITHIN A WEEK&lt;br/&gt;&lt;br/&gt; <text:s text:c="3"/>AKRON, Ohio, March 31 - A. William Reynolds, chairman and&lt;br/&gt;chief executive of GenCorp Inc, told shareholders he expects to&lt;br/&gt;announce a company alternative to a 100-dlr-per-share hostile&lt;br/&gt;tender within a week.&lt;br/&gt; <text:s text:c="3"/>Last night the company urged shareholders to reject the&lt;br/&gt;tender. Reynolds urged shareholders to be patient, saying the&lt;br/&gt;group sponsoring the tender offer had months to evaluate&lt;br/&gt;GenCorp while &amp;quot;we have had only 10 days to respond.&amp;quot;&lt;br/&gt; <text:s text:c="3"/>Reynolds also disclosed the company has resolved legal&lt;br/&gt;challenges to its planned sale of WOR TV, serving the New York&lt;br/&gt;City market, and expects to complete the sale by Friday.&lt;br/&gt; <text:s text:c="3"/>Reynolds said the company expects to book an after tax gain&lt;br/&gt;of 250 mln dlrs from the sale of WOR TV. The company plans to&lt;br/&gt;sell the station to MCA Inc &amp;lt;MCA&amp;gt; for 387 mln dlrs.&lt;br/&gt; <text:s text:c="3"/>Reynolds did not specify whether the legal challenges were&lt;br/&gt;dropped or dismissed. The Federal Communications Commission has&lt;br/&gt;already approved the station&amp;apos;s sale.&lt;br/&gt; <text:s text:c="3"/>Money from the sale of the station will play a role in&lt;br/&gt;helping develop an alternative to the tender offer co-sponsored&lt;br/&gt;by AFG Industries Inc &amp;lt;AFG&amp;gt; and Wagner and Brown, Reynolds&lt;br/&gt;said. He provided no other details.&lt;br/&gt; <text:s text:c="3"/>Randall Hubbard, chairman of AFG, and Joel Reed, chief&lt;br/&gt;financial officer of Wagner and Brown, attended the meeting,&lt;br/&gt;which was shifted from a tire plant to a downtown hotel. About&lt;br/&gt;300 people were present despite an overnight snowstorm.&lt;br/&gt; <text:s text:c="3"/>Hubbard and Reed chatted briefly with Reynolds after the&lt;br/&gt;meeting but declined to discuss their proposal with reporters.&lt;br/&gt; <text:s text:c="3"/>Reynolds told the shareholders friends and family members&lt;br/&gt;have been telling him &amp;quot;Bill, just don&amp;apos;t pay greenmail&amp;quot; to end&lt;br/&gt;the takeover threat. Greenmail describes a buyout of a minority&lt;br/&gt;shareholder at a price not available to other holders. Reynolds&lt;br/&gt;said he considers it a &amp;quot;repugnant device.&amp;quot;&lt;br/&gt; <text:s text:c="3"/>Shareholders elected management&amp;apos;s slate of 11 directors.&lt;br/&gt;Mario Gabelli, head of a New York investment firm which owns a&lt;br/&gt;large block of stock, proposed one nominee for the board.&lt;br/&gt;Gabelli said the unsuccessful attempt was designed to &amp;quot;stiffen&lt;br/&gt;the backbone of the board to discourage greenmail.&amp;quot;&lt;br/&gt; <text:s text:c="3"/>Hubbard and Reed reiterated previous statements that they&lt;br/&gt;are open to negotiations with GenCorp.&lt;br/&gt; <text:s text:c="3"/>Asked about severance contracts for key executives in the&lt;br/&gt;event of a shift in control of the company, Reynolds asserted&lt;br/&gt;&amp;quot;we&amp;apos;re developing alternatives that would not result in a&lt;br/&gt;change in control.&amp;quot;&lt;br/&gt; <text:s text:c="3"/>Asked whether the company&amp;apos;s plan would be superior to any&lt;br/&gt;proposal of AFG and Wagner and Brown, Reynolds commented, &amp;quot;We&lt;br/&gt;know the company, we know the values and we know the&lt;br/&gt;opportunities better than any outside group.&amp;quot;&lt;br/&gt; <text:s text:c="3"/>In response to a question about whether any units are up&lt;br/&gt;for sale, he said only that GenCorp is evaluating alternatives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];&quot;,&quot;;[.AC4];&quot;,&quot;; TEXT([.AK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0WNLVWJ5OPBF7JL6IPM4B7EP0G2U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EYUXFCD45XCT2BIZXKKQN3TI0DVX2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09:20 GMT 2012</text:p>
          </table:table-cell>
          <table:table-cell office:value-type="string">
            <text:p>Thu Jun 28 23:10:07 GMT 2012</text:p>
          </table:table-cell>
          <table:table-cell office:value-type="string">
            <text:p>Thu Jul 05 16:10:07 PDT 2012</text:p>
          </table:table-cell>
          <table:table-cell office:value-type="string">
            <text:p>Thu Jun 28 18:09:25 PDT 2012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194">
            <text:p>8194</text:p>
          </table:table-cell>
          <table:table-cell office:value-type="string">
            <text:p>AMERICAN FARM BUREAU OPPOSES FARM BILL CHANGES&lt;br/&gt;&lt;br/&gt; <text:s text:c="3"/>CHICAGO, March 4 - The directors of the American Farm&lt;br/&gt;Bureau, the nation&amp;apos;s largest farm organization, voted Tuesday&lt;br/&gt;to urge Congress to leave the 1985 farm bill in place without&lt;br/&gt;alterations.&lt;br/&gt; <text:s text:c="3"/>&amp;quot;We are solidly opposed to opening up the 1985 farm bill,&amp;quot;&lt;br/&gt;said Dean Kleckner, president. &amp;quot;The current farm bill has been&lt;br/&gt;in place for just a little over a year and in our judgment&lt;br/&gt;there is more to be gained at the present time from maintaining&lt;br/&gt;the legislation.&lt;br/&gt; <text:s text:c="3"/>&amp;quot;Several independent studies ... indicate the 1985 farm&lt;br/&gt;bill is better on balance than any of the alternatives being&lt;br/&gt;advanced,&amp;quot; Kleckner said.&lt;br/&gt; <text:s text:c="3"/>The Farm Bureau also urged Agriculture Secretary Richard&lt;br/&gt;Lyng to adjust the loan rate for 1987 crop soybeans as much as&lt;br/&gt;he deems possible under the farm bill to keep soybeans&lt;br/&gt;competitive in the world market.&lt;br/&gt; <text:s text:c="3"/>A Farm Bureau proposal suggests that producers should be&lt;br/&gt;eligible for supplemental payments in the form of PIK&lt;br/&gt;certificates for the difference between 5.02 dlrs a bushel and&lt;br/&gt;the new loan rate.&lt;br/&gt; <text:s text:c="3"/>The organization also urged Lyng to authorize deficiency&lt;br/&gt;payments to farmers who were unable to plant 1987 winter wheat&lt;br/&gt;because of adverse weather.&lt;br/&gt; Reuter&lt;br/&gt;</text:p>
          </table:table-cell>
          <table:table-cell office:value-type="string">
            <text:p>Animal Farm</text:p>
          </table:table-cell>
          <table:table-cell office:value-type="string">
            <text:p>United States records in masters athletics</text:p>
          </table:table-cell>
          <table:table-cell office:value-type="string">
            <text:p>http://en.wikipedia.org/wiki/Animal_Farm</text:p>
          </table:table-cell>
          <table:table-cell office:value-type="string">
            <text:p>http://en.wikipedia.org/wiki/United_States_records_in_masters_athletic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];&quot;,&quot;;[.AC5];&quot;,&quot;; TEXT([.AK5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0WNLVWJ5OPBF7JL6IPM4B7EP0G2U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WNHVKCJ011KHGSOEJBQ4618PFH977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2:38 GMT 2012</text:p>
          </table:table-cell>
          <table:table-cell office:value-type="string">
            <text:p>Thu Jun 28 23:43:22 GMT 2012</text:p>
          </table:table-cell>
          <table:table-cell office:value-type="string">
            <text:p>Thu Jul 05 16:43:22 PDT 2012</text:p>
          </table:table-cell>
          <table:table-cell office:value-type="string">
            <text:p>Thu Jun 28 18:09:25 PDT 2012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194">
            <text:p>8194</text:p>
          </table:table-cell>
          <table:table-cell office:value-type="string">
            <text:p>AMERICAN FARM BUREAU OPPOSES FARM BILL CHANGES&lt;br/&gt;&lt;br/&gt; <text:s text:c="3"/>CHICAGO, March 4 - The directors of the American Farm&lt;br/&gt;Bureau, the nation&amp;apos;s largest farm organization, voted Tuesday&lt;br/&gt;to urge Congress to leave the 1985 farm bill in place without&lt;br/&gt;alterations.&lt;br/&gt; <text:s text:c="3"/>&amp;quot;We are solidly opposed to opening up the 1985 farm bill,&amp;quot;&lt;br/&gt;said Dean Kleckner, president. &amp;quot;The current farm bill has been&lt;br/&gt;in place for just a little over a year and in our judgment&lt;br/&gt;there is more to be gained at the present time from maintaining&lt;br/&gt;the legislation.&lt;br/&gt; <text:s text:c="3"/>&amp;quot;Several independent studies ... indicate the 1985 farm&lt;br/&gt;bill is better on balance than any of the alternatives being&lt;br/&gt;advanced,&amp;quot; Kleckner said.&lt;br/&gt; <text:s text:c="3"/>The Farm Bureau also urged Agriculture Secretary Richard&lt;br/&gt;Lyng to adjust the loan rate for 1987 crop soybeans as much as&lt;br/&gt;he deems possible under the farm bill to keep soybeans&lt;br/&gt;competitive in the world market.&lt;br/&gt; <text:s text:c="3"/>A Farm Bureau proposal suggests that producers should be&lt;br/&gt;eligible for supplemental payments in the form of PIK&lt;br/&gt;certificates for the difference between 5.02 dlrs a bushel and&lt;br/&gt;the new loan rate.&lt;br/&gt; <text:s text:c="3"/>The organization also urged Lyng to authorize deficiency&lt;br/&gt;payments to farmers who were unable to plant 1987 winter wheat&lt;br/&gt;because of adverse weather.&lt;br/&gt; Reuter&lt;br/&gt;</text:p>
          </table:table-cell>
          <table:table-cell office:value-type="string">
            <text:p>Animal Farm</text:p>
          </table:table-cell>
          <table:table-cell office:value-type="string">
            <text:p>United States records in masters athletics</text:p>
          </table:table-cell>
          <table:table-cell office:value-type="string">
            <text:p>http://en.wikipedia.org/wiki/Animal_Farm</text:p>
          </table:table-cell>
          <table:table-cell office:value-type="string">
            <text:p>http://en.wikipedia.org/wiki/United_States_records_in_masters_athletic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6];&quot;,&quot;;[.AC6];&quot;,&quot;; TEXT([.AK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0WNLVWJ5OPBF7JL6IPM4B7EP0G2U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UU74J79KQW6GHB9D4OFKD45ZNNJHC</text:p>
          </table:table-cell>
          <table:table-cell office:value-type="string">
            <text:p>APKO12PP5J5LW</text:p>
          </table:table-cell>
          <table:table-cell office:value-type="string">
            <text:p>Approved</text:p>
          </table:table-cell>
          <table:table-cell office:value-type="string">
            <text:p>Thu Jun 28 22:38:58 GMT 2012</text:p>
          </table:table-cell>
          <table:table-cell office:value-type="string">
            <text:p>Thu Jun 28 22:39:22 GMT 2012</text:p>
          </table:table-cell>
          <table:table-cell office:value-type="string">
            <text:p>Thu Jul 05 15:39:22 PDT 2012</text:p>
          </table:table-cell>
          <table:table-cell office:value-type="string">
            <text:p>Thu Jun 28 18:09:25 PDT 201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3" office:value-type="string">
            <text:p>100% (5/5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194">
            <text:p>8194</text:p>
          </table:table-cell>
          <table:table-cell office:value-type="string">
            <text:p>AMERICAN FARM BUREAU OPPOSES FARM BILL CHANGES&lt;br/&gt;&lt;br/&gt; <text:s text:c="3"/>CHICAGO, March 4 - The directors of the American Farm&lt;br/&gt;Bureau, the nation&amp;apos;s largest farm organization, voted Tuesday&lt;br/&gt;to urge Congress to leave the 1985 farm bill in place without&lt;br/&gt;alterations.&lt;br/&gt; <text:s text:c="3"/>&amp;quot;We are solidly opposed to opening up the 1985 farm bill,&amp;quot;&lt;br/&gt;said Dean Kleckner, president. &amp;quot;The current farm bill has been&lt;br/&gt;in place for just a little over a year and in our judgment&lt;br/&gt;there is more to be gained at the present time from maintaining&lt;br/&gt;the legislation.&lt;br/&gt; <text:s text:c="3"/>&amp;quot;Several independent studies ... indicate the 1985 farm&lt;br/&gt;bill is better on balance than any of the alternatives being&lt;br/&gt;advanced,&amp;quot; Kleckner said.&lt;br/&gt; <text:s text:c="3"/>The Farm Bureau also urged Agriculture Secretary Richard&lt;br/&gt;Lyng to adjust the loan rate for 1987 crop soybeans as much as&lt;br/&gt;he deems possible under the farm bill to keep soybeans&lt;br/&gt;competitive in the world market.&lt;br/&gt; <text:s text:c="3"/>A Farm Bureau proposal suggests that producers should be&lt;br/&gt;eligible for supplemental payments in the form of PIK&lt;br/&gt;certificates for the difference between 5.02 dlrs a bushel and&lt;br/&gt;the new loan rate.&lt;br/&gt; <text:s text:c="3"/>The organization also urged Lyng to authorize deficiency&lt;br/&gt;payments to farmers who were unable to plant 1987 winter wheat&lt;br/&gt;because of adverse weather.&lt;br/&gt; Reuter&lt;br/&gt;</text:p>
          </table:table-cell>
          <table:table-cell office:value-type="string">
            <text:p>Animal Farm</text:p>
          </table:table-cell>
          <table:table-cell office:value-type="string">
            <text:p>United States records in masters athletics</text:p>
          </table:table-cell>
          <table:table-cell office:value-type="string">
            <text:p>http://en.wikipedia.org/wiki/Animal_Farm</text:p>
          </table:table-cell>
          <table:table-cell office:value-type="string">
            <text:p>http://en.wikipedia.org/wiki/United_States_records_in_masters_athletic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];&quot;,&quot;;[.AC7];&quot;,&quot;; TEXT([.AK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4T6YTWX4H3WBDGBN09OI6IJIX2X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1FDWIOV1S7S2C1YN4S36DZ8PJ2YJS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1:41 GMT 2012</text:p>
          </table:table-cell>
          <table:table-cell office:value-type="string">
            <text:p>Fri Jun 29 00:01:53 GMT 2012</text:p>
          </table:table-cell>
          <table:table-cell office:value-type="string">
            <text:p>Thu Jul 05 17:01:53 PDT 2012</text:p>
          </table:table-cell>
          <table:table-cell office:value-type="string">
            <text:p>Thu Jun 28 18:09:47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066">
            <text:p>2066</text:p>
          </table:table-cell>
          <table:table-cell office:value-type="string">
            <text:p>BP &amp;lt;BP&amp;gt; STARTS BID FOR STANDARD OIL &amp;lt;SRD&amp;gt; SHARES&lt;br/&gt;&lt;br/&gt; <text:s text:c="3"/>NEW YORK, April 1 - British Petroleum Co PLC said it has&lt;br/&gt;started its previously announced 7.4 billion dlr offer to&lt;br/&gt;purchase the 45 pct interest in Standard Oil Co that it does&lt;br/&gt;not already own for 70 dlrs per share.&lt;br/&gt; <text:s text:c="3"/>In a newspaper advertisement, the company said the offer,&lt;br/&gt;which is not conditioned on receipt of any minimum number of&lt;br/&gt;shares, and associated withdrawal rights will expire April 28&lt;br/&gt;unless extended.&lt;br/&gt; <text:s text:c="3"/>BP said it is asking Standard Oil for the use of its&lt;br/&gt;shareholder list in disseminating the offer, on which the&lt;br/&gt;Standard board has not yet taken a position.&lt;br/&gt; Reuter&lt;br/&gt;</text:p>
          </table:table-cell>
          <table:table-cell office:value-type="string">
            <text:p>United Kingdom company law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United_Kingdom_company_law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];&quot;,&quot;;[.AC8];&quot;,&quot;; TEXT([.AK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4T6YTWX4H3WBDGBN09OI6IJIX2X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NMCF806UFBNU1JL1V63H5SW8YT0EA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3:25 GMT 2012</text:p>
          </table:table-cell>
          <table:table-cell office:value-type="string">
            <text:p>Fri Jun 29 00:23:37 GMT 2012</text:p>
          </table:table-cell>
          <table:table-cell office:value-type="string">
            <text:p>Thu Jul 05 17:23:37 PDT 2012</text:p>
          </table:table-cell>
          <table:table-cell office:value-type="string">
            <text:p>Thu Jun 28 18:09:48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066">
            <text:p>2066</text:p>
          </table:table-cell>
          <table:table-cell office:value-type="string">
            <text:p>BP &amp;lt;BP&amp;gt; STARTS BID FOR STANDARD OIL &amp;lt;SRD&amp;gt; SHARES&lt;br/&gt;&lt;br/&gt; <text:s text:c="3"/>NEW YORK, April 1 - British Petroleum Co PLC said it has&lt;br/&gt;started its previously announced 7.4 billion dlr offer to&lt;br/&gt;purchase the 45 pct interest in Standard Oil Co that it does&lt;br/&gt;not already own for 70 dlrs per share.&lt;br/&gt; <text:s text:c="3"/>In a newspaper advertisement, the company said the offer,&lt;br/&gt;which is not conditioned on receipt of any minimum number of&lt;br/&gt;shares, and associated withdrawal rights will expire April 28&lt;br/&gt;unless extended.&lt;br/&gt; <text:s text:c="3"/>BP said it is asking Standard Oil for the use of its&lt;br/&gt;shareholder list in disseminating the offer, on which the&lt;br/&gt;Standard board has not yet taken a position.&lt;br/&gt; Reuter&lt;br/&gt;</text:p>
          </table:table-cell>
          <table:table-cell office:value-type="string">
            <text:p>United Kingdom company law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United_Kingdom_company_law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9];&quot;,&quot;;[.AC9];&quot;,&quot;; TEXT([.AK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4T6YTWX4H3WBDGBN09OI6IJIX2X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24XKNQY2RCJZFR42OUHZ0KUKL12R7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9:42 GMT 2012</text:p>
          </table:table-cell>
          <table:table-cell office:value-type="string">
            <text:p>Thu Jun 28 23:19:54 GMT 2012</text:p>
          </table:table-cell>
          <table:table-cell office:value-type="string">
            <text:p>Thu Jul 05 16:19:54 PDT 2012</text:p>
          </table:table-cell>
          <table:table-cell office:value-type="string">
            <text:p>Thu Jun 28 18:09:48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066">
            <text:p>2066</text:p>
          </table:table-cell>
          <table:table-cell office:value-type="string">
            <text:p>BP &amp;lt;BP&amp;gt; STARTS BID FOR STANDARD OIL &amp;lt;SRD&amp;gt; SHARES&lt;br/&gt;&lt;br/&gt; <text:s text:c="3"/>NEW YORK, April 1 - British Petroleum Co PLC said it has&lt;br/&gt;started its previously announced 7.4 billion dlr offer to&lt;br/&gt;purchase the 45 pct interest in Standard Oil Co that it does&lt;br/&gt;not already own for 70 dlrs per share.&lt;br/&gt; <text:s text:c="3"/>In a newspaper advertisement, the company said the offer,&lt;br/&gt;which is not conditioned on receipt of any minimum number of&lt;br/&gt;shares, and associated withdrawal rights will expire April 28&lt;br/&gt;unless extended.&lt;br/&gt; <text:s text:c="3"/>BP said it is asking Standard Oil for the use of its&lt;br/&gt;shareholder list in disseminating the offer, on which the&lt;br/&gt;Standard board has not yet taken a position.&lt;br/&gt; Reuter&lt;br/&gt;</text:p>
          </table:table-cell>
          <table:table-cell office:value-type="string">
            <text:p>United Kingdom company law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United_Kingdom_company_law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];&quot;,&quot;;[.AC10];&quot;,&quot;; TEXT([.AK1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7EIB9BAWLS16DVC5OUL3MTRIV2Z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IF46UXFCD45CL2YUNJN1KIN54PVTJ</text:p>
          </table:table-cell>
          <table:table-cell office:value-type="string">
            <text:p>A2AM9D21A7KEZF</text:p>
          </table:table-cell>
          <table:table-cell office:value-type="string">
            <text:p>Approved</text:p>
          </table:table-cell>
          <table:table-cell office:value-type="string">
            <text:p>Thu Jun 28 23:07:03 GMT 2012</text:p>
          </table:table-cell>
          <table:table-cell office:value-type="string">
            <text:p>Thu Jun 28 23:07:49 GMT 2012</text:p>
          </table:table-cell>
          <table:table-cell office:value-type="string">
            <text:p>Thu Jul 05 16:07:49 PDT 2012</text:p>
          </table:table-cell>
          <table:table-cell office:value-type="string">
            <text:p>Thu Jun 28 18:16:31 PDT 2012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2" office:value-type="string">
            <text:p>100% (4/4)</text:p>
          </table:table-cell>
          <table:table-cell office:value-type="string">
            <text:p>100% (3/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867">
            <text:p>8867</text:p>
          </table:table-cell>
          <table:table-cell office:value-type="string">
            <text:p>U.S. STEEL FIRMS STUDY USX UNIT PRICE HIKE&lt;br/&gt;&lt;br/&gt; <text:s text:c="3"/>NEW YORK, June 18 - Two major steel companies said they&lt;br/&gt;were studying a price increase announced yesterday by USX&lt;br/&gt;Corp&amp;apos;s USS steelmaking division.&lt;br/&gt; <text:s text:c="3"/>Spokesman for Armco Inc and Bethlehem Steel Corp said the&lt;br/&gt;proposed price hike was under study.&lt;br/&gt; <text:s text:c="3"/>Yesterday, USS said it plans to raise base prices on plate&lt;br/&gt;products by 20 dlrs a short ton, or about five pct, effective&lt;br/&gt;with shipments October 4.&lt;br/&gt; <text:s text:c="3"/>A spokesman for LTV Steel Co, a unit of LTV Corp, declined&lt;br/&gt;comment, adding that the company does not make heavy plate and&lt;br/&gt;makes few other plate products.&lt;br/&gt; Reuter&lt;br/&gt;</text:p>
          </table:table-cell>
          <table:table-cell office:value-type="string">
            <text:p>1952 steel strike</text:p>
          </table:table-cell>
          <table:table-cell office:value-type="string">
            <text:p>September 2011 in sports</text:p>
          </table:table-cell>
          <table:table-cell office:value-type="string">
            <text:p>http://en.wikipedia.org/wiki/1952_steel_strike</text:p>
          </table:table-cell>
          <table:table-cell office:value-type="string">
            <text:p>http://en.wikipedia.org/wiki/September_2011_in_sport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1];&quot;,&quot;;[.AC11];&quot;,&quot;; TEXT([.AK11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7EIB9BAWLS16DVC5OUL3MTRIV2Z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APULRGNTBJ31V12CPG7V62KJMJ7T4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3:03 GMT 2012</text:p>
          </table:table-cell>
          <table:table-cell office:value-type="string">
            <text:p>Thu Jun 28 23:13:15 GMT 2012</text:p>
          </table:table-cell>
          <table:table-cell office:value-type="string">
            <text:p>Thu Jul 05 16:13:15 PDT 2012</text:p>
          </table:table-cell>
          <table:table-cell office:value-type="string">
            <text:p>Thu Jun 28 18:16:31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867">
            <text:p>8867</text:p>
          </table:table-cell>
          <table:table-cell office:value-type="string">
            <text:p>U.S. STEEL FIRMS STUDY USX UNIT PRICE HIKE&lt;br/&gt;&lt;br/&gt; <text:s text:c="3"/>NEW YORK, June 18 - Two major steel companies said they&lt;br/&gt;were studying a price increase announced yesterday by USX&lt;br/&gt;Corp&amp;apos;s USS steelmaking division.&lt;br/&gt; <text:s text:c="3"/>Spokesman for Armco Inc and Bethlehem Steel Corp said the&lt;br/&gt;proposed price hike was under study.&lt;br/&gt; <text:s text:c="3"/>Yesterday, USS said it plans to raise base prices on plate&lt;br/&gt;products by 20 dlrs a short ton, or about five pct, effective&lt;br/&gt;with shipments October 4.&lt;br/&gt; <text:s text:c="3"/>A spokesman for LTV Steel Co, a unit of LTV Corp, declined&lt;br/&gt;comment, adding that the company does not make heavy plate and&lt;br/&gt;makes few other plate products.&lt;br/&gt; Reuter&lt;br/&gt;</text:p>
          </table:table-cell>
          <table:table-cell office:value-type="string">
            <text:p>1952 steel strike</text:p>
          </table:table-cell>
          <table:table-cell office:value-type="string">
            <text:p>September 2011 in sports</text:p>
          </table:table-cell>
          <table:table-cell office:value-type="string">
            <text:p>http://en.wikipedia.org/wiki/1952_steel_strike</text:p>
          </table:table-cell>
          <table:table-cell office:value-type="string">
            <text:p>http://en.wikipedia.org/wiki/September_2011_in_sport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];&quot;,&quot;;[.AC12];&quot;,&quot;; TEXT([.AK1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7EIB9BAWLS16DVC5OUL3MTRIV2Z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9CPFE4EGDHD1BTQFS0N7W6HGAFJ9M</text:p>
          </table:table-cell>
          <table:table-cell office:value-type="string">
            <text:p>APKO12PP5J5LW</text:p>
          </table:table-cell>
          <table:table-cell office:value-type="string">
            <text:p>Approved</text:p>
          </table:table-cell>
          <table:table-cell office:value-type="string">
            <text:p>Thu Jun 28 22:37:56 GMT 2012</text:p>
          </table:table-cell>
          <table:table-cell office:value-type="string">
            <text:p>Thu Jun 28 22:38:22 GMT 2012</text:p>
          </table:table-cell>
          <table:table-cell office:value-type="string">
            <text:p>Thu Jul 05 15:38:22 PDT 2012</text:p>
          </table:table-cell>
          <table:table-cell office:value-type="string">
            <text:p>Thu Jun 28 18:16:31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5/5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867">
            <text:p>8867</text:p>
          </table:table-cell>
          <table:table-cell office:value-type="string">
            <text:p>U.S. STEEL FIRMS STUDY USX UNIT PRICE HIKE&lt;br/&gt;&lt;br/&gt; <text:s text:c="3"/>NEW YORK, June 18 - Two major steel companies said they&lt;br/&gt;were studying a price increase announced yesterday by USX&lt;br/&gt;Corp&amp;apos;s USS steelmaking division.&lt;br/&gt; <text:s text:c="3"/>Spokesman for Armco Inc and Bethlehem Steel Corp said the&lt;br/&gt;proposed price hike was under study.&lt;br/&gt; <text:s text:c="3"/>Yesterday, USS said it plans to raise base prices on plate&lt;br/&gt;products by 20 dlrs a short ton, or about five pct, effective&lt;br/&gt;with shipments October 4.&lt;br/&gt; <text:s text:c="3"/>A spokesman for LTV Steel Co, a unit of LTV Corp, declined&lt;br/&gt;comment, adding that the company does not make heavy plate and&lt;br/&gt;makes few other plate products.&lt;br/&gt; Reuter&lt;br/&gt;</text:p>
          </table:table-cell>
          <table:table-cell office:value-type="string">
            <text:p>1952 steel strike</text:p>
          </table:table-cell>
          <table:table-cell office:value-type="string">
            <text:p>September 2011 in sports</text:p>
          </table:table-cell>
          <table:table-cell office:value-type="string">
            <text:p>http://en.wikipedia.org/wiki/1952_steel_strike</text:p>
          </table:table-cell>
          <table:table-cell office:value-type="string">
            <text:p>http://en.wikipedia.org/wiki/September_2011_in_sport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];&quot;,&quot;;[.AC13];&quot;,&quot;; TEXT([.AK13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7FE4EGDHDMHE9DPJEZ46HEZX9KA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ERMAZHHRRLF59CSU5IH9KHOBPRDM3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4:51 GMT 2012</text:p>
          </table:table-cell>
          <table:table-cell office:value-type="string">
            <text:p>Fri Jun 29 00:05:04 GMT 2012</text:p>
          </table:table-cell>
          <table:table-cell office:value-type="string">
            <text:p>Thu Jul 05 17:05:04 PDT 2012</text:p>
          </table:table-cell>
          <table:table-cell office:value-type="string">
            <text:p>Thu Jun 28 18:09:43 PDT 201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681">
            <text:p>4681</text:p>
          </table:table-cell>
          <table:table-cell office:value-type="string">
            <text:p>SHELL FRANCAISE RETURNS TO PROFIT IN 1986&lt;br/&gt;&lt;br/&gt; <text:s text:c="3"/>PARIS, March 5 - Shell Francaise &amp;lt;SFMF.PA&amp;gt;, a subsidiary of&lt;br/&gt;&amp;lt;Shell Petroleum NV&amp;gt;, returned to the black last year for the&lt;br/&gt;first time since 1982, with parent company net profit of 43 mln&lt;br/&gt;francs against losses of 968 mln in 1985 and 1.07 billion in&lt;br/&gt;1984. In 1982 it posted a profit of 329 mln.&lt;br/&gt; <text:s text:c="3"/>The company said in a statement that cash flow had improved&lt;br/&gt;strongly although it remained negative at 182 mln francs&lt;br/&gt;against 1.34 billion in 1985, due largely to improved&lt;br/&gt;performances by its main profit centres.&lt;br/&gt; <text:s text:c="3"/>It said the results could have been even better had it not&lt;br/&gt;been for the collapse of refining and sales profit margins in&lt;br/&gt;the last quarter of the year.&lt;br/&gt; <text:s text:c="3"/>In 1986 Shell sold 14.74 mln tonnes of oil products against&lt;br/&gt;14.52 mln tonnes in 1985.&lt;br/&gt; <text:s text:c="3"/>The company said the results were in line with its targets&lt;br/&gt;for the second year of its three-year recovery programme.&lt;br/&gt; <text:s text:c="3"/>Meanwhile, &amp;lt;Societe Shell Chimie) said it also returned to&lt;br/&gt;profit in 1986, for the first time since 1976, posting net&lt;br/&gt;profit of 160 mln francs against a 1985 loss of 57 mln. No&lt;br/&gt;other details were available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Wesleyan_University_peop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];&quot;,&quot;;[.AC14];&quot;,&quot;; TEXT([.AK1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7FE4EGDHDMHE9DPJEZ46HEZX9KA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SHDOBDDP8PJBTIIKIOMJ3Q3BADE3J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4:57 GMT 2012</text:p>
          </table:table-cell>
          <table:table-cell office:value-type="string">
            <text:p>Fri Jun 29 00:35:12 GMT 2012</text:p>
          </table:table-cell>
          <table:table-cell office:value-type="string">
            <text:p>Thu Jul 05 17:35:12 PDT 2012</text:p>
          </table:table-cell>
          <table:table-cell office:value-type="string">
            <text:p>Thu Jun 28 18:09:43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681">
            <text:p>4681</text:p>
          </table:table-cell>
          <table:table-cell office:value-type="string">
            <text:p>SHELL FRANCAISE RETURNS TO PROFIT IN 1986&lt;br/&gt;&lt;br/&gt; <text:s text:c="3"/>PARIS, March 5 - Shell Francaise &amp;lt;SFMF.PA&amp;gt;, a subsidiary of&lt;br/&gt;&amp;lt;Shell Petroleum NV&amp;gt;, returned to the black last year for the&lt;br/&gt;first time since 1982, with parent company net profit of 43 mln&lt;br/&gt;francs against losses of 968 mln in 1985 and 1.07 billion in&lt;br/&gt;1984. In 1982 it posted a profit of 329 mln.&lt;br/&gt; <text:s text:c="3"/>The company said in a statement that cash flow had improved&lt;br/&gt;strongly although it remained negative at 182 mln francs&lt;br/&gt;against 1.34 billion in 1985, due largely to improved&lt;br/&gt;performances by its main profit centres.&lt;br/&gt; <text:s text:c="3"/>It said the results could have been even better had it not&lt;br/&gt;been for the collapse of refining and sales profit margins in&lt;br/&gt;the last quarter of the year.&lt;br/&gt; <text:s text:c="3"/>In 1986 Shell sold 14.74 mln tonnes of oil products against&lt;br/&gt;14.52 mln tonnes in 1985.&lt;br/&gt; <text:s text:c="3"/>The company said the results were in line with its targets&lt;br/&gt;for the second year of its three-year recovery programme.&lt;br/&gt; <text:s text:c="3"/>Meanwhile, &amp;lt;Societe Shell Chimie) said it also returned to&lt;br/&gt;profit in 1986, for the first time since 1976, posting net&lt;br/&gt;profit of 160 mln francs against a 1985 loss of 57 mln. No&lt;br/&gt;other details were available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Wesleyan_University_peop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];&quot;,&quot;;[.AC15];&quot;,&quot;; TEXT([.AK1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7FE4EGDHDMHE9DPJEZ46HEZX9KA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ADWSBRI8IUBH7IEFT8S1LB3NBPF3Z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7:30 GMT 2012</text:p>
          </table:table-cell>
          <table:table-cell office:value-type="string">
            <text:p>Thu Jun 28 23:18:01 GMT 2012</text:p>
          </table:table-cell>
          <table:table-cell office:value-type="string">
            <text:p>Thu Jul 05 16:18:01 PDT 2012</text:p>
          </table:table-cell>
          <table:table-cell office:value-type="string">
            <text:p>Thu Jun 28 18:09:43 PDT 2012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681">
            <text:p>4681</text:p>
          </table:table-cell>
          <table:table-cell office:value-type="string">
            <text:p>SHELL FRANCAISE RETURNS TO PROFIT IN 1986&lt;br/&gt;&lt;br/&gt; <text:s text:c="3"/>PARIS, March 5 - Shell Francaise &amp;lt;SFMF.PA&amp;gt;, a subsidiary of&lt;br/&gt;&amp;lt;Shell Petroleum NV&amp;gt;, returned to the black last year for the&lt;br/&gt;first time since 1982, with parent company net profit of 43 mln&lt;br/&gt;francs against losses of 968 mln in 1985 and 1.07 billion in&lt;br/&gt;1984. In 1982 it posted a profit of 329 mln.&lt;br/&gt; <text:s text:c="3"/>The company said in a statement that cash flow had improved&lt;br/&gt;strongly although it remained negative at 182 mln francs&lt;br/&gt;against 1.34 billion in 1985, due largely to improved&lt;br/&gt;performances by its main profit centres.&lt;br/&gt; <text:s text:c="3"/>It said the results could have been even better had it not&lt;br/&gt;been for the collapse of refining and sales profit margins in&lt;br/&gt;the last quarter of the year.&lt;br/&gt; <text:s text:c="3"/>In 1986 Shell sold 14.74 mln tonnes of oil products against&lt;br/&gt;14.52 mln tonnes in 1985.&lt;br/&gt; <text:s text:c="3"/>The company said the results were in line with its targets&lt;br/&gt;for the second year of its three-year recovery programme.&lt;br/&gt; <text:s text:c="3"/>Meanwhile, &amp;lt;Societe Shell Chimie) said it also returned to&lt;br/&gt;profit in 1986, for the first time since 1976, posting net&lt;br/&gt;profit of 160 mln francs against a 1985 loss of 57 mln. No&lt;br/&gt;other details were available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Wesleyan_University_peopl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];&quot;,&quot;;[.AC16];&quot;,&quot;; TEXT([.AK16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17FE4EGDHDMHE9DPJEZ46HEZXAAK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QB2D21O3W5XW97UW292SYEPN3YF9F</text:p>
          </table:table-cell>
          <table:table-cell office:value-type="string">
            <text:p>A1921WAT7ZSZKA</text:p>
          </table:table-cell>
          <table:table-cell office:value-type="string">
            <text:p>Approved</text:p>
          </table:table-cell>
          <table:table-cell office:value-type="string">
            <text:p>Thu Jun 28 22:49:34 GMT 2012</text:p>
          </table:table-cell>
          <table:table-cell office:value-type="string">
            <text:p>Thu Jun 28 22:50:27 GMT 2012</text:p>
          </table:table-cell>
          <table:table-cell office:value-type="string">
            <text:p>Thu Jul 05 15:50:27 PDT 2012</text:p>
          </table:table-cell>
          <table:table-cell office:value-type="string">
            <text:p>Thu Jun 28 18:09:35 PDT 2012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3" office:value-type="string">
            <text:p>100% (2/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608">
            <text:p>9608</text:p>
          </table:table-cell>
          <table:table-cell office:value-type="string">
            <text:p>U.K. PROFITTED FROM AUTUMN INTERVENTION - LAWSON&lt;br/&gt;&lt;br/&gt; <text:s text:c="3"/>LONDON, March 23 - Britain has reaped profits by using a&lt;br/&gt;stronger pound to buy back dollars used by the government last&lt;br/&gt;autumn to support sterling during a currency crisis, Chancellor&lt;br/&gt;of the Exchequer Nigel Lawson said.&lt;br/&gt; <text:s text:c="3"/>He said in a parliamentary debate, &amp;quot;I can now tell the House&lt;br/&gt;(of Commons) that the dollars that were sold from the reserves&lt;br/&gt;in September and October (1986) have subsequently all been&lt;br/&gt;repurchased - at a profit of some tens of millions of pounds.&amp;quot;&lt;br/&gt; <text:s text:c="3"/>Hindsight had proved him right to resist market pressures&lt;br/&gt;then for a two percentage point interest rate rise, he said.&lt;br/&gt;The increase in base rates was instead limited then to one&lt;br/&gt;point.&lt;br/&gt; <text:s text:c="3"/>During a debate on the 1987/88 British budget which Lawson&lt;br/&gt;unveiled last week, he said that &amp;quot;during the period of foreign&lt;br/&gt;exchange market turbulence which followed the somewhat&lt;br/&gt;inconclusive Group of Five and Group of Seven meetings at the&lt;br/&gt;end of September, I authorised the Bank of England to intervene&lt;br/&gt;unusually heavily in order to buy breathing space that would&lt;br/&gt;enable me to confine the interest rate rise to one pct rather&lt;br/&gt;than the two pct the market was then pressing for.&amp;quot;&lt;br/&gt; <text:s text:c="3"/>He said that that one percentage point increase, effected&lt;br/&gt;in October 1986, had been reversed by this month&amp;apos;s two half&lt;br/&gt;point cuts in banks&amp;apos; base lending rates. They are now at 10&lt;br/&gt;pct.&lt;br/&gt; <text:s text:c="3"/>Treasury figures show that the underlying change in British&lt;br/&gt;reserves - seen as a guide to possible Bank of England&lt;br/&gt;intervention on foreign exchange markets - suggest that the&lt;br/&gt;authorities sold around 1.0 billion dlrs during September and&lt;br/&gt;October 1986, government sources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Airlines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Airlines</text:p>
          </table:table-cell>
          <table:table-cell office:value-type="string">
            <text:p>Neither one of these was really related?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17];&quot;,&quot;;[.AC17];&quot;,&quot;; TEXT([.AK1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7FE4EGDHDMHE9DPJEZ46HEZXAAK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20SV7WGKCCV0URHHDUMPAPQ6NLS2M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0:02 GMT 2012</text:p>
          </table:table-cell>
          <table:table-cell office:value-type="string">
            <text:p>Fri Jun 29 00:20:23 GMT 2012</text:p>
          </table:table-cell>
          <table:table-cell office:value-type="string">
            <text:p>Thu Jul 05 17:20:23 PDT 2012</text:p>
          </table:table-cell>
          <table:table-cell office:value-type="string">
            <text:p>Thu Jun 28 18:09:34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608">
            <text:p>9608</text:p>
          </table:table-cell>
          <table:table-cell office:value-type="string">
            <text:p>U.K. PROFITTED FROM AUTUMN INTERVENTION - LAWSON&lt;br/&gt;&lt;br/&gt; <text:s text:c="3"/>LONDON, March 23 - Britain has reaped profits by using a&lt;br/&gt;stronger pound to buy back dollars used by the government last&lt;br/&gt;autumn to support sterling during a currency crisis, Chancellor&lt;br/&gt;of the Exchequer Nigel Lawson said.&lt;br/&gt; <text:s text:c="3"/>He said in a parliamentary debate, &amp;quot;I can now tell the House&lt;br/&gt;(of Commons) that the dollars that were sold from the reserves&lt;br/&gt;in September and October (1986) have subsequently all been&lt;br/&gt;repurchased - at a profit of some tens of millions of pounds.&amp;quot;&lt;br/&gt; <text:s text:c="3"/>Hindsight had proved him right to resist market pressures&lt;br/&gt;then for a two percentage point interest rate rise, he said.&lt;br/&gt;The increase in base rates was instead limited then to one&lt;br/&gt;point.&lt;br/&gt; <text:s text:c="3"/>During a debate on the 1987/88 British budget which Lawson&lt;br/&gt;unveiled last week, he said that &amp;quot;during the period of foreign&lt;br/&gt;exchange market turbulence which followed the somewhat&lt;br/&gt;inconclusive Group of Five and Group of Seven meetings at the&lt;br/&gt;end of September, I authorised the Bank of England to intervene&lt;br/&gt;unusually heavily in order to buy breathing space that would&lt;br/&gt;enable me to confine the interest rate rise to one pct rather&lt;br/&gt;than the two pct the market was then pressing for.&amp;quot;&lt;br/&gt; <text:s text:c="3"/>He said that that one percentage point increase, effected&lt;br/&gt;in October 1986, had been reversed by this month&amp;apos;s two half&lt;br/&gt;point cuts in banks&amp;apos; base lending rates. They are now at 10&lt;br/&gt;pct.&lt;br/&gt; <text:s text:c="3"/>Treasury figures show that the underlying change in British&lt;br/&gt;reserves - seen as a guide to possible Bank of England&lt;br/&gt;intervention on foreign exchange markets - suggest that the&lt;br/&gt;authorities sold around 1.0 billion dlrs during September and&lt;br/&gt;October 1986, government sources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Airlines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Airlin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];&quot;,&quot;;[.AC18];&quot;,&quot;; TEXT([.AK1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7FE4EGDHDMHE9DPJEZ46HEZXAAK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RHCGJ2D21O3BELM7TGP0I2K0P0C6S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6:02 GMT 2012</text:p>
          </table:table-cell>
          <table:table-cell office:value-type="string">
            <text:p>Thu Jun 28 23:46:17 GMT 2012</text:p>
          </table:table-cell>
          <table:table-cell office:value-type="string">
            <text:p>Thu Jul 05 16:46:17 PDT 2012</text:p>
          </table:table-cell>
          <table:table-cell office:value-type="string">
            <text:p>Thu Jun 28 18:09:35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608">
            <text:p>9608</text:p>
          </table:table-cell>
          <table:table-cell office:value-type="string">
            <text:p>U.K. PROFITTED FROM AUTUMN INTERVENTION - LAWSON&lt;br/&gt;&lt;br/&gt; <text:s text:c="3"/>LONDON, March 23 - Britain has reaped profits by using a&lt;br/&gt;stronger pound to buy back dollars used by the government last&lt;br/&gt;autumn to support sterling during a currency crisis, Chancellor&lt;br/&gt;of the Exchequer Nigel Lawson said.&lt;br/&gt; <text:s text:c="3"/>He said in a parliamentary debate, &amp;quot;I can now tell the House&lt;br/&gt;(of Commons) that the dollars that were sold from the reserves&lt;br/&gt;in September and October (1986) have subsequently all been&lt;br/&gt;repurchased - at a profit of some tens of millions of pounds.&amp;quot;&lt;br/&gt; <text:s text:c="3"/>Hindsight had proved him right to resist market pressures&lt;br/&gt;then for a two percentage point interest rate rise, he said.&lt;br/&gt;The increase in base rates was instead limited then to one&lt;br/&gt;point.&lt;br/&gt; <text:s text:c="3"/>During a debate on the 1987/88 British budget which Lawson&lt;br/&gt;unveiled last week, he said that &amp;quot;during the period of foreign&lt;br/&gt;exchange market turbulence which followed the somewhat&lt;br/&gt;inconclusive Group of Five and Group of Seven meetings at the&lt;br/&gt;end of September, I authorised the Bank of England to intervene&lt;br/&gt;unusually heavily in order to buy breathing space that would&lt;br/&gt;enable me to confine the interest rate rise to one pct rather&lt;br/&gt;than the two pct the market was then pressing for.&amp;quot;&lt;br/&gt; <text:s text:c="3"/>He said that that one percentage point increase, effected&lt;br/&gt;in October 1986, had been reversed by this month&amp;apos;s two half&lt;br/&gt;point cuts in banks&amp;apos; base lending rates. They are now at 10&lt;br/&gt;pct.&lt;br/&gt; <text:s text:c="3"/>Treasury figures show that the underlying change in British&lt;br/&gt;reserves - seen as a guide to possible Bank of England&lt;br/&gt;intervention on foreign exchange markets - suggest that the&lt;br/&gt;authorities sold around 1.0 billion dlrs during September and&lt;br/&gt;October 1986, government sources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Airlines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Airlin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];&quot;,&quot;;[.AC19];&quot;,&quot;; TEXT([.AK1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CDD8XMB3Q3O8OGD4KOET4EVJEFQ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44F806UFBNF744ZSPU9DSW6PRA1FS</text:p>
          </table:table-cell>
          <table:table-cell office:value-type="string">
            <text:p>A1XT59Y7H5AOQD</text:p>
          </table:table-cell>
          <table:table-cell office:value-type="string">
            <text:p>Approved</text:p>
          </table:table-cell>
          <table:table-cell office:value-type="string">
            <text:p>Thu Jun 28 22:33:07 GMT 2012</text:p>
          </table:table-cell>
          <table:table-cell office:value-type="string">
            <text:p>Thu Jun 28 22:33:30 GMT 2012</text:p>
          </table:table-cell>
          <table:table-cell office:value-type="string">
            <text:p>Thu Jul 05 15:33:30 PDT 2012</text:p>
          </table:table-cell>
          <table:table-cell office:value-type="string">
            <text:p>Thu Jun 28 18:09:31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7/7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467">
            <text:p>467</text:p>
          </table:table-cell>
          <table:table-cell office:value-type="string">
            <text:p>DIGITAL COMMUNICATIONS &amp;lt;DCAI.O&amp;gt; BUYS FOX UNIT&lt;br/&gt;&lt;br/&gt; <text:s text:c="3"/>ALPHARETTA, Ga., June 29 - Digital Communications&lt;br/&gt;Associates Inc said it agreed with Fox Technology Inc &amp;lt;FOXT.O&amp;gt;&lt;br/&gt;to buy its Fox Research Inc unit for a cash payment and the&lt;br/&gt;assumption of liabilities of around 10 mln dlrs.&lt;br/&gt; <text:s text:c="3"/>The company said part of the agreement includes payment of&lt;br/&gt;up to an additional 6.5 mln dlrs based on the performance of&lt;br/&gt;the unit in the year following the closing.&lt;br/&gt; <text:s text:c="3"/>The company said the deal is expected to be closed in&lt;br/&gt;mid-August.&lt;br/&gt; <text:s text:c="3"/>Fox Research develops, makes and markets local area&lt;br/&gt;networks for personal computer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Fox News Channel controversies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Fox_News_Channel_controvers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];&quot;,&quot;;[.AC20];&quot;,&quot;; TEXT([.AK2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1CDD8XMB3Q3O8OGD4KOET4EVJEFQ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U4J011K274JMI8V3GS8V46UZQODBF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0:28 GMT 2012</text:p>
          </table:table-cell>
          <table:table-cell office:value-type="string">
            <text:p>Fri Jun 29 00:30:41 GMT 2012</text:p>
          </table:table-cell>
          <table:table-cell office:value-type="string">
            <text:p>Thu Jul 05 17:30:41 PDT 2012</text:p>
          </table:table-cell>
          <table:table-cell office:value-type="string">
            <text:p>Thu Jun 28 18:09:31 PDT 201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467">
            <text:p>467</text:p>
          </table:table-cell>
          <table:table-cell office:value-type="string">
            <text:p>DIGITAL COMMUNICATIONS &amp;lt;DCAI.O&amp;gt; BUYS FOX UNIT&lt;br/&gt;&lt;br/&gt; <text:s text:c="3"/>ALPHARETTA, Ga., June 29 - Digital Communications&lt;br/&gt;Associates Inc said it agreed with Fox Technology Inc &amp;lt;FOXT.O&amp;gt;&lt;br/&gt;to buy its Fox Research Inc unit for a cash payment and the&lt;br/&gt;assumption of liabilities of around 10 mln dlrs.&lt;br/&gt; <text:s text:c="3"/>The company said part of the agreement includes payment of&lt;br/&gt;up to an additional 6.5 mln dlrs based on the performance of&lt;br/&gt;the unit in the year following the closing.&lt;br/&gt; <text:s text:c="3"/>The company said the deal is expected to be closed in&lt;br/&gt;mid-August.&lt;br/&gt; <text:s text:c="3"/>Fox Research develops, makes and markets local area&lt;br/&gt;networks for personal computer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Fox News Channel controversies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Fox_News_Channel_controvers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];&quot;,&quot;;[.AC21];&quot;,&quot;; TEXT([.AK21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1CDD8XMB3Q3O8OGD4KOET4EVJEFQB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432YU98JHST0KRQ7P2JHIOBLPSOCR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0:32 GMT 2012</text:p>
          </table:table-cell>
          <table:table-cell office:value-type="string">
            <text:p>Thu Jun 28 23:11:00 GMT 2012</text:p>
          </table:table-cell>
          <table:table-cell office:value-type="string">
            <text:p>Thu Jul 05 16:11:00 PDT 2012</text:p>
          </table:table-cell>
          <table:table-cell office:value-type="string">
            <text:p>Thu Jun 28 18:09:31 PDT 2012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467">
            <text:p>467</text:p>
          </table:table-cell>
          <table:table-cell office:value-type="string">
            <text:p>DIGITAL COMMUNICATIONS &amp;lt;DCAI.O&amp;gt; BUYS FOX UNIT&lt;br/&gt;&lt;br/&gt; <text:s text:c="3"/>ALPHARETTA, Ga., June 29 - Digital Communications&lt;br/&gt;Associates Inc said it agreed with Fox Technology Inc &amp;lt;FOXT.O&amp;gt;&lt;br/&gt;to buy its Fox Research Inc unit for a cash payment and the&lt;br/&gt;assumption of liabilities of around 10 mln dlrs.&lt;br/&gt; <text:s text:c="3"/>The company said part of the agreement includes payment of&lt;br/&gt;up to an additional 6.5 mln dlrs based on the performance of&lt;br/&gt;the unit in the year following the closing.&lt;br/&gt; <text:s text:c="3"/>The company said the deal is expected to be closed in&lt;br/&gt;mid-August.&lt;br/&gt; <text:s text:c="3"/>Fox Research develops, makes and markets local area&lt;br/&gt;networks for personal computer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Fox News Channel controversies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Fox_News_Channel_controvers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];&quot;,&quot;;[.AC22];&quot;,&quot;; TEXT([.AK22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1E4ZMAZHHRR0OE5VXEVZH1KHFUKB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UG2L92HECWAL6R3VM3F8CP5M80HI0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4:49 GMT 2012</text:p>
          </table:table-cell>
          <table:table-cell office:value-type="string">
            <text:p>Thu Jun 28 23:55:14 GMT 2012</text:p>
          </table:table-cell>
          <table:table-cell office:value-type="string">
            <text:p>Thu Jul 05 16:55:14 PDT 2012</text:p>
          </table:table-cell>
          <table:table-cell office:value-type="string">
            <text:p>Thu Jun 28 18:09:52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115">
            <text:p>11115</text:p>
          </table:table-cell>
          <table:table-cell office:value-type="string">
            <text:p>UAE TRADE, CURRENT ACCOUNT SURPLUSES NARROW&lt;br/&gt;&lt;br/&gt; <text:s text:c="3"/>ABU DHABI, June 2 - The United Arab Emirates recorded a&lt;br/&gt;1986 trade surplus of 12.2 billion dirhams, narrowing from 30.2&lt;br/&gt;billion in 1985, the central bank&amp;apos;s latest bulletin shows.&lt;br/&gt; <text:s text:c="3"/>The central bank said the lower surplus was mainly due to&lt;br/&gt;the decline in the value of exports and re-exports to 37.2&lt;br/&gt;billion dirhams from 54.2 billion in 1985. This reflected the&lt;br/&gt;decline in oil prices last year and difficulties in marketing&lt;br/&gt;UAE oil, the central bank added.&lt;br/&gt; <text:s text:c="3"/>The surplus on the current account narrowed to 6.8 billion&lt;br/&gt;dirhams from 25.5 billion in 1985. The overall balance showed a&lt;br/&gt;surplus of 4.8 billion after 2.6 billion in 1985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International public opinion on the war in Afghanistan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International_public_opinion_on_the_war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];&quot;,&quot;;[.AC23];&quot;,&quot;; TEXT([.AK23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E4ZMAZHHRR0OE5VXEVZH1KHFUKB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YVW5XH0JPPSXB83LZCSX75KNXIFLF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6:58 GMT 2012</text:p>
          </table:table-cell>
          <table:table-cell office:value-type="string">
            <text:p>Fri Jun 29 00:27:14 GMT 2012</text:p>
          </table:table-cell>
          <table:table-cell office:value-type="string">
            <text:p>Thu Jul 05 17:27:14 PDT 2012</text:p>
          </table:table-cell>
          <table:table-cell office:value-type="string">
            <text:p>Thu Jun 28 18:09:52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115">
            <text:p>11115</text:p>
          </table:table-cell>
          <table:table-cell office:value-type="string">
            <text:p>UAE TRADE, CURRENT ACCOUNT SURPLUSES NARROW&lt;br/&gt;&lt;br/&gt; <text:s text:c="3"/>ABU DHABI, June 2 - The United Arab Emirates recorded a&lt;br/&gt;1986 trade surplus of 12.2 billion dirhams, narrowing from 30.2&lt;br/&gt;billion in 1985, the central bank&amp;apos;s latest bulletin shows.&lt;br/&gt; <text:s text:c="3"/>The central bank said the lower surplus was mainly due to&lt;br/&gt;the decline in the value of exports and re-exports to 37.2&lt;br/&gt;billion dirhams from 54.2 billion in 1985. This reflected the&lt;br/&gt;decline in oil prices last year and difficulties in marketing&lt;br/&gt;UAE oil, the central bank added.&lt;br/&gt; <text:s text:c="3"/>The surplus on the current account narrowed to 6.8 billion&lt;br/&gt;dirhams from 25.5 billion in 1985. The overall balance showed a&lt;br/&gt;surplus of 4.8 billion after 2.6 billion in 1985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International public opinion on the war in Afghanistan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International_public_opinion_on_the_war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];&quot;,&quot;;[.AC24];&quot;,&quot;; TEXT([.AK2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E4ZMAZHHRR0OE5VXEVZH1KHFUKB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2HW1INMHGYQJSRSHLXBNMFFQ996J0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9:32 GMT 2012</text:p>
          </table:table-cell>
          <table:table-cell office:value-type="string">
            <text:p>Thu Jun 28 23:40:13 GMT 2012</text:p>
          </table:table-cell>
          <table:table-cell office:value-type="string">
            <text:p>Thu Jul 05 16:40:13 PDT 2012</text:p>
          </table:table-cell>
          <table:table-cell office:value-type="string">
            <text:p>Thu Jun 28 18:09:52 PDT 2012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115">
            <text:p>11115</text:p>
          </table:table-cell>
          <table:table-cell office:value-type="string">
            <text:p>UAE TRADE, CURRENT ACCOUNT SURPLUSES NARROW&lt;br/&gt;&lt;br/&gt; <text:s text:c="3"/>ABU DHABI, June 2 - The United Arab Emirates recorded a&lt;br/&gt;1986 trade surplus of 12.2 billion dirhams, narrowing from 30.2&lt;br/&gt;billion in 1985, the central bank&amp;apos;s latest bulletin shows.&lt;br/&gt; <text:s text:c="3"/>The central bank said the lower surplus was mainly due to&lt;br/&gt;the decline in the value of exports and re-exports to 37.2&lt;br/&gt;billion dirhams from 54.2 billion in 1985. This reflected the&lt;br/&gt;decline in oil prices last year and difficulties in marketing&lt;br/&gt;UAE oil, the central bank added.&lt;br/&gt; <text:s text:c="3"/>The surplus on the current account narrowed to 6.8 billion&lt;br/&gt;dirhams from 25.5 billion in 1985. The overall balance showed a&lt;br/&gt;surplus of 4.8 billion after 2.6 billion in 1985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International public opinion on the war in Afghanistan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International_public_opinion_on_the_war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];&quot;,&quot;;[.AC25];&quot;,&quot;; TEXT([.AK2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RRJ85OZIZEWVYFWWFOY5EWPO69X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8349F9SSSHXGA7TU2K5P5F8LFZXTQ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4:31 GMT 2012</text:p>
          </table:table-cell>
          <table:table-cell office:value-type="string">
            <text:p>Thu Jun 28 23:54:48 GMT 2012</text:p>
          </table:table-cell>
          <table:table-cell office:value-type="string">
            <text:p>Thu Jul 05 16:54:48 PDT 2012</text:p>
          </table:table-cell>
          <table:table-cell office:value-type="string">
            <text:p>Thu Jun 28 18:09:29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104">
            <text:p>3104</text:p>
          </table:table-cell>
          <table:table-cell office:value-type="string">
            <text:p>IRAN SELLING DISCOUNTED CRUDE, JAPAN TRADERS SAY&lt;br/&gt;&lt;br/&gt; <text:s text:c="3"/>TOKYO, March 9 - Japanese customers have bought nearly six&lt;br/&gt;mln barrels of crude oil from the National Iranian Oil Company&lt;br/&gt;(NIOC) at a substantial discount to the official price, and&lt;br/&gt;Western traders have received even larger discounts, Japanese&lt;br/&gt;traders involved in the transactions told Reuters.&lt;br/&gt; <text:s text:c="3"/>NIOC has sold its crude for March shipment to Japanese&lt;br/&gt;customers with different formulas. One company has bought&lt;br/&gt;800,000 barrels of Iranian Heavy at a straight discount of&lt;br/&gt;30-35 cents below the official price, the sources said.&lt;br/&gt; <text:s text:c="3"/>Other deals have been fixed with prices linked to Oman and&lt;br/&gt;Dubai spot prices less a discount, they said.&lt;br/&gt;&lt;br/&gt; <text:s text:c="3"/>Iran&amp;apos;s discounted sales have not, however, managed to&lt;br/&gt;reverse the bullish tone in the crude oil and products spot&lt;br/&gt;markets, oil traders said.&lt;br/&gt; <text:s text:c="3"/>Market sentiment is being influenced more by the colder&lt;br/&gt;weather in Europe, and reports that OPEC&amp;apos;s February output was&lt;br/&gt;below its self-imposed quota of 15.8 mln barrels per day.&lt;br/&gt; <text:s text:c="3"/>Firmer gas oil on the London futures, and more bullish&lt;br/&gt;sentiment on the New York Mercantile Exchange futures market&lt;br/&gt;are supporting spot price levels, they said.&lt;br/&gt;&lt;br/&gt; <text:s text:c="3"/>Another Japanese trading house has paid the official price&lt;br/&gt;but through a processing arrangement will effectively receive a&lt;br/&gt;discount, the sources said. &amp;quot;It&amp;apos;s just disguised cheating,&amp;quot; one&lt;br/&gt;Japanese trader said.&lt;br/&gt; <text:s text:c="3"/>The sources said only one Japanese company had paid the&lt;br/&gt;official price for Iranian oil. It has purchased 1.5 mln&lt;br/&gt;barrels of Iranian Heavy for April shipment for refining in&lt;br/&gt;Singapore. They said about nine VLCCs of Iranian crude have&lt;br/&gt;been sold to Western traders with pricing based 60 pct on the&lt;br/&gt;official price and 40 pct on spot prices, or with part of the&lt;br/&gt;price related to processing arrangements.&lt;br/&gt;&lt;br/&gt;</text:p>
          </table:table-cell>
          <table:table-cell office:value-type="string">
            <text:p>Coal companies of Australia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oal_companies_of_Australia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];&quot;,&quot;;[.AC26];&quot;,&quot;; TEXT([.AK2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1RRJ85OZIZEWVYFWWFOY5EWPO69X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IDZ6R70G5R9NMWOA5574SSTP9OP9V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9:03 GMT 2012</text:p>
          </table:table-cell>
          <table:table-cell office:value-type="string">
            <text:p>Fri Jun 29 00:19:22 GMT 2012</text:p>
          </table:table-cell>
          <table:table-cell office:value-type="string">
            <text:p>Thu Jul 05 17:19:22 PDT 2012</text:p>
          </table:table-cell>
          <table:table-cell office:value-type="string">
            <text:p>Thu Jun 28 18:09:29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104">
            <text:p>3104</text:p>
          </table:table-cell>
          <table:table-cell office:value-type="string">
            <text:p>IRAN SELLING DISCOUNTED CRUDE, JAPAN TRADERS SAY&lt;br/&gt;&lt;br/&gt; <text:s text:c="3"/>TOKYO, March 9 - Japanese customers have bought nearly six&lt;br/&gt;mln barrels of crude oil from the National Iranian Oil Company&lt;br/&gt;(NIOC) at a substantial discount to the official price, and&lt;br/&gt;Western traders have received even larger discounts, Japanese&lt;br/&gt;traders involved in the transactions told Reuters.&lt;br/&gt; <text:s text:c="3"/>NIOC has sold its crude for March shipment to Japanese&lt;br/&gt;customers with different formulas. One company has bought&lt;br/&gt;800,000 barrels of Iranian Heavy at a straight discount of&lt;br/&gt;30-35 cents below the official price, the sources said.&lt;br/&gt; <text:s text:c="3"/>Other deals have been fixed with prices linked to Oman and&lt;br/&gt;Dubai spot prices less a discount, they said.&lt;br/&gt;&lt;br/&gt; <text:s text:c="3"/>Iran&amp;apos;s discounted sales have not, however, managed to&lt;br/&gt;reverse the bullish tone in the crude oil and products spot&lt;br/&gt;markets, oil traders said.&lt;br/&gt; <text:s text:c="3"/>Market sentiment is being influenced more by the colder&lt;br/&gt;weather in Europe, and reports that OPEC&amp;apos;s February output was&lt;br/&gt;below its self-imposed quota of 15.8 mln barrels per day.&lt;br/&gt; <text:s text:c="3"/>Firmer gas oil on the London futures, and more bullish&lt;br/&gt;sentiment on the New York Mercantile Exchange futures market&lt;br/&gt;are supporting spot price levels, they said.&lt;br/&gt;&lt;br/&gt; <text:s text:c="3"/>Another Japanese trading house has paid the official price&lt;br/&gt;but through a processing arrangement will effectively receive a&lt;br/&gt;discount, the sources said. &amp;quot;It&amp;apos;s just disguised cheating,&amp;quot; one&lt;br/&gt;Japanese trader said.&lt;br/&gt; <text:s text:c="3"/>The sources said only one Japanese company had paid the&lt;br/&gt;official price for Iranian oil. It has purchased 1.5 mln&lt;br/&gt;barrels of Iranian Heavy for April shipment for refining in&lt;br/&gt;Singapore. They said about nine VLCCs of Iranian crude have&lt;br/&gt;been sold to Western traders with pricing based 60 pct on the&lt;br/&gt;official price and 40 pct on spot prices, or with part of the&lt;br/&gt;price related to processing arrangements.&lt;br/&gt;&lt;br/&gt;</text:p>
          </table:table-cell>
          <table:table-cell office:value-type="string">
            <text:p>Coal companies of Australia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oal_companies_of_Australia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];&quot;,&quot;;[.AC27];&quot;,&quot;; TEXT([.AK27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1RRJ85OZIZEWVYFWWFOY5EWPO69X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2NQ8H88MQU60ECG2M91ZXX4CTT9ST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0:08 GMT 2012</text:p>
          </table:table-cell>
          <table:table-cell office:value-type="string">
            <text:p>Thu Jun 28 23:10:31 GMT 2012</text:p>
          </table:table-cell>
          <table:table-cell office:value-type="string">
            <text:p>Thu Jul 05 16:10:31 PDT 2012</text:p>
          </table:table-cell>
          <table:table-cell office:value-type="string">
            <text:p>Thu Jun 28 18:09:28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104">
            <text:p>3104</text:p>
          </table:table-cell>
          <table:table-cell office:value-type="string">
            <text:p>IRAN SELLING DISCOUNTED CRUDE, JAPAN TRADERS SAY&lt;br/&gt;&lt;br/&gt; <text:s text:c="3"/>TOKYO, March 9 - Japanese customers have bought nearly six&lt;br/&gt;mln barrels of crude oil from the National Iranian Oil Company&lt;br/&gt;(NIOC) at a substantial discount to the official price, and&lt;br/&gt;Western traders have received even larger discounts, Japanese&lt;br/&gt;traders involved in the transactions told Reuters.&lt;br/&gt; <text:s text:c="3"/>NIOC has sold its crude for March shipment to Japanese&lt;br/&gt;customers with different formulas. One company has bought&lt;br/&gt;800,000 barrels of Iranian Heavy at a straight discount of&lt;br/&gt;30-35 cents below the official price, the sources said.&lt;br/&gt; <text:s text:c="3"/>Other deals have been fixed with prices linked to Oman and&lt;br/&gt;Dubai spot prices less a discount, they said.&lt;br/&gt;&lt;br/&gt; <text:s text:c="3"/>Iran&amp;apos;s discounted sales have not, however, managed to&lt;br/&gt;reverse the bullish tone in the crude oil and products spot&lt;br/&gt;markets, oil traders said.&lt;br/&gt; <text:s text:c="3"/>Market sentiment is being influenced more by the colder&lt;br/&gt;weather in Europe, and reports that OPEC&amp;apos;s February output was&lt;br/&gt;below its self-imposed quota of 15.8 mln barrels per day.&lt;br/&gt; <text:s text:c="3"/>Firmer gas oil on the London futures, and more bullish&lt;br/&gt;sentiment on the New York Mercantile Exchange futures market&lt;br/&gt;are supporting spot price levels, they said.&lt;br/&gt;&lt;br/&gt; <text:s text:c="3"/>Another Japanese trading house has paid the official price&lt;br/&gt;but through a processing arrangement will effectively receive a&lt;br/&gt;discount, the sources said. &amp;quot;It&amp;apos;s just disguised cheating,&amp;quot; one&lt;br/&gt;Japanese trader said.&lt;br/&gt; <text:s text:c="3"/>The sources said only one Japanese company had paid the&lt;br/&gt;official price for Iranian oil. It has purchased 1.5 mln&lt;br/&gt;barrels of Iranian Heavy for April shipment for refining in&lt;br/&gt;Singapore. They said about nine VLCCs of Iranian crude have&lt;br/&gt;been sold to Western traders with pricing based 60 pct on the&lt;br/&gt;official price and 40 pct on spot prices, or with part of the&lt;br/&gt;price related to processing arrangements.&lt;br/&gt;&lt;br/&gt;</text:p>
          </table:table-cell>
          <table:table-cell office:value-type="string">
            <text:p>Coal companies of Australia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Coal_companies_of_Australia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];&quot;,&quot;;[.AC28];&quot;,&quot;; TEXT([.AK2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1UCVLL3CA331QYUXE39VQU7XO49Z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EXUUKQOYGNIBABXFY70907SXRLYGO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1:11 GMT 2012</text:p>
          </table:table-cell>
          <table:table-cell office:value-type="string">
            <text:p>Fri Jun 29 00:01:31 GMT 2012</text:p>
          </table:table-cell>
          <table:table-cell office:value-type="string">
            <text:p>Thu Jul 05 17:01:31 PDT 2012</text:p>
          </table:table-cell>
          <table:table-cell office:value-type="string">
            <text:p>Thu Jun 28 18:09:32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293">
            <text:p>9293</text:p>
          </table:table-cell>
          <table:table-cell office:value-type="string">
            <text:p>NIGERIA CHANGES AUCTION RULES TO DEFEND NAIRA&lt;br/&gt;&lt;br/&gt; <text:s text:c="3"/>LAGOS, March 23 - Nigeria&amp;apos;s Central Bank has changed the&lt;br/&gt;rules governing its foreign exchange auctions in what analysts&lt;br/&gt;see as a means of defending the naira currency, which has&lt;br/&gt;depreciated steadily.&lt;br/&gt; <text:s text:c="3"/>The bank said in a statement that from April 2, banks&lt;br/&gt;bidding for foreign exchange would have to pay at the rate they&lt;br/&gt;offered and not, as presently, at the rate of the lowest&lt;br/&gt;successful bid made at the auction.&lt;br/&gt; <text:s text:c="3"/>This should discourage banks from bidding high to ensure&lt;br/&gt;that they were successful while paying the lower &amp;quot;marginal&amp;quot; rate,&lt;br/&gt;analysts said.&lt;br/&gt; <text:s text:c="3"/>The Central Bank also announced the auctions would be&lt;br/&gt;fortnightly, not weekly, beginning on April 2.&lt;br/&gt; Reuter&lt;br/&gt;</text:p>
          </table:table-cell>
          <table:table-cell office:value-type="string">
            <text:p>Indonesian rupiah</text:p>
          </table:table-cell>
          <table:table-cell office:value-type="float" office:value="2003">
            <text:p>2003</text:p>
          </table:table-cell>
          <table:table-cell office:value-type="string">
            <text:p>http://en.wikipedia.org/wiki/Indonesian_rupiah</text:p>
          </table:table-cell>
          <table:table-cell office:value-type="string">
            <text:p>http://en.wikipedia.org/wiki/200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];&quot;,&quot;;[.AC29];&quot;,&quot;; TEXT([.AK29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1UCVLL3CA331QYUXE39VQU7XO49Z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7VYOCCF0CP5Z6DYPX9I5YG4RXGUTT</text:p>
          </table:table-cell>
          <table:table-cell office:value-type="string">
            <text:p>A2ZUC3INRC7TP3</text:p>
          </table:table-cell>
          <table:table-cell office:value-type="string">
            <text:p>Approved</text:p>
          </table:table-cell>
          <table:table-cell office:value-type="string">
            <text:p>Thu Jun 28 22:47:36 GMT 2012</text:p>
          </table:table-cell>
          <table:table-cell office:value-type="string">
            <text:p>Thu Jun 28 22:48:47 GMT 2012</text:p>
          </table:table-cell>
          <table:table-cell office:value-type="string">
            <text:p>Thu Jul 05 15:48:47 PDT 2012</text:p>
          </table:table-cell>
          <table:table-cell office:value-type="string">
            <text:p>Thu Jun 28 18:09:32 PDT 2012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string">
            <text:p>100% (9/9)</text:p>
          </table:table-cell>
          <table:table-cell table:number-columns-repeated="2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293">
            <text:p>9293</text:p>
          </table:table-cell>
          <table:table-cell office:value-type="string">
            <text:p>NIGERIA CHANGES AUCTION RULES TO DEFEND NAIRA&lt;br/&gt;&lt;br/&gt; <text:s text:c="3"/>LAGOS, March 23 - Nigeria&amp;apos;s Central Bank has changed the&lt;br/&gt;rules governing its foreign exchange auctions in what analysts&lt;br/&gt;see as a means of defending the naira currency, which has&lt;br/&gt;depreciated steadily.&lt;br/&gt; <text:s text:c="3"/>The bank said in a statement that from April 2, banks&lt;br/&gt;bidding for foreign exchange would have to pay at the rate they&lt;br/&gt;offered and not, as presently, at the rate of the lowest&lt;br/&gt;successful bid made at the auction.&lt;br/&gt; <text:s text:c="3"/>This should discourage banks from bidding high to ensure&lt;br/&gt;that they were successful while paying the lower &amp;quot;marginal&amp;quot; rate,&lt;br/&gt;analysts said.&lt;br/&gt; <text:s text:c="3"/>The Central Bank also announced the auctions would be&lt;br/&gt;fortnightly, not weekly, beginning on April 2.&lt;br/&gt; Reuter&lt;br/&gt;</text:p>
          </table:table-cell>
          <table:table-cell office:value-type="string">
            <text:p>Indonesian rupiah</text:p>
          </table:table-cell>
          <table:table-cell office:value-type="float" office:value="2003">
            <text:p>2003</text:p>
          </table:table-cell>
          <table:table-cell office:value-type="string">
            <text:p>http://en.wikipedia.org/wiki/Indonesian_rupiah</text:p>
          </table:table-cell>
          <table:table-cell office:value-type="string">
            <text:p>http://en.wikipedia.org/wiki/200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0];&quot;,&quot;;[.AC30];&quot;,&quot;; TEXT([.AK3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1UCVLL3CA331QYUXE39VQU7XO49Z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NUAC9KSSZVXCBE9C4LKYOYGPT62KD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8:30 GMT 2012</text:p>
          </table:table-cell>
          <table:table-cell office:value-type="string">
            <text:p>Thu Jun 28 23:18:50 GMT 2012</text:p>
          </table:table-cell>
          <table:table-cell office:value-type="string">
            <text:p>Thu Jul 05 16:18:50 PDT 2012</text:p>
          </table:table-cell>
          <table:table-cell office:value-type="string">
            <text:p>Thu Jun 28 18:09:32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293">
            <text:p>9293</text:p>
          </table:table-cell>
          <table:table-cell office:value-type="string">
            <text:p>NIGERIA CHANGES AUCTION RULES TO DEFEND NAIRA&lt;br/&gt;&lt;br/&gt; <text:s text:c="3"/>LAGOS, March 23 - Nigeria&amp;apos;s Central Bank has changed the&lt;br/&gt;rules governing its foreign exchange auctions in what analysts&lt;br/&gt;see as a means of defending the naira currency, which has&lt;br/&gt;depreciated steadily.&lt;br/&gt; <text:s text:c="3"/>The bank said in a statement that from April 2, banks&lt;br/&gt;bidding for foreign exchange would have to pay at the rate they&lt;br/&gt;offered and not, as presently, at the rate of the lowest&lt;br/&gt;successful bid made at the auction.&lt;br/&gt; <text:s text:c="3"/>This should discourage banks from bidding high to ensure&lt;br/&gt;that they were successful while paying the lower &amp;quot;marginal&amp;quot; rate,&lt;br/&gt;analysts said.&lt;br/&gt; <text:s text:c="3"/>The Central Bank also announced the auctions would be&lt;br/&gt;fortnightly, not weekly, beginning on April 2.&lt;br/&gt; Reuter&lt;br/&gt;</text:p>
          </table:table-cell>
          <table:table-cell office:value-type="string">
            <text:p>Indonesian rupiah</text:p>
          </table:table-cell>
          <table:table-cell office:value-type="float" office:value="2003">
            <text:p>2003</text:p>
          </table:table-cell>
          <table:table-cell office:value-type="string">
            <text:p>http://en.wikipedia.org/wiki/Indonesian_rupiah</text:p>
          </table:table-cell>
          <table:table-cell office:value-type="string">
            <text:p>http://en.wikipedia.org/wiki/200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1];&quot;,&quot;;[.AC31];&quot;,&quot;; TEXT([.AK31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2DWJ5OPB0YVV8W3T627MP9U3SNX5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N9JHP4BDDKGJ7WWZ70XBG3597N6ZM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0:37 GMT 2012</text:p>
          </table:table-cell>
          <table:table-cell office:value-type="string">
            <text:p>Fri Jun 29 00:10:52 GMT 2012</text:p>
          </table:table-cell>
          <table:table-cell office:value-type="string">
            <text:p>Thu Jul 05 17:10:52 PDT 2012</text:p>
          </table:table-cell>
          <table:table-cell office:value-type="string">
            <text:p>Thu Jun 28 18:09:47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287">
            <text:p>6287</text:p>
          </table:table-cell>
          <table:table-cell office:value-type="string">
            <text:p>WOODSIDE SAYS LOSS REFLECTS LOWER OIL PRICES&lt;br/&gt;&lt;br/&gt; <text:s text:c="3"/>MELBOURNE, March 31 - Woodside Petroleum Ltd &amp;lt;WPLA.S&amp;gt; said&lt;br/&gt;its 1986 net loss largely reflected the drop in oil prices&lt;br/&gt;combined with a large tax provision.&lt;br/&gt; <text:s text:c="3"/>Woodside earlier reported attributable net loss rose to&lt;br/&gt;17.14 mln dlrs in 1986 from 8.73 mln in 1985, although group&lt;br/&gt;revenue rose to 220.84 mln from 173.50 mln.&lt;br/&gt; <text:s text:c="3"/>It said it should have received a 1.7 mln dlr tax credit&lt;br/&gt;but instead made a 10.04 mln dlr tax provision. This largely&lt;br/&gt;related to its &amp;lt;Vamgas Ltd&amp;gt; unit, non-allowable exchange losses&lt;br/&gt;and tax benefits from the North-West Shelf project not&lt;br/&gt;recognised in the accounts.&lt;br/&gt; <text:s text:c="3"/>Woodside said the rise in revenue largely reflected full&lt;br/&gt;year sales of gas and condensate from the domestic phase of the&lt;br/&gt;Shelf project, against six month sales in 1985.&lt;br/&gt; <text:s text:c="3"/>Offsetting this was a 23 pct fall in the Cooper Basin gas&lt;br/&gt;and liquids revenue of its 50.6 pct-owned Vamgas unit.&lt;br/&gt; <text:s text:c="3"/>Since the balance date Woodside has accepted a Santos Ltd&lt;br/&gt;&amp;lt;STOS.S&amp;gt; takeover offer for Vamgas.&lt;br/&gt; <text:s text:c="3"/>Woodside said a 92.8 mln dlr capital profit on the sale&lt;br/&gt;would be included in the 1987 accounts.&lt;br/&gt; <text:s text:c="3"/>It said it lifted capital spending on fixed assets to 269.6&lt;br/&gt;mln dlrs from 178.3 mln, mostly on the Shelf project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2];&quot;,&quot;;[.AC32];&quot;,&quot;; TEXT([.AK3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2DWJ5OPB0YVV8W3T627MP9U3SNX5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0SJG5TYMNCWDKSEMJJS0HX13U0MIF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5:25 GMT 2012</text:p>
          </table:table-cell>
          <table:table-cell office:value-type="string">
            <text:p>Fri Jun 29 00:15:50 GMT 2012</text:p>
          </table:table-cell>
          <table:table-cell office:value-type="string">
            <text:p>Thu Jul 05 17:15:50 PDT 2012</text:p>
          </table:table-cell>
          <table:table-cell office:value-type="string">
            <text:p>Thu Jun 28 18:09:46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287">
            <text:p>6287</text:p>
          </table:table-cell>
          <table:table-cell office:value-type="string">
            <text:p>WOODSIDE SAYS LOSS REFLECTS LOWER OIL PRICES&lt;br/&gt;&lt;br/&gt; <text:s text:c="3"/>MELBOURNE, March 31 - Woodside Petroleum Ltd &amp;lt;WPLA.S&amp;gt; said&lt;br/&gt;its 1986 net loss largely reflected the drop in oil prices&lt;br/&gt;combined with a large tax provision.&lt;br/&gt; <text:s text:c="3"/>Woodside earlier reported attributable net loss rose to&lt;br/&gt;17.14 mln dlrs in 1986 from 8.73 mln in 1985, although group&lt;br/&gt;revenue rose to 220.84 mln from 173.50 mln.&lt;br/&gt; <text:s text:c="3"/>It said it should have received a 1.7 mln dlr tax credit&lt;br/&gt;but instead made a 10.04 mln dlr tax provision. This largely&lt;br/&gt;related to its &amp;lt;Vamgas Ltd&amp;gt; unit, non-allowable exchange losses&lt;br/&gt;and tax benefits from the North-West Shelf project not&lt;br/&gt;recognised in the accounts.&lt;br/&gt; <text:s text:c="3"/>Woodside said the rise in revenue largely reflected full&lt;br/&gt;year sales of gas and condensate from the domestic phase of the&lt;br/&gt;Shelf project, against six month sales in 1985.&lt;br/&gt; <text:s text:c="3"/>Offsetting this was a 23 pct fall in the Cooper Basin gas&lt;br/&gt;and liquids revenue of its 50.6 pct-owned Vamgas unit.&lt;br/&gt; <text:s text:c="3"/>Since the balance date Woodside has accepted a Santos Ltd&lt;br/&gt;&amp;lt;STOS.S&amp;gt; takeover offer for Vamgas.&lt;br/&gt; <text:s text:c="3"/>Woodside said a 92.8 mln dlr capital profit on the sale&lt;br/&gt;would be included in the 1987 accounts.&lt;br/&gt; <text:s text:c="3"/>It said it lifted capital spending on fixed assets to 269.6&lt;br/&gt;mln dlrs from 178.3 mln, mostly on the Shelf project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3];&quot;,&quot;;[.AC33];&quot;,&quot;; TEXT([.AK33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2DWJ5OPB0YVV8W3T627MP9U3SNX5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UU74J79KQW6GHB9D4OFKD45ZNOJHD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2:13 GMT 2012</text:p>
          </table:table-cell>
          <table:table-cell office:value-type="string">
            <text:p>Thu Jun 28 23:12:46 GMT 2012</text:p>
          </table:table-cell>
          <table:table-cell office:value-type="string">
            <text:p>Thu Jul 05 16:12:46 PDT 2012</text:p>
          </table:table-cell>
          <table:table-cell office:value-type="string">
            <text:p>Thu Jun 28 18:09:47 PDT 2012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287">
            <text:p>6287</text:p>
          </table:table-cell>
          <table:table-cell office:value-type="string">
            <text:p>WOODSIDE SAYS LOSS REFLECTS LOWER OIL PRICES&lt;br/&gt;&lt;br/&gt; <text:s text:c="3"/>MELBOURNE, March 31 - Woodside Petroleum Ltd &amp;lt;WPLA.S&amp;gt; said&lt;br/&gt;its 1986 net loss largely reflected the drop in oil prices&lt;br/&gt;combined with a large tax provision.&lt;br/&gt; <text:s text:c="3"/>Woodside earlier reported attributable net loss rose to&lt;br/&gt;17.14 mln dlrs in 1986 from 8.73 mln in 1985, although group&lt;br/&gt;revenue rose to 220.84 mln from 173.50 mln.&lt;br/&gt; <text:s text:c="3"/>It said it should have received a 1.7 mln dlr tax credit&lt;br/&gt;but instead made a 10.04 mln dlr tax provision. This largely&lt;br/&gt;related to its &amp;lt;Vamgas Ltd&amp;gt; unit, non-allowable exchange losses&lt;br/&gt;and tax benefits from the North-West Shelf project not&lt;br/&gt;recognised in the accounts.&lt;br/&gt; <text:s text:c="3"/>Woodside said the rise in revenue largely reflected full&lt;br/&gt;year sales of gas and condensate from the domestic phase of the&lt;br/&gt;Shelf project, against six month sales in 1985.&lt;br/&gt; <text:s text:c="3"/>Offsetting this was a 23 pct fall in the Cooper Basin gas&lt;br/&gt;and liquids revenue of its 50.6 pct-owned Vamgas unit.&lt;br/&gt; <text:s text:c="3"/>Since the balance date Woodside has accepted a Santos Ltd&lt;br/&gt;&amp;lt;STOS.S&amp;gt; takeover offer for Vamgas.&lt;br/&gt; <text:s text:c="3"/>Woodside said a 92.8 mln dlr capital profit on the sale&lt;br/&gt;would be included in the 1987 accounts.&lt;br/&gt; <text:s text:c="3"/>It said it lifted capital spending on fixed assets to 269.6&lt;br/&gt;mln dlrs from 178.3 mln, mostly on the Shelf project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4];&quot;,&quot;;[.AC34];&quot;,&quot;; TEXT([.AK3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2X395SW6NG1U1RS5XAB6F1FZJKUG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3H9RA7S5WM1LIMXVPY0RMHLCT4ZUG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3:35 GMT 2012</text:p>
          </table:table-cell>
          <table:table-cell office:value-type="string">
            <text:p>Fri Jun 29 00:13:46 GMT 2012</text:p>
          </table:table-cell>
          <table:table-cell office:value-type="string">
            <text:p>Thu Jul 05 17:13:46 PDT 2012</text:p>
          </table:table-cell>
          <table:table-cell office:value-type="string">
            <text:p>Thu Jun 28 18:09:14 PDT 2012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948">
            <text:p>3948</text:p>
          </table:table-cell>
          <table:table-cell office:value-type="string">
            <text:p>BP AUSTRALIA REPORTS 16.15 MLN DLR YEAR LOSS&lt;br/&gt;&lt;br/&gt; <text:s text:c="3"/>MELBOURNE, March 27 - The &amp;lt;British Petroleum Co of&lt;br/&gt;Australia Ltd&amp;gt; reported a 16.15 mln dlr net loss for 1986&lt;br/&gt;against a 73.38 mln dlr profit in 1985 after sales fell to 2.27&lt;br/&gt;billion dlrs from 2.94 billion.&lt;br/&gt; <text:s text:c="3"/>The British Petroleum Co Plc &amp;lt;BP.L&amp;gt; unit attributed the&lt;br/&gt;deficit to stock losses arising from the drop in crude prices&lt;br/&gt;in the first half, when it made a 119.93 mln dlr loss.&lt;br/&gt; <text:s text:c="3"/>It said government compensation, in the form of subsidies&lt;br/&gt;to refiners to partially cover stock losses, together with&lt;br/&gt;improved crude prices in the second half, enabled the group&amp;apos;s&lt;br/&gt;oil business to make a modest pre-tax profit.&lt;br/&gt; <text:s text:c="3"/>BP Australia said it had not recommended a dividend.&lt;br/&gt; <text:s text:c="3"/>Commenting on the year&amp;apos;s performance, the company said it&lt;br/&gt;suspended operations at the 60 pct-owned Agnew Nickel mine&lt;br/&gt;because of losses sustained from declining nickel prices.&lt;br/&gt; <text:s text:c="3"/>The results also included an 11.3 mln dlr extraordinary&lt;br/&gt;writedown on the value of the laid-up oil exploration drillship&lt;br/&gt;Regional Endeavour.&lt;br/&gt; <text:s text:c="3"/>BP Australia said it had sold its 33-1/3 stake in chemical&lt;br/&gt;maker &amp;lt;CSBP and Farmers Ltd&amp;gt; yielding an extraordinary profit&lt;br/&gt;of 18.9 mln dlrs and expected to finalise the sale of the 80&lt;br/&gt;pct-owned &amp;lt;Kwinana Nitrogen Co&amp;gt; in the first half of 1987.&lt;br/&gt; REUTER&lt;br/&gt;</text:p>
          </table:table-cell>
          <table:table-cell office:value-type="string">
            <text:p>Deepwater Horizon oil spill</text:p>
          </table:table-cell>
          <table:table-cell office:value-type="string">
            <text:p>GSIS-Meralco bribery case</text:p>
          </table:table-cell>
          <table:table-cell office:value-type="string">
            <text:p>http://en.wikipedia.org/wiki/Deepwater_Horizon_oil_spill</text:p>
          </table:table-cell>
          <table:table-cell office:value-type="string">
            <text:p>http://en.wikipedia.org/wiki/GSIS-Meralco_bribery_cas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5];&quot;,&quot;;[.AC35];&quot;,&quot;; TEXT([.AK3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2X395SW6NG1U1RS5XAB6F1FZJKUG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2C9RJ85OZIZTQAFHZDOWQ5EY07W86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4:34 GMT 2012</text:p>
          </table:table-cell>
          <table:table-cell office:value-type="string">
            <text:p>Thu Jun 28 23:44:50 GMT 2012</text:p>
          </table:table-cell>
          <table:table-cell office:value-type="string">
            <text:p>Thu Jul 05 16:44:50 PDT 2012</text:p>
          </table:table-cell>
          <table:table-cell office:value-type="string">
            <text:p>Thu Jun 28 18:09:14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948">
            <text:p>3948</text:p>
          </table:table-cell>
          <table:table-cell office:value-type="string">
            <text:p>BP AUSTRALIA REPORTS 16.15 MLN DLR YEAR LOSS&lt;br/&gt;&lt;br/&gt; <text:s text:c="3"/>MELBOURNE, March 27 - The &amp;lt;British Petroleum Co of&lt;br/&gt;Australia Ltd&amp;gt; reported a 16.15 mln dlr net loss for 1986&lt;br/&gt;against a 73.38 mln dlr profit in 1985 after sales fell to 2.27&lt;br/&gt;billion dlrs from 2.94 billion.&lt;br/&gt; <text:s text:c="3"/>The British Petroleum Co Plc &amp;lt;BP.L&amp;gt; unit attributed the&lt;br/&gt;deficit to stock losses arising from the drop in crude prices&lt;br/&gt;in the first half, when it made a 119.93 mln dlr loss.&lt;br/&gt; <text:s text:c="3"/>It said government compensation, in the form of subsidies&lt;br/&gt;to refiners to partially cover stock losses, together with&lt;br/&gt;improved crude prices in the second half, enabled the group&amp;apos;s&lt;br/&gt;oil business to make a modest pre-tax profit.&lt;br/&gt; <text:s text:c="3"/>BP Australia said it had not recommended a dividend.&lt;br/&gt; <text:s text:c="3"/>Commenting on the year&amp;apos;s performance, the company said it&lt;br/&gt;suspended operations at the 60 pct-owned Agnew Nickel mine&lt;br/&gt;because of losses sustained from declining nickel prices.&lt;br/&gt; <text:s text:c="3"/>The results also included an 11.3 mln dlr extraordinary&lt;br/&gt;writedown on the value of the laid-up oil exploration drillship&lt;br/&gt;Regional Endeavour.&lt;br/&gt; <text:s text:c="3"/>BP Australia said it had sold its 33-1/3 stake in chemical&lt;br/&gt;maker &amp;lt;CSBP and Farmers Ltd&amp;gt; yielding an extraordinary profit&lt;br/&gt;of 18.9 mln dlrs and expected to finalise the sale of the 80&lt;br/&gt;pct-owned &amp;lt;Kwinana Nitrogen Co&amp;gt; in the first half of 1987.&lt;br/&gt; REUTER&lt;br/&gt;</text:p>
          </table:table-cell>
          <table:table-cell office:value-type="string">
            <text:p>Deepwater Horizon oil spill</text:p>
          </table:table-cell>
          <table:table-cell office:value-type="string">
            <text:p>GSIS-Meralco bribery case</text:p>
          </table:table-cell>
          <table:table-cell office:value-type="string">
            <text:p>http://en.wikipedia.org/wiki/Deepwater_Horizon_oil_spill</text:p>
          </table:table-cell>
          <table:table-cell office:value-type="string">
            <text:p>http://en.wikipedia.org/wiki/GSIS-Meralco_bribery_cas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6];&quot;,&quot;;[.AC36];&quot;,&quot;; TEXT([.AK3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2X395SW6NG1U1RS5XAB6F1FZJKUG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U4J011K274JMI8V3GS8V46UZQOBDD</text:p>
          </table:table-cell>
          <table:table-cell office:value-type="string">
            <text:p>ARX0S1CIDJLOX</text:p>
          </table:table-cell>
          <table:table-cell office:value-type="string">
            <text:p>Approved</text:p>
          </table:table-cell>
          <table:table-cell office:value-type="string">
            <text:p>Fri Jun 29 00:03:38 GMT 2012</text:p>
          </table:table-cell>
          <table:table-cell office:value-type="string">
            <text:p>Fri Jun 29 00:04:18 GMT 2012</text:p>
          </table:table-cell>
          <table:table-cell office:value-type="string">
            <text:p>Thu Jul 05 17:04:18 PDT 2012</text:p>
          </table:table-cell>
          <table:table-cell office:value-type="string">
            <text:p>Thu Jun 28 18:09:15 PDT 2012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948">
            <text:p>3948</text:p>
          </table:table-cell>
          <table:table-cell office:value-type="string">
            <text:p>BP AUSTRALIA REPORTS 16.15 MLN DLR YEAR LOSS&lt;br/&gt;&lt;br/&gt; <text:s text:c="3"/>MELBOURNE, March 27 - The &amp;lt;British Petroleum Co of&lt;br/&gt;Australia Ltd&amp;gt; reported a 16.15 mln dlr net loss for 1986&lt;br/&gt;against a 73.38 mln dlr profit in 1985 after sales fell to 2.27&lt;br/&gt;billion dlrs from 2.94 billion.&lt;br/&gt; <text:s text:c="3"/>The British Petroleum Co Plc &amp;lt;BP.L&amp;gt; unit attributed the&lt;br/&gt;deficit to stock losses arising from the drop in crude prices&lt;br/&gt;in the first half, when it made a 119.93 mln dlr loss.&lt;br/&gt; <text:s text:c="3"/>It said government compensation, in the form of subsidies&lt;br/&gt;to refiners to partially cover stock losses, together with&lt;br/&gt;improved crude prices in the second half, enabled the group&amp;apos;s&lt;br/&gt;oil business to make a modest pre-tax profit.&lt;br/&gt; <text:s text:c="3"/>BP Australia said it had not recommended a dividend.&lt;br/&gt; <text:s text:c="3"/>Commenting on the year&amp;apos;s performance, the company said it&lt;br/&gt;suspended operations at the 60 pct-owned Agnew Nickel mine&lt;br/&gt;because of losses sustained from declining nickel prices.&lt;br/&gt; <text:s text:c="3"/>The results also included an 11.3 mln dlr extraordinary&lt;br/&gt;writedown on the value of the laid-up oil exploration drillship&lt;br/&gt;Regional Endeavour.&lt;br/&gt; <text:s text:c="3"/>BP Australia said it had sold its 33-1/3 stake in chemical&lt;br/&gt;maker &amp;lt;CSBP and Farmers Ltd&amp;gt; yielding an extraordinary profit&lt;br/&gt;of 18.9 mln dlrs and expected to finalise the sale of the 80&lt;br/&gt;pct-owned &amp;lt;Kwinana Nitrogen Co&amp;gt; in the first half of 1987.&lt;br/&gt; REUTER&lt;br/&gt;</text:p>
          </table:table-cell>
          <table:table-cell office:value-type="string">
            <text:p>Deepwater Horizon oil spill</text:p>
          </table:table-cell>
          <table:table-cell office:value-type="string">
            <text:p>GSIS-Meralco bribery case</text:p>
          </table:table-cell>
          <table:table-cell office:value-type="string">
            <text:p>http://en.wikipedia.org/wiki/Deepwater_Horizon_oil_spill</text:p>
          </table:table-cell>
          <table:table-cell office:value-type="string">
            <text:p>http://en.wikipedia.org/wiki/GSIS-Meralco_bribery_cas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7];&quot;,&quot;;[.AC37];&quot;,&quot;; TEXT([.AK3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3H9O9Z6KW4Z1JNMO1ILNQ0ONEGD4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0YSVQ8H88MQ9F9AVLMCQ1RXZFLQ7A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9:44 GMT 2012</text:p>
          </table:table-cell>
          <table:table-cell office:value-type="string">
            <text:p>Thu Jun 28 23:59:56 GMT 2012</text:p>
          </table:table-cell>
          <table:table-cell office:value-type="string">
            <text:p>Thu Jul 05 16:59:56 PDT 2012</text:p>
          </table:table-cell>
          <table:table-cell office:value-type="string">
            <text:p>Thu Jun 28 18:16:30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678">
            <text:p>7678</text:p>
          </table:table-cell>
          <table:table-cell office:value-type="string">
            <text:p>INSTITUTES SEE NO WEST GERMAN RECESSION&lt;br/&gt;&lt;br/&gt; <text:s text:c="3"/>BONN, April 13 - The five leading West German economic&lt;br/&gt;research institutes, which have revised down their forecasts&lt;br/&gt;for 1987 growth, do not predict a recession in West Germany,&lt;br/&gt;their spokesman, Hans-Juergen Schmahl said.&lt;br/&gt; <text:s text:c="3"/>The institutes were divided in their spring report on&lt;br/&gt;forecasts for 1987, with three predicting two pct growth and&lt;br/&gt;two seeing only one pct expansion. Growth was 2.4 pct in 1986.&lt;br/&gt; <text:s text:c="3"/>Schmahl, presenting the report at a news conference, said,&lt;br/&gt;&amp;quot;None of the institutes reckons with a recession or with the&lt;br/&gt;beginning of a recession.&amp;quot; He added, however, that exports&lt;br/&gt;remained the weak point of the economy .&lt;br/&gt; <text:s text:c="3"/>Schmahl also said West Germany would have to expect further&lt;br/&gt;encroachments of foreign goods onto its markets.&lt;br/&gt; <text:s text:c="3"/>Arthur Krumper of Munich&amp;apos;s Ifo institute, which with the&lt;br/&gt;DIW of West Berlin had presented the more pessimistic view of&lt;br/&gt;the economy, said, &amp;quot;The braking effects (on the economy)&lt;br/&gt;produced by external factors will remain considerable for most&lt;br/&gt;of the year.&amp;quot;&lt;br/&gt; REUTER&lt;br/&gt;</text:p>
          </table:table-cell>
          <table:table-cell office:value-type="string">
            <text:p>Timeline of the late-2000s global recession</text:p>
          </table:table-cell>
          <table:table-cell office:value-type="string">
            <text:p>Nationalization of oil supplies</text:p>
          </table:table-cell>
          <table:table-cell office:value-type="string">
            <text:p>http://en.wikipedia.org/wiki/Timeline_of_the_late-2000s_global_recession</text:p>
          </table:table-cell>
          <table:table-cell office:value-type="string">
            <text:p>http://en.wikipedia.org/wiki/Nationalization_of_oil_suppl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38];&quot;,&quot;;[.AC38];&quot;,&quot;; TEXT([.AK38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3H9O9Z6KW4Z1JNMO1ILNQ0ONEGD4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JZ46OQ1SNQQMZUC7FSQSCNR3D5P54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6:42 GMT 2012</text:p>
          </table:table-cell>
          <table:table-cell office:value-type="string">
            <text:p>Fri Jun 29 00:17:07 GMT 2012</text:p>
          </table:table-cell>
          <table:table-cell office:value-type="string">
            <text:p>Thu Jul 05 17:17:07 PDT 2012</text:p>
          </table:table-cell>
          <table:table-cell office:value-type="string">
            <text:p>Thu Jun 28 18:16:30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678">
            <text:p>7678</text:p>
          </table:table-cell>
          <table:table-cell office:value-type="string">
            <text:p>INSTITUTES SEE NO WEST GERMAN RECESSION&lt;br/&gt;&lt;br/&gt; <text:s text:c="3"/>BONN, April 13 - The five leading West German economic&lt;br/&gt;research institutes, which have revised down their forecasts&lt;br/&gt;for 1987 growth, do not predict a recession in West Germany,&lt;br/&gt;their spokesman, Hans-Juergen Schmahl said.&lt;br/&gt; <text:s text:c="3"/>The institutes were divided in their spring report on&lt;br/&gt;forecasts for 1987, with three predicting two pct growth and&lt;br/&gt;two seeing only one pct expansion. Growth was 2.4 pct in 1986.&lt;br/&gt; <text:s text:c="3"/>Schmahl, presenting the report at a news conference, said,&lt;br/&gt;&amp;quot;None of the institutes reckons with a recession or with the&lt;br/&gt;beginning of a recession.&amp;quot; He added, however, that exports&lt;br/&gt;remained the weak point of the economy .&lt;br/&gt; <text:s text:c="3"/>Schmahl also said West Germany would have to expect further&lt;br/&gt;encroachments of foreign goods onto its markets.&lt;br/&gt; <text:s text:c="3"/>Arthur Krumper of Munich&amp;apos;s Ifo institute, which with the&lt;br/&gt;DIW of West Berlin had presented the more pessimistic view of&lt;br/&gt;the economy, said, &amp;quot;The braking effects (on the economy)&lt;br/&gt;produced by external factors will remain considerable for most&lt;br/&gt;of the year.&amp;quot;&lt;br/&gt; REUTER&lt;br/&gt;</text:p>
          </table:table-cell>
          <table:table-cell office:value-type="string">
            <text:p>Timeline of the late-2000s global recession</text:p>
          </table:table-cell>
          <table:table-cell office:value-type="string">
            <text:p>Nationalization of oil supplies</text:p>
          </table:table-cell>
          <table:table-cell office:value-type="string">
            <text:p>http://en.wikipedia.org/wiki/Timeline_of_the_late-2000s_global_recession</text:p>
          </table:table-cell>
          <table:table-cell office:value-type="string">
            <text:p>http://en.wikipedia.org/wiki/Nationalization_of_oil_suppli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9];&quot;,&quot;;[.AC39];&quot;,&quot;; TEXT([.AK3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3H9O9Z6KW4Z1JNMO1ILNQ0ONEGD4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FMFJ51Y7QEOEOMVZB3S1MOFZ2OBE5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8:23 GMT 2012</text:p>
          </table:table-cell>
          <table:table-cell office:value-type="string">
            <text:p>Thu Jun 28 23:38:46 GMT 2012</text:p>
          </table:table-cell>
          <table:table-cell office:value-type="string">
            <text:p>Thu Jul 05 16:38:46 PDT 2012</text:p>
          </table:table-cell>
          <table:table-cell office:value-type="string">
            <text:p>Thu Jun 28 18:16:30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678">
            <text:p>7678</text:p>
          </table:table-cell>
          <table:table-cell office:value-type="string">
            <text:p>INSTITUTES SEE NO WEST GERMAN RECESSION&lt;br/&gt;&lt;br/&gt; <text:s text:c="3"/>BONN, April 13 - The five leading West German economic&lt;br/&gt;research institutes, which have revised down their forecasts&lt;br/&gt;for 1987 growth, do not predict a recession in West Germany,&lt;br/&gt;their spokesman, Hans-Juergen Schmahl said.&lt;br/&gt; <text:s text:c="3"/>The institutes were divided in their spring report on&lt;br/&gt;forecasts for 1987, with three predicting two pct growth and&lt;br/&gt;two seeing only one pct expansion. Growth was 2.4 pct in 1986.&lt;br/&gt; <text:s text:c="3"/>Schmahl, presenting the report at a news conference, said,&lt;br/&gt;&amp;quot;None of the institutes reckons with a recession or with the&lt;br/&gt;beginning of a recession.&amp;quot; He added, however, that exports&lt;br/&gt;remained the weak point of the economy .&lt;br/&gt; <text:s text:c="3"/>Schmahl also said West Germany would have to expect further&lt;br/&gt;encroachments of foreign goods onto its markets.&lt;br/&gt; <text:s text:c="3"/>Arthur Krumper of Munich&amp;apos;s Ifo institute, which with the&lt;br/&gt;DIW of West Berlin had presented the more pessimistic view of&lt;br/&gt;the economy, said, &amp;quot;The braking effects (on the economy)&lt;br/&gt;produced by external factors will remain considerable for most&lt;br/&gt;of the year.&amp;quot;&lt;br/&gt; REUTER&lt;br/&gt;</text:p>
          </table:table-cell>
          <table:table-cell office:value-type="string">
            <text:p>Timeline of the late-2000s global recession</text:p>
          </table:table-cell>
          <table:table-cell office:value-type="string">
            <text:p>Nationalization of oil supplies</text:p>
          </table:table-cell>
          <table:table-cell office:value-type="string">
            <text:p>http://en.wikipedia.org/wiki/Timeline_of_the_late-2000s_global_recession</text:p>
          </table:table-cell>
          <table:table-cell office:value-type="string">
            <text:p>http://en.wikipedia.org/wiki/Nationalization_of_oil_suppl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0];&quot;,&quot;;[.AC40];&quot;,&quot;; TEXT([.AK40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3I5BMJTUHYWHPHUG11705WM1XUMH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BKNQQ7Q6705GZ8HU1S21QC1ZXSBVC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0:09 GMT 2012</text:p>
          </table:table-cell>
          <table:table-cell office:value-type="string">
            <text:p>Fri Jun 29 00:10:23 GMT 2012</text:p>
          </table:table-cell>
          <table:table-cell office:value-type="string">
            <text:p>Thu Jul 05 17:10:23 PDT 2012</text:p>
          </table:table-cell>
          <table:table-cell office:value-type="string">
            <text:p>Thu Jun 28 18:09:44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892">
            <text:p>1892</text:p>
          </table:table-cell>
          <table:table-cell office:value-type="string">
            <text:p>HENRY ANSBACHER HAS 51 PCT OF ADAMS AND PORTER INC&lt;br/&gt;&lt;br/&gt; <text:s text:c="3"/>LONDON, March 11 - &amp;lt;Henry Ansbacher Holdings Plc&amp;gt; said it&lt;br/&gt;has acquired a 51 pct interest in the U.S. Retail and general&lt;br/&gt;corporate insurance broker &amp;lt;Adams and Porter Inc&amp;gt;.&lt;br/&gt; <text:s text:c="3"/>The move is the first step in building a new international&lt;br/&gt;insurance broking group following the appointment of a new&lt;br/&gt;management team for its Seascope Insurance Holdings unit.&lt;br/&gt; <text:s text:c="3"/>Ansbacher said A and P has exciting growth potential,&lt;br/&gt;particularly on the east coast of the U.S. And has an annual&lt;br/&gt;revenue of more than four mln dlrs. Ansbacher shares were up&lt;br/&gt;4-1/2p to 90-1/2, helped by the announcement earlier today of a&lt;br/&gt;1986 pretax profit rise to 5.56 mln stg from 2.74 mln in 1985.&lt;br/&gt; REUTER&lt;br/&gt;</text:p>
          </table:table-cell>
          <table:table-cell office:value-type="string">
            <text:p>GSIS-Meralco bribery case</text:p>
          </table:table-cell>
          <table:table-cell office:value-type="string">
            <text:p>Charles Ansbacher</text:p>
          </table:table-cell>
          <table:table-cell office:value-type="string">
            <text:p>http://en.wikipedia.org/wiki/GSIS-Meralco_bribery_case</text:p>
          </table:table-cell>
          <table:table-cell office:value-type="string">
            <text:p>http://en.wikipedia.org/wiki/Charles_Ansbach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1];&quot;,&quot;;[.AC41];&quot;,&quot;; TEXT([.AK41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3I5BMJTUHYWHPHUG11705WM1XUMH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PD42J1LY58BMBVR7S7FSHD189P5Q9</text:p>
          </table:table-cell>
          <table:table-cell office:value-type="string">
            <text:p>A2ZUC3INRC7TP3</text:p>
          </table:table-cell>
          <table:table-cell office:value-type="string">
            <text:p>Approved</text:p>
          </table:table-cell>
          <table:table-cell office:value-type="string">
            <text:p>Thu Jun 28 22:48:48 GMT 2012</text:p>
          </table:table-cell>
          <table:table-cell office:value-type="string">
            <text:p>Thu Jun 28 22:49:16 GMT 2012</text:p>
          </table:table-cell>
          <table:table-cell office:value-type="string">
            <text:p>Thu Jul 05 15:49:16 PDT 2012</text:p>
          </table:table-cell>
          <table:table-cell office:value-type="string">
            <text:p>Thu Jun 28 18:09:44 PDT 2012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100% (9/9)</text:p>
          </table:table-cell>
          <table:table-cell table:number-columns-repeated="2" office:value-type="string">
            <text:p>100% (8/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892">
            <text:p>1892</text:p>
          </table:table-cell>
          <table:table-cell office:value-type="string">
            <text:p>HENRY ANSBACHER HAS 51 PCT OF ADAMS AND PORTER INC&lt;br/&gt;&lt;br/&gt; <text:s text:c="3"/>LONDON, March 11 - &amp;lt;Henry Ansbacher Holdings Plc&amp;gt; said it&lt;br/&gt;has acquired a 51 pct interest in the U.S. Retail and general&lt;br/&gt;corporate insurance broker &amp;lt;Adams and Porter Inc&amp;gt;.&lt;br/&gt; <text:s text:c="3"/>The move is the first step in building a new international&lt;br/&gt;insurance broking group following the appointment of a new&lt;br/&gt;management team for its Seascope Insurance Holdings unit.&lt;br/&gt; <text:s text:c="3"/>Ansbacher said A and P has exciting growth potential,&lt;br/&gt;particularly on the east coast of the U.S. And has an annual&lt;br/&gt;revenue of more than four mln dlrs. Ansbacher shares were up&lt;br/&gt;4-1/2p to 90-1/2, helped by the announcement earlier today of a&lt;br/&gt;1986 pretax profit rise to 5.56 mln stg from 2.74 mln in 1985.&lt;br/&gt; REUTER&lt;br/&gt;</text:p>
          </table:table-cell>
          <table:table-cell office:value-type="string">
            <text:p>GSIS-Meralco bribery case</text:p>
          </table:table-cell>
          <table:table-cell office:value-type="string">
            <text:p>Charles Ansbacher</text:p>
          </table:table-cell>
          <table:table-cell office:value-type="string">
            <text:p>http://en.wikipedia.org/wiki/GSIS-Meralco_bribery_case</text:p>
          </table:table-cell>
          <table:table-cell office:value-type="string">
            <text:p>http://en.wikipedia.org/wiki/Charles_Ansbach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2];&quot;,&quot;;[.AC42];&quot;,&quot;; TEXT([.AK42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3I5BMJTUHYWHPHUG11705WM1XUMH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2A2KYEPLSP7KT9RD6A3WAHQG15VPF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7:00 GMT 2012</text:p>
          </table:table-cell>
          <table:table-cell office:value-type="string">
            <text:p>Thu Jun 28 23:37:41 GMT 2012</text:p>
          </table:table-cell>
          <table:table-cell office:value-type="string">
            <text:p>Thu Jul 05 16:37:41 PDT 2012</text:p>
          </table:table-cell>
          <table:table-cell office:value-type="string">
            <text:p>Thu Jun 28 18:09:44 PDT 2012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892">
            <text:p>1892</text:p>
          </table:table-cell>
          <table:table-cell office:value-type="string">
            <text:p>HENRY ANSBACHER HAS 51 PCT OF ADAMS AND PORTER INC&lt;br/&gt;&lt;br/&gt; <text:s text:c="3"/>LONDON, March 11 - &amp;lt;Henry Ansbacher Holdings Plc&amp;gt; said it&lt;br/&gt;has acquired a 51 pct interest in the U.S. Retail and general&lt;br/&gt;corporate insurance broker &amp;lt;Adams and Porter Inc&amp;gt;.&lt;br/&gt; <text:s text:c="3"/>The move is the first step in building a new international&lt;br/&gt;insurance broking group following the appointment of a new&lt;br/&gt;management team for its Seascope Insurance Holdings unit.&lt;br/&gt; <text:s text:c="3"/>Ansbacher said A and P has exciting growth potential,&lt;br/&gt;particularly on the east coast of the U.S. And has an annual&lt;br/&gt;revenue of more than four mln dlrs. Ansbacher shares were up&lt;br/&gt;4-1/2p to 90-1/2, helped by the announcement earlier today of a&lt;br/&gt;1986 pretax profit rise to 5.56 mln stg from 2.74 mln in 1985.&lt;br/&gt; REUTER&lt;br/&gt;</text:p>
          </table:table-cell>
          <table:table-cell office:value-type="string">
            <text:p>GSIS-Meralco bribery case</text:p>
          </table:table-cell>
          <table:table-cell office:value-type="string">
            <text:p>Charles Ansbacher</text:p>
          </table:table-cell>
          <table:table-cell office:value-type="string">
            <text:p>http://en.wikipedia.org/wiki/GSIS-Meralco_bribery_case</text:p>
          </table:table-cell>
          <table:table-cell office:value-type="string">
            <text:p>http://en.wikipedia.org/wiki/Charles_Ansbacher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3];&quot;,&quot;;[.AC43];&quot;,&quot;; TEXT([.AK43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3K5L8I9NZW6WNNBVOVQ47T8601UK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0K1CSTMOFXRS1SNJB5YLNXJHXCSP8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1:54 GMT 2012</text:p>
          </table:table-cell>
          <table:table-cell office:value-type="string">
            <text:p>Fri Jun 29 00:02:12 GMT 2012</text:p>
          </table:table-cell>
          <table:table-cell office:value-type="string">
            <text:p>Thu Jul 05 17:02:12 PDT 2012</text:p>
          </table:table-cell>
          <table:table-cell office:value-type="string">
            <text:p>Thu Jun 28 18:09:51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495">
            <text:p>2495</text:p>
          </table:table-cell>
          <table:table-cell office:value-type="string">
            <text:p>GERMAN GROWTH WILL NOT CUT U.S. DEFICIT -BANGEMANN&lt;br/&gt;&lt;br/&gt; <text:s text:c="3"/>BONN, April 24 - Economics Minister Martin Bangemann, who&lt;br/&gt;flies to Washington this weekend for high level talks, said&lt;br/&gt;boosting West German economic growth would not have any&lt;br/&gt;significant effect on the high U.S. Current account deficit.&lt;br/&gt; <text:s text:c="3"/>In a paper prepared ahead of his trip, Bangemann said&lt;br/&gt;Bonn&amp;apos;s trading partners had been asking whether West German&lt;br/&gt;growth was slowing and whether the Federal Republic should not&lt;br/&gt;in the future pursue more strongly expansionary policies.&lt;br/&gt; <text:s text:c="3"/>In the paper Bangemann wrote, &amp;quot;It is not possible to reduce&lt;br/&gt;the U.S. Current account deficit by any signficant amount just&lt;br/&gt;through more stimulation of the West German economy.&amp;quot;&lt;br/&gt; <text:s text:c="3"/>One U.S. Administration policy maker said in Washington&lt;br/&gt;this week that the United States government wanted West Germany&lt;br/&gt;and Japan to reduce their interest rates even further to&lt;br/&gt;stimulate their economies.&lt;br/&gt; <text:s text:c="3"/>Bangemann said it was clear the high mark, as well as&lt;br/&gt;uncertainty about further currency developments, was making&lt;br/&gt;companies here cautious about production plans and investments.&lt;br/&gt; <text:s text:c="3"/>While West Germany did not seek exchange rates which&lt;br/&gt;unilaterally favoured its exports, it favoured more stability&lt;br/&gt;and realistic rates, which corresponded to &amp;quot;fundamentals.&amp;quot;&lt;br/&gt; <text:s text:c="3"/>He welcomed the February &amp;quot;Louvre Agreement&amp;quot; of six industrial&lt;br/&gt;nations to stabilise currencies and said, &amp;quot;(We) expect all&lt;br/&gt;parties to hold by the accords struck there.&amp;quot; West Germany had&lt;br/&gt;fulfilled its pledge of boosting planned tax cuts, he noted.&lt;br/&gt; <text:s text:c="3"/>Despite calls for lower interest rates, Bundesbank&lt;br/&gt;Vice-President Helmut Schlesinger has hinted that central bank&lt;br/&gt;policy may even have to be tightened.&lt;br/&gt; <text:s text:c="3"/>He wrote in a newspaper article published yesterday that&lt;br/&gt;the Bundesbank&amp;apos;s current accommodative stance could not&lt;br/&gt;continue in the long term.&lt;br/&gt; <text:s text:c="3"/>During his trip to Washington, which runs from April 26 to&lt;br/&gt;29, Bangemann will meet Secretary of State George Shultz, trade&lt;br/&gt;envoy Clayton Yeutter, World Bank President Barber Conable, IMF&lt;br/&gt;Managing Director Michel Camdessus and Paul Volcker, Chairman&lt;br/&gt;of the Federal Reserve Board.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4];&quot;,&quot;;[.AC44];&quot;,&quot;; TEXT([.AK44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3K5L8I9NZW6WNNBVOVQ47T8601UK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11ZJMJUNU8LEFFC7QWRH8D8LE6G05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05:56 GMT 2012</text:p>
          </table:table-cell>
          <table:table-cell office:value-type="string">
            <text:p>Fri Jun 29 00:06:57 GMT 2012</text:p>
          </table:table-cell>
          <table:table-cell office:value-type="string">
            <text:p>Thu Jul 05 17:06:57 PDT 2012</text:p>
          </table:table-cell>
          <table:table-cell office:value-type="string">
            <text:p>Thu Jun 28 18:09:51 PDT 2012</text:p>
          </table:table-cell>
          <table:table-cell table:number-columns-repeated="2"/>
          <table:table-cell office:value-type="float" office:value="61">
            <text:p>61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495">
            <text:p>2495</text:p>
          </table:table-cell>
          <table:table-cell office:value-type="string">
            <text:p>GERMAN GROWTH WILL NOT CUT U.S. DEFICIT -BANGEMANN&lt;br/&gt;&lt;br/&gt; <text:s text:c="3"/>BONN, April 24 - Economics Minister Martin Bangemann, who&lt;br/&gt;flies to Washington this weekend for high level talks, said&lt;br/&gt;boosting West German economic growth would not have any&lt;br/&gt;significant effect on the high U.S. Current account deficit.&lt;br/&gt; <text:s text:c="3"/>In a paper prepared ahead of his trip, Bangemann said&lt;br/&gt;Bonn&amp;apos;s trading partners had been asking whether West German&lt;br/&gt;growth was slowing and whether the Federal Republic should not&lt;br/&gt;in the future pursue more strongly expansionary policies.&lt;br/&gt; <text:s text:c="3"/>In the paper Bangemann wrote, &amp;quot;It is not possible to reduce&lt;br/&gt;the U.S. Current account deficit by any signficant amount just&lt;br/&gt;through more stimulation of the West German economy.&amp;quot;&lt;br/&gt; <text:s text:c="3"/>One U.S. Administration policy maker said in Washington&lt;br/&gt;this week that the United States government wanted West Germany&lt;br/&gt;and Japan to reduce their interest rates even further to&lt;br/&gt;stimulate their economies.&lt;br/&gt; <text:s text:c="3"/>Bangemann said it was clear the high mark, as well as&lt;br/&gt;uncertainty about further currency developments, was making&lt;br/&gt;companies here cautious about production plans and investments.&lt;br/&gt; <text:s text:c="3"/>While West Germany did not seek exchange rates which&lt;br/&gt;unilaterally favoured its exports, it favoured more stability&lt;br/&gt;and realistic rates, which corresponded to &amp;quot;fundamentals.&amp;quot;&lt;br/&gt; <text:s text:c="3"/>He welcomed the February &amp;quot;Louvre Agreement&amp;quot; of six industrial&lt;br/&gt;nations to stabilise currencies and said, &amp;quot;(We) expect all&lt;br/&gt;parties to hold by the accords struck there.&amp;quot; West Germany had&lt;br/&gt;fulfilled its pledge of boosting planned tax cuts, he noted.&lt;br/&gt; <text:s text:c="3"/>Despite calls for lower interest rates, Bundesbank&lt;br/&gt;Vice-President Helmut Schlesinger has hinted that central bank&lt;br/&gt;policy may even have to be tightened.&lt;br/&gt; <text:s text:c="3"/>He wrote in a newspaper article published yesterday that&lt;br/&gt;the Bundesbank&amp;apos;s current accommodative stance could not&lt;br/&gt;continue in the long term.&lt;br/&gt; <text:s text:c="3"/>During his trip to Washington, which runs from April 26 to&lt;br/&gt;29, Bangemann will meet Secretary of State George Shultz, trade&lt;br/&gt;envoy Clayton Yeutter, World Bank President Barber Conable, IMF&lt;br/&gt;Managing Director Michel Camdessus and Paul Volcker, Chairman&lt;br/&gt;of the Federal Reserve Board.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45];&quot;,&quot;;[.AC45];&quot;,&quot;; TEXT([.AK45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3K5L8I9NZW6WNNBVOVQ47T8601UK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9UMIKMN9U8PO7RD06NXQ3SU0TWBS5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1:33 GMT 2012</text:p>
          </table:table-cell>
          <table:table-cell office:value-type="string">
            <text:p>Thu Jun 28 23:12:12 GMT 2012</text:p>
          </table:table-cell>
          <table:table-cell office:value-type="string">
            <text:p>Thu Jul 05 16:12:12 PDT 2012</text:p>
          </table:table-cell>
          <table:table-cell office:value-type="string">
            <text:p>Thu Jun 28 18:09:51 PDT 2012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495">
            <text:p>2495</text:p>
          </table:table-cell>
          <table:table-cell office:value-type="string">
            <text:p>GERMAN GROWTH WILL NOT CUT U.S. DEFICIT -BANGEMANN&lt;br/&gt;&lt;br/&gt; <text:s text:c="3"/>BONN, April 24 - Economics Minister Martin Bangemann, who&lt;br/&gt;flies to Washington this weekend for high level talks, said&lt;br/&gt;boosting West German economic growth would not have any&lt;br/&gt;significant effect on the high U.S. Current account deficit.&lt;br/&gt; <text:s text:c="3"/>In a paper prepared ahead of his trip, Bangemann said&lt;br/&gt;Bonn&amp;apos;s trading partners had been asking whether West German&lt;br/&gt;growth was slowing and whether the Federal Republic should not&lt;br/&gt;in the future pursue more strongly expansionary policies.&lt;br/&gt; <text:s text:c="3"/>In the paper Bangemann wrote, &amp;quot;It is not possible to reduce&lt;br/&gt;the U.S. Current account deficit by any signficant amount just&lt;br/&gt;through more stimulation of the West German economy.&amp;quot;&lt;br/&gt; <text:s text:c="3"/>One U.S. Administration policy maker said in Washington&lt;br/&gt;this week that the United States government wanted West Germany&lt;br/&gt;and Japan to reduce their interest rates even further to&lt;br/&gt;stimulate their economies.&lt;br/&gt; <text:s text:c="3"/>Bangemann said it was clear the high mark, as well as&lt;br/&gt;uncertainty about further currency developments, was making&lt;br/&gt;companies here cautious about production plans and investments.&lt;br/&gt; <text:s text:c="3"/>While West Germany did not seek exchange rates which&lt;br/&gt;unilaterally favoured its exports, it favoured more stability&lt;br/&gt;and realistic rates, which corresponded to &amp;quot;fundamentals.&amp;quot;&lt;br/&gt; <text:s text:c="3"/>He welcomed the February &amp;quot;Louvre Agreement&amp;quot; of six industrial&lt;br/&gt;nations to stabilise currencies and said, &amp;quot;(We) expect all&lt;br/&gt;parties to hold by the accords struck there.&amp;quot; West Germany had&lt;br/&gt;fulfilled its pledge of boosting planned tax cuts, he noted.&lt;br/&gt; <text:s text:c="3"/>Despite calls for lower interest rates, Bundesbank&lt;br/&gt;Vice-President Helmut Schlesinger has hinted that central bank&lt;br/&gt;policy may even have to be tightened.&lt;br/&gt; <text:s text:c="3"/>He wrote in a newspaper article published yesterday that&lt;br/&gt;the Bundesbank&amp;apos;s current accommodative stance could not&lt;br/&gt;continue in the long term.&lt;br/&gt; <text:s text:c="3"/>During his trip to Washington, which runs from April 26 to&lt;br/&gt;29, Bangemann will meet Secretary of State George Shultz, trade&lt;br/&gt;envoy Clayton Yeutter, World Bank President Barber Conable, IMF&lt;br/&gt;Managing Director Michel Camdessus and Paul Volcker, Chairman&lt;br/&gt;of the Federal Reserve Board.&lt;br/&gt; REUTER&lt;br/&gt;</text:p>
          </table:table-cell>
          <table:table-cell office:value-type="string">
            <text:p>Bretton Woods system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Bretton_Woods_system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6];&quot;,&quot;;[.AC46];&quot;,&quot;; TEXT([.AK4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3WC1PC6SK9RYHTT6SQEPMAAPD9P1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UHEIB9BAWLS16DVC5OUL3MTT2J2ZZ</text:p>
          </table:table-cell>
          <table:table-cell office:value-type="string">
            <text:p>A2ZUC3INRC7TP3</text:p>
          </table:table-cell>
          <table:table-cell office:value-type="string">
            <text:p>Approved</text:p>
          </table:table-cell>
          <table:table-cell office:value-type="string">
            <text:p>Thu Jun 28 22:47:20 GMT 2012</text:p>
          </table:table-cell>
          <table:table-cell office:value-type="string">
            <text:p>Thu Jun 28 22:47:35 GMT 2012</text:p>
          </table:table-cell>
          <table:table-cell office:value-type="string">
            <text:p>Thu Jul 05 15:47:35 PDT 2012</text:p>
          </table:table-cell>
          <table:table-cell office:value-type="string">
            <text:p>Thu Jun 28 18:09:38 PDT 201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100% (9/9)</text:p>
          </table:table-cell>
          <table:table-cell table:number-columns-repeated="2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290">
            <text:p>8290</text:p>
          </table:table-cell>
          <table:table-cell office:value-type="string">
            <text:p>NO PROOF OF MORE CHERNOBYL GRAIN DAMAGE-DIPLOMATS&lt;br/&gt;&lt;br/&gt; <text:s text:c="3"/>MOSCOW, March 24 - Western agricultural attaches in Moscow&lt;br/&gt;said they had no evidence to substantiate rumours that last&lt;br/&gt;April&amp;apos;s Chernobyl nuclear disaster had a worse effect on Soviet&lt;br/&gt;grain than first reported.&lt;br/&gt; <text:s text:c="3"/>Current Soviet interest in chartering ships to carry grain&lt;br/&gt;from the U.S. Helped prompt the rumours on world markets. But&lt;br/&gt;the diplomats said they had seen no reports in the state press&lt;br/&gt;and heard no comments from officials to substantiate them.&lt;br/&gt; <text:s text:c="3"/>The official media was initially slow in reporting the&lt;br/&gt;accident but, under Kremlin leader Mikhail Gorbachev&amp;apos;s campaign&lt;br/&gt;for openness, gradually gave more and more details.&lt;br/&gt; <text:s text:c="3"/>Land around the nuclear plant was contaminated to varying&lt;br/&gt;degrees. Some is now being used to grow industrial crops&lt;br/&gt;instead of grain.&lt;br/&gt; REUTER&lt;br/&gt;</text:p>
          </table:table-cell>
          <table:table-cell office:value-type="string">
            <text:p>Chernobyl disaster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Chernobyl_disaster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7];&quot;,&quot;;[.AC47];&quot;,&quot;; TEXT([.AK4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3WC1PC6SK9RYHTT6SQEPMAAPD9P1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5GK5UFJ51Y75NC4M8HS9CSTOZQ8B3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2:57 GMT 2012</text:p>
          </table:table-cell>
          <table:table-cell office:value-type="string">
            <text:p>Thu Jun 28 23:36:02 GMT 2012</text:p>
          </table:table-cell>
          <table:table-cell office:value-type="string">
            <text:p>Thu Jul 05 16:36:02 PDT 2012</text:p>
          </table:table-cell>
          <table:table-cell office:value-type="string">
            <text:p>Thu Jun 28 18:09:38 PDT 2012</text:p>
          </table:table-cell>
          <table:table-cell table:number-columns-repeated="2"/>
          <table:table-cell office:value-type="float" office:value="185">
            <text:p>185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290">
            <text:p>8290</text:p>
          </table:table-cell>
          <table:table-cell office:value-type="string">
            <text:p>NO PROOF OF MORE CHERNOBYL GRAIN DAMAGE-DIPLOMATS&lt;br/&gt;&lt;br/&gt; <text:s text:c="3"/>MOSCOW, March 24 - Western agricultural attaches in Moscow&lt;br/&gt;said they had no evidence to substantiate rumours that last&lt;br/&gt;April&amp;apos;s Chernobyl nuclear disaster had a worse effect on Soviet&lt;br/&gt;grain than first reported.&lt;br/&gt; <text:s text:c="3"/>Current Soviet interest in chartering ships to carry grain&lt;br/&gt;from the U.S. Helped prompt the rumours on world markets. But&lt;br/&gt;the diplomats said they had seen no reports in the state press&lt;br/&gt;and heard no comments from officials to substantiate them.&lt;br/&gt; <text:s text:c="3"/>The official media was initially slow in reporting the&lt;br/&gt;accident but, under Kremlin leader Mikhail Gorbachev&amp;apos;s campaign&lt;br/&gt;for openness, gradually gave more and more details.&lt;br/&gt; <text:s text:c="3"/>Land around the nuclear plant was contaminated to varying&lt;br/&gt;degrees. Some is now being used to grow industrial crops&lt;br/&gt;instead of grain.&lt;br/&gt; REUTER&lt;br/&gt;</text:p>
          </table:table-cell>
          <table:table-cell office:value-type="string">
            <text:p>Chernobyl disaster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Chernobyl_disaster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8];&quot;,&quot;;[.AC48];&quot;,&quot;; TEXT([.AK4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3WC1PC6SK9RYHTT6SQEPMAAPD9P1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TOKUDD8XMB35CX47LXU1O6T6P6DOI</text:p>
          </table:table-cell>
          <table:table-cell office:value-type="string">
            <text:p>ARX0S1CIDJLOX</text:p>
          </table:table-cell>
          <table:table-cell office:value-type="string">
            <text:p>Approved</text:p>
          </table:table-cell>
          <table:table-cell office:value-type="string">
            <text:p>Fri Jun 29 00:05:07 GMT 2012</text:p>
          </table:table-cell>
          <table:table-cell office:value-type="string">
            <text:p>Fri Jun 29 00:05:18 GMT 2012</text:p>
          </table:table-cell>
          <table:table-cell office:value-type="string">
            <text:p>Thu Jul 05 17:05:18 PDT 2012</text:p>
          </table:table-cell>
          <table:table-cell office:value-type="string">
            <text:p>Thu Jun 28 18:09:38 PDT 2012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290">
            <text:p>8290</text:p>
          </table:table-cell>
          <table:table-cell office:value-type="string">
            <text:p>NO PROOF OF MORE CHERNOBYL GRAIN DAMAGE-DIPLOMATS&lt;br/&gt;&lt;br/&gt; <text:s text:c="3"/>MOSCOW, March 24 - Western agricultural attaches in Moscow&lt;br/&gt;said they had no evidence to substantiate rumours that last&lt;br/&gt;April&amp;apos;s Chernobyl nuclear disaster had a worse effect on Soviet&lt;br/&gt;grain than first reported.&lt;br/&gt; <text:s text:c="3"/>Current Soviet interest in chartering ships to carry grain&lt;br/&gt;from the U.S. Helped prompt the rumours on world markets. But&lt;br/&gt;the diplomats said they had seen no reports in the state press&lt;br/&gt;and heard no comments from officials to substantiate them.&lt;br/&gt; <text:s text:c="3"/>The official media was initially slow in reporting the&lt;br/&gt;accident but, under Kremlin leader Mikhail Gorbachev&amp;apos;s campaign&lt;br/&gt;for openness, gradually gave more and more details.&lt;br/&gt; <text:s text:c="3"/>Land around the nuclear plant was contaminated to varying&lt;br/&gt;degrees. Some is now being used to grow industrial crops&lt;br/&gt;instead of grain.&lt;br/&gt; REUTER&lt;br/&gt;</text:p>
          </table:table-cell>
          <table:table-cell office:value-type="string">
            <text:p>Chernobyl disaster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Chernobyl_disaster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49];&quot;,&quot;;[.AC49];&quot;,&quot;; TEXT([.AK4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4ASCXKNQY2RRS8BA9MEBHR0KL3P0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47J51Y7QEOZU7EX8MJTUOFXTO1FCW</text:p>
          </table:table-cell>
          <table:table-cell office:value-type="string">
            <text:p>A1921WAT7ZSZKA</text:p>
          </table:table-cell>
          <table:table-cell office:value-type="string">
            <text:p>Approved</text:p>
          </table:table-cell>
          <table:table-cell office:value-type="string">
            <text:p>Thu Jun 28 22:50:33 GMT 2012</text:p>
          </table:table-cell>
          <table:table-cell office:value-type="string">
            <text:p>Thu Jun 28 22:51:47 GMT 2012</text:p>
          </table:table-cell>
          <table:table-cell office:value-type="string">
            <text:p>Thu Jul 05 15:51:47 PDT 2012</text:p>
          </table:table-cell>
          <table:table-cell office:value-type="string">
            <text:p>Thu Jun 28 18:09:23 PDT 2012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3" office:value-type="string">
            <text:p>100% (2/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19">
            <text:p>8919</text:p>
          </table:table-cell>
          <table:table-cell office:value-type="string">
            <text:p>GERMAN INDUSTRIAL EMPLOYMENT SEEN STAGNATING&lt;br/&gt;&lt;br/&gt; <text:s text:c="3"/>WEST BERLIN, April 8 - The number of workers employed in&lt;br/&gt;the West German industrial sector stagnated in the last quarter&lt;br/&gt;of 1986 as a 50,000 increase in overall employment benefited&lt;br/&gt;only the services branch, the DIW economic institute said.&lt;br/&gt; <text:s text:c="3"/>A DIW report added the general downturn in the economy&lt;br/&gt;since last Autumn had had a negative effect on the willingness&lt;br/&gt;of firms to take on workers. It referred to a marked downturn&lt;br/&gt;in the number of workers taken on in the capital goods sector.&lt;br/&gt; <text:s text:c="3"/>New orders for manufacturing industry goods have mostly&lt;br/&gt;fallen or stagnated in recent months, but data for February&lt;br/&gt;finally showed a reversal of the trend, with a 1.9 pct rise.&lt;br/&gt; REUTER&lt;br/&gt;</text:p>
          </table:table-cell>
          <table:table-cell office:value-type="string">
            <text:p>Nationalization of oil supplies</text:p>
          </table:table-cell>
          <table:table-cell office:value-type="string">
            <text:p>Economy of Paraguay</text:p>
          </table:table-cell>
          <table:table-cell office:value-type="string">
            <text:p>http://en.wikipedia.org/wiki/Nationalization_of_oil_supplies</text:p>
          </table:table-cell>
          <table:table-cell office:value-type="string">
            <text:p>http://en.wikipedia.org/wiki/Economy_of_Paragua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0];&quot;,&quot;;[.AC50];&quot;,&quot;; TEXT([.AK5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4ASCXKNQY2RRS8BA9MEBHR0KL3P0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V7Q0ONNVRH1ZQCELQIBF6NVBWVVMK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1:32 GMT 2012</text:p>
          </table:table-cell>
          <table:table-cell office:value-type="string">
            <text:p>Fri Jun 29 00:01:40 GMT 2012</text:p>
          </table:table-cell>
          <table:table-cell office:value-type="string">
            <text:p>Thu Jul 05 17:01:40 PDT 2012</text:p>
          </table:table-cell>
          <table:table-cell office:value-type="string">
            <text:p>Thu Jun 28 18:09:23 PDT 201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19">
            <text:p>8919</text:p>
          </table:table-cell>
          <table:table-cell office:value-type="string">
            <text:p>GERMAN INDUSTRIAL EMPLOYMENT SEEN STAGNATING&lt;br/&gt;&lt;br/&gt; <text:s text:c="3"/>WEST BERLIN, April 8 - The number of workers employed in&lt;br/&gt;the West German industrial sector stagnated in the last quarter&lt;br/&gt;of 1986 as a 50,000 increase in overall employment benefited&lt;br/&gt;only the services branch, the DIW economic institute said.&lt;br/&gt; <text:s text:c="3"/>A DIW report added the general downturn in the economy&lt;br/&gt;since last Autumn had had a negative effect on the willingness&lt;br/&gt;of firms to take on workers. It referred to a marked downturn&lt;br/&gt;in the number of workers taken on in the capital goods sector.&lt;br/&gt; <text:s text:c="3"/>New orders for manufacturing industry goods have mostly&lt;br/&gt;fallen or stagnated in recent months, but data for February&lt;br/&gt;finally showed a reversal of the trend, with a 1.9 pct rise.&lt;br/&gt; REUTER&lt;br/&gt;</text:p>
          </table:table-cell>
          <table:table-cell office:value-type="string">
            <text:p>Nationalization of oil supplies</text:p>
          </table:table-cell>
          <table:table-cell office:value-type="string">
            <text:p>Economy of Paraguay</text:p>
          </table:table-cell>
          <table:table-cell office:value-type="string">
            <text:p>http://en.wikipedia.org/wiki/Nationalization_of_oil_supplies</text:p>
          </table:table-cell>
          <table:table-cell office:value-type="string">
            <text:p>http://en.wikipedia.org/wiki/Economy_of_Paragua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1];&quot;,&quot;;[.AC51];&quot;,&quot;; TEXT([.AK51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4ASCXKNQY2RRS8BA9MEBHR0KL3P0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6QB49F9SSSHCAPOVXJTDH5FAUESW2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0:46 GMT 2012</text:p>
          </table:table-cell>
          <table:table-cell office:value-type="string">
            <text:p>Thu Jun 28 23:41:11 GMT 2012</text:p>
          </table:table-cell>
          <table:table-cell office:value-type="string">
            <text:p>Thu Jul 05 16:41:11 PDT 2012</text:p>
          </table:table-cell>
          <table:table-cell office:value-type="string">
            <text:p>Thu Jun 28 18:09:23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19">
            <text:p>8919</text:p>
          </table:table-cell>
          <table:table-cell office:value-type="string">
            <text:p>GERMAN INDUSTRIAL EMPLOYMENT SEEN STAGNATING&lt;br/&gt;&lt;br/&gt; <text:s text:c="3"/>WEST BERLIN, April 8 - The number of workers employed in&lt;br/&gt;the West German industrial sector stagnated in the last quarter&lt;br/&gt;of 1986 as a 50,000 increase in overall employment benefited&lt;br/&gt;only the services branch, the DIW economic institute said.&lt;br/&gt; <text:s text:c="3"/>A DIW report added the general downturn in the economy&lt;br/&gt;since last Autumn had had a negative effect on the willingness&lt;br/&gt;of firms to take on workers. It referred to a marked downturn&lt;br/&gt;in the number of workers taken on in the capital goods sector.&lt;br/&gt; <text:s text:c="3"/>New orders for manufacturing industry goods have mostly&lt;br/&gt;fallen or stagnated in recent months, but data for February&lt;br/&gt;finally showed a reversal of the trend, with a 1.9 pct rise.&lt;br/&gt; REUTER&lt;br/&gt;</text:p>
          </table:table-cell>
          <table:table-cell office:value-type="string">
            <text:p>Nationalization of oil supplies</text:p>
          </table:table-cell>
          <table:table-cell office:value-type="string">
            <text:p>Economy of Paraguay</text:p>
          </table:table-cell>
          <table:table-cell office:value-type="string">
            <text:p>http://en.wikipedia.org/wiki/Nationalization_of_oil_supplies</text:p>
          </table:table-cell>
          <table:table-cell office:value-type="string">
            <text:p>http://en.wikipedia.org/wiki/Economy_of_Paragua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2];&quot;,&quot;;[.AC52];&quot;,&quot;; TEXT([.AK52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4ZMVHVKCJ01GTQCBTY9SQW61Z957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MOYB49F9SSSW6P6QYES15H5HJUVR8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05:37 GMT 2012</text:p>
          </table:table-cell>
          <table:table-cell office:value-type="string">
            <text:p>Fri Jun 29 00:05:53 GMT 2012</text:p>
          </table:table-cell>
          <table:table-cell office:value-type="string">
            <text:p>Thu Jul 05 17:05:53 PDT 2012</text:p>
          </table:table-cell>
          <table:table-cell office:value-type="string">
            <text:p>Thu Jun 28 18:09:21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719">
            <text:p>9719</text:p>
          </table:table-cell>
          <table:table-cell office:value-type="string">
            <text:p>INDONESIAN RUPIAH SLIPS AGAINST MARK AND YEN&lt;br/&gt;&lt;br/&gt; <text:s text:c="3"/>JAKARTA, March 30 - The Indonesian rupiah has held steady&lt;br/&gt;since its 31 pct devaluation against the dollar six months ago,&lt;br/&gt;but has slipped against the mark and to a lesser extent against&lt;br/&gt;the yen, according to central bank figures.&lt;br/&gt; <text:s text:c="3"/>In the past month, the rupiah has fallen five pct against&lt;br/&gt;the yen. Today&amp;apos;s middle rate per 100 yen was 1,129.78 against&lt;br/&gt;1,075.20 at end-February and 1,058.6 at devaluation in&lt;br/&gt;September.&lt;br/&gt; <text:s text:c="3"/>Bank Indonesia&amp;apos;s quoted rate for the dollar, the main&lt;br/&gt;currency for Indonesia&amp;apos;s oil and gas exports, was 1,644.0&lt;br/&gt;today, the same rate fixed at the time of devaluation.&lt;br/&gt; <text:s text:c="3"/>The rate for the West German mark was 913.28 today, a sharp&lt;br/&gt;drop from September when it was 786.06.&lt;br/&gt; <text:s text:c="3"/>The British pound has risen to 2,657.93 against 2,429.83.&lt;br/&gt; <text:s text:c="2"/>The value of the rupiah is set daily against a basket of&lt;br/&gt;currencies by the central bank.&lt;br/&gt; <text:s text:c="3"/>The rise in the value of the mark and the yen has hit&lt;br/&gt;Indonesia by increasing its debt servicing levels. Its total&lt;br/&gt;disbursed foreign debt is estimated by the World Bank at 37&lt;br/&gt;billion dlrs.&lt;br/&gt; <text:s text:c="3"/>Japan is one of Indonesia&amp;apos;s key trading partners, taking&lt;br/&gt;half its oil export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Indonesian rupiah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Indonesian_rupia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3];&quot;,&quot;;[.AC53];&quot;,&quot;; TEXT([.AK53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4ZMVHVKCJ01GTQCBTY9SQW61Z957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VQHVI44OS2K03WIUOQSJAP5DC9Z5W</text:p>
          </table:table-cell>
          <table:table-cell office:value-type="string">
            <text:p>A2Q5992OUQIKNQ</text:p>
          </table:table-cell>
          <table:table-cell office:value-type="string">
            <text:p>Approved</text:p>
          </table:table-cell>
          <table:table-cell office:value-type="string">
            <text:p>Thu Jun 28 23:20:25 GMT 2012</text:p>
          </table:table-cell>
          <table:table-cell office:value-type="string">
            <text:p>Thu Jun 28 23:21:03 GMT 2012</text:p>
          </table:table-cell>
          <table:table-cell office:value-type="string">
            <text:p>Thu Jul 05 16:21:03 PDT 2012</text:p>
          </table:table-cell>
          <table:table-cell office:value-type="string">
            <text:p>Thu Jun 28 18:09:21 PDT 2012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3" office:value-type="string">
            <text:p>100% (5/5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719">
            <text:p>9719</text:p>
          </table:table-cell>
          <table:table-cell office:value-type="string">
            <text:p>INDONESIAN RUPIAH SLIPS AGAINST MARK AND YEN&lt;br/&gt;&lt;br/&gt; <text:s text:c="3"/>JAKARTA, March 30 - The Indonesian rupiah has held steady&lt;br/&gt;since its 31 pct devaluation against the dollar six months ago,&lt;br/&gt;but has slipped against the mark and to a lesser extent against&lt;br/&gt;the yen, according to central bank figures.&lt;br/&gt; <text:s text:c="3"/>In the past month, the rupiah has fallen five pct against&lt;br/&gt;the yen. Today&amp;apos;s middle rate per 100 yen was 1,129.78 against&lt;br/&gt;1,075.20 at end-February and 1,058.6 at devaluation in&lt;br/&gt;September.&lt;br/&gt; <text:s text:c="3"/>Bank Indonesia&amp;apos;s quoted rate for the dollar, the main&lt;br/&gt;currency for Indonesia&amp;apos;s oil and gas exports, was 1,644.0&lt;br/&gt;today, the same rate fixed at the time of devaluation.&lt;br/&gt; <text:s text:c="3"/>The rate for the West German mark was 913.28 today, a sharp&lt;br/&gt;drop from September when it was 786.06.&lt;br/&gt; <text:s text:c="3"/>The British pound has risen to 2,657.93 against 2,429.83.&lt;br/&gt; <text:s text:c="2"/>The value of the rupiah is set daily against a basket of&lt;br/&gt;currencies by the central bank.&lt;br/&gt; <text:s text:c="3"/>The rise in the value of the mark and the yen has hit&lt;br/&gt;Indonesia by increasing its debt servicing levels. Its total&lt;br/&gt;disbursed foreign debt is estimated by the World Bank at 37&lt;br/&gt;billion dlrs.&lt;br/&gt; <text:s text:c="3"/>Japan is one of Indonesia&amp;apos;s key trading partners, taking&lt;br/&gt;half its oil export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Indonesian rupiah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Indonesian_rupia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4];&quot;,&quot;;[.AC54];&quot;,&quot;; TEXT([.AK54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4ZMVHVKCJ01GTQCBTY9SQW61Z957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5CCJ011K274YGXPX6X1GN46W8PCAH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3:58 GMT 2012</text:p>
          </table:table-cell>
          <table:table-cell office:value-type="string">
            <text:p>Thu Jun 28 23:24:11 GMT 2012</text:p>
          </table:table-cell>
          <table:table-cell office:value-type="string">
            <text:p>Thu Jul 05 16:24:11 PDT 2012</text:p>
          </table:table-cell>
          <table:table-cell office:value-type="string">
            <text:p>Thu Jun 28 18:09:21 PDT 201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719">
            <text:p>9719</text:p>
          </table:table-cell>
          <table:table-cell office:value-type="string">
            <text:p>INDONESIAN RUPIAH SLIPS AGAINST MARK AND YEN&lt;br/&gt;&lt;br/&gt; <text:s text:c="3"/>JAKARTA, March 30 - The Indonesian rupiah has held steady&lt;br/&gt;since its 31 pct devaluation against the dollar six months ago,&lt;br/&gt;but has slipped against the mark and to a lesser extent against&lt;br/&gt;the yen, according to central bank figures.&lt;br/&gt; <text:s text:c="3"/>In the past month, the rupiah has fallen five pct against&lt;br/&gt;the yen. Today&amp;apos;s middle rate per 100 yen was 1,129.78 against&lt;br/&gt;1,075.20 at end-February and 1,058.6 at devaluation in&lt;br/&gt;September.&lt;br/&gt; <text:s text:c="3"/>Bank Indonesia&amp;apos;s quoted rate for the dollar, the main&lt;br/&gt;currency for Indonesia&amp;apos;s oil and gas exports, was 1,644.0&lt;br/&gt;today, the same rate fixed at the time of devaluation.&lt;br/&gt; <text:s text:c="3"/>The rate for the West German mark was 913.28 today, a sharp&lt;br/&gt;drop from September when it was 786.06.&lt;br/&gt; <text:s text:c="3"/>The British pound has risen to 2,657.93 against 2,429.83.&lt;br/&gt; <text:s text:c="2"/>The value of the rupiah is set daily against a basket of&lt;br/&gt;currencies by the central bank.&lt;br/&gt; <text:s text:c="3"/>The rise in the value of the mark and the yen has hit&lt;br/&gt;Indonesia by increasing its debt servicing levels. Its total&lt;br/&gt;disbursed foreign debt is estimated by the World Bank at 37&lt;br/&gt;billion dlrs.&lt;br/&gt; <text:s text:c="3"/>Japan is one of Indonesia&amp;apos;s key trading partners, taking&lt;br/&gt;half its oil export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Indonesian rupiah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Indonesian_rupia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5];&quot;,&quot;;[.AC55];&quot;,&quot;; TEXT([.AK5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6E1INMHGYQ4YCBFIG2FUFFOYP3K7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WNHVKCJ011KHGSOEJBQ4618PFI978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3:43 GMT 2012</text:p>
          </table:table-cell>
          <table:table-cell office:value-type="string">
            <text:p>Fri Jun 29 00:03:49 GMT 2012</text:p>
          </table:table-cell>
          <table:table-cell office:value-type="string">
            <text:p>Thu Jul 05 17:03:49 PDT 2012</text:p>
          </table:table-cell>
          <table:table-cell office:value-type="string">
            <text:p>Thu Jun 28 18:09:33 PDT 201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582">
            <text:p>7582</text:p>
          </table:table-cell>
          <table:table-cell office:value-type="string">
            <text:p>ITALIAN 1986 GDP UP 2.7 PCT, UNEMPLOYMENT RISES&lt;br/&gt;&lt;br/&gt; <text:s text:c="3"/>ROME, March 26 - Extracts from a report by Italy&amp;apos;s Budget&lt;br/&gt;Ministry on the country&amp;apos;s economic development in 1986 showed&lt;br/&gt;gross domestic product (GDP) 2.7 pct higher in real terms than&lt;br/&gt;in 1985 but a rise in unemployment.&lt;br/&gt; <text:s text:c="3"/>GDP calculated at 1980 prices rose to 434,682 billion lire&lt;br/&gt;last year from 423,064 billion in 1985. On a current prices&lt;br/&gt;basis, GDP was up 11 pct, totalling 894,362 billion lire in&lt;br/&gt;1986 against 805,754 billion in 1985.&lt;br/&gt; <text:s text:c="4"/>But growth was insufficient to prevent a rise in&lt;br/&gt;unemployment to 11.1 pct last year from 10.3 pct in 1985, the&lt;br/&gt;ministry said.&lt;br/&gt; <text:s text:c="3"/>The report said falling oil prices and the depreciation of&lt;br/&gt;the dollar during 1986 had favoured oil-importing countries&lt;br/&gt;such as Italy.&lt;br/&gt; <text:s text:c="3"/>These factors helped Italy cut inflation to an average 6.3&lt;br/&gt;pct in 1986, down from 9.3 pct in 1985.&lt;br/&gt; <text:s text:c="3"/>They also helped a major improvement in the trade balance.&lt;br/&gt; <text:s text:c="3"/>On the basis of data recently recalculated by the national&lt;br/&gt;statistics institute Istat, Italy had a trade deficit in 1986&lt;br/&gt;of 3,722 billion lire, the report said. This slightly revises a&lt;br/&gt;previous deficit figure of 3,717 billion issued by Istat and&lt;br/&gt;compares with a negative balance of 23,085 billion for 1985.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Nationalization of oil supplies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Nationalization_of_oil_suppl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6];&quot;,&quot;;[.AC56];&quot;,&quot;; TEXT([.AK56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6E1INMHGYQ4YCBFIG2FUFFOYP3K7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NH8PJWKUDD8CVZ8XD0Z8B6UVZGK9N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5:16 GMT 2012</text:p>
          </table:table-cell>
          <table:table-cell office:value-type="string">
            <text:p>Thu Jun 28 23:26:03 GMT 2012</text:p>
          </table:table-cell>
          <table:table-cell office:value-type="string">
            <text:p>Thu Jul 05 16:26:03 PDT 2012</text:p>
          </table:table-cell>
          <table:table-cell office:value-type="string">
            <text:p>Thu Jun 28 18:09:33 PDT 2012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582">
            <text:p>7582</text:p>
          </table:table-cell>
          <table:table-cell office:value-type="string">
            <text:p>ITALIAN 1986 GDP UP 2.7 PCT, UNEMPLOYMENT RISES&lt;br/&gt;&lt;br/&gt; <text:s text:c="3"/>ROME, March 26 - Extracts from a report by Italy&amp;apos;s Budget&lt;br/&gt;Ministry on the country&amp;apos;s economic development in 1986 showed&lt;br/&gt;gross domestic product (GDP) 2.7 pct higher in real terms than&lt;br/&gt;in 1985 but a rise in unemployment.&lt;br/&gt; <text:s text:c="3"/>GDP calculated at 1980 prices rose to 434,682 billion lire&lt;br/&gt;last year from 423,064 billion in 1985. On a current prices&lt;br/&gt;basis, GDP was up 11 pct, totalling 894,362 billion lire in&lt;br/&gt;1986 against 805,754 billion in 1985.&lt;br/&gt; <text:s text:c="4"/>But growth was insufficient to prevent a rise in&lt;br/&gt;unemployment to 11.1 pct last year from 10.3 pct in 1985, the&lt;br/&gt;ministry said.&lt;br/&gt; <text:s text:c="3"/>The report said falling oil prices and the depreciation of&lt;br/&gt;the dollar during 1986 had favoured oil-importing countries&lt;br/&gt;such as Italy.&lt;br/&gt; <text:s text:c="3"/>These factors helped Italy cut inflation to an average 6.3&lt;br/&gt;pct in 1986, down from 9.3 pct in 1985.&lt;br/&gt; <text:s text:c="3"/>They also helped a major improvement in the trade balance.&lt;br/&gt; <text:s text:c="3"/>On the basis of data recently recalculated by the national&lt;br/&gt;statistics institute Istat, Italy had a trade deficit in 1986&lt;br/&gt;of 3,722 billion lire, the report said. This slightly revises a&lt;br/&gt;previous deficit figure of 3,717 billion issued by Istat and&lt;br/&gt;compares with a negative balance of 23,085 billion for 1985.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Nationalization of oil supplies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Nationalization_of_oil_suppli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7];&quot;,&quot;;[.AC57];&quot;,&quot;; TEXT([.AK5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6E1INMHGYQ4YCBFIG2FUFFOYP3K7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WGFXRDS4IC1T71S4T6M91A2K69VYA</text:p>
          </table:table-cell>
          <table:table-cell office:value-type="string">
            <text:p>ARX0S1CIDJLOX</text:p>
          </table:table-cell>
          <table:table-cell office:value-type="string">
            <text:p>Approved</text:p>
          </table:table-cell>
          <table:table-cell office:value-type="string">
            <text:p>Fri Jun 29 00:06:33 GMT 2012</text:p>
          </table:table-cell>
          <table:table-cell office:value-type="string">
            <text:p>Fri Jun 29 00:07:19 GMT 2012</text:p>
          </table:table-cell>
          <table:table-cell office:value-type="string">
            <text:p>Thu Jul 05 17:07:19 PDT 2012</text:p>
          </table:table-cell>
          <table:table-cell office:value-type="string">
            <text:p>Thu Jun 28 18:09:33 PDT 2012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3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582">
            <text:p>7582</text:p>
          </table:table-cell>
          <table:table-cell office:value-type="string">
            <text:p>ITALIAN 1986 GDP UP 2.7 PCT, UNEMPLOYMENT RISES&lt;br/&gt;&lt;br/&gt; <text:s text:c="3"/>ROME, March 26 - Extracts from a report by Italy&amp;apos;s Budget&lt;br/&gt;Ministry on the country&amp;apos;s economic development in 1986 showed&lt;br/&gt;gross domestic product (GDP) 2.7 pct higher in real terms than&lt;br/&gt;in 1985 but a rise in unemployment.&lt;br/&gt; <text:s text:c="3"/>GDP calculated at 1980 prices rose to 434,682 billion lire&lt;br/&gt;last year from 423,064 billion in 1985. On a current prices&lt;br/&gt;basis, GDP was up 11 pct, totalling 894,362 billion lire in&lt;br/&gt;1986 against 805,754 billion in 1985.&lt;br/&gt; <text:s text:c="4"/>But growth was insufficient to prevent a rise in&lt;br/&gt;unemployment to 11.1 pct last year from 10.3 pct in 1985, the&lt;br/&gt;ministry said.&lt;br/&gt; <text:s text:c="3"/>The report said falling oil prices and the depreciation of&lt;br/&gt;the dollar during 1986 had favoured oil-importing countries&lt;br/&gt;such as Italy.&lt;br/&gt; <text:s text:c="3"/>These factors helped Italy cut inflation to an average 6.3&lt;br/&gt;pct in 1986, down from 9.3 pct in 1985.&lt;br/&gt; <text:s text:c="3"/>They also helped a major improvement in the trade balance.&lt;br/&gt; <text:s text:c="3"/>On the basis of data recently recalculated by the national&lt;br/&gt;statistics institute Istat, Italy had a trade deficit in 1986&lt;br/&gt;of 3,722 billion lire, the report said. This slightly revises a&lt;br/&gt;previous deficit figure of 3,717 billion issued by Istat and&lt;br/&gt;compares with a negative balance of 23,085 billion for 1985.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Nationalization of oil supplies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Nationalization_of_oil_suppli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58];&quot;,&quot;;[.AC58];&quot;,&quot;; TEXT([.AK58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6EZ9RNDWIOVG1VXUD4TOU13Y4KFU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YNR14IXKO2LOB5JJ61653YOENRBAB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2:12 GMT 2012</text:p>
          </table:table-cell>
          <table:table-cell office:value-type="string">
            <text:p>Fri Jun 29 00:02:32 GMT 2012</text:p>
          </table:table-cell>
          <table:table-cell office:value-type="string">
            <text:p>Thu Jul 05 17:02:32 PDT 2012</text:p>
          </table:table-cell>
          <table:table-cell office:value-type="string">
            <text:p>Thu Jun 28 18:09:54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TRACER</text:p>
          </table:table-cell>
          <table:table-cell office:value-type="float" office:value="5258">
            <text:p>5258</text:p>
          </table:table-cell>
          <table:table-cell office:value-type="string">
            <text:p>WALL STREET STOCKS/ANACOMP INC &amp;lt;AAC&amp;gt;&lt;br/&gt;&lt;br/&gt; <text:s text:c="3"/>CHICAGO, March 3 - Anacomp Inc, one of the most actively&lt;br/&gt;traded NYSE issues, rose today as at least one analyst expected&lt;br/&gt;earnings to be boosted by its planned acquisition of a&lt;br/&gt;micrographics company.&lt;br/&gt; <text:s text:c="3"/>Anacomp rose 1/2 to 6-3/4 on volume of 950,000 shares after&lt;br/&gt;trading as high as seven earlier.&lt;br/&gt; <text:s text:c="3"/>Howard Harlow, analyst at Whale Securities Corp, said&lt;br/&gt;Anacomp&amp;apos;s earnings for fiscal 1987 ending September 31 could be&lt;br/&gt;doubled to 80 cts a share from the 40 cts a share he had&lt;br/&gt;forecast before Anacomp agreed to buy DatagraphiX, a&lt;br/&gt;micrographics firm, from General Dynamics Corp &amp;lt;GD&amp;gt;.&lt;br/&gt; <text:s text:c="3"/>&amp;quot;The company can earn 80 cts a share in fiscal 1987, maybe&lt;br/&gt;as much as a dlr a share, because of DatagraphiX,&amp;quot; Harlow said.&lt;br/&gt;&amp;quot;Most of the benefit will be in the fourth qtr because it will&lt;br/&gt;integrate the company in the second half.&amp;quot;&lt;br/&gt; <text:s text:c="3"/>Anacomp&amp;apos;s earnings will be less if it has problems&lt;br/&gt;integrating DatagraphiX, Harlow said.&lt;br/&gt; <text:s text:c="3"/>A spokesman at Anacomp said the company expects to complete&lt;br/&gt;its deal for DatagraphiX later this month. She would not say&lt;br/&gt;how much it will pay for DatagraphiX, but noted that&lt;br/&gt;DatagraphiX contributed 10 mln dlrs in earnings to General&lt;br/&gt;Dynamics on revenues of 239 mln dlrs in 1986.&lt;br/&gt; <text:s text:c="3"/>Harlow said a fellow analyst at Whale Securities estimates&lt;br/&gt;that Anacomp will pay between 100 mln dlrs to 150 mln dlrs for&lt;br/&gt;DatagraphiX. &amp;quot;The estimates on the street narrow it down to&lt;br/&gt;between 110 mln dlrs and 130 mln dlrs,&amp;quot; Harlow added.&lt;br/&gt; <text:s text:c="3"/>Anacomp reported net of 2.8 mln dlrs or nine cts a share in&lt;br/&gt;its first qtr ended December 31, up from 301,000 dlrs or one ct&lt;br/&gt;a share.&lt;br/&gt; <text:s text:c="3"/>In Anacomp&amp;apos;s fiscal 1986 it earned 4,073,000 dlrs or 13 cts&lt;br/&gt;a share.&lt;br/&gt; <text:s text:c="3"/>Whale Securities recommends buying the stock, Harlow said.&lt;br/&gt; Reuter&lt;br/&gt;</text:p>
          </table:table-cell>
          <table:table-cell office:value-type="string">
            <text:p>Canada–Mali relations</text:p>
          </table:table-cell>
          <table:table-cell office:value-type="string">
            <text:p>Harrison Jeffords</text:p>
          </table:table-cell>
          <table:table-cell office:value-type="string">
            <text:p>http://en.wikipedia.org/wiki/Canada–Mali_relations</text:p>
          </table:table-cell>
          <table:table-cell office:value-type="string">
            <text:p>http://en.wikipedia.org/wiki/Harrison_Jefford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59];&quot;,&quot;;[.AC59];&quot;,&quot;; TEXT([.AK59];&quot;#&quot;))" office:value-type="string" office:string-value="EDA,TRACER,1">
            <text:p>EDA,TRACER,1</text:p>
          </table:table-cell>
          <table:table-cell table:number-columns-repeated="10"/>
        </table:table-row>
        <table:table-row table:style-name="ro1">
          <table:table-cell office:value-type="string">
            <text:p>26EZ9RNDWIOVG1VXUD4TOU13Y4KFU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80TNKIMZSM5ZO5X9YD0XGVF5TVZC4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4:12 GMT 2012</text:p>
          </table:table-cell>
          <table:table-cell office:value-type="string">
            <text:p>Thu Jun 28 23:24:35 GMT 2012</text:p>
          </table:table-cell>
          <table:table-cell office:value-type="string">
            <text:p>Thu Jul 05 16:24:35 PDT 2012</text:p>
          </table:table-cell>
          <table:table-cell office:value-type="string">
            <text:p>Thu Jun 28 18:09:53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TRACER</text:p>
          </table:table-cell>
          <table:table-cell office:value-type="float" office:value="5258">
            <text:p>5258</text:p>
          </table:table-cell>
          <table:table-cell office:value-type="string">
            <text:p>WALL STREET STOCKS/ANACOMP INC &amp;lt;AAC&amp;gt;&lt;br/&gt;&lt;br/&gt; <text:s text:c="3"/>CHICAGO, March 3 - Anacomp Inc, one of the most actively&lt;br/&gt;traded NYSE issues, rose today as at least one analyst expected&lt;br/&gt;earnings to be boosted by its planned acquisition of a&lt;br/&gt;micrographics company.&lt;br/&gt; <text:s text:c="3"/>Anacomp rose 1/2 to 6-3/4 on volume of 950,000 shares after&lt;br/&gt;trading as high as seven earlier.&lt;br/&gt; <text:s text:c="3"/>Howard Harlow, analyst at Whale Securities Corp, said&lt;br/&gt;Anacomp&amp;apos;s earnings for fiscal 1987 ending September 31 could be&lt;br/&gt;doubled to 80 cts a share from the 40 cts a share he had&lt;br/&gt;forecast before Anacomp agreed to buy DatagraphiX, a&lt;br/&gt;micrographics firm, from General Dynamics Corp &amp;lt;GD&amp;gt;.&lt;br/&gt; <text:s text:c="3"/>&amp;quot;The company can earn 80 cts a share in fiscal 1987, maybe&lt;br/&gt;as much as a dlr a share, because of DatagraphiX,&amp;quot; Harlow said.&lt;br/&gt;&amp;quot;Most of the benefit will be in the fourth qtr because it will&lt;br/&gt;integrate the company in the second half.&amp;quot;&lt;br/&gt; <text:s text:c="3"/>Anacomp&amp;apos;s earnings will be less if it has problems&lt;br/&gt;integrating DatagraphiX, Harlow said.&lt;br/&gt; <text:s text:c="3"/>A spokesman at Anacomp said the company expects to complete&lt;br/&gt;its deal for DatagraphiX later this month. She would not say&lt;br/&gt;how much it will pay for DatagraphiX, but noted that&lt;br/&gt;DatagraphiX contributed 10 mln dlrs in earnings to General&lt;br/&gt;Dynamics on revenues of 239 mln dlrs in 1986.&lt;br/&gt; <text:s text:c="3"/>Harlow said a fellow analyst at Whale Securities estimates&lt;br/&gt;that Anacomp will pay between 100 mln dlrs to 150 mln dlrs for&lt;br/&gt;DatagraphiX. &amp;quot;The estimates on the street narrow it down to&lt;br/&gt;between 110 mln dlrs and 130 mln dlrs,&amp;quot; Harlow added.&lt;br/&gt; <text:s text:c="3"/>Anacomp reported net of 2.8 mln dlrs or nine cts a share in&lt;br/&gt;its first qtr ended December 31, up from 301,000 dlrs or one ct&lt;br/&gt;a share.&lt;br/&gt; <text:s text:c="3"/>In Anacomp&amp;apos;s fiscal 1986 it earned 4,073,000 dlrs or 13 cts&lt;br/&gt;a share.&lt;br/&gt; <text:s text:c="3"/>Whale Securities recommends buying the stock, Harlow said.&lt;br/&gt; Reuter&lt;br/&gt;</text:p>
          </table:table-cell>
          <table:table-cell office:value-type="string">
            <text:p>Canada–Mali relations</text:p>
          </table:table-cell>
          <table:table-cell office:value-type="string">
            <text:p>Harrison Jeffords</text:p>
          </table:table-cell>
          <table:table-cell office:value-type="string">
            <text:p>http://en.wikipedia.org/wiki/Canada–Mali_relations</text:p>
          </table:table-cell>
          <table:table-cell office:value-type="string">
            <text:p>http://en.wikipedia.org/wiki/Harrison_Jefford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0];&quot;,&quot;;[.AC60];&quot;,&quot;; TEXT([.AK60];&quot;#&quot;))" office:value-type="string" office:string-value="EDA,TRACER,2">
            <text:p>EDA,TRACER,2</text:p>
          </table:table-cell>
          <table:table-cell table:number-columns-repeated="10"/>
        </table:table-row>
        <table:table-row table:style-name="ro1">
          <table:table-cell office:value-type="string">
            <text:p>26EZ9RNDWIOVG1VXUD4TOU13Y4KFU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P006UFBNFSVV39KAJWS46NG3Q3H30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50:34 GMT 2012</text:p>
          </table:table-cell>
          <table:table-cell office:value-type="string">
            <text:p>Thu Jun 28 23:51:49 GMT 2012</text:p>
          </table:table-cell>
          <table:table-cell office:value-type="string">
            <text:p>Thu Jul 05 16:51:49 PDT 2012</text:p>
          </table:table-cell>
          <table:table-cell office:value-type="string">
            <text:p>Thu Jun 28 18:09:53 PDT 201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TRACER</text:p>
          </table:table-cell>
          <table:table-cell office:value-type="float" office:value="5258">
            <text:p>5258</text:p>
          </table:table-cell>
          <table:table-cell office:value-type="string">
            <text:p>WALL STREET STOCKS/ANACOMP INC &amp;lt;AAC&amp;gt;&lt;br/&gt;&lt;br/&gt; <text:s text:c="3"/>CHICAGO, March 3 - Anacomp Inc, one of the most actively&lt;br/&gt;traded NYSE issues, rose today as at least one analyst expected&lt;br/&gt;earnings to be boosted by its planned acquisition of a&lt;br/&gt;micrographics company.&lt;br/&gt; <text:s text:c="3"/>Anacomp rose 1/2 to 6-3/4 on volume of 950,000 shares after&lt;br/&gt;trading as high as seven earlier.&lt;br/&gt; <text:s text:c="3"/>Howard Harlow, analyst at Whale Securities Corp, said&lt;br/&gt;Anacomp&amp;apos;s earnings for fiscal 1987 ending September 31 could be&lt;br/&gt;doubled to 80 cts a share from the 40 cts a share he had&lt;br/&gt;forecast before Anacomp agreed to buy DatagraphiX, a&lt;br/&gt;micrographics firm, from General Dynamics Corp &amp;lt;GD&amp;gt;.&lt;br/&gt; <text:s text:c="3"/>&amp;quot;The company can earn 80 cts a share in fiscal 1987, maybe&lt;br/&gt;as much as a dlr a share, because of DatagraphiX,&amp;quot; Harlow said.&lt;br/&gt;&amp;quot;Most of the benefit will be in the fourth qtr because it will&lt;br/&gt;integrate the company in the second half.&amp;quot;&lt;br/&gt; <text:s text:c="3"/>Anacomp&amp;apos;s earnings will be less if it has problems&lt;br/&gt;integrating DatagraphiX, Harlow said.&lt;br/&gt; <text:s text:c="3"/>A spokesman at Anacomp said the company expects to complete&lt;br/&gt;its deal for DatagraphiX later this month. She would not say&lt;br/&gt;how much it will pay for DatagraphiX, but noted that&lt;br/&gt;DatagraphiX contributed 10 mln dlrs in earnings to General&lt;br/&gt;Dynamics on revenues of 239 mln dlrs in 1986.&lt;br/&gt; <text:s text:c="3"/>Harlow said a fellow analyst at Whale Securities estimates&lt;br/&gt;that Anacomp will pay between 100 mln dlrs to 150 mln dlrs for&lt;br/&gt;DatagraphiX. &amp;quot;The estimates on the street narrow it down to&lt;br/&gt;between 110 mln dlrs and 130 mln dlrs,&amp;quot; Harlow added.&lt;br/&gt; <text:s text:c="3"/>Anacomp reported net of 2.8 mln dlrs or nine cts a share in&lt;br/&gt;its first qtr ended December 31, up from 301,000 dlrs or one ct&lt;br/&gt;a share.&lt;br/&gt; <text:s text:c="3"/>In Anacomp&amp;apos;s fiscal 1986 it earned 4,073,000 dlrs or 13 cts&lt;br/&gt;a share.&lt;br/&gt; <text:s text:c="3"/>Whale Securities recommends buying the stock, Harlow said.&lt;br/&gt; Reuter&lt;br/&gt;</text:p>
          </table:table-cell>
          <table:table-cell office:value-type="string">
            <text:p>Canada–Mali relations</text:p>
          </table:table-cell>
          <table:table-cell office:value-type="string">
            <text:p>Harrison Jeffords</text:p>
          </table:table-cell>
          <table:table-cell office:value-type="string">
            <text:p>http://en.wikipedia.org/wiki/Canada–Mali_relations</text:p>
          </table:table-cell>
          <table:table-cell office:value-type="string">
            <text:p>http://en.wikipedia.org/wiki/Harrison_Jeffords</text:p>
          </table:table-cell>
          <table:table-cell office:value-type="string">
            <text:p>None really relevant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61];&quot;,&quot;;[.AC61];&quot;,&quot;; TEXT([.AK61];&quot;#&quot;))" office:value-type="string" office:string-value="EDA,TRACER,1">
            <text:p>EDA,TRACER,1</text:p>
          </table:table-cell>
          <table:table-cell table:number-columns-repeated="10"/>
        </table:table-row>
        <table:table-row table:style-name="ro1">
          <table:table-cell office:value-type="string">
            <text:p>26EZ9RNDWIOVG1VXUD4TOU13Y4KUF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WBUNU8LZ6R7FPTWGI48R3VE9744KD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4:24 GMT 2012</text:p>
          </table:table-cell>
          <table:table-cell office:value-type="string">
            <text:p>Fri Jun 29 00:14:38 GMT 2012</text:p>
          </table:table-cell>
          <table:table-cell office:value-type="string">
            <text:p>Thu Jul 05 17:14:38 PDT 2012</text:p>
          </table:table-cell>
          <table:table-cell office:value-type="string">
            <text:p>Thu Jun 28 18:09:14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981">
            <text:p>10981</text:p>
          </table:table-cell>
          <table:table-cell office:value-type="string">
            <text:p>JAPAN MOVES TO TIGHTEN CHIP-EXPORT CURBS&lt;br/&gt;&lt;br/&gt; <text:s text:c="3"/>TOKYO, March 3 - The Ministry of International Trade and&lt;br/&gt;Industry (MITI) acted to tighten restrictions on microchip&lt;br/&gt;exports to countries other than the U.S. To preserve a&lt;br/&gt;U.S.-Japan pact on semiconductor trade, but major Japanese&lt;br/&gt;chipmakers doubt its usefulness.&lt;br/&gt; <text:s text:c="3"/>A MITI spokesman said his ministry had asked chipmakers to&lt;br/&gt;issue certificates to specified trading houses stating they are&lt;br/&gt;authorised exporters.&lt;br/&gt; <text:s text:c="3"/>Trading houses applying for a MITI export licence will be&lt;br/&gt;required to show such a certificate, but those without it will&lt;br/&gt;not automatically be denied licences, he said.&lt;br/&gt; <text:s text:c="3"/>But some industry officials predicted any government&lt;br/&gt;measures were likely to have limited effect as long as the&lt;br/&gt;world semiconductor market remained weak.&lt;br/&gt; <text:s text:c="3"/>U.S. Government and industry officials have complained&lt;br/&gt;repeatedly that Japanese chipmakers continue to sell at below&lt;br/&gt;cost to third countries despite the July agreement.&lt;br/&gt; <text:s text:c="3"/>Japanese firms and officials in turn argue the flow of&lt;br/&gt;cheap chips to third countries is due to grey-market sales by&lt;br/&gt;third-party brokers, who seek to profit from the gap between&lt;br/&gt;low prices in Japan and higher prices based on production costs&lt;br/&gt;and set for Japanese makers under the agreement.&lt;br/&gt; <text:s text:c="3"/>The MITI spokesman said, &amp;quot;If the percentage of grey market&lt;br/&gt;is increasing for one specific company, it suggests they are&lt;br/&gt;distributing their products through their sales network knowing&lt;br/&gt;they will be exported by some means. In that case we will ask&lt;br/&gt;them what they are doing to reduce the figure.&amp;quot;&lt;br/&gt; <text:s text:c="3"/>MITI earlier asked makers to cut output of certain chips by&lt;br/&gt;10 pct in first-quarter 1987, spokesmen for the firms said.&lt;br/&gt; <text:s text:c="3"/>But they doubt the usefulness of the latest move. &amp;quot;As long&lt;br/&gt;as there is a gap between prices set under the pact and market&lt;br/&gt;prices, there will be people who want to exploit the gap to&lt;br/&gt;make money,&amp;quot; a Hitachi Ltd &amp;lt;HIT.T&amp;gt; spokesman said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2];&quot;,&quot;;[.AC62];&quot;,&quot;; TEXT([.AK62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6EZ9RNDWIOVG1VXUD4TOU13Y4KUF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K5ZXR24SMEZEBANRWE928P90EL0HQ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5:59 GMT 2012</text:p>
          </table:table-cell>
          <table:table-cell office:value-type="string">
            <text:p>Fri Jun 29 00:26:18 GMT 2012</text:p>
          </table:table-cell>
          <table:table-cell office:value-type="string">
            <text:p>Thu Jul 05 17:26:18 PDT 2012</text:p>
          </table:table-cell>
          <table:table-cell office:value-type="string">
            <text:p>Thu Jun 28 18:09:14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981">
            <text:p>10981</text:p>
          </table:table-cell>
          <table:table-cell office:value-type="string">
            <text:p>JAPAN MOVES TO TIGHTEN CHIP-EXPORT CURBS&lt;br/&gt;&lt;br/&gt; <text:s text:c="3"/>TOKYO, March 3 - The Ministry of International Trade and&lt;br/&gt;Industry (MITI) acted to tighten restrictions on microchip&lt;br/&gt;exports to countries other than the U.S. To preserve a&lt;br/&gt;U.S.-Japan pact on semiconductor trade, but major Japanese&lt;br/&gt;chipmakers doubt its usefulness.&lt;br/&gt; <text:s text:c="3"/>A MITI spokesman said his ministry had asked chipmakers to&lt;br/&gt;issue certificates to specified trading houses stating they are&lt;br/&gt;authorised exporters.&lt;br/&gt; <text:s text:c="3"/>Trading houses applying for a MITI export licence will be&lt;br/&gt;required to show such a certificate, but those without it will&lt;br/&gt;not automatically be denied licences, he said.&lt;br/&gt; <text:s text:c="3"/>But some industry officials predicted any government&lt;br/&gt;measures were likely to have limited effect as long as the&lt;br/&gt;world semiconductor market remained weak.&lt;br/&gt; <text:s text:c="3"/>U.S. Government and industry officials have complained&lt;br/&gt;repeatedly that Japanese chipmakers continue to sell at below&lt;br/&gt;cost to third countries despite the July agreement.&lt;br/&gt; <text:s text:c="3"/>Japanese firms and officials in turn argue the flow of&lt;br/&gt;cheap chips to third countries is due to grey-market sales by&lt;br/&gt;third-party brokers, who seek to profit from the gap between&lt;br/&gt;low prices in Japan and higher prices based on production costs&lt;br/&gt;and set for Japanese makers under the agreement.&lt;br/&gt; <text:s text:c="3"/>The MITI spokesman said, &amp;quot;If the percentage of grey market&lt;br/&gt;is increasing for one specific company, it suggests they are&lt;br/&gt;distributing their products through their sales network knowing&lt;br/&gt;they will be exported by some means. In that case we will ask&lt;br/&gt;them what they are doing to reduce the figure.&amp;quot;&lt;br/&gt; <text:s text:c="3"/>MITI earlier asked makers to cut output of certain chips by&lt;br/&gt;10 pct in first-quarter 1987, spokesmen for the firms said.&lt;br/&gt; <text:s text:c="3"/>But they doubt the usefulness of the latest move. &amp;quot;As long&lt;br/&gt;as there is a gap between prices set under the pact and market&lt;br/&gt;prices, there will be people who want to exploit the gap to&lt;br/&gt;make money,&amp;quot; a Hitachi Ltd &amp;lt;HIT.T&amp;gt; spokesman said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3];&quot;,&quot;;[.AC63];&quot;,&quot;; TEXT([.AK63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6EZ9RNDWIOVG1VXUD4TOU13Y4KUF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IBHSTLB3L0FQSXNVLAERREVGG1IU1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8:04 GMT 2012</text:p>
          </table:table-cell>
          <table:table-cell office:value-type="string">
            <text:p>Thu Jun 28 23:38:22 GMT 2012</text:p>
          </table:table-cell>
          <table:table-cell office:value-type="string">
            <text:p>Thu Jul 05 16:38:22 PDT 2012</text:p>
          </table:table-cell>
          <table:table-cell office:value-type="string">
            <text:p>Thu Jun 28 18:09:14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981">
            <text:p>10981</text:p>
          </table:table-cell>
          <table:table-cell office:value-type="string">
            <text:p>JAPAN MOVES TO TIGHTEN CHIP-EXPORT CURBS&lt;br/&gt;&lt;br/&gt; <text:s text:c="3"/>TOKYO, March 3 - The Ministry of International Trade and&lt;br/&gt;Industry (MITI) acted to tighten restrictions on microchip&lt;br/&gt;exports to countries other than the U.S. To preserve a&lt;br/&gt;U.S.-Japan pact on semiconductor trade, but major Japanese&lt;br/&gt;chipmakers doubt its usefulness.&lt;br/&gt; <text:s text:c="3"/>A MITI spokesman said his ministry had asked chipmakers to&lt;br/&gt;issue certificates to specified trading houses stating they are&lt;br/&gt;authorised exporters.&lt;br/&gt; <text:s text:c="3"/>Trading houses applying for a MITI export licence will be&lt;br/&gt;required to show such a certificate, but those without it will&lt;br/&gt;not automatically be denied licences, he said.&lt;br/&gt; <text:s text:c="3"/>But some industry officials predicted any government&lt;br/&gt;measures were likely to have limited effect as long as the&lt;br/&gt;world semiconductor market remained weak.&lt;br/&gt; <text:s text:c="3"/>U.S. Government and industry officials have complained&lt;br/&gt;repeatedly that Japanese chipmakers continue to sell at below&lt;br/&gt;cost to third countries despite the July agreement.&lt;br/&gt; <text:s text:c="3"/>Japanese firms and officials in turn argue the flow of&lt;br/&gt;cheap chips to third countries is due to grey-market sales by&lt;br/&gt;third-party brokers, who seek to profit from the gap between&lt;br/&gt;low prices in Japan and higher prices based on production costs&lt;br/&gt;and set for Japanese makers under the agreement.&lt;br/&gt; <text:s text:c="3"/>The MITI spokesman said, &amp;quot;If the percentage of grey market&lt;br/&gt;is increasing for one specific company, it suggests they are&lt;br/&gt;distributing their products through their sales network knowing&lt;br/&gt;they will be exported by some means. In that case we will ask&lt;br/&gt;them what they are doing to reduce the figure.&amp;quot;&lt;br/&gt; <text:s text:c="3"/>MITI earlier asked makers to cut output of certain chips by&lt;br/&gt;10 pct in first-quarter 1987, spokesmen for the firms said.&lt;br/&gt; <text:s text:c="3"/>But they doubt the usefulness of the latest move. &amp;quot;As long&lt;br/&gt;as there is a gap between prices set under the pact and market&lt;br/&gt;prices, there will be people who want to exploit the gap to&lt;br/&gt;make money,&amp;quot; a Hitachi Ltd &amp;lt;HIT.T&amp;gt; spokesman said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4];&quot;,&quot;;[.AC64];&quot;,&quot;; TEXT([.AK64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6LTVOK5UFJ5G7VVLYQF6QS1CJF58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YP7H57DZKPFTD2LKR4MA5L8KKZC2C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2:14 GMT 2012</text:p>
          </table:table-cell>
          <table:table-cell office:value-type="string">
            <text:p>Fri Jun 29 00:12:30 GMT 2012</text:p>
          </table:table-cell>
          <table:table-cell office:value-type="string">
            <text:p>Thu Jul 05 17:12:30 PDT 2012</text:p>
          </table:table-cell>
          <table:table-cell office:value-type="string">
            <text:p>Thu Jun 28 18:09:23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2/72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2105">
            <text:p>2105</text:p>
          </table:table-cell>
          <table:table-cell office:value-type="string">
            <text:p>GAF &amp;lt;GAF&amp;gt; TO PURCHASE UP TO 21 PCT OF STOCK&lt;br/&gt;&lt;br/&gt; <text:s text:c="3"/>WAYNE, N.J., Oct 20 - GAF Corp said its board has&lt;br/&gt;authorized the repurchase from time to time of up to seven mln&lt;br/&gt;of its common shares, or about 21 pct, for cash in open market&lt;br/&gt;purchases or private transactions.&lt;br/&gt; <text:s text:c="3"/>The company said it repurchased 2,100,000 shares under an&lt;br/&gt;April authorization to buy back up to three mln shares and&lt;br/&gt;authorization for further repurchases under the old program has&lt;br/&gt;been withdrawn.&lt;br/&gt; <text:s text:c="3"/>Yesterday, GAF said a group led by chairman Samuel J.&lt;br/&gt;Heyman has decided to reconsider its offer to acquire GAF. GAF&lt;br/&gt;said a revised offer by the group is still possible.&lt;br/&gt; Reuter&lt;br/&gt;</text:p>
          </table:table-cell>
          <table:table-cell office:value-type="string">
            <text:p>Aspar Racing Team</text:p>
          </table:table-cell>
          <table:table-cell office:value-type="string">
            <text:p>Georgian Armed Forces</text:p>
          </table:table-cell>
          <table:table-cell office:value-type="string">
            <text:p>http://en.wikipedia.org/wiki/Aspar_Racing_Team</text:p>
          </table:table-cell>
          <table:table-cell office:value-type="string">
            <text:p>http://en.wikipedia.org/wiki/Georgian_Armed_Forc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5];&quot;,&quot;;[.AC65];&quot;,&quot;; TEXT([.AK65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6LTVOK5UFJ5G7VVLYQF6QS1CJF58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X5WIOV1S7SNIMHL1BUYLZ8NA27KZ5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4:16 GMT 2012</text:p>
          </table:table-cell>
          <table:table-cell office:value-type="string">
            <text:p>Fri Jun 29 00:34:34 GMT 2012</text:p>
          </table:table-cell>
          <table:table-cell office:value-type="string">
            <text:p>Thu Jul 05 17:34:34 PDT 2012</text:p>
          </table:table-cell>
          <table:table-cell office:value-type="string">
            <text:p>Thu Jun 28 18:09:23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0/70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2105">
            <text:p>2105</text:p>
          </table:table-cell>
          <table:table-cell office:value-type="string">
            <text:p>GAF &amp;lt;GAF&amp;gt; TO PURCHASE UP TO 21 PCT OF STOCK&lt;br/&gt;&lt;br/&gt; <text:s text:c="3"/>WAYNE, N.J., Oct 20 - GAF Corp said its board has&lt;br/&gt;authorized the repurchase from time to time of up to seven mln&lt;br/&gt;of its common shares, or about 21 pct, for cash in open market&lt;br/&gt;purchases or private transactions.&lt;br/&gt; <text:s text:c="3"/>The company said it repurchased 2,100,000 shares under an&lt;br/&gt;April authorization to buy back up to three mln shares and&lt;br/&gt;authorization for further repurchases under the old program has&lt;br/&gt;been withdrawn.&lt;br/&gt; <text:s text:c="3"/>Yesterday, GAF said a group led by chairman Samuel J.&lt;br/&gt;Heyman has decided to reconsider its offer to acquire GAF. GAF&lt;br/&gt;said a revised offer by the group is still possible.&lt;br/&gt; Reuter&lt;br/&gt;</text:p>
          </table:table-cell>
          <table:table-cell office:value-type="string">
            <text:p>Aspar Racing Team</text:p>
          </table:table-cell>
          <table:table-cell office:value-type="string">
            <text:p>Georgian Armed Forces</text:p>
          </table:table-cell>
          <table:table-cell office:value-type="string">
            <text:p>http://en.wikipedia.org/wiki/Aspar_Racing_Team</text:p>
          </table:table-cell>
          <table:table-cell office:value-type="string">
            <text:p>http://en.wikipedia.org/wiki/Georgian_Armed_Forc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6];&quot;,&quot;;[.AC66];&quot;,&quot;; TEXT([.AK66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6LTVOK5UFJ5G7VVLYQF6QS1CJF58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1A8IUB2YU98YQGYSLUL8FBJBTYK8Y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4:36 GMT 2012</text:p>
          </table:table-cell>
          <table:table-cell office:value-type="string">
            <text:p>Thu Jun 28 23:24:59 GMT 2012</text:p>
          </table:table-cell>
          <table:table-cell office:value-type="string">
            <text:p>Thu Jul 05 16:24:59 PDT 2012</text:p>
          </table:table-cell>
          <table:table-cell office:value-type="string">
            <text:p>Thu Jun 28 18:09:23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98/98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2105">
            <text:p>2105</text:p>
          </table:table-cell>
          <table:table-cell office:value-type="string">
            <text:p>GAF &amp;lt;GAF&amp;gt; TO PURCHASE UP TO 21 PCT OF STOCK&lt;br/&gt;&lt;br/&gt; <text:s text:c="3"/>WAYNE, N.J., Oct 20 - GAF Corp said its board has&lt;br/&gt;authorized the repurchase from time to time of up to seven mln&lt;br/&gt;of its common shares, or about 21 pct, for cash in open market&lt;br/&gt;purchases or private transactions.&lt;br/&gt; <text:s text:c="3"/>The company said it repurchased 2,100,000 shares under an&lt;br/&gt;April authorization to buy back up to three mln shares and&lt;br/&gt;authorization for further repurchases under the old program has&lt;br/&gt;been withdrawn.&lt;br/&gt; <text:s text:c="3"/>Yesterday, GAF said a group led by chairman Samuel J.&lt;br/&gt;Heyman has decided to reconsider its offer to acquire GAF. GAF&lt;br/&gt;said a revised offer by the group is still possible.&lt;br/&gt; Reuter&lt;br/&gt;</text:p>
          </table:table-cell>
          <table:table-cell office:value-type="string">
            <text:p>Aspar Racing Team</text:p>
          </table:table-cell>
          <table:table-cell office:value-type="string">
            <text:p>Georgian Armed Forces</text:p>
          </table:table-cell>
          <table:table-cell office:value-type="string">
            <text:p>http://en.wikipedia.org/wiki/Aspar_Racing_Team</text:p>
          </table:table-cell>
          <table:table-cell office:value-type="string">
            <text:p>http://en.wikipedia.org/wiki/Georgian_Armed_Forc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7];&quot;,&quot;;[.AC67];&quot;,&quot;; TEXT([.AK67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6OAUC26DG67SAL82A6K8COK2A05C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PD42J1LY58BMBVR7S7FSHD189QQ5V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9:10 GMT 2012</text:p>
          </table:table-cell>
          <table:table-cell office:value-type="string">
            <text:p>Thu Jun 28 23:59:20 GMT 2012</text:p>
          </table:table-cell>
          <table:table-cell office:value-type="string">
            <text:p>Thu Jul 05 16:59:20 PDT 2012</text:p>
          </table:table-cell>
          <table:table-cell office:value-type="string">
            <text:p>Thu Jun 28 18:09:42 PDT 20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854">
            <text:p>1854</text:p>
          </table:table-cell>
          <table:table-cell office:value-type="string">
            <text:p>HORN/HARDART &amp;lt;HOR&amp;gt; UNIT DISPOSES 33 RESTAURANTS&lt;br/&gt;&lt;br/&gt; <text:s text:c="4"/>LAS VEGAS, Nev., April 1 - Horn and Hardart Co said it&lt;br/&gt;disposed of 33 Bojangles&amp;apos; Chicken &amp;apos;N Biscuits restaurants in&lt;br/&gt;Florida as part of its previously announced retrenchment of its&lt;br/&gt;Bojangles&amp;apos; subsidiary.&lt;br/&gt; <text:s text:c="3"/>Terms were not disclosed.&lt;br/&gt; <text:s text:c="3"/>The company said the restaurants in Orlando, Tampa and&lt;br/&gt;Jacksonville markets have incurred the majority of Bojangles&amp;apos;&lt;br/&gt;operating losses over the last two years.&lt;br/&gt; <text:s text:c="3"/>Due to the transaction, Horn and Hardart is projecting a&lt;br/&gt;positive cash flow for the unit for the remainder of fiscal&lt;br/&gt;1987.&lt;br/&gt; <text:s text:c="3"/>A spokesman said the disposition consists of a combination&lt;br/&gt;of sale, lease and re-franchise agreements.&lt;br/&gt; <text:s text:c="3"/>The transaction involves one-quarter of the company-owned&lt;br/&gt;Bojangles&amp;apos; restaurants and is in accordance with its&lt;br/&gt;restructuring program announced in October 1986.&lt;br/&gt; <text:s text:c="3"/>A spokesman said the company is considering the sale or&lt;br/&gt;spinoff of the 91-company owned additional restaurants, which&lt;br/&gt;are profitable.&lt;br/&gt; <text:s text:c="3"/>The company said the disposition will result in no profit&lt;br/&gt;or loss for the company because the costs were anticipated in a&lt;br/&gt;34-mln-dlr reserve taken in the third quarter of 1986.&lt;br/&gt; <text:s text:c="3"/>The foodservice division, which includes Burger King,&lt;br/&gt;Arby&amp;apos;s and Tony Roma&amp;apos;s, had a pre-tax operating loss of 29.6&lt;br/&gt;mln dlrs in 1986, including the 34.0 mln dlr charge to&lt;br/&gt;restructure Bojangles. Excluding Bojangles&amp;apos;, the group had&lt;br/&gt;revenues of 43.8 mln dlrs.&lt;br/&gt; <text:s text:c="3"/>The company said that, pursuant to the restructuring, it&lt;br/&gt;has cut general and administrative expenses attributable to&lt;br/&gt;Bojangle&amp;apos; by 35 pct.&lt;br/&gt; <text:s text:c="3"/>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Bojangles' Famous Chicken 'n Biscuits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Bojangles'_Famous_Chicken_'n_Biscui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8];&quot;,&quot;;[.AC68];&quot;,&quot;; TEXT([.AK6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6OAUC26DG67SAL82A6K8COK2A05C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YM3K4F0OHOV6ASN4UF2T92HGN912C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0:06 GMT 2012</text:p>
          </table:table-cell>
          <table:table-cell office:value-type="string">
            <text:p>Fri Jun 29 00:30:26 GMT 2012</text:p>
          </table:table-cell>
          <table:table-cell office:value-type="string">
            <text:p>Thu Jul 05 17:30:26 PDT 2012</text:p>
          </table:table-cell>
          <table:table-cell office:value-type="string">
            <text:p>Thu Jun 28 18:09:42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854">
            <text:p>1854</text:p>
          </table:table-cell>
          <table:table-cell office:value-type="string">
            <text:p>HORN/HARDART &amp;lt;HOR&amp;gt; UNIT DISPOSES 33 RESTAURANTS&lt;br/&gt;&lt;br/&gt; <text:s text:c="4"/>LAS VEGAS, Nev., April 1 - Horn and Hardart Co said it&lt;br/&gt;disposed of 33 Bojangles&amp;apos; Chicken &amp;apos;N Biscuits restaurants in&lt;br/&gt;Florida as part of its previously announced retrenchment of its&lt;br/&gt;Bojangles&amp;apos; subsidiary.&lt;br/&gt; <text:s text:c="3"/>Terms were not disclosed.&lt;br/&gt; <text:s text:c="3"/>The company said the restaurants in Orlando, Tampa and&lt;br/&gt;Jacksonville markets have incurred the majority of Bojangles&amp;apos;&lt;br/&gt;operating losses over the last two years.&lt;br/&gt; <text:s text:c="3"/>Due to the transaction, Horn and Hardart is projecting a&lt;br/&gt;positive cash flow for the unit for the remainder of fiscal&lt;br/&gt;1987.&lt;br/&gt; <text:s text:c="3"/>A spokesman said the disposition consists of a combination&lt;br/&gt;of sale, lease and re-franchise agreements.&lt;br/&gt; <text:s text:c="3"/>The transaction involves one-quarter of the company-owned&lt;br/&gt;Bojangles&amp;apos; restaurants and is in accordance with its&lt;br/&gt;restructuring program announced in October 1986.&lt;br/&gt; <text:s text:c="3"/>A spokesman said the company is considering the sale or&lt;br/&gt;spinoff of the 91-company owned additional restaurants, which&lt;br/&gt;are profitable.&lt;br/&gt; <text:s text:c="3"/>The company said the disposition will result in no profit&lt;br/&gt;or loss for the company because the costs were anticipated in a&lt;br/&gt;34-mln-dlr reserve taken in the third quarter of 1986.&lt;br/&gt; <text:s text:c="3"/>The foodservice division, which includes Burger King,&lt;br/&gt;Arby&amp;apos;s and Tony Roma&amp;apos;s, had a pre-tax operating loss of 29.6&lt;br/&gt;mln dlrs in 1986, including the 34.0 mln dlr charge to&lt;br/&gt;restructure Bojangles. Excluding Bojangles&amp;apos;, the group had&lt;br/&gt;revenues of 43.8 mln dlrs.&lt;br/&gt; <text:s text:c="3"/>The company said that, pursuant to the restructuring, it&lt;br/&gt;has cut general and administrative expenses attributable to&lt;br/&gt;Bojangle&amp;apos; by 35 pct.&lt;br/&gt; <text:s text:c="3"/>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Bojangles' Famous Chicken 'n Biscuits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Bojangles'_Famous_Chicken_'n_Biscui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69];&quot;,&quot;;[.AC69];&quot;,&quot;; TEXT([.AK69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6OAUC26DG67SAL82A6K8COK2A05C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YI1SNQQ7Q67FEPVRMER92TQEC89TJ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9:34 GMT 2012</text:p>
          </table:table-cell>
          <table:table-cell office:value-type="string">
            <text:p>Thu Jun 28 23:49:53 GMT 2012</text:p>
          </table:table-cell>
          <table:table-cell office:value-type="string">
            <text:p>Thu Jul 05 16:49:53 PDT 2012</text:p>
          </table:table-cell>
          <table:table-cell office:value-type="string">
            <text:p>Thu Jun 28 18:09:42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854">
            <text:p>1854</text:p>
          </table:table-cell>
          <table:table-cell office:value-type="string">
            <text:p>HORN/HARDART &amp;lt;HOR&amp;gt; UNIT DISPOSES 33 RESTAURANTS&lt;br/&gt;&lt;br/&gt; <text:s text:c="4"/>LAS VEGAS, Nev., April 1 - Horn and Hardart Co said it&lt;br/&gt;disposed of 33 Bojangles&amp;apos; Chicken &amp;apos;N Biscuits restaurants in&lt;br/&gt;Florida as part of its previously announced retrenchment of its&lt;br/&gt;Bojangles&amp;apos; subsidiary.&lt;br/&gt; <text:s text:c="3"/>Terms were not disclosed.&lt;br/&gt; <text:s text:c="3"/>The company said the restaurants in Orlando, Tampa and&lt;br/&gt;Jacksonville markets have incurred the majority of Bojangles&amp;apos;&lt;br/&gt;operating losses over the last two years.&lt;br/&gt; <text:s text:c="3"/>Due to the transaction, Horn and Hardart is projecting a&lt;br/&gt;positive cash flow for the unit for the remainder of fiscal&lt;br/&gt;1987.&lt;br/&gt; <text:s text:c="3"/>A spokesman said the disposition consists of a combination&lt;br/&gt;of sale, lease and re-franchise agreements.&lt;br/&gt; <text:s text:c="3"/>The transaction involves one-quarter of the company-owned&lt;br/&gt;Bojangles&amp;apos; restaurants and is in accordance with its&lt;br/&gt;restructuring program announced in October 1986.&lt;br/&gt; <text:s text:c="3"/>A spokesman said the company is considering the sale or&lt;br/&gt;spinoff of the 91-company owned additional restaurants, which&lt;br/&gt;are profitable.&lt;br/&gt; <text:s text:c="3"/>The company said the disposition will result in no profit&lt;br/&gt;or loss for the company because the costs were anticipated in a&lt;br/&gt;34-mln-dlr reserve taken in the third quarter of 1986.&lt;br/&gt; <text:s text:c="3"/>The foodservice division, which includes Burger King,&lt;br/&gt;Arby&amp;apos;s and Tony Roma&amp;apos;s, had a pre-tax operating loss of 29.6&lt;br/&gt;mln dlrs in 1986, including the 34.0 mln dlr charge to&lt;br/&gt;restructure Bojangles. Excluding Bojangles&amp;apos;, the group had&lt;br/&gt;revenues of 43.8 mln dlrs.&lt;br/&gt; <text:s text:c="3"/>The company said that, pursuant to the restructuring, it&lt;br/&gt;has cut general and administrative expenses attributable to&lt;br/&gt;Bojangle&amp;apos; by 35 pct.&lt;br/&gt; <text:s text:c="3"/>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Bojangles' Famous Chicken 'n Biscuits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Bojangles'_Famous_Chicken_'n_Biscui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70];&quot;,&quot;;[.AC70];&quot;,&quot;; TEXT([.AK7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6QJVCNHMVHVZL758BB2F4J79BC02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IKV7WGKCCVL0C0FADDHIPQ4EKYT3M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7:21 GMT 2012</text:p>
          </table:table-cell>
          <table:table-cell office:value-type="string">
            <text:p>Fri Jun 29 00:07:28 GMT 2012</text:p>
          </table:table-cell>
          <table:table-cell office:value-type="string">
            <text:p>Thu Jul 05 17:07:28 PDT 2012</text:p>
          </table:table-cell>
          <table:table-cell office:value-type="string">
            <text:p>Thu Jun 28 18:09:30 PDT 2012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5355">
            <text:p>5355</text:p>
          </table:table-cell>
          <table:table-cell office:value-type="string">
            <text:p>PIZZA INN INC &amp;lt;PZA&amp;gt; 4TH QTR LOSS&lt;br/&gt;&lt;br/&gt; <text:s text:c="3"/>DALLAS, March 31 -&lt;br/&gt; <text:s text:c="3"/>Shr loss 48 cts vs loss 35 cts&lt;br/&gt; <text:s text:c="3"/>Net loss 1,587,000 vs loss 1,063,000&lt;br/&gt; <text:s text:c="3"/>Revs 45.3 mln vs 50.9 mln&lt;br/&gt; <text:s text:c="3"/>Avg shrs 3,322,032 vs 3,054,457&lt;br/&gt; <text:s text:c="3"/>Year&lt;br/&gt; <text:s text:c="3"/>Shr profit three cts vs loss 19 cts&lt;br/&gt; <text:s text:c="3"/>Net profit 112,000 vs loss 587,000&lt;br/&gt; <text:s text:c="3"/>Revs 211.2 mln vs 199.3 mln&lt;br/&gt; <text:s text:c="3"/>Avg shrs 3,220,163 vs 3,038,361&lt;br/&gt; <text:s text:c="3"/>NOTE: Net includes tax credits 1,411,000 dlrs vs 929,000&lt;br/&gt;dlrs in quarter and tax provision 689,000 dlrs vs credit&lt;br/&gt;1,288,000 dlrs in year.&lt;br/&gt; <text:s text:c="3"/>1986 year revenues include 18.7 mln dlrs from gain on sale&lt;br/&gt;of Quality Sausage Co Inc.&lt;br/&gt; <text:s text:c="3"/>1986 net includes costs of 900,000 dlrs in quarter and&lt;br/&gt;1,200,000 dlrs in year from proposed merger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1];&quot;,&quot;;[.AC71];&quot;,&quot;; TEXT([.AK71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6QJVCNHMVHVZL758BB2F4J79BC02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SY2NJQ2172ZOIEMDLBLKVEBWCFXPM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0:47 GMT 2012</text:p>
          </table:table-cell>
          <table:table-cell office:value-type="string">
            <text:p>Fri Jun 29 00:21:01 GMT 2012</text:p>
          </table:table-cell>
          <table:table-cell office:value-type="string">
            <text:p>Thu Jul 05 17:21:01 PDT 2012</text:p>
          </table:table-cell>
          <table:table-cell office:value-type="string">
            <text:p>Thu Jun 28 18:09:30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5355">
            <text:p>5355</text:p>
          </table:table-cell>
          <table:table-cell office:value-type="string">
            <text:p>PIZZA INN INC &amp;lt;PZA&amp;gt; 4TH QTR LOSS&lt;br/&gt;&lt;br/&gt; <text:s text:c="3"/>DALLAS, March 31 -&lt;br/&gt; <text:s text:c="3"/>Shr loss 48 cts vs loss 35 cts&lt;br/&gt; <text:s text:c="3"/>Net loss 1,587,000 vs loss 1,063,000&lt;br/&gt; <text:s text:c="3"/>Revs 45.3 mln vs 50.9 mln&lt;br/&gt; <text:s text:c="3"/>Avg shrs 3,322,032 vs 3,054,457&lt;br/&gt; <text:s text:c="3"/>Year&lt;br/&gt; <text:s text:c="3"/>Shr profit three cts vs loss 19 cts&lt;br/&gt; <text:s text:c="3"/>Net profit 112,000 vs loss 587,000&lt;br/&gt; <text:s text:c="3"/>Revs 211.2 mln vs 199.3 mln&lt;br/&gt; <text:s text:c="3"/>Avg shrs 3,220,163 vs 3,038,361&lt;br/&gt; <text:s text:c="3"/>NOTE: Net includes tax credits 1,411,000 dlrs vs 929,000&lt;br/&gt;dlrs in quarter and tax provision 689,000 dlrs vs credit&lt;br/&gt;1,288,000 dlrs in year.&lt;br/&gt; <text:s text:c="3"/>1986 year revenues include 18.7 mln dlrs from gain on sale&lt;br/&gt;of Quality Sausage Co Inc.&lt;br/&gt; <text:s text:c="3"/>1986 net includes costs of 900,000 dlrs in quarter and&lt;br/&gt;1,200,000 dlrs in year from proposed merger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2];&quot;,&quot;;[.AC72];&quot;,&quot;; TEXT([.AK7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6QJVCNHMVHVZL758BB2F4J79BC02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JPBNVP3TVOKK33OCBP7YEOZH9103H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8:02 GMT 2012</text:p>
          </table:table-cell>
          <table:table-cell office:value-type="string">
            <text:p>Thu Jun 28 23:18:29 GMT 2012</text:p>
          </table:table-cell>
          <table:table-cell office:value-type="string">
            <text:p>Thu Jul 05 16:18:29 PDT 2012</text:p>
          </table:table-cell>
          <table:table-cell office:value-type="string">
            <text:p>Thu Jun 28 18:09:30 PDT 2012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5355">
            <text:p>5355</text:p>
          </table:table-cell>
          <table:table-cell office:value-type="string">
            <text:p>PIZZA INN INC &amp;lt;PZA&amp;gt; 4TH QTR LOSS&lt;br/&gt;&lt;br/&gt; <text:s text:c="3"/>DALLAS, March 31 -&lt;br/&gt; <text:s text:c="3"/>Shr loss 48 cts vs loss 35 cts&lt;br/&gt; <text:s text:c="3"/>Net loss 1,587,000 vs loss 1,063,000&lt;br/&gt; <text:s text:c="3"/>Revs 45.3 mln vs 50.9 mln&lt;br/&gt; <text:s text:c="3"/>Avg shrs 3,322,032 vs 3,054,457&lt;br/&gt; <text:s text:c="3"/>Year&lt;br/&gt; <text:s text:c="3"/>Shr profit three cts vs loss 19 cts&lt;br/&gt; <text:s text:c="3"/>Net profit 112,000 vs loss 587,000&lt;br/&gt; <text:s text:c="3"/>Revs 211.2 mln vs 199.3 mln&lt;br/&gt; <text:s text:c="3"/>Avg shrs 3,220,163 vs 3,038,361&lt;br/&gt; <text:s text:c="3"/>NOTE: Net includes tax credits 1,411,000 dlrs vs 929,000&lt;br/&gt;dlrs in quarter and tax provision 689,000 dlrs vs credit&lt;br/&gt;1,288,000 dlrs in year.&lt;br/&gt; <text:s text:c="3"/>1986 year revenues include 18.7 mln dlrs from gain on sale&lt;br/&gt;of Quality Sausage Co Inc.&lt;br/&gt; <text:s text:c="3"/>1986 net includes costs of 900,000 dlrs in quarter and&lt;br/&gt;1,200,000 dlrs in year from proposed merger.&lt;br/&gt; Reuter&lt;br/&gt;</text:p>
          </table:table-cell>
          <table:table-cell office:value-type="string">
            <text:p>Income tax in the United States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Income_tax_in_the_United_States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3];&quot;,&quot;;[.AC73];&quot;,&quot;; TEXT([.AK73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6QPJWKUDD8X1KRVAJQ0J6UTOXFAL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F3MJTUHYW2G8YXWHHJ54M16B93OJ7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4:56 GMT 2012</text:p>
          </table:table-cell>
          <table:table-cell office:value-type="string">
            <text:p>Fri Jun 29 00:15:21 GMT 2012</text:p>
          </table:table-cell>
          <table:table-cell office:value-type="string">
            <text:p>Thu Jul 05 17:15:21 PDT 2012</text:p>
          </table:table-cell>
          <table:table-cell office:value-type="string">
            <text:p>Thu Jun 28 18:09:48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46">
            <text:p>746</text:p>
          </table:table-cell>
          <table:table-cell office:value-type="string">
            <text:p>AUSTRALIA&amp;apos;S ANSETT TO TAKE 20 PCT OF AMERICA WEST&lt;br/&gt;&lt;br/&gt; <text:s text:c="3"/>SYDNEY, June 18 - Australia&amp;apos;s &amp;lt;Ansett Airlines&amp;gt; will&lt;br/&gt;exercise an option to acquire 20 pct of America West Airlines&lt;br/&gt;Inc &amp;lt;AWAL.O&amp;gt; for about 31.5 mln U.S. Dlrs, &amp;lt;Ansett Transport&lt;br/&gt;Industries Ltd&amp;gt; managing director Peter Abeles said.&lt;br/&gt; <text:s text:c="3"/>Exercise, involving the purchase of about three mln new&lt;br/&gt;America West shares for 10.50 U.S. Dlrs each, was scheduled to&lt;br/&gt;be finalised in July or August, he said in a statement.&lt;br/&gt; <text:s text:c="3"/>Abeles said Ansett would become the largest single&lt;br/&gt;shareholder in what he said was the fastest growing airline in&lt;br/&gt;the United States. America West is based in Phoenix, Arizona.&lt;br/&gt; <text:s text:c="3"/>Under the terms of the option agreement, Ansett would have&lt;br/&gt;the right to maintain its 20 pct position in the event of&lt;br/&gt;future stock sales, but could not go beyond 20 pct unless so&lt;br/&gt;requested by America West, Abeles said.&lt;br/&gt; <text:s text:c="3"/>America West would retain the right of first refusal if&lt;br/&gt;Ansett offered any of the shares for sale.&lt;br/&gt; <text:s text:c="3"/>In addition, Ansett would gain one board seat, he said.&lt;br/&gt; <text:s text:c="3"/>Ansett Transport Industries wholly owns Ansett Airlines,&lt;br/&gt;one of Australia&amp;apos;s two major domestic airlines, and is in turn&lt;br/&gt;owned 50/50 by Abeles&amp;apos; international transport group TNT Ltd&lt;br/&gt;&amp;lt;TNTA.S&amp;gt; and Rupert Murdoch&amp;apos;s News Corp Ltd &amp;lt;NCPA.S&amp;gt;.&lt;br/&gt; REUTER&lt;br/&gt;</text:p>
          </table:table-cell>
          <table:table-cell office:value-type="string">
            <text:p>Impeachment investigations of United States federal judges</text:p>
          </table:table-cell>
          <table:table-cell office:value-type="string">
            <text:p>Ansett Australia</text:p>
          </table:table-cell>
          <table:table-cell office:value-type="string">
            <text:p>http://en.wikipedia.org/wiki/Impeachment_investigations_of_United_States_federal_judges</text:p>
          </table:table-cell>
          <table:table-cell office:value-type="string">
            <text:p>http://en.wikipedia.org/wiki/Ansett_Austral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74];&quot;,&quot;;[.AC74];&quot;,&quot;; TEXT([.AK74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6QPJWKUDD8X1KRVAJQ0J6UTOXFAL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DPUYT3DHJHPJK1IRQVYGRSXB8E0TY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7:03 GMT 2012</text:p>
          </table:table-cell>
          <table:table-cell office:value-type="string">
            <text:p>Thu Jun 28 23:27:13 GMT 2012</text:p>
          </table:table-cell>
          <table:table-cell office:value-type="string">
            <text:p>Thu Jul 05 16:27:13 PDT 2012</text:p>
          </table:table-cell>
          <table:table-cell office:value-type="string">
            <text:p>Thu Jun 28 18:09:48 PDT 20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46">
            <text:p>746</text:p>
          </table:table-cell>
          <table:table-cell office:value-type="string">
            <text:p>AUSTRALIA&amp;apos;S ANSETT TO TAKE 20 PCT OF AMERICA WEST&lt;br/&gt;&lt;br/&gt; <text:s text:c="3"/>SYDNEY, June 18 - Australia&amp;apos;s &amp;lt;Ansett Airlines&amp;gt; will&lt;br/&gt;exercise an option to acquire 20 pct of America West Airlines&lt;br/&gt;Inc &amp;lt;AWAL.O&amp;gt; for about 31.5 mln U.S. Dlrs, &amp;lt;Ansett Transport&lt;br/&gt;Industries Ltd&amp;gt; managing director Peter Abeles said.&lt;br/&gt; <text:s text:c="3"/>Exercise, involving the purchase of about three mln new&lt;br/&gt;America West shares for 10.50 U.S. Dlrs each, was scheduled to&lt;br/&gt;be finalised in July or August, he said in a statement.&lt;br/&gt; <text:s text:c="3"/>Abeles said Ansett would become the largest single&lt;br/&gt;shareholder in what he said was the fastest growing airline in&lt;br/&gt;the United States. America West is based in Phoenix, Arizona.&lt;br/&gt; <text:s text:c="3"/>Under the terms of the option agreement, Ansett would have&lt;br/&gt;the right to maintain its 20 pct position in the event of&lt;br/&gt;future stock sales, but could not go beyond 20 pct unless so&lt;br/&gt;requested by America West, Abeles said.&lt;br/&gt; <text:s text:c="3"/>America West would retain the right of first refusal if&lt;br/&gt;Ansett offered any of the shares for sale.&lt;br/&gt; <text:s text:c="3"/>In addition, Ansett would gain one board seat, he said.&lt;br/&gt; <text:s text:c="3"/>Ansett Transport Industries wholly owns Ansett Airlines,&lt;br/&gt;one of Australia&amp;apos;s two major domestic airlines, and is in turn&lt;br/&gt;owned 50/50 by Abeles&amp;apos; international transport group TNT Ltd&lt;br/&gt;&amp;lt;TNTA.S&amp;gt; and Rupert Murdoch&amp;apos;s News Corp Ltd &amp;lt;NCPA.S&amp;gt;.&lt;br/&gt; REUTER&lt;br/&gt;</text:p>
          </table:table-cell>
          <table:table-cell office:value-type="string">
            <text:p>Impeachment investigations of United States federal judges</text:p>
          </table:table-cell>
          <table:table-cell office:value-type="string">
            <text:p>Ansett Australia</text:p>
          </table:table-cell>
          <table:table-cell office:value-type="string">
            <text:p>http://en.wikipedia.org/wiki/Impeachment_investigations_of_United_States_federal_judges</text:p>
          </table:table-cell>
          <table:table-cell office:value-type="string">
            <text:p>http://en.wikipedia.org/wiki/Ansett_Austral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75];&quot;,&quot;;[.AC75];&quot;,&quot;; TEXT([.AK7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6QPJWKUDD8X1KRVAJQ0J6UTOXFAL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NU1O3W5XH0J4YGN9UPEXLSP9GXICU</text:p>
          </table:table-cell>
          <table:table-cell office:value-type="string">
            <text:p>ACS62XDG6GAV4</text:p>
          </table:table-cell>
          <table:table-cell office:value-type="string">
            <text:p>Approved</text:p>
          </table:table-cell>
          <table:table-cell office:value-type="string">
            <text:p>Fri Jun 29 01:03:25 GMT 2012</text:p>
          </table:table-cell>
          <table:table-cell office:value-type="string">
            <text:p>Fri Jun 29 01:05:13 GMT 2012</text:p>
          </table:table-cell>
          <table:table-cell office:value-type="string">
            <text:p>Thu Jul 05 18:05:13 PDT 2012</text:p>
          </table:table-cell>
          <table:table-cell office:value-type="string">
            <text:p>Thu Jun 28 18:09:48 PDT 2012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3" office:value-type="string">
            <text:p>100% (2/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46">
            <text:p>746</text:p>
          </table:table-cell>
          <table:table-cell office:value-type="string">
            <text:p>AUSTRALIA&amp;apos;S ANSETT TO TAKE 20 PCT OF AMERICA WEST&lt;br/&gt;&lt;br/&gt; <text:s text:c="3"/>SYDNEY, June 18 - Australia&amp;apos;s &amp;lt;Ansett Airlines&amp;gt; will&lt;br/&gt;exercise an option to acquire 20 pct of America West Airlines&lt;br/&gt;Inc &amp;lt;AWAL.O&amp;gt; for about 31.5 mln U.S. Dlrs, &amp;lt;Ansett Transport&lt;br/&gt;Industries Ltd&amp;gt; managing director Peter Abeles said.&lt;br/&gt; <text:s text:c="3"/>Exercise, involving the purchase of about three mln new&lt;br/&gt;America West shares for 10.50 U.S. Dlrs each, was scheduled to&lt;br/&gt;be finalised in July or August, he said in a statement.&lt;br/&gt; <text:s text:c="3"/>Abeles said Ansett would become the largest single&lt;br/&gt;shareholder in what he said was the fastest growing airline in&lt;br/&gt;the United States. America West is based in Phoenix, Arizona.&lt;br/&gt; <text:s text:c="3"/>Under the terms of the option agreement, Ansett would have&lt;br/&gt;the right to maintain its 20 pct position in the event of&lt;br/&gt;future stock sales, but could not go beyond 20 pct unless so&lt;br/&gt;requested by America West, Abeles said.&lt;br/&gt; <text:s text:c="3"/>America West would retain the right of first refusal if&lt;br/&gt;Ansett offered any of the shares for sale.&lt;br/&gt; <text:s text:c="3"/>In addition, Ansett would gain one board seat, he said.&lt;br/&gt; <text:s text:c="3"/>Ansett Transport Industries wholly owns Ansett Airlines,&lt;br/&gt;one of Australia&amp;apos;s two major domestic airlines, and is in turn&lt;br/&gt;owned 50/50 by Abeles&amp;apos; international transport group TNT Ltd&lt;br/&gt;&amp;lt;TNTA.S&amp;gt; and Rupert Murdoch&amp;apos;s News Corp Ltd &amp;lt;NCPA.S&amp;gt;.&lt;br/&gt; REUTER&lt;br/&gt;</text:p>
          </table:table-cell>
          <table:table-cell office:value-type="string">
            <text:p>Impeachment investigations of United States federal judges</text:p>
          </table:table-cell>
          <table:table-cell office:value-type="string">
            <text:p>Ansett Australia</text:p>
          </table:table-cell>
          <table:table-cell office:value-type="string">
            <text:p>http://en.wikipedia.org/wiki/Impeachment_investigations_of_United_States_federal_judges</text:p>
          </table:table-cell>
          <table:table-cell office:value-type="string">
            <text:p>http://en.wikipedia.org/wiki/Ansett_Australia</text:p>
          </table:table-cell>
          <table:table-cell office:value-type="string">
            <text:p>Some times very difficult to identify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76];&quot;,&quot;;[.AC76];&quot;,&quot;; TEXT([.AK7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6ZIT3HVWAVKXFQSQ0T1F2Z99H2ME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49YW2GTP9RAM1T1TBX96SOF9BUOTC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9:42 GMT 2012</text:p>
          </table:table-cell>
          <table:table-cell office:value-type="string">
            <text:p>Fri Jun 29 00:19:59 GMT 2012</text:p>
          </table:table-cell>
          <table:table-cell office:value-type="string">
            <text:p>Thu Jul 05 17:19:59 PDT 2012</text:p>
          </table:table-cell>
          <table:table-cell office:value-type="string">
            <text:p>Thu Jun 28 18:09:32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095">
            <text:p>4095</text:p>
          </table:table-cell>
          <table:table-cell office:value-type="string">
            <text:p>NORCEN SEES IMPROVEMENT IN 1987 EARNINGS&lt;br/&gt;&lt;br/&gt; <text:s text:c="3"/>CALGARY, Alberta, March 26 - &amp;lt;Norcen Energy Resources Ltd&amp;gt;,&lt;br/&gt;41 pct owned by &amp;lt;Hees International Corp&amp;gt;, said earnings and&lt;br/&gt;cash flow will improve in 1987, even if oil and gas prices&lt;br/&gt;remain at 1986 levels.&lt;br/&gt; <text:s text:c="3"/>The improvement will result from production increases,&lt;br/&gt;lower taxes and royalties, reduced financing costs and from&lt;br/&gt;operating efficiencies and downsizing put into place during&lt;br/&gt;1986, the company said in the annual report.&lt;br/&gt; <text:s text:c="3"/>Norcen previously reported 1986 earnings, excluding a 20.1&lt;br/&gt;mln dlr writeoff, declined by 58 pct to 50.0 mln dlrs from&lt;br/&gt;119.7 mln dlrs in in 1985.&lt;br/&gt; <text:s text:c="3"/>Norcen&amp;apos;s 1986 cash flow fell 10 pct to 204.9 mln dlrs from&lt;br/&gt;228.9 mln dlrs in the prior year.&lt;br/&gt; <text:s text:c="3"/>It said the sharp decline in oil prices during 1986 was the&lt;br/&gt;most significant factor for Norcen&amp;apos;s reduced performance.&lt;br/&gt; <text:s text:c="3"/>&amp;quot;While financial results are far from the previous year&amp;apos;s&lt;br/&gt;record levels, it is clear that Norcen has withstood declining&lt;br/&gt;prices and remains financially and operationally strong,&amp;quot; Norcen&lt;br/&gt;said. It did not give a specific 1987 profit forecast.&lt;br/&gt; <text:s text:c="3"/>The company said it is well positioned to capitalize on&lt;br/&gt;profitable opportunities in its core business areas, and will&lt;br/&gt;continue to invest to increase revenue and asset value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Wesleyan_University_peop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7];&quot;,&quot;;[.AC77];&quot;,&quot;; TEXT([.AK7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6ZIT3HVWAVKXFQSQ0T1F2Z99H2ME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9YR70G5R98DNSR0LHNS0TNYERDBRH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1:15 GMT 2012</text:p>
          </table:table-cell>
          <table:table-cell office:value-type="string">
            <text:p>Thu Jun 28 23:11:32 GMT 2012</text:p>
          </table:table-cell>
          <table:table-cell office:value-type="string">
            <text:p>Thu Jul 05 16:11:32 PDT 2012</text:p>
          </table:table-cell>
          <table:table-cell office:value-type="string">
            <text:p>Thu Jun 28 18:09:32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095">
            <text:p>4095</text:p>
          </table:table-cell>
          <table:table-cell office:value-type="string">
            <text:p>NORCEN SEES IMPROVEMENT IN 1987 EARNINGS&lt;br/&gt;&lt;br/&gt; <text:s text:c="3"/>CALGARY, Alberta, March 26 - &amp;lt;Norcen Energy Resources Ltd&amp;gt;,&lt;br/&gt;41 pct owned by &amp;lt;Hees International Corp&amp;gt;, said earnings and&lt;br/&gt;cash flow will improve in 1987, even if oil and gas prices&lt;br/&gt;remain at 1986 levels.&lt;br/&gt; <text:s text:c="3"/>The improvement will result from production increases,&lt;br/&gt;lower taxes and royalties, reduced financing costs and from&lt;br/&gt;operating efficiencies and downsizing put into place during&lt;br/&gt;1986, the company said in the annual report.&lt;br/&gt; <text:s text:c="3"/>Norcen previously reported 1986 earnings, excluding a 20.1&lt;br/&gt;mln dlr writeoff, declined by 58 pct to 50.0 mln dlrs from&lt;br/&gt;119.7 mln dlrs in in 1985.&lt;br/&gt; <text:s text:c="3"/>Norcen&amp;apos;s 1986 cash flow fell 10 pct to 204.9 mln dlrs from&lt;br/&gt;228.9 mln dlrs in the prior year.&lt;br/&gt; <text:s text:c="3"/>It said the sharp decline in oil prices during 1986 was the&lt;br/&gt;most significant factor for Norcen&amp;apos;s reduced performance.&lt;br/&gt; <text:s text:c="3"/>&amp;quot;While financial results are far from the previous year&amp;apos;s&lt;br/&gt;record levels, it is clear that Norcen has withstood declining&lt;br/&gt;prices and remains financially and operationally strong,&amp;quot; Norcen&lt;br/&gt;said. It did not give a specific 1987 profit forecast.&lt;br/&gt; <text:s text:c="3"/>The company said it is well positioned to capitalize on&lt;br/&gt;profitable opportunities in its core business areas, and will&lt;br/&gt;continue to invest to increase revenue and asset value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Wesleyan_University_peop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78];&quot;,&quot;;[.AC78];&quot;,&quot;; TEXT([.AK7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6ZIT3HVWAVKXFQSQ0T1F2Z99H2ME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2EEZZ2MIKMNO3WUG8U81WWXKE5O72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Fri Jun 29 01:01:25 GMT 2012</text:p>
          </table:table-cell>
          <table:table-cell office:value-type="string">
            <text:p>Fri Jun 29 01:01:59 GMT 2012</text:p>
          </table:table-cell>
          <table:table-cell office:value-type="string">
            <text:p>Thu Jul 05 18:01:59 PDT 2012</text:p>
          </table:table-cell>
          <table:table-cell office:value-type="string">
            <text:p>Thu Jun 28 18:09:31 PDT 2012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095">
            <text:p>4095</text:p>
          </table:table-cell>
          <table:table-cell office:value-type="string">
            <text:p>NORCEN SEES IMPROVEMENT IN 1987 EARNINGS&lt;br/&gt;&lt;br/&gt; <text:s text:c="3"/>CALGARY, Alberta, March 26 - &amp;lt;Norcen Energy Resources Ltd&amp;gt;,&lt;br/&gt;41 pct owned by &amp;lt;Hees International Corp&amp;gt;, said earnings and&lt;br/&gt;cash flow will improve in 1987, even if oil and gas prices&lt;br/&gt;remain at 1986 levels.&lt;br/&gt; <text:s text:c="3"/>The improvement will result from production increases,&lt;br/&gt;lower taxes and royalties, reduced financing costs and from&lt;br/&gt;operating efficiencies and downsizing put into place during&lt;br/&gt;1986, the company said in the annual report.&lt;br/&gt; <text:s text:c="3"/>Norcen previously reported 1986 earnings, excluding a 20.1&lt;br/&gt;mln dlr writeoff, declined by 58 pct to 50.0 mln dlrs from&lt;br/&gt;119.7 mln dlrs in in 1985.&lt;br/&gt; <text:s text:c="3"/>Norcen&amp;apos;s 1986 cash flow fell 10 pct to 204.9 mln dlrs from&lt;br/&gt;228.9 mln dlrs in the prior year.&lt;br/&gt; <text:s text:c="3"/>It said the sharp decline in oil prices during 1986 was the&lt;br/&gt;most significant factor for Norcen&amp;apos;s reduced performance.&lt;br/&gt; <text:s text:c="3"/>&amp;quot;While financial results are far from the previous year&amp;apos;s&lt;br/&gt;record levels, it is clear that Norcen has withstood declining&lt;br/&gt;prices and remains financially and operationally strong,&amp;quot; Norcen&lt;br/&gt;said. It did not give a specific 1987 profit forecast.&lt;br/&gt; <text:s text:c="3"/>The company said it is well positioned to capitalize on&lt;br/&gt;profitable opportunities in its core business areas, and will&lt;br/&gt;continue to invest to increase revenue and asset values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Wesleyan_University_people</text:p>
          </table:table-cell>
          <table:table-cell office:value-type="string">
            <text:p>None really relevant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79];&quot;,&quot;;[.AC79];&quot;,&quot;; TEXT([.AK7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7IJG5TYMNCWDKSEMJJS0HX11A9MI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GP3YOCCF0CPKTLU0SEIQXYG60WTSD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2:46 GMT 2012</text:p>
          </table:table-cell>
          <table:table-cell office:value-type="string">
            <text:p>Thu Jun 28 23:53:58 GMT 2012</text:p>
          </table:table-cell>
          <table:table-cell office:value-type="string">
            <text:p>Thu Jul 05 16:53:58 PDT 2012</text:p>
          </table:table-cell>
          <table:table-cell office:value-type="string">
            <text:p>Thu Jun 28 18:16:27 PDT 2012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360">
            <text:p>8360</text:p>
          </table:table-cell>
          <table:table-cell office:value-type="string">
            <text:p>U.S. HEATING OIL FUTURES UP SHARPLY IN APRIL&lt;br/&gt;&lt;br/&gt; <text:s text:c="3"/>NEW YORK, March 16 - A supply shortage of number two oil in&lt;br/&gt;New York for prompt delivery boosted the April heating oil&lt;br/&gt;contract on U.S. energy futures, traders said.&lt;br/&gt; <text:s text:c="3"/>Crude oil futures followed but gasoline futures lagged.&lt;br/&gt;April heating oil ended 1.24 cts higher to 51.65 cts a gallon,&lt;br/&gt;while April crude settled 28 cts higher at 18.64 dlrs.&lt;br/&gt; <text:s text:c="3"/>&amp;quot;The rally was led by spot month heating oil contract,&lt;br/&gt;which seemed to move higher because of tigtened prompt&lt;br/&gt;deliveries in New York Harbor,&amp;quot; said James Ritterbusch, vice&lt;br/&gt;president at Paine Webber Inc in Chicago.&lt;br/&gt; <text:s text:c="3"/>April gasoline was 0.28 cent higher at 53.15 cts a gallon.&lt;br/&gt; <text:s text:c="3"/>Ritterbusch said the market also found support from a&lt;br/&gt;report in the Middle East Economics Survey that said that OPEC&lt;br/&gt;oil output was down to about 14 mln barrels per day in the&lt;br/&gt;second week of March.&lt;br/&gt; <text:s text:c="3"/>&amp;quot;There was not a lot of interest to sell the market because&lt;br/&gt;of belief in OPEC,&amp;quot; said Richard Redoglia, a broker with&lt;br/&gt;Merrill Lynch Futures Inc.&lt;br/&gt; <text:s text:c="3"/>Redoglia and Ritterbusch said April heating oil could&lt;br/&gt;continue to rally above 53 cts a gallon, while crude futures&lt;br/&gt;could test 19 dlrs a barrel before profit-taking stunts the&lt;br/&gt;move higher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0];&quot;,&quot;;[.AC80];&quot;,&quot;; TEXT([.AK8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7IJG5TYMNCWDKSEMJJS0HX11A9MI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NE25L8I9NZWLQ24DY54YW7TAHLJTP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9:25 GMT 2012</text:p>
          </table:table-cell>
          <table:table-cell office:value-type="string">
            <text:p>Fri Jun 29 00:19:39 GMT 2012</text:p>
          </table:table-cell>
          <table:table-cell office:value-type="string">
            <text:p>Thu Jul 05 17:19:39 PDT 2012</text:p>
          </table:table-cell>
          <table:table-cell office:value-type="string">
            <text:p>Thu Jun 28 18:16:28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360">
            <text:p>8360</text:p>
          </table:table-cell>
          <table:table-cell office:value-type="string">
            <text:p>U.S. HEATING OIL FUTURES UP SHARPLY IN APRIL&lt;br/&gt;&lt;br/&gt; <text:s text:c="3"/>NEW YORK, March 16 - A supply shortage of number two oil in&lt;br/&gt;New York for prompt delivery boosted the April heating oil&lt;br/&gt;contract on U.S. energy futures, traders said.&lt;br/&gt; <text:s text:c="3"/>Crude oil futures followed but gasoline futures lagged.&lt;br/&gt;April heating oil ended 1.24 cts higher to 51.65 cts a gallon,&lt;br/&gt;while April crude settled 28 cts higher at 18.64 dlrs.&lt;br/&gt; <text:s text:c="3"/>&amp;quot;The rally was led by spot month heating oil contract,&lt;br/&gt;which seemed to move higher because of tigtened prompt&lt;br/&gt;deliveries in New York Harbor,&amp;quot; said James Ritterbusch, vice&lt;br/&gt;president at Paine Webber Inc in Chicago.&lt;br/&gt; <text:s text:c="3"/>April gasoline was 0.28 cent higher at 53.15 cts a gallon.&lt;br/&gt; <text:s text:c="3"/>Ritterbusch said the market also found support from a&lt;br/&gt;report in the Middle East Economics Survey that said that OPEC&lt;br/&gt;oil output was down to about 14 mln barrels per day in the&lt;br/&gt;second week of March.&lt;br/&gt; <text:s text:c="3"/>&amp;quot;There was not a lot of interest to sell the market because&lt;br/&gt;of belief in OPEC,&amp;quot; said Richard Redoglia, a broker with&lt;br/&gt;Merrill Lynch Futures Inc.&lt;br/&gt; <text:s text:c="3"/>Redoglia and Ritterbusch said April heating oil could&lt;br/&gt;continue to rally above 53 cts a gallon, while crude futures&lt;br/&gt;could test 19 dlrs a barrel before profit-taking stunts the&lt;br/&gt;move higher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1];&quot;,&quot;;[.AC81];&quot;,&quot;; TEXT([.AK81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7IJG5TYMNCWDKSEMJJS0HX11A9MI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2O1VP9746OQG1BVXHH6F051SVNK0C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50:38 GMT 2012</text:p>
          </table:table-cell>
          <table:table-cell office:value-type="string">
            <text:p>Thu Jun 28 23:51:10 GMT 2012</text:p>
          </table:table-cell>
          <table:table-cell office:value-type="string">
            <text:p>Thu Jul 05 16:51:10 PDT 2012</text:p>
          </table:table-cell>
          <table:table-cell office:value-type="string">
            <text:p>Thu Jun 28 18:16:27 PDT 20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360">
            <text:p>8360</text:p>
          </table:table-cell>
          <table:table-cell office:value-type="string">
            <text:p>U.S. HEATING OIL FUTURES UP SHARPLY IN APRIL&lt;br/&gt;&lt;br/&gt; <text:s text:c="3"/>NEW YORK, March 16 - A supply shortage of number two oil in&lt;br/&gt;New York for prompt delivery boosted the April heating oil&lt;br/&gt;contract on U.S. energy futures, traders said.&lt;br/&gt; <text:s text:c="3"/>Crude oil futures followed but gasoline futures lagged.&lt;br/&gt;April heating oil ended 1.24 cts higher to 51.65 cts a gallon,&lt;br/&gt;while April crude settled 28 cts higher at 18.64 dlrs.&lt;br/&gt; <text:s text:c="3"/>&amp;quot;The rally was led by spot month heating oil contract,&lt;br/&gt;which seemed to move higher because of tigtened prompt&lt;br/&gt;deliveries in New York Harbor,&amp;quot; said James Ritterbusch, vice&lt;br/&gt;president at Paine Webber Inc in Chicago.&lt;br/&gt; <text:s text:c="3"/>April gasoline was 0.28 cent higher at 53.15 cts a gallon.&lt;br/&gt; <text:s text:c="3"/>Ritterbusch said the market also found support from a&lt;br/&gt;report in the Middle East Economics Survey that said that OPEC&lt;br/&gt;oil output was down to about 14 mln barrels per day in the&lt;br/&gt;second week of March.&lt;br/&gt; <text:s text:c="3"/>&amp;quot;There was not a lot of interest to sell the market because&lt;br/&gt;of belief in OPEC,&amp;quot; said Richard Redoglia, a broker with&lt;br/&gt;Merrill Lynch Futures Inc.&lt;br/&gt; <text:s text:c="3"/>Redoglia and Ritterbusch said April heating oil could&lt;br/&gt;continue to rally above 53 cts a gallon, while crude futures&lt;br/&gt;could test 19 dlrs a barrel before profit-taking stunts the&lt;br/&gt;move higher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2];&quot;,&quot;;[.AC82];&quot;,&quot;; TEXT([.AK82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7L9Z0B6UTO68D20Z3MRSGPWSNQOZ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0TSNQQ7Q670KAEPJXI1ATQC38WAUP</text:p>
          </table:table-cell>
          <table:table-cell office:value-type="string">
            <text:p>A2Q5992OUQIKNQ</text:p>
          </table:table-cell>
          <table:table-cell office:value-type="string">
            <text:p>Approved</text:p>
          </table:table-cell>
          <table:table-cell office:value-type="string">
            <text:p>Thu Jun 28 23:22:58 GMT 2012</text:p>
          </table:table-cell>
          <table:table-cell office:value-type="string">
            <text:p>Thu Jun 28 23:23:37 GMT 2012</text:p>
          </table:table-cell>
          <table:table-cell office:value-type="string">
            <text:p>Thu Jul 05 16:23:37 PDT 2012</text:p>
          </table:table-cell>
          <table:table-cell office:value-type="string">
            <text:p>Thu Jun 28 18:09:22 PDT 2012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3" office:value-type="string">
            <text:p>100% (5/5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85">
            <text:p>1085</text:p>
          </table:table-cell>
          <table:table-cell office:value-type="string">
            <text:p>DIXONS BOOSTS CYCLOPS &amp;lt;CYL&amp;gt; OWNERSHIP TO 83 PCT&lt;br/&gt;&lt;br/&gt; <text:s text:c="3"/>NEW YORK, March 27 - &amp;lt;Dixons Group Plc&amp;gt; said it bought&lt;br/&gt;about 2,445,000 Cyclops Corp common shares, boosting its&lt;br/&gt;holdings of the company&amp;apos;s stock to about 83 pct of those now&lt;br/&gt;outstanding and 79 pct on a fully diluted basis.&lt;br/&gt; <text:s text:c="3"/>Dixons said the stock was purchased in a single block&lt;br/&gt;transaction at 95 dlrs per share.&lt;br/&gt; <text:s text:c="3"/>The company said it expects to proceed with a merger and&lt;br/&gt;has advised Cyclops it intends to increas the per-share amount&lt;br/&gt;to be paid in the merger to 95 dlrs, form 90.25 dlrs, for each&lt;br/&gt;of the about 880,000 remaining Cyclops shares outstanding on a&lt;br/&gt;fully diluted basis.&lt;br/&gt; Reuter&lt;br/&gt;</text:p>
          </table:table-cell>
          <table:table-cell office:value-type="string">
            <text:p>History of Germany (1945–1990)</text:p>
          </table:table-cell>
          <table:table-cell office:value-type="string">
            <text:p>Convertible bond</text:p>
          </table:table-cell>
          <table:table-cell office:value-type="string">
            <text:p>http://en.wikipedia.org/wiki/History_of_Germany_(1945–1990)</text:p>
          </table:table-cell>
          <table:table-cell office:value-type="string">
            <text:p>http://en.wikipedia.org/wiki/Convertible_bond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3];&quot;,&quot;;[.AC83];&quot;,&quot;; TEXT([.AK83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7L9Z0B6UTO68D20Z3MRSGPWSNQOZ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Q5HDM25L8I928KBOOQ6WE4QYI4GQ3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3:46 GMT 2012</text:p>
          </table:table-cell>
          <table:table-cell office:value-type="string">
            <text:p>Thu Jun 28 23:44:18 GMT 2012</text:p>
          </table:table-cell>
          <table:table-cell office:value-type="string">
            <text:p>Thu Jul 05 16:44:18 PDT 2012</text:p>
          </table:table-cell>
          <table:table-cell office:value-type="string">
            <text:p>Thu Jun 28 18:09:22 PDT 20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85">
            <text:p>1085</text:p>
          </table:table-cell>
          <table:table-cell office:value-type="string">
            <text:p>DIXONS BOOSTS CYCLOPS &amp;lt;CYL&amp;gt; OWNERSHIP TO 83 PCT&lt;br/&gt;&lt;br/&gt; <text:s text:c="3"/>NEW YORK, March 27 - &amp;lt;Dixons Group Plc&amp;gt; said it bought&lt;br/&gt;about 2,445,000 Cyclops Corp common shares, boosting its&lt;br/&gt;holdings of the company&amp;apos;s stock to about 83 pct of those now&lt;br/&gt;outstanding and 79 pct on a fully diluted basis.&lt;br/&gt; <text:s text:c="3"/>Dixons said the stock was purchased in a single block&lt;br/&gt;transaction at 95 dlrs per share.&lt;br/&gt; <text:s text:c="3"/>The company said it expects to proceed with a merger and&lt;br/&gt;has advised Cyclops it intends to increas the per-share amount&lt;br/&gt;to be paid in the merger to 95 dlrs, form 90.25 dlrs, for each&lt;br/&gt;of the about 880,000 remaining Cyclops shares outstanding on a&lt;br/&gt;fully diluted basis.&lt;br/&gt; Reuter&lt;br/&gt;</text:p>
          </table:table-cell>
          <table:table-cell office:value-type="string">
            <text:p>History of Germany (1945–1990)</text:p>
          </table:table-cell>
          <table:table-cell office:value-type="string">
            <text:p>Convertible bond</text:p>
          </table:table-cell>
          <table:table-cell office:value-type="string">
            <text:p>http://en.wikipedia.org/wiki/History_of_Germany_(1945–1990)</text:p>
          </table:table-cell>
          <table:table-cell office:value-type="string">
            <text:p>http://en.wikipedia.org/wiki/Convertible_bond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4];&quot;,&quot;;[.AC84];&quot;,&quot;; TEXT([.AK84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7L9Z0B6UTO68D20Z3MRSGPWSNQOZ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X9MVHVKCJ01GTQCBTY9SQW63JY57C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8:41 GMT 2012</text:p>
          </table:table-cell>
          <table:table-cell office:value-type="string">
            <text:p>Thu Jun 28 23:49:07 GMT 2012</text:p>
          </table:table-cell>
          <table:table-cell office:value-type="string">
            <text:p>Thu Jul 05 16:49:07 PDT 2012</text:p>
          </table:table-cell>
          <table:table-cell office:value-type="string">
            <text:p>Thu Jun 28 18:09:22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85">
            <text:p>1085</text:p>
          </table:table-cell>
          <table:table-cell office:value-type="string">
            <text:p>DIXONS BOOSTS CYCLOPS &amp;lt;CYL&amp;gt; OWNERSHIP TO 83 PCT&lt;br/&gt;&lt;br/&gt; <text:s text:c="3"/>NEW YORK, March 27 - &amp;lt;Dixons Group Plc&amp;gt; said it bought&lt;br/&gt;about 2,445,000 Cyclops Corp common shares, boosting its&lt;br/&gt;holdings of the company&amp;apos;s stock to about 83 pct of those now&lt;br/&gt;outstanding and 79 pct on a fully diluted basis.&lt;br/&gt; <text:s text:c="3"/>Dixons said the stock was purchased in a single block&lt;br/&gt;transaction at 95 dlrs per share.&lt;br/&gt; <text:s text:c="3"/>The company said it expects to proceed with a merger and&lt;br/&gt;has advised Cyclops it intends to increas the per-share amount&lt;br/&gt;to be paid in the merger to 95 dlrs, form 90.25 dlrs, for each&lt;br/&gt;of the about 880,000 remaining Cyclops shares outstanding on a&lt;br/&gt;fully diluted basis.&lt;br/&gt; Reuter&lt;br/&gt;</text:p>
          </table:table-cell>
          <table:table-cell office:value-type="string">
            <text:p>History of Germany (1945–1990)</text:p>
          </table:table-cell>
          <table:table-cell office:value-type="string">
            <text:p>Convertible bond</text:p>
          </table:table-cell>
          <table:table-cell office:value-type="string">
            <text:p>http://en.wikipedia.org/wiki/History_of_Germany_(1945–1990)</text:p>
          </table:table-cell>
          <table:table-cell office:value-type="string">
            <text:p>http://en.wikipedia.org/wiki/Convertible_bond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5];&quot;,&quot;;[.AC85];&quot;,&quot;; TEXT([.AK8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7WOZFYQS1CS8VCK414SCIC1EPYMJ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BKNQQ7Q6705GZ8HU1S21QC1ZXRVBV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7:49 GMT 2012</text:p>
          </table:table-cell>
          <table:table-cell office:value-type="string">
            <text:p>Thu Jun 28 23:58:07 GMT 2012</text:p>
          </table:table-cell>
          <table:table-cell office:value-type="string">
            <text:p>Thu Jul 05 16:58:07 PDT 2012</text:p>
          </table:table-cell>
          <table:table-cell office:value-type="string">
            <text:p>Thu Jun 28 18:16:28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262">
            <text:p>9262</text:p>
          </table:table-cell>
          <table:table-cell office:value-type="string">
            <text:p>SAUDI RIYAL DEPOSIT RATES EASE&lt;br/&gt;&lt;br/&gt; <text:s text:c="3"/>BAHRAIN, March 3 - Saudi riyal interbank deposit rates&lt;br/&gt;eased across the board in a dull market which was long in&lt;br/&gt;day-to-day funds, dealers said.&lt;br/&gt; <text:s text:c="3"/>Today&amp;apos;s quiet market continued a lull of several days in&lt;br/&gt;which traders were said to be waiting on the sidelines ahead of&lt;br/&gt;further clues to the direction of oil prices and the Saudi&lt;br/&gt;economy.&lt;br/&gt; <text:s text:c="3"/>Dealers cited some borrowing interest in two, three, and&lt;br/&gt;six-month deposits but said activity focused on short dates and&lt;br/&gt;one-month deposits as banks tried to lend surplus funds.&lt;br/&gt; <text:s text:c="3"/>Spot-next was put at 5-3/4, 5-1/4 pct, down from six, 5-1/2&lt;br/&gt;yesterday while one-week rates were steady at six, 5-1/2 pct.&lt;br/&gt; <text:s text:c="3"/>One-month deposits declined to 6-1/4, 1/8 pct from 6-1/2,&lt;br/&gt;1/4 on Monday, while three months was barely changed at seven,&lt;br/&gt;6-15/16 pct.&lt;br/&gt; <text:s text:c="3"/>The spot riyal was little changed at 3.7501/03 to the&lt;br/&gt;dollar after quotes of 3.7498/7501 yesterday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6];&quot;,&quot;;[.AC86];&quot;,&quot;; TEXT([.AK8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7WOZFYQS1CS8VCK414SCIC1EPYMJ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S1NZW6HEZ6OTDE1E3Z6HGUM4CDPZB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5:40 GMT 2012</text:p>
          </table:table-cell>
          <table:table-cell office:value-type="string">
            <text:p>Fri Jun 29 00:25:56 GMT 2012</text:p>
          </table:table-cell>
          <table:table-cell office:value-type="string">
            <text:p>Thu Jul 05 17:25:56 PDT 2012</text:p>
          </table:table-cell>
          <table:table-cell office:value-type="string">
            <text:p>Thu Jun 28 18:16:29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262">
            <text:p>9262</text:p>
          </table:table-cell>
          <table:table-cell office:value-type="string">
            <text:p>SAUDI RIYAL DEPOSIT RATES EASE&lt;br/&gt;&lt;br/&gt; <text:s text:c="3"/>BAHRAIN, March 3 - Saudi riyal interbank deposit rates&lt;br/&gt;eased across the board in a dull market which was long in&lt;br/&gt;day-to-day funds, dealers said.&lt;br/&gt; <text:s text:c="3"/>Today&amp;apos;s quiet market continued a lull of several days in&lt;br/&gt;which traders were said to be waiting on the sidelines ahead of&lt;br/&gt;further clues to the direction of oil prices and the Saudi&lt;br/&gt;economy.&lt;br/&gt; <text:s text:c="3"/>Dealers cited some borrowing interest in two, three, and&lt;br/&gt;six-month deposits but said activity focused on short dates and&lt;br/&gt;one-month deposits as banks tried to lend surplus funds.&lt;br/&gt; <text:s text:c="3"/>Spot-next was put at 5-3/4, 5-1/4 pct, down from six, 5-1/2&lt;br/&gt;yesterday while one-week rates were steady at six, 5-1/2 pct.&lt;br/&gt; <text:s text:c="3"/>One-month deposits declined to 6-1/4, 1/8 pct from 6-1/2,&lt;br/&gt;1/4 on Monday, while three months was barely changed at seven,&lt;br/&gt;6-15/16 pct.&lt;br/&gt; <text:s text:c="3"/>The spot riyal was little changed at 3.7501/03 to the&lt;br/&gt;dollar after quotes of 3.7498/7501 yesterday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7];&quot;,&quot;;[.AC87];&quot;,&quot;; TEXT([.AK87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7WOZFYQS1CS8VCK414SCIC1EPYMJ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LW9F9SSSHX1GSCSZ3WHDF8J6ZZUYJ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5:00 GMT 2012</text:p>
          </table:table-cell>
          <table:table-cell office:value-type="string">
            <text:p>Thu Jun 28 23:25:15 GMT 2012</text:p>
          </table:table-cell>
          <table:table-cell office:value-type="string">
            <text:p>Thu Jul 05 16:25:15 PDT 2012</text:p>
          </table:table-cell>
          <table:table-cell office:value-type="string">
            <text:p>Thu Jun 28 18:16:29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262">
            <text:p>9262</text:p>
          </table:table-cell>
          <table:table-cell office:value-type="string">
            <text:p>SAUDI RIYAL DEPOSIT RATES EASE&lt;br/&gt;&lt;br/&gt; <text:s text:c="3"/>BAHRAIN, March 3 - Saudi riyal interbank deposit rates&lt;br/&gt;eased across the board in a dull market which was long in&lt;br/&gt;day-to-day funds, dealers said.&lt;br/&gt; <text:s text:c="3"/>Today&amp;apos;s quiet market continued a lull of several days in&lt;br/&gt;which traders were said to be waiting on the sidelines ahead of&lt;br/&gt;further clues to the direction of oil prices and the Saudi&lt;br/&gt;economy.&lt;br/&gt; <text:s text:c="3"/>Dealers cited some borrowing interest in two, three, and&lt;br/&gt;six-month deposits but said activity focused on short dates and&lt;br/&gt;one-month deposits as banks tried to lend surplus funds.&lt;br/&gt; <text:s text:c="3"/>Spot-next was put at 5-3/4, 5-1/4 pct, down from six, 5-1/2&lt;br/&gt;yesterday while one-week rates were steady at six, 5-1/2 pct.&lt;br/&gt; <text:s text:c="3"/>One-month deposits declined to 6-1/4, 1/8 pct from 6-1/2,&lt;br/&gt;1/4 on Monday, while three months was barely changed at seven,&lt;br/&gt;6-15/16 pct.&lt;br/&gt; <text:s text:c="3"/>The spot riyal was little changed at 3.7501/03 to the&lt;br/&gt;dollar after quotes of 3.7498/7501 yesterday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88];&quot;,&quot;;[.AC88];&quot;,&quot;; TEXT([.AK8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808IUB2YU98YQGYSLUL8FBJ999K8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RGVR14IXKO20IQMLMNAEX3YQNPA91</text:p>
          </table:table-cell>
          <table:table-cell office:value-type="string">
            <text:p>A1PVXGNXAUBREA</text:p>
          </table:table-cell>
          <table:table-cell office:value-type="string">
            <text:p>Approved</text:p>
          </table:table-cell>
          <table:table-cell office:value-type="string">
            <text:p>Fri Jun 29 00:53:07 GMT 2012</text:p>
          </table:table-cell>
          <table:table-cell office:value-type="string">
            <text:p>Fri Jun 29 01:00:47 GMT 2012</text:p>
          </table:table-cell>
          <table:table-cell office:value-type="string">
            <text:p>Thu Jul 05 18:00:47 PDT 2012</text:p>
          </table:table-cell>
          <table:table-cell office:value-type="string">
            <text:p>Thu Jun 28 18:09:35 PDT 2012</text:p>
          </table:table-cell>
          <table:table-cell table:number-columns-repeated="2"/>
          <table:table-cell office:value-type="float" office:value="460">
            <text:p>460</text:p>
          </table:table-cell>
          <table:table-cell table:number-columns-repeated="2" office:value-type="string">
            <text:p>100% (2/2)</text:p>
          </table:table-cell>
          <table:table-cell office:value-type="string">
            <text:p>100% (1/1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44">
            <text:p>10444</text:p>
          </table:table-cell>
          <table:table-cell office:value-type="string">
            <text:p>ECONOMIC SPOTLIGHT - MITSUBISHI HEAVY FIGHTS BACK&lt;br/&gt; <text:s text:c="3"/>By Fumiko Fujisaki, Reuters&lt;br/&gt;&lt;br/&gt; <text:s text:c="3"/>TOKYO, March 12 - International efforts to redirect Japan&amp;apos;s&lt;br/&gt;export-driven economy toward domestic consumption face heavy&lt;br/&gt;going if the country&amp;apos;s largest defence contractor and world&amp;apos;s&lt;br/&gt;biggest shipbuilder is anything to go by.&lt;br/&gt; <text:s text:c="3"/>Mitsubishi Heavy Industries Ltd &amp;lt;MITH.T&amp;gt; (MHI), which began&lt;br/&gt;making ships and iron goods for Japan&amp;apos;s military rulers 130&lt;br/&gt;years ago, is responding to the strong yen by redoubling its&lt;br/&gt;efforts to maintain its share of export markets.&lt;br/&gt; <text:s text:c="3"/>&amp;quot;If we sell the best quality and the cheapest products,&lt;br/&gt;everyone will buy them,&amp;quot; MHI president Yotaro Iida said.&lt;br/&gt; <text:s text:c="3"/>Although two of MHI&amp;apos;s main businesses, shipbuilding and&lt;br/&gt;power plant construction, have been hit hard by the yen&amp;apos;s 40&lt;br/&gt;pct rise against the dollar, the company has no plans to&lt;br/&gt;abandon them, Iida told Reuters in an interview.&lt;br/&gt; <text:s text:c="3"/>Its other big activity, aircraft component manufacture, has&lt;br/&gt;performed so well that MHI now accounts for half of the money&lt;br/&gt;Tokyo spends on defence procurement each year.&lt;br/&gt; <text:s text:c="3"/>&amp;quot;We have made the utmost efforts among the world&amp;apos;s&lt;br/&gt;manufacturers to improve productivity,&amp;quot; he said. &amp;quot;You may be&lt;br/&gt;surprised if you come to see our plants. The outside is old but&lt;br/&gt;the inside is ultra-modern, with robots and computers.&amp;quot;&lt;br/&gt; <text:s text:c="3"/>Securities analysts at major securities houses agreed that&lt;br/&gt;MHI has pared costs more quickly than its competitors. The&lt;br/&gt;company has slashed its workforce to 47,000 from 86,000 in&lt;br/&gt;1976.&lt;br/&gt; <text:s text:c="3"/>Despite its cost-cutting, MHI expects profits to drop 40&lt;br/&gt;pct to 30 billion yen in the current fiscal year ending March&lt;br/&gt;31, from 1985/86&amp;apos;s record 50.14 billion.&lt;br/&gt; <text:s text:c="3"/>And that includes gains from the sale of MHI&amp;apos;s stake in&lt;br/&gt;Mitsubishi Motors Corp &amp;lt;MIMT.T&amp;gt; for 49 billion yen.&lt;br/&gt; <text:s text:c="3"/>Iida is optimistic about the future, however. He said a&lt;br/&gt;resurgence of demand from the Middle East following the recent&lt;br/&gt;recovery in oil prices coupled with persistent demand for power&lt;br/&gt;plants in developing countries will help MHI restore its&lt;br/&gt;exports-to-sales ratio to the past decade&amp;apos;s average of 30 pct.&lt;br/&gt; <text:s text:c="3"/>MHI&amp;apos;s exports-to-sales ratio fell to 25.9 pct in the&lt;br/&gt;half-year ended last September, from 35 to 36 pct five years&lt;br/&gt;ago.&lt;br/&gt; <text:s text:c="3"/>China is the most promising market, although MHI also&lt;br/&gt;considers other non-oil-producing developing countries as major&lt;br/&gt;customers.&lt;br/&gt; <text:s text:c="3"/>&amp;quot;Our customers are all seen as being in trouble due to a&lt;br/&gt;lack of foreign currency,&amp;quot; Iida said. But he added that he felt&lt;br/&gt;MHI could sell to those markets with Japanese government&lt;br/&gt;financial support.&lt;br/&gt; <text:s text:c="3"/>It can also finance the plants itself and recover its&lt;br/&gt;investment through product sales, a strategy Iida said could&lt;br/&gt;prove popular in the future.&lt;br/&gt; <text:s text:c="3"/>In shipping, MHI is fighting back against low-priced South&lt;br/&gt;Korean competition by building more technologically advanced&lt;br/&gt;carriers to carry liquefied natural gas and other products&lt;br/&gt;difficult to transport.&lt;br/&gt; <text:s text:c="3"/>Shipbuilders Association officials told Reuters MHI is the&lt;br/&gt;world&amp;apos;s largest shipbuilder in terms of orders and capacity.&lt;br/&gt; <text:s text:c="3"/>Domestically, MHI is involved in 12 national projects,&lt;br/&gt;including development of nuclear fusion reactors and launch&lt;br/&gt;vehicles for man-made satellites.&lt;br/&gt; <text:s text:c="3"/>It has been the biggest contractor for the Japan Defence&lt;br/&gt;Agency&amp;apos;s F-15 and F-14 jet fighters and missiles, although all&lt;br/&gt;of these have been built under licence from U.S. Firms.&lt;br/&gt; <text:s text:c="3"/>MHI is now heading up five Japanese companies seeking to&lt;br/&gt;develop the country&amp;apos;s own fighter plane to replace the&lt;br/&gt;currently used F-1 support fighters in the late 1990s.&lt;br/&gt; <text:s text:c="3"/>Military experts said Washington is putting strong pressure&lt;br/&gt;on Tokyo to buy a U.S. Plane, either the McDonnell Douglas Corp&lt;br/&gt;F-18 or General Dynamics Corp F-16, to reduce Japan&amp;apos;s huge&lt;br/&gt;trade surplus with the U.S.&lt;br/&gt; <text:s text:c="3"/>&amp;quot;It might be a good idea to jointly produce planes with U.S.&lt;br/&gt;Makers as Japan is supported by the U.S. Defence umbrella,&amp;quot; Iida&lt;br/&gt;said.&lt;br/&gt; <text:s text:c="3"/>MHI also plans to cooperate with the U.S. In its Strategic&lt;br/&gt;Defence Initiative space defence program by participating in&lt;br/&gt;the project when it moves from the research stage, he said.&lt;br/&gt; <text:s text:c="3"/>The U.S. Has been seeking Japan&amp;apos;s technological support.&lt;br/&gt; <text:s text:c="3"/>In fiscal 1985/86, aircraft accounted for 17.1 pct of MHI&amp;apos;s&lt;br/&gt;sales, shipbuilding 17 pct and power plants 27.9 pct. Iida said&lt;br/&gt;the ideal ratio is power plants 30 pct, aircraft and special&lt;br/&gt;vehicles 25 pct and shipbuilding 15 pct.&lt;br/&gt; <text:s text:c="3"/>As for the remaining 30 pct, Iida said he wanted to shift&lt;br/&gt;the domestic focus away from heavy machinery sold to&lt;br/&gt;manufacturers and towards household goods, but he declined to&lt;br/&gt;specify which products.&lt;br/&gt; <text:s text:c="3"/>&amp;quot;By the end of this year, you may find our brand name on&lt;br/&gt;your daily products, although this does not mean we will run&lt;br/&gt;away from our mainstream business,&amp;quot; he said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Capital gains tax in Australia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Capital_gains_tax_in_Austral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89];&quot;,&quot;;[.AC89];&quot;,&quot;; TEXT([.AK8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808IUB2YU98YQGYSLUL8FBJ999K8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IF46UXFCD45CL2YUNJN1KIN54RTVJ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3:40 GMT 2012</text:p>
          </table:table-cell>
          <table:table-cell office:value-type="string">
            <text:p>Fri Jun 29 00:24:03 GMT 2012</text:p>
          </table:table-cell>
          <table:table-cell office:value-type="string">
            <text:p>Thu Jul 05 17:24:03 PDT 2012</text:p>
          </table:table-cell>
          <table:table-cell office:value-type="string">
            <text:p>Thu Jun 28 18:09:35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44">
            <text:p>10444</text:p>
          </table:table-cell>
          <table:table-cell office:value-type="string">
            <text:p>ECONOMIC SPOTLIGHT - MITSUBISHI HEAVY FIGHTS BACK&lt;br/&gt; <text:s text:c="3"/>By Fumiko Fujisaki, Reuters&lt;br/&gt;&lt;br/&gt; <text:s text:c="3"/>TOKYO, March 12 - International efforts to redirect Japan&amp;apos;s&lt;br/&gt;export-driven economy toward domestic consumption face heavy&lt;br/&gt;going if the country&amp;apos;s largest defence contractor and world&amp;apos;s&lt;br/&gt;biggest shipbuilder is anything to go by.&lt;br/&gt; <text:s text:c="3"/>Mitsubishi Heavy Industries Ltd &amp;lt;MITH.T&amp;gt; (MHI), which began&lt;br/&gt;making ships and iron goods for Japan&amp;apos;s military rulers 130&lt;br/&gt;years ago, is responding to the strong yen by redoubling its&lt;br/&gt;efforts to maintain its share of export markets.&lt;br/&gt; <text:s text:c="3"/>&amp;quot;If we sell the best quality and the cheapest products,&lt;br/&gt;everyone will buy them,&amp;quot; MHI president Yotaro Iida said.&lt;br/&gt; <text:s text:c="3"/>Although two of MHI&amp;apos;s main businesses, shipbuilding and&lt;br/&gt;power plant construction, have been hit hard by the yen&amp;apos;s 40&lt;br/&gt;pct rise against the dollar, the company has no plans to&lt;br/&gt;abandon them, Iida told Reuters in an interview.&lt;br/&gt; <text:s text:c="3"/>Its other big activity, aircraft component manufacture, has&lt;br/&gt;performed so well that MHI now accounts for half of the money&lt;br/&gt;Tokyo spends on defence procurement each year.&lt;br/&gt; <text:s text:c="3"/>&amp;quot;We have made the utmost efforts among the world&amp;apos;s&lt;br/&gt;manufacturers to improve productivity,&amp;quot; he said. &amp;quot;You may be&lt;br/&gt;surprised if you come to see our plants. The outside is old but&lt;br/&gt;the inside is ultra-modern, with robots and computers.&amp;quot;&lt;br/&gt; <text:s text:c="3"/>Securities analysts at major securities houses agreed that&lt;br/&gt;MHI has pared costs more quickly than its competitors. The&lt;br/&gt;company has slashed its workforce to 47,000 from 86,000 in&lt;br/&gt;1976.&lt;br/&gt; <text:s text:c="3"/>Despite its cost-cutting, MHI expects profits to drop 40&lt;br/&gt;pct to 30 billion yen in the current fiscal year ending March&lt;br/&gt;31, from 1985/86&amp;apos;s record 50.14 billion.&lt;br/&gt; <text:s text:c="3"/>And that includes gains from the sale of MHI&amp;apos;s stake in&lt;br/&gt;Mitsubishi Motors Corp &amp;lt;MIMT.T&amp;gt; for 49 billion yen.&lt;br/&gt; <text:s text:c="3"/>Iida is optimistic about the future, however. He said a&lt;br/&gt;resurgence of demand from the Middle East following the recent&lt;br/&gt;recovery in oil prices coupled with persistent demand for power&lt;br/&gt;plants in developing countries will help MHI restore its&lt;br/&gt;exports-to-sales ratio to the past decade&amp;apos;s average of 30 pct.&lt;br/&gt; <text:s text:c="3"/>MHI&amp;apos;s exports-to-sales ratio fell to 25.9 pct in the&lt;br/&gt;half-year ended last September, from 35 to 36 pct five years&lt;br/&gt;ago.&lt;br/&gt; <text:s text:c="3"/>China is the most promising market, although MHI also&lt;br/&gt;considers other non-oil-producing developing countries as major&lt;br/&gt;customers.&lt;br/&gt; <text:s text:c="3"/>&amp;quot;Our customers are all seen as being in trouble due to a&lt;br/&gt;lack of foreign currency,&amp;quot; Iida said. But he added that he felt&lt;br/&gt;MHI could sell to those markets with Japanese government&lt;br/&gt;financial support.&lt;br/&gt; <text:s text:c="3"/>It can also finance the plants itself and recover its&lt;br/&gt;investment through product sales, a strategy Iida said could&lt;br/&gt;prove popular in the future.&lt;br/&gt; <text:s text:c="3"/>In shipping, MHI is fighting back against low-priced South&lt;br/&gt;Korean competition by building more technologically advanced&lt;br/&gt;carriers to carry liquefied natural gas and other products&lt;br/&gt;difficult to transport.&lt;br/&gt; <text:s text:c="3"/>Shipbuilders Association officials told Reuters MHI is the&lt;br/&gt;world&amp;apos;s largest shipbuilder in terms of orders and capacity.&lt;br/&gt; <text:s text:c="3"/>Domestically, MHI is involved in 12 national projects,&lt;br/&gt;including development of nuclear fusion reactors and launch&lt;br/&gt;vehicles for man-made satellites.&lt;br/&gt; <text:s text:c="3"/>It has been the biggest contractor for the Japan Defence&lt;br/&gt;Agency&amp;apos;s F-15 and F-14 jet fighters and missiles, although all&lt;br/&gt;of these have been built under licence from U.S. Firms.&lt;br/&gt; <text:s text:c="3"/>MHI is now heading up five Japanese companies seeking to&lt;br/&gt;develop the country&amp;apos;s own fighter plane to replace the&lt;br/&gt;currently used F-1 support fighters in the late 1990s.&lt;br/&gt; <text:s text:c="3"/>Military experts said Washington is putting strong pressure&lt;br/&gt;on Tokyo to buy a U.S. Plane, either the McDonnell Douglas Corp&lt;br/&gt;F-18 or General Dynamics Corp F-16, to reduce Japan&amp;apos;s huge&lt;br/&gt;trade surplus with the U.S.&lt;br/&gt; <text:s text:c="3"/>&amp;quot;It might be a good idea to jointly produce planes with U.S.&lt;br/&gt;Makers as Japan is supported by the U.S. Defence umbrella,&amp;quot; Iida&lt;br/&gt;said.&lt;br/&gt; <text:s text:c="3"/>MHI also plans to cooperate with the U.S. In its Strategic&lt;br/&gt;Defence Initiative space defence program by participating in&lt;br/&gt;the project when it moves from the research stage, he said.&lt;br/&gt; <text:s text:c="3"/>The U.S. Has been seeking Japan&amp;apos;s technological support.&lt;br/&gt; <text:s text:c="3"/>In fiscal 1985/86, aircraft accounted for 17.1 pct of MHI&amp;apos;s&lt;br/&gt;sales, shipbuilding 17 pct and power plants 27.9 pct. Iida said&lt;br/&gt;the ideal ratio is power plants 30 pct, aircraft and special&lt;br/&gt;vehicles 25 pct and shipbuilding 15 pct.&lt;br/&gt; <text:s text:c="3"/>As for the remaining 30 pct, Iida said he wanted to shift&lt;br/&gt;the domestic focus away from heavy machinery sold to&lt;br/&gt;manufacturers and towards household goods, but he declined to&lt;br/&gt;specify which products.&lt;br/&gt; <text:s text:c="3"/>&amp;quot;By the end of this year, you may find our brand name on&lt;br/&gt;your daily products, although this does not mean we will run&lt;br/&gt;away from our mainstream business,&amp;quot; he said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Capital gains tax in Australia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Capital_gains_tax_in_Austral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0];&quot;,&quot;;[.AC90];&quot;,&quot;; TEXT([.AK90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808IUB2YU98YQGYSLUL8FBJ999K8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73AT2D5NQYNKORV7T751YMNE7948T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0:13 GMT 2012</text:p>
          </table:table-cell>
          <table:table-cell office:value-type="string">
            <text:p>Thu Jun 28 23:40:29 GMT 2012</text:p>
          </table:table-cell>
          <table:table-cell office:value-type="string">
            <text:p>Thu Jul 05 16:40:29 PDT 2012</text:p>
          </table:table-cell>
          <table:table-cell office:value-type="string">
            <text:p>Thu Jun 28 18:09:35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44">
            <text:p>10444</text:p>
          </table:table-cell>
          <table:table-cell office:value-type="string">
            <text:p>ECONOMIC SPOTLIGHT - MITSUBISHI HEAVY FIGHTS BACK&lt;br/&gt; <text:s text:c="3"/>By Fumiko Fujisaki, Reuters&lt;br/&gt;&lt;br/&gt; <text:s text:c="3"/>TOKYO, March 12 - International efforts to redirect Japan&amp;apos;s&lt;br/&gt;export-driven economy toward domestic consumption face heavy&lt;br/&gt;going if the country&amp;apos;s largest defence contractor and world&amp;apos;s&lt;br/&gt;biggest shipbuilder is anything to go by.&lt;br/&gt; <text:s text:c="3"/>Mitsubishi Heavy Industries Ltd &amp;lt;MITH.T&amp;gt; (MHI), which began&lt;br/&gt;making ships and iron goods for Japan&amp;apos;s military rulers 130&lt;br/&gt;years ago, is responding to the strong yen by redoubling its&lt;br/&gt;efforts to maintain its share of export markets.&lt;br/&gt; <text:s text:c="3"/>&amp;quot;If we sell the best quality and the cheapest products,&lt;br/&gt;everyone will buy them,&amp;quot; MHI president Yotaro Iida said.&lt;br/&gt; <text:s text:c="3"/>Although two of MHI&amp;apos;s main businesses, shipbuilding and&lt;br/&gt;power plant construction, have been hit hard by the yen&amp;apos;s 40&lt;br/&gt;pct rise against the dollar, the company has no plans to&lt;br/&gt;abandon them, Iida told Reuters in an interview.&lt;br/&gt; <text:s text:c="3"/>Its other big activity, aircraft component manufacture, has&lt;br/&gt;performed so well that MHI now accounts for half of the money&lt;br/&gt;Tokyo spends on defence procurement each year.&lt;br/&gt; <text:s text:c="3"/>&amp;quot;We have made the utmost efforts among the world&amp;apos;s&lt;br/&gt;manufacturers to improve productivity,&amp;quot; he said. &amp;quot;You may be&lt;br/&gt;surprised if you come to see our plants. The outside is old but&lt;br/&gt;the inside is ultra-modern, with robots and computers.&amp;quot;&lt;br/&gt; <text:s text:c="3"/>Securities analysts at major securities houses agreed that&lt;br/&gt;MHI has pared costs more quickly than its competitors. The&lt;br/&gt;company has slashed its workforce to 47,000 from 86,000 in&lt;br/&gt;1976.&lt;br/&gt; <text:s text:c="3"/>Despite its cost-cutting, MHI expects profits to drop 40&lt;br/&gt;pct to 30 billion yen in the current fiscal year ending March&lt;br/&gt;31, from 1985/86&amp;apos;s record 50.14 billion.&lt;br/&gt; <text:s text:c="3"/>And that includes gains from the sale of MHI&amp;apos;s stake in&lt;br/&gt;Mitsubishi Motors Corp &amp;lt;MIMT.T&amp;gt; for 49 billion yen.&lt;br/&gt; <text:s text:c="3"/>Iida is optimistic about the future, however. He said a&lt;br/&gt;resurgence of demand from the Middle East following the recent&lt;br/&gt;recovery in oil prices coupled with persistent demand for power&lt;br/&gt;plants in developing countries will help MHI restore its&lt;br/&gt;exports-to-sales ratio to the past decade&amp;apos;s average of 30 pct.&lt;br/&gt; <text:s text:c="3"/>MHI&amp;apos;s exports-to-sales ratio fell to 25.9 pct in the&lt;br/&gt;half-year ended last September, from 35 to 36 pct five years&lt;br/&gt;ago.&lt;br/&gt; <text:s text:c="3"/>China is the most promising market, although MHI also&lt;br/&gt;considers other non-oil-producing developing countries as major&lt;br/&gt;customers.&lt;br/&gt; <text:s text:c="3"/>&amp;quot;Our customers are all seen as being in trouble due to a&lt;br/&gt;lack of foreign currency,&amp;quot; Iida said. But he added that he felt&lt;br/&gt;MHI could sell to those markets with Japanese government&lt;br/&gt;financial support.&lt;br/&gt; <text:s text:c="3"/>It can also finance the plants itself and recover its&lt;br/&gt;investment through product sales, a strategy Iida said could&lt;br/&gt;prove popular in the future.&lt;br/&gt; <text:s text:c="3"/>In shipping, MHI is fighting back against low-priced South&lt;br/&gt;Korean competition by building more technologically advanced&lt;br/&gt;carriers to carry liquefied natural gas and other products&lt;br/&gt;difficult to transport.&lt;br/&gt; <text:s text:c="3"/>Shipbuilders Association officials told Reuters MHI is the&lt;br/&gt;world&amp;apos;s largest shipbuilder in terms of orders and capacity.&lt;br/&gt; <text:s text:c="3"/>Domestically, MHI is involved in 12 national projects,&lt;br/&gt;including development of nuclear fusion reactors and launch&lt;br/&gt;vehicles for man-made satellites.&lt;br/&gt; <text:s text:c="3"/>It has been the biggest contractor for the Japan Defence&lt;br/&gt;Agency&amp;apos;s F-15 and F-14 jet fighters and missiles, although all&lt;br/&gt;of these have been built under licence from U.S. Firms.&lt;br/&gt; <text:s text:c="3"/>MHI is now heading up five Japanese companies seeking to&lt;br/&gt;develop the country&amp;apos;s own fighter plane to replace the&lt;br/&gt;currently used F-1 support fighters in the late 1990s.&lt;br/&gt; <text:s text:c="3"/>Military experts said Washington is putting strong pressure&lt;br/&gt;on Tokyo to buy a U.S. Plane, either the McDonnell Douglas Corp&lt;br/&gt;F-18 or General Dynamics Corp F-16, to reduce Japan&amp;apos;s huge&lt;br/&gt;trade surplus with the U.S.&lt;br/&gt; <text:s text:c="3"/>&amp;quot;It might be a good idea to jointly produce planes with U.S.&lt;br/&gt;Makers as Japan is supported by the U.S. Defence umbrella,&amp;quot; Iida&lt;br/&gt;said.&lt;br/&gt; <text:s text:c="3"/>MHI also plans to cooperate with the U.S. In its Strategic&lt;br/&gt;Defence Initiative space defence program by participating in&lt;br/&gt;the project when it moves from the research stage, he said.&lt;br/&gt; <text:s text:c="3"/>The U.S. Has been seeking Japan&amp;apos;s technological support.&lt;br/&gt; <text:s text:c="3"/>In fiscal 1985/86, aircraft accounted for 17.1 pct of MHI&amp;apos;s&lt;br/&gt;sales, shipbuilding 17 pct and power plants 27.9 pct. Iida said&lt;br/&gt;the ideal ratio is power plants 30 pct, aircraft and special&lt;br/&gt;vehicles 25 pct and shipbuilding 15 pct.&lt;br/&gt; <text:s text:c="3"/>As for the remaining 30 pct, Iida said he wanted to shift&lt;br/&gt;the domestic focus away from heavy machinery sold to&lt;br/&gt;manufacturers and towards household goods, but he declined to&lt;br/&gt;specify which products.&lt;br/&gt; <text:s text:c="3"/>&amp;quot;By the end of this year, you may find our brand name on&lt;br/&gt;your daily products, although this does not mean we will run&lt;br/&gt;away from our mainstream business,&amp;quot; he said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Capital gains tax in Australia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Capital_gains_tax_in_Austral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1];&quot;,&quot;;[.AC91];&quot;,&quot;; TEXT([.AK91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83PHIT3HVWAAT6B9XAQA172Z0UKC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OJILKH1Q6SV5H5DFWHUEL5OD6OJ0D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3:48 GMT 2012</text:p>
          </table:table-cell>
          <table:table-cell office:value-type="string">
            <text:p>Fri Jun 29 00:34:13 GMT 2012</text:p>
          </table:table-cell>
          <table:table-cell office:value-type="string">
            <text:p>Thu Jul 05 17:34:13 PDT 2012</text:p>
          </table:table-cell>
          <table:table-cell office:value-type="string">
            <text:p>Thu Jun 28 18:09:53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70/70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5802">
            <text:p>5802</text:p>
          </table:table-cell>
          <table:table-cell office:value-type="string">
            <text:p>VW&amp;apos;S AUDI SAYS PROFIT FELL AROUND 50 PCT IN 1986&lt;br/&gt;&lt;br/&gt; <text:s text:c="3"/>MUNICH, March 18 - Audi AG &amp;lt;NSUG.F&amp;gt;, the 99 pct owned&lt;br/&gt;subsidiary of Volkswagen AG &amp;lt;VOWG.F&amp;gt;, said profit in 1986 fell&lt;br/&gt;by around half compared with 1985, when it achieved a record&lt;br/&gt;221 mln marks net profit, a rise of 19.5 pct on the previous&lt;br/&gt;year.&lt;br/&gt; <text:s text:c="3"/>Managing board chairman Wolfgang Habbel told a news&lt;br/&gt;conference he expected both profit and turnover to rise this&lt;br/&gt;year compared with 1986, but he said it was questionable&lt;br/&gt;whether 1987 profit would return to 1985 levels.&lt;br/&gt; <text:s text:c="3"/>He gave no figure for 1986 profit. Audi had predicted last&lt;br/&gt;year that 1986 profit would likely fall by an unspecified&lt;br/&gt;amount from 1985&amp;apos;s record levels.&lt;br/&gt; <text:s text:c="3"/>Habbel said turnover in 1986 rose to 9.9 billion marks from&lt;br/&gt;9.6 billion in 1985 and looked certain to rise to over 10&lt;br/&gt;billion this year.&lt;br/&gt; <text:s text:c="3"/>Asked whether Audi would pay a dividend to VW to help the&lt;br/&gt;parent company overcome its currency losses, Habbel said Audi&lt;br/&gt;would ensure VW got a share of profits.&lt;br/&gt; <text:s text:c="3"/>Audi&amp;apos;s entire 1985 net profit was paid into its own free&lt;br/&gt;reserves to help finance investment. In the previous 10 years&lt;br/&gt;VW had received 80 pct of Audi&amp;apos;s earnings as a dividend.&lt;br/&gt; <text:s text:c="3"/>Habbel blamed the profit decline on disruptions to output&lt;br/&gt;caused by the introduction of the new Audi 80 model, on&lt;br/&gt;currency factors and on negative publicity in the U.S. About&lt;br/&gt;alleged &amp;quot;sudden acceleration&amp;quot; of some of its Audi 5000 models.&lt;br/&gt; <text:s text:c="3"/>As reported, Audi&amp;apos;s sales in the U.S. Dropped nearly 20 pct&lt;br/&gt;to 59,800 last year.&lt;br/&gt; <text:s text:c="3"/>Habbel said the U.S. Sales decline would probably bottom&lt;br/&gt;out in 1987.&lt;br/&gt; <text:s text:c="3"/>Audi&amp;apos;s worldwide car deliveries fell two pct to 363,000.&lt;br/&gt; <text:s text:c="3"/>Of the total, exports fell 10.5 pct to a rounded 210,000,&lt;br/&gt;but domestic sales increased to a rounded 154,000 from 137,180&lt;br/&gt;in 1985.&lt;br/&gt; <text:s text:c="3"/>Habbel said the new Audi 80 had sold extremely well in the&lt;br/&gt;first two months of 1987, helping Audi to increase its overall&lt;br/&gt;market share in West Germany to 8.4 pct from 5.2 pct in the&lt;br/&gt;same months of 1986. Sales in Europe also rose but U.S. Sales&lt;br/&gt;fell further, he said without giving details. Worldwide&lt;br/&gt;deliveries in the first two months increased eight pct to&lt;br/&gt;57,000.&lt;br/&gt; <text:s text:c="3"/>Audi said in January that 1987 car production would rise to&lt;br/&gt;over 400,000 from 384,000 in 1986, when output had fallen&lt;br/&gt;compared with 1985&amp;apos;s 392,000.&lt;br/&gt; <text:s text:c="3"/>Habbel said Audi expected the rise in output to lead to&lt;br/&gt;further new hiring of employees.&lt;br/&gt; <text:s text:c="3"/>At the end of 1986 Audi&amp;apos;s workforce stood at a record&lt;br/&gt;39,800, a rise of 3,400 over 1985.&lt;br/&gt; REUTER&lt;br/&gt;</text:p>
          </table:table-cell>
          <table:table-cell office:value-type="string">
            <text:p>Hal Willis</text:p>
          </table:table-cell>
          <table:table-cell office:value-type="string">
            <text:p>Surplus value</text:p>
          </table:table-cell>
          <table:table-cell office:value-type="string">
            <text:p>http://en.wikipedia.org/wiki/Hal_Willis</text:p>
          </table:table-cell>
          <table:table-cell office:value-type="string">
            <text:p>http://en.wikipedia.org/wiki/Surplus_valu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2];&quot;,&quot;;[.AC92];&quot;,&quot;; TEXT([.AK92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83PHIT3HVWAAT6B9XAQA172Z0UKC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S9PCGJ2D21OI5T2OAAPXSI2M9O5BX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1:50 GMT 2012</text:p>
          </table:table-cell>
          <table:table-cell office:value-type="string">
            <text:p>Thu Jun 28 23:32:08 GMT 2012</text:p>
          </table:table-cell>
          <table:table-cell office:value-type="string">
            <text:p>Thu Jul 05 16:32:08 PDT 2012</text:p>
          </table:table-cell>
          <table:table-cell office:value-type="string">
            <text:p>Thu Jun 28 18:09:53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98/98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5802">
            <text:p>5802</text:p>
          </table:table-cell>
          <table:table-cell office:value-type="string">
            <text:p>VW&amp;apos;S AUDI SAYS PROFIT FELL AROUND 50 PCT IN 1986&lt;br/&gt;&lt;br/&gt; <text:s text:c="3"/>MUNICH, March 18 - Audi AG &amp;lt;NSUG.F&amp;gt;, the 99 pct owned&lt;br/&gt;subsidiary of Volkswagen AG &amp;lt;VOWG.F&amp;gt;, said profit in 1986 fell&lt;br/&gt;by around half compared with 1985, when it achieved a record&lt;br/&gt;221 mln marks net profit, a rise of 19.5 pct on the previous&lt;br/&gt;year.&lt;br/&gt; <text:s text:c="3"/>Managing board chairman Wolfgang Habbel told a news&lt;br/&gt;conference he expected both profit and turnover to rise this&lt;br/&gt;year compared with 1986, but he said it was questionable&lt;br/&gt;whether 1987 profit would return to 1985 levels.&lt;br/&gt; <text:s text:c="3"/>He gave no figure for 1986 profit. Audi had predicted last&lt;br/&gt;year that 1986 profit would likely fall by an unspecified&lt;br/&gt;amount from 1985&amp;apos;s record levels.&lt;br/&gt; <text:s text:c="3"/>Habbel said turnover in 1986 rose to 9.9 billion marks from&lt;br/&gt;9.6 billion in 1985 and looked certain to rise to over 10&lt;br/&gt;billion this year.&lt;br/&gt; <text:s text:c="3"/>Asked whether Audi would pay a dividend to VW to help the&lt;br/&gt;parent company overcome its currency losses, Habbel said Audi&lt;br/&gt;would ensure VW got a share of profits.&lt;br/&gt; <text:s text:c="3"/>Audi&amp;apos;s entire 1985 net profit was paid into its own free&lt;br/&gt;reserves to help finance investment. In the previous 10 years&lt;br/&gt;VW had received 80 pct of Audi&amp;apos;s earnings as a dividend.&lt;br/&gt; <text:s text:c="3"/>Habbel blamed the profit decline on disruptions to output&lt;br/&gt;caused by the introduction of the new Audi 80 model, on&lt;br/&gt;currency factors and on negative publicity in the U.S. About&lt;br/&gt;alleged &amp;quot;sudden acceleration&amp;quot; of some of its Audi 5000 models.&lt;br/&gt; <text:s text:c="3"/>As reported, Audi&amp;apos;s sales in the U.S. Dropped nearly 20 pct&lt;br/&gt;to 59,800 last year.&lt;br/&gt; <text:s text:c="3"/>Habbel said the U.S. Sales decline would probably bottom&lt;br/&gt;out in 1987.&lt;br/&gt; <text:s text:c="3"/>Audi&amp;apos;s worldwide car deliveries fell two pct to 363,000.&lt;br/&gt; <text:s text:c="3"/>Of the total, exports fell 10.5 pct to a rounded 210,000,&lt;br/&gt;but domestic sales increased to a rounded 154,000 from 137,180&lt;br/&gt;in 1985.&lt;br/&gt; <text:s text:c="3"/>Habbel said the new Audi 80 had sold extremely well in the&lt;br/&gt;first two months of 1987, helping Audi to increase its overall&lt;br/&gt;market share in West Germany to 8.4 pct from 5.2 pct in the&lt;br/&gt;same months of 1986. Sales in Europe also rose but U.S. Sales&lt;br/&gt;fell further, he said without giving details. Worldwide&lt;br/&gt;deliveries in the first two months increased eight pct to&lt;br/&gt;57,000.&lt;br/&gt; <text:s text:c="3"/>Audi said in January that 1987 car production would rise to&lt;br/&gt;over 400,000 from 384,000 in 1986, when output had fallen&lt;br/&gt;compared with 1985&amp;apos;s 392,000.&lt;br/&gt; <text:s text:c="3"/>Habbel said Audi expected the rise in output to lead to&lt;br/&gt;further new hiring of employees.&lt;br/&gt; <text:s text:c="3"/>At the end of 1986 Audi&amp;apos;s workforce stood at a record&lt;br/&gt;39,800, a rise of 3,400 over 1985.&lt;br/&gt; REUTER&lt;br/&gt;</text:p>
          </table:table-cell>
          <table:table-cell office:value-type="string">
            <text:p>Hal Willis</text:p>
          </table:table-cell>
          <table:table-cell office:value-type="string">
            <text:p>Surplus value</text:p>
          </table:table-cell>
          <table:table-cell office:value-type="string">
            <text:p>http://en.wikipedia.org/wiki/Hal_Willis</text:p>
          </table:table-cell>
          <table:table-cell office:value-type="string">
            <text:p>http://en.wikipedia.org/wiki/Surplus_valu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3];&quot;,&quot;;[.AC93];&quot;,&quot;; TEXT([.AK93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83PHIT3HVWAAT6B9XAQA172Z0UKC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9YKW4ZMAZHH609KXAFNVVRH3VUI9D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Fri Jun 29 01:02:00 GMT 2012</text:p>
          </table:table-cell>
          <table:table-cell office:value-type="string">
            <text:p>Fri Jun 29 01:02:27 GMT 2012</text:p>
          </table:table-cell>
          <table:table-cell office:value-type="string">
            <text:p>Thu Jul 05 18:02:27 PDT 2012</text:p>
          </table:table-cell>
          <table:table-cell office:value-type="string">
            <text:p>Thu Jun 28 18:09:53 PDT 2012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 office:value-type="string">
            <text:p>100% (23/23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5802">
            <text:p>5802</text:p>
          </table:table-cell>
          <table:table-cell office:value-type="string">
            <text:p>VW&amp;apos;S AUDI SAYS PROFIT FELL AROUND 50 PCT IN 1986&lt;br/&gt;&lt;br/&gt; <text:s text:c="3"/>MUNICH, March 18 - Audi AG &amp;lt;NSUG.F&amp;gt;, the 99 pct owned&lt;br/&gt;subsidiary of Volkswagen AG &amp;lt;VOWG.F&amp;gt;, said profit in 1986 fell&lt;br/&gt;by around half compared with 1985, when it achieved a record&lt;br/&gt;221 mln marks net profit, a rise of 19.5 pct on the previous&lt;br/&gt;year.&lt;br/&gt; <text:s text:c="3"/>Managing board chairman Wolfgang Habbel told a news&lt;br/&gt;conference he expected both profit and turnover to rise this&lt;br/&gt;year compared with 1986, but he said it was questionable&lt;br/&gt;whether 1987 profit would return to 1985 levels.&lt;br/&gt; <text:s text:c="3"/>He gave no figure for 1986 profit. Audi had predicted last&lt;br/&gt;year that 1986 profit would likely fall by an unspecified&lt;br/&gt;amount from 1985&amp;apos;s record levels.&lt;br/&gt; <text:s text:c="3"/>Habbel said turnover in 1986 rose to 9.9 billion marks from&lt;br/&gt;9.6 billion in 1985 and looked certain to rise to over 10&lt;br/&gt;billion this year.&lt;br/&gt; <text:s text:c="3"/>Asked whether Audi would pay a dividend to VW to help the&lt;br/&gt;parent company overcome its currency losses, Habbel said Audi&lt;br/&gt;would ensure VW got a share of profits.&lt;br/&gt; <text:s text:c="3"/>Audi&amp;apos;s entire 1985 net profit was paid into its own free&lt;br/&gt;reserves to help finance investment. In the previous 10 years&lt;br/&gt;VW had received 80 pct of Audi&amp;apos;s earnings as a dividend.&lt;br/&gt; <text:s text:c="3"/>Habbel blamed the profit decline on disruptions to output&lt;br/&gt;caused by the introduction of the new Audi 80 model, on&lt;br/&gt;currency factors and on negative publicity in the U.S. About&lt;br/&gt;alleged &amp;quot;sudden acceleration&amp;quot; of some of its Audi 5000 models.&lt;br/&gt; <text:s text:c="3"/>As reported, Audi&amp;apos;s sales in the U.S. Dropped nearly 20 pct&lt;br/&gt;to 59,800 last year.&lt;br/&gt; <text:s text:c="3"/>Habbel said the U.S. Sales decline would probably bottom&lt;br/&gt;out in 1987.&lt;br/&gt; <text:s text:c="3"/>Audi&amp;apos;s worldwide car deliveries fell two pct to 363,000.&lt;br/&gt; <text:s text:c="3"/>Of the total, exports fell 10.5 pct to a rounded 210,000,&lt;br/&gt;but domestic sales increased to a rounded 154,000 from 137,180&lt;br/&gt;in 1985.&lt;br/&gt; <text:s text:c="3"/>Habbel said the new Audi 80 had sold extremely well in the&lt;br/&gt;first two months of 1987, helping Audi to increase its overall&lt;br/&gt;market share in West Germany to 8.4 pct from 5.2 pct in the&lt;br/&gt;same months of 1986. Sales in Europe also rose but U.S. Sales&lt;br/&gt;fell further, he said without giving details. Worldwide&lt;br/&gt;deliveries in the first two months increased eight pct to&lt;br/&gt;57,000.&lt;br/&gt; <text:s text:c="3"/>Audi said in January that 1987 car production would rise to&lt;br/&gt;over 400,000 from 384,000 in 1986, when output had fallen&lt;br/&gt;compared with 1985&amp;apos;s 392,000.&lt;br/&gt; <text:s text:c="3"/>Habbel said Audi expected the rise in output to lead to&lt;br/&gt;further new hiring of employees.&lt;br/&gt; <text:s text:c="3"/>At the end of 1986 Audi&amp;apos;s workforce stood at a record&lt;br/&gt;39,800, a rise of 3,400 over 1985.&lt;br/&gt; REUTER&lt;br/&gt;</text:p>
          </table:table-cell>
          <table:table-cell office:value-type="string">
            <text:p>Hal Willis</text:p>
          </table:table-cell>
          <table:table-cell office:value-type="string">
            <text:p>Surplus value</text:p>
          </table:table-cell>
          <table:table-cell office:value-type="string">
            <text:p>http://en.wikipedia.org/wiki/Hal_Willis</text:p>
          </table:table-cell>
          <table:table-cell office:value-type="string">
            <text:p>http://en.wikipedia.org/wiki/Surplus_value</text:p>
          </table:table-cell>
          <table:table-cell office:value-type="string">
            <text:p>None really relevant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94];&quot;,&quot;;[.AC94];&quot;,&quot;; TEXT([.AK94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8G0LWSBRI8I9KQ31JZJPSTLBU6D1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R9RRLFQ0ONNA056RRF9MGRB9HYRI7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0:52 GMT 2012</text:p>
          </table:table-cell>
          <table:table-cell office:value-type="string">
            <text:p>Fri Jun 29 00:11:12 GMT 2012</text:p>
          </table:table-cell>
          <table:table-cell office:value-type="string">
            <text:p>Thu Jul 05 17:11:12 PDT 2012</text:p>
          </table:table-cell>
          <table:table-cell office:value-type="string">
            <text:p>Thu Jun 28 18:09:50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5804">
            <text:p>5804</text:p>
          </table:table-cell>
          <table:table-cell office:value-type="string">
            <text:p>GULF RESOURCES AND CHEMICAL CORP &amp;lt;GRE&amp;gt; 4TH QTR&lt;br/&gt;&lt;br/&gt; <text:s text:c="3"/>BOSTON, March 3 -&lt;br/&gt; <text:s text:c="3"/>Oper shr profit 34 cts vs loss 53 cts&lt;br/&gt; <text:s text:c="3"/>Oper net profit 3,337,000 vs 4,881,000&lt;br/&gt; <text:s text:c="3"/>Revs 32.7 mln vs 49.6 mln&lt;br/&gt; <text:s text:c="3"/>Year&lt;br/&gt; <text:s text:c="3"/>Oper shr profit 20 cts vs loss 90 cts&lt;br/&gt; <text:s text:c="3"/>Oper net profit 2,374,000 vs loss 9,381,000&lt;br/&gt; <text:s text:c="3"/>Revs 126.9 mln vs 160.5 mln&lt;br/&gt; <text:s text:c="3"/>NOTES: Operating net excludes loss 6,050,000 dlrs, or 64&lt;br/&gt;cts a share, vs loss 24,839,000 dlrs, or 2.61 dlrs a share, in&lt;br/&gt;quarter and loss 6,050,000 dlrs, or 64 cts a share, vs profit&lt;br/&gt;64,013,000 dlrs, or 6.27 dlrs a share, from discontinued&lt;br/&gt;operations&lt;br/&gt; <text:s text:c="3"/>1986 loss from discontinued operations includes 6.0 mln&lt;br/&gt;dlrs charge, equal to 64 cts a share, to provide for additional&lt;br/&gt;liabilities resulting from the 1981 closure of lead, zinc and&lt;br/&gt;silver mining, smelting and refining business&lt;br/&gt; <text:s text:c="3"/>1986 year operating net includes pre-tax gain of 5.3 mln&lt;br/&gt;dlrs, equal to 56 cts a share, from pension plan termination&lt;br/&gt;and gain of 5.2 mln dlrs, or 56 cts a share, from reduction in&lt;br/&gt;deferred taxes&lt;br/&gt; <text:s text:c="3"/>Effective Jan 1, 1987, company changed oil and gas&lt;br/&gt;accounting to successful efforts from full cost, increasing&lt;br/&gt;1986 year net 9.2 mln dlrs, or 98 cts a share, and increasing&lt;br/&gt;1985 loss 4.3 mln dlrs, or 43 cts a share. The cumulative&lt;br/&gt;effect of the change was to decrease retained earnings at Dec&lt;br/&gt;31, 1986, by 14.0 mln dlrs&lt;br/&gt; Reuter&lt;br/&gt;</text:p>
          </table:table-cell>
          <table:table-cell office:value-type="string">
            <text:p>Rate of return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ate_of_return</text:p>
          </table:table-cell>
          <table:table-cell office:value-type="string">
            <text:p>http://en.wikipedia.org/wiki/London_Metal_Exchang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95];&quot;,&quot;;[.AC95];&quot;,&quot;; TEXT([.AK9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8G0LWSBRI8I9KQ31JZJPSTLBU6D1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BQ7QEOZFYQSGLGYTY6XZDS4KNCGJC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6:12 GMT 2012</text:p>
          </table:table-cell>
          <table:table-cell office:value-type="string">
            <text:p>Fri Jun 29 00:16:38 GMT 2012</text:p>
          </table:table-cell>
          <table:table-cell office:value-type="string">
            <text:p>Thu Jul 05 17:16:38 PDT 2012</text:p>
          </table:table-cell>
          <table:table-cell office:value-type="string">
            <text:p>Thu Jun 28 18:09:49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5804">
            <text:p>5804</text:p>
          </table:table-cell>
          <table:table-cell office:value-type="string">
            <text:p>GULF RESOURCES AND CHEMICAL CORP &amp;lt;GRE&amp;gt; 4TH QTR&lt;br/&gt;&lt;br/&gt; <text:s text:c="3"/>BOSTON, March 3 -&lt;br/&gt; <text:s text:c="3"/>Oper shr profit 34 cts vs loss 53 cts&lt;br/&gt; <text:s text:c="3"/>Oper net profit 3,337,000 vs 4,881,000&lt;br/&gt; <text:s text:c="3"/>Revs 32.7 mln vs 49.6 mln&lt;br/&gt; <text:s text:c="3"/>Year&lt;br/&gt; <text:s text:c="3"/>Oper shr profit 20 cts vs loss 90 cts&lt;br/&gt; <text:s text:c="3"/>Oper net profit 2,374,000 vs loss 9,381,000&lt;br/&gt; <text:s text:c="3"/>Revs 126.9 mln vs 160.5 mln&lt;br/&gt; <text:s text:c="3"/>NOTES: Operating net excludes loss 6,050,000 dlrs, or 64&lt;br/&gt;cts a share, vs loss 24,839,000 dlrs, or 2.61 dlrs a share, in&lt;br/&gt;quarter and loss 6,050,000 dlrs, or 64 cts a share, vs profit&lt;br/&gt;64,013,000 dlrs, or 6.27 dlrs a share, from discontinued&lt;br/&gt;operations&lt;br/&gt; <text:s text:c="3"/>1986 loss from discontinued operations includes 6.0 mln&lt;br/&gt;dlrs charge, equal to 64 cts a share, to provide for additional&lt;br/&gt;liabilities resulting from the 1981 closure of lead, zinc and&lt;br/&gt;silver mining, smelting and refining business&lt;br/&gt; <text:s text:c="3"/>1986 year operating net includes pre-tax gain of 5.3 mln&lt;br/&gt;dlrs, equal to 56 cts a share, from pension plan termination&lt;br/&gt;and gain of 5.2 mln dlrs, or 56 cts a share, from reduction in&lt;br/&gt;deferred taxes&lt;br/&gt; <text:s text:c="3"/>Effective Jan 1, 1987, company changed oil and gas&lt;br/&gt;accounting to successful efforts from full cost, increasing&lt;br/&gt;1986 year net 9.2 mln dlrs, or 98 cts a share, and increasing&lt;br/&gt;1985 loss 4.3 mln dlrs, or 43 cts a share. The cumulative&lt;br/&gt;effect of the change was to decrease retained earnings at Dec&lt;br/&gt;31, 1986, by 14.0 mln dlrs&lt;br/&gt; Reuter&lt;br/&gt;</text:p>
          </table:table-cell>
          <table:table-cell office:value-type="string">
            <text:p>Rate of return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ate_of_return</text:p>
          </table:table-cell>
          <table:table-cell office:value-type="string">
            <text:p>http://en.wikipedia.org/wiki/London_Metal_Exchang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96];&quot;,&quot;;[.AC96];&quot;,&quot;; TEXT([.AK9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8G0LWSBRI8I9KQ31JZJPSTLBU6D1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LSHFL42J1LYKHZC9HD0QGFKJOC2NJ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8:44 GMT 2012</text:p>
          </table:table-cell>
          <table:table-cell office:value-type="string">
            <text:p>Thu Jun 28 23:49:12 GMT 2012</text:p>
          </table:table-cell>
          <table:table-cell office:value-type="string">
            <text:p>Thu Jul 05 16:49:12 PDT 2012</text:p>
          </table:table-cell>
          <table:table-cell office:value-type="string">
            <text:p>Thu Jun 28 18:09:49 PDT 2012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5804">
            <text:p>5804</text:p>
          </table:table-cell>
          <table:table-cell office:value-type="string">
            <text:p>GULF RESOURCES AND CHEMICAL CORP &amp;lt;GRE&amp;gt; 4TH QTR&lt;br/&gt;&lt;br/&gt; <text:s text:c="3"/>BOSTON, March 3 -&lt;br/&gt; <text:s text:c="3"/>Oper shr profit 34 cts vs loss 53 cts&lt;br/&gt; <text:s text:c="3"/>Oper net profit 3,337,000 vs 4,881,000&lt;br/&gt; <text:s text:c="3"/>Revs 32.7 mln vs 49.6 mln&lt;br/&gt; <text:s text:c="3"/>Year&lt;br/&gt; <text:s text:c="3"/>Oper shr profit 20 cts vs loss 90 cts&lt;br/&gt; <text:s text:c="3"/>Oper net profit 2,374,000 vs loss 9,381,000&lt;br/&gt; <text:s text:c="3"/>Revs 126.9 mln vs 160.5 mln&lt;br/&gt; <text:s text:c="3"/>NOTES: Operating net excludes loss 6,050,000 dlrs, or 64&lt;br/&gt;cts a share, vs loss 24,839,000 dlrs, or 2.61 dlrs a share, in&lt;br/&gt;quarter and loss 6,050,000 dlrs, or 64 cts a share, vs profit&lt;br/&gt;64,013,000 dlrs, or 6.27 dlrs a share, from discontinued&lt;br/&gt;operations&lt;br/&gt; <text:s text:c="3"/>1986 loss from discontinued operations includes 6.0 mln&lt;br/&gt;dlrs charge, equal to 64 cts a share, to provide for additional&lt;br/&gt;liabilities resulting from the 1981 closure of lead, zinc and&lt;br/&gt;silver mining, smelting and refining business&lt;br/&gt; <text:s text:c="3"/>1986 year operating net includes pre-tax gain of 5.3 mln&lt;br/&gt;dlrs, equal to 56 cts a share, from pension plan termination&lt;br/&gt;and gain of 5.2 mln dlrs, or 56 cts a share, from reduction in&lt;br/&gt;deferred taxes&lt;br/&gt; <text:s text:c="3"/>Effective Jan 1, 1987, company changed oil and gas&lt;br/&gt;accounting to successful efforts from full cost, increasing&lt;br/&gt;1986 year net 9.2 mln dlrs, or 98 cts a share, and increasing&lt;br/&gt;1985 loss 4.3 mln dlrs, or 43 cts a share. The cumulative&lt;br/&gt;effect of the change was to decrease retained earnings at Dec&lt;br/&gt;31, 1986, by 14.0 mln dlrs&lt;br/&gt; Reuter&lt;br/&gt;</text:p>
          </table:table-cell>
          <table:table-cell office:value-type="string">
            <text:p>Rate of return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ate_of_return</text:p>
          </table:table-cell>
          <table:table-cell office:value-type="string">
            <text:p>http://en.wikipedia.org/wiki/London_Metal_Exchang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7];&quot;,&quot;;[.AC97];&quot;,&quot;; TEXT([.AK97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95QQ7Q670515T0SYBTTYC1XM73CW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CXL8I9NZW6HT8UTLEHWFT86BR5LV8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4:13 GMT 2012</text:p>
          </table:table-cell>
          <table:table-cell office:value-type="string">
            <text:p>Fri Jun 29 00:14:24 GMT 2012</text:p>
          </table:table-cell>
          <table:table-cell office:value-type="string">
            <text:p>Thu Jul 05 17:14:24 PDT 2012</text:p>
          </table:table-cell>
          <table:table-cell office:value-type="string">
            <text:p>Thu Jun 28 18:09:16 PDT 2012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668">
            <text:p>10668</text:p>
          </table:table-cell>
          <table:table-cell office:value-type="string">
            <text:p>CHINA SUGAR OUTPUT SEEN LOWER -- USDA&lt;br/&gt;&lt;br/&gt; <text:s text:c="3"/>WASHINGTON, March 4 - China&amp;apos;s 1986/87 sugar crop has been&lt;br/&gt;revised to 5.26 mln tonnes (raw value), down four pct from the&lt;br/&gt;previous forecast and five pct below the previous season, the&lt;br/&gt;U.S. Agriculture Department said.&lt;br/&gt; <text:s text:c="3"/>In its World Production and Trade Report, the department&lt;br/&gt;attributed the decline to relatively poor profitability of&lt;br/&gt;sugar, causing harvested area of cane and beets to decline&lt;br/&gt;seven pct from 1985/86.&lt;br/&gt; <text:s text:c="3"/>Beet sugar production for 1986/87 is now estimated at&lt;br/&gt;837,000 tonnes, five pct less than earlier forecast and down&lt;br/&gt;five pct from the previous season, while cane output is&lt;br/&gt;projected at 4.423 mln tonnes, down four pct from previously&lt;br/&gt;forecast and five pct below the previous season, it said.&lt;br/&gt; Reuter&lt;br/&gt;</text:p>
          </table:table-cell>
          <table:table-cell office:value-type="string">
            <text:p>Sugar beet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Sugar_beet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8];&quot;,&quot;;[.AC98];&quot;,&quot;; TEXT([.AK98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95QQ7Q670515T0SYBTTYC1XM73CW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MGK2JE1M7PKZI9W3GFZIC04NA6WPP</text:p>
          </table:table-cell>
          <table:table-cell office:value-type="string">
            <text:p>A2Q5992OUQIKNQ</text:p>
          </table:table-cell>
          <table:table-cell office:value-type="string">
            <text:p>Approved</text:p>
          </table:table-cell>
          <table:table-cell office:value-type="string">
            <text:p>Thu Jun 28 23:23:53 GMT 2012</text:p>
          </table:table-cell>
          <table:table-cell office:value-type="string">
            <text:p>Thu Jun 28 23:24:58 GMT 2012</text:p>
          </table:table-cell>
          <table:table-cell office:value-type="string">
            <text:p>Thu Jul 05 16:24:58 PDT 2012</text:p>
          </table:table-cell>
          <table:table-cell office:value-type="string">
            <text:p>Thu Jun 28 18:09:17 PDT 2012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3" office:value-type="string">
            <text:p>100% (5/5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668">
            <text:p>10668</text:p>
          </table:table-cell>
          <table:table-cell office:value-type="string">
            <text:p>CHINA SUGAR OUTPUT SEEN LOWER -- USDA&lt;br/&gt;&lt;br/&gt; <text:s text:c="3"/>WASHINGTON, March 4 - China&amp;apos;s 1986/87 sugar crop has been&lt;br/&gt;revised to 5.26 mln tonnes (raw value), down four pct from the&lt;br/&gt;previous forecast and five pct below the previous season, the&lt;br/&gt;U.S. Agriculture Department said.&lt;br/&gt; <text:s text:c="3"/>In its World Production and Trade Report, the department&lt;br/&gt;attributed the decline to relatively poor profitability of&lt;br/&gt;sugar, causing harvested area of cane and beets to decline&lt;br/&gt;seven pct from 1985/86.&lt;br/&gt; <text:s text:c="3"/>Beet sugar production for 1986/87 is now estimated at&lt;br/&gt;837,000 tonnes, five pct less than earlier forecast and down&lt;br/&gt;five pct from the previous season, while cane output is&lt;br/&gt;projected at 4.423 mln tonnes, down four pct from previously&lt;br/&gt;forecast and five pct below the previous season, it said.&lt;br/&gt; Reuter&lt;br/&gt;</text:p>
          </table:table-cell>
          <table:table-cell office:value-type="string">
            <text:p>Sugar beet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Sugar_beet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99];&quot;,&quot;;[.AC99];&quot;,&quot;; TEXT([.AK99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95QQ7Q670515T0SYBTTYC1XM73CW1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80E4BLYHVI4JXG7RVL8LNEZUMJU0H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08:02 GMT 2012</text:p>
          </table:table-cell>
          <table:table-cell office:value-type="string">
            <text:p>Thu Jun 28 23:08:30 GMT 2012</text:p>
          </table:table-cell>
          <table:table-cell office:value-type="string">
            <text:p>Thu Jul 05 16:08:30 PDT 2012</text:p>
          </table:table-cell>
          <table:table-cell office:value-type="string">
            <text:p>Thu Jun 28 18:09:16 PDT 2012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668">
            <text:p>10668</text:p>
          </table:table-cell>
          <table:table-cell office:value-type="string">
            <text:p>CHINA SUGAR OUTPUT SEEN LOWER -- USDA&lt;br/&gt;&lt;br/&gt; <text:s text:c="3"/>WASHINGTON, March 4 - China&amp;apos;s 1986/87 sugar crop has been&lt;br/&gt;revised to 5.26 mln tonnes (raw value), down four pct from the&lt;br/&gt;previous forecast and five pct below the previous season, the&lt;br/&gt;U.S. Agriculture Department said.&lt;br/&gt; <text:s text:c="3"/>In its World Production and Trade Report, the department&lt;br/&gt;attributed the decline to relatively poor profitability of&lt;br/&gt;sugar, causing harvested area of cane and beets to decline&lt;br/&gt;seven pct from 1985/86.&lt;br/&gt; <text:s text:c="3"/>Beet sugar production for 1986/87 is now estimated at&lt;br/&gt;837,000 tonnes, five pct less than earlier forecast and down&lt;br/&gt;five pct from the previous season, while cane output is&lt;br/&gt;projected at 4.423 mln tonnes, down four pct from previously&lt;br/&gt;forecast and five pct below the previous season, it said.&lt;br/&gt; Reuter&lt;br/&gt;</text:p>
          </table:table-cell>
          <table:table-cell office:value-type="string">
            <text:p>Sugar beet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Sugar_beet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0];&quot;,&quot;;[.AC100];&quot;,&quot;; TEXT([.AK10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95TL0XULRGN8K78TW4XDFP7NXNP3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WS5BMJTUHYWHPHUG11705WM3HIMHJ</text:p>
          </table:table-cell>
          <table:table-cell office:value-type="string">
            <text:p>A1XT59Y7H5AOQD</text:p>
          </table:table-cell>
          <table:table-cell office:value-type="string">
            <text:p>Approved</text:p>
          </table:table-cell>
          <table:table-cell office:value-type="string">
            <text:p>Thu Jun 28 22:42:03 GMT 2012</text:p>
          </table:table-cell>
          <table:table-cell office:value-type="string">
            <text:p>Thu Jun 28 22:42:09 GMT 2012</text:p>
          </table:table-cell>
          <table:table-cell office:value-type="string">
            <text:p>Thu Jul 05 15:42:09 PDT 2012</text:p>
          </table:table-cell>
          <table:table-cell office:value-type="string">
            <text:p>Thu Jun 28 18:09:43 PDT 201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 office:value-type="string">
            <text:p>100% (7/7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277">
            <text:p>2277</text:p>
          </table:table-cell>
          <table:table-cell office:value-type="string">
            <text:p>SQUIBB &amp;lt;SQB&amp;gt; SAID NOT INTERESTED IN BUYING CETUS&lt;br/&gt; <text:s text:c="3"/>BY MARJORIE SHAFFER, REUTERS&lt;br/&gt;&lt;br/&gt; <text:s text:c="3"/>NEW YORK, June 18 - Robert Fildes, president and chief&lt;br/&gt;executive of Cetus Corp &amp;lt;CTUS.O&amp;gt;, told Reuters that Squibb Corp&lt;br/&gt;is not interested in buying Cetus.&lt;br/&gt; <text:s text:c="3"/>Earlier the companies said Squibb would buy from Cetus a&lt;br/&gt;five pct equity postion in Cetus for about 40 mln dlrs.&lt;br/&gt; <text:s text:c="3"/>&amp;quot;This is not an attempt by Squibb to become a major&lt;br/&gt;majority holder in Cetus,&amp;quot; Fildes told Reuters in an interview.&lt;br/&gt;&amp;quot;Squibb has not approached us with any indication that they&lt;br/&gt;want to acquire us and we wouldn&amp;apos;t be interested in that kind&lt;br/&gt;of arrangement,&amp;quot; said Fildes.&lt;br/&gt; <text:s text:c="3"/>Squibb could not be reached to comment on the late comments&lt;br/&gt;by Fildes.&lt;br/&gt; <text:s text:c="3"/>Squibb is Cetus&amp;apos; first pharmaceutical partner and the only&lt;br/&gt;one to own an equity position in Cetus. Eastman Kodak Co &amp;lt;EK&amp;gt;&lt;br/&gt;and W.R. Grace &amp;lt;WR&amp;gt; both have joint ventures with Cetus, but&lt;br/&gt;neither owns an equity position in the company, said Fildes.&lt;br/&gt; <text:s text:c="3"/>Cetus has a venture with Kodak to develp diagnostic&lt;br/&gt;products and with Grace to develop agricultural products.&lt;br/&gt; <text:s text:c="3"/>Earlier, Squibb and Cetus announced in a joint statement &lt;br/&gt;an agreement in principle to form a joint venture to develop&lt;br/&gt;new biotechnology products in several fields.&lt;br/&gt; <text:s text:c="2"/>&lt;br/&gt; <text:s text:c="3"/>As part of the deal Squibb will license several of Cetus&amp;apos;&lt;br/&gt;anticancer agents, including interleukin-2, in development.&lt;br/&gt;Squibb will sell the drugs only in Japan and other markets but&lt;br/&gt;not in North American and Western Europe.&lt;br/&gt; <text:s text:c="3"/>&amp;quot;We wouldn&amp;apos;t have done this deal had it not been understood&lt;br/&gt;that Cetus wants to build its own fully integrated business in&lt;br/&gt;North America and Europe,&amp;quot; said Fildes.&lt;br/&gt; <text:s text:c="3"/>He said Squibb was the good partner because Squibb has a&lt;br/&gt;major joint venture in Japan and has sales capabilities of its&lt;br/&gt;own in that market.&lt;br/&gt; <text:s text:c="2"/>&lt;br/&gt; <text:s text:c="3"/>Fildes said Cetus has shunned licensing arrangements with&lt;br/&gt;pharmaceutical companies because it wanted to build its own&lt;br/&gt;business. Many large corporations have invested in small&lt;br/&gt;biotech firms.&lt;br/&gt; <text:s text:c="3"/>But Squibb&amp;apos;s investment in Cetus is the first it has made&lt;br/&gt;in biotechnology. Fildes said that was attractive to Cetus&lt;br/&gt;because it wanted a partner that didn&amp;apos;t have a relationship&lt;br/&gt;with a large number of other biotechnology companies.&amp;quot;&lt;br/&gt; <text:s text:c="2"/>&lt;br/&gt; <text:s text:c="3"/>Fildes said his strategy was to have partners in non drug&lt;br/&gt;areas like diagnostics and agriculture, but to &amp;quot;keep the&lt;br/&gt;biggest developments in anticancer drugs to ourselves.&amp;quot;&lt;br/&gt; <text:s text:c="3"/>Fildes said the partnership with Squibb would be used to&lt;br/&gt;broaden the company&amp;apos;s reach in such big money making areas&lt;br/&gt;as the cardiovascular, anti-infective and the anti-inflammatory&lt;br/&gt;markets.&lt;br/&gt; <text:s text:c="3"/>Squibb is also investming 75 mln dlrs in Cetus&amp;apos; research&lt;br/&gt;over the next five years.&lt;br/&gt; <text:s text:c="2"/>&lt;br/&gt; <text:s text:c="3"/>&amp;quot;Squibb is putting up over 75 mln dlrs in research and&lt;br/&gt;development to make it happen, while the equity position part&lt;br/&gt;of the package is simply to demonstrate the seriousness of this&lt;br/&gt;partnership,&amp;quot; said Fildes.&lt;br/&gt; Reuter&lt;br/&gt;</text:p>
          </table:table-cell>
          <table:table-cell office:value-type="string">
            <text:p>History of the United States Merchant Marine</text:p>
          </table:table-cell>
          <table:table-cell office:value-type="string">
            <text:p>Biocon</text:p>
          </table:table-cell>
          <table:table-cell office:value-type="string">
            <text:p>http://en.wikipedia.org/wiki/History_of_the_United_States_Merchant_Marine</text:p>
          </table:table-cell>
          <table:table-cell office:value-type="string">
            <text:p>http://en.wikipedia.org/wiki/Bioc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1];&quot;,&quot;;[.AC101];&quot;,&quot;; TEXT([.AK101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95TL0XULRGN8K78TW4XDFP7NXNP3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GKK9RJ85OZIEN5RHKGMWOQ5G7ZV78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0:10 GMT 2012</text:p>
          </table:table-cell>
          <table:table-cell office:value-type="string">
            <text:p>Thu Jun 28 23:30:39 GMT 2012</text:p>
          </table:table-cell>
          <table:table-cell office:value-type="string">
            <text:p>Thu Jul 05 16:30:39 PDT 2012</text:p>
          </table:table-cell>
          <table:table-cell office:value-type="string">
            <text:p>Thu Jun 28 18:09:43 PDT 201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277">
            <text:p>2277</text:p>
          </table:table-cell>
          <table:table-cell office:value-type="string">
            <text:p>SQUIBB &amp;lt;SQB&amp;gt; SAID NOT INTERESTED IN BUYING CETUS&lt;br/&gt; <text:s text:c="3"/>BY MARJORIE SHAFFER, REUTERS&lt;br/&gt;&lt;br/&gt; <text:s text:c="3"/>NEW YORK, June 18 - Robert Fildes, president and chief&lt;br/&gt;executive of Cetus Corp &amp;lt;CTUS.O&amp;gt;, told Reuters that Squibb Corp&lt;br/&gt;is not interested in buying Cetus.&lt;br/&gt; <text:s text:c="3"/>Earlier the companies said Squibb would buy from Cetus a&lt;br/&gt;five pct equity postion in Cetus for about 40 mln dlrs.&lt;br/&gt; <text:s text:c="3"/>&amp;quot;This is not an attempt by Squibb to become a major&lt;br/&gt;majority holder in Cetus,&amp;quot; Fildes told Reuters in an interview.&lt;br/&gt;&amp;quot;Squibb has not approached us with any indication that they&lt;br/&gt;want to acquire us and we wouldn&amp;apos;t be interested in that kind&lt;br/&gt;of arrangement,&amp;quot; said Fildes.&lt;br/&gt; <text:s text:c="3"/>Squibb could not be reached to comment on the late comments&lt;br/&gt;by Fildes.&lt;br/&gt; <text:s text:c="3"/>Squibb is Cetus&amp;apos; first pharmaceutical partner and the only&lt;br/&gt;one to own an equity position in Cetus. Eastman Kodak Co &amp;lt;EK&amp;gt;&lt;br/&gt;and W.R. Grace &amp;lt;WR&amp;gt; both have joint ventures with Cetus, but&lt;br/&gt;neither owns an equity position in the company, said Fildes.&lt;br/&gt; <text:s text:c="3"/>Cetus has a venture with Kodak to develp diagnostic&lt;br/&gt;products and with Grace to develop agricultural products.&lt;br/&gt; <text:s text:c="3"/>Earlier, Squibb and Cetus announced in a joint statement &lt;br/&gt;an agreement in principle to form a joint venture to develop&lt;br/&gt;new biotechnology products in several fields.&lt;br/&gt; <text:s text:c="2"/>&lt;br/&gt; <text:s text:c="3"/>As part of the deal Squibb will license several of Cetus&amp;apos;&lt;br/&gt;anticancer agents, including interleukin-2, in development.&lt;br/&gt;Squibb will sell the drugs only in Japan and other markets but&lt;br/&gt;not in North American and Western Europe.&lt;br/&gt; <text:s text:c="3"/>&amp;quot;We wouldn&amp;apos;t have done this deal had it not been understood&lt;br/&gt;that Cetus wants to build its own fully integrated business in&lt;br/&gt;North America and Europe,&amp;quot; said Fildes.&lt;br/&gt; <text:s text:c="3"/>He said Squibb was the good partner because Squibb has a&lt;br/&gt;major joint venture in Japan and has sales capabilities of its&lt;br/&gt;own in that market.&lt;br/&gt; <text:s text:c="2"/>&lt;br/&gt; <text:s text:c="3"/>Fildes said Cetus has shunned licensing arrangements with&lt;br/&gt;pharmaceutical companies because it wanted to build its own&lt;br/&gt;business. Many large corporations have invested in small&lt;br/&gt;biotech firms.&lt;br/&gt; <text:s text:c="3"/>But Squibb&amp;apos;s investment in Cetus is the first it has made&lt;br/&gt;in biotechnology. Fildes said that was attractive to Cetus&lt;br/&gt;because it wanted a partner that didn&amp;apos;t have a relationship&lt;br/&gt;with a large number of other biotechnology companies.&amp;quot;&lt;br/&gt; <text:s text:c="2"/>&lt;br/&gt; <text:s text:c="3"/>Fildes said his strategy was to have partners in non drug&lt;br/&gt;areas like diagnostics and agriculture, but to &amp;quot;keep the&lt;br/&gt;biggest developments in anticancer drugs to ourselves.&amp;quot;&lt;br/&gt; <text:s text:c="3"/>Fildes said the partnership with Squibb would be used to&lt;br/&gt;broaden the company&amp;apos;s reach in such big money making areas&lt;br/&gt;as the cardiovascular, anti-infective and the anti-inflammatory&lt;br/&gt;markets.&lt;br/&gt; <text:s text:c="3"/>Squibb is also investming 75 mln dlrs in Cetus&amp;apos; research&lt;br/&gt;over the next five years.&lt;br/&gt; <text:s text:c="2"/>&lt;br/&gt; <text:s text:c="3"/>&amp;quot;Squibb is putting up over 75 mln dlrs in research and&lt;br/&gt;development to make it happen, while the equity position part&lt;br/&gt;of the package is simply to demonstrate the seriousness of this&lt;br/&gt;partnership,&amp;quot; said Fildes.&lt;br/&gt; Reuter&lt;br/&gt;</text:p>
          </table:table-cell>
          <table:table-cell office:value-type="string">
            <text:p>History of the United States Merchant Marine</text:p>
          </table:table-cell>
          <table:table-cell office:value-type="string">
            <text:p>Biocon</text:p>
          </table:table-cell>
          <table:table-cell office:value-type="string">
            <text:p>http://en.wikipedia.org/wiki/History_of_the_United_States_Merchant_Marine</text:p>
          </table:table-cell>
          <table:table-cell office:value-type="string">
            <text:p>http://en.wikipedia.org/wiki/Bioc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02];&quot;,&quot;;[.AC102];&quot;,&quot;; TEXT([.AK102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95TL0XULRGN8K78TW4XDFP7NXNP3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Z4GJ2D21O3WK655QZGSQ2KYG0W7DM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3:22 GMT 2012</text:p>
          </table:table-cell>
          <table:table-cell office:value-type="string">
            <text:p>Thu Jun 28 23:43:51 GMT 2012</text:p>
          </table:table-cell>
          <table:table-cell office:value-type="string">
            <text:p>Thu Jul 05 16:43:51 PDT 2012</text:p>
          </table:table-cell>
          <table:table-cell office:value-type="string">
            <text:p>Thu Jun 28 18:09:43 PDT 201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277">
            <text:p>2277</text:p>
          </table:table-cell>
          <table:table-cell office:value-type="string">
            <text:p>SQUIBB &amp;lt;SQB&amp;gt; SAID NOT INTERESTED IN BUYING CETUS&lt;br/&gt; <text:s text:c="3"/>BY MARJORIE SHAFFER, REUTERS&lt;br/&gt;&lt;br/&gt; <text:s text:c="3"/>NEW YORK, June 18 - Robert Fildes, president and chief&lt;br/&gt;executive of Cetus Corp &amp;lt;CTUS.O&amp;gt;, told Reuters that Squibb Corp&lt;br/&gt;is not interested in buying Cetus.&lt;br/&gt; <text:s text:c="3"/>Earlier the companies said Squibb would buy from Cetus a&lt;br/&gt;five pct equity postion in Cetus for about 40 mln dlrs.&lt;br/&gt; <text:s text:c="3"/>&amp;quot;This is not an attempt by Squibb to become a major&lt;br/&gt;majority holder in Cetus,&amp;quot; Fildes told Reuters in an interview.&lt;br/&gt;&amp;quot;Squibb has not approached us with any indication that they&lt;br/&gt;want to acquire us and we wouldn&amp;apos;t be interested in that kind&lt;br/&gt;of arrangement,&amp;quot; said Fildes.&lt;br/&gt; <text:s text:c="3"/>Squibb could not be reached to comment on the late comments&lt;br/&gt;by Fildes.&lt;br/&gt; <text:s text:c="3"/>Squibb is Cetus&amp;apos; first pharmaceutical partner and the only&lt;br/&gt;one to own an equity position in Cetus. Eastman Kodak Co &amp;lt;EK&amp;gt;&lt;br/&gt;and W.R. Grace &amp;lt;WR&amp;gt; both have joint ventures with Cetus, but&lt;br/&gt;neither owns an equity position in the company, said Fildes.&lt;br/&gt; <text:s text:c="3"/>Cetus has a venture with Kodak to develp diagnostic&lt;br/&gt;products and with Grace to develop agricultural products.&lt;br/&gt; <text:s text:c="3"/>Earlier, Squibb and Cetus announced in a joint statement &lt;br/&gt;an agreement in principle to form a joint venture to develop&lt;br/&gt;new biotechnology products in several fields.&lt;br/&gt; <text:s text:c="2"/>&lt;br/&gt; <text:s text:c="3"/>As part of the deal Squibb will license several of Cetus&amp;apos;&lt;br/&gt;anticancer agents, including interleukin-2, in development.&lt;br/&gt;Squibb will sell the drugs only in Japan and other markets but&lt;br/&gt;not in North American and Western Europe.&lt;br/&gt; <text:s text:c="3"/>&amp;quot;We wouldn&amp;apos;t have done this deal had it not been understood&lt;br/&gt;that Cetus wants to build its own fully integrated business in&lt;br/&gt;North America and Europe,&amp;quot; said Fildes.&lt;br/&gt; <text:s text:c="3"/>He said Squibb was the good partner because Squibb has a&lt;br/&gt;major joint venture in Japan and has sales capabilities of its&lt;br/&gt;own in that market.&lt;br/&gt; <text:s text:c="2"/>&lt;br/&gt; <text:s text:c="3"/>Fildes said Cetus has shunned licensing arrangements with&lt;br/&gt;pharmaceutical companies because it wanted to build its own&lt;br/&gt;business. Many large corporations have invested in small&lt;br/&gt;biotech firms.&lt;br/&gt; <text:s text:c="3"/>But Squibb&amp;apos;s investment in Cetus is the first it has made&lt;br/&gt;in biotechnology. Fildes said that was attractive to Cetus&lt;br/&gt;because it wanted a partner that didn&amp;apos;t have a relationship&lt;br/&gt;with a large number of other biotechnology companies.&amp;quot;&lt;br/&gt; <text:s text:c="2"/>&lt;br/&gt; <text:s text:c="3"/>Fildes said his strategy was to have partners in non drug&lt;br/&gt;areas like diagnostics and agriculture, but to &amp;quot;keep the&lt;br/&gt;biggest developments in anticancer drugs to ourselves.&amp;quot;&lt;br/&gt; <text:s text:c="3"/>Fildes said the partnership with Squibb would be used to&lt;br/&gt;broaden the company&amp;apos;s reach in such big money making areas&lt;br/&gt;as the cardiovascular, anti-infective and the anti-inflammatory&lt;br/&gt;markets.&lt;br/&gt; <text:s text:c="3"/>Squibb is also investming 75 mln dlrs in Cetus&amp;apos; research&lt;br/&gt;over the next five years.&lt;br/&gt; <text:s text:c="2"/>&lt;br/&gt; <text:s text:c="3"/>&amp;quot;Squibb is putting up over 75 mln dlrs in research and&lt;br/&gt;development to make it happen, while the equity position part&lt;br/&gt;of the package is simply to demonstrate the seriousness of this&lt;br/&gt;partnership,&amp;quot; said Fildes.&lt;br/&gt; Reuter&lt;br/&gt;</text:p>
          </table:table-cell>
          <table:table-cell office:value-type="string">
            <text:p>History of the United States Merchant Marine</text:p>
          </table:table-cell>
          <table:table-cell office:value-type="string">
            <text:p>Biocon</text:p>
          </table:table-cell>
          <table:table-cell office:value-type="string">
            <text:p>http://en.wikipedia.org/wiki/History_of_the_United_States_Merchant_Marine</text:p>
          </table:table-cell>
          <table:table-cell office:value-type="string">
            <text:p>http://en.wikipedia.org/wiki/Bioc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03];&quot;,&quot;;[.AC103];&quot;,&quot;; TEXT([.AK103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9TRI8IUB2YUOH7MZ3CBBL0FBAUI6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N52AC9KSSZVC6QVBFLUSQOYIYTJ1F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8:21 GMT 2012</text:p>
          </table:table-cell>
          <table:table-cell office:value-type="string">
            <text:p>Fri Jun 29 00:08:42 GMT 2012</text:p>
          </table:table-cell>
          <table:table-cell office:value-type="string">
            <text:p>Thu Jul 05 17:08:42 PDT 2012</text:p>
          </table:table-cell>
          <table:table-cell office:value-type="string">
            <text:p>Thu Jun 28 18:16:26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129">
            <text:p>10129</text:p>
          </table:table-cell>
          <table:table-cell office:value-type="string">
            <text:p>USDA CORRECTS TURKEY CREDIT ANNOUNCEMENT&lt;br/&gt;&lt;br/&gt; <text:s text:c="3"/>WASHINGTON, April 3 - The U.S. Agriculture Department said&lt;br/&gt;an announcement by the department yesterday concerning 15.0 mln&lt;br/&gt;dlrs in additional credit guarantees for exports of U.S.&lt;br/&gt;commodities to Turkey contained two inaccuracies.&lt;br/&gt; <text:s text:c="3"/>First, the USDA said its announcement should not have said&lt;br/&gt;that plywood was excluded from the additional three mln dlrs in&lt;br/&gt;GSM-102 credit guarantees for lumber.&lt;br/&gt; <text:s text:c="3"/>The original announcement said the guarantees included&lt;br/&gt;three mln dlrs for lumber, except plywood.&lt;br/&gt; <text:s text:c="3"/>Melvin Sims, USDA general sales manager, told Reuters he&lt;br/&gt;did not anticipate any plywood would be included in the sales,&lt;br/&gt;but that &amp;quot;it&amp;apos;s possible it would be.&amp;quot;&lt;br/&gt; <text:s text:c="3"/>Plywood in the past has not been eligible for GSM-102&lt;br/&gt;credit guarantees because it is considered by some to be a&lt;br/&gt;manufactured product. Members states of the Organization for&lt;br/&gt;Economic Cooperation and Development have pledged not to offer&lt;br/&gt;concessional credits on manufactured products, Sims said.&lt;br/&gt; <text:s text:c="3"/>However, the Reagan administration is considering whether&lt;br/&gt;to allow plywood sales to be covered by the credit guarantee&lt;br/&gt;program, Sims said.&lt;br/&gt; <text:s text:c="3"/>Second, the USDA announcement said 6.0 mln dlrs of a&lt;br/&gt;previously announced 6.0-mln dlr line for tallow under GSM-102&lt;br/&gt;was available for both public and private sector importers.&lt;br/&gt; <text:s text:c="3"/>In fact, the line of credit guarantees for tallow is&lt;br/&gt;available only for public sector importers, Walter Stern,&lt;br/&gt;Foreign Agricultural Service Turkey analyst, said.&lt;br/&gt; Reuter&lt;br/&gt;</text:p>
          </table:table-cell>
          <table:table-cell office:value-type="string">
            <text:p>Subprime crisis impact timeline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http://en.wikipedia.org/wiki/Subprime_crisis_impact_timeline</text:p>
          </table:table-cell>
          <table:table-cell office:value-type="string">
            <text:p>http://en.wikipedia.org/wiki/History_of_the_petroleum_industry_in_Canada_(frontier_exploration_and_developmen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4];&quot;,&quot;;[.AC104];&quot;,&quot;; TEXT([.AK10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9TRI8IUB2YUOH7MZ3CBBL0FBAUI6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E1F9SSSHX11YXBX0F85N8J4Q0DZV5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3:34 GMT 2012</text:p>
          </table:table-cell>
          <table:table-cell office:value-type="string">
            <text:p>Fri Jun 29 00:14:12 GMT 2012</text:p>
          </table:table-cell>
          <table:table-cell office:value-type="string">
            <text:p>Thu Jul 05 17:14:12 PDT 2012</text:p>
          </table:table-cell>
          <table:table-cell office:value-type="string">
            <text:p>Thu Jun 28 18:16:26 PDT 2012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129">
            <text:p>10129</text:p>
          </table:table-cell>
          <table:table-cell office:value-type="string">
            <text:p>USDA CORRECTS TURKEY CREDIT ANNOUNCEMENT&lt;br/&gt;&lt;br/&gt; <text:s text:c="3"/>WASHINGTON, April 3 - The U.S. Agriculture Department said&lt;br/&gt;an announcement by the department yesterday concerning 15.0 mln&lt;br/&gt;dlrs in additional credit guarantees for exports of U.S.&lt;br/&gt;commodities to Turkey contained two inaccuracies.&lt;br/&gt; <text:s text:c="3"/>First, the USDA said its announcement should not have said&lt;br/&gt;that plywood was excluded from the additional three mln dlrs in&lt;br/&gt;GSM-102 credit guarantees for lumber.&lt;br/&gt; <text:s text:c="3"/>The original announcement said the guarantees included&lt;br/&gt;three mln dlrs for lumber, except plywood.&lt;br/&gt; <text:s text:c="3"/>Melvin Sims, USDA general sales manager, told Reuters he&lt;br/&gt;did not anticipate any plywood would be included in the sales,&lt;br/&gt;but that &amp;quot;it&amp;apos;s possible it would be.&amp;quot;&lt;br/&gt; <text:s text:c="3"/>Plywood in the past has not been eligible for GSM-102&lt;br/&gt;credit guarantees because it is considered by some to be a&lt;br/&gt;manufactured product. Members states of the Organization for&lt;br/&gt;Economic Cooperation and Development have pledged not to offer&lt;br/&gt;concessional credits on manufactured products, Sims said.&lt;br/&gt; <text:s text:c="3"/>However, the Reagan administration is considering whether&lt;br/&gt;to allow plywood sales to be covered by the credit guarantee&lt;br/&gt;program, Sims said.&lt;br/&gt; <text:s text:c="3"/>Second, the USDA announcement said 6.0 mln dlrs of a&lt;br/&gt;previously announced 6.0-mln dlr line for tallow under GSM-102&lt;br/&gt;was available for both public and private sector importers.&lt;br/&gt; <text:s text:c="3"/>In fact, the line of credit guarantees for tallow is&lt;br/&gt;available only for public sector importers, Walter Stern,&lt;br/&gt;Foreign Agricultural Service Turkey analyst, said.&lt;br/&gt; Reuter&lt;br/&gt;</text:p>
          </table:table-cell>
          <table:table-cell office:value-type="string">
            <text:p>Subprime crisis impact timeline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http://en.wikipedia.org/wiki/Subprime_crisis_impact_timeline</text:p>
          </table:table-cell>
          <table:table-cell office:value-type="string">
            <text:p>http://en.wikipedia.org/wiki/History_of_the_petroleum_industry_in_Canada_(frontier_exploration_and_developmen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5];&quot;,&quot;;[.AC105];&quot;,&quot;; TEXT([.AK10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9TRI8IUB2YUOH7MZ3CBBL0FBAUI68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5GX7H57DZKPUNSJNN8DU25LATLB1N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32:14 GMT 2012</text:p>
          </table:table-cell>
          <table:table-cell office:value-type="string">
            <text:p>Fri Jun 29 00:32:33 GMT 2012</text:p>
          </table:table-cell>
          <table:table-cell office:value-type="string">
            <text:p>Thu Jul 05 17:32:33 PDT 2012</text:p>
          </table:table-cell>
          <table:table-cell office:value-type="string">
            <text:p>Thu Jun 28 18:16:26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129">
            <text:p>10129</text:p>
          </table:table-cell>
          <table:table-cell office:value-type="string">
            <text:p>USDA CORRECTS TURKEY CREDIT ANNOUNCEMENT&lt;br/&gt;&lt;br/&gt; <text:s text:c="3"/>WASHINGTON, April 3 - The U.S. Agriculture Department said&lt;br/&gt;an announcement by the department yesterday concerning 15.0 mln&lt;br/&gt;dlrs in additional credit guarantees for exports of U.S.&lt;br/&gt;commodities to Turkey contained two inaccuracies.&lt;br/&gt; <text:s text:c="3"/>First, the USDA said its announcement should not have said&lt;br/&gt;that plywood was excluded from the additional three mln dlrs in&lt;br/&gt;GSM-102 credit guarantees for lumber.&lt;br/&gt; <text:s text:c="3"/>The original announcement said the guarantees included&lt;br/&gt;three mln dlrs for lumber, except plywood.&lt;br/&gt; <text:s text:c="3"/>Melvin Sims, USDA general sales manager, told Reuters he&lt;br/&gt;did not anticipate any plywood would be included in the sales,&lt;br/&gt;but that &amp;quot;it&amp;apos;s possible it would be.&amp;quot;&lt;br/&gt; <text:s text:c="3"/>Plywood in the past has not been eligible for GSM-102&lt;br/&gt;credit guarantees because it is considered by some to be a&lt;br/&gt;manufactured product. Members states of the Organization for&lt;br/&gt;Economic Cooperation and Development have pledged not to offer&lt;br/&gt;concessional credits on manufactured products, Sims said.&lt;br/&gt; <text:s text:c="3"/>However, the Reagan administration is considering whether&lt;br/&gt;to allow plywood sales to be covered by the credit guarantee&lt;br/&gt;program, Sims said.&lt;br/&gt; <text:s text:c="3"/>Second, the USDA announcement said 6.0 mln dlrs of a&lt;br/&gt;previously announced 6.0-mln dlr line for tallow under GSM-102&lt;br/&gt;was available for both public and private sector importers.&lt;br/&gt; <text:s text:c="3"/>In fact, the line of credit guarantees for tallow is&lt;br/&gt;available only for public sector importers, Walter Stern,&lt;br/&gt;Foreign Agricultural Service Turkey analyst, said.&lt;br/&gt; Reuter&lt;br/&gt;</text:p>
          </table:table-cell>
          <table:table-cell office:value-type="string">
            <text:p>Subprime crisis impact timeline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http://en.wikipedia.org/wiki/Subprime_crisis_impact_timeline</text:p>
          </table:table-cell>
          <table:table-cell office:value-type="string">
            <text:p>http://en.wikipedia.org/wiki/History_of_the_petroleum_industry_in_Canada_(frontier_exploration_and_developmen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06];&quot;,&quot;;[.AC106];&quot;,&quot;; TEXT([.AK10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9UGW40SPW1I2V5L50VJBNAB620D0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118D8J3VE7W71HS5M73UCK8C4DIY0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7:57 GMT 2012</text:p>
          </table:table-cell>
          <table:table-cell office:value-type="string">
            <text:p>Fri Jun 29 00:08:11 GMT 2012</text:p>
          </table:table-cell>
          <table:table-cell office:value-type="string">
            <text:p>Thu Jul 05 17:08:11 PDT 2012</text:p>
          </table:table-cell>
          <table:table-cell office:value-type="string">
            <text:p>Thu Jun 28 18:09:45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407">
            <text:p>9407</text:p>
          </table:table-cell>
          <table:table-cell office:value-type="string">
            <text:p>G-7 WANTS TO SHOW MARKETS ITS RESOLVE - MIYAZAWA&lt;br/&gt;&lt;br/&gt; <text:s text:c="3"/>WASHINGTON, April 8 - Japanese Finance Minister Kiichi&lt;br/&gt;Miyazawa said the Group of Seven (G-7) countries reaffirmed&lt;br/&gt;their Paris accord on stabilising currencies to convince the&lt;br/&gt;market of their resolve.&lt;br/&gt; <text:s text:c="3"/>At a news conference after today&amp;apos;s G-7 meeting, Miyazawa&lt;br/&gt;said the ministers and central bank governors did not believe a&lt;br/&gt;totally new statement was needed.&lt;br/&gt; <text:s text:c="3"/>The speculative selling did not reflect economic&lt;br/&gt;fundamentals, and since the fundamentals had not changed only a&lt;br/&gt;reaffirmation of the goals of the Paris accord was needed, he&lt;br/&gt;said.&lt;br/&gt; <text:s text:c="3"/>He also noted that this test of the G-7 nations resolve had&lt;br/&gt;concentrated on the yen, while other currencies, especially the&lt;br/&gt;mark, had remained stable.&lt;br/&gt; <text:s text:c="3"/>Miyazawa said any change in economic conditions since the&lt;br/&gt;Paris accord was not worth being called fundamental.&lt;br/&gt; <text:s text:c="3"/>&amp;quot;As I said at a time of Louvre (agreement), the expression&lt;br/&gt;of &amp;apos;current level&amp;apos; is rather vague idea,&amp;quot; he said.&lt;br/&gt; <text:s text:c="3"/>The yen&amp;apos;s movement in the past several weeks is within the&lt;br/&gt;range agreed in Paris in Febraury, he said.&lt;br/&gt; <text:s text:c="3"/>It was better to give a vague expression than pin-pointing&lt;br/&gt;a level, which could have an adverse impact on the market,&lt;br/&gt;Miyazawa said.&lt;br/&gt; <text:s text:c="3"/>Asked why only Japan was committed to fresh measures in the&lt;br/&gt;statement, he said Japan was exceptional among the seven&lt;br/&gt;because the yen appreciated against the dollar while other&lt;br/&gt;major currencies largely have been stable.&lt;br/&gt; <text:s text:c="3"/>He also said Japan&amp;apos;s ruling Liberal Democratic Party has&lt;br/&gt;justed adoped a package to reflate the economy while other&lt;br/&gt;nations are not supposed to produce new measures in a short&lt;br/&gt;period since the Paris agreement.&lt;br/&gt; <text:s text:c="3"/>Miyazawa also said the U.S. sanctions against Japanese&lt;br/&gt;semiconductor products was not discussed through the G-7&lt;br/&gt;meeting and did not affect the currency talks.&lt;br/&gt; <text:s text:c="3"/>The seven nations discussed the debt problems of developing&lt;br/&gt;countries and ways to proceed in line with the debt initiative&lt;br/&gt;outlined by U.S. Treasury Secretary James Baker 18 months ago.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07];&quot;,&quot;;[.AC107];&quot;,&quot;; TEXT([.AK107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9UGW40SPW1I2V5L50VJBNAB620D0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RE8JIA0RYNJOBBORWR5JMJTWSB16T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1:30 GMT 2012</text:p>
          </table:table-cell>
          <table:table-cell office:value-type="string">
            <text:p>Fri Jun 29 00:31:50 GMT 2012</text:p>
          </table:table-cell>
          <table:table-cell office:value-type="string">
            <text:p>Thu Jul 05 17:31:50 PDT 2012</text:p>
          </table:table-cell>
          <table:table-cell office:value-type="string">
            <text:p>Thu Jun 28 18:09:46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407">
            <text:p>9407</text:p>
          </table:table-cell>
          <table:table-cell office:value-type="string">
            <text:p>G-7 WANTS TO SHOW MARKETS ITS RESOLVE - MIYAZAWA&lt;br/&gt;&lt;br/&gt; <text:s text:c="3"/>WASHINGTON, April 8 - Japanese Finance Minister Kiichi&lt;br/&gt;Miyazawa said the Group of Seven (G-7) countries reaffirmed&lt;br/&gt;their Paris accord on stabilising currencies to convince the&lt;br/&gt;market of their resolve.&lt;br/&gt; <text:s text:c="3"/>At a news conference after today&amp;apos;s G-7 meeting, Miyazawa&lt;br/&gt;said the ministers and central bank governors did not believe a&lt;br/&gt;totally new statement was needed.&lt;br/&gt; <text:s text:c="3"/>The speculative selling did not reflect economic&lt;br/&gt;fundamentals, and since the fundamentals had not changed only a&lt;br/&gt;reaffirmation of the goals of the Paris accord was needed, he&lt;br/&gt;said.&lt;br/&gt; <text:s text:c="3"/>He also noted that this test of the G-7 nations resolve had&lt;br/&gt;concentrated on the yen, while other currencies, especially the&lt;br/&gt;mark, had remained stable.&lt;br/&gt; <text:s text:c="3"/>Miyazawa said any change in economic conditions since the&lt;br/&gt;Paris accord was not worth being called fundamental.&lt;br/&gt; <text:s text:c="3"/>&amp;quot;As I said at a time of Louvre (agreement), the expression&lt;br/&gt;of &amp;apos;current level&amp;apos; is rather vague idea,&amp;quot; he said.&lt;br/&gt; <text:s text:c="3"/>The yen&amp;apos;s movement in the past several weeks is within the&lt;br/&gt;range agreed in Paris in Febraury, he said.&lt;br/&gt; <text:s text:c="3"/>It was better to give a vague expression than pin-pointing&lt;br/&gt;a level, which could have an adverse impact on the market,&lt;br/&gt;Miyazawa said.&lt;br/&gt; <text:s text:c="3"/>Asked why only Japan was committed to fresh measures in the&lt;br/&gt;statement, he said Japan was exceptional among the seven&lt;br/&gt;because the yen appreciated against the dollar while other&lt;br/&gt;major currencies largely have been stable.&lt;br/&gt; <text:s text:c="3"/>He also said Japan&amp;apos;s ruling Liberal Democratic Party has&lt;br/&gt;justed adoped a package to reflate the economy while other&lt;br/&gt;nations are not supposed to produce new measures in a short&lt;br/&gt;period since the Paris agreement.&lt;br/&gt; <text:s text:c="3"/>Miyazawa also said the U.S. sanctions against Japanese&lt;br/&gt;semiconductor products was not discussed through the G-7&lt;br/&gt;meeting and did not affect the currency talks.&lt;br/&gt; <text:s text:c="3"/>The seven nations discussed the debt problems of developing&lt;br/&gt;countries and ways to proceed in line with the debt initiative&lt;br/&gt;outlined by U.S. Treasury Secretary James Baker 18 months ago.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08];&quot;,&quot;;[.AC108];&quot;,&quot;; TEXT([.AK10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9UGW40SPW1I2V5L50VJBNAB620D0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QHGSNTL0XUL6PBYITUMUDX5H0I0MX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6:35 GMT 2012</text:p>
          </table:table-cell>
          <table:table-cell office:value-type="string">
            <text:p>Thu Jun 28 23:27:02 GMT 2012</text:p>
          </table:table-cell>
          <table:table-cell office:value-type="string">
            <text:p>Thu Jul 05 16:27:02 PDT 2012</text:p>
          </table:table-cell>
          <table:table-cell office:value-type="string">
            <text:p>Thu Jun 28 18:09:45 PDT 2012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407">
            <text:p>9407</text:p>
          </table:table-cell>
          <table:table-cell office:value-type="string">
            <text:p>G-7 WANTS TO SHOW MARKETS ITS RESOLVE - MIYAZAWA&lt;br/&gt;&lt;br/&gt; <text:s text:c="3"/>WASHINGTON, April 8 - Japanese Finance Minister Kiichi&lt;br/&gt;Miyazawa said the Group of Seven (G-7) countries reaffirmed&lt;br/&gt;their Paris accord on stabilising currencies to convince the&lt;br/&gt;market of their resolve.&lt;br/&gt; <text:s text:c="3"/>At a news conference after today&amp;apos;s G-7 meeting, Miyazawa&lt;br/&gt;said the ministers and central bank governors did not believe a&lt;br/&gt;totally new statement was needed.&lt;br/&gt; <text:s text:c="3"/>The speculative selling did not reflect economic&lt;br/&gt;fundamentals, and since the fundamentals had not changed only a&lt;br/&gt;reaffirmation of the goals of the Paris accord was needed, he&lt;br/&gt;said.&lt;br/&gt; <text:s text:c="3"/>He also noted that this test of the G-7 nations resolve had&lt;br/&gt;concentrated on the yen, while other currencies, especially the&lt;br/&gt;mark, had remained stable.&lt;br/&gt; <text:s text:c="3"/>Miyazawa said any change in economic conditions since the&lt;br/&gt;Paris accord was not worth being called fundamental.&lt;br/&gt; <text:s text:c="3"/>&amp;quot;As I said at a time of Louvre (agreement), the expression&lt;br/&gt;of &amp;apos;current level&amp;apos; is rather vague idea,&amp;quot; he said.&lt;br/&gt; <text:s text:c="3"/>The yen&amp;apos;s movement in the past several weeks is within the&lt;br/&gt;range agreed in Paris in Febraury, he said.&lt;br/&gt; <text:s text:c="3"/>It was better to give a vague expression than pin-pointing&lt;br/&gt;a level, which could have an adverse impact on the market,&lt;br/&gt;Miyazawa said.&lt;br/&gt; <text:s text:c="3"/>Asked why only Japan was committed to fresh measures in the&lt;br/&gt;statement, he said Japan was exceptional among the seven&lt;br/&gt;because the yen appreciated against the dollar while other&lt;br/&gt;major currencies largely have been stable.&lt;br/&gt; <text:s text:c="3"/>He also said Japan&amp;apos;s ruling Liberal Democratic Party has&lt;br/&gt;justed adoped a package to reflate the economy while other&lt;br/&gt;nations are not supposed to produce new measures in a short&lt;br/&gt;period since the Paris agreement.&lt;br/&gt; <text:s text:c="3"/>Miyazawa also said the U.S. sanctions against Japanese&lt;br/&gt;semiconductor products was not discussed through the G-7&lt;br/&gt;meeting and did not affect the currency talks.&lt;br/&gt; <text:s text:c="3"/>The seven nations discussed the debt problems of developing&lt;br/&gt;countries and ways to proceed in line with the debt initiative&lt;br/&gt;outlined by U.S. Treasury Secretary James Baker 18 months ago.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09];&quot;,&quot;;[.AC109];&quot;,&quot;; TEXT([.AK109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ALDHJHP4BDDZPS3F1JXHX3G3WSX4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CBENLVWJ5OPQ9M0N9ZYUWB7G0KT1U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6:25 GMT 2012</text:p>
          </table:table-cell>
          <table:table-cell office:value-type="string">
            <text:p>Fri Jun 29 00:06:47 GMT 2012</text:p>
          </table:table-cell>
          <table:table-cell office:value-type="string">
            <text:p>Thu Jul 05 17:06:47 PDT 2012</text:p>
          </table:table-cell>
          <table:table-cell office:value-type="string">
            <text:p>Thu Jun 28 18:09:45 PDT 201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917">
            <text:p>2917</text:p>
          </table:table-cell>
          <table:table-cell office:value-type="string">
            <text:p>U.S. ENERGY COSTS ROSE IN FEBRUARY BY 1.9 PCT&lt;br/&gt;&lt;br/&gt; <text:s text:c="3"/>WASHINGTON, March 27 - Consumer energy costs rose 1.9 pct&lt;br/&gt;in February following a sharp rise last month, the Labor&lt;br/&gt;Department said.&lt;br/&gt; <text:s text:c="3"/>The February increase in the overall energy costs,&lt;br/&gt;including petroleum, coal and natural gas, followed a 0.2 pct&lt;br/&gt;drop in December and a 3.0 pct rise in January, it said.&lt;br/&gt; <text:s text:c="3"/>Energy prices were 12.2 pct below year-ago levels.&lt;br/&gt; <text:s text:c="3"/>The department&amp;apos;s Consumer Price Index showed that the cost&lt;br/&gt;of gasoline rose in February by 4.2 pct, after a 6.6 pct rise&lt;br/&gt;in January.&lt;br/&gt; <text:s text:c="3"/>Gasoline prices were nonetheless 18.0 pct below their&lt;br/&gt;levels as of February 1986.&lt;br/&gt; <text:s text:c="3"/>Also, the category including fuel oil, coal and bottled gas&lt;br/&gt;rose in February by 3.8 pct, putting it 14.9 pct under the&lt;br/&gt;year-ago figure.&lt;br/&gt; <text:s text:c="3"/>The index also showed that natural gas and electricity were&lt;br/&gt;unchanged last month, but down 3.5 pct from the February 1986&lt;br/&gt;figure, the department said.&lt;br/&gt; <text:s text:c="3"/>The index has been updated <text:s/>o reflect 1982-84 consumption&lt;br/&gt;patterns; previously, the index was based on 1972-73 patterns.&lt;br/&gt; Reuter&lt;br/&gt;</text:p>
          </table:table-cell>
          <table:table-cell office:value-type="string">
            <text:p>Communications Workers of America v. Beck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Communications_Workers_of_America_v._Beck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10];&quot;,&quot;;[.AC110];&quot;,&quot;; TEXT([.AK110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ALDHJHP4BDDZPS3F1JXHX3G3WSX4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VJGNTBJ3MMDCE3UEXX2SHB9OO8AWP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05:19 GMT 2012</text:p>
          </table:table-cell>
          <table:table-cell office:value-type="string">
            <text:p>Fri Jun 29 00:05:34 GMT 2012</text:p>
          </table:table-cell>
          <table:table-cell office:value-type="string">
            <text:p>Thu Jul 05 17:05:34 PDT 2012</text:p>
          </table:table-cell>
          <table:table-cell office:value-type="string">
            <text:p>Thu Jun 28 18:09:45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917">
            <text:p>2917</text:p>
          </table:table-cell>
          <table:table-cell office:value-type="string">
            <text:p>U.S. ENERGY COSTS ROSE IN FEBRUARY BY 1.9 PCT&lt;br/&gt;&lt;br/&gt; <text:s text:c="3"/>WASHINGTON, March 27 - Consumer energy costs rose 1.9 pct&lt;br/&gt;in February following a sharp rise last month, the Labor&lt;br/&gt;Department said.&lt;br/&gt; <text:s text:c="3"/>The February increase in the overall energy costs,&lt;br/&gt;including petroleum, coal and natural gas, followed a 0.2 pct&lt;br/&gt;drop in December and a 3.0 pct rise in January, it said.&lt;br/&gt; <text:s text:c="3"/>Energy prices were 12.2 pct below year-ago levels.&lt;br/&gt; <text:s text:c="3"/>The department&amp;apos;s Consumer Price Index showed that the cost&lt;br/&gt;of gasoline rose in February by 4.2 pct, after a 6.6 pct rise&lt;br/&gt;in January.&lt;br/&gt; <text:s text:c="3"/>Gasoline prices were nonetheless 18.0 pct below their&lt;br/&gt;levels as of February 1986.&lt;br/&gt; <text:s text:c="3"/>Also, the category including fuel oil, coal and bottled gas&lt;br/&gt;rose in February by 3.8 pct, putting it 14.9 pct under the&lt;br/&gt;year-ago figure.&lt;br/&gt; <text:s text:c="3"/>The index also showed that natural gas and electricity were&lt;br/&gt;unchanged last month, but down 3.5 pct from the February 1986&lt;br/&gt;figure, the department said.&lt;br/&gt; <text:s text:c="3"/>The index has been updated <text:s/>o reflect 1982-84 consumption&lt;br/&gt;patterns; previously, the index was based on 1972-73 patterns.&lt;br/&gt; Reuter&lt;br/&gt;</text:p>
          </table:table-cell>
          <table:table-cell office:value-type="string">
            <text:p>Communications Workers of America v. Beck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Communications_Workers_of_America_v._Beck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1];&quot;,&quot;;[.AC111];&quot;,&quot;; TEXT([.AK111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ALDHJHP4BDDZPS3F1JXHX3G3WSX42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G5G67D1X3V0UTOHVUTJM1M7RVXBIG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31:35 GMT 2012</text:p>
          </table:table-cell>
          <table:table-cell office:value-type="string">
            <text:p>Fri Jun 29 00:31:54 GMT 2012</text:p>
          </table:table-cell>
          <table:table-cell office:value-type="string">
            <text:p>Thu Jul 05 17:31:54 PDT 2012</text:p>
          </table:table-cell>
          <table:table-cell office:value-type="string">
            <text:p>Thu Jun 28 18:09:45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917">
            <text:p>2917</text:p>
          </table:table-cell>
          <table:table-cell office:value-type="string">
            <text:p>U.S. ENERGY COSTS ROSE IN FEBRUARY BY 1.9 PCT&lt;br/&gt;&lt;br/&gt; <text:s text:c="3"/>WASHINGTON, March 27 - Consumer energy costs rose 1.9 pct&lt;br/&gt;in February following a sharp rise last month, the Labor&lt;br/&gt;Department said.&lt;br/&gt; <text:s text:c="3"/>The February increase in the overall energy costs,&lt;br/&gt;including petroleum, coal and natural gas, followed a 0.2 pct&lt;br/&gt;drop in December and a 3.0 pct rise in January, it said.&lt;br/&gt; <text:s text:c="3"/>Energy prices were 12.2 pct below year-ago levels.&lt;br/&gt; <text:s text:c="3"/>The department&amp;apos;s Consumer Price Index showed that the cost&lt;br/&gt;of gasoline rose in February by 4.2 pct, after a 6.6 pct rise&lt;br/&gt;in January.&lt;br/&gt; <text:s text:c="3"/>Gasoline prices were nonetheless 18.0 pct below their&lt;br/&gt;levels as of February 1986.&lt;br/&gt; <text:s text:c="3"/>Also, the category including fuel oil, coal and bottled gas&lt;br/&gt;rose in February by 3.8 pct, putting it 14.9 pct under the&lt;br/&gt;year-ago figure.&lt;br/&gt; <text:s text:c="3"/>The index also showed that natural gas and electricity were&lt;br/&gt;unchanged last month, but down 3.5 pct from the February 1986&lt;br/&gt;figure, the department said.&lt;br/&gt; <text:s text:c="3"/>The index has been updated <text:s/>o reflect 1982-84 consumption&lt;br/&gt;patterns; previously, the index was based on 1972-73 patterns.&lt;br/&gt; Reuter&lt;br/&gt;</text:p>
          </table:table-cell>
          <table:table-cell office:value-type="string">
            <text:p>Communications Workers of America v. Beck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Communications_Workers_of_America_v._Beck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2];&quot;,&quot;;[.AC112];&quot;,&quot;; TEXT([.AK112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B3F395SW6NGGOG8U8EJJYF1FQDFT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RGVR14IXKO20IQMLMNAEX3YQNNA9Z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5:45 GMT 2012</text:p>
          </table:table-cell>
          <table:table-cell office:value-type="string">
            <text:p>Thu Jun 28 23:56:31 GMT 2012</text:p>
          </table:table-cell>
          <table:table-cell office:value-type="string">
            <text:p>Thu Jul 05 16:56:31 PDT 2012</text:p>
          </table:table-cell>
          <table:table-cell office:value-type="string">
            <text:p>Thu Jun 28 18:09:40 PDT 2012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183">
            <text:p>2183</text:p>
          </table:table-cell>
          <table:table-cell office:value-type="string">
            <text:p>STANDARD OIL &amp;lt;SRD&amp;gt; COMMITTEE TRIED TO DELAY BID&lt;br/&gt;&lt;br/&gt; <text:s text:c="3"/>NEW YORK, April 1 - A committee of independent directors of&lt;br/&gt;the Standard Oil Co unsuccessfully sought a delay in a tender&lt;br/&gt;offer for Standard shares by British Petroleum Co plc,&lt;br/&gt;according to offering documents.&lt;br/&gt; <text:s text:c="3"/>BP&amp;apos;s offering document for its 70 dlr per share offer&lt;br/&gt;describes discussions with Douglas Danforth, who chairs a&lt;br/&gt;special committee of independent directors responsible for&lt;br/&gt;monitoring relations with BP. BP has been owner of a 55 pct&lt;br/&gt;stake in Standard for several years.&lt;br/&gt; <text:s text:c="3"/>According to the document, the committee&amp;apos;s counsel said it&lt;br/&gt;needed one to two months to evaluate the offering price.&lt;br/&gt; <text:s text:c="3"/>Danforth, who is chairman of the Westinghouse Electric Co&lt;br/&gt;&amp;lt;WX&amp;gt;, first learned of BP&amp;apos;s interest in acquiring the rest of&lt;br/&gt;Standard in a telephone call March five from Sir Peter Walters,&lt;br/&gt;chairman of BP.&lt;br/&gt; <text:s text:c="3"/>At a meeting march nine, Danforth informed BP that the&lt;br/&gt;special committee had hired First Boston Corp &amp;lt;FBC&amp;gt; as its&lt;br/&gt;financial adviser and also retained independent counsel.&lt;br/&gt; <text:s text:c="3"/>Danforth&amp;apos;s concerns that the special committee did not have&lt;br/&gt;sufficient time were expressed to Walters in a telephone&lt;br/&gt;conversation and reiterated in a letter from counsel on Monday&lt;br/&gt;of this week.&lt;br/&gt; Reuter&lt;br/&gt;</text:p>
          </table:table-cell>
          <table:table-cell office:value-type="string">
            <text:p>New York</text:p>
          </table:table-cell>
          <table:table-cell office:value-type="string">
            <text:p>Deepwater Horizon oil spill</text:p>
          </table:table-cell>
          <table:table-cell office:value-type="string">
            <text:p>http://en.wikipedia.org/wiki/New_York</text:p>
          </table:table-cell>
          <table:table-cell office:value-type="string">
            <text:p>http://en.wikipedia.org/wiki/Deepwater_Horizon_oil_spil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13];&quot;,&quot;;[.AC113];&quot;,&quot;; TEXT([.AK113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B3F395SW6NGGOG8U8EJJYF1FQDFT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JPBNVP3TVOKK33OCBP7YEOZH9330M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6:21 GMT 2012</text:p>
          </table:table-cell>
          <table:table-cell office:value-type="string">
            <text:p>Fri Jun 29 00:26:37 GMT 2012</text:p>
          </table:table-cell>
          <table:table-cell office:value-type="string">
            <text:p>Thu Jul 05 17:26:37 PDT 2012</text:p>
          </table:table-cell>
          <table:table-cell office:value-type="string">
            <text:p>Thu Jun 28 18:09:39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183">
            <text:p>2183</text:p>
          </table:table-cell>
          <table:table-cell office:value-type="string">
            <text:p>STANDARD OIL &amp;lt;SRD&amp;gt; COMMITTEE TRIED TO DELAY BID&lt;br/&gt;&lt;br/&gt; <text:s text:c="3"/>NEW YORK, April 1 - A committee of independent directors of&lt;br/&gt;the Standard Oil Co unsuccessfully sought a delay in a tender&lt;br/&gt;offer for Standard shares by British Petroleum Co plc,&lt;br/&gt;according to offering documents.&lt;br/&gt; <text:s text:c="3"/>BP&amp;apos;s offering document for its 70 dlr per share offer&lt;br/&gt;describes discussions with Douglas Danforth, who chairs a&lt;br/&gt;special committee of independent directors responsible for&lt;br/&gt;monitoring relations with BP. BP has been owner of a 55 pct&lt;br/&gt;stake in Standard for several years.&lt;br/&gt; <text:s text:c="3"/>According to the document, the committee&amp;apos;s counsel said it&lt;br/&gt;needed one to two months to evaluate the offering price.&lt;br/&gt; <text:s text:c="3"/>Danforth, who is chairman of the Westinghouse Electric Co&lt;br/&gt;&amp;lt;WX&amp;gt;, first learned of BP&amp;apos;s interest in acquiring the rest of&lt;br/&gt;Standard in a telephone call March five from Sir Peter Walters,&lt;br/&gt;chairman of BP.&lt;br/&gt; <text:s text:c="3"/>At a meeting march nine, Danforth informed BP that the&lt;br/&gt;special committee had hired First Boston Corp &amp;lt;FBC&amp;gt; as its&lt;br/&gt;financial adviser and also retained independent counsel.&lt;br/&gt; <text:s text:c="3"/>Danforth&amp;apos;s concerns that the special committee did not have&lt;br/&gt;sufficient time were expressed to Walters in a telephone&lt;br/&gt;conversation and reiterated in a letter from counsel on Monday&lt;br/&gt;of this week.&lt;br/&gt; Reuter&lt;br/&gt;</text:p>
          </table:table-cell>
          <table:table-cell office:value-type="string">
            <text:p>New York</text:p>
          </table:table-cell>
          <table:table-cell office:value-type="string">
            <text:p>Deepwater Horizon oil spill</text:p>
          </table:table-cell>
          <table:table-cell office:value-type="string">
            <text:p>http://en.wikipedia.org/wiki/New_York</text:p>
          </table:table-cell>
          <table:table-cell office:value-type="string">
            <text:p>http://en.wikipedia.org/wiki/Deepwater_Horizon_oil_spil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4];&quot;,&quot;;[.AC114];&quot;,&quot;; TEXT([.AK114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B3F395SW6NGGOG8U8EJJYF1FQDFTP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NXNQYN5F3Q0YPTY5WEC4YB4BQLD95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29:47 GMT 2012</text:p>
          </table:table-cell>
          <table:table-cell office:value-type="string">
            <text:p>Fri Jun 29 00:30:04 GMT 2012</text:p>
          </table:table-cell>
          <table:table-cell office:value-type="string">
            <text:p>Thu Jul 05 17:30:04 PDT 2012</text:p>
          </table:table-cell>
          <table:table-cell office:value-type="string">
            <text:p>Thu Jun 28 18:09:40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183">
            <text:p>2183</text:p>
          </table:table-cell>
          <table:table-cell office:value-type="string">
            <text:p>STANDARD OIL &amp;lt;SRD&amp;gt; COMMITTEE TRIED TO DELAY BID&lt;br/&gt;&lt;br/&gt; <text:s text:c="3"/>NEW YORK, April 1 - A committee of independent directors of&lt;br/&gt;the Standard Oil Co unsuccessfully sought a delay in a tender&lt;br/&gt;offer for Standard shares by British Petroleum Co plc,&lt;br/&gt;according to offering documents.&lt;br/&gt; <text:s text:c="3"/>BP&amp;apos;s offering document for its 70 dlr per share offer&lt;br/&gt;describes discussions with Douglas Danforth, who chairs a&lt;br/&gt;special committee of independent directors responsible for&lt;br/&gt;monitoring relations with BP. BP has been owner of a 55 pct&lt;br/&gt;stake in Standard for several years.&lt;br/&gt; <text:s text:c="3"/>According to the document, the committee&amp;apos;s counsel said it&lt;br/&gt;needed one to two months to evaluate the offering price.&lt;br/&gt; <text:s text:c="3"/>Danforth, who is chairman of the Westinghouse Electric Co&lt;br/&gt;&amp;lt;WX&amp;gt;, first learned of BP&amp;apos;s interest in acquiring the rest of&lt;br/&gt;Standard in a telephone call March five from Sir Peter Walters,&lt;br/&gt;chairman of BP.&lt;br/&gt; <text:s text:c="3"/>At a meeting march nine, Danforth informed BP that the&lt;br/&gt;special committee had hired First Boston Corp &amp;lt;FBC&amp;gt; as its&lt;br/&gt;financial adviser and also retained independent counsel.&lt;br/&gt; <text:s text:c="3"/>Danforth&amp;apos;s concerns that the special committee did not have&lt;br/&gt;sufficient time were expressed to Walters in a telephone&lt;br/&gt;conversation and reiterated in a letter from counsel on Monday&lt;br/&gt;of this week.&lt;br/&gt; Reuter&lt;br/&gt;</text:p>
          </table:table-cell>
          <table:table-cell office:value-type="string">
            <text:p>New York</text:p>
          </table:table-cell>
          <table:table-cell office:value-type="string">
            <text:p>Deepwater Horizon oil spill</text:p>
          </table:table-cell>
          <table:table-cell office:value-type="string">
            <text:p>http://en.wikipedia.org/wiki/New_York</text:p>
          </table:table-cell>
          <table:table-cell office:value-type="string">
            <text:p>http://en.wikipedia.org/wiki/Deepwater_Horizon_oil_spil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5];&quot;,&quot;;[.AC115];&quot;,&quot;; TEXT([.AK11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BFFCD45XCET2MGS0U9NBTGP4RVZX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F3MJTUHYW2G8YXWHHJ54M16B94JO3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5:42 GMT 2012</text:p>
          </table:table-cell>
          <table:table-cell office:value-type="string">
            <text:p>Fri Jun 29 00:15:57 GMT 2012</text:p>
          </table:table-cell>
          <table:table-cell office:value-type="string">
            <text:p>Thu Jul 05 17:15:57 PDT 2012</text:p>
          </table:table-cell>
          <table:table-cell office:value-type="string">
            <text:p>Thu Jun 28 18:09:20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1365">
            <text:p>11365</text:p>
          </table:table-cell>
          <table:table-cell office:value-type="string">
            <text:p>ZINC PRODUCERS APPROACH EC ON VOLUNTARY CLOSURES&lt;br/&gt;&lt;br/&gt; <text:s text:c="3"/>BRUSSELS, March 23 - A number of individual zinc producing&lt;br/&gt;companies have approached the European Commission to sound out&lt;br/&gt;its reaction to a possible industry plan for a voluntary&lt;br/&gt;reduction of smelting capacity, Commission sources said.&lt;br/&gt; <text:s text:c="3"/>The companies have been told that the Commission could not&lt;br/&gt;judge whether a plan would be acceptable under European&lt;br/&gt;Community, EC, competition rules until it had full details,&lt;br/&gt;they said.&lt;br/&gt; <text:s text:c="3"/>In 1983, the industry drew up a plan envisaging the loss of&lt;br/&gt;about 130,000 tonnes of annual capacity, or about 10 pct of the&lt;br/&gt;total.&lt;br/&gt; <text:s text:c="3"/>However, the industry did not proceed with this plan as&lt;br/&gt;zinc market conditions improved in 1984, the sources noted.&lt;br/&gt; <text:s text:c="3"/>They said the companies which approached the Commission&lt;br/&gt;recently -- and which they did not name -- appeared to envisage&lt;br/&gt;a loss of productive capacity similar to that proposed in 1983.&lt;br/&gt; Reuter&lt;br/&gt;</text:p>
          </table:table-cell>
          <table:table-cell office:value-type="string">
            <text:p>Private equity in the 2000s</text:p>
          </table:table-cell>
          <table:table-cell office:value-type="string">
            <text:p>Marshall Plan</text:p>
          </table:table-cell>
          <table:table-cell office:value-type="string">
            <text:p>http://en.wikipedia.org/wiki/Private_equity_in_the_2000s</text:p>
          </table:table-cell>
          <table:table-cell office:value-type="string">
            <text:p>http://en.wikipedia.org/wiki/Marshall_Pl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6];&quot;,&quot;;[.AC116];&quot;,&quot;; TEXT([.AK11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BFFCD45XCET2MGS0U9NBTGP4RVZX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AT1K274J79K55U6FXV62XFCFFGGER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3:13 GMT 2012</text:p>
          </table:table-cell>
          <table:table-cell office:value-type="string">
            <text:p>Fri Jun 29 00:13:31 GMT 2012</text:p>
          </table:table-cell>
          <table:table-cell office:value-type="string">
            <text:p>Thu Jul 05 17:13:31 PDT 2012</text:p>
          </table:table-cell>
          <table:table-cell office:value-type="string">
            <text:p>Thu Jun 28 18:09:20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1365">
            <text:p>11365</text:p>
          </table:table-cell>
          <table:table-cell office:value-type="string">
            <text:p>ZINC PRODUCERS APPROACH EC ON VOLUNTARY CLOSURES&lt;br/&gt;&lt;br/&gt; <text:s text:c="3"/>BRUSSELS, March 23 - A number of individual zinc producing&lt;br/&gt;companies have approached the European Commission to sound out&lt;br/&gt;its reaction to a possible industry plan for a voluntary&lt;br/&gt;reduction of smelting capacity, Commission sources said.&lt;br/&gt; <text:s text:c="3"/>The companies have been told that the Commission could not&lt;br/&gt;judge whether a plan would be acceptable under European&lt;br/&gt;Community, EC, competition rules until it had full details,&lt;br/&gt;they said.&lt;br/&gt; <text:s text:c="3"/>In 1983, the industry drew up a plan envisaging the loss of&lt;br/&gt;about 130,000 tonnes of annual capacity, or about 10 pct of the&lt;br/&gt;total.&lt;br/&gt; <text:s text:c="3"/>However, the industry did not proceed with this plan as&lt;br/&gt;zinc market conditions improved in 1984, the sources noted.&lt;br/&gt; <text:s text:c="3"/>They said the companies which approached the Commission&lt;br/&gt;recently -- and which they did not name -- appeared to envisage&lt;br/&gt;a loss of productive capacity similar to that proposed in 1983.&lt;br/&gt; Reuter&lt;br/&gt;</text:p>
          </table:table-cell>
          <table:table-cell office:value-type="string">
            <text:p>Private equity in the 2000s</text:p>
          </table:table-cell>
          <table:table-cell office:value-type="string">
            <text:p>Marshall Plan</text:p>
          </table:table-cell>
          <table:table-cell office:value-type="string">
            <text:p>http://en.wikipedia.org/wiki/Private_equity_in_the_2000s</text:p>
          </table:table-cell>
          <table:table-cell office:value-type="string">
            <text:p>http://en.wikipedia.org/wiki/Marshall_Pl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17];&quot;,&quot;;[.AC117];&quot;,&quot;; TEXT([.AK117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BFFCD45XCET2MGS0U9NBTGP4RVZX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E6GDHDM25L8XIB43G8E76OE617EOC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7:06 GMT 2012</text:p>
          </table:table-cell>
          <table:table-cell office:value-type="string">
            <text:p>Thu Jun 28 23:48:43 GMT 2012</text:p>
          </table:table-cell>
          <table:table-cell office:value-type="string">
            <text:p>Thu Jul 05 16:48:43 PDT 2012</text:p>
          </table:table-cell>
          <table:table-cell office:value-type="string">
            <text:p>Thu Jun 28 18:09:20 PDT 2012</text:p>
          </table:table-cell>
          <table:table-cell table:number-columns-repeated="2"/>
          <table:table-cell office:value-type="float" office:value="97">
            <text:p>97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1365">
            <text:p>11365</text:p>
          </table:table-cell>
          <table:table-cell office:value-type="string">
            <text:p>ZINC PRODUCERS APPROACH EC ON VOLUNTARY CLOSURES&lt;br/&gt;&lt;br/&gt; <text:s text:c="3"/>BRUSSELS, March 23 - A number of individual zinc producing&lt;br/&gt;companies have approached the European Commission to sound out&lt;br/&gt;its reaction to a possible industry plan for a voluntary&lt;br/&gt;reduction of smelting capacity, Commission sources said.&lt;br/&gt; <text:s text:c="3"/>The companies have been told that the Commission could not&lt;br/&gt;judge whether a plan would be acceptable under European&lt;br/&gt;Community, EC, competition rules until it had full details,&lt;br/&gt;they said.&lt;br/&gt; <text:s text:c="3"/>In 1983, the industry drew up a plan envisaging the loss of&lt;br/&gt;about 130,000 tonnes of annual capacity, or about 10 pct of the&lt;br/&gt;total.&lt;br/&gt; <text:s text:c="3"/>However, the industry did not proceed with this plan as&lt;br/&gt;zinc market conditions improved in 1984, the sources noted.&lt;br/&gt; <text:s text:c="3"/>They said the companies which approached the Commission&lt;br/&gt;recently -- and which they did not name -- appeared to envisage&lt;br/&gt;a loss of productive capacity similar to that proposed in 1983.&lt;br/&gt; Reuter&lt;br/&gt;</text:p>
          </table:table-cell>
          <table:table-cell office:value-type="string">
            <text:p>Private equity in the 2000s</text:p>
          </table:table-cell>
          <table:table-cell office:value-type="string">
            <text:p>Marshall Plan</text:p>
          </table:table-cell>
          <table:table-cell office:value-type="string">
            <text:p>http://en.wikipedia.org/wiki/Private_equity_in_the_2000s</text:p>
          </table:table-cell>
          <table:table-cell office:value-type="string">
            <text:p>http://en.wikipedia.org/wiki/Marshall_Pl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8];&quot;,&quot;;[.AC118];&quot;,&quot;; TEXT([.AK11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BGT3DHJHP4BSM8LB8ZR0X9X37P2V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MKTMOFXRDS4XLPJ5NEXRFM13LDVSW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5:55 GMT 2012</text:p>
          </table:table-cell>
          <table:table-cell office:value-type="string">
            <text:p>Fri Jun 29 00:06:16 GMT 2012</text:p>
          </table:table-cell>
          <table:table-cell office:value-type="string">
            <text:p>Thu Jul 05 17:06:16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534">
            <text:p>3534</text:p>
          </table:table-cell>
          <table:table-cell office:value-type="string">
            <text:p>BAKER DENIES CHANGE IN U.S. POLICY ON DOLLAR&lt;br/&gt;&lt;br/&gt; <text:s text:c="3"/>WASHINGTON, March 6 - Treasury Secretary James Baker said&lt;br/&gt;there has been no change in U.S. policy on the value of the&lt;br/&gt;dollar.&lt;br/&gt; <text:s text:c="3"/>Baker, when asked if the policy was changed in view of&lt;br/&gt;comments yesterday by a senior Commerce Department official who&lt;br/&gt;said he thought the Japanese yen was undervalued against the&lt;br/&gt;dollar by 10 to 15 pct, replied, &amp;quot;No.&amp;quot;&lt;br/&gt; <text:s text:c="3"/>Yesterday Robert Ortner, Undersecretary of Commerce for&lt;br/&gt;Economic Affairs, said he thought the yen was undervalued but&lt;br/&gt;said that was his personal view.&lt;br/&gt; <text:s text:c="3"/>This remark caused the dollar to drop as it appeared to&lt;br/&gt;conflict with a recent agreement in Paris by the United States&lt;br/&gt;and five other industrial nations that currency rates were at&lt;br/&gt;about the right level to reflect underlying economic&lt;br/&gt;conditions.&lt;br/&gt; <text:s text:c="3"/>Baker, who spoke earlier to the National Newspaper&lt;br/&gt;Association, declined to elaborate on his statement about U.S.&lt;br/&gt;policy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Deficit reduction in the United States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Deficit_reduction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19];&quot;,&quot;;[.AC119];&quot;,&quot;; TEXT([.AK119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BGT3DHJHP4BSM8LB8ZR0X9X37P2V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80E4BLYHVI4JXG7RVL8LNEZUMLU0J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4:57 GMT 2012</text:p>
          </table:table-cell>
          <table:table-cell office:value-type="string">
            <text:p>Fri Jun 29 00:25:20 GMT 2012</text:p>
          </table:table-cell>
          <table:table-cell office:value-type="string">
            <text:p>Thu Jul 05 17:25:20 PDT 2012</text:p>
          </table:table-cell>
          <table:table-cell office:value-type="string">
            <text:p>Thu Jun 28 18:09:26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534">
            <text:p>3534</text:p>
          </table:table-cell>
          <table:table-cell office:value-type="string">
            <text:p>BAKER DENIES CHANGE IN U.S. POLICY ON DOLLAR&lt;br/&gt;&lt;br/&gt; <text:s text:c="3"/>WASHINGTON, March 6 - Treasury Secretary James Baker said&lt;br/&gt;there has been no change in U.S. policy on the value of the&lt;br/&gt;dollar.&lt;br/&gt; <text:s text:c="3"/>Baker, when asked if the policy was changed in view of&lt;br/&gt;comments yesterday by a senior Commerce Department official who&lt;br/&gt;said he thought the Japanese yen was undervalued against the&lt;br/&gt;dollar by 10 to 15 pct, replied, &amp;quot;No.&amp;quot;&lt;br/&gt; <text:s text:c="3"/>Yesterday Robert Ortner, Undersecretary of Commerce for&lt;br/&gt;Economic Affairs, said he thought the yen was undervalued but&lt;br/&gt;said that was his personal view.&lt;br/&gt; <text:s text:c="3"/>This remark caused the dollar to drop as it appeared to&lt;br/&gt;conflict with a recent agreement in Paris by the United States&lt;br/&gt;and five other industrial nations that currency rates were at&lt;br/&gt;about the right level to reflect underlying economic&lt;br/&gt;conditions.&lt;br/&gt; <text:s text:c="3"/>Baker, who spoke earlier to the National Newspaper&lt;br/&gt;Association, declined to elaborate on his statement about U.S.&lt;br/&gt;policy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Deficit reduction in the United States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Deficit_reduction_in_the_United_Stat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0];&quot;,&quot;;[.AC120];&quot;,&quot;; TEXT([.AK12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BGT3DHJHP4BSM8LB8ZR0X9X37P2V9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5H9746OQ1SN5ZVVDHR59QKCP2E3NX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30:56 GMT 2012</text:p>
          </table:table-cell>
          <table:table-cell office:value-type="string">
            <text:p>Fri Jun 29 00:31:13 GMT 2012</text:p>
          </table:table-cell>
          <table:table-cell office:value-type="string">
            <text:p>Thu Jul 05 17:31:13 PDT 2012</text:p>
          </table:table-cell>
          <table:table-cell office:value-type="string">
            <text:p>Thu Jun 28 18:09:26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534">
            <text:p>3534</text:p>
          </table:table-cell>
          <table:table-cell office:value-type="string">
            <text:p>BAKER DENIES CHANGE IN U.S. POLICY ON DOLLAR&lt;br/&gt;&lt;br/&gt; <text:s text:c="3"/>WASHINGTON, March 6 - Treasury Secretary James Baker said&lt;br/&gt;there has been no change in U.S. policy on the value of the&lt;br/&gt;dollar.&lt;br/&gt; <text:s text:c="3"/>Baker, when asked if the policy was changed in view of&lt;br/&gt;comments yesterday by a senior Commerce Department official who&lt;br/&gt;said he thought the Japanese yen was undervalued against the&lt;br/&gt;dollar by 10 to 15 pct, replied, &amp;quot;No.&amp;quot;&lt;br/&gt; <text:s text:c="3"/>Yesterday Robert Ortner, Undersecretary of Commerce for&lt;br/&gt;Economic Affairs, said he thought the yen was undervalued but&lt;br/&gt;said that was his personal view.&lt;br/&gt; <text:s text:c="3"/>This remark caused the dollar to drop as it appeared to&lt;br/&gt;conflict with a recent agreement in Paris by the United States&lt;br/&gt;and five other industrial nations that currency rates were at&lt;br/&gt;about the right level to reflect underlying economic&lt;br/&gt;conditions.&lt;br/&gt; <text:s text:c="3"/>Baker, who spoke earlier to the National Newspaper&lt;br/&gt;Association, declined to elaborate on his statement about U.S.&lt;br/&gt;policy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Deficit reduction in the United States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Deficit_reduction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1];&quot;,&quot;;[.AC121];&quot;,&quot;; TEXT([.AK121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BI0OQKKA4II7HG71CX88EW0CRTZZ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T0EBDPGFL6VRYK4G1ED4IOV33J3IG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0:44 GMT 2012</text:p>
          </table:table-cell>
          <table:table-cell office:value-type="string">
            <text:p>Fri Jun 29 00:00:58 GMT 2012</text:p>
          </table:table-cell>
          <table:table-cell office:value-type="string">
            <text:p>Thu Jul 05 17:00:58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2/72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4304">
            <text:p>4304</text:p>
          </table:table-cell>
          <table:table-cell office:value-type="string">
            <text:p>WILLIAMS &amp;lt;WMB&amp;gt; HAS 4TH QTR CHARGE&lt;br/&gt;&lt;br/&gt; <text:s text:c="3"/>TULSA, March 4 - Williams Cos said a fourth quarter charge&lt;br/&gt;of 250 mln dlrs from discontinued operations and writedowns&lt;br/&gt;contributed to a 1986 net loss of 240 mln dlrs or 6.97 dlrs a&lt;br/&gt;share against earnings of 31.6 mln dlrs or 92 cts in 1985.&lt;br/&gt; <text:s text:c="3"/>The loss in the quarter was 232.3 mln dlrs or 6.75 dlrs&lt;br/&gt;against income of 10.7 mln dlrs or 31 cts a year ago. Revenues&lt;br/&gt;in the quarter fell to 521.1 mln dlrs from 716.9 mln and in the&lt;br/&gt;year fell to 1.9 billion dlrs from 2.5 billion in 1985.&lt;br/&gt; <text:s text:c="3"/>Williams also said the previously announced sale of its&lt;br/&gt;Agrico Chemical Co unit to Freeport-Mcmoran Resource Partners&lt;br/&gt;Ltd has cleared antitrust review and should close next week.&lt;br/&gt; <text:s text:c="3"/>The 1987 first quarter will include proceeds from the&lt;br/&gt;Agrico sale, for 250 mln dlrs cash at closing plus deferred&lt;br/&gt;payments, and proceeds of 320 mln dlrs from the sale of a stake&lt;br/&gt;in Peabody Holding Co, completed in January.&lt;br/&gt; <text:s text:c="3"/>In the 1986 first quarter, Williams reported net of 14.2&lt;br/&gt;mln dlrs or 41 cts a share on sales of 796.4 mln dlrs.&lt;br/&gt; <text:s text:c="3"/>Williams said the charges in the current year were related&lt;br/&gt;to an ongoing restructuring. The company said the restructuring&lt;br/&gt;moves had improved its balance sheet and improved the outlook&lt;br/&gt;for future stability and growth in earnings.&lt;br/&gt; <text:s text:c="3"/>Operating profit at the company&amp;apos;s Northwest Pipeline Corp&lt;br/&gt;unit fell 4.5 pct to 150 mln dlrs from lower sales. The&lt;br/&gt;Williams Natural Gas unit had operating profit of 50.5 mln dlrs&lt;br/&gt;compared to 90.9 mln dlrs on lower sales volumes.&lt;br/&gt; <text:s text:c="3"/>Profit at Williams Gas Marketing rose to 26 mln dlrs from&lt;br/&gt;about 22 mln and the William Pipe Line Co had operating profit&lt;br/&gt;of 49.4 mln dlrs versus 63.6 mln dlrs a year ago.&lt;br/&gt; Reuter&lt;br/&gt;</text:p>
          </table:table-cell>
          <table:table-cell office:value-type="string">
            <text:p>Cubs Win Flag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Cubs_Win_Flag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2];&quot;,&quot;;[.AC122];&quot;,&quot;; TEXT([.AK122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BI0OQKKA4II7HG71CX88EW0CRTZZ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KRHHRRLFQ0O2WJWOBBHW9EGTMJGPD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07:51 GMT 2012</text:p>
          </table:table-cell>
          <table:table-cell office:value-type="string">
            <text:p>Fri Jun 29 00:08:10 GMT 2012</text:p>
          </table:table-cell>
          <table:table-cell office:value-type="string">
            <text:p>Thu Jul 05 17:08:10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70/70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4304">
            <text:p>4304</text:p>
          </table:table-cell>
          <table:table-cell office:value-type="string">
            <text:p>WILLIAMS &amp;lt;WMB&amp;gt; HAS 4TH QTR CHARGE&lt;br/&gt;&lt;br/&gt; <text:s text:c="3"/>TULSA, March 4 - Williams Cos said a fourth quarter charge&lt;br/&gt;of 250 mln dlrs from discontinued operations and writedowns&lt;br/&gt;contributed to a 1986 net loss of 240 mln dlrs or 6.97 dlrs a&lt;br/&gt;share against earnings of 31.6 mln dlrs or 92 cts in 1985.&lt;br/&gt; <text:s text:c="3"/>The loss in the quarter was 232.3 mln dlrs or 6.75 dlrs&lt;br/&gt;against income of 10.7 mln dlrs or 31 cts a year ago. Revenues&lt;br/&gt;in the quarter fell to 521.1 mln dlrs from 716.9 mln and in the&lt;br/&gt;year fell to 1.9 billion dlrs from 2.5 billion in 1985.&lt;br/&gt; <text:s text:c="3"/>Williams also said the previously announced sale of its&lt;br/&gt;Agrico Chemical Co unit to Freeport-Mcmoran Resource Partners&lt;br/&gt;Ltd has cleared antitrust review and should close next week.&lt;br/&gt; <text:s text:c="3"/>The 1987 first quarter will include proceeds from the&lt;br/&gt;Agrico sale, for 250 mln dlrs cash at closing plus deferred&lt;br/&gt;payments, and proceeds of 320 mln dlrs from the sale of a stake&lt;br/&gt;in Peabody Holding Co, completed in January.&lt;br/&gt; <text:s text:c="3"/>In the 1986 first quarter, Williams reported net of 14.2&lt;br/&gt;mln dlrs or 41 cts a share on sales of 796.4 mln dlrs.&lt;br/&gt; <text:s text:c="3"/>Williams said the charges in the current year were related&lt;br/&gt;to an ongoing restructuring. The company said the restructuring&lt;br/&gt;moves had improved its balance sheet and improved the outlook&lt;br/&gt;for future stability and growth in earnings.&lt;br/&gt; <text:s text:c="3"/>Operating profit at the company&amp;apos;s Northwest Pipeline Corp&lt;br/&gt;unit fell 4.5 pct to 150 mln dlrs from lower sales. The&lt;br/&gt;Williams Natural Gas unit had operating profit of 50.5 mln dlrs&lt;br/&gt;compared to 90.9 mln dlrs on lower sales volumes.&lt;br/&gt; <text:s text:c="3"/>Profit at Williams Gas Marketing rose to 26 mln dlrs from&lt;br/&gt;about 22 mln and the William Pipe Line Co had operating profit&lt;br/&gt;of 49.4 mln dlrs versus 63.6 mln dlrs a year ago.&lt;br/&gt; Reuter&lt;br/&gt;</text:p>
          </table:table-cell>
          <table:table-cell office:value-type="string">
            <text:p>Cubs Win Flag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Cubs_Win_Flag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23];&quot;,&quot;;[.AC123];&quot;,&quot;; TEXT([.AK123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BI0OQKKA4II7HG71CX88EW0CRTZZ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O41PC6SK9RJNEC4P95HUAAPOZZ2Q6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9:10 GMT 2012</text:p>
          </table:table-cell>
          <table:table-cell office:value-type="string">
            <text:p>Thu Jun 28 23:19:25 GMT 2012</text:p>
          </table:table-cell>
          <table:table-cell office:value-type="string">
            <text:p>Thu Jul 05 16:19:25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4304">
            <text:p>4304</text:p>
          </table:table-cell>
          <table:table-cell office:value-type="string">
            <text:p>WILLIAMS &amp;lt;WMB&amp;gt; HAS 4TH QTR CHARGE&lt;br/&gt;&lt;br/&gt; <text:s text:c="3"/>TULSA, March 4 - Williams Cos said a fourth quarter charge&lt;br/&gt;of 250 mln dlrs from discontinued operations and writedowns&lt;br/&gt;contributed to a 1986 net loss of 240 mln dlrs or 6.97 dlrs a&lt;br/&gt;share against earnings of 31.6 mln dlrs or 92 cts in 1985.&lt;br/&gt; <text:s text:c="3"/>The loss in the quarter was 232.3 mln dlrs or 6.75 dlrs&lt;br/&gt;against income of 10.7 mln dlrs or 31 cts a year ago. Revenues&lt;br/&gt;in the quarter fell to 521.1 mln dlrs from 716.9 mln and in the&lt;br/&gt;year fell to 1.9 billion dlrs from 2.5 billion in 1985.&lt;br/&gt; <text:s text:c="3"/>Williams also said the previously announced sale of its&lt;br/&gt;Agrico Chemical Co unit to Freeport-Mcmoran Resource Partners&lt;br/&gt;Ltd has cleared antitrust review and should close next week.&lt;br/&gt; <text:s text:c="3"/>The 1987 first quarter will include proceeds from the&lt;br/&gt;Agrico sale, for 250 mln dlrs cash at closing plus deferred&lt;br/&gt;payments, and proceeds of 320 mln dlrs from the sale of a stake&lt;br/&gt;in Peabody Holding Co, completed in January.&lt;br/&gt; <text:s text:c="3"/>In the 1986 first quarter, Williams reported net of 14.2&lt;br/&gt;mln dlrs or 41 cts a share on sales of 796.4 mln dlrs.&lt;br/&gt; <text:s text:c="3"/>Williams said the charges in the current year were related&lt;br/&gt;to an ongoing restructuring. The company said the restructuring&lt;br/&gt;moves had improved its balance sheet and improved the outlook&lt;br/&gt;for future stability and growth in earnings.&lt;br/&gt; <text:s text:c="3"/>Operating profit at the company&amp;apos;s Northwest Pipeline Corp&lt;br/&gt;unit fell 4.5 pct to 150 mln dlrs from lower sales. The&lt;br/&gt;Williams Natural Gas unit had operating profit of 50.5 mln dlrs&lt;br/&gt;compared to 90.9 mln dlrs on lower sales volumes.&lt;br/&gt; <text:s text:c="3"/>Profit at Williams Gas Marketing rose to 26 mln dlrs from&lt;br/&gt;about 22 mln and the William Pipe Line Co had operating profit&lt;br/&gt;of 49.4 mln dlrs versus 63.6 mln dlrs a year ago.&lt;br/&gt; Reuter&lt;br/&gt;</text:p>
          </table:table-cell>
          <table:table-cell office:value-type="string">
            <text:p>Cubs Win Flag</text:p>
          </table:table-cell>
          <table:table-cell office:value-type="string">
            <text:p>Russian Venture Company</text:p>
          </table:table-cell>
          <table:table-cell office:value-type="string">
            <text:p>http://en.wikipedia.org/wiki/Cubs_Win_Flag</text:p>
          </table:table-cell>
          <table:table-cell office:value-type="string">
            <text:p>http://en.wikipedia.org/wiki/Russian_Venture_Compan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4];&quot;,&quot;;[.AC124];&quot;,&quot;; TEXT([.AK124];&quot;#&quot;))" office:value-type="string" office:string-value="TRACER,EDA,1">
            <text:p>TRACER,EDA,1</text:p>
          </table:table-cell>
          <table:table-cell table:number-columns-repeated="10"/>
        </table:table-row>
        <table:table-row table:style-name="ro1">
          <table:table-cell office:value-type="string">
            <text:p>2CZ8MZ9O9Z6KBDNRH98HZRLFQR9A1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B4STMOFXRDSJR06L84N5JFM3CMRUG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6:07 GMT 2012</text:p>
          </table:table-cell>
          <table:table-cell office:value-type="string">
            <text:p>Fri Jun 29 00:16:19 GMT 2012</text:p>
          </table:table-cell>
          <table:table-cell office:value-type="string">
            <text:p>Thu Jul 05 17:16:19 PDT 2012</text:p>
          </table:table-cell>
          <table:table-cell office:value-type="string">
            <text:p>Thu Jun 28 18:09:47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790">
            <text:p>9790</text:p>
          </table:table-cell>
          <table:table-cell office:value-type="string">
            <text:p>SINGAPORE BANK CREDIT RISES IN JANUARY&lt;br/&gt;&lt;br/&gt; <text:s text:c="3"/>SINGAPORE, March 30 - Total loans and advances extended by&lt;br/&gt;banks in Singapore rose in January to 36.01 billion Singapore&lt;br/&gt;dlrs from 35.79 billion in December but fell from 36.93 billion&lt;br/&gt;a year ago, the Monetary Authority of Singapore said.&lt;br/&gt; <text:s text:c="3"/>It said the increase was concentrated in loans to the&lt;br/&gt;manufacturing and real estate sectors, while loans to the&lt;br/&gt;commerce sector declined.&lt;br/&gt; <text:s text:c="3"/>Deposits of non-bank customers also fell in January to&lt;br/&gt;30.44 billion dlrs from 30.61 billion in December but rose from&lt;br/&gt;28.33 billion in January, 1986.&lt;br/&gt; <text:s text:c="3"/>Total assets and liabilities of banks rose to 77.60 billion&lt;br/&gt;dlrs in January from 76.83 billion in the previous month and&lt;br/&gt;69.45 billion a year ago.&lt;br/&gt; <text:s text:c="3"/>Assets and liabilities of finance companies fell to 6.87&lt;br/&gt;billion dlrs from 6.95 billion and compared with 6.85 billion,&lt;br/&gt;respectively.&lt;br/&gt; <text:s text:c="3"/>Loans extended by finance companies rose to 4.77 billion&lt;br/&gt;dlrs from 4.74 billion in December and against 5.34 billion in&lt;br/&gt;January last year, while deposits placed with them dropped to&lt;br/&gt;4.68 billion against 4.89 and 4.79 billion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5];&quot;,&quot;;[.AC125];&quot;,&quot;; TEXT([.AK12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CZ8MZ9O9Z6KBDNRH98HZRLFQR9A1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YRFYQS1CSTM3OLWK2VIK1EYFY7LO5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3:29 GMT 2012</text:p>
          </table:table-cell>
          <table:table-cell office:value-type="string">
            <text:p>Thu Jun 28 23:43:45 GMT 2012</text:p>
          </table:table-cell>
          <table:table-cell office:value-type="string">
            <text:p>Thu Jul 05 16:43:45 PDT 2012</text:p>
          </table:table-cell>
          <table:table-cell office:value-type="string">
            <text:p>Thu Jun 28 18:09:47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790">
            <text:p>9790</text:p>
          </table:table-cell>
          <table:table-cell office:value-type="string">
            <text:p>SINGAPORE BANK CREDIT RISES IN JANUARY&lt;br/&gt;&lt;br/&gt; <text:s text:c="3"/>SINGAPORE, March 30 - Total loans and advances extended by&lt;br/&gt;banks in Singapore rose in January to 36.01 billion Singapore&lt;br/&gt;dlrs from 35.79 billion in December but fell from 36.93 billion&lt;br/&gt;a year ago, the Monetary Authority of Singapore said.&lt;br/&gt; <text:s text:c="3"/>It said the increase was concentrated in loans to the&lt;br/&gt;manufacturing and real estate sectors, while loans to the&lt;br/&gt;commerce sector declined.&lt;br/&gt; <text:s text:c="3"/>Deposits of non-bank customers also fell in January to&lt;br/&gt;30.44 billion dlrs from 30.61 billion in December but rose from&lt;br/&gt;28.33 billion in January, 1986.&lt;br/&gt; <text:s text:c="3"/>Total assets and liabilities of banks rose to 77.60 billion&lt;br/&gt;dlrs in January from 76.83 billion in the previous month and&lt;br/&gt;69.45 billion a year ago.&lt;br/&gt; <text:s text:c="3"/>Assets and liabilities of finance companies fell to 6.87&lt;br/&gt;billion dlrs from 6.95 billion and compared with 6.85 billion,&lt;br/&gt;respectively.&lt;br/&gt; <text:s text:c="3"/>Loans extended by finance companies rose to 4.77 billion&lt;br/&gt;dlrs from 4.74 billion in December and against 5.34 billion in&lt;br/&gt;January last year, while deposits placed with them dropped to&lt;br/&gt;4.68 billion against 4.89 and 4.79 billion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6];&quot;,&quot;;[.AC126];&quot;,&quot;; TEXT([.AK12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CZ8MZ9O9Z6KBDNRH98HZRLFQR9A1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G2UC26DG67DG6R07PB0KOK2LPD6DN</text:p>
          </table:table-cell>
          <table:table-cell office:value-type="string">
            <text:p>ARX0S1CIDJLOX</text:p>
          </table:table-cell>
          <table:table-cell office:value-type="string">
            <text:p>Approved</text:p>
          </table:table-cell>
          <table:table-cell office:value-type="string">
            <text:p>Fri Jun 29 00:02:44 GMT 2012</text:p>
          </table:table-cell>
          <table:table-cell office:value-type="string">
            <text:p>Fri Jun 29 00:03:37 GMT 2012</text:p>
          </table:table-cell>
          <table:table-cell office:value-type="string">
            <text:p>Thu Jul 05 17:03:37 PDT 2012</text:p>
          </table:table-cell>
          <table:table-cell office:value-type="string">
            <text:p>Thu Jun 28 18:09:47 PDT 2012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3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790">
            <text:p>9790</text:p>
          </table:table-cell>
          <table:table-cell office:value-type="string">
            <text:p>SINGAPORE BANK CREDIT RISES IN JANUARY&lt;br/&gt;&lt;br/&gt; <text:s text:c="3"/>SINGAPORE, March 30 - Total loans and advances extended by&lt;br/&gt;banks in Singapore rose in January to 36.01 billion Singapore&lt;br/&gt;dlrs from 35.79 billion in December but fell from 36.93 billion&lt;br/&gt;a year ago, the Monetary Authority of Singapore said.&lt;br/&gt; <text:s text:c="3"/>It said the increase was concentrated in loans to the&lt;br/&gt;manufacturing and real estate sectors, while loans to the&lt;br/&gt;commerce sector declined.&lt;br/&gt; <text:s text:c="3"/>Deposits of non-bank customers also fell in January to&lt;br/&gt;30.44 billion dlrs from 30.61 billion in December but rose from&lt;br/&gt;28.33 billion in January, 1986.&lt;br/&gt; <text:s text:c="3"/>Total assets and liabilities of banks rose to 77.60 billion&lt;br/&gt;dlrs in January from 76.83 billion in the previous month and&lt;br/&gt;69.45 billion a year ago.&lt;br/&gt; <text:s text:c="3"/>Assets and liabilities of finance companies fell to 6.87&lt;br/&gt;billion dlrs from 6.95 billion and compared with 6.85 billion,&lt;br/&gt;respectively.&lt;br/&gt; <text:s text:c="3"/>Loans extended by finance companies rose to 4.77 billion&lt;br/&gt;dlrs from 4.74 billion in December and against 5.34 billion in&lt;br/&gt;January last year, while deposits placed with them dropped to&lt;br/&gt;4.68 billion against 4.89 and 4.79 billion.&lt;br/&gt; REUTER&lt;br/&gt;</text:p>
          </table:table-cell>
          <table:table-cell office:value-type="string">
            <text:p>Subprime mortgage crisis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Subprime_mortgage_crisis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7];&quot;,&quot;;[.AC127];&quot;,&quot;; TEXT([.AK12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DDOX7H57DZK4O29LQ4HLM25LZ3A0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9NXX2Q45UUK5XMLUSN1VS8OIBCSAS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7:23 GMT 2012</text:p>
          </table:table-cell>
          <table:table-cell office:value-type="string">
            <text:p>Thu Jun 28 23:57:48 GMT 2012</text:p>
          </table:table-cell>
          <table:table-cell office:value-type="string">
            <text:p>Thu Jul 05 16:57:48 PDT 2012</text:p>
          </table:table-cell>
          <table:table-cell office:value-type="string">
            <text:p>Thu Jun 28 18:09:46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233">
            <text:p>10233</text:p>
          </table:table-cell>
          <table:table-cell office:value-type="string">
            <text:p>MAIN FEATURES OF NEW RUBBER PACT&lt;br/&gt;&lt;br/&gt; <text:s text:c="3"/>GENEVA, March 21 - The new International Natural Rubber&lt;br/&gt;Agreement (INRA), like the 1979 pact, will use a buffer stock&lt;br/&gt;as the sole instrument for market intervention -- excluding&lt;br/&gt;export quotas or production controls.&lt;br/&gt; <text:s text:c="3"/>The new INRA was adopted yesterday at a session held under&lt;br/&gt;the auspices of the United Nations Conference on Trade and&lt;br/&gt;Development (UNCTAD).&lt;br/&gt; <text:s text:c="3"/>In many respects the main features in the new pact resemble&lt;br/&gt;those contained in the present one.&lt;br/&gt; <text:s text:c="3"/>The reference price, currently 201.66 Malaysian/Singapore&lt;br/&gt;cts per kilo, will be maintained -- unless between now and&lt;br/&gt;October 22, when the 1979 INRA expires, the average of the&lt;br/&gt;daily market indicator price remains above the upper&lt;br/&gt;intervention (&amp;quot;may sell&amp;quot;) price (231 cts) or below the lower&lt;br/&gt;intervention (&amp;quot;may buy&amp;quot;) price (171 cts) for six months.&lt;br/&gt; <text:s text:c="3"/>If this happened -- but delegates said it was unlikely&lt;br/&gt;considering that the present indicator price averages 196 cts&lt;br/&gt;-- the price would be revised under the current accord by five&lt;br/&gt;pct or by whatever amount the International Natural Rubber&lt;br/&gt;Council decides.&lt;br/&gt; <text:s text:c="3"/>The new reference price would then be taken over for the&lt;br/&gt;new agreement.&lt;br/&gt; <text:s text:c="3"/>Under the same circumstances in the new pact the reference&lt;br/&gt;price would be automatically revised by five pct unless the&lt;br/&gt;Council decides on a higher percentage.&lt;br/&gt; <text:s text:c="3"/>Similarly, if buffer stock purchases or sales amounting to&lt;br/&gt;300,000 tonnes have been made since the last revision, the&lt;br/&gt;reference price will be lowered or raised by three pct unless&lt;br/&gt;the Council decides on a higher percentage.&lt;br/&gt; <text:s text:c="3"/>Another change introduced in the new INRA is that price&lt;br/&gt;reviews will be held at 15-month intervals instead of 18.&lt;br/&gt; <text:s text:c="3"/>Those changes are intended to make the reference price more&lt;br/&gt;responsive to market trends.&lt;br/&gt; <text:s text:c="3"/>As in the present accord the &amp;quot;may buy&amp;quot; and &amp;quot;may sell&amp;quot; levels&lt;br/&gt;are set at plus or minus 15 pct of the reference price, and the&lt;br/&gt;&amp;quot;must buy&amp;quot; and &amp;quot;must sell&amp;quot; levels at 20 pct of it.&lt;br/&gt; <text:s text:c="3"/>The lower and upper indicative prices (floor and ceiling&lt;br/&gt;prices) will remain fixed at 150 and 270 cents, unless the&lt;br/&gt;Council decides to revise them at reviews held every 30 months.&lt;br/&gt; <text:s text:c="3"/>During the negotiations, consumers abandoned a proposal&lt;br/&gt;that the floor price be adjusted downward if the buffer stock,&lt;br/&gt;currently 360,000 tonnes, rose to 450,000 tonnes.&lt;br/&gt; <text:s text:c="3"/>The maximum size of the buffer stock in the new pact is the&lt;br/&gt;same as under the present one -- 400,000 tonnes, with provision&lt;br/&gt;for an additional contingency buffer stock of 150,000 tonnes.&lt;br/&gt; <text:s text:c="3"/>Under the new accord, the contingency buffer stock will be&lt;br/&gt;brought in at 152 cts to defend the floor price.&lt;br/&gt; <text:s text:c="3"/>At last Friday&amp;apos;s session, Ahmed Farouk, speaking for&lt;br/&gt;producers, said producing nations considered that the 1979 pact&lt;br/&gt;had served the purpose for which it had been created.&lt;br/&gt; <text:s text:c="3"/>Gerard Guillonneau of France, who spoke for consumers,&lt;br/&gt;agreed that the current agreement had worked &amp;quot;relatively well.&amp;quot;&lt;br/&gt; <text:s text:c="3"/>Asked about the chances of success of the new INRA,&lt;br/&gt;delegates noted that for nearly its whole life, the 1979 accord&lt;br/&gt;had maintained the average price above the &amp;quot;must buy&amp;quot; level.&lt;br/&gt; <text:s text:c="3"/>They said the agreement until now did not appear to have&lt;br/&gt;encouraged excessive production of rubber.&lt;br/&gt; <text:s text:c="3"/>In addition, provisions for borrowing to finance the buffer&lt;br/&gt;stock have now been eliminated, ruling out speculation. &amp;quot;It is a&lt;br/&gt;sort of middle-of-the-road agreement,&amp;quot; one delegate said.&lt;br/&gt; <text:s text:c="3"/>The new pact will be open for signature at U.N.&lt;br/&gt;Headquarters in New York from May 1 to December 31 this year.&lt;br/&gt; <text:s text:c="3"/>To become operational, it will require ratification by&lt;br/&gt;countries accounting for 75 pct of world exports and 75 pct of&lt;br/&gt;world imports.&lt;br/&gt; <text:s text:c="3"/>Delegates estimate that this will take 12 to 14 months from&lt;br/&gt;now. During the hiatus between the two agreements, the&lt;br/&gt;International Natural Rubber Council will remain in place.&lt;br/&gt; <text:s text:c="3"/>The pact will enter into force definitively when&lt;br/&gt;governments accounting for 80 pct of world exports and 80 pct&lt;br/&gt;of world imports have ratified it.&lt;br/&gt; REUTER&lt;br/&gt;</text:p>
          </table:table-cell>
          <table:table-cell office:value-type="string">
            <text:p>Technological and industrial history of the People's Republic of China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Technological_and_industrial_history_of_the_People's_Republic_of_China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8];&quot;,&quot;;[.AC128];&quot;,&quot;; TEXT([.AK128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DDOX7H57DZK4O29LQ4HLM25LZ3A0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C5IPDOBDDP84SKP1N485MB3SELC1V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1:52 GMT 2012</text:p>
          </table:table-cell>
          <table:table-cell office:value-type="string">
            <text:p>Fri Jun 29 00:12:32 GMT 2012</text:p>
          </table:table-cell>
          <table:table-cell office:value-type="string">
            <text:p>Thu Jul 05 17:12:32 PDT 2012</text:p>
          </table:table-cell>
          <table:table-cell office:value-type="string">
            <text:p>Thu Jun 28 18:09:46 PDT 2012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233">
            <text:p>10233</text:p>
          </table:table-cell>
          <table:table-cell office:value-type="string">
            <text:p>MAIN FEATURES OF NEW RUBBER PACT&lt;br/&gt;&lt;br/&gt; <text:s text:c="3"/>GENEVA, March 21 - The new International Natural Rubber&lt;br/&gt;Agreement (INRA), like the 1979 pact, will use a buffer stock&lt;br/&gt;as the sole instrument for market intervention -- excluding&lt;br/&gt;export quotas or production controls.&lt;br/&gt; <text:s text:c="3"/>The new INRA was adopted yesterday at a session held under&lt;br/&gt;the auspices of the United Nations Conference on Trade and&lt;br/&gt;Development (UNCTAD).&lt;br/&gt; <text:s text:c="3"/>In many respects the main features in the new pact resemble&lt;br/&gt;those contained in the present one.&lt;br/&gt; <text:s text:c="3"/>The reference price, currently 201.66 Malaysian/Singapore&lt;br/&gt;cts per kilo, will be maintained -- unless between now and&lt;br/&gt;October 22, when the 1979 INRA expires, the average of the&lt;br/&gt;daily market indicator price remains above the upper&lt;br/&gt;intervention (&amp;quot;may sell&amp;quot;) price (231 cts) or below the lower&lt;br/&gt;intervention (&amp;quot;may buy&amp;quot;) price (171 cts) for six months.&lt;br/&gt; <text:s text:c="3"/>If this happened -- but delegates said it was unlikely&lt;br/&gt;considering that the present indicator price averages 196 cts&lt;br/&gt;-- the price would be revised under the current accord by five&lt;br/&gt;pct or by whatever amount the International Natural Rubber&lt;br/&gt;Council decides.&lt;br/&gt; <text:s text:c="3"/>The new reference price would then be taken over for the&lt;br/&gt;new agreement.&lt;br/&gt; <text:s text:c="3"/>Under the same circumstances in the new pact the reference&lt;br/&gt;price would be automatically revised by five pct unless the&lt;br/&gt;Council decides on a higher percentage.&lt;br/&gt; <text:s text:c="3"/>Similarly, if buffer stock purchases or sales amounting to&lt;br/&gt;300,000 tonnes have been made since the last revision, the&lt;br/&gt;reference price will be lowered or raised by three pct unless&lt;br/&gt;the Council decides on a higher percentage.&lt;br/&gt; <text:s text:c="3"/>Another change introduced in the new INRA is that price&lt;br/&gt;reviews will be held at 15-month intervals instead of 18.&lt;br/&gt; <text:s text:c="3"/>Those changes are intended to make the reference price more&lt;br/&gt;responsive to market trends.&lt;br/&gt; <text:s text:c="3"/>As in the present accord the &amp;quot;may buy&amp;quot; and &amp;quot;may sell&amp;quot; levels&lt;br/&gt;are set at plus or minus 15 pct of the reference price, and the&lt;br/&gt;&amp;quot;must buy&amp;quot; and &amp;quot;must sell&amp;quot; levels at 20 pct of it.&lt;br/&gt; <text:s text:c="3"/>The lower and upper indicative prices (floor and ceiling&lt;br/&gt;prices) will remain fixed at 150 and 270 cents, unless the&lt;br/&gt;Council decides to revise them at reviews held every 30 months.&lt;br/&gt; <text:s text:c="3"/>During the negotiations, consumers abandoned a proposal&lt;br/&gt;that the floor price be adjusted downward if the buffer stock,&lt;br/&gt;currently 360,000 tonnes, rose to 450,000 tonnes.&lt;br/&gt; <text:s text:c="3"/>The maximum size of the buffer stock in the new pact is the&lt;br/&gt;same as under the present one -- 400,000 tonnes, with provision&lt;br/&gt;for an additional contingency buffer stock of 150,000 tonnes.&lt;br/&gt; <text:s text:c="3"/>Under the new accord, the contingency buffer stock will be&lt;br/&gt;brought in at 152 cts to defend the floor price.&lt;br/&gt; <text:s text:c="3"/>At last Friday&amp;apos;s session, Ahmed Farouk, speaking for&lt;br/&gt;producers, said producing nations considered that the 1979 pact&lt;br/&gt;had served the purpose for which it had been created.&lt;br/&gt; <text:s text:c="3"/>Gerard Guillonneau of France, who spoke for consumers,&lt;br/&gt;agreed that the current agreement had worked &amp;quot;relatively well.&amp;quot;&lt;br/&gt; <text:s text:c="3"/>Asked about the chances of success of the new INRA,&lt;br/&gt;delegates noted that for nearly its whole life, the 1979 accord&lt;br/&gt;had maintained the average price above the &amp;quot;must buy&amp;quot; level.&lt;br/&gt; <text:s text:c="3"/>They said the agreement until now did not appear to have&lt;br/&gt;encouraged excessive production of rubber.&lt;br/&gt; <text:s text:c="3"/>In addition, provisions for borrowing to finance the buffer&lt;br/&gt;stock have now been eliminated, ruling out speculation. &amp;quot;It is a&lt;br/&gt;sort of middle-of-the-road agreement,&amp;quot; one delegate said.&lt;br/&gt; <text:s text:c="3"/>The new pact will be open for signature at U.N.&lt;br/&gt;Headquarters in New York from May 1 to December 31 this year.&lt;br/&gt; <text:s text:c="3"/>To become operational, it will require ratification by&lt;br/&gt;countries accounting for 75 pct of world exports and 75 pct of&lt;br/&gt;world imports.&lt;br/&gt; <text:s text:c="3"/>Delegates estimate that this will take 12 to 14 months from&lt;br/&gt;now. During the hiatus between the two agreements, the&lt;br/&gt;International Natural Rubber Council will remain in place.&lt;br/&gt; <text:s text:c="3"/>The pact will enter into force definitively when&lt;br/&gt;governments accounting for 80 pct of world exports and 80 pct&lt;br/&gt;of world imports have ratified it.&lt;br/&gt; REUTER&lt;br/&gt;</text:p>
          </table:table-cell>
          <table:table-cell office:value-type="string">
            <text:p>Technological and industrial history of the People's Republic of China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Technological_and_industrial_history_of_the_People's_Republic_of_China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29];&quot;,&quot;;[.AC129];&quot;,&quot;; TEXT([.AK129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DDOX7H57DZK4O29LQ4HLM25LZ3A0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CFJQ2172Z995QUGRV3VMBU15UZRZ3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6:04 GMT 2012</text:p>
          </table:table-cell>
          <table:table-cell office:value-type="string">
            <text:p>Thu Jun 28 23:26:19 GMT 2012</text:p>
          </table:table-cell>
          <table:table-cell office:value-type="string">
            <text:p>Thu Jul 05 16:26:19 PDT 2012</text:p>
          </table:table-cell>
          <table:table-cell office:value-type="string">
            <text:p>Thu Jun 28 18:09:46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233">
            <text:p>10233</text:p>
          </table:table-cell>
          <table:table-cell office:value-type="string">
            <text:p>MAIN FEATURES OF NEW RUBBER PACT&lt;br/&gt;&lt;br/&gt; <text:s text:c="3"/>GENEVA, March 21 - The new International Natural Rubber&lt;br/&gt;Agreement (INRA), like the 1979 pact, will use a buffer stock&lt;br/&gt;as the sole instrument for market intervention -- excluding&lt;br/&gt;export quotas or production controls.&lt;br/&gt; <text:s text:c="3"/>The new INRA was adopted yesterday at a session held under&lt;br/&gt;the auspices of the United Nations Conference on Trade and&lt;br/&gt;Development (UNCTAD).&lt;br/&gt; <text:s text:c="3"/>In many respects the main features in the new pact resemble&lt;br/&gt;those contained in the present one.&lt;br/&gt; <text:s text:c="3"/>The reference price, currently 201.66 Malaysian/Singapore&lt;br/&gt;cts per kilo, will be maintained -- unless between now and&lt;br/&gt;October 22, when the 1979 INRA expires, the average of the&lt;br/&gt;daily market indicator price remains above the upper&lt;br/&gt;intervention (&amp;quot;may sell&amp;quot;) price (231 cts) or below the lower&lt;br/&gt;intervention (&amp;quot;may buy&amp;quot;) price (171 cts) for six months.&lt;br/&gt; <text:s text:c="3"/>If this happened -- but delegates said it was unlikely&lt;br/&gt;considering that the present indicator price averages 196 cts&lt;br/&gt;-- the price would be revised under the current accord by five&lt;br/&gt;pct or by whatever amount the International Natural Rubber&lt;br/&gt;Council decides.&lt;br/&gt; <text:s text:c="3"/>The new reference price would then be taken over for the&lt;br/&gt;new agreement.&lt;br/&gt; <text:s text:c="3"/>Under the same circumstances in the new pact the reference&lt;br/&gt;price would be automatically revised by five pct unless the&lt;br/&gt;Council decides on a higher percentage.&lt;br/&gt; <text:s text:c="3"/>Similarly, if buffer stock purchases or sales amounting to&lt;br/&gt;300,000 tonnes have been made since the last revision, the&lt;br/&gt;reference price will be lowered or raised by three pct unless&lt;br/&gt;the Council decides on a higher percentage.&lt;br/&gt; <text:s text:c="3"/>Another change introduced in the new INRA is that price&lt;br/&gt;reviews will be held at 15-month intervals instead of 18.&lt;br/&gt; <text:s text:c="3"/>Those changes are intended to make the reference price more&lt;br/&gt;responsive to market trends.&lt;br/&gt; <text:s text:c="3"/>As in the present accord the &amp;quot;may buy&amp;quot; and &amp;quot;may sell&amp;quot; levels&lt;br/&gt;are set at plus or minus 15 pct of the reference price, and the&lt;br/&gt;&amp;quot;must buy&amp;quot; and &amp;quot;must sell&amp;quot; levels at 20 pct of it.&lt;br/&gt; <text:s text:c="3"/>The lower and upper indicative prices (floor and ceiling&lt;br/&gt;prices) will remain fixed at 150 and 270 cents, unless the&lt;br/&gt;Council decides to revise them at reviews held every 30 months.&lt;br/&gt; <text:s text:c="3"/>During the negotiations, consumers abandoned a proposal&lt;br/&gt;that the floor price be adjusted downward if the buffer stock,&lt;br/&gt;currently 360,000 tonnes, rose to 450,000 tonnes.&lt;br/&gt; <text:s text:c="3"/>The maximum size of the buffer stock in the new pact is the&lt;br/&gt;same as under the present one -- 400,000 tonnes, with provision&lt;br/&gt;for an additional contingency buffer stock of 150,000 tonnes.&lt;br/&gt; <text:s text:c="3"/>Under the new accord, the contingency buffer stock will be&lt;br/&gt;brought in at 152 cts to defend the floor price.&lt;br/&gt; <text:s text:c="3"/>At last Friday&amp;apos;s session, Ahmed Farouk, speaking for&lt;br/&gt;producers, said producing nations considered that the 1979 pact&lt;br/&gt;had served the purpose for which it had been created.&lt;br/&gt; <text:s text:c="3"/>Gerard Guillonneau of France, who spoke for consumers,&lt;br/&gt;agreed that the current agreement had worked &amp;quot;relatively well.&amp;quot;&lt;br/&gt; <text:s text:c="3"/>Asked about the chances of success of the new INRA,&lt;br/&gt;delegates noted that for nearly its whole life, the 1979 accord&lt;br/&gt;had maintained the average price above the &amp;quot;must buy&amp;quot; level.&lt;br/&gt; <text:s text:c="3"/>They said the agreement until now did not appear to have&lt;br/&gt;encouraged excessive production of rubber.&lt;br/&gt; <text:s text:c="3"/>In addition, provisions for borrowing to finance the buffer&lt;br/&gt;stock have now been eliminated, ruling out speculation. &amp;quot;It is a&lt;br/&gt;sort of middle-of-the-road agreement,&amp;quot; one delegate said.&lt;br/&gt; <text:s text:c="3"/>The new pact will be open for signature at U.N.&lt;br/&gt;Headquarters in New York from May 1 to December 31 this year.&lt;br/&gt; <text:s text:c="3"/>To become operational, it will require ratification by&lt;br/&gt;countries accounting for 75 pct of world exports and 75 pct of&lt;br/&gt;world imports.&lt;br/&gt; <text:s text:c="3"/>Delegates estimate that this will take 12 to 14 months from&lt;br/&gt;now. During the hiatus between the two agreements, the&lt;br/&gt;International Natural Rubber Council will remain in place.&lt;br/&gt; <text:s text:c="3"/>The pact will enter into force definitively when&lt;br/&gt;governments accounting for 80 pct of world exports and 80 pct&lt;br/&gt;of world imports have ratified it.&lt;br/&gt; REUTER&lt;br/&gt;</text:p>
          </table:table-cell>
          <table:table-cell office:value-type="string">
            <text:p>Technological and industrial history of the People's Republic of China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Technological_and_industrial_history_of_the_People's_Republic_of_China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0];&quot;,&quot;;[.AC130];&quot;,&quot;; TEXT([.AK130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DKGTP9RA7S5BVPBG8JON70JM86RW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PQQS1CSTMOFC01XBS31MYDNZUQQNL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5:04 GMT 2012</text:p>
          </table:table-cell>
          <table:table-cell office:value-type="string">
            <text:p>Fri Jun 29 00:05:19 GMT 2012</text:p>
          </table:table-cell>
          <table:table-cell office:value-type="string">
            <text:p>Thu Jul 05 17:05:19 PDT 2012</text:p>
          </table:table-cell>
          <table:table-cell office:value-type="string">
            <text:p>Thu Jun 28 18:09:51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2/72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2917">
            <text:p>2917</text:p>
          </table:table-cell>
          <table:table-cell office:value-type="string">
            <text:p>U.S. ENERGY COSTS ROSE IN FEBRUARY BY 1.9 PCT&lt;br/&gt;&lt;br/&gt; <text:s text:c="3"/>WASHINGTON, March 27 - Consumer energy costs rose 1.9 pct&lt;br/&gt;in February following a sharp rise last month, the Labor&lt;br/&gt;Department said.&lt;br/&gt; <text:s text:c="3"/>The February increase in the overall energy costs,&lt;br/&gt;including petroleum, coal and natural gas, followed a 0.2 pct&lt;br/&gt;drop in December and a 3.0 pct rise in January, it said.&lt;br/&gt; <text:s text:c="3"/>Energy prices were 12.2 pct below year-ago levels.&lt;br/&gt; <text:s text:c="3"/>The department&amp;apos;s Consumer Price Index showed that the cost&lt;br/&gt;of gasoline rose in February by 4.2 pct, after a 6.6 pct rise&lt;br/&gt;in January.&lt;br/&gt; <text:s text:c="3"/>Gasoline prices were nonetheless 18.0 pct below their&lt;br/&gt;levels as of February 1986.&lt;br/&gt; <text:s text:c="3"/>Also, the category including fuel oil, coal and bottled gas&lt;br/&gt;rose in February by 3.8 pct, putting it 14.9 pct under the&lt;br/&gt;year-ago figure.&lt;br/&gt; <text:s text:c="3"/>The index also showed that natural gas and electricity were&lt;br/&gt;unchanged last month, but down 3.5 pct from the February 1986&lt;br/&gt;figure, the department said.&lt;br/&gt; <text:s text:c="3"/>The index has been updated <text:s/>o reflect 1982-84 consumption&lt;br/&gt;patterns; previously, the index was based on 1972-73 patterns.&lt;br/&gt; Reuter&lt;br/&gt;</text:p>
          </table:table-cell>
          <table:table-cell office:value-type="string">
            <text:p>Hasdai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Hasdai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1];&quot;,&quot;;[.AC131];&quot;,&quot;; TEXT([.AK131];&quot;#&quot;))" office:value-type="string" office:string-value="TRACER,EDA,1">
            <text:p>TRACER,EDA,1</text:p>
          </table:table-cell>
          <table:table-cell table:number-columns-repeated="10"/>
        </table:table-row>
        <table:table-row table:style-name="ro1">
          <table:table-cell office:value-type="string">
            <text:p>2DKGTP9RA7S5BVPBG8JON70JM86RW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PD6VCPWZ9RNS56T2BJ70N3DVR4PA8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6:52 GMT 2012</text:p>
          </table:table-cell>
          <table:table-cell office:value-type="string">
            <text:p>Thu Jun 28 23:17:29 GMT 2012</text:p>
          </table:table-cell>
          <table:table-cell office:value-type="string">
            <text:p>Thu Jul 05 16:17:29 PDT 2012</text:p>
          </table:table-cell>
          <table:table-cell office:value-type="string">
            <text:p>Thu Jun 28 18:09:50 PDT 201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 office:value-type="string">
            <text:p>100% (98/98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2917">
            <text:p>2917</text:p>
          </table:table-cell>
          <table:table-cell office:value-type="string">
            <text:p>U.S. ENERGY COSTS ROSE IN FEBRUARY BY 1.9 PCT&lt;br/&gt;&lt;br/&gt; <text:s text:c="3"/>WASHINGTON, March 27 - Consumer energy costs rose 1.9 pct&lt;br/&gt;in February following a sharp rise last month, the Labor&lt;br/&gt;Department said.&lt;br/&gt; <text:s text:c="3"/>The February increase in the overall energy costs,&lt;br/&gt;including petroleum, coal and natural gas, followed a 0.2 pct&lt;br/&gt;drop in December and a 3.0 pct rise in January, it said.&lt;br/&gt; <text:s text:c="3"/>Energy prices were 12.2 pct below year-ago levels.&lt;br/&gt; <text:s text:c="3"/>The department&amp;apos;s Consumer Price Index showed that the cost&lt;br/&gt;of gasoline rose in February by 4.2 pct, after a 6.6 pct rise&lt;br/&gt;in January.&lt;br/&gt; <text:s text:c="3"/>Gasoline prices were nonetheless 18.0 pct below their&lt;br/&gt;levels as of February 1986.&lt;br/&gt; <text:s text:c="3"/>Also, the category including fuel oil, coal and bottled gas&lt;br/&gt;rose in February by 3.8 pct, putting it 14.9 pct under the&lt;br/&gt;year-ago figure.&lt;br/&gt; <text:s text:c="3"/>The index also showed that natural gas and electricity were&lt;br/&gt;unchanged last month, but down 3.5 pct from the February 1986&lt;br/&gt;figure, the department said.&lt;br/&gt; <text:s text:c="3"/>The index has been updated <text:s/>o reflect 1982-84 consumption&lt;br/&gt;patterns; previously, the index was based on 1972-73 patterns.&lt;br/&gt; Reuter&lt;br/&gt;</text:p>
          </table:table-cell>
          <table:table-cell office:value-type="string">
            <text:p>Hasdai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Hasdai</text:p>
          </table:table-cell>
          <table:table-cell office:value-type="string">
            <text:p>http://en.wikipedia.org/wiki/2007–2008_world_food_price_crisi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2];&quot;,&quot;;[.AC132];&quot;,&quot;; TEXT([.AK132];&quot;#&quot;))" office:value-type="string" office:string-value="TRACER,EDA,1">
            <text:p>TRACER,EDA,1</text:p>
          </table:table-cell>
          <table:table-cell table:number-columns-repeated="10"/>
        </table:table-row>
        <table:table-row table:style-name="ro1">
          <table:table-cell office:value-type="string">
            <text:p>2DKGTP9RA7S5BVPBG8JON70JM86RW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U4CVLL3CA331QYUXE39VQU7Z8U9ZZ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51:50 GMT 2012</text:p>
          </table:table-cell>
          <table:table-cell office:value-type="string">
            <text:p>Thu Jun 28 23:52:32 GMT 2012</text:p>
          </table:table-cell>
          <table:table-cell office:value-type="string">
            <text:p>Thu Jul 05 16:52:32 PDT 2012</text:p>
          </table:table-cell>
          <table:table-cell office:value-type="string">
            <text:p>Thu Jun 28 18:09:51 PDT 2012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3" office:value-type="string">
            <text:p>100% (23/23)</text:p>
          </table:table-cell>
          <table:table-cell office:value-type="string">
            <text:p>TRACER</text:p>
          </table:table-cell>
          <table:table-cell office:value-type="string">
            <text:p>EDA</text:p>
          </table:table-cell>
          <table:table-cell office:value-type="float" office:value="2917">
            <text:p>2917</text:p>
          </table:table-cell>
          <table:table-cell office:value-type="string">
            <text:p>U.S. ENERGY COSTS ROSE IN FEBRUARY BY 1.9 PCT&lt;br/&gt;&lt;br/&gt; <text:s text:c="3"/>WASHINGTON, March 27 - Consumer energy costs rose 1.9 pct&lt;br/&gt;in February following a sharp rise last month, the Labor&lt;br/&gt;Department said.&lt;br/&gt; <text:s text:c="3"/>The February increase in the overall energy costs,&lt;br/&gt;including petroleum, coal and natural gas, followed a 0.2 pct&lt;br/&gt;drop in December and a 3.0 pct rise in January, it said.&lt;br/&gt; <text:s text:c="3"/>Energy prices were 12.2 pct below year-ago levels.&lt;br/&gt; <text:s text:c="3"/>The department&amp;apos;s Consumer Price Index showed that the cost&lt;br/&gt;of gasoline rose in February by 4.2 pct, after a 6.6 pct rise&lt;br/&gt;in January.&lt;br/&gt; <text:s text:c="3"/>Gasoline prices were nonetheless 18.0 pct below their&lt;br/&gt;levels as of February 1986.&lt;br/&gt; <text:s text:c="3"/>Also, the category including fuel oil, coal and bottled gas&lt;br/&gt;rose in February by 3.8 pct, putting it 14.9 pct under the&lt;br/&gt;year-ago figure.&lt;br/&gt; <text:s text:c="3"/>The index also showed that natural gas and electricity were&lt;br/&gt;unchanged last month, but down 3.5 pct from the February 1986&lt;br/&gt;figure, the department said.&lt;br/&gt; <text:s text:c="3"/>The index has been updated <text:s/>o reflect 1982-84 consumption&lt;br/&gt;patterns; previously, the index was based on 1972-73 patterns.&lt;br/&gt; Reuter&lt;br/&gt;</text:p>
          </table:table-cell>
          <table:table-cell office:value-type="string">
            <text:p>Hasdai</text:p>
          </table:table-cell>
          <table:table-cell office:value-type="string">
            <text:p>2007–2008 world food price crisis</text:p>
          </table:table-cell>
          <table:table-cell office:value-type="string">
            <text:p>http://en.wikipedia.org/wiki/Hasdai</text:p>
          </table:table-cell>
          <table:table-cell office:value-type="string">
            <text:p>http://en.wikipedia.org/wiki/2007–2008_world_food_price_crisis</text:p>
          </table:table-cell>
          <table:table-cell office:value-type="string">
            <text:p>None really relevant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133];&quot;,&quot;;[.AC133];&quot;,&quot;; TEXT([.AK133];&quot;#&quot;))" office:value-type="string" office:string-value="TRACER,EDA,2">
            <text:p>TRACER,EDA,2</text:p>
          </table:table-cell>
          <table:table-cell table:number-columns-repeated="10"/>
        </table:table-row>
        <table:table-row table:style-name="ro1">
          <table:table-cell office:value-type="string">
            <text:p>2DYKCCVLL3CAICAMHZH4K9NQUYIX7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A85R98D8J3VTGKXZ3EYKG3MEVJFVX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3:14 GMT 2012</text:p>
          </table:table-cell>
          <table:table-cell office:value-type="string">
            <text:p>Fri Jun 29 00:03:29 GMT 2012</text:p>
          </table:table-cell>
          <table:table-cell office:value-type="string">
            <text:p>Thu Jul 05 17:03:29 PDT 2012</text:p>
          </table:table-cell>
          <table:table-cell office:value-type="string">
            <text:p>Thu Jun 28 18:16:29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413">
            <text:p>1413</text:p>
          </table:table-cell>
          <table:table-cell office:value-type="string">
            <text:p>UNILEVER DECLINES COMMENT ON GILLETTE BID RUMOURS&lt;br/&gt;&lt;br/&gt; <text:s text:c="3"/>LONDON, June 18 - A spokesman for Unilever Plc &amp;lt;UN.AS&amp;gt;&lt;br/&gt;declined to comment on market rumours that it may be&lt;br/&gt;considering a bid for the U.S. Health care group The Gillette&lt;br/&gt;Co &amp;lt;GS.N&amp;gt;.&lt;br/&gt; <text:s text:c="3"/>Gillette shares are traded on the over-the-counter market&lt;br/&gt;in London and this morning stood one dollar higher at 38 dlrs&lt;br/&gt;in response to the bid speculation. Unilever dipped 33p to&lt;br/&gt;3,275 in a generally depressed U.K. Market.&lt;br/&gt; <text:s text:c="3"/>Most analysts dismissed the rumours saying it was an old&lt;br/&gt;story, and one commented that it was &amp;quot;utter rubbish,&amp;quot; adding he&lt;br/&gt;thought Unilever would not be interested in Gillette.&lt;br/&gt; <text:s text:c="3"/>Gillette shares rose sharply at the beginning of the month&lt;br/&gt;on Wall Street rumours that Sir James Goldsmith was building a&lt;br/&gt;stake in the company.&lt;br/&gt; <text:s text:c="3"/>Gillette has been the subject of repeated rumours since&lt;br/&gt;Ronald Perelman, chairman of the Revlon Group Inc &amp;lt;REV&amp;gt;, made&lt;br/&gt;an unsuccessful bid for the company last year.&lt;br/&gt; REUTER&lt;br/&gt;</text:p>
          </table:table-cell>
          <table:table-cell office:value-type="string">
            <text:p>Austrian legislative election</text:p>
          </table:table-cell>
          <table:table-cell office:value-type="string">
            <text:p>Blockade of Germany (1939–1945)</text:p>
          </table:table-cell>
          <table:table-cell office:value-type="string">
            <text:p>http://en.wikipedia.org/wiki/Austrian_legislative_election</text:p>
          </table:table-cell>
          <table:table-cell office:value-type="string">
            <text:p>http://en.wikipedia.org/wiki/Blockade_of_Germany_(1939–194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4];&quot;,&quot;;[.AC134];&quot;,&quot;; TEXT([.AK13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DYKCCVLL3CAICAMHZH4K9NQUYIX7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OWEGDHDM25LNRXS66XHMZ6OGF2NDE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4:06 GMT 2012</text:p>
          </table:table-cell>
          <table:table-cell office:value-type="string">
            <text:p>Fri Jun 29 00:24:19 GMT 2012</text:p>
          </table:table-cell>
          <table:table-cell office:value-type="string">
            <text:p>Thu Jul 05 17:24:19 PDT 2012</text:p>
          </table:table-cell>
          <table:table-cell office:value-type="string">
            <text:p>Thu Jun 28 18:16:29 PDT 201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413">
            <text:p>1413</text:p>
          </table:table-cell>
          <table:table-cell office:value-type="string">
            <text:p>UNILEVER DECLINES COMMENT ON GILLETTE BID RUMOURS&lt;br/&gt;&lt;br/&gt; <text:s text:c="3"/>LONDON, June 18 - A spokesman for Unilever Plc &amp;lt;UN.AS&amp;gt;&lt;br/&gt;declined to comment on market rumours that it may be&lt;br/&gt;considering a bid for the U.S. Health care group The Gillette&lt;br/&gt;Co &amp;lt;GS.N&amp;gt;.&lt;br/&gt; <text:s text:c="3"/>Gillette shares are traded on the over-the-counter market&lt;br/&gt;in London and this morning stood one dollar higher at 38 dlrs&lt;br/&gt;in response to the bid speculation. Unilever dipped 33p to&lt;br/&gt;3,275 in a generally depressed U.K. Market.&lt;br/&gt; <text:s text:c="3"/>Most analysts dismissed the rumours saying it was an old&lt;br/&gt;story, and one commented that it was &amp;quot;utter rubbish,&amp;quot; adding he&lt;br/&gt;thought Unilever would not be interested in Gillette.&lt;br/&gt; <text:s text:c="3"/>Gillette shares rose sharply at the beginning of the month&lt;br/&gt;on Wall Street rumours that Sir James Goldsmith was building a&lt;br/&gt;stake in the company.&lt;br/&gt; <text:s text:c="3"/>Gillette has been the subject of repeated rumours since&lt;br/&gt;Ronald Perelman, chairman of the Revlon Group Inc &amp;lt;REV&amp;gt;, made&lt;br/&gt;an unsuccessful bid for the company last year.&lt;br/&gt; REUTER&lt;br/&gt;</text:p>
          </table:table-cell>
          <table:table-cell office:value-type="string">
            <text:p>Austrian legislative election</text:p>
          </table:table-cell>
          <table:table-cell office:value-type="string">
            <text:p>Blockade of Germany (1939–1945)</text:p>
          </table:table-cell>
          <table:table-cell office:value-type="string">
            <text:p>http://en.wikipedia.org/wiki/Austrian_legislative_election</text:p>
          </table:table-cell>
          <table:table-cell office:value-type="string">
            <text:p>http://en.wikipedia.org/wiki/Blockade_of_Germany_(1939–194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5];&quot;,&quot;;[.AC135];&quot;,&quot;; TEXT([.AK13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DYKCCVLL3CAICAMHZH4K9NQUYIX7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2LLB3L0FBJ9XXZOLTIE3E5RR2CXLM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3:23 GMT 2012</text:p>
          </table:table-cell>
          <table:table-cell office:value-type="string">
            <text:p>Thu Jun 28 23:23:38 GMT 2012</text:p>
          </table:table-cell>
          <table:table-cell office:value-type="string">
            <text:p>Thu Jul 05 16:23:38 PDT 2012</text:p>
          </table:table-cell>
          <table:table-cell office:value-type="string">
            <text:p>Thu Jun 28 18:16:29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413">
            <text:p>1413</text:p>
          </table:table-cell>
          <table:table-cell office:value-type="string">
            <text:p>UNILEVER DECLINES COMMENT ON GILLETTE BID RUMOURS&lt;br/&gt;&lt;br/&gt; <text:s text:c="3"/>LONDON, June 18 - A spokesman for Unilever Plc &amp;lt;UN.AS&amp;gt;&lt;br/&gt;declined to comment on market rumours that it may be&lt;br/&gt;considering a bid for the U.S. Health care group The Gillette&lt;br/&gt;Co &amp;lt;GS.N&amp;gt;.&lt;br/&gt; <text:s text:c="3"/>Gillette shares are traded on the over-the-counter market&lt;br/&gt;in London and this morning stood one dollar higher at 38 dlrs&lt;br/&gt;in response to the bid speculation. Unilever dipped 33p to&lt;br/&gt;3,275 in a generally depressed U.K. Market.&lt;br/&gt; <text:s text:c="3"/>Most analysts dismissed the rumours saying it was an old&lt;br/&gt;story, and one commented that it was &amp;quot;utter rubbish,&amp;quot; adding he&lt;br/&gt;thought Unilever would not be interested in Gillette.&lt;br/&gt; <text:s text:c="3"/>Gillette shares rose sharply at the beginning of the month&lt;br/&gt;on Wall Street rumours that Sir James Goldsmith was building a&lt;br/&gt;stake in the company.&lt;br/&gt; <text:s text:c="3"/>Gillette has been the subject of repeated rumours since&lt;br/&gt;Ronald Perelman, chairman of the Revlon Group Inc &amp;lt;REV&amp;gt;, made&lt;br/&gt;an unsuccessful bid for the company last year.&lt;br/&gt; REUTER&lt;br/&gt;</text:p>
          </table:table-cell>
          <table:table-cell office:value-type="string">
            <text:p>Austrian legislative election</text:p>
          </table:table-cell>
          <table:table-cell office:value-type="string">
            <text:p>Blockade of Germany (1939–1945)</text:p>
          </table:table-cell>
          <table:table-cell office:value-type="string">
            <text:p>http://en.wikipedia.org/wiki/Austrian_legislative_election</text:p>
          </table:table-cell>
          <table:table-cell office:value-type="string">
            <text:p>http://en.wikipedia.org/wiki/Blockade_of_Germany_(1939–194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6];&quot;,&quot;;[.AC136];&quot;,&quot;; TEXT([.AK13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EPH57DZKPFEJN4IOND2DL8I9EKD3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VOSBRI8IUB2D3XDQRJTTB3L2QN4GA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1:30 GMT 2012</text:p>
          </table:table-cell>
          <table:table-cell office:value-type="string">
            <text:p>Fri Jun 29 00:11:49 GMT 2012</text:p>
          </table:table-cell>
          <table:table-cell office:value-type="string">
            <text:p>Thu Jul 05 17:11:49 PDT 2012</text:p>
          </table:table-cell>
          <table:table-cell office:value-type="string">
            <text:p>Thu Jun 28 18:16:30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615">
            <text:p>9615</text:p>
          </table:table-cell>
          <table:table-cell office:value-type="string">
            <text:p>U.K. MONEY MARKET OFFERED EARLY ASSISTANCE&lt;br/&gt;&lt;br/&gt; <text:s text:c="3"/>LONDON, March 16 - The Bank of England said it invited an&lt;br/&gt;early round of bill offers from discount houses after&lt;br/&gt;forecasting a shortage in the system of some 1.05 billion stg.&lt;br/&gt; <text:s text:c="3"/>Among the main factors affecting liquidity, bills maturing&lt;br/&gt;in official hands and treasury bill take-up will drain some&lt;br/&gt;1.07 billion stg while exchequer transactions will take out&lt;br/&gt;around 335 mln stg and bankers&amp;apos; balances below target five mln&lt;br/&gt;stg.&lt;br/&gt; <text:s text:c="3"/>Partly offseting these outflows, a fall in note circulation&lt;br/&gt;will add some 355 mln stg to the system today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Economic_history_of_Portug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7];&quot;,&quot;;[.AC137];&quot;,&quot;; TEXT([.AK13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EPH57DZKPFEJN4IOND2DL8I9EKD3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DO5XH0JPPSIHTMJWVJPF5KLOH7MGM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6:50 GMT 2012</text:p>
          </table:table-cell>
          <table:table-cell office:value-type="string">
            <text:p>Thu Jun 28 23:47:05 GMT 2012</text:p>
          </table:table-cell>
          <table:table-cell office:value-type="string">
            <text:p>Thu Jul 05 16:47:05 PDT 2012</text:p>
          </table:table-cell>
          <table:table-cell office:value-type="string">
            <text:p>Thu Jun 28 18:16:29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615">
            <text:p>9615</text:p>
          </table:table-cell>
          <table:table-cell office:value-type="string">
            <text:p>U.K. MONEY MARKET OFFERED EARLY ASSISTANCE&lt;br/&gt;&lt;br/&gt; <text:s text:c="3"/>LONDON, March 16 - The Bank of England said it invited an&lt;br/&gt;early round of bill offers from discount houses after&lt;br/&gt;forecasting a shortage in the system of some 1.05 billion stg.&lt;br/&gt; <text:s text:c="3"/>Among the main factors affecting liquidity, bills maturing&lt;br/&gt;in official hands and treasury bill take-up will drain some&lt;br/&gt;1.07 billion stg while exchequer transactions will take out&lt;br/&gt;around 335 mln stg and bankers&amp;apos; balances below target five mln&lt;br/&gt;stg.&lt;br/&gt; <text:s text:c="3"/>Partly offseting these outflows, a fall in note circulation&lt;br/&gt;will add some 355 mln stg to the system today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Economic_history_of_Portug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8];&quot;,&quot;;[.AC138];&quot;,&quot;; TEXT([.AK13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EPH57DZKPFEJN4IOND2DL8I9EKD3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EYUXFCD45XCT2BIZXKKQN3TI0HXV8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Fri Jun 29 01:00:29 GMT 2012</text:p>
          </table:table-cell>
          <table:table-cell office:value-type="string">
            <text:p>Fri Jun 29 01:00:46 GMT 2012</text:p>
          </table:table-cell>
          <table:table-cell office:value-type="string">
            <text:p>Thu Jul 05 18:00:46 PDT 2012</text:p>
          </table:table-cell>
          <table:table-cell office:value-type="string">
            <text:p>Thu Jun 28 18:16:29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615">
            <text:p>9615</text:p>
          </table:table-cell>
          <table:table-cell office:value-type="string">
            <text:p>U.K. MONEY MARKET OFFERED EARLY ASSISTANCE&lt;br/&gt;&lt;br/&gt; <text:s text:c="3"/>LONDON, March 16 - The Bank of England said it invited an&lt;br/&gt;early round of bill offers from discount houses after&lt;br/&gt;forecasting a shortage in the system of some 1.05 billion stg.&lt;br/&gt; <text:s text:c="3"/>Among the main factors affecting liquidity, bills maturing&lt;br/&gt;in official hands and treasury bill take-up will drain some&lt;br/&gt;1.07 billion stg while exchequer transactions will take out&lt;br/&gt;around 335 mln stg and bankers&amp;apos; balances below target five mln&lt;br/&gt;stg.&lt;br/&gt; <text:s text:c="3"/>Partly offseting these outflows, a fall in note circulation&lt;br/&gt;will add some 355 mln stg to the system today.&lt;br/&gt; REUTER&lt;br/&gt;</text:p>
          </table:table-cell>
          <table:table-cell office:value-type="string">
            <text:p>Federal Reserve System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Economic_history_of_Portug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39];&quot;,&quot;;[.AC139];&quot;,&quot;; TEXT([.AK13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F84J3NAB6BF1O3T589T9TJFD7ZFS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FJ98D8J3VE7B1GYU83GBMCKAL3XHF</text:p>
          </table:table-cell>
          <table:table-cell office:value-type="string">
            <text:p>A2Q5992OUQIKNQ</text:p>
          </table:table-cell>
          <table:table-cell office:value-type="string">
            <text:p>Approved</text:p>
          </table:table-cell>
          <table:table-cell office:value-type="string">
            <text:p>Thu Jun 28 23:21:52 GMT 2012</text:p>
          </table:table-cell>
          <table:table-cell office:value-type="string">
            <text:p>Thu Jun 28 23:22:29 GMT 2012</text:p>
          </table:table-cell>
          <table:table-cell office:value-type="string">
            <text:p>Thu Jul 05 16:22:29 PDT 2012</text:p>
          </table:table-cell>
          <table:table-cell office:value-type="string">
            <text:p>Thu Jun 28 18:09:39 PDT 201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 office:value-type="string">
            <text:p>100% (5/5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200">
            <text:p>3200</text:p>
          </table:table-cell>
          <table:table-cell office:value-type="string">
            <text:p>U.K. COURT RULES AGAINST RTZ ON OIL FIELD COSTS&lt;br/&gt;&lt;br/&gt; <text:s text:c="3"/>LONDON, June 18 - The U.K. High Court dismissed an appeal&lt;br/&gt;by Rio Tinto-Zinc Corp Plc&amp;apos;s &amp;lt;RTZL.L&amp;gt; RTZ Oil and Gas Ltd unit&lt;br/&gt;and ruled that the financial provisions a company makes for the&lt;br/&gt;future cost of abandoning an oil field are not tax deductible,&lt;br/&gt;the Press Association reported.&lt;br/&gt; <text:s text:c="3"/>The company was appealing against a decision of the Tax&lt;br/&gt;Commissioners that any such provision was a capital&lt;br/&gt;expenditure, not a revenue expenditure, and was not deductible.&lt;br/&gt;The court was told that since 1976 the company had made an&lt;br/&gt;annual provision of around 750,000 stg for the eventual cost of&lt;br/&gt;abandoning a rig.&lt;br/&gt; <text:s text:c="3"/>An RTZ spokesman said the ruling was not worrying as the&lt;br/&gt;subsidiary had assumed that the provisions were not deductible&lt;br/&gt;from corporation tax payable.&lt;br/&gt; <text:s text:c="3"/>It would have been a bonus if the company had won but all&lt;br/&gt;budgeting had been on the assumption that it would not, he&lt;br/&gt;said.&lt;br/&gt; <text:s text:c="3"/>Oil analysts said that RTZ&amp;apos;s assumption of liability was&lt;br/&gt;shared by the industry as a whole.&lt;br/&gt; <text:s text:c="3"/>The ruling appeared to mean that tax relief on the&lt;br/&gt;expensive process of abandoning rigs would apply when the&lt;br/&gt;expense occurred, not when provisions for future expenses were&lt;br/&gt;built into the accounts, one analyst added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United_Kingdom_corporation_tax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0];&quot;,&quot;;[.AC140];&quot;,&quot;; TEXT([.AK14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F84J3NAB6BF1O3T589T9TJFD7ZFS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0AHPCGJ2D213CKA4RRJXPSI4V9A43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53:06 GMT 2012</text:p>
          </table:table-cell>
          <table:table-cell office:value-type="string">
            <text:p>Thu Jun 28 23:53:17 GMT 2012</text:p>
          </table:table-cell>
          <table:table-cell office:value-type="string">
            <text:p>Thu Jul 05 16:53:17 PDT 2012</text:p>
          </table:table-cell>
          <table:table-cell office:value-type="string">
            <text:p>Thu Jun 28 18:09:39 PDT 2012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200">
            <text:p>3200</text:p>
          </table:table-cell>
          <table:table-cell office:value-type="string">
            <text:p>U.K. COURT RULES AGAINST RTZ ON OIL FIELD COSTS&lt;br/&gt;&lt;br/&gt; <text:s text:c="3"/>LONDON, June 18 - The U.K. High Court dismissed an appeal&lt;br/&gt;by Rio Tinto-Zinc Corp Plc&amp;apos;s &amp;lt;RTZL.L&amp;gt; RTZ Oil and Gas Ltd unit&lt;br/&gt;and ruled that the financial provisions a company makes for the&lt;br/&gt;future cost of abandoning an oil field are not tax deductible,&lt;br/&gt;the Press Association reported.&lt;br/&gt; <text:s text:c="3"/>The company was appealing against a decision of the Tax&lt;br/&gt;Commissioners that any such provision was a capital&lt;br/&gt;expenditure, not a revenue expenditure, and was not deductible.&lt;br/&gt;The court was told that since 1976 the company had made an&lt;br/&gt;annual provision of around 750,000 stg for the eventual cost of&lt;br/&gt;abandoning a rig.&lt;br/&gt; <text:s text:c="3"/>An RTZ spokesman said the ruling was not worrying as the&lt;br/&gt;subsidiary had assumed that the provisions were not deductible&lt;br/&gt;from corporation tax payable.&lt;br/&gt; <text:s text:c="3"/>It would have been a bonus if the company had won but all&lt;br/&gt;budgeting had been on the assumption that it would not, he&lt;br/&gt;said.&lt;br/&gt; <text:s text:c="3"/>Oil analysts said that RTZ&amp;apos;s assumption of liability was&lt;br/&gt;shared by the industry as a whole.&lt;br/&gt; <text:s text:c="3"/>The ruling appeared to mean that tax relief on the&lt;br/&gt;expensive process of abandoning rigs would apply when the&lt;br/&gt;expense occurred, not when provisions for future expenses were&lt;br/&gt;built into the accounts, one analyst added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United_Kingdom_corporation_tax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1];&quot;,&quot;;[.AC141];&quot;,&quot;; TEXT([.AK141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F84J3NAB6BF1O3T589T9TJFD7ZFS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N9JHP4BDDKGJ7WWZ70XBG3597K6ZJ</text:p>
          </table:table-cell>
          <table:table-cell office:value-type="string">
            <text:p>APKO12PP5J5LW</text:p>
          </table:table-cell>
          <table:table-cell office:value-type="string">
            <text:p>Approved</text:p>
          </table:table-cell>
          <table:table-cell office:value-type="string">
            <text:p>Thu Jun 28 22:40:39 GMT 2012</text:p>
          </table:table-cell>
          <table:table-cell office:value-type="string">
            <text:p>Thu Jun 28 22:41:11 GMT 2012</text:p>
          </table:table-cell>
          <table:table-cell office:value-type="string">
            <text:p>Thu Jul 05 15:41:11 PDT 2012</text:p>
          </table:table-cell>
          <table:table-cell office:value-type="string">
            <text:p>Thu Jun 28 18:09:39 PDT 20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string">
            <text:p>100% (5/5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200">
            <text:p>3200</text:p>
          </table:table-cell>
          <table:table-cell office:value-type="string">
            <text:p>U.K. COURT RULES AGAINST RTZ ON OIL FIELD COSTS&lt;br/&gt;&lt;br/&gt; <text:s text:c="3"/>LONDON, June 18 - The U.K. High Court dismissed an appeal&lt;br/&gt;by Rio Tinto-Zinc Corp Plc&amp;apos;s &amp;lt;RTZL.L&amp;gt; RTZ Oil and Gas Ltd unit&lt;br/&gt;and ruled that the financial provisions a company makes for the&lt;br/&gt;future cost of abandoning an oil field are not tax deductible,&lt;br/&gt;the Press Association reported.&lt;br/&gt; <text:s text:c="3"/>The company was appealing against a decision of the Tax&lt;br/&gt;Commissioners that any such provision was a capital&lt;br/&gt;expenditure, not a revenue expenditure, and was not deductible.&lt;br/&gt;The court was told that since 1976 the company had made an&lt;br/&gt;annual provision of around 750,000 stg for the eventual cost of&lt;br/&gt;abandoning a rig.&lt;br/&gt; <text:s text:c="3"/>An RTZ spokesman said the ruling was not worrying as the&lt;br/&gt;subsidiary had assumed that the provisions were not deductible&lt;br/&gt;from corporation tax payable.&lt;br/&gt; <text:s text:c="3"/>It would have been a bonus if the company had won but all&lt;br/&gt;budgeting had been on the assumption that it would not, he&lt;br/&gt;said.&lt;br/&gt; <text:s text:c="3"/>Oil analysts said that RTZ&amp;apos;s assumption of liability was&lt;br/&gt;shared by the industry as a whole.&lt;br/&gt; <text:s text:c="3"/>The ruling appeared to mean that tax relief on the&lt;br/&gt;expensive process of abandoning rigs would apply when the&lt;br/&gt;expense occurred, not when provisions for future expenses were&lt;br/&gt;built into the accounts, one analyst added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United_Kingdom_corporation_tax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2];&quot;,&quot;;[.AC142];&quot;,&quot;; TEXT([.AK142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FC98JHSTLB3093GQJ9OJJEJR5GFR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8SLWSBRI8IUQBMZGIAH0TLB5W9E24</text:p>
          </table:table-cell>
          <table:table-cell office:value-type="string">
            <text:p>A1XT59Y7H5AOQD</text:p>
          </table:table-cell>
          <table:table-cell office:value-type="string">
            <text:p>Approved</text:p>
          </table:table-cell>
          <table:table-cell office:value-type="string">
            <text:p>Thu Jun 28 22:33:52 GMT 2012</text:p>
          </table:table-cell>
          <table:table-cell office:value-type="string">
            <text:p>Thu Jun 28 22:34:39 GMT 2012</text:p>
          </table:table-cell>
          <table:table-cell office:value-type="string">
            <text:p>Thu Jul 05 15:34:39 PDT 2012</text:p>
          </table:table-cell>
          <table:table-cell office:value-type="string">
            <text:p>Thu Jun 28 18:09:39 PDT 2012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 office:value-type="string">
            <text:p>100% (7/7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739">
            <text:p>2739</text:p>
          </table:table-cell>
          <table:table-cell office:value-type="string">
            <text:p>COLOMBIA COFFEE REVENUE SHARPLY DOWN IN JAN/FEB&lt;br/&gt;&lt;br/&gt; <text:s text:c="3"/>BOGOTA, March 24 - Colombia&amp;apos;s coffee export revenue dropped&lt;br/&gt;97 mln dlrs to 233.6 mln dlrs for the first two months of the&lt;br/&gt;year against 330.9 mln dlrs in the similar period of 1986,&lt;br/&gt;central bank preliminary figures show.&lt;br/&gt; <text:s text:c="3"/>Experts attributed the fall to lower world market prices&lt;br/&gt;following the failure to re-introduce international coffee&lt;br/&gt;export quotas, but they said Colombia could compensate the drop&lt;br/&gt;with higher exports in calendar 1987.&lt;br/&gt; <text:s text:c="3"/>Coffee export revenue for 1986 was 2.33 billion dlrs,&lt;br/&gt;according to the bank.&lt;br/&gt; <text:s text:c="3"/>Jorge Cardenas, manager of the National Coffee Growers&amp;apos;&lt;br/&gt;Federation, last week estimated the recent drop of 30 cents a&lt;br/&gt;lb in coffee prices would mean a net loss revenue of 457 mln&lt;br/&gt;dlrs for Colombia.&lt;br/&gt; <text:s text:c="3"/>But he stressed that Colombia, with stockpiles of 10 mln&lt;br/&gt;(60-kg) bags, had the capacity to export more and would use a&lt;br/&gt;recently-introduced more flexible marketing policy to do so.&lt;br/&gt; Reuter&lt;br/&gt;</text:p>
          </table:table-cell>
          <table:table-cell office:value-type="string">
            <text:p>Reserve currency</text:p>
          </table:table-cell>
          <table:table-cell office:value-type="string">
            <text:p>Economic history of Brazil</text:p>
          </table:table-cell>
          <table:table-cell office:value-type="string">
            <text:p>http://en.wikipedia.org/wiki/Reserve_currency</text:p>
          </table:table-cell>
          <table:table-cell office:value-type="string">
            <text:p>http://en.wikipedia.org/wiki/Economic_history_of_Brazi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3];&quot;,&quot;;[.AC143];&quot;,&quot;; TEXT([.AK143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FC98JHSTLB3093GQJ9OJJEJR5GFR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62VKI62NJQ2GGQ4GJHHEBKLE6NLTQ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5:35 GMT 2012</text:p>
          </table:table-cell>
          <table:table-cell office:value-type="string">
            <text:p>Thu Jun 28 23:15:46 GMT 2012</text:p>
          </table:table-cell>
          <table:table-cell office:value-type="string">
            <text:p>Thu Jul 05 16:15:46 PDT 2012</text:p>
          </table:table-cell>
          <table:table-cell office:value-type="string">
            <text:p>Thu Jun 28 18:09:39 PDT 2012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739">
            <text:p>2739</text:p>
          </table:table-cell>
          <table:table-cell office:value-type="string">
            <text:p>COLOMBIA COFFEE REVENUE SHARPLY DOWN IN JAN/FEB&lt;br/&gt;&lt;br/&gt; <text:s text:c="3"/>BOGOTA, March 24 - Colombia&amp;apos;s coffee export revenue dropped&lt;br/&gt;97 mln dlrs to 233.6 mln dlrs for the first two months of the&lt;br/&gt;year against 330.9 mln dlrs in the similar period of 1986,&lt;br/&gt;central bank preliminary figures show.&lt;br/&gt; <text:s text:c="3"/>Experts attributed the fall to lower world market prices&lt;br/&gt;following the failure to re-introduce international coffee&lt;br/&gt;export quotas, but they said Colombia could compensate the drop&lt;br/&gt;with higher exports in calendar 1987.&lt;br/&gt; <text:s text:c="3"/>Coffee export revenue for 1986 was 2.33 billion dlrs,&lt;br/&gt;according to the bank.&lt;br/&gt; <text:s text:c="3"/>Jorge Cardenas, manager of the National Coffee Growers&amp;apos;&lt;br/&gt;Federation, last week estimated the recent drop of 30 cents a&lt;br/&gt;lb in coffee prices would mean a net loss revenue of 457 mln&lt;br/&gt;dlrs for Colombia.&lt;br/&gt; <text:s text:c="3"/>But he stressed that Colombia, with stockpiles of 10 mln&lt;br/&gt;(60-kg) bags, had the capacity to export more and would use a&lt;br/&gt;recently-introduced more flexible marketing policy to do so.&lt;br/&gt; Reuter&lt;br/&gt;</text:p>
          </table:table-cell>
          <table:table-cell office:value-type="string">
            <text:p>Reserve currency</text:p>
          </table:table-cell>
          <table:table-cell office:value-type="string">
            <text:p>Economic history of Brazil</text:p>
          </table:table-cell>
          <table:table-cell office:value-type="string">
            <text:p>http://en.wikipedia.org/wiki/Reserve_currency</text:p>
          </table:table-cell>
          <table:table-cell office:value-type="string">
            <text:p>http://en.wikipedia.org/wiki/Economic_history_of_Brazi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4];&quot;,&quot;;[.AC144];&quot;,&quot;; TEXT([.AK144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FC98JHSTLB3093GQJ9OJJEJR5GFR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0AHPCGJ2D213CKA4RRJXPSI4V8A42</text:p>
          </table:table-cell>
          <table:table-cell office:value-type="string">
            <text:p>A3RZ2B05SX26GF</text:p>
          </table:table-cell>
          <table:table-cell office:value-type="string">
            <text:p>Approved</text:p>
          </table:table-cell>
          <table:table-cell office:value-type="string">
            <text:p>Thu Jun 28 23:15:08 GMT 2012</text:p>
          </table:table-cell>
          <table:table-cell office:value-type="string">
            <text:p>Thu Jun 28 23:15:13 GMT 2012</text:p>
          </table:table-cell>
          <table:table-cell office:value-type="string">
            <text:p>Thu Jul 05 16:15:13 PDT 2012</text:p>
          </table:table-cell>
          <table:table-cell office:value-type="string">
            <text:p>Thu Jun 28 18:09:39 PDT 201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 office:value-type="string">
            <text:p>100% (2/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739">
            <text:p>2739</text:p>
          </table:table-cell>
          <table:table-cell office:value-type="string">
            <text:p>COLOMBIA COFFEE REVENUE SHARPLY DOWN IN JAN/FEB&lt;br/&gt;&lt;br/&gt; <text:s text:c="3"/>BOGOTA, March 24 - Colombia&amp;apos;s coffee export revenue dropped&lt;br/&gt;97 mln dlrs to 233.6 mln dlrs for the first two months of the&lt;br/&gt;year against 330.9 mln dlrs in the similar period of 1986,&lt;br/&gt;central bank preliminary figures show.&lt;br/&gt; <text:s text:c="3"/>Experts attributed the fall to lower world market prices&lt;br/&gt;following the failure to re-introduce international coffee&lt;br/&gt;export quotas, but they said Colombia could compensate the drop&lt;br/&gt;with higher exports in calendar 1987.&lt;br/&gt; <text:s text:c="3"/>Coffee export revenue for 1986 was 2.33 billion dlrs,&lt;br/&gt;according to the bank.&lt;br/&gt; <text:s text:c="3"/>Jorge Cardenas, manager of the National Coffee Growers&amp;apos;&lt;br/&gt;Federation, last week estimated the recent drop of 30 cents a&lt;br/&gt;lb in coffee prices would mean a net loss revenue of 457 mln&lt;br/&gt;dlrs for Colombia.&lt;br/&gt; <text:s text:c="3"/>But he stressed that Colombia, with stockpiles of 10 mln&lt;br/&gt;(60-kg) bags, had the capacity to export more and would use a&lt;br/&gt;recently-introduced more flexible marketing policy to do so.&lt;br/&gt; Reuter&lt;br/&gt;</text:p>
          </table:table-cell>
          <table:table-cell office:value-type="string">
            <text:p>Reserve currency</text:p>
          </table:table-cell>
          <table:table-cell office:value-type="string">
            <text:p>Economic history of Brazil</text:p>
          </table:table-cell>
          <table:table-cell office:value-type="string">
            <text:p>http://en.wikipedia.org/wiki/Reserve_currency</text:p>
          </table:table-cell>
          <table:table-cell office:value-type="string">
            <text:p>http://en.wikipedia.org/wiki/Economic_history_of_Brazi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5];&quot;,&quot;;[.AC145];&quot;,&quot;; TEXT([.AK145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FN8B727M0IGUT5I8GPF0VF4V99CX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9YR70G5R98DNSR0LHNS0TNYERERBY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09:39 GMT 2012</text:p>
          </table:table-cell>
          <table:table-cell office:value-type="string">
            <text:p>Fri Jun 29 00:10:21 GMT 2012</text:p>
          </table:table-cell>
          <table:table-cell office:value-type="string">
            <text:p>Thu Jul 05 17:10:21 PDT 2012</text:p>
          </table:table-cell>
          <table:table-cell office:value-type="string">
            <text:p>Thu Jun 28 18:09:24 PDT 2012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168">
            <text:p>3168</text:p>
          </table:table-cell>
          <table:table-cell office:value-type="string">
            <text:p>API SAYS DISTILLATE, GAS STOCKS OFF IN WEEK&lt;br/&gt;&lt;br/&gt; <text:s text:c="3"/>WASHINGTON, March 3 - Distillate fuel stocks held in&lt;br/&gt;primary storage fell by 4.4 mln barrels in the week ended Feb&lt;br/&gt;27 to 127.10 mln barrels from 131.50 mln the previous week, the&lt;br/&gt;American Petroleum Institute (API) said.&lt;br/&gt; <text:s text:c="3"/>In its weekly statistical bulletin, the oil industry trade&lt;br/&gt;group said gasoline stocks fell 30,000 barrels to 252.92 mln&lt;br/&gt;barrels from a revised 252.95 mln, while crude oil stocks rose&lt;br/&gt;700,000 barrels to 329.38 mln from a revised 328.68 mln.&lt;br/&gt; <text:s text:c="3"/>It said residual fuel stocks fell 380,000 barrels to 38.04&lt;br/&gt;mln from 38.42 mln barrels.&lt;br/&gt; <text:s text:c="3"/>API said refinery runs in the week fell to 12.17 mln&lt;br/&gt;barrels per day from a revised 12.42 mln and refinery use of&lt;br/&gt;operating capacity was 78.1 pct, off from a revised 79.7 pct.&lt;br/&gt; <text:s text:c="3"/>Crude oil imports in the week fell to 3.98 mln bpd from a&lt;br/&gt;revised 4.22 mln, API added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6];&quot;,&quot;;[.AC146];&quot;,&quot;; TEXT([.AK14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FN8B727M0IGUT5I8GPF0VF4V99CX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IDZ6R70G5R9NMWOA5574SSTP9MP9T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6:36 GMT 2012</text:p>
          </table:table-cell>
          <table:table-cell office:value-type="string">
            <text:p>Thu Jun 28 23:16:52 GMT 2012</text:p>
          </table:table-cell>
          <table:table-cell office:value-type="string">
            <text:p>Thu Jul 05 16:16:52 PDT 2012</text:p>
          </table:table-cell>
          <table:table-cell office:value-type="string">
            <text:p>Thu Jun 28 18:09:25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168">
            <text:p>3168</text:p>
          </table:table-cell>
          <table:table-cell office:value-type="string">
            <text:p>API SAYS DISTILLATE, GAS STOCKS OFF IN WEEK&lt;br/&gt;&lt;br/&gt; <text:s text:c="3"/>WASHINGTON, March 3 - Distillate fuel stocks held in&lt;br/&gt;primary storage fell by 4.4 mln barrels in the week ended Feb&lt;br/&gt;27 to 127.10 mln barrels from 131.50 mln the previous week, the&lt;br/&gt;American Petroleum Institute (API) said.&lt;br/&gt; <text:s text:c="3"/>In its weekly statistical bulletin, the oil industry trade&lt;br/&gt;group said gasoline stocks fell 30,000 barrels to 252.92 mln&lt;br/&gt;barrels from a revised 252.95 mln, while crude oil stocks rose&lt;br/&gt;700,000 barrels to 329.38 mln from a revised 328.68 mln.&lt;br/&gt; <text:s text:c="3"/>It said residual fuel stocks fell 380,000 barrels to 38.04&lt;br/&gt;mln from 38.42 mln barrels.&lt;br/&gt; <text:s text:c="3"/>API said refinery runs in the week fell to 12.17 mln&lt;br/&gt;barrels per day from a revised 12.42 mln and refinery use of&lt;br/&gt;operating capacity was 78.1 pct, off from a revised 79.7 pct.&lt;br/&gt; <text:s text:c="3"/>Crude oil imports in the week fell to 3.98 mln bpd from a&lt;br/&gt;revised 4.22 mln, API added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7];&quot;,&quot;;[.AC147];&quot;,&quot;; TEXT([.AK147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FN8B727M0IGUT5I8GPF0VF4V99CX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BI6SVQ8H88M53UQCY2VKI1RZ8F6P0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0:43 GMT 2012</text:p>
          </table:table-cell>
          <table:table-cell office:value-type="string">
            <text:p>Thu Jun 28 23:41:35 GMT 2012</text:p>
          </table:table-cell>
          <table:table-cell office:value-type="string">
            <text:p>Thu Jul 05 16:41:35 PDT 2012</text:p>
          </table:table-cell>
          <table:table-cell office:value-type="string">
            <text:p>Thu Jun 28 18:09:25 PDT 2012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168">
            <text:p>3168</text:p>
          </table:table-cell>
          <table:table-cell office:value-type="string">
            <text:p>API SAYS DISTILLATE, GAS STOCKS OFF IN WEEK&lt;br/&gt;&lt;br/&gt; <text:s text:c="3"/>WASHINGTON, March 3 - Distillate fuel stocks held in&lt;br/&gt;primary storage fell by 4.4 mln barrels in the week ended Feb&lt;br/&gt;27 to 127.10 mln barrels from 131.50 mln the previous week, the&lt;br/&gt;American Petroleum Institute (API) said.&lt;br/&gt; <text:s text:c="3"/>In its weekly statistical bulletin, the oil industry trade&lt;br/&gt;group said gasoline stocks fell 30,000 barrels to 252.92 mln&lt;br/&gt;barrels from a revised 252.95 mln, while crude oil stocks rose&lt;br/&gt;700,000 barrels to 329.38 mln from a revised 328.68 mln.&lt;br/&gt; <text:s text:c="3"/>It said residual fuel stocks fell 380,000 barrels to 38.04&lt;br/&gt;mln from 38.42 mln barrels.&lt;br/&gt; <text:s text:c="3"/>API said refinery runs in the week fell to 12.17 mln&lt;br/&gt;barrels per day from a revised 12.42 mln and refinery use of&lt;br/&gt;operating capacity was 78.1 pct, off from a revised 79.7 pct.&lt;br/&gt; <text:s text:c="3"/>Crude oil imports in the week fell to 3.98 mln bpd from a&lt;br/&gt;revised 4.22 mln, API added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48];&quot;,&quot;;[.AC148];&quot;,&quot;; TEXT([.AK148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FQTNKIMZSM5ZO5X9YD0XGVF397CZ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RN8ER9Y8TNKXVNXTFBFPS2OOB0T6S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0:23 GMT 2012</text:p>
          </table:table-cell>
          <table:table-cell office:value-type="string">
            <text:p>Fri Jun 29 00:10:37 GMT 2012</text:p>
          </table:table-cell>
          <table:table-cell office:value-type="string">
            <text:p>Thu Jul 05 17:10:37 PDT 2012</text:p>
          </table:table-cell>
          <table:table-cell office:value-type="string">
            <text:p>Thu Jun 28 18:09:37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139">
            <text:p>8139</text:p>
          </table:table-cell>
          <table:table-cell office:value-type="string">
            <text:p>AWB CALLS FOR TIGHTER WHEAT QUALITY CONTROLS&lt;br/&gt;&lt;br/&gt; <text:s text:c="3"/>MELBOURNE, April 2 - Australia is risking wheat export&lt;br/&gt;sales by not providing enough specific quality grades to meet&lt;br/&gt;buyer requirements, the Australian Wheat Board (AWB) said.&lt;br/&gt; <text:s text:c="3"/>&amp;quot;Many AWB customers are becoming increasingly quality&lt;br/&gt;conscious, demanding strict adherence to contractual quality&lt;br/&gt;specifications,&amp;quot; the board said in a submission to the Royal&lt;br/&gt;Commission into Grain Storage, Handling and Transport.&lt;br/&gt; <text:s text:c="3"/>&amp;quot;Many of the specifications are more specific than the&lt;br/&gt;current categories used in Australia,&amp;quot; it said.&lt;br/&gt; <text:s text:c="3"/>The commission is trying to identify ways of saving costs&lt;br/&gt;and boosting efficiency of the grain handling system.&lt;br/&gt; <text:s text:c="3"/>Australia must rely on quality to retain its wheat market&lt;br/&gt;share because its competitors are supplying cheaper but&lt;br/&gt;lower-quality grades, the AWB submission said.&lt;br/&gt; <text:s text:c="3"/>It stressed the need to segregate wheat categories at every&lt;br/&gt;stage from receival to shipping.&lt;br/&gt; <text:s text:c="3"/>Better industrial relations at grain terminals, more&lt;br/&gt;uniform transport systems across the states and extensive stock&lt;br/&gt;control were vital to improved marketing, it said.&lt;br/&gt; <text:s text:c="3"/>The submission also said Australia&amp;apos;s federal system impeded&lt;br/&gt;the AWB&amp;apos;s role of coordinating and managing the marketing of&lt;br/&gt;wheat.&lt;br/&gt; <text:s text:c="3"/>The AWB called for an end to physical and legislative&lt;br/&gt;constraints at state borders that prevent the efficient&lt;br/&gt;transport of grains to other states for shipment.&lt;br/&gt; <text:s text:c="3"/>&amp;quot;It is essential that wheat moves by the most economic mode&lt;br/&gt;to the nearest efficient port, irrespective of the state in&lt;br/&gt;which the wheat is grown or stored,&amp;quot; it said.&lt;br/&gt; <text:s text:c="3"/>For example, wheat grown in northern New South Wales (NSW)&lt;br/&gt;might move more efficiently to Brisbane, in Queensland, than to&lt;br/&gt;Sydney or Newcastle in New South Wales, it said. Similarly,&lt;br/&gt;southern NSW wheat might better be shipped to Portland or&lt;br/&gt;Geelong, in Victoria.&lt;br/&gt; <text:s text:c="3"/>Legislation giving state rail authorities a monopoly over&lt;br/&gt;grain shipments was one notable impediment, it said.&lt;br/&gt; <text:s text:c="3"/>The AWB said the current approach of state-based bulk&lt;br/&gt;handling authorities is not essential, although it said it&lt;br/&gt;favoured the authorities maintaining at least their current&lt;br/&gt;level of control of storage and transport as long as quality&lt;br/&gt;was maintained.&lt;br/&gt; <text:s text:c="3"/>An appendix on port loading costs showed it cost between&lt;br/&gt;26,500 and 34,700 U.S. Dlrs to load a 50,000-tonne vessel at&lt;br/&gt;various Australian ports compared with 21,200 dlrs at Houston&lt;br/&gt;and 16,300 at Port Cartier, Quebec, for a 60,000-tonner.&lt;br/&gt; REUTER&lt;br/&gt;</text:p>
          </table:table-cell>
          <table:table-cell office:value-type="string">
            <text:p>Technological and industrial history of 20th-century Canada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Technological_and_industrial_history_of_20th-century_Canada</text:p>
          </table:table-cell>
          <table:table-cell office:value-type="string">
            <text:p>http://en.wikipedia.org/wiki/History_of_agriculture_in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49];&quot;,&quot;;[.AC149];&quot;,&quot;; TEXT([.AK149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FQTNKIMZSM5ZO5X9YD0XGVF397CZ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VSXULRGNTBJIVAI4F6PFN62MSNS63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1:21 GMT 2012</text:p>
          </table:table-cell>
          <table:table-cell office:value-type="string">
            <text:p>Fri Jun 29 00:22:05 GMT 2012</text:p>
          </table:table-cell>
          <table:table-cell office:value-type="string">
            <text:p>Thu Jul 05 17:22:05 PDT 2012</text:p>
          </table:table-cell>
          <table:table-cell office:value-type="string">
            <text:p>Thu Jun 28 18:09:38 PDT 2012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139">
            <text:p>8139</text:p>
          </table:table-cell>
          <table:table-cell office:value-type="string">
            <text:p>AWB CALLS FOR TIGHTER WHEAT QUALITY CONTROLS&lt;br/&gt;&lt;br/&gt; <text:s text:c="3"/>MELBOURNE, April 2 - Australia is risking wheat export&lt;br/&gt;sales by not providing enough specific quality grades to meet&lt;br/&gt;buyer requirements, the Australian Wheat Board (AWB) said.&lt;br/&gt; <text:s text:c="3"/>&amp;quot;Many AWB customers are becoming increasingly quality&lt;br/&gt;conscious, demanding strict adherence to contractual quality&lt;br/&gt;specifications,&amp;quot; the board said in a submission to the Royal&lt;br/&gt;Commission into Grain Storage, Handling and Transport.&lt;br/&gt; <text:s text:c="3"/>&amp;quot;Many of the specifications are more specific than the&lt;br/&gt;current categories used in Australia,&amp;quot; it said.&lt;br/&gt; <text:s text:c="3"/>The commission is trying to identify ways of saving costs&lt;br/&gt;and boosting efficiency of the grain handling system.&lt;br/&gt; <text:s text:c="3"/>Australia must rely on quality to retain its wheat market&lt;br/&gt;share because its competitors are supplying cheaper but&lt;br/&gt;lower-quality grades, the AWB submission said.&lt;br/&gt; <text:s text:c="3"/>It stressed the need to segregate wheat categories at every&lt;br/&gt;stage from receival to shipping.&lt;br/&gt; <text:s text:c="3"/>Better industrial relations at grain terminals, more&lt;br/&gt;uniform transport systems across the states and extensive stock&lt;br/&gt;control were vital to improved marketing, it said.&lt;br/&gt; <text:s text:c="3"/>The submission also said Australia&amp;apos;s federal system impeded&lt;br/&gt;the AWB&amp;apos;s role of coordinating and managing the marketing of&lt;br/&gt;wheat.&lt;br/&gt; <text:s text:c="3"/>The AWB called for an end to physical and legislative&lt;br/&gt;constraints at state borders that prevent the efficient&lt;br/&gt;transport of grains to other states for shipment.&lt;br/&gt; <text:s text:c="3"/>&amp;quot;It is essential that wheat moves by the most economic mode&lt;br/&gt;to the nearest efficient port, irrespective of the state in&lt;br/&gt;which the wheat is grown or stored,&amp;quot; it said.&lt;br/&gt; <text:s text:c="3"/>For example, wheat grown in northern New South Wales (NSW)&lt;br/&gt;might move more efficiently to Brisbane, in Queensland, than to&lt;br/&gt;Sydney or Newcastle in New South Wales, it said. Similarly,&lt;br/&gt;southern NSW wheat might better be shipped to Portland or&lt;br/&gt;Geelong, in Victoria.&lt;br/&gt; <text:s text:c="3"/>Legislation giving state rail authorities a monopoly over&lt;br/&gt;grain shipments was one notable impediment, it said.&lt;br/&gt; <text:s text:c="3"/>The AWB said the current approach of state-based bulk&lt;br/&gt;handling authorities is not essential, although it said it&lt;br/&gt;favoured the authorities maintaining at least their current&lt;br/&gt;level of control of storage and transport as long as quality&lt;br/&gt;was maintained.&lt;br/&gt; <text:s text:c="3"/>An appendix on port loading costs showed it cost between&lt;br/&gt;26,500 and 34,700 U.S. Dlrs to load a 50,000-tonne vessel at&lt;br/&gt;various Australian ports compared with 21,200 dlrs at Houston&lt;br/&gt;and 16,300 at Port Cartier, Quebec, for a 60,000-tonner.&lt;br/&gt; REUTER&lt;br/&gt;</text:p>
          </table:table-cell>
          <table:table-cell office:value-type="string">
            <text:p>Technological and industrial history of 20th-century Canada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Technological_and_industrial_history_of_20th-century_Canada</text:p>
          </table:table-cell>
          <table:table-cell office:value-type="string">
            <text:p>http://en.wikipedia.org/wiki/History_of_agriculture_in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0];&quot;,&quot;;[.AC150];&quot;,&quot;; TEXT([.AK15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FQTNKIMZSM5ZO5X9YD0XGVF397CZ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V7395SW6NG1U1RS5XAB6F1F13AGU8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4:51 GMT 2012</text:p>
          </table:table-cell>
          <table:table-cell office:value-type="string">
            <text:p>Thu Jun 28 23:45:28 GMT 2012</text:p>
          </table:table-cell>
          <table:table-cell office:value-type="string">
            <text:p>Thu Jul 05 16:45:28 PDT 2012</text:p>
          </table:table-cell>
          <table:table-cell office:value-type="string">
            <text:p>Thu Jun 28 18:09:37 PDT 201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139">
            <text:p>8139</text:p>
          </table:table-cell>
          <table:table-cell office:value-type="string">
            <text:p>AWB CALLS FOR TIGHTER WHEAT QUALITY CONTROLS&lt;br/&gt;&lt;br/&gt; <text:s text:c="3"/>MELBOURNE, April 2 - Australia is risking wheat export&lt;br/&gt;sales by not providing enough specific quality grades to meet&lt;br/&gt;buyer requirements, the Australian Wheat Board (AWB) said.&lt;br/&gt; <text:s text:c="3"/>&amp;quot;Many AWB customers are becoming increasingly quality&lt;br/&gt;conscious, demanding strict adherence to contractual quality&lt;br/&gt;specifications,&amp;quot; the board said in a submission to the Royal&lt;br/&gt;Commission into Grain Storage, Handling and Transport.&lt;br/&gt; <text:s text:c="3"/>&amp;quot;Many of the specifications are more specific than the&lt;br/&gt;current categories used in Australia,&amp;quot; it said.&lt;br/&gt; <text:s text:c="3"/>The commission is trying to identify ways of saving costs&lt;br/&gt;and boosting efficiency of the grain handling system.&lt;br/&gt; <text:s text:c="3"/>Australia must rely on quality to retain its wheat market&lt;br/&gt;share because its competitors are supplying cheaper but&lt;br/&gt;lower-quality grades, the AWB submission said.&lt;br/&gt; <text:s text:c="3"/>It stressed the need to segregate wheat categories at every&lt;br/&gt;stage from receival to shipping.&lt;br/&gt; <text:s text:c="3"/>Better industrial relations at grain terminals, more&lt;br/&gt;uniform transport systems across the states and extensive stock&lt;br/&gt;control were vital to improved marketing, it said.&lt;br/&gt; <text:s text:c="3"/>The submission also said Australia&amp;apos;s federal system impeded&lt;br/&gt;the AWB&amp;apos;s role of coordinating and managing the marketing of&lt;br/&gt;wheat.&lt;br/&gt; <text:s text:c="3"/>The AWB called for an end to physical and legislative&lt;br/&gt;constraints at state borders that prevent the efficient&lt;br/&gt;transport of grains to other states for shipment.&lt;br/&gt; <text:s text:c="3"/>&amp;quot;It is essential that wheat moves by the most economic mode&lt;br/&gt;to the nearest efficient port, irrespective of the state in&lt;br/&gt;which the wheat is grown or stored,&amp;quot; it said.&lt;br/&gt; <text:s text:c="3"/>For example, wheat grown in northern New South Wales (NSW)&lt;br/&gt;might move more efficiently to Brisbane, in Queensland, than to&lt;br/&gt;Sydney or Newcastle in New South Wales, it said. Similarly,&lt;br/&gt;southern NSW wheat might better be shipped to Portland or&lt;br/&gt;Geelong, in Victoria.&lt;br/&gt; <text:s text:c="3"/>Legislation giving state rail authorities a monopoly over&lt;br/&gt;grain shipments was one notable impediment, it said.&lt;br/&gt; <text:s text:c="3"/>The AWB said the current approach of state-based bulk&lt;br/&gt;handling authorities is not essential, although it said it&lt;br/&gt;favoured the authorities maintaining at least their current&lt;br/&gt;level of control of storage and transport as long as quality&lt;br/&gt;was maintained.&lt;br/&gt; <text:s text:c="3"/>An appendix on port loading costs showed it cost between&lt;br/&gt;26,500 and 34,700 U.S. Dlrs to load a 50,000-tonne vessel at&lt;br/&gt;various Australian ports compared with 21,200 dlrs at Houston&lt;br/&gt;and 16,300 at Port Cartier, Quebec, for a 60,000-tonner.&lt;br/&gt; REUTER&lt;br/&gt;</text:p>
          </table:table-cell>
          <table:table-cell office:value-type="string">
            <text:p>Technological and industrial history of 20th-century Canada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http://en.wikipedia.org/wiki/Technological_and_industrial_history_of_20th-century_Canada</text:p>
          </table:table-cell>
          <table:table-cell office:value-type="string">
            <text:p>http://en.wikipedia.org/wiki/History_of_agriculture_in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1];&quot;,&quot;;[.AC151];&quot;,&quot;; TEXT([.AK151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G1MJUNU8LZ66GOLC108L8J3V5SI2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24WY2AOO2GM1N4TVQHSKM6ICLE44N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8:42 GMT 2012</text:p>
          </table:table-cell>
          <table:table-cell office:value-type="string">
            <text:p>Fri Jun 29 00:09:17 GMT 2012</text:p>
          </table:table-cell>
          <table:table-cell office:value-type="string">
            <text:p>Thu Jul 05 17:09:17 PDT 2012</text:p>
          </table:table-cell>
          <table:table-cell office:value-type="string">
            <text:p>Thu Jun 28 18:09:18 PDT 2012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560">
            <text:p>3560</text:p>
          </table:table-cell>
          <table:table-cell office:value-type="string">
            <text:p>PUBCO &amp;lt;PUBO&amp;gt; DECLARES DIVIDEND RIGHT&lt;br/&gt;&lt;br/&gt; <text:s text:c="3"/>CLEVELAND, March 20 - Pubco Corp said its board declared a&lt;br/&gt;dividend distribution of one common stock purchase right on&lt;br/&gt;each outstanding share of Pubco&amp;apos;s common stock.&lt;br/&gt; <text:s text:c="3"/>It said each right will entitle shareholders to buy one&lt;br/&gt;share of common stock at an exercise price of three dlrs.&lt;br/&gt; <text:s text:c="3"/>The rights will be exercisable only if a person or group&lt;br/&gt;acquires 20 pct or more of Pubco&amp;apos;s common stock or announces a&lt;br/&gt;tender which would result in ownership by a person or group of&lt;br/&gt;20 pct or more of the common stock, the company said.&lt;br/&gt; <text:s text:c="3"/>Pubco said it will be entitled to redeem the rights at 0.1&lt;br/&gt;cts per right at any time before a 20 pct position has been&lt;br/&gt;acquired and afterward in certain circumstances. It said the&lt;br/&gt;exercise price will be substantially reduced in the event of an&lt;br/&gt;acquisition of 25 pct or more of common stock.&lt;br/&gt; <text:s text:c="3"/>If Pubco is acquired in a merger or other transaction, each&lt;br/&gt;right will entitle its holder to purchase, at the right&amp;apos;s&lt;br/&gt;then-current exercise price, a number of the acquiring&lt;br/&gt;company&amp;apos;s common shares having a market value at that time of&lt;br/&gt;twice the right&amp;apos;s exercise price, the company said.&lt;br/&gt; <text:s text:c="3"/>The dividend distribution will be made March 31, 1987,&lt;br/&gt;payable to shareholders of record on that date. The rights will&lt;br/&gt;expire ten years later on March 31, 1987, the company said.&lt;br/&gt; <text:s text:c="3"/>Pubco said the rights are not being distributed in response&lt;br/&gt;to any specific effort to change control of Pubco, and the&lt;br/&gt;board is not aware of any such effort.&lt;br/&gt; Reuter&lt;br/&gt;</text:p>
          </table:table-cell>
          <table:table-cell office:value-type="string">
            <text:p>Convertible bond</text:p>
          </table:table-cell>
          <table:table-cell office:value-type="string">
            <text:p>Mining industry of Ghana</text:p>
          </table:table-cell>
          <table:table-cell office:value-type="string">
            <text:p>http://en.wikipedia.org/wiki/Convertible_bond</text:p>
          </table:table-cell>
          <table:table-cell office:value-type="string">
            <text:p>http://en.wikipedia.org/wiki/Mining_industry_of_Gha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2];&quot;,&quot;;[.AC152];&quot;,&quot;; TEXT([.AK15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G1MJUNU8LZ66GOLC108L8J3V5SI2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50ER9Y8TNKI18GRCU6H02OM20P7UU</text:p>
          </table:table-cell>
          <table:table-cell office:value-type="string">
            <text:p>A2ZUC3INRC7TP3</text:p>
          </table:table-cell>
          <table:table-cell office:value-type="string">
            <text:p>Approved</text:p>
          </table:table-cell>
          <table:table-cell office:value-type="string">
            <text:p>Thu Jun 28 22:50:47 GMT 2012</text:p>
          </table:table-cell>
          <table:table-cell office:value-type="string">
            <text:p>Thu Jun 28 22:51:13 GMT 2012</text:p>
          </table:table-cell>
          <table:table-cell office:value-type="string">
            <text:p>Thu Jul 05 15:51:13 PDT 2012</text:p>
          </table:table-cell>
          <table:table-cell office:value-type="string">
            <text:p>Thu Jun 28 18:09:18 PDT 2012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100% (9/9)</text:p>
          </table:table-cell>
          <table:table-cell table:number-columns-repeated="2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560">
            <text:p>3560</text:p>
          </table:table-cell>
          <table:table-cell office:value-type="string">
            <text:p>PUBCO &amp;lt;PUBO&amp;gt; DECLARES DIVIDEND RIGHT&lt;br/&gt;&lt;br/&gt; <text:s text:c="3"/>CLEVELAND, March 20 - Pubco Corp said its board declared a&lt;br/&gt;dividend distribution of one common stock purchase right on&lt;br/&gt;each outstanding share of Pubco&amp;apos;s common stock.&lt;br/&gt; <text:s text:c="3"/>It said each right will entitle shareholders to buy one&lt;br/&gt;share of common stock at an exercise price of three dlrs.&lt;br/&gt; <text:s text:c="3"/>The rights will be exercisable only if a person or group&lt;br/&gt;acquires 20 pct or more of Pubco&amp;apos;s common stock or announces a&lt;br/&gt;tender which would result in ownership by a person or group of&lt;br/&gt;20 pct or more of the common stock, the company said.&lt;br/&gt; <text:s text:c="3"/>Pubco said it will be entitled to redeem the rights at 0.1&lt;br/&gt;cts per right at any time before a 20 pct position has been&lt;br/&gt;acquired and afterward in certain circumstances. It said the&lt;br/&gt;exercise price will be substantially reduced in the event of an&lt;br/&gt;acquisition of 25 pct or more of common stock.&lt;br/&gt; <text:s text:c="3"/>If Pubco is acquired in a merger or other transaction, each&lt;br/&gt;right will entitle its holder to purchase, at the right&amp;apos;s&lt;br/&gt;then-current exercise price, a number of the acquiring&lt;br/&gt;company&amp;apos;s common shares having a market value at that time of&lt;br/&gt;twice the right&amp;apos;s exercise price, the company said.&lt;br/&gt; <text:s text:c="3"/>The dividend distribution will be made March 31, 1987,&lt;br/&gt;payable to shareholders of record on that date. The rights will&lt;br/&gt;expire ten years later on March 31, 1987, the company said.&lt;br/&gt; <text:s text:c="3"/>Pubco said the rights are not being distributed in response&lt;br/&gt;to any specific effort to change control of Pubco, and the&lt;br/&gt;board is not aware of any such effort.&lt;br/&gt; Reuter&lt;br/&gt;</text:p>
          </table:table-cell>
          <table:table-cell office:value-type="string">
            <text:p>Convertible bond</text:p>
          </table:table-cell>
          <table:table-cell office:value-type="string">
            <text:p>Mining industry of Ghana</text:p>
          </table:table-cell>
          <table:table-cell office:value-type="string">
            <text:p>http://en.wikipedia.org/wiki/Convertible_bond</text:p>
          </table:table-cell>
          <table:table-cell office:value-type="string">
            <text:p>http://en.wikipedia.org/wiki/Mining_industry_of_Gha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3];&quot;,&quot;;[.AC153];&quot;,&quot;; TEXT([.AK153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G1MJUNU8LZ66GOLC108L8J3V5SI2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E6GDHDM25L8XIB43G8E76OE616OEL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4:19 GMT 2012</text:p>
          </table:table-cell>
          <table:table-cell office:value-type="string">
            <text:p>Thu Jun 28 23:44:33 GMT 2012</text:p>
          </table:table-cell>
          <table:table-cell office:value-type="string">
            <text:p>Thu Jul 05 16:44:33 PDT 2012</text:p>
          </table:table-cell>
          <table:table-cell office:value-type="string">
            <text:p>Thu Jun 28 18:09:18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560">
            <text:p>3560</text:p>
          </table:table-cell>
          <table:table-cell office:value-type="string">
            <text:p>PUBCO &amp;lt;PUBO&amp;gt; DECLARES DIVIDEND RIGHT&lt;br/&gt;&lt;br/&gt; <text:s text:c="3"/>CLEVELAND, March 20 - Pubco Corp said its board declared a&lt;br/&gt;dividend distribution of one common stock purchase right on&lt;br/&gt;each outstanding share of Pubco&amp;apos;s common stock.&lt;br/&gt; <text:s text:c="3"/>It said each right will entitle shareholders to buy one&lt;br/&gt;share of common stock at an exercise price of three dlrs.&lt;br/&gt; <text:s text:c="3"/>The rights will be exercisable only if a person or group&lt;br/&gt;acquires 20 pct or more of Pubco&amp;apos;s common stock or announces a&lt;br/&gt;tender which would result in ownership by a person or group of&lt;br/&gt;20 pct or more of the common stock, the company said.&lt;br/&gt; <text:s text:c="3"/>Pubco said it will be entitled to redeem the rights at 0.1&lt;br/&gt;cts per right at any time before a 20 pct position has been&lt;br/&gt;acquired and afterward in certain circumstances. It said the&lt;br/&gt;exercise price will be substantially reduced in the event of an&lt;br/&gt;acquisition of 25 pct or more of common stock.&lt;br/&gt; <text:s text:c="3"/>If Pubco is acquired in a merger or other transaction, each&lt;br/&gt;right will entitle its holder to purchase, at the right&amp;apos;s&lt;br/&gt;then-current exercise price, a number of the acquiring&lt;br/&gt;company&amp;apos;s common shares having a market value at that time of&lt;br/&gt;twice the right&amp;apos;s exercise price, the company said.&lt;br/&gt; <text:s text:c="3"/>The dividend distribution will be made March 31, 1987,&lt;br/&gt;payable to shareholders of record on that date. The rights will&lt;br/&gt;expire ten years later on March 31, 1987, the company said.&lt;br/&gt; <text:s text:c="3"/>Pubco said the rights are not being distributed in response&lt;br/&gt;to any specific effort to change control of Pubco, and the&lt;br/&gt;board is not aware of any such effort.&lt;br/&gt; Reuter&lt;br/&gt;</text:p>
          </table:table-cell>
          <table:table-cell office:value-type="string">
            <text:p>Convertible bond</text:p>
          </table:table-cell>
          <table:table-cell office:value-type="string">
            <text:p>Mining industry of Ghana</text:p>
          </table:table-cell>
          <table:table-cell office:value-type="string">
            <text:p>http://en.wikipedia.org/wiki/Convertible_bond</text:p>
          </table:table-cell>
          <table:table-cell office:value-type="string">
            <text:p>http://en.wikipedia.org/wiki/Mining_industry_of_Gha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4];&quot;,&quot;;[.AC154];&quot;,&quot;; TEXT([.AK15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GRO9Z6KW4ZMP85MY1CFY0ONNMD5E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4PFCD45XCET2MGS0U9NBTGP6BLZX8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3:54 GMT 2012</text:p>
          </table:table-cell>
          <table:table-cell office:value-type="string">
            <text:p>Fri Jun 29 00:14:12 GMT 2012</text:p>
          </table:table-cell>
          <table:table-cell office:value-type="string">
            <text:p>Thu Jul 05 17:14:12 PDT 2012</text:p>
          </table:table-cell>
          <table:table-cell office:value-type="string">
            <text:p>Thu Jun 28 18:16:26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151">
            <text:p>8151</text:p>
          </table:table-cell>
          <table:table-cell office:value-type="string">
            <text:p>JAPAN MINISTRY HAS NO COMMENT ON RICE TALKS REPORT&lt;br/&gt;&lt;br/&gt; <text:s text:c="3"/>TOKYO, April 9 - The Agriculture Ministry declined comment&lt;br/&gt;on a local newspaper report that Japan had agreed to hold talks&lt;br/&gt;on its closed rice market in the new GATT round.&lt;br/&gt; <text:s text:c="3"/>&amp;quot;We have no idea about the report and cannot comment,&amp;quot; a&lt;br/&gt;spokesman told Reuters.&lt;br/&gt; <text:s text:c="3"/>Nihon Keizai Shinbun, quoting unnamed government sources,&lt;br/&gt;said Japan would tell U.S. Agriculture Secretary Richard Lyng&lt;br/&gt;and U.S. Trade Representative Clayton Yeutter of its&lt;br/&gt;intentions. The two are due to visit Japan later this month for&lt;br/&gt;farm talks.&lt;br/&gt; <text:s text:c="3"/>The U.S. Has been pressing Japan to discuss the rice issue&lt;br/&gt;at the new round of General Agreement on Tariffs and Trade&lt;br/&gt;talks. But Japan has said GATT is not the right forum.&lt;br/&gt; <text:s text:c="3"/>Imports of rice to Japan are banned under the Foodstuff&lt;br/&gt;Control Act.&lt;br/&gt; <text:s text:c="3"/>Nihon Keizai said Japan&amp;apos;s plan resulted from worries about&lt;br/&gt;mounting trade tension with the U.S. At the GATT talks, Japan&lt;br/&gt;will try to persuade the U.S. That its rice policy is&lt;br/&gt;justified, it said.&lt;br/&gt; <text:s text:c="3"/>The 93-nation world trade body began the Uruguay trade&lt;br/&gt;round last September. It will take four years to negotiate.&lt;br/&gt; REUTER&lt;br/&gt;</text:p>
          </table:table-cell>
          <table:table-cell office:value-type="string">
            <text:p>Canada–Mali relations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Canada–Mali_relations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5];&quot;,&quot;;[.AC155];&quot;,&quot;; TEXT([.AK155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GRO9Z6KW4ZMP85MY1CFY0ONNMD5E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8SLWSBRI8IUQBMZGIAH0TLB5WBE26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7:42 GMT 2012</text:p>
          </table:table-cell>
          <table:table-cell office:value-type="string">
            <text:p>Thu Jun 28 23:38:03 GMT 2012</text:p>
          </table:table-cell>
          <table:table-cell office:value-type="string">
            <text:p>Thu Jul 05 16:38:03 PDT 2012</text:p>
          </table:table-cell>
          <table:table-cell office:value-type="string">
            <text:p>Thu Jun 28 18:16:26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151">
            <text:p>8151</text:p>
          </table:table-cell>
          <table:table-cell office:value-type="string">
            <text:p>JAPAN MINISTRY HAS NO COMMENT ON RICE TALKS REPORT&lt;br/&gt;&lt;br/&gt; <text:s text:c="3"/>TOKYO, April 9 - The Agriculture Ministry declined comment&lt;br/&gt;on a local newspaper report that Japan had agreed to hold talks&lt;br/&gt;on its closed rice market in the new GATT round.&lt;br/&gt; <text:s text:c="3"/>&amp;quot;We have no idea about the report and cannot comment,&amp;quot; a&lt;br/&gt;spokesman told Reuters.&lt;br/&gt; <text:s text:c="3"/>Nihon Keizai Shinbun, quoting unnamed government sources,&lt;br/&gt;said Japan would tell U.S. Agriculture Secretary Richard Lyng&lt;br/&gt;and U.S. Trade Representative Clayton Yeutter of its&lt;br/&gt;intentions. The two are due to visit Japan later this month for&lt;br/&gt;farm talks.&lt;br/&gt; <text:s text:c="3"/>The U.S. Has been pressing Japan to discuss the rice issue&lt;br/&gt;at the new round of General Agreement on Tariffs and Trade&lt;br/&gt;talks. But Japan has said GATT is not the right forum.&lt;br/&gt; <text:s text:c="3"/>Imports of rice to Japan are banned under the Foodstuff&lt;br/&gt;Control Act.&lt;br/&gt; <text:s text:c="3"/>Nihon Keizai said Japan&amp;apos;s plan resulted from worries about&lt;br/&gt;mounting trade tension with the U.S. At the GATT talks, Japan&lt;br/&gt;will try to persuade the U.S. That its rice policy is&lt;br/&gt;justified, it said.&lt;br/&gt; <text:s text:c="3"/>The 93-nation world trade body began the Uruguay trade&lt;br/&gt;round last September. It will take four years to negotiate.&lt;br/&gt; REUTER&lt;br/&gt;</text:p>
          </table:table-cell>
          <table:table-cell office:value-type="string">
            <text:p>Canada–Mali relations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Canada–Mali_relations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6];&quot;,&quot;;[.AC156];&quot;,&quot;; TEXT([.AK156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GRO9Z6KW4ZMP85MY1CFY0ONNMD5E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QB2D21O3W5XW97UW292SYEPN319FC</text:p>
          </table:table-cell>
          <table:table-cell office:value-type="string">
            <text:p>ARX0S1CIDJLOX</text:p>
          </table:table-cell>
          <table:table-cell office:value-type="string">
            <text:p>Approved</text:p>
          </table:table-cell>
          <table:table-cell office:value-type="string">
            <text:p>Fri Jun 29 00:07:20 GMT 2012</text:p>
          </table:table-cell>
          <table:table-cell office:value-type="string">
            <text:p>Fri Jun 29 00:09:22 GMT 2012</text:p>
          </table:table-cell>
          <table:table-cell office:value-type="string">
            <text:p>Thu Jul 05 17:09:22 PDT 2012</text:p>
          </table:table-cell>
          <table:table-cell office:value-type="string">
            <text:p>Thu Jun 28 18:16:26 PDT 2012</text:p>
          </table:table-cell>
          <table:table-cell table:number-columns-repeated="2"/>
          <table:table-cell office:value-type="float" office:value="122">
            <text:p>122</text:p>
          </table:table-cell>
          <table:table-cell table:number-columns-repeated="3" office:value-type="string">
            <text:p>100% (8/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151">
            <text:p>8151</text:p>
          </table:table-cell>
          <table:table-cell office:value-type="string">
            <text:p>JAPAN MINISTRY HAS NO COMMENT ON RICE TALKS REPORT&lt;br/&gt;&lt;br/&gt; <text:s text:c="3"/>TOKYO, April 9 - The Agriculture Ministry declined comment&lt;br/&gt;on a local newspaper report that Japan had agreed to hold talks&lt;br/&gt;on its closed rice market in the new GATT round.&lt;br/&gt; <text:s text:c="3"/>&amp;quot;We have no idea about the report and cannot comment,&amp;quot; a&lt;br/&gt;spokesman told Reuters.&lt;br/&gt; <text:s text:c="3"/>Nihon Keizai Shinbun, quoting unnamed government sources,&lt;br/&gt;said Japan would tell U.S. Agriculture Secretary Richard Lyng&lt;br/&gt;and U.S. Trade Representative Clayton Yeutter of its&lt;br/&gt;intentions. The two are due to visit Japan later this month for&lt;br/&gt;farm talks.&lt;br/&gt; <text:s text:c="3"/>The U.S. Has been pressing Japan to discuss the rice issue&lt;br/&gt;at the new round of General Agreement on Tariffs and Trade&lt;br/&gt;talks. But Japan has said GATT is not the right forum.&lt;br/&gt; <text:s text:c="3"/>Imports of rice to Japan are banned under the Foodstuff&lt;br/&gt;Control Act.&lt;br/&gt; <text:s text:c="3"/>Nihon Keizai said Japan&amp;apos;s plan resulted from worries about&lt;br/&gt;mounting trade tension with the U.S. At the GATT talks, Japan&lt;br/&gt;will try to persuade the U.S. That its rice policy is&lt;br/&gt;justified, it said.&lt;br/&gt; <text:s text:c="3"/>The 93-nation world trade body began the Uruguay trade&lt;br/&gt;round last September. It will take four years to negotiate.&lt;br/&gt; REUTER&lt;br/&gt;</text:p>
          </table:table-cell>
          <table:table-cell office:value-type="string">
            <text:p>Canada–Mali relations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Canada–Mali_relations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57];&quot;,&quot;;[.AC157];&quot;,&quot;; TEXT([.AK157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HAPW1INMHGY5D78UK26JFMFFFJI5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5PX2Q45UUKQ374SP6SN08OG2CCTBE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4:38 GMT 2012</text:p>
          </table:table-cell>
          <table:table-cell office:value-type="string">
            <text:p>Fri Jun 29 00:34:54 GMT 2012</text:p>
          </table:table-cell>
          <table:table-cell office:value-type="string">
            <text:p>Thu Jul 05 17:34:54 PDT 2012</text:p>
          </table:table-cell>
          <table:table-cell office:value-type="string">
            <text:p>Thu Jun 28 18:09:54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534">
            <text:p>2534</text:p>
          </table:table-cell>
          <table:table-cell office:value-type="string">
            <text:p>JAPAN FEBRUARY CURRENT ACCOUNT, TRADE SURPLUS JUMP&lt;br/&gt;&lt;br/&gt; <text:s text:c="3"/>TOKYO, March 27 - Japan&amp;apos;s current account surplus rose to&lt;br/&gt;7.38 billion dlrs in February from 3.89 billion a year ago and&lt;br/&gt;from 4.95 billion in January, the Finance Ministry said.&lt;br/&gt; <text:s text:c="3"/>The trade surplus rose to 8.14 billion dlrs in February&lt;br/&gt;from 4.77 billion a year earlier and 5.70 billion in January.&lt;br/&gt; <text:s text:c="3"/>The long-term capital account deficit widened to 11.40&lt;br/&gt;billion dlrs from 8.06 billion a year ago, but it narrowed from&lt;br/&gt;12.32 billion in January, the Ministry said.&lt;br/&gt; <text:s text:c="3"/>Japan&amp;apos;s February exports rose to 16.74 billion dlrs from&lt;br/&gt;14.89 billion in February 1986 and from 14.65 billion in&lt;br/&gt;January, the Ministry said. Imports fell to 8.61 billion from&lt;br/&gt;10.12 billion a year earlier and 8.94 billion in January.&lt;br/&gt; <text:s text:c="3"/>The invisible trade deficit fell to 617 mln dlrs in&lt;br/&gt;February from 693 mln a year earlier, but was up from a 527 mln&lt;br/&gt;deficit in January.&lt;br/&gt; <text:s text:c="3"/>Figures do not tally exactly because of rounding.&lt;br/&gt; <text:s text:c="3"/>Transfer payments narrowed to a 140 mln dlr deficit last&lt;br/&gt;month from a 185 mln deficit a year earlier and a 225 mln&lt;br/&gt;deficit in January.&lt;br/&gt; <text:s text:c="3"/>The basic balance of payments deficit in February fell to&lt;br/&gt;4.02 billion dlrs from 4.17 billion in February 1986 and 7.37&lt;br/&gt;billion in January. Short-term capital account payments swung&lt;br/&gt;to a 1.28 billion dlr deficit in February from a 1.60 billion&lt;br/&gt;surplus a year earlier and a 1.44 billion dlr surplus in&lt;br/&gt;January.&lt;br/&gt; <text:s text:c="3"/>Errors and omissions were 2.65 billion dlrs in surplus,&lt;br/&gt;compared with a 1.27 billion surplus a year earlier and a 1.10&lt;br/&gt;billion deficit in January. The overall balance of payments&lt;br/&gt;deficit rose to 2.65 billion dlrs from 1.30 billion a year&lt;br/&gt;earlier but was down from 7.04 billion in January.&lt;br/&gt; <text:s text:c="3"/>The seasonally adjusted trade surplus fell to 9.16 billion&lt;br/&gt;dlrs in February from the record 9.58 billion in January, the&lt;br/&gt;Ministry said.&lt;br/&gt; <text:s text:c="3"/>The seasonally adjusted current account surplus also&lt;br/&gt;dropped to 8.4 billion dlrs in February from the record 8.83&lt;br/&gt;billion set in January.&lt;br/&gt; REUTER&lt;br/&gt;</text:p>
          </table:table-cell>
          <table:table-cell office:value-type="string">
            <text:p>International public opinion on the war in Afghanistan</text:p>
          </table:table-cell>
          <table:table-cell office:value-type="string">
            <text:p>Balance of payments</text:p>
          </table:table-cell>
          <table:table-cell office:value-type="string">
            <text:p>http://en.wikipedia.org/wiki/International_public_opinion_on_the_war_in_Afghanistan</text:p>
          </table:table-cell>
          <table:table-cell office:value-type="string">
            <text:p>http://en.wikipedia.org/wiki/Balance_of_pay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8];&quot;,&quot;;[.AC158];&quot;,&quot;; TEXT([.AK15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HAPW1INMHGY5D78UK26JFMFFFJI5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WEEGOOGQSCMLRYF925I2UU02Z0EE7</text:p>
          </table:table-cell>
          <table:table-cell office:value-type="string">
            <text:p>A2AM9D21A7KEZF</text:p>
          </table:table-cell>
          <table:table-cell office:value-type="string">
            <text:p>Approved</text:p>
          </table:table-cell>
          <table:table-cell office:value-type="string">
            <text:p>Thu Jun 28 23:09:31 GMT 2012</text:p>
          </table:table-cell>
          <table:table-cell office:value-type="string">
            <text:p>Thu Jun 28 23:09:44 GMT 2012</text:p>
          </table:table-cell>
          <table:table-cell office:value-type="string">
            <text:p>Thu Jul 05 16:09:44 PDT 2012</text:p>
          </table:table-cell>
          <table:table-cell office:value-type="string">
            <text:p>Thu Jun 28 18:09:54 PDT 201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 office:value-type="string">
            <text:p>100% (4/4)</text:p>
          </table:table-cell>
          <table:table-cell office:value-type="string">
            <text:p>100% (3/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534">
            <text:p>2534</text:p>
          </table:table-cell>
          <table:table-cell office:value-type="string">
            <text:p>JAPAN FEBRUARY CURRENT ACCOUNT, TRADE SURPLUS JUMP&lt;br/&gt;&lt;br/&gt; <text:s text:c="3"/>TOKYO, March 27 - Japan&amp;apos;s current account surplus rose to&lt;br/&gt;7.38 billion dlrs in February from 3.89 billion a year ago and&lt;br/&gt;from 4.95 billion in January, the Finance Ministry said.&lt;br/&gt; <text:s text:c="3"/>The trade surplus rose to 8.14 billion dlrs in February&lt;br/&gt;from 4.77 billion a year earlier and 5.70 billion in January.&lt;br/&gt; <text:s text:c="3"/>The long-term capital account deficit widened to 11.40&lt;br/&gt;billion dlrs from 8.06 billion a year ago, but it narrowed from&lt;br/&gt;12.32 billion in January, the Ministry said.&lt;br/&gt; <text:s text:c="3"/>Japan&amp;apos;s February exports rose to 16.74 billion dlrs from&lt;br/&gt;14.89 billion in February 1986 and from 14.65 billion in&lt;br/&gt;January, the Ministry said. Imports fell to 8.61 billion from&lt;br/&gt;10.12 billion a year earlier and 8.94 billion in January.&lt;br/&gt; <text:s text:c="3"/>The invisible trade deficit fell to 617 mln dlrs in&lt;br/&gt;February from 693 mln a year earlier, but was up from a 527 mln&lt;br/&gt;deficit in January.&lt;br/&gt; <text:s text:c="3"/>Figures do not tally exactly because of rounding.&lt;br/&gt; <text:s text:c="3"/>Transfer payments narrowed to a 140 mln dlr deficit last&lt;br/&gt;month from a 185 mln deficit a year earlier and a 225 mln&lt;br/&gt;deficit in January.&lt;br/&gt; <text:s text:c="3"/>The basic balance of payments deficit in February fell to&lt;br/&gt;4.02 billion dlrs from 4.17 billion in February 1986 and 7.37&lt;br/&gt;billion in January. Short-term capital account payments swung&lt;br/&gt;to a 1.28 billion dlr deficit in February from a 1.60 billion&lt;br/&gt;surplus a year earlier and a 1.44 billion dlr surplus in&lt;br/&gt;January.&lt;br/&gt; <text:s text:c="3"/>Errors and omissions were 2.65 billion dlrs in surplus,&lt;br/&gt;compared with a 1.27 billion surplus a year earlier and a 1.10&lt;br/&gt;billion deficit in January. The overall balance of payments&lt;br/&gt;deficit rose to 2.65 billion dlrs from 1.30 billion a year&lt;br/&gt;earlier but was down from 7.04 billion in January.&lt;br/&gt; <text:s text:c="3"/>The seasonally adjusted trade surplus fell to 9.16 billion&lt;br/&gt;dlrs in February from the record 9.58 billion in January, the&lt;br/&gt;Ministry said.&lt;br/&gt; <text:s text:c="3"/>The seasonally adjusted current account surplus also&lt;br/&gt;dropped to 8.4 billion dlrs in February from the record 8.83&lt;br/&gt;billion set in January.&lt;br/&gt; REUTER&lt;br/&gt;</text:p>
          </table:table-cell>
          <table:table-cell office:value-type="string">
            <text:p>International public opinion on the war in Afghanistan</text:p>
          </table:table-cell>
          <table:table-cell office:value-type="string">
            <text:p>Balance of payments</text:p>
          </table:table-cell>
          <table:table-cell office:value-type="string">
            <text:p>http://en.wikipedia.org/wiki/International_public_opinion_on_the_war_in_Afghanistan</text:p>
          </table:table-cell>
          <table:table-cell office:value-type="string">
            <text:p>http://en.wikipedia.org/wiki/Balance_of_pay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59];&quot;,&quot;;[.AC159];&quot;,&quot;; TEXT([.AK159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HAPW1INMHGY5D78UK26JFMFFFJI5S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Z5OBDDP8PJWZ31IF7DBBQ391BL4F9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08:31 GMT 2012</text:p>
          </table:table-cell>
          <table:table-cell office:value-type="string">
            <text:p>Thu Jun 28 23:09:00 GMT 2012</text:p>
          </table:table-cell>
          <table:table-cell office:value-type="string">
            <text:p>Thu Jul 05 16:09:00 PDT 2012</text:p>
          </table:table-cell>
          <table:table-cell office:value-type="string">
            <text:p>Thu Jun 28 18:16:24 PDT 201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534">
            <text:p>2534</text:p>
          </table:table-cell>
          <table:table-cell office:value-type="string">
            <text:p>JAPAN FEBRUARY CURRENT ACCOUNT, TRADE SURPLUS JUMP&lt;br/&gt;&lt;br/&gt; <text:s text:c="3"/>TOKYO, March 27 - Japan&amp;apos;s current account surplus rose to&lt;br/&gt;7.38 billion dlrs in February from 3.89 billion a year ago and&lt;br/&gt;from 4.95 billion in January, the Finance Ministry said.&lt;br/&gt; <text:s text:c="3"/>The trade surplus rose to 8.14 billion dlrs in February&lt;br/&gt;from 4.77 billion a year earlier and 5.70 billion in January.&lt;br/&gt; <text:s text:c="3"/>The long-term capital account deficit widened to 11.40&lt;br/&gt;billion dlrs from 8.06 billion a year ago, but it narrowed from&lt;br/&gt;12.32 billion in January, the Ministry said.&lt;br/&gt; <text:s text:c="3"/>Japan&amp;apos;s February exports rose to 16.74 billion dlrs from&lt;br/&gt;14.89 billion in February 1986 and from 14.65 billion in&lt;br/&gt;January, the Ministry said. Imports fell to 8.61 billion from&lt;br/&gt;10.12 billion a year earlier and 8.94 billion in January.&lt;br/&gt; <text:s text:c="3"/>The invisible trade deficit fell to 617 mln dlrs in&lt;br/&gt;February from 693 mln a year earlier, but was up from a 527 mln&lt;br/&gt;deficit in January.&lt;br/&gt; <text:s text:c="3"/>Figures do not tally exactly because of rounding.&lt;br/&gt; <text:s text:c="3"/>Transfer payments narrowed to a 140 mln dlr deficit last&lt;br/&gt;month from a 185 mln deficit a year earlier and a 225 mln&lt;br/&gt;deficit in January.&lt;br/&gt; <text:s text:c="3"/>The basic balance of payments deficit in February fell to&lt;br/&gt;4.02 billion dlrs from 4.17 billion in February 1986 and 7.37&lt;br/&gt;billion in January. Short-term capital account payments swung&lt;br/&gt;to a 1.28 billion dlr deficit in February from a 1.60 billion&lt;br/&gt;surplus a year earlier and a 1.44 billion dlr surplus in&lt;br/&gt;January.&lt;br/&gt; <text:s text:c="3"/>Errors and omissions were 2.65 billion dlrs in surplus,&lt;br/&gt;compared with a 1.27 billion surplus a year earlier and a 1.10&lt;br/&gt;billion deficit in January. The overall balance of payments&lt;br/&gt;deficit rose to 2.65 billion dlrs from 1.30 billion a year&lt;br/&gt;earlier but was down from 7.04 billion in January.&lt;br/&gt; <text:s text:c="3"/>The seasonally adjusted trade surplus fell to 9.16 billion&lt;br/&gt;dlrs in February from the record 9.58 billion in January, the&lt;br/&gt;Ministry said.&lt;br/&gt; <text:s text:c="3"/>The seasonally adjusted current account surplus also&lt;br/&gt;dropped to 8.4 billion dlrs in February from the record 8.83&lt;br/&gt;billion set in January.&lt;br/&gt; REUTER&lt;br/&gt;</text:p>
          </table:table-cell>
          <table:table-cell office:value-type="string">
            <text:p>International public opinion on the war in Afghanistan</text:p>
          </table:table-cell>
          <table:table-cell office:value-type="string">
            <text:p>Balance of payments</text:p>
          </table:table-cell>
          <table:table-cell office:value-type="string">
            <text:p>http://en.wikipedia.org/wiki/International_public_opinion_on_the_war_in_Afghanistan</text:p>
          </table:table-cell>
          <table:table-cell office:value-type="string">
            <text:p>http://en.wikipedia.org/wiki/Balance_of_pay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0];&quot;,&quot;;[.AC160];&quot;,&quot;; TEXT([.AK16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HY5R98D8J3VTGKXZ3EYKG3MCBTFV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Z4GJ2D21O3WK655QZGSQ2KYG0WD7S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6:31 GMT 2012</text:p>
          </table:table-cell>
          <table:table-cell office:value-type="string">
            <text:p>Thu Jun 28 23:56:46 GMT 2012</text:p>
          </table:table-cell>
          <table:table-cell office:value-type="string">
            <text:p>Thu Jul 05 16:56:46 PDT 2012</text:p>
          </table:table-cell>
          <table:table-cell office:value-type="string">
            <text:p>Thu Jun 28 18:16:25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536">
            <text:p>7536</text:p>
          </table:table-cell>
          <table:table-cell office:value-type="string">
            <text:p>EIA SAYS DISTILLATE STOCKS UNCHANGED IN WEEK&lt;br/&gt;&lt;br/&gt; <text:s text:c="3"/>WASHINGTON, April 8 - Distillate fuel stocks held in&lt;br/&gt;primary storage were unchanged in the week ended April three at&lt;br/&gt;106.9 mln barrels, the Energy Information Administration (EIA)&lt;br/&gt;said.&lt;br/&gt; <text:s text:c="3"/>In its weekly petroleum status report, the Department of&lt;br/&gt;Energy agency said gasoline stocks were off 200,000 barrels in&lt;br/&gt;the week to 248.1 mln barrels and refinery crude oil stocks&lt;br/&gt;rose 6.3 mln barrels to 335.8 mln.&lt;br/&gt; <text:s text:c="3"/>The EIA said residual fuel stocks fell 100,000 barrels to&lt;br/&gt;38.1 mln barrels and crude oil stocks in the Strategic&lt;br/&gt;Petroleum Reserve (SPR) rose 1.1 mln barrels to 520.0 mln.&lt;br/&gt; <text:s text:c="3"/>The total of all crude, refined product and SPR stocks rose&lt;br/&gt;9.4 mln barrels to 1,561.1, it said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Global strategic petroleum reserves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Global_strategic_petroleum_reserv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1];&quot;,&quot;;[.AC161];&quot;,&quot;; TEXT([.AK161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HY5R98D8J3VTGKXZ3EYKG3MCBTFV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IKV7WGKCCVL0C0FADDHIPQ4EKZT3N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1:05 GMT 2012</text:p>
          </table:table-cell>
          <table:table-cell office:value-type="string">
            <text:p>Fri Jun 29 00:31:26 GMT 2012</text:p>
          </table:table-cell>
          <table:table-cell office:value-type="string">
            <text:p>Thu Jul 05 17:31:26 PDT 2012</text:p>
          </table:table-cell>
          <table:table-cell office:value-type="string">
            <text:p>Thu Jun 28 18:16:25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536">
            <text:p>7536</text:p>
          </table:table-cell>
          <table:table-cell office:value-type="string">
            <text:p>EIA SAYS DISTILLATE STOCKS UNCHANGED IN WEEK&lt;br/&gt;&lt;br/&gt; <text:s text:c="3"/>WASHINGTON, April 8 - Distillate fuel stocks held in&lt;br/&gt;primary storage were unchanged in the week ended April three at&lt;br/&gt;106.9 mln barrels, the Energy Information Administration (EIA)&lt;br/&gt;said.&lt;br/&gt; <text:s text:c="3"/>In its weekly petroleum status report, the Department of&lt;br/&gt;Energy agency said gasoline stocks were off 200,000 barrels in&lt;br/&gt;the week to 248.1 mln barrels and refinery crude oil stocks&lt;br/&gt;rose 6.3 mln barrels to 335.8 mln.&lt;br/&gt; <text:s text:c="3"/>The EIA said residual fuel stocks fell 100,000 barrels to&lt;br/&gt;38.1 mln barrels and crude oil stocks in the Strategic&lt;br/&gt;Petroleum Reserve (SPR) rose 1.1 mln barrels to 520.0 mln.&lt;br/&gt; <text:s text:c="3"/>The total of all crude, refined product and SPR stocks rose&lt;br/&gt;9.4 mln barrels to 1,561.1, it said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Global strategic petroleum reserves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Global_strategic_petroleum_reserv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2];&quot;,&quot;;[.AC162];&quot;,&quot;; TEXT([.AK162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HY5R98D8J3VTGKXZ3EYKG3MCBTFV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I0MQU6L5OBVRRPW47VAQJF7I5CEXH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52:14 GMT 2012</text:p>
          </table:table-cell>
          <table:table-cell office:value-type="string">
            <text:p>Thu Jun 28 23:52:37 GMT 2012</text:p>
          </table:table-cell>
          <table:table-cell office:value-type="string">
            <text:p>Thu Jul 05 16:52:37 PDT 2012</text:p>
          </table:table-cell>
          <table:table-cell office:value-type="string">
            <text:p>Thu Jun 28 18:16:25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536">
            <text:p>7536</text:p>
          </table:table-cell>
          <table:table-cell office:value-type="string">
            <text:p>EIA SAYS DISTILLATE STOCKS UNCHANGED IN WEEK&lt;br/&gt;&lt;br/&gt; <text:s text:c="3"/>WASHINGTON, April 8 - Distillate fuel stocks held in&lt;br/&gt;primary storage were unchanged in the week ended April three at&lt;br/&gt;106.9 mln barrels, the Energy Information Administration (EIA)&lt;br/&gt;said.&lt;br/&gt; <text:s text:c="3"/>In its weekly petroleum status report, the Department of&lt;br/&gt;Energy agency said gasoline stocks were off 200,000 barrels in&lt;br/&gt;the week to 248.1 mln barrels and refinery crude oil stocks&lt;br/&gt;rose 6.3 mln barrels to 335.8 mln.&lt;br/&gt; <text:s text:c="3"/>The EIA said residual fuel stocks fell 100,000 barrels to&lt;br/&gt;38.1 mln barrels and crude oil stocks in the Strategic&lt;br/&gt;Petroleum Reserve (SPR) rose 1.1 mln barrels to 520.0 mln.&lt;br/&gt; <text:s text:c="3"/>The total of all crude, refined product and SPR stocks rose&lt;br/&gt;9.4 mln barrels to 1,561.1, it said.&lt;br/&gt; Reuter&lt;br/&gt;</text:p>
          </table:table-cell>
          <table:table-cell office:value-type="string">
            <text:p>Gasoline and diesel usage and pricing</text:p>
          </table:table-cell>
          <table:table-cell office:value-type="string">
            <text:p>Global strategic petroleum reserves</text:p>
          </table:table-cell>
          <table:table-cell office:value-type="string">
            <text:p>http://en.wikipedia.org/wiki/Gasoline_and_diesel_usage_and_pricing</text:p>
          </table:table-cell>
          <table:table-cell office:value-type="string">
            <text:p>http://en.wikipedia.org/wiki/Global_strategic_petroleum_reserv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3];&quot;,&quot;;[.AC163];&quot;,&quot;; TEXT([.AK163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IUSTMOFXRDSJR06L84N5JFM1SVRU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XLBJ3MMDX5F4GBB9U8BHMDXQTADZL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6:47 GMT 2012</text:p>
          </table:table-cell>
          <table:table-cell office:value-type="string">
            <text:p>Fri Jun 29 00:06:56 GMT 2012</text:p>
          </table:table-cell>
          <table:table-cell office:value-type="string">
            <text:p>Thu Jul 05 17:06:56 PDT 2012</text:p>
          </table:table-cell>
          <table:table-cell office:value-type="string">
            <text:p>Thu Jun 28 18:09:37 PDT 2012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0961">
            <text:p>10961</text:p>
          </table:table-cell>
          <table:table-cell office:value-type="string">
            <text:p>JAPAN SEES NEED TO ACT QUICKLY ON TRADE CRISIS&lt;br/&gt;&lt;br/&gt; <text:s text:c="3"/>TOKYO, April 21 - Japan is faced with a mounting crisis&lt;br/&gt;over its huge trade surplus and recognizes that it must act&lt;br/&gt;more quickly to refocus its export driven economy, a senior&lt;br/&gt;Foreign Ministry official said.&lt;br/&gt; <text:s text:c="3"/>&amp;quot;The sense of crisis among the Japanese public as well as&lt;br/&gt;the government is increasing,&amp;quot; Deputy Director General Hiroshi&lt;br/&gt;Hirabayashi told reporters. &amp;quot;The need to accelerate the efforts&lt;br/&gt;(to restructure the economy) is well recognized.&amp;quot;&lt;br/&gt; <text:s text:c="3"/>Hirabayashi said that gradual progress had been made to&lt;br/&gt;refocus the Japanese economy, but admitted that it might not&lt;br/&gt;seem all that spectacular to foreign observers.&lt;br/&gt; <text:s text:c="3"/>Difficulties had been encountered in implementing the&lt;br/&gt;so-called Maekawa report since it was unveiled a year ago, he&lt;br/&gt;said. But, he added, foreign governments should appreciate the&lt;br/&gt;efforts that have been made.&lt;br/&gt; <text:s text:c="3"/>The report, named for its principal author, former Bank of&lt;br/&gt;Japan governor Haruo Maekawa, called for a shift in Japan&amp;apos;s&lt;br/&gt;economy away from its dependence on exports for growth. The&lt;br/&gt;Japanese cabinet today reviewed progress made since its&lt;br/&gt;release.&lt;br/&gt; <text:s text:c="3"/>According to Hirabayashi, Prime Minister Yasuhiro Nakasone&lt;br/&gt;told his fellow ministers that Japan must follow the direction&lt;br/&gt;set out by Maekawa and urged them to make efforts to achieve&lt;br/&gt;it.&lt;br/&gt; <text:s text:c="3"/>Foreign Minister Tadashi Kuranari added that not enough had&lt;br/&gt;been done to publicize the action Japan was taking to refocus&lt;br/&gt;its economy.&lt;br/&gt; <text:s text:c="3"/>Listing some of those actions, Hirabayashi said imports of&lt;br/&gt;manufactured goods have increased, interest rates have fallen,&lt;br/&gt;and coal, steel and non-ferrous metal output have been reduced.&lt;br/&gt; <text:s text:c="3"/>He expressed hope that Japan will act more quickly in the&lt;br/&gt;future to implement the report and scoffed at a suggestion that&lt;br/&gt;it would take ten years for Maekawa&amp;apos;s goals to be met.&lt;br/&gt; <text:s text:c="3"/>&amp;quot;It will not take very much time to fulfill the (goals) set&lt;br/&gt;out by the Maekawa report,&amp;quot; he said.&lt;br/&gt; REUTER&lt;br/&gt;</text:p>
          </table:table-cell>
          <table:table-cell office:value-type="string">
            <text:p>Temasek Holdings' investments</text:p>
          </table:table-cell>
          <table:table-cell office:value-type="string">
            <text:p>Friderich Martens</text:p>
          </table:table-cell>
          <table:table-cell office:value-type="string">
            <text:p>http://en.wikipedia.org/wiki/Temasek_Holdings'_investments</text:p>
          </table:table-cell>
          <table:table-cell office:value-type="string">
            <text:p>http://en.wikipedia.org/wiki/Friderich_Marten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4];&quot;,&quot;;[.AC164];&quot;,&quot;; TEXT([.AK164];&quot;#&quot;))" office:value-type="string" office:string-value="LAU_ET_AL,TRACER,1">
            <text:p>LAU_ET_AL,TRACER,1</text:p>
          </table:table-cell>
          <table:table-cell table:number-columns-repeated="10"/>
        </table:table-row>
        <table:table-row table:style-name="ro1">
          <table:table-cell office:value-type="string">
            <text:p>2IUSTMOFXRDSJR06L84N5JFM1SVRU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HYO33FDEY5C35OQN1Q3GCRFNNHR0C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08:14 GMT 2012</text:p>
          </table:table-cell>
          <table:table-cell office:value-type="string">
            <text:p>Fri Jun 29 00:08:40 GMT 2012</text:p>
          </table:table-cell>
          <table:table-cell office:value-type="string">
            <text:p>Thu Jul 05 17:08:40 PDT 2012</text:p>
          </table:table-cell>
          <table:table-cell office:value-type="string">
            <text:p>Thu Jun 28 18:09:36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0961">
            <text:p>10961</text:p>
          </table:table-cell>
          <table:table-cell office:value-type="string">
            <text:p>JAPAN SEES NEED TO ACT QUICKLY ON TRADE CRISIS&lt;br/&gt;&lt;br/&gt; <text:s text:c="3"/>TOKYO, April 21 - Japan is faced with a mounting crisis&lt;br/&gt;over its huge trade surplus and recognizes that it must act&lt;br/&gt;more quickly to refocus its export driven economy, a senior&lt;br/&gt;Foreign Ministry official said.&lt;br/&gt; <text:s text:c="3"/>&amp;quot;The sense of crisis among the Japanese public as well as&lt;br/&gt;the government is increasing,&amp;quot; Deputy Director General Hiroshi&lt;br/&gt;Hirabayashi told reporters. &amp;quot;The need to accelerate the efforts&lt;br/&gt;(to restructure the economy) is well recognized.&amp;quot;&lt;br/&gt; <text:s text:c="3"/>Hirabayashi said that gradual progress had been made to&lt;br/&gt;refocus the Japanese economy, but admitted that it might not&lt;br/&gt;seem all that spectacular to foreign observers.&lt;br/&gt; <text:s text:c="3"/>Difficulties had been encountered in implementing the&lt;br/&gt;so-called Maekawa report since it was unveiled a year ago, he&lt;br/&gt;said. But, he added, foreign governments should appreciate the&lt;br/&gt;efforts that have been made.&lt;br/&gt; <text:s text:c="3"/>The report, named for its principal author, former Bank of&lt;br/&gt;Japan governor Haruo Maekawa, called for a shift in Japan&amp;apos;s&lt;br/&gt;economy away from its dependence on exports for growth. The&lt;br/&gt;Japanese cabinet today reviewed progress made since its&lt;br/&gt;release.&lt;br/&gt; <text:s text:c="3"/>According to Hirabayashi, Prime Minister Yasuhiro Nakasone&lt;br/&gt;told his fellow ministers that Japan must follow the direction&lt;br/&gt;set out by Maekawa and urged them to make efforts to achieve&lt;br/&gt;it.&lt;br/&gt; <text:s text:c="3"/>Foreign Minister Tadashi Kuranari added that not enough had&lt;br/&gt;been done to publicize the action Japan was taking to refocus&lt;br/&gt;its economy.&lt;br/&gt; <text:s text:c="3"/>Listing some of those actions, Hirabayashi said imports of&lt;br/&gt;manufactured goods have increased, interest rates have fallen,&lt;br/&gt;and coal, steel and non-ferrous metal output have been reduced.&lt;br/&gt; <text:s text:c="3"/>He expressed hope that Japan will act more quickly in the&lt;br/&gt;future to implement the report and scoffed at a suggestion that&lt;br/&gt;it would take ten years for Maekawa&amp;apos;s goals to be met.&lt;br/&gt; <text:s text:c="3"/>&amp;quot;It will not take very much time to fulfill the (goals) set&lt;br/&gt;out by the Maekawa report,&amp;quot; he said.&lt;br/&gt; REUTER&lt;br/&gt;</text:p>
          </table:table-cell>
          <table:table-cell office:value-type="string">
            <text:p>Temasek Holdings' investments</text:p>
          </table:table-cell>
          <table:table-cell office:value-type="string">
            <text:p>Friderich Martens</text:p>
          </table:table-cell>
          <table:table-cell office:value-type="string">
            <text:p>http://en.wikipedia.org/wiki/Temasek_Holdings'_investments</text:p>
          </table:table-cell>
          <table:table-cell office:value-type="string">
            <text:p>http://en.wikipedia.org/wiki/Friderich_Marten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5];&quot;,&quot;;[.AC165];&quot;,&quot;; TEXT([.AK165];&quot;#&quot;))" office:value-type="string" office:string-value="LAU_ET_AL,TRACER,1">
            <text:p>LAU_ET_AL,TRACER,1</text:p>
          </table:table-cell>
          <table:table-cell table:number-columns-repeated="10"/>
        </table:table-row>
        <table:table-row table:style-name="ro1">
          <table:table-cell office:value-type="string">
            <text:p>2IUSTMOFXRDSJR06L84N5JFM1SVRU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VQHVI44OS2K03WIUOQSJAP5DCD5Z6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30:25 GMT 2012</text:p>
          </table:table-cell>
          <table:table-cell office:value-type="string">
            <text:p>Fri Jun 29 00:30:55 GMT 2012</text:p>
          </table:table-cell>
          <table:table-cell office:value-type="string">
            <text:p>Thu Jul 05 17:30:55 PDT 2012</text:p>
          </table:table-cell>
          <table:table-cell office:value-type="string">
            <text:p>Thu Jun 28 18:09:37 PDT 201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0961">
            <text:p>10961</text:p>
          </table:table-cell>
          <table:table-cell office:value-type="string">
            <text:p>JAPAN SEES NEED TO ACT QUICKLY ON TRADE CRISIS&lt;br/&gt;&lt;br/&gt; <text:s text:c="3"/>TOKYO, April 21 - Japan is faced with a mounting crisis&lt;br/&gt;over its huge trade surplus and recognizes that it must act&lt;br/&gt;more quickly to refocus its export driven economy, a senior&lt;br/&gt;Foreign Ministry official said.&lt;br/&gt; <text:s text:c="3"/>&amp;quot;The sense of crisis among the Japanese public as well as&lt;br/&gt;the government is increasing,&amp;quot; Deputy Director General Hiroshi&lt;br/&gt;Hirabayashi told reporters. &amp;quot;The need to accelerate the efforts&lt;br/&gt;(to restructure the economy) is well recognized.&amp;quot;&lt;br/&gt; <text:s text:c="3"/>Hirabayashi said that gradual progress had been made to&lt;br/&gt;refocus the Japanese economy, but admitted that it might not&lt;br/&gt;seem all that spectacular to foreign observers.&lt;br/&gt; <text:s text:c="3"/>Difficulties had been encountered in implementing the&lt;br/&gt;so-called Maekawa report since it was unveiled a year ago, he&lt;br/&gt;said. But, he added, foreign governments should appreciate the&lt;br/&gt;efforts that have been made.&lt;br/&gt; <text:s text:c="3"/>The report, named for its principal author, former Bank of&lt;br/&gt;Japan governor Haruo Maekawa, called for a shift in Japan&amp;apos;s&lt;br/&gt;economy away from its dependence on exports for growth. The&lt;br/&gt;Japanese cabinet today reviewed progress made since its&lt;br/&gt;release.&lt;br/&gt; <text:s text:c="3"/>According to Hirabayashi, Prime Minister Yasuhiro Nakasone&lt;br/&gt;told his fellow ministers that Japan must follow the direction&lt;br/&gt;set out by Maekawa and urged them to make efforts to achieve&lt;br/&gt;it.&lt;br/&gt; <text:s text:c="3"/>Foreign Minister Tadashi Kuranari added that not enough had&lt;br/&gt;been done to publicize the action Japan was taking to refocus&lt;br/&gt;its economy.&lt;br/&gt; <text:s text:c="3"/>Listing some of those actions, Hirabayashi said imports of&lt;br/&gt;manufactured goods have increased, interest rates have fallen,&lt;br/&gt;and coal, steel and non-ferrous metal output have been reduced.&lt;br/&gt; <text:s text:c="3"/>He expressed hope that Japan will act more quickly in the&lt;br/&gt;future to implement the report and scoffed at a suggestion that&lt;br/&gt;it would take ten years for Maekawa&amp;apos;s goals to be met.&lt;br/&gt; <text:s text:c="3"/>&amp;quot;It will not take very much time to fulfill the (goals) set&lt;br/&gt;out by the Maekawa report,&amp;quot; he said.&lt;br/&gt; REUTER&lt;br/&gt;</text:p>
          </table:table-cell>
          <table:table-cell office:value-type="string">
            <text:p>Temasek Holdings' investments</text:p>
          </table:table-cell>
          <table:table-cell office:value-type="string">
            <text:p>Friderich Martens</text:p>
          </table:table-cell>
          <table:table-cell office:value-type="string">
            <text:p>http://en.wikipedia.org/wiki/Temasek_Holdings'_investments</text:p>
          </table:table-cell>
          <table:table-cell office:value-type="string">
            <text:p>http://en.wikipedia.org/wiki/Friderich_Marten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66];&quot;,&quot;;[.AC166];&quot;,&quot;; TEXT([.AK166];&quot;#&quot;))" office:value-type="string" office:string-value="LAU_ET_AL,TRACER,1">
            <text:p>LAU_ET_AL,TRACER,1</text:p>
          </table:table-cell>
          <table:table-cell table:number-columns-repeated="10"/>
        </table:table-row>
        <table:table-row table:style-name="ro1">
          <table:table-cell office:value-type="string">
            <text:p>2J2YEPLSP75K0VU1QDFAPQEQVACRX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S9PCGJ2D21OI5T2OAAPXSI2M9QB55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0:59 GMT 2012</text:p>
          </table:table-cell>
          <table:table-cell office:value-type="string">
            <text:p>Fri Jun 29 00:01:11 GMT 2012</text:p>
          </table:table-cell>
          <table:table-cell office:value-type="string">
            <text:p>Thu Jul 05 17:01:11 PDT 2012</text:p>
          </table:table-cell>
          <table:table-cell office:value-type="string">
            <text:p>Thu Jun 28 18:09:51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189">
            <text:p>10189</text:p>
          </table:table-cell>
          <table:table-cell office:value-type="string">
            <text:p>SWISS SIGHT DEPOSITS RISE 3.10 BILLION FRANCS&lt;br/&gt;&lt;br/&gt; <text:s text:c="3"/>ZURICH, March 2 - Sight deposits by commercial banks at the&lt;br/&gt;Swiss National Bank rose by 3.10 billion Swiss francs to 10.53&lt;br/&gt;billion in the last 10 days of February, the National Bank&lt;br/&gt;said.&lt;br/&gt; <text:s text:c="3"/>Foreign exchange reserves fell 3.06 billion francs to 30.64&lt;br/&gt;billion.&lt;br/&gt; <text:s text:c="3"/>Sight deposits are an important measure of Swiss money&lt;br/&gt;market liquidity.&lt;br/&gt; <text:s text:c="3"/>The decline in foreign exchange reserves reflected the&lt;br/&gt;dismantling of swap arrangements, the National Bank said.&lt;br/&gt; <text:s text:c="3"/>Banknotes in circulation rose by 834 mln francs to 24.79&lt;br/&gt;billion while other deposits on call - mainly government funds&lt;br/&gt;- fell 1.60 billion francs to 1.04 billion.&lt;br/&gt; REUTER&lt;br/&gt;</text:p>
          </table:table-cell>
          <table:table-cell office:value-type="string">
            <text:p>Causes of the Holodomor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Causes_of_the_Holodomor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7];&quot;,&quot;;[.AC167];&quot;,&quot;; TEXT([.AK167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J2YEPLSP75K0VU1QDFAPQEQVACRX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YC5UFJ51Y7QTXNK50J1KSTMQQ9C94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4:36 GMT 2012</text:p>
          </table:table-cell>
          <table:table-cell office:value-type="string">
            <text:p>Fri Jun 29 00:14:53 GMT 2012</text:p>
          </table:table-cell>
          <table:table-cell office:value-type="string">
            <text:p>Thu Jul 05 17:14:53 PDT 2012</text:p>
          </table:table-cell>
          <table:table-cell office:value-type="string">
            <text:p>Thu Jun 28 18:09:52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189">
            <text:p>10189</text:p>
          </table:table-cell>
          <table:table-cell office:value-type="string">
            <text:p>SWISS SIGHT DEPOSITS RISE 3.10 BILLION FRANCS&lt;br/&gt;&lt;br/&gt; <text:s text:c="3"/>ZURICH, March 2 - Sight deposits by commercial banks at the&lt;br/&gt;Swiss National Bank rose by 3.10 billion Swiss francs to 10.53&lt;br/&gt;billion in the last 10 days of February, the National Bank&lt;br/&gt;said.&lt;br/&gt; <text:s text:c="3"/>Foreign exchange reserves fell 3.06 billion francs to 30.64&lt;br/&gt;billion.&lt;br/&gt; <text:s text:c="3"/>Sight deposits are an important measure of Swiss money&lt;br/&gt;market liquidity.&lt;br/&gt; <text:s text:c="3"/>The decline in foreign exchange reserves reflected the&lt;br/&gt;dismantling of swap arrangements, the National Bank said.&lt;br/&gt; <text:s text:c="3"/>Banknotes in circulation rose by 834 mln francs to 24.79&lt;br/&gt;billion while other deposits on call - mainly government funds&lt;br/&gt;- fell 1.60 billion francs to 1.04 billion.&lt;br/&gt; REUTER&lt;br/&gt;</text:p>
          </table:table-cell>
          <table:table-cell office:value-type="string">
            <text:p>Causes of the Holodomor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Causes_of_the_Holodomor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8];&quot;,&quot;;[.AC168];&quot;,&quot;; TEXT([.AK16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J2YEPLSP75K0VU1QDFAPQEQVACRX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CD92HECWA6XI7CHJPRCX5KXR4SKJI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9:23 GMT 2012</text:p>
          </table:table-cell>
          <table:table-cell office:value-type="string">
            <text:p>Thu Jun 28 23:30:09 GMT 2012</text:p>
          </table:table-cell>
          <table:table-cell office:value-type="string">
            <text:p>Thu Jul 05 16:30:09 PDT 2012</text:p>
          </table:table-cell>
          <table:table-cell office:value-type="string">
            <text:p>Thu Jun 28 18:09:51 PDT 2012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189">
            <text:p>10189</text:p>
          </table:table-cell>
          <table:table-cell office:value-type="string">
            <text:p>SWISS SIGHT DEPOSITS RISE 3.10 BILLION FRANCS&lt;br/&gt;&lt;br/&gt; <text:s text:c="3"/>ZURICH, March 2 - Sight deposits by commercial banks at the&lt;br/&gt;Swiss National Bank rose by 3.10 billion Swiss francs to 10.53&lt;br/&gt;billion in the last 10 days of February, the National Bank&lt;br/&gt;said.&lt;br/&gt; <text:s text:c="3"/>Foreign exchange reserves fell 3.06 billion francs to 30.64&lt;br/&gt;billion.&lt;br/&gt; <text:s text:c="3"/>Sight deposits are an important measure of Swiss money&lt;br/&gt;market liquidity.&lt;br/&gt; <text:s text:c="3"/>The decline in foreign exchange reserves reflected the&lt;br/&gt;dismantling of swap arrangements, the National Bank said.&lt;br/&gt; <text:s text:c="3"/>Banknotes in circulation rose by 834 mln francs to 24.79&lt;br/&gt;billion while other deposits on call - mainly government funds&lt;br/&gt;- fell 1.60 billion francs to 1.04 billion.&lt;br/&gt; REUTER&lt;br/&gt;</text:p>
          </table:table-cell>
          <table:table-cell office:value-type="string">
            <text:p>Causes of the Holodomor</text:p>
          </table:table-cell>
          <table:table-cell office:value-type="string">
            <text:p>Federal Reserve System</text:p>
          </table:table-cell>
          <table:table-cell office:value-type="string">
            <text:p>http://en.wikipedia.org/wiki/Causes_of_the_Holodomor</text:p>
          </table:table-cell>
          <table:table-cell office:value-type="string">
            <text:p>http://en.wikipedia.org/wiki/Federal_Reserve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69];&quot;,&quot;;[.AC169];&quot;,&quot;; TEXT([.AK169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J9CJK63ZVE3W0OP1S1QHJL5RU09Y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UU74J79KQW6GHB9D4OFKD45ZNQJHF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2:47 GMT 2012</text:p>
          </table:table-cell>
          <table:table-cell office:value-type="string">
            <text:p>Fri Jun 29 00:13:29 GMT 2012</text:p>
          </table:table-cell>
          <table:table-cell office:value-type="string">
            <text:p>Thu Jul 05 17:13:29 PDT 2012</text:p>
          </table:table-cell>
          <table:table-cell office:value-type="string">
            <text:p>Thu Jun 28 18:09:30 PDT 2012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914">
            <text:p>2914</text:p>
          </table:table-cell>
          <table:table-cell office:value-type="string">
            <text:p>OECD CONSUMER PRICES RISE IN FEBRUARY&lt;br/&gt;&lt;br/&gt; <text:s text:c="3"/>PARIS, April 17 - Consumer prices in the countries of the&lt;br/&gt;Organisation for Economic Cooperation and Development (OECD)&lt;br/&gt;rose 0.3 pct in February and inflation rose to 2.4 pct&lt;br/&gt;year-on-year, the OECD said in a communique.&lt;br/&gt; <text:s text:c="3"/>The OECD attributed the rise in consumer prices to the&lt;br/&gt;effects of the February 1986 drop in energy prices working&lt;br/&gt;their way out of the index. The February increase was less than&lt;br/&gt;Janauary&amp;apos;s 0.4 pct increase but slightly above the average for&lt;br/&gt;the later months of 1986.&lt;br/&gt; <text:s text:c="3"/>Inflation in the 24 western industrialised nations in&lt;br/&gt;January was a revised 1.9 pct year-on-year. &lt;br/&gt; <text:s text:c="3"/>Retail energy prices rose by 0.3 pct, less than January&amp;apos;s&lt;br/&gt;1.1 pct increase. Energy prices for consumers were still nine&lt;br/&gt;pct lower than a year earlier, it said.&lt;br/&gt; <text:s text:c="3"/>Consumer prices excluding food and energy rose 0.3 pct in&lt;br/&gt;February, in line with previous months, although there has been&lt;br/&gt;some acceleration noticeable in the U.S. And Britain.&lt;br/&gt; <text:s text:c="3"/>Among the leading seven industrial countries, consumer&lt;br/&gt;price inflation was highest in Italy at 4.2 pct, followed by&lt;br/&gt;Canada at 4.0 pct, Britain at 3.9 pct, France at 3.4 pct, the&lt;br/&gt;U.S. At 2.1 pct and West Germany and Japan with negative rates&lt;br/&gt;of 0.5 pct and 1.4 pct respectively.&lt;br/&gt; REUTER&lt;br/&gt;</text:p>
          </table:table-cell>
          <table:table-cell office:value-type="string">
            <text:p>Scott Williamson (hiker)</text:p>
          </table:table-cell>
          <table:table-cell office:value-type="string">
            <text:p>Communications Workers of America v. Beck</text:p>
          </table:table-cell>
          <table:table-cell office:value-type="string">
            <text:p>http://en.wikipedia.org/wiki/Scott_Williamson_(hiker)</text:p>
          </table:table-cell>
          <table:table-cell office:value-type="string">
            <text:p>http://en.wikipedia.org/wiki/Communications_Workers_of_America_v._Bec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0];&quot;,&quot;;[.AC170];&quot;,&quot;; TEXT([.AK170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J9CJK63ZVE3W0OP1S1QHJL5RU09Y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62VKI62NJQ2GGQ4GJHHEBKLE6OLTR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5:28 GMT 2012</text:p>
          </table:table-cell>
          <table:table-cell office:value-type="string">
            <text:p>Thu Jun 28 23:46:01 GMT 2012</text:p>
          </table:table-cell>
          <table:table-cell office:value-type="string">
            <text:p>Thu Jul 05 16:46:01 PDT 2012</text:p>
          </table:table-cell>
          <table:table-cell office:value-type="string">
            <text:p>Thu Jun 28 18:09:30 PDT 2012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914">
            <text:p>2914</text:p>
          </table:table-cell>
          <table:table-cell office:value-type="string">
            <text:p>OECD CONSUMER PRICES RISE IN FEBRUARY&lt;br/&gt;&lt;br/&gt; <text:s text:c="3"/>PARIS, April 17 - Consumer prices in the countries of the&lt;br/&gt;Organisation for Economic Cooperation and Development (OECD)&lt;br/&gt;rose 0.3 pct in February and inflation rose to 2.4 pct&lt;br/&gt;year-on-year, the OECD said in a communique.&lt;br/&gt; <text:s text:c="3"/>The OECD attributed the rise in consumer prices to the&lt;br/&gt;effects of the February 1986 drop in energy prices working&lt;br/&gt;their way out of the index. The February increase was less than&lt;br/&gt;Janauary&amp;apos;s 0.4 pct increase but slightly above the average for&lt;br/&gt;the later months of 1986.&lt;br/&gt; <text:s text:c="3"/>Inflation in the 24 western industrialised nations in&lt;br/&gt;January was a revised 1.9 pct year-on-year. &lt;br/&gt; <text:s text:c="3"/>Retail energy prices rose by 0.3 pct, less than January&amp;apos;s&lt;br/&gt;1.1 pct increase. Energy prices for consumers were still nine&lt;br/&gt;pct lower than a year earlier, it said.&lt;br/&gt; <text:s text:c="3"/>Consumer prices excluding food and energy rose 0.3 pct in&lt;br/&gt;February, in line with previous months, although there has been&lt;br/&gt;some acceleration noticeable in the U.S. And Britain.&lt;br/&gt; <text:s text:c="3"/>Among the leading seven industrial countries, consumer&lt;br/&gt;price inflation was highest in Italy at 4.2 pct, followed by&lt;br/&gt;Canada at 4.0 pct, Britain at 3.9 pct, France at 3.4 pct, the&lt;br/&gt;U.S. At 2.1 pct and West Germany and Japan with negative rates&lt;br/&gt;of 0.5 pct and 1.4 pct respectively.&lt;br/&gt; REUTER&lt;br/&gt;</text:p>
          </table:table-cell>
          <table:table-cell office:value-type="string">
            <text:p>Scott Williamson (hiker)</text:p>
          </table:table-cell>
          <table:table-cell office:value-type="string">
            <text:p>Communications Workers of America v. Beck</text:p>
          </table:table-cell>
          <table:table-cell office:value-type="string">
            <text:p>http://en.wikipedia.org/wiki/Scott_Williamson_(hiker)</text:p>
          </table:table-cell>
          <table:table-cell office:value-type="string">
            <text:p>http://en.wikipedia.org/wiki/Communications_Workers_of_America_v._Bec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1];&quot;,&quot;;[.AC171];&quot;,&quot;; TEXT([.AK171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J9CJK63ZVE3W0OP1S1QHJL5RU09YG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W0JIA0RYNJ9HW7PTAWBUJTUJ9572B</text:p>
          </table:table-cell>
          <table:table-cell office:value-type="string">
            <text:p>APKO12PP5J5LW</text:p>
          </table:table-cell>
          <table:table-cell office:value-type="string">
            <text:p>Approved</text:p>
          </table:table-cell>
          <table:table-cell office:value-type="string">
            <text:p>Thu Jun 28 22:41:12 GMT 2012</text:p>
          </table:table-cell>
          <table:table-cell office:value-type="string">
            <text:p>Thu Jun 28 22:41:45 GMT 2012</text:p>
          </table:table-cell>
          <table:table-cell office:value-type="string">
            <text:p>Thu Jul 05 15:41:45 PDT 2012</text:p>
          </table:table-cell>
          <table:table-cell office:value-type="string">
            <text:p>Thu Jun 28 18:09:31 PDT 2012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 office:value-type="string">
            <text:p>100% (5/5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914">
            <text:p>2914</text:p>
          </table:table-cell>
          <table:table-cell office:value-type="string">
            <text:p>OECD CONSUMER PRICES RISE IN FEBRUARY&lt;br/&gt;&lt;br/&gt; <text:s text:c="3"/>PARIS, April 17 - Consumer prices in the countries of the&lt;br/&gt;Organisation for Economic Cooperation and Development (OECD)&lt;br/&gt;rose 0.3 pct in February and inflation rose to 2.4 pct&lt;br/&gt;year-on-year, the OECD said in a communique.&lt;br/&gt; <text:s text:c="3"/>The OECD attributed the rise in consumer prices to the&lt;br/&gt;effects of the February 1986 drop in energy prices working&lt;br/&gt;their way out of the index. The February increase was less than&lt;br/&gt;Janauary&amp;apos;s 0.4 pct increase but slightly above the average for&lt;br/&gt;the later months of 1986.&lt;br/&gt; <text:s text:c="3"/>Inflation in the 24 western industrialised nations in&lt;br/&gt;January was a revised 1.9 pct year-on-year. &lt;br/&gt; <text:s text:c="3"/>Retail energy prices rose by 0.3 pct, less than January&amp;apos;s&lt;br/&gt;1.1 pct increase. Energy prices for consumers were still nine&lt;br/&gt;pct lower than a year earlier, it said.&lt;br/&gt; <text:s text:c="3"/>Consumer prices excluding food and energy rose 0.3 pct in&lt;br/&gt;February, in line with previous months, although there has been&lt;br/&gt;some acceleration noticeable in the U.S. And Britain.&lt;br/&gt; <text:s text:c="3"/>Among the leading seven industrial countries, consumer&lt;br/&gt;price inflation was highest in Italy at 4.2 pct, followed by&lt;br/&gt;Canada at 4.0 pct, Britain at 3.9 pct, France at 3.4 pct, the&lt;br/&gt;U.S. At 2.1 pct and West Germany and Japan with negative rates&lt;br/&gt;of 0.5 pct and 1.4 pct respectively.&lt;br/&gt; REUTER&lt;br/&gt;</text:p>
          </table:table-cell>
          <table:table-cell office:value-type="string">
            <text:p>Scott Williamson (hiker)</text:p>
          </table:table-cell>
          <table:table-cell office:value-type="string">
            <text:p>Communications Workers of America v. Beck</text:p>
          </table:table-cell>
          <table:table-cell office:value-type="string">
            <text:p>http://en.wikipedia.org/wiki/Scott_Williamson_(hiker)</text:p>
          </table:table-cell>
          <table:table-cell office:value-type="string">
            <text:p>http://en.wikipedia.org/wiki/Communications_Workers_of_America_v._Beck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2];&quot;,&quot;;[.AC172];&quot;,&quot;; TEXT([.AK17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JME6AUBXHWSWG3QGJMB7WDRLOR2Y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RNWAVKI62NJ5BPC9909YH6BMWNRJJ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1:13 GMT 2012</text:p>
          </table:table-cell>
          <table:table-cell office:value-type="string">
            <text:p>Fri Jun 29 00:11:23 GMT 2012</text:p>
          </table:table-cell>
          <table:table-cell office:value-type="string">
            <text:p>Thu Jul 05 17:11:23 PDT 2012</text:p>
          </table:table-cell>
          <table:table-cell office:value-type="string">
            <text:p>Thu Jun 28 18:09:49 PDT 20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647">
            <text:p>7647</text:p>
          </table:table-cell>
          <table:table-cell office:value-type="string">
            <text:p>U.S. ECONOMY SLOWDOWN RAISES RECESSION FEARS&lt;br/&gt; <text:s text:c="3"/>By Kenneth Barry, Reuters&lt;br/&gt;&lt;br/&gt; <text:s text:c="3"/>WASHINGTON, June 19 - The economy faces lackluster growth&lt;br/&gt;and the risk of recession this year if the recent improvement&lt;br/&gt;in U.S. exports should falter, economists say.&lt;br/&gt; <text:s text:c="3"/>Growth will slow sharply in the next months due to weakness&lt;br/&gt;in the key housing and auto sectors and could be further&lt;br/&gt;hampered unless consumer spending picks up, they say.&lt;br/&gt; <text:s text:c="3"/>&amp;quot;These factors raise the question: Is there enough strength&lt;br/&gt;to keep the economy from tipping into a recession?&amp;quot; said Lyle&lt;br/&gt;Gramley, chief economist of the Mortgage Bankers&lt;br/&gt;Association and a former Federal Reserve Board official.&lt;br/&gt; <text:s text:c="3"/>The Commerce Department said this week that the economy&lt;br/&gt;grew by a robust 4.8 pct annual rate in the first quarter, but&lt;br/&gt;a U.S. monetary official called it a weak report.&lt;br/&gt; <text:s text:c="3"/>Housing starts fell 2.7 pct in May, and consumer spending&lt;br/&gt;rose a weak 0.1 per cent.&lt;br/&gt; <text:s text:c="3"/>&amp;quot;Our two largest visible industries -- autos and housing --&lt;br/&gt;are faltering, but exports are picking up some of the slack, &amp;quot;&lt;br/&gt;Martin Mauro, senior economist for Merrill Lynch Economics,&lt;br/&gt;told Reuters.&lt;br/&gt; <text:s text:c="3"/>Gramley said he is worried that consumer spending may slow&lt;br/&gt;because inflation is rising faster than real wages.&lt;br/&gt; <text:s text:c="3"/>To offset this, U.S. exports must continue to rise,&lt;br/&gt;returning enough jobs to the manufacturing sector to boost&lt;br/&gt;personal income and consumption, he says.&lt;br/&gt; <text:s text:c="3"/>&amp;quot;I expect to see enough improvement in real net exports to&lt;br/&gt;keep a recession from happening, but it is a close call,&amp;quot;&lt;br/&gt;Gramley said.&lt;br/&gt; <text:s text:c="3"/>Federal Reserve Board Governor Martha Seger told reporters&lt;br/&gt;that the apparent strength in the 4.8 pct growth figure was the&lt;br/&gt;result of a temporary buildup in inventories that will not last&lt;br/&gt;and said the recovery was showing anemia.&lt;br/&gt; <text:s text:c="3"/>Seger said that with the recovery stumbling along, &amp;quot;The pace&lt;br/&gt;of the economy and the lack of robustness must be factored into&lt;br/&gt;monetary policy&amp;quot; - possibly a signal that the Fed will be&lt;br/&gt;accommodative.&lt;br/&gt; <text:s text:c="3"/>Most economists predict growth slower than the 3 pct&lt;br/&gt;forecast by the Reagan administration for 1987 and warn that if&lt;br/&gt;the dollar drops suddenly, higher inflation will result and add&lt;br/&gt;to the risk of a recession.&lt;br/&gt; <text:s text:c="3"/>Mauro said a 0.5 pct rise in industrial production in May&lt;br/&gt;came despite cutbacks in output in the auto industry, where an&lt;br/&gt;inventory overhang still exists.&lt;br/&gt; <text:s text:c="3"/>He says the boost in production came from smaller&lt;br/&gt;industries like paper, chemicals, and lumber which have&lt;br/&gt;improved sales overseas due to the drop in the dollar.&lt;br/&gt; <text:s text:c="3"/>&amp;quot;They are not going to be enough for any kind of surge in&lt;br/&gt;economic activity, but I think they will keep us out of a&lt;br/&gt;recession,&amp;quot; Mauro said.&lt;br/&gt; <text:s text:c="3"/>In a speech to financial planners this week, Beryl&lt;br/&gt;Sprinkel, the chief White House economic adviser, predicted the&lt;br/&gt;trade deficit will continue to improve.&lt;br/&gt; <text:s text:c="3"/>&amp;quot;Prospects for continued economic growth through 1987 and&lt;br/&gt;into 1988 are still quite favorable,&amp;quot; he said.&lt;br/&gt; <text:s text:c="3"/>But private economists raise concerns about a resurgence in&lt;br/&gt;inflation.&lt;br/&gt; <text:s text:c="3"/>Allen Sinai, chief economist at Shearson Lehman Brothers&lt;br/&gt;Inc., told Congress this week that inflation would rise to 4.5&lt;br/&gt;to five pct this year and stay at that level through 1989 after&lt;br/&gt;a 1.1 pct increase in 1986.&lt;br/&gt; <text:s text:c="3"/>The rise is coming from a sharply lower dollar, higher oil&lt;br/&gt;and energy prices and rising prices for services, he said.&lt;br/&gt; <text:s text:c="3"/>&amp;quot;The lesson of history is that once the inflation genie gets&lt;br/&gt;out of the bottle, it continues to persist,&amp;quot; he said, adding he&lt;br/&gt;would like the Fed to tighten credit.&lt;br/&gt; <text:s text:c="3"/>A major factor affecting inflation is the value of the&lt;br/&gt;dollar, which should continue to fall and feed inflation, says&lt;br/&gt;a prominent international banker.&lt;br/&gt; <text:s text:c="3"/>Rainer Gut, chairman of Credit Suisse, told the National&lt;br/&gt;Press Club that the dollar&amp;apos;s downward trend against the yen and&lt;br/&gt;the mark will continue for years because the United States is&lt;br/&gt;the world&amp;apos;s largest debtor nation.&lt;br/&gt; <text:s text:c="3"/>The Swiss banker said the economic indicators point to a&lt;br/&gt;further slackening of activity and called naive the belief that&lt;br/&gt;the five-year boom on world equity markets will go on forever.&lt;br/&gt;&amp;quot;It is very difficult to be optimistic,&amp;quot; Gut said.&lt;br/&gt; Reuter&lt;br/&gt;</text:p>
          </table:table-cell>
          <table:table-cell office:value-type="string">
            <text:p>Nationalization of oil supplies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Nationalization_of_oil_supplie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3];&quot;,&quot;;[.AC173];&quot;,&quot;; TEXT([.AK173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JME6AUBXHWSWG3QGJMB7WDRLOR2Y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8SLWSBRI8IUQBMZGIAH0TLB5WA2ET</text:p>
          </table:table-cell>
          <table:table-cell office:value-type="string">
            <text:p>A2Q5992OUQIKNQ</text:p>
          </table:table-cell>
          <table:table-cell office:value-type="string">
            <text:p>Approved</text:p>
          </table:table-cell>
          <table:table-cell office:value-type="string">
            <text:p>Thu Jun 28 23:15:00 GMT 2012</text:p>
          </table:table-cell>
          <table:table-cell office:value-type="string">
            <text:p>Thu Jun 28 23:19:06 GMT 2012</text:p>
          </table:table-cell>
          <table:table-cell office:value-type="string">
            <text:p>Thu Jul 05 16:19:06 PDT 2012</text:p>
          </table:table-cell>
          <table:table-cell office:value-type="string">
            <text:p>Thu Jun 28 18:09:49 PDT 2012</text:p>
          </table:table-cell>
          <table:table-cell table:number-columns-repeated="2"/>
          <table:table-cell office:value-type="float" office:value="246">
            <text:p>246</text:p>
          </table:table-cell>
          <table:table-cell table:number-columns-repeated="3" office:value-type="string">
            <text:p>100% (5/5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647">
            <text:p>7647</text:p>
          </table:table-cell>
          <table:table-cell office:value-type="string">
            <text:p>U.S. ECONOMY SLOWDOWN RAISES RECESSION FEARS&lt;br/&gt; <text:s text:c="3"/>By Kenneth Barry, Reuters&lt;br/&gt;&lt;br/&gt; <text:s text:c="3"/>WASHINGTON, June 19 - The economy faces lackluster growth&lt;br/&gt;and the risk of recession this year if the recent improvement&lt;br/&gt;in U.S. exports should falter, economists say.&lt;br/&gt; <text:s text:c="3"/>Growth will slow sharply in the next months due to weakness&lt;br/&gt;in the key housing and auto sectors and could be further&lt;br/&gt;hampered unless consumer spending picks up, they say.&lt;br/&gt; <text:s text:c="3"/>&amp;quot;These factors raise the question: Is there enough strength&lt;br/&gt;to keep the economy from tipping into a recession?&amp;quot; said Lyle&lt;br/&gt;Gramley, chief economist of the Mortgage Bankers&lt;br/&gt;Association and a former Federal Reserve Board official.&lt;br/&gt; <text:s text:c="3"/>The Commerce Department said this week that the economy&lt;br/&gt;grew by a robust 4.8 pct annual rate in the first quarter, but&lt;br/&gt;a U.S. monetary official called it a weak report.&lt;br/&gt; <text:s text:c="3"/>Housing starts fell 2.7 pct in May, and consumer spending&lt;br/&gt;rose a weak 0.1 per cent.&lt;br/&gt; <text:s text:c="3"/>&amp;quot;Our two largest visible industries -- autos and housing --&lt;br/&gt;are faltering, but exports are picking up some of the slack, &amp;quot;&lt;br/&gt;Martin Mauro, senior economist for Merrill Lynch Economics,&lt;br/&gt;told Reuters.&lt;br/&gt; <text:s text:c="3"/>Gramley said he is worried that consumer spending may slow&lt;br/&gt;because inflation is rising faster than real wages.&lt;br/&gt; <text:s text:c="3"/>To offset this, U.S. exports must continue to rise,&lt;br/&gt;returning enough jobs to the manufacturing sector to boost&lt;br/&gt;personal income and consumption, he says.&lt;br/&gt; <text:s text:c="3"/>&amp;quot;I expect to see enough improvement in real net exports to&lt;br/&gt;keep a recession from happening, but it is a close call,&amp;quot;&lt;br/&gt;Gramley said.&lt;br/&gt; <text:s text:c="3"/>Federal Reserve Board Governor Martha Seger told reporters&lt;br/&gt;that the apparent strength in the 4.8 pct growth figure was the&lt;br/&gt;result of a temporary buildup in inventories that will not last&lt;br/&gt;and said the recovery was showing anemia.&lt;br/&gt; <text:s text:c="3"/>Seger said that with the recovery stumbling along, &amp;quot;The pace&lt;br/&gt;of the economy and the lack of robustness must be factored into&lt;br/&gt;monetary policy&amp;quot; - possibly a signal that the Fed will be&lt;br/&gt;accommodative.&lt;br/&gt; <text:s text:c="3"/>Most economists predict growth slower than the 3 pct&lt;br/&gt;forecast by the Reagan administration for 1987 and warn that if&lt;br/&gt;the dollar drops suddenly, higher inflation will result and add&lt;br/&gt;to the risk of a recession.&lt;br/&gt; <text:s text:c="3"/>Mauro said a 0.5 pct rise in industrial production in May&lt;br/&gt;came despite cutbacks in output in the auto industry, where an&lt;br/&gt;inventory overhang still exists.&lt;br/&gt; <text:s text:c="3"/>He says the boost in production came from smaller&lt;br/&gt;industries like paper, chemicals, and lumber which have&lt;br/&gt;improved sales overseas due to the drop in the dollar.&lt;br/&gt; <text:s text:c="3"/>&amp;quot;They are not going to be enough for any kind of surge in&lt;br/&gt;economic activity, but I think they will keep us out of a&lt;br/&gt;recession,&amp;quot; Mauro said.&lt;br/&gt; <text:s text:c="3"/>In a speech to financial planners this week, Beryl&lt;br/&gt;Sprinkel, the chief White House economic adviser, predicted the&lt;br/&gt;trade deficit will continue to improve.&lt;br/&gt; <text:s text:c="3"/>&amp;quot;Prospects for continued economic growth through 1987 and&lt;br/&gt;into 1988 are still quite favorable,&amp;quot; he said.&lt;br/&gt; <text:s text:c="3"/>But private economists raise concerns about a resurgence in&lt;br/&gt;inflation.&lt;br/&gt; <text:s text:c="3"/>Allen Sinai, chief economist at Shearson Lehman Brothers&lt;br/&gt;Inc., told Congress this week that inflation would rise to 4.5&lt;br/&gt;to five pct this year and stay at that level through 1989 after&lt;br/&gt;a 1.1 pct increase in 1986.&lt;br/&gt; <text:s text:c="3"/>The rise is coming from a sharply lower dollar, higher oil&lt;br/&gt;and energy prices and rising prices for services, he said.&lt;br/&gt; <text:s text:c="3"/>&amp;quot;The lesson of history is that once the inflation genie gets&lt;br/&gt;out of the bottle, it continues to persist,&amp;quot; he said, adding he&lt;br/&gt;would like the Fed to tighten credit.&lt;br/&gt; <text:s text:c="3"/>A major factor affecting inflation is the value of the&lt;br/&gt;dollar, which should continue to fall and feed inflation, says&lt;br/&gt;a prominent international banker.&lt;br/&gt; <text:s text:c="3"/>Rainer Gut, chairman of Credit Suisse, told the National&lt;br/&gt;Press Club that the dollar&amp;apos;s downward trend against the yen and&lt;br/&gt;the mark will continue for years because the United States is&lt;br/&gt;the world&amp;apos;s largest debtor nation.&lt;br/&gt; <text:s text:c="3"/>The Swiss banker said the economic indicators point to a&lt;br/&gt;further slackening of activity and called naive the belief that&lt;br/&gt;the five-year boom on world equity markets will go on forever.&lt;br/&gt;&amp;quot;It is very difficult to be optimistic,&amp;quot; Gut said.&lt;br/&gt; Reuter&lt;br/&gt;</text:p>
          </table:table-cell>
          <table:table-cell office:value-type="string">
            <text:p>Nationalization of oil supplies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Nationalization_of_oil_supplie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4];&quot;,&quot;;[.AC174];&quot;,&quot;; TEXT([.AK174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JME6AUBXHWSWG3QGJMB7WDRLOR2YI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YV3FDEY5COWFU4W6DZCZFLC86Y2TK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9:55 GMT 2012</text:p>
          </table:table-cell>
          <table:table-cell office:value-type="string">
            <text:p>Thu Jun 28 23:22:40 GMT 2012</text:p>
          </table:table-cell>
          <table:table-cell office:value-type="string">
            <text:p>Thu Jul 05 16:22:40 PDT 2012</text:p>
          </table:table-cell>
          <table:table-cell office:value-type="string">
            <text:p>Thu Jun 28 18:09:49 PDT 2012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7647">
            <text:p>7647</text:p>
          </table:table-cell>
          <table:table-cell office:value-type="string">
            <text:p>U.S. ECONOMY SLOWDOWN RAISES RECESSION FEARS&lt;br/&gt; <text:s text:c="3"/>By Kenneth Barry, Reuters&lt;br/&gt;&lt;br/&gt; <text:s text:c="3"/>WASHINGTON, June 19 - The economy faces lackluster growth&lt;br/&gt;and the risk of recession this year if the recent improvement&lt;br/&gt;in U.S. exports should falter, economists say.&lt;br/&gt; <text:s text:c="3"/>Growth will slow sharply in the next months due to weakness&lt;br/&gt;in the key housing and auto sectors and could be further&lt;br/&gt;hampered unless consumer spending picks up, they say.&lt;br/&gt; <text:s text:c="3"/>&amp;quot;These factors raise the question: Is there enough strength&lt;br/&gt;to keep the economy from tipping into a recession?&amp;quot; said Lyle&lt;br/&gt;Gramley, chief economist of the Mortgage Bankers&lt;br/&gt;Association and a former Federal Reserve Board official.&lt;br/&gt; <text:s text:c="3"/>The Commerce Department said this week that the economy&lt;br/&gt;grew by a robust 4.8 pct annual rate in the first quarter, but&lt;br/&gt;a U.S. monetary official called it a weak report.&lt;br/&gt; <text:s text:c="3"/>Housing starts fell 2.7 pct in May, and consumer spending&lt;br/&gt;rose a weak 0.1 per cent.&lt;br/&gt; <text:s text:c="3"/>&amp;quot;Our two largest visible industries -- autos and housing --&lt;br/&gt;are faltering, but exports are picking up some of the slack, &amp;quot;&lt;br/&gt;Martin Mauro, senior economist for Merrill Lynch Economics,&lt;br/&gt;told Reuters.&lt;br/&gt; <text:s text:c="3"/>Gramley said he is worried that consumer spending may slow&lt;br/&gt;because inflation is rising faster than real wages.&lt;br/&gt; <text:s text:c="3"/>To offset this, U.S. exports must continue to rise,&lt;br/&gt;returning enough jobs to the manufacturing sector to boost&lt;br/&gt;personal income and consumption, he says.&lt;br/&gt; <text:s text:c="3"/>&amp;quot;I expect to see enough improvement in real net exports to&lt;br/&gt;keep a recession from happening, but it is a close call,&amp;quot;&lt;br/&gt;Gramley said.&lt;br/&gt; <text:s text:c="3"/>Federal Reserve Board Governor Martha Seger told reporters&lt;br/&gt;that the apparent strength in the 4.8 pct growth figure was the&lt;br/&gt;result of a temporary buildup in inventories that will not last&lt;br/&gt;and said the recovery was showing anemia.&lt;br/&gt; <text:s text:c="3"/>Seger said that with the recovery stumbling along, &amp;quot;The pace&lt;br/&gt;of the economy and the lack of robustness must be factored into&lt;br/&gt;monetary policy&amp;quot; - possibly a signal that the Fed will be&lt;br/&gt;accommodative.&lt;br/&gt; <text:s text:c="3"/>Most economists predict growth slower than the 3 pct&lt;br/&gt;forecast by the Reagan administration for 1987 and warn that if&lt;br/&gt;the dollar drops suddenly, higher inflation will result and add&lt;br/&gt;to the risk of a recession.&lt;br/&gt; <text:s text:c="3"/>Mauro said a 0.5 pct rise in industrial production in May&lt;br/&gt;came despite cutbacks in output in the auto industry, where an&lt;br/&gt;inventory overhang still exists.&lt;br/&gt; <text:s text:c="3"/>He says the boost in production came from smaller&lt;br/&gt;industries like paper, chemicals, and lumber which have&lt;br/&gt;improved sales overseas due to the drop in the dollar.&lt;br/&gt; <text:s text:c="3"/>&amp;quot;They are not going to be enough for any kind of surge in&lt;br/&gt;economic activity, but I think they will keep us out of a&lt;br/&gt;recession,&amp;quot; Mauro said.&lt;br/&gt; <text:s text:c="3"/>In a speech to financial planners this week, Beryl&lt;br/&gt;Sprinkel, the chief White House economic adviser, predicted the&lt;br/&gt;trade deficit will continue to improve.&lt;br/&gt; <text:s text:c="3"/>&amp;quot;Prospects for continued economic growth through 1987 and&lt;br/&gt;into 1988 are still quite favorable,&amp;quot; he said.&lt;br/&gt; <text:s text:c="3"/>But private economists raise concerns about a resurgence in&lt;br/&gt;inflation.&lt;br/&gt; <text:s text:c="3"/>Allen Sinai, chief economist at Shearson Lehman Brothers&lt;br/&gt;Inc., told Congress this week that inflation would rise to 4.5&lt;br/&gt;to five pct this year and stay at that level through 1989 after&lt;br/&gt;a 1.1 pct increase in 1986.&lt;br/&gt; <text:s text:c="3"/>The rise is coming from a sharply lower dollar, higher oil&lt;br/&gt;and energy prices and rising prices for services, he said.&lt;br/&gt; <text:s text:c="3"/>&amp;quot;The lesson of history is that once the inflation genie gets&lt;br/&gt;out of the bottle, it continues to persist,&amp;quot; he said, adding he&lt;br/&gt;would like the Fed to tighten credit.&lt;br/&gt; <text:s text:c="3"/>A major factor affecting inflation is the value of the&lt;br/&gt;dollar, which should continue to fall and feed inflation, says&lt;br/&gt;a prominent international banker.&lt;br/&gt; <text:s text:c="3"/>Rainer Gut, chairman of Credit Suisse, told the National&lt;br/&gt;Press Club that the dollar&amp;apos;s downward trend against the yen and&lt;br/&gt;the mark will continue for years because the United States is&lt;br/&gt;the world&amp;apos;s largest debtor nation.&lt;br/&gt; <text:s text:c="3"/>The Swiss banker said the economic indicators point to a&lt;br/&gt;further slackening of activity and called naive the belief that&lt;br/&gt;the five-year boom on world equity markets will go on forever.&lt;br/&gt;&amp;quot;It is very difficult to be optimistic,&amp;quot; Gut said.&lt;br/&gt; Reuter&lt;br/&gt;</text:p>
          </table:table-cell>
          <table:table-cell office:value-type="string">
            <text:p>Nationalization of oil supplies</text:p>
          </table:table-cell>
          <table:table-cell office:value-type="string">
            <text:p>Subprime mortgage crisis</text:p>
          </table:table-cell>
          <table:table-cell office:value-type="string">
            <text:p>http://en.wikipedia.org/wiki/Nationalization_of_oil_supplies</text:p>
          </table:table-cell>
          <table:table-cell office:value-type="string">
            <text:p>http://en.wikipedia.org/wiki/Subprime_mortgage_crisi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75];&quot;,&quot;;[.AC175];&quot;,&quot;; TEXT([.AK17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JODG67D1X3VFO85JYB2RE1M7G6AH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9CPFE4EGDHD1BTQFS0N7W6HGAI9JF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9:17 GMT 2012</text:p>
          </table:table-cell>
          <table:table-cell office:value-type="string">
            <text:p>Fri Jun 29 00:09:32 GMT 2012</text:p>
          </table:table-cell>
          <table:table-cell office:value-type="string">
            <text:p>Thu Jul 05 17:09:32 PDT 2012</text:p>
          </table:table-cell>
          <table:table-cell office:value-type="string">
            <text:p>Thu Jun 28 18:09:16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424">
            <text:p>9424</text:p>
          </table:table-cell>
          <table:table-cell office:value-type="string">
            <text:p>ASIAN DOLLAR MARKET ASSETS FALL IN JANUARY&lt;br/&gt;&lt;br/&gt; <text:s text:c="3"/>SINGAPORE, March 30 - The gross size of the Asian dollar&lt;br/&gt;market contracted to 197.2 billion U.S. Dlrs in January, down&lt;br/&gt;3.4 billion dlrs from December, reflecting a decline in&lt;br/&gt;interbank activity, the Monetary Authority of Singapore (MAS)&lt;br/&gt;said in its latest monthly bulletin.&lt;br/&gt; <text:s text:c="3"/>The assets stood at 151.7 billion dlrs in January last&lt;br/&gt;year.&lt;br/&gt; <text:s text:c="3"/>MAS said interbank lending fell in January to 140.9 billion&lt;br/&gt;dlrs from 146.6 billion in December but rose from 102.0 billion&lt;br/&gt;in january 1986 and interbank deposits to 154.0 billion against&lt;br/&gt;159.4 and 117.1 billion, respectively.&lt;br/&gt; <text:s text:c="3"/>Loans to non-bank customers increased to 40.1 billion dlrs&lt;br/&gt;in January from 38.7 billion in December and 36.9 billion in&lt;br/&gt;January, 1986.&lt;br/&gt; <text:s text:c="3"/>Deposits of non-bank customers also increased in January to&lt;br/&gt;34.9 billion from 33.8 billion a month ago and 27.7 billion a&lt;br/&gt;year ago.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6];&quot;,&quot;;[.AC176];&quot;,&quot;; TEXT([.AK17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JODG67D1X3VFO85JYB2RE1M7G6AH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AXBMJTUHYW2V2DEYKYSDWM18K8IN9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6:20 GMT 2012</text:p>
          </table:table-cell>
          <table:table-cell office:value-type="string">
            <text:p>Thu Jun 28 23:36:37 GMT 2012</text:p>
          </table:table-cell>
          <table:table-cell office:value-type="string">
            <text:p>Thu Jul 05 16:36:37 PDT 2012</text:p>
          </table:table-cell>
          <table:table-cell office:value-type="string">
            <text:p>Thu Jun 28 18:09:16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424">
            <text:p>9424</text:p>
          </table:table-cell>
          <table:table-cell office:value-type="string">
            <text:p>ASIAN DOLLAR MARKET ASSETS FALL IN JANUARY&lt;br/&gt;&lt;br/&gt; <text:s text:c="3"/>SINGAPORE, March 30 - The gross size of the Asian dollar&lt;br/&gt;market contracted to 197.2 billion U.S. Dlrs in January, down&lt;br/&gt;3.4 billion dlrs from December, reflecting a decline in&lt;br/&gt;interbank activity, the Monetary Authority of Singapore (MAS)&lt;br/&gt;said in its latest monthly bulletin.&lt;br/&gt; <text:s text:c="3"/>The assets stood at 151.7 billion dlrs in January last&lt;br/&gt;year.&lt;br/&gt; <text:s text:c="3"/>MAS said interbank lending fell in January to 140.9 billion&lt;br/&gt;dlrs from 146.6 billion in December but rose from 102.0 billion&lt;br/&gt;in january 1986 and interbank deposits to 154.0 billion against&lt;br/&gt;159.4 and 117.1 billion, respectively.&lt;br/&gt; <text:s text:c="3"/>Loans to non-bank customers increased to 40.1 billion dlrs&lt;br/&gt;in January from 38.7 billion in December and 36.9 billion in&lt;br/&gt;January, 1986.&lt;br/&gt; <text:s text:c="3"/>Deposits of non-bank customers also increased in January to&lt;br/&gt;34.9 billion from 33.8 billion a month ago and 27.7 billion a&lt;br/&gt;year ago.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7];&quot;,&quot;;[.AC177];&quot;,&quot;; TEXT([.AK17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JODG67D1X3VFO85JYB2RE1M7G6AH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1B85OZIZEHMPJDRVYH5MWPXN8XBZB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3:51 GMT 2012</text:p>
          </table:table-cell>
          <table:table-cell office:value-type="string">
            <text:p>Thu Jun 28 23:44:18 GMT 2012</text:p>
          </table:table-cell>
          <table:table-cell office:value-type="string">
            <text:p>Thu Jul 05 16:44:18 PDT 2012</text:p>
          </table:table-cell>
          <table:table-cell office:value-type="string">
            <text:p>Thu Jun 28 18:09:16 PDT 2012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424">
            <text:p>9424</text:p>
          </table:table-cell>
          <table:table-cell office:value-type="string">
            <text:p>ASIAN DOLLAR MARKET ASSETS FALL IN JANUARY&lt;br/&gt;&lt;br/&gt; <text:s text:c="3"/>SINGAPORE, March 30 - The gross size of the Asian dollar&lt;br/&gt;market contracted to 197.2 billion U.S. Dlrs in January, down&lt;br/&gt;3.4 billion dlrs from December, reflecting a decline in&lt;br/&gt;interbank activity, the Monetary Authority of Singapore (MAS)&lt;br/&gt;said in its latest monthly bulletin.&lt;br/&gt; <text:s text:c="3"/>The assets stood at 151.7 billion dlrs in January last&lt;br/&gt;year.&lt;br/&gt; <text:s text:c="3"/>MAS said interbank lending fell in January to 140.9 billion&lt;br/&gt;dlrs from 146.6 billion in December but rose from 102.0 billion&lt;br/&gt;in january 1986 and interbank deposits to 154.0 billion against&lt;br/&gt;159.4 and 117.1 billion, respectively.&lt;br/&gt; <text:s text:c="3"/>Loans to non-bank customers increased to 40.1 billion dlrs&lt;br/&gt;in January from 38.7 billion in December and 36.9 billion in&lt;br/&gt;January, 1986.&lt;br/&gt; <text:s text:c="3"/>Deposits of non-bank customers also increased in January to&lt;br/&gt;34.9 billion from 33.8 billion a month ago and 27.7 billion a&lt;br/&gt;year ago.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8];&quot;,&quot;;[.AC178];&quot;,&quot;; TEXT([.AK17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K6U3K4F0OHOA0P9P7BOAL92H5Y01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23RI8IUB2YUOH7MZ3CBBL0FDUKI60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0:33 GMT 2012</text:p>
          </table:table-cell>
          <table:table-cell office:value-type="string">
            <text:p>Fri Jun 29 00:00:43 GMT 2012</text:p>
          </table:table-cell>
          <table:table-cell office:value-type="string">
            <text:p>Thu Jul 05 17:00:43 PDT 2012</text:p>
          </table:table-cell>
          <table:table-cell office:value-type="string">
            <text:p>Thu Jun 28 18:09:28 PDT 20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34">
            <text:p>10434</text:p>
          </table:table-cell>
          <table:table-cell office:value-type="string">
            <text:p>THAILAND BUYS YUGOSLAV CRANES IN BARTER DEAL&lt;br/&gt;&lt;br/&gt; <text:s text:c="3"/>BANGKOK, March 31 - The Cabinet approved a plan for the&lt;br/&gt;Port Authority of Thailand to buy six gantry cranes from&lt;br/&gt;Metalna Co of Yugoslavia for about 13.4 mln dlrs, a government&lt;br/&gt;spokesman said.&lt;br/&gt; <text:s text:c="3"/>He said Thailand will pay for 25 pct of the cost of the&lt;br/&gt;cranes in U.S. Dlrs and the rest by sales of rice, textiles and&lt;br/&gt;other commodities to Yugoslavia.&lt;br/&gt; <text:s text:c="3"/>The Bangkok Shipowners and Agents Association has appealed&lt;br/&gt;to the government to scrap the purchase plan. It said it would&lt;br/&gt;be an unnecessary expense as most vessels calling at the port&lt;br/&gt;already have their own cargo handling equipment.&lt;br/&gt; Reuter&lt;br/&gt;</text:p>
          </table:table-cell>
          <table:table-cell office:value-type="string">
            <text:p>Chennai Port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Chennai_Port</text:p>
          </table:table-cell>
          <table:table-cell office:value-type="string">
            <text:p>http://en.wikipedia.org/wiki/Subprime_mortgage_crisis_solutions_deba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79];&quot;,&quot;;[.AC179];&quot;,&quot;; TEXT([.AK17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K6U3K4F0OHOA0P9P7BOAL92H5Y01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IDZ6R70G5R9NMWOA5574SSTP9O9PF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2:35 GMT 2012</text:p>
          </table:table-cell>
          <table:table-cell office:value-type="string">
            <text:p>Fri Jun 29 00:12:52 GMT 2012</text:p>
          </table:table-cell>
          <table:table-cell office:value-type="string">
            <text:p>Thu Jul 05 17:12:52 PDT 2012</text:p>
          </table:table-cell>
          <table:table-cell office:value-type="string">
            <text:p>Thu Jun 28 18:09:28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34">
            <text:p>10434</text:p>
          </table:table-cell>
          <table:table-cell office:value-type="string">
            <text:p>THAILAND BUYS YUGOSLAV CRANES IN BARTER DEAL&lt;br/&gt;&lt;br/&gt; <text:s text:c="3"/>BANGKOK, March 31 - The Cabinet approved a plan for the&lt;br/&gt;Port Authority of Thailand to buy six gantry cranes from&lt;br/&gt;Metalna Co of Yugoslavia for about 13.4 mln dlrs, a government&lt;br/&gt;spokesman said.&lt;br/&gt; <text:s text:c="3"/>He said Thailand will pay for 25 pct of the cost of the&lt;br/&gt;cranes in U.S. Dlrs and the rest by sales of rice, textiles and&lt;br/&gt;other commodities to Yugoslavia.&lt;br/&gt; <text:s text:c="3"/>The Bangkok Shipowners and Agents Association has appealed&lt;br/&gt;to the government to scrap the purchase plan. It said it would&lt;br/&gt;be an unnecessary expense as most vessels calling at the port&lt;br/&gt;already have their own cargo handling equipment.&lt;br/&gt; Reuter&lt;br/&gt;</text:p>
          </table:table-cell>
          <table:table-cell office:value-type="string">
            <text:p>Chennai Port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Chennai_Port</text:p>
          </table:table-cell>
          <table:table-cell office:value-type="string">
            <text:p>http://en.wikipedia.org/wiki/Subprime_mortgage_crisis_solutions_deba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0];&quot;,&quot;;[.AC180];&quot;,&quot;; TEXT([.AK18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K6U3K4F0OHOA0P9P7BOAL92H5Y01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LEJTUHYW2GT4IFFE2WWU16903YKPI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2:09 GMT 2012</text:p>
          </table:table-cell>
          <table:table-cell office:value-type="string">
            <text:p>Thu Jun 28 23:32:56 GMT 2012</text:p>
          </table:table-cell>
          <table:table-cell office:value-type="string">
            <text:p>Thu Jul 05 16:32:56 PDT 2012</text:p>
          </table:table-cell>
          <table:table-cell office:value-type="string">
            <text:p>Thu Jun 28 18:09:28 PDT 2012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34">
            <text:p>10434</text:p>
          </table:table-cell>
          <table:table-cell office:value-type="string">
            <text:p>THAILAND BUYS YUGOSLAV CRANES IN BARTER DEAL&lt;br/&gt;&lt;br/&gt; <text:s text:c="3"/>BANGKOK, March 31 - The Cabinet approved a plan for the&lt;br/&gt;Port Authority of Thailand to buy six gantry cranes from&lt;br/&gt;Metalna Co of Yugoslavia for about 13.4 mln dlrs, a government&lt;br/&gt;spokesman said.&lt;br/&gt; <text:s text:c="3"/>He said Thailand will pay for 25 pct of the cost of the&lt;br/&gt;cranes in U.S. Dlrs and the rest by sales of rice, textiles and&lt;br/&gt;other commodities to Yugoslavia.&lt;br/&gt; <text:s text:c="3"/>The Bangkok Shipowners and Agents Association has appealed&lt;br/&gt;to the government to scrap the purchase plan. It said it would&lt;br/&gt;be an unnecessary expense as most vessels calling at the port&lt;br/&gt;already have their own cargo handling equipment.&lt;br/&gt; Reuter&lt;br/&gt;</text:p>
          </table:table-cell>
          <table:table-cell office:value-type="string">
            <text:p>Chennai Port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Chennai_Port</text:p>
          </table:table-cell>
          <table:table-cell office:value-type="string">
            <text:p>http://en.wikipedia.org/wiki/Subprime_mortgage_crisis_solutions_debat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1];&quot;,&quot;;[.AC181];&quot;,&quot;; TEXT([.AK181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KE5XH0JPPSIHTMJWVJPF5KLMXHMG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2LMOFXRDS4IRA23KXOJNM11CDSTWS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3:59 GMT 2012</text:p>
          </table:table-cell>
          <table:table-cell office:value-type="string">
            <text:p>Thu Jun 28 23:54:31 GMT 2012</text:p>
          </table:table-cell>
          <table:table-cell office:value-type="string">
            <text:p>Thu Jul 05 16:54:31 PDT 2012</text:p>
          </table:table-cell>
          <table:table-cell office:value-type="string">
            <text:p>Thu Jun 28 18:09:43 PDT 20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3">
            <text:p>1043</text:p>
          </table:table-cell>
          <table:table-cell office:value-type="string">
            <text:p>SOUTHMARK &amp;lt;SM&amp;gt; SELLS NATIONAL HERITAGE STAKE&lt;br/&gt;&lt;br/&gt; <text:s text:c="3"/>DALLAS, March 24 - National Heritage Inc, a unit of&lt;br/&gt;Southmark Corp, said it began an initial public offering of two&lt;br/&gt;mln shares of common stock at a price of 9.50 dlrs a share.&lt;br/&gt; <text:s text:c="3"/>All the shares are being offered by National Heritage,&lt;br/&gt;which will trade under symbol NHER on Nasdaq, through lead&lt;br/&gt;underwriter Drexel Burnham Lambert Inc.&lt;br/&gt; <text:s text:c="3"/>Proceeds will be used to increase working capital, complete&lt;br/&gt;renovations at leased facilities and repay certain debts to&lt;br/&gt;Southmark.&lt;br/&gt; <text:s text:c="3"/>After the offer, Southmark will retain about 82 pct of the&lt;br/&gt;11 mln outstanding common shares of National Heritage, which&lt;br/&gt;operates 201 long-term nursing care facilities.&lt;br/&gt; Reuter&lt;br/&gt;</text:p>
          </table:table-cell>
          <table:table-cell office:value-type="string">
            <text:p>Protected areas of China</text:p>
          </table:table-cell>
          <table:table-cell office:value-type="string">
            <text:p>Mining industry of Ghana</text:p>
          </table:table-cell>
          <table:table-cell office:value-type="string">
            <text:p>http://en.wikipedia.org/wiki/Protected_areas_of_China</text:p>
          </table:table-cell>
          <table:table-cell office:value-type="string">
            <text:p>http://en.wikipedia.org/wiki/Mining_industry_of_Gha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2];&quot;,&quot;;[.AC182];&quot;,&quot;; TEXT([.AK182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KE5XH0JPPSIHTMJWVJPF5KLMXHMG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DPUYT3DHJHPJK1IRQVYGRSXB8G0T0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8:45 GMT 2012</text:p>
          </table:table-cell>
          <table:table-cell office:value-type="string">
            <text:p>Fri Jun 29 00:29:03 GMT 2012</text:p>
          </table:table-cell>
          <table:table-cell office:value-type="string">
            <text:p>Thu Jul 05 17:29:03 PDT 2012</text:p>
          </table:table-cell>
          <table:table-cell office:value-type="string">
            <text:p>Thu Jun 28 18:09:44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3">
            <text:p>1043</text:p>
          </table:table-cell>
          <table:table-cell office:value-type="string">
            <text:p>SOUTHMARK &amp;lt;SM&amp;gt; SELLS NATIONAL HERITAGE STAKE&lt;br/&gt;&lt;br/&gt; <text:s text:c="3"/>DALLAS, March 24 - National Heritage Inc, a unit of&lt;br/&gt;Southmark Corp, said it began an initial public offering of two&lt;br/&gt;mln shares of common stock at a price of 9.50 dlrs a share.&lt;br/&gt; <text:s text:c="3"/>All the shares are being offered by National Heritage,&lt;br/&gt;which will trade under symbol NHER on Nasdaq, through lead&lt;br/&gt;underwriter Drexel Burnham Lambert Inc.&lt;br/&gt; <text:s text:c="3"/>Proceeds will be used to increase working capital, complete&lt;br/&gt;renovations at leased facilities and repay certain debts to&lt;br/&gt;Southmark.&lt;br/&gt; <text:s text:c="3"/>After the offer, Southmark will retain about 82 pct of the&lt;br/&gt;11 mln outstanding common shares of National Heritage, which&lt;br/&gt;operates 201 long-term nursing care facilities.&lt;br/&gt; Reuter&lt;br/&gt;</text:p>
          </table:table-cell>
          <table:table-cell office:value-type="string">
            <text:p>Protected areas of China</text:p>
          </table:table-cell>
          <table:table-cell office:value-type="string">
            <text:p>Mining industry of Ghana</text:p>
          </table:table-cell>
          <table:table-cell office:value-type="string">
            <text:p>http://en.wikipedia.org/wiki/Protected_areas_of_China</text:p>
          </table:table-cell>
          <table:table-cell office:value-type="string">
            <text:p>http://en.wikipedia.org/wiki/Mining_industry_of_Gha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3];&quot;,&quot;;[.AC183];&quot;,&quot;; TEXT([.AK183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KE5XH0JPPSIHTMJWVJPF5KLMXHMGU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JPBNVP3TVOKK33OCBP7YEOZH9203I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51:46 GMT 2012</text:p>
          </table:table-cell>
          <table:table-cell office:value-type="string">
            <text:p>Thu Jun 28 23:52:12 GMT 2012</text:p>
          </table:table-cell>
          <table:table-cell office:value-type="string">
            <text:p>Thu Jul 05 16:52:12 PDT 2012</text:p>
          </table:table-cell>
          <table:table-cell office:value-type="string">
            <text:p>Thu Jun 28 18:09:44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3">
            <text:p>1043</text:p>
          </table:table-cell>
          <table:table-cell office:value-type="string">
            <text:p>SOUTHMARK &amp;lt;SM&amp;gt; SELLS NATIONAL HERITAGE STAKE&lt;br/&gt;&lt;br/&gt; <text:s text:c="3"/>DALLAS, March 24 - National Heritage Inc, a unit of&lt;br/&gt;Southmark Corp, said it began an initial public offering of two&lt;br/&gt;mln shares of common stock at a price of 9.50 dlrs a share.&lt;br/&gt; <text:s text:c="3"/>All the shares are being offered by National Heritage,&lt;br/&gt;which will trade under symbol NHER on Nasdaq, through lead&lt;br/&gt;underwriter Drexel Burnham Lambert Inc.&lt;br/&gt; <text:s text:c="3"/>Proceeds will be used to increase working capital, complete&lt;br/&gt;renovations at leased facilities and repay certain debts to&lt;br/&gt;Southmark.&lt;br/&gt; <text:s text:c="3"/>After the offer, Southmark will retain about 82 pct of the&lt;br/&gt;11 mln outstanding common shares of National Heritage, which&lt;br/&gt;operates 201 long-term nursing care facilities.&lt;br/&gt; Reuter&lt;br/&gt;</text:p>
          </table:table-cell>
          <table:table-cell office:value-type="string">
            <text:p>Protected areas of China</text:p>
          </table:table-cell>
          <table:table-cell office:value-type="string">
            <text:p>Mining industry of Ghana</text:p>
          </table:table-cell>
          <table:table-cell office:value-type="string">
            <text:p>http://en.wikipedia.org/wiki/Protected_areas_of_China</text:p>
          </table:table-cell>
          <table:table-cell office:value-type="string">
            <text:p>http://en.wikipedia.org/wiki/Mining_industry_of_Gha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4];&quot;,&quot;;[.AC184];&quot;,&quot;; TEXT([.AK184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L13NAB6BFMFUXM3P3STRFDGEJXUH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X7SVGULF39575USNB6SBNYNLM9OAR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8:12 GMT 2012</text:p>
          </table:table-cell>
          <table:table-cell office:value-type="string">
            <text:p>Fri Jun 29 00:08:21 GMT 2012</text:p>
          </table:table-cell>
          <table:table-cell office:value-type="string">
            <text:p>Thu Jul 05 17:08:21 PDT 2012</text:p>
          </table:table-cell>
          <table:table-cell office:value-type="string">
            <text:p>Thu Jun 28 18:09:26 PDT 2012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472">
            <text:p>3472</text:p>
          </table:table-cell>
          <table:table-cell office:value-type="string">
            <text:p>RANGER &amp;lt;RGO&amp;gt; COMPLETES U.S. PROPERTY SALE&lt;br/&gt;&lt;br/&gt; <text:s text:c="3"/>CALGARY, Alberta, March 9 - Ranger Oil Ltd said it&lt;br/&gt;completed on March 2 the previously announced sale of its U.S.&lt;br/&gt;oil and gas properties held by subsidiaries Ranger Oil Co and&lt;br/&gt;Ranger Inc to Ampol Exploration Ltd, of Australia, for 18.5 mln&lt;br/&gt;U.S. dlrs.&lt;br/&gt; <text:s text:c="3"/>Ranger said that under the deal, it would retain a five pct&lt;br/&gt;gross overriding royalty on its stake from blocks east cameron&lt;br/&gt;65 and 82 in the Gulf of Mexico offshore Lousiana.&lt;br/&gt; <text:s text:c="3"/>It said the sale did not include U.S. properties acquired&lt;br/&gt;from &amp;lt;Berkeley Exploration and Production PLC&amp;gt; last December.&lt;br/&gt; Reuter&lt;br/&gt;</text:p>
          </table:table-cell>
          <table:table-cell office:value-type="string">
            <text:p>Fixed exchange-rate system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Fixed_exchange-rate_system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5];&quot;,&quot;;[.AC185];&quot;,&quot;; TEXT([.AK18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L13NAB6BFMFUXM3P3STRFDGEJXUH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5OAVKI62NJQHAV76J0QP6BKNN5SK6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6:03 GMT 2012</text:p>
          </table:table-cell>
          <table:table-cell office:value-type="string">
            <text:p>Thu Jun 28 23:36:19 GMT 2012</text:p>
          </table:table-cell>
          <table:table-cell office:value-type="string">
            <text:p>Thu Jul 05 16:36:19 PDT 2012</text:p>
          </table:table-cell>
          <table:table-cell office:value-type="string">
            <text:p>Thu Jun 28 18:09:25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472">
            <text:p>3472</text:p>
          </table:table-cell>
          <table:table-cell office:value-type="string">
            <text:p>RANGER &amp;lt;RGO&amp;gt; COMPLETES U.S. PROPERTY SALE&lt;br/&gt;&lt;br/&gt; <text:s text:c="3"/>CALGARY, Alberta, March 9 - Ranger Oil Ltd said it&lt;br/&gt;completed on March 2 the previously announced sale of its U.S.&lt;br/&gt;oil and gas properties held by subsidiaries Ranger Oil Co and&lt;br/&gt;Ranger Inc to Ampol Exploration Ltd, of Australia, for 18.5 mln&lt;br/&gt;U.S. dlrs.&lt;br/&gt; <text:s text:c="3"/>Ranger said that under the deal, it would retain a five pct&lt;br/&gt;gross overriding royalty on its stake from blocks east cameron&lt;br/&gt;65 and 82 in the Gulf of Mexico offshore Lousiana.&lt;br/&gt; <text:s text:c="3"/>It said the sale did not include U.S. properties acquired&lt;br/&gt;from &amp;lt;Berkeley Exploration and Production PLC&amp;gt; last December.&lt;br/&gt; Reuter&lt;br/&gt;</text:p>
          </table:table-cell>
          <table:table-cell office:value-type="string">
            <text:p>Fixed exchange-rate system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Fixed_exchange-rate_system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6];&quot;,&quot;;[.AC186];&quot;,&quot;; TEXT([.AK186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L13NAB6BFMFUXM3P3STRFDGEJXUH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XBKM05BMJTUW7K7N3G9ZA7S77XEJT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4:41 GMT 2012</text:p>
          </table:table-cell>
          <table:table-cell office:value-type="string">
            <text:p>Thu Jun 28 23:44:56 GMT 2012</text:p>
          </table:table-cell>
          <table:table-cell office:value-type="string">
            <text:p>Thu Jul 05 16:44:56 PDT 2012</text:p>
          </table:table-cell>
          <table:table-cell office:value-type="string">
            <text:p>Thu Jun 28 18:09:26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472">
            <text:p>3472</text:p>
          </table:table-cell>
          <table:table-cell office:value-type="string">
            <text:p>RANGER &amp;lt;RGO&amp;gt; COMPLETES U.S. PROPERTY SALE&lt;br/&gt;&lt;br/&gt; <text:s text:c="3"/>CALGARY, Alberta, March 9 - Ranger Oil Ltd said it&lt;br/&gt;completed on March 2 the previously announced sale of its U.S.&lt;br/&gt;oil and gas properties held by subsidiaries Ranger Oil Co and&lt;br/&gt;Ranger Inc to Ampol Exploration Ltd, of Australia, for 18.5 mln&lt;br/&gt;U.S. dlrs.&lt;br/&gt; <text:s text:c="3"/>Ranger said that under the deal, it would retain a five pct&lt;br/&gt;gross overriding royalty on its stake from blocks east cameron&lt;br/&gt;65 and 82 in the Gulf of Mexico offshore Lousiana.&lt;br/&gt; <text:s text:c="3"/>It said the sale did not include U.S. properties acquired&lt;br/&gt;from &amp;lt;Berkeley Exploration and Production PLC&amp;gt; last December.&lt;br/&gt; Reuter&lt;br/&gt;</text:p>
          </table:table-cell>
          <table:table-cell office:value-type="string">
            <text:p>Fixed exchange-rate system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Fixed_exchange-rate_system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7];&quot;,&quot;;[.AC187];&quot;,&quot;; TEXT([.AK187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LHMAZHHRRLF59CSU5IH9KHO951MD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5ZWGKCCVLL3RJR8TR1PY4C9P145V3</text:p>
          </table:table-cell>
          <table:table-cell office:value-type="string">
            <text:p>A2ZUC3INRC7TP3</text:p>
          </table:table-cell>
          <table:table-cell office:value-type="string">
            <text:p>Approved</text:p>
          </table:table-cell>
          <table:table-cell office:value-type="string">
            <text:p>Thu Jun 28 22:49:17 GMT 2012</text:p>
          </table:table-cell>
          <table:table-cell office:value-type="string">
            <text:p>Thu Jun 28 22:50:47 GMT 2012</text:p>
          </table:table-cell>
          <table:table-cell office:value-type="string">
            <text:p>Thu Jul 05 15:50:47 PDT 2012</text:p>
          </table:table-cell>
          <table:table-cell office:value-type="string">
            <text:p>Thu Jun 28 18:09:24 PDT 2012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100% (9/9)</text:p>
          </table:table-cell>
          <table:table-cell table:number-columns-repeated="2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791">
            <text:p>9791</text:p>
          </table:table-cell>
          <table:table-cell office:value-type="string">
            <text:p>FEBRUARY FOMC VOTES UNCHANGED MONETARY POLICY&lt;br/&gt;&lt;br/&gt; <text:s text:c="3"/>NEW YORK, April 3 - The Federal Open Market Committee at&lt;br/&gt;its February 10-11 meeting voted nine to one to maintain the&lt;br/&gt;then-existing degree of reserve restraint, minutes showed.&lt;br/&gt; <text:s text:c="3"/>The FOMC issued an asymmetric inter-meeting policy&lt;br/&gt;directive which gave greater possibility to firmer rather than&lt;br/&gt;easier policy. The Committee set a six to seven pct January&lt;br/&gt;through March annualized growth target for M-2 and M-3 and no&lt;br/&gt;M-1 goal. At the prior meeting in mid-December, the FOMC set a&lt;br/&gt;seven pct target for M-2 and M-3 for November through March.&lt;br/&gt; <text:s text:c="3"/>The February FOMC kept the four to eight pct Federal funds&lt;br/&gt;rate &amp;quot;reference&amp;quot; range for policy, as in other recent meetings.&lt;br/&gt; <text:s text:c="3"/>At a telephone conference on February 23, committee members&lt;br/&gt;discussed the possible implications of the decisions reached in&lt;br/&gt;Paris for U.S. intervention in foreign exchange markets. No&lt;br/&gt;conclusions were contained in the minutes.&lt;br/&gt; <text:s text:c="3"/>In its inter-meeting policy directive, the February FOMC&lt;br/&gt;said that &amp;quot;somewhat greater reserve restraint would, or&lt;br/&gt;slightly lesser reserve restraint might, be acceptable&lt;br/&gt;depending on the behavior of the aggregates, taking into&lt;br/&gt;account the strength of the business expansion, developments in&lt;br/&gt;foreign exchange markets, progress against inflation, and&lt;br/&gt;conditions in domestic and international credit markets.&amp;quot;&lt;br/&gt; <text:s text:c="3"/>The February FOMC voted nine to one for an unchanged&lt;br/&gt;policy. Thomas Melzer, St Louis Federal Reserve Bank president&lt;br/&gt;favored some tightening of reserve conditions.&lt;br/&gt; <text:s text:c="3"/>He noted the strong growth in bank loans in November&lt;br/&gt;through January and the firm federal funds rate that had&lt;br/&gt;prevailed despite the extraordinary pace of reserve growth. He&lt;br/&gt;also cited the recent declines in the dollar&amp;apos;s value.&lt;br/&gt; <text:s text:c="3"/>Finally, looking ahead, Melzer pointed out the potential&lt;br/&gt;for a further rise in inflationary expectations. He believed&lt;br/&gt;that prompt restraints might avert the need for more&lt;br/&gt;substantial tightening later.&lt;br/&gt; <text:s text:c="3"/>Regarding inter-meeting policy adjustments, the FOMC&lt;br/&gt;minutes showed, &amp;quot;the members generally felt that policy&lt;br/&gt;implementation should be especially alert to the potential need&lt;br/&gt;for some firming of reserve conditions.&amp;quot;&lt;br/&gt; <text:s text:c="3"/>In this view, the FOMC said somewhat greater reserve&lt;br/&gt;restraint would be warranted if monetary growth did not slow in&lt;br/&gt;line with current expectations and there were concurrent&lt;br/&gt;indications of intensifying inflationary pressures against the&lt;br/&gt;background of stronger economic data.&lt;br/&gt; <text:s text:c="3"/>One indication of potential price pressure might be a&lt;br/&gt;further tendency for the dollar to weaken.&lt;br/&gt; <text:s text:c="3"/>The minutes showed that one member, presumably Melzer,&lt;br/&gt;preferred a directive that did not contemplate any easing&lt;br/&gt;during the weeks ahead. However, &amp;quot;most of the members did not&lt;br/&gt;want to rule out the possibility of some slight easing during&lt;br/&gt;the inter-meeting period, although they did not view the&lt;br/&gt;conditions for such a move as likely to emerge.&amp;quot;&lt;br/&gt; <text:s text:c="3"/>The FOMC members assumed that future fluctuations in the&lt;br/&gt;dollar&amp;apos;s value would not be of sufficient magnitude to have any&lt;br/&gt;significant effect on the Fed&amp;apos;s economic projections. In&lt;br/&gt;addition, they anticipated that considerable progress would be&lt;br/&gt;made in reducing the federal budget deficit.&lt;br/&gt; Reuter&lt;br/&gt;&lt;br/&gt;&lt;br/&gt;&lt;br/&gt; 3-APR-1987 16:36:25.80&lt;br/&gt;money-supply&lt;br/&gt;&lt;br/&gt;&lt;br/&gt;&lt;br/&gt;&lt;br/&gt;&lt;br/&gt; &lt;br/&gt;RM A&lt;br/&gt;f2328reute&lt;br/&gt;b f BC--FEDERAL-RESERVE-BUSI <text:s text:c="2"/>04-03 0095&lt;br/&gt;&lt;br/&gt;FEDERAL RESERVE BUSINESS LOAN DATA - APRIL 3&lt;br/&gt; <text:s text:c="4"/>One week ended March 25 <text:s text:c="2"/>daily avgs-mlns&lt;br/&gt; U.S. Business Loans......280,220 down......971&lt;br/&gt; Excluding Acceptances....277,940 down......822&lt;br/&gt; Govt, agency securities..112,852 down.......95&lt;br/&gt; CDs/major time deposits..158,226 down......175&lt;br/&gt; Trading accounts .........17,156 down... 1,058&lt;br/&gt; U.S. commercial paper....338,816 down......210&lt;br/&gt; Includes financial cos...261,819 down......880&lt;br/&gt; New York business loans...64,615 down......122&lt;br/&gt; Excluding acceptances.....64,005 down.......41&lt;br/&gt; CDs/major time deposits...35,633 down......540&lt;br/&gt;&lt;br/&gt; Reuter&lt;br/&gt;&lt;br/&gt;</text:p>
          </table:table-cell>
          <table:table-cell office:value-type="string">
            <text:p>Federal Reserve System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88];&quot;,&quot;;[.AC188];&quot;,&quot;; TEXT([.AK18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LHMAZHHRRLF59CSU5IH9KHO951MD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6CUDD8XMB3QIIN5IGLTW6T4G62PE3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8:51 GMT 2012</text:p>
          </table:table-cell>
          <table:table-cell office:value-type="string">
            <text:p>Thu Jun 28 23:19:09 GMT 2012</text:p>
          </table:table-cell>
          <table:table-cell office:value-type="string">
            <text:p>Thu Jul 05 16:19:09 PDT 2012</text:p>
          </table:table-cell>
          <table:table-cell office:value-type="string">
            <text:p>Thu Jun 28 18:09:24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791">
            <text:p>9791</text:p>
          </table:table-cell>
          <table:table-cell office:value-type="string">
            <text:p>FEBRUARY FOMC VOTES UNCHANGED MONETARY POLICY&lt;br/&gt;&lt;br/&gt; <text:s text:c="3"/>NEW YORK, April 3 - The Federal Open Market Committee at&lt;br/&gt;its February 10-11 meeting voted nine to one to maintain the&lt;br/&gt;then-existing degree of reserve restraint, minutes showed.&lt;br/&gt; <text:s text:c="3"/>The FOMC issued an asymmetric inter-meeting policy&lt;br/&gt;directive which gave greater possibility to firmer rather than&lt;br/&gt;easier policy. The Committee set a six to seven pct January&lt;br/&gt;through March annualized growth target for M-2 and M-3 and no&lt;br/&gt;M-1 goal. At the prior meeting in mid-December, the FOMC set a&lt;br/&gt;seven pct target for M-2 and M-3 for November through March.&lt;br/&gt; <text:s text:c="3"/>The February FOMC kept the four to eight pct Federal funds&lt;br/&gt;rate &amp;quot;reference&amp;quot; range for policy, as in other recent meetings.&lt;br/&gt; <text:s text:c="3"/>At a telephone conference on February 23, committee members&lt;br/&gt;discussed the possible implications of the decisions reached in&lt;br/&gt;Paris for U.S. intervention in foreign exchange markets. No&lt;br/&gt;conclusions were contained in the minutes.&lt;br/&gt; <text:s text:c="3"/>In its inter-meeting policy directive, the February FOMC&lt;br/&gt;said that &amp;quot;somewhat greater reserve restraint would, or&lt;br/&gt;slightly lesser reserve restraint might, be acceptable&lt;br/&gt;depending on the behavior of the aggregates, taking into&lt;br/&gt;account the strength of the business expansion, developments in&lt;br/&gt;foreign exchange markets, progress against inflation, and&lt;br/&gt;conditions in domestic and international credit markets.&amp;quot;&lt;br/&gt; <text:s text:c="3"/>The February FOMC voted nine to one for an unchanged&lt;br/&gt;policy. Thomas Melzer, St Louis Federal Reserve Bank president&lt;br/&gt;favored some tightening of reserve conditions.&lt;br/&gt; <text:s text:c="3"/>He noted the strong growth in bank loans in November&lt;br/&gt;through January and the firm federal funds rate that had&lt;br/&gt;prevailed despite the extraordinary pace of reserve growth. He&lt;br/&gt;also cited the recent declines in the dollar&amp;apos;s value.&lt;br/&gt; <text:s text:c="3"/>Finally, looking ahead, Melzer pointed out the potential&lt;br/&gt;for a further rise in inflationary expectations. He believed&lt;br/&gt;that prompt restraints might avert the need for more&lt;br/&gt;substantial tightening later.&lt;br/&gt; <text:s text:c="3"/>Regarding inter-meeting policy adjustments, the FOMC&lt;br/&gt;minutes showed, &amp;quot;the members generally felt that policy&lt;br/&gt;implementation should be especially alert to the potential need&lt;br/&gt;for some firming of reserve conditions.&amp;quot;&lt;br/&gt; <text:s text:c="3"/>In this view, the FOMC said somewhat greater reserve&lt;br/&gt;restraint would be warranted if monetary growth did not slow in&lt;br/&gt;line with current expectations and there were concurrent&lt;br/&gt;indications of intensifying inflationary pressures against the&lt;br/&gt;background of stronger economic data.&lt;br/&gt; <text:s text:c="3"/>One indication of potential price pressure might be a&lt;br/&gt;further tendency for the dollar to weaken.&lt;br/&gt; <text:s text:c="3"/>The minutes showed that one member, presumably Melzer,&lt;br/&gt;preferred a directive that did not contemplate any easing&lt;br/&gt;during the weeks ahead. However, &amp;quot;most of the members did not&lt;br/&gt;want to rule out the possibility of some slight easing during&lt;br/&gt;the inter-meeting period, although they did not view the&lt;br/&gt;conditions for such a move as likely to emerge.&amp;quot;&lt;br/&gt; <text:s text:c="3"/>The FOMC members assumed that future fluctuations in the&lt;br/&gt;dollar&amp;apos;s value would not be of sufficient magnitude to have any&lt;br/&gt;significant effect on the Fed&amp;apos;s economic projections. In&lt;br/&gt;addition, they anticipated that considerable progress would be&lt;br/&gt;made in reducing the federal budget deficit.&lt;br/&gt; Reuter&lt;br/&gt;&lt;br/&gt;&lt;br/&gt;&lt;br/&gt; 3-APR-1987 16:36:25.80&lt;br/&gt;money-supply&lt;br/&gt;&lt;br/&gt;&lt;br/&gt;&lt;br/&gt;&lt;br/&gt;&lt;br/&gt; &lt;br/&gt;RM A&lt;br/&gt;f2328reute&lt;br/&gt;b f BC--FEDERAL-RESERVE-BUSI <text:s text:c="2"/>04-03 0095&lt;br/&gt;&lt;br/&gt;FEDERAL RESERVE BUSINESS LOAN DATA - APRIL 3&lt;br/&gt; <text:s text:c="4"/>One week ended March 25 <text:s text:c="2"/>daily avgs-mlns&lt;br/&gt; U.S. Business Loans......280,220 down......971&lt;br/&gt; Excluding Acceptances....277,940 down......822&lt;br/&gt; Govt, agency securities..112,852 down.......95&lt;br/&gt; CDs/major time deposits..158,226 down......175&lt;br/&gt; Trading accounts .........17,156 down... 1,058&lt;br/&gt; U.S. commercial paper....338,816 down......210&lt;br/&gt; Includes financial cos...261,819 down......880&lt;br/&gt; New York business loans...64,615 down......122&lt;br/&gt; Excluding acceptances.....64,005 down.......41&lt;br/&gt; CDs/major time deposits...35,633 down......540&lt;br/&gt;&lt;br/&gt; Reuter&lt;br/&gt;&lt;br/&gt;</text:p>
          </table:table-cell>
          <table:table-cell office:value-type="string">
            <text:p>Federal Reserve System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89];&quot;,&quot;;[.AC189];&quot;,&quot;; TEXT([.AK189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LHMAZHHRRLF59CSU5IH9KHO951MD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3QMNCWYB49FO1GXO7S1RONSVGSNRJ</text:p>
          </table:table-cell>
          <table:table-cell office:value-type="string">
            <text:p>ARX0S1CIDJLOX</text:p>
          </table:table-cell>
          <table:table-cell office:value-type="string">
            <text:p>Approved</text:p>
          </table:table-cell>
          <table:table-cell office:value-type="string">
            <text:p>Fri Jun 29 00:02:33 GMT 2012</text:p>
          </table:table-cell>
          <table:table-cell office:value-type="string">
            <text:p>Fri Jun 29 00:02:41 GMT 2012</text:p>
          </table:table-cell>
          <table:table-cell office:value-type="string">
            <text:p>Thu Jul 05 17:02:41 PDT 2012</text:p>
          </table:table-cell>
          <table:table-cell office:value-type="string">
            <text:p>Thu Jun 28 18:09:24 PDT 201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791">
            <text:p>9791</text:p>
          </table:table-cell>
          <table:table-cell office:value-type="string">
            <text:p>FEBRUARY FOMC VOTES UNCHANGED MONETARY POLICY&lt;br/&gt;&lt;br/&gt; <text:s text:c="3"/>NEW YORK, April 3 - The Federal Open Market Committee at&lt;br/&gt;its February 10-11 meeting voted nine to one to maintain the&lt;br/&gt;then-existing degree of reserve restraint, minutes showed.&lt;br/&gt; <text:s text:c="3"/>The FOMC issued an asymmetric inter-meeting policy&lt;br/&gt;directive which gave greater possibility to firmer rather than&lt;br/&gt;easier policy. The Committee set a six to seven pct January&lt;br/&gt;through March annualized growth target for M-2 and M-3 and no&lt;br/&gt;M-1 goal. At the prior meeting in mid-December, the FOMC set a&lt;br/&gt;seven pct target for M-2 and M-3 for November through March.&lt;br/&gt; <text:s text:c="3"/>The February FOMC kept the four to eight pct Federal funds&lt;br/&gt;rate &amp;quot;reference&amp;quot; range for policy, as in other recent meetings.&lt;br/&gt; <text:s text:c="3"/>At a telephone conference on February 23, committee members&lt;br/&gt;discussed the possible implications of the decisions reached in&lt;br/&gt;Paris for U.S. intervention in foreign exchange markets. No&lt;br/&gt;conclusions were contained in the minutes.&lt;br/&gt; <text:s text:c="3"/>In its inter-meeting policy directive, the February FOMC&lt;br/&gt;said that &amp;quot;somewhat greater reserve restraint would, or&lt;br/&gt;slightly lesser reserve restraint might, be acceptable&lt;br/&gt;depending on the behavior of the aggregates, taking into&lt;br/&gt;account the strength of the business expansion, developments in&lt;br/&gt;foreign exchange markets, progress against inflation, and&lt;br/&gt;conditions in domestic and international credit markets.&amp;quot;&lt;br/&gt; <text:s text:c="3"/>The February FOMC voted nine to one for an unchanged&lt;br/&gt;policy. Thomas Melzer, St Louis Federal Reserve Bank president&lt;br/&gt;favored some tightening of reserve conditions.&lt;br/&gt; <text:s text:c="3"/>He noted the strong growth in bank loans in November&lt;br/&gt;through January and the firm federal funds rate that had&lt;br/&gt;prevailed despite the extraordinary pace of reserve growth. He&lt;br/&gt;also cited the recent declines in the dollar&amp;apos;s value.&lt;br/&gt; <text:s text:c="3"/>Finally, looking ahead, Melzer pointed out the potential&lt;br/&gt;for a further rise in inflationary expectations. He believed&lt;br/&gt;that prompt restraints might avert the need for more&lt;br/&gt;substantial tightening later.&lt;br/&gt; <text:s text:c="3"/>Regarding inter-meeting policy adjustments, the FOMC&lt;br/&gt;minutes showed, &amp;quot;the members generally felt that policy&lt;br/&gt;implementation should be especially alert to the potential need&lt;br/&gt;for some firming of reserve conditions.&amp;quot;&lt;br/&gt; <text:s text:c="3"/>In this view, the FOMC said somewhat greater reserve&lt;br/&gt;restraint would be warranted if monetary growth did not slow in&lt;br/&gt;line with current expectations and there were concurrent&lt;br/&gt;indications of intensifying inflationary pressures against the&lt;br/&gt;background of stronger economic data.&lt;br/&gt; <text:s text:c="3"/>One indication of potential price pressure might be a&lt;br/&gt;further tendency for the dollar to weaken.&lt;br/&gt; <text:s text:c="3"/>The minutes showed that one member, presumably Melzer,&lt;br/&gt;preferred a directive that did not contemplate any easing&lt;br/&gt;during the weeks ahead. However, &amp;quot;most of the members did not&lt;br/&gt;want to rule out the possibility of some slight easing during&lt;br/&gt;the inter-meeting period, although they did not view the&lt;br/&gt;conditions for such a move as likely to emerge.&amp;quot;&lt;br/&gt; <text:s text:c="3"/>The FOMC members assumed that future fluctuations in the&lt;br/&gt;dollar&amp;apos;s value would not be of sufficient magnitude to have any&lt;br/&gt;significant effect on the Fed&amp;apos;s economic projections. In&lt;br/&gt;addition, they anticipated that considerable progress would be&lt;br/&gt;made in reducing the federal budget deficit.&lt;br/&gt; Reuter&lt;br/&gt;&lt;br/&gt;&lt;br/&gt;&lt;br/&gt; 3-APR-1987 16:36:25.80&lt;br/&gt;money-supply&lt;br/&gt;&lt;br/&gt;&lt;br/&gt;&lt;br/&gt;&lt;br/&gt;&lt;br/&gt; &lt;br/&gt;RM A&lt;br/&gt;f2328reute&lt;br/&gt;b f BC--FEDERAL-RESERVE-BUSI <text:s text:c="2"/>04-03 0095&lt;br/&gt;&lt;br/&gt;FEDERAL RESERVE BUSINESS LOAN DATA - APRIL 3&lt;br/&gt; <text:s text:c="4"/>One week ended March 25 <text:s text:c="2"/>daily avgs-mlns&lt;br/&gt; U.S. Business Loans......280,220 down......971&lt;br/&gt; Excluding Acceptances....277,940 down......822&lt;br/&gt; Govt, agency securities..112,852 down.......95&lt;br/&gt; CDs/major time deposits..158,226 down......175&lt;br/&gt; Trading accounts .........17,156 down... 1,058&lt;br/&gt; U.S. commercial paper....338,816 down......210&lt;br/&gt; Includes financial cos...261,819 down......880&lt;br/&gt; New York business loans...64,615 down......122&lt;br/&gt; Excluding acceptances.....64,005 down.......41&lt;br/&gt; CDs/major time deposits...35,633 down......540&lt;br/&gt;&lt;br/&gt; Reuter&lt;br/&gt;&lt;br/&gt;</text:p>
          </table:table-cell>
          <table:table-cell office:value-type="string">
            <text:p>Federal Reserve System</text:p>
          </table:table-cell>
          <table:table-cell office:value-type="string">
            <text:p>Government procurement in the United States</text:p>
          </table:table-cell>
          <table:table-cell office:value-type="string">
            <text:p>http://en.wikipedia.org/wiki/Federal_Reserve_System</text:p>
          </table:table-cell>
          <table:table-cell office:value-type="string">
            <text:p>http://en.wikipedia.org/wiki/Government_procurement_in_the_United_Stat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0];&quot;,&quot;;[.AC190];&quot;,&quot;; TEXT([.AK19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LKAESCWY2AO3B4RTO7OWGQSCDS00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5Y6RLPHIT3HA5Y0RSX2VJQ23IE9HA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7:39 GMT 2012</text:p>
          </table:table-cell>
          <table:table-cell office:value-type="string">
            <text:p>Fri Jun 29 00:07:56 GMT 2012</text:p>
          </table:table-cell>
          <table:table-cell office:value-type="string">
            <text:p>Thu Jul 05 17:07:56 PDT 2012</text:p>
          </table:table-cell>
          <table:table-cell office:value-type="string">
            <text:p>Thu Jun 28 18:09:28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416">
            <text:p>8416</text:p>
          </table:table-cell>
          <table:table-cell office:value-type="string">
            <text:p>U.S. PERSONAL INCOME ROSE 0.2 PCT IN MAY&lt;br/&gt;&lt;br/&gt; <text:s text:c="3"/>WASHINGTON, June 18 - U.S. personal income rose 0.2 pct, or&lt;br/&gt;7.9 billion dlrs, in May to a seasonally adjusted annual rate&lt;br/&gt;of 3,630.0 billion dlrs, the Commerce Department said.&lt;br/&gt; <text:s text:c="3"/>The increase followed a revised 0.4 pct rise in April. The&lt;br/&gt;department previously estimated April income rose 0.3 pct.&lt;br/&gt; <text:s text:c="3"/>The department also revised up the March personal income&lt;br/&gt;rise to 0.3 pct from a previously reported 0.2 pct.&lt;br/&gt; <text:s text:c="3"/>Personal consumption expenditures rose 0.1 pct, or 1.5&lt;br/&gt;billion dlrs, to 2,893.3 billion dlrs in May after rising 0.6&lt;br/&gt;pct or 18.6 billion dlrs in April, the department said.&lt;br/&gt; <text:s text:c="3"/>The department said both the April and May increases in&lt;br/&gt;personal income were restrained by lower subsidy payments to&lt;br/&gt;farmers and by initial payments to a newly established&lt;br/&gt;retirement fund for federal government employees in April.&lt;br/&gt; <text:s text:c="3"/>Wages and salaries increased 8.8 billion dlrs in May after&lt;br/&gt;a 7.0 billion dlr rise in April, while manufacturing payrolls&lt;br/&gt;were up 1.6 billion dlrs in May after falling 1.3 billion dlrs&lt;br/&gt;in April.&lt;br/&gt; <text:s text:c="3"/>Farmers&amp;apos; incomes fell 11 billion dlrs in May after&lt;br/&gt;decreasing 6.7 billion dlrs in April due to lower farm subsidy&lt;br/&gt;payments, the department said.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1];&quot;,&quot;;[.AC191];&quot;,&quot;; TEXT([.AK191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LKAESCWY2AO3B4RTO7OWGQSCDS00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86PLSP75KLML578VK8QMQVJTFXZTP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2:55 GMT 2012</text:p>
          </table:table-cell>
          <table:table-cell office:value-type="string">
            <text:p>Fri Jun 29 00:13:09 GMT 2012</text:p>
          </table:table-cell>
          <table:table-cell office:value-type="string">
            <text:p>Thu Jul 05 17:13:09 PDT 2012</text:p>
          </table:table-cell>
          <table:table-cell office:value-type="string">
            <text:p>Thu Jun 28 18:09:28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416">
            <text:p>8416</text:p>
          </table:table-cell>
          <table:table-cell office:value-type="string">
            <text:p>U.S. PERSONAL INCOME ROSE 0.2 PCT IN MAY&lt;br/&gt;&lt;br/&gt; <text:s text:c="3"/>WASHINGTON, June 18 - U.S. personal income rose 0.2 pct, or&lt;br/&gt;7.9 billion dlrs, in May to a seasonally adjusted annual rate&lt;br/&gt;of 3,630.0 billion dlrs, the Commerce Department said.&lt;br/&gt; <text:s text:c="3"/>The increase followed a revised 0.4 pct rise in April. The&lt;br/&gt;department previously estimated April income rose 0.3 pct.&lt;br/&gt; <text:s text:c="3"/>The department also revised up the March personal income&lt;br/&gt;rise to 0.3 pct from a previously reported 0.2 pct.&lt;br/&gt; <text:s text:c="3"/>Personal consumption expenditures rose 0.1 pct, or 1.5&lt;br/&gt;billion dlrs, to 2,893.3 billion dlrs in May after rising 0.6&lt;br/&gt;pct or 18.6 billion dlrs in April, the department said.&lt;br/&gt; <text:s text:c="3"/>The department said both the April and May increases in&lt;br/&gt;personal income were restrained by lower subsidy payments to&lt;br/&gt;farmers and by initial payments to a newly established&lt;br/&gt;retirement fund for federal government employees in April.&lt;br/&gt; <text:s text:c="3"/>Wages and salaries increased 8.8 billion dlrs in May after&lt;br/&gt;a 7.0 billion dlr rise in April, while manufacturing payrolls&lt;br/&gt;were up 1.6 billion dlrs in May after falling 1.3 billion dlrs&lt;br/&gt;in April.&lt;br/&gt; <text:s text:c="3"/>Farmers&amp;apos; incomes fell 11 billion dlrs in May after&lt;br/&gt;decreasing 6.7 billion dlrs in April due to lower farm subsidy&lt;br/&gt;payments, the department said.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2];&quot;,&quot;;[.AC192];&quot;,&quot;; TEXT([.AK19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LKAESCWY2AO3B4RTO7OWGQSCDS00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JPBNVP3TVOKK33OCBP7YEOZH9130K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6:20 GMT 2012</text:p>
          </table:table-cell>
          <table:table-cell office:value-type="string">
            <text:p>Thu Jun 28 23:26:35 GMT 2012</text:p>
          </table:table-cell>
          <table:table-cell office:value-type="string">
            <text:p>Thu Jul 05 16:26:35 PDT 2012</text:p>
          </table:table-cell>
          <table:table-cell office:value-type="string">
            <text:p>Thu Jun 28 18:09:28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8416">
            <text:p>8416</text:p>
          </table:table-cell>
          <table:table-cell office:value-type="string">
            <text:p>U.S. PERSONAL INCOME ROSE 0.2 PCT IN MAY&lt;br/&gt;&lt;br/&gt; <text:s text:c="3"/>WASHINGTON, June 18 - U.S. personal income rose 0.2 pct, or&lt;br/&gt;7.9 billion dlrs, in May to a seasonally adjusted annual rate&lt;br/&gt;of 3,630.0 billion dlrs, the Commerce Department said.&lt;br/&gt; <text:s text:c="3"/>The increase followed a revised 0.4 pct rise in April. The&lt;br/&gt;department previously estimated April income rose 0.3 pct.&lt;br/&gt; <text:s text:c="3"/>The department also revised up the March personal income&lt;br/&gt;rise to 0.3 pct from a previously reported 0.2 pct.&lt;br/&gt; <text:s text:c="3"/>Personal consumption expenditures rose 0.1 pct, or 1.5&lt;br/&gt;billion dlrs, to 2,893.3 billion dlrs in May after rising 0.6&lt;br/&gt;pct or 18.6 billion dlrs in April, the department said.&lt;br/&gt; <text:s text:c="3"/>The department said both the April and May increases in&lt;br/&gt;personal income were restrained by lower subsidy payments to&lt;br/&gt;farmers and by initial payments to a newly established&lt;br/&gt;retirement fund for federal government employees in April.&lt;br/&gt; <text:s text:c="3"/>Wages and salaries increased 8.8 billion dlrs in May after&lt;br/&gt;a 7.0 billion dlr rise in April, while manufacturing payrolls&lt;br/&gt;were up 1.6 billion dlrs in May after falling 1.3 billion dlrs&lt;br/&gt;in April.&lt;br/&gt; <text:s text:c="3"/>Farmers&amp;apos; incomes fell 11 billion dlrs in May after&lt;br/&gt;decreasing 6.7 billion dlrs in April due to lower farm subsidy&lt;br/&gt;payments, the department said.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Causes of the Holodomor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Causes_of_the_Holodomo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193];&quot;,&quot;;[.AC193];&quot;,&quot;; TEXT([.AK193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LTLYHVI44OSHT9ZFNEE7SBAPWWX3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0TSNQQ7Q670KAEPJXI1ATQC38WUA9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8:56 GMT 2012</text:p>
          </table:table-cell>
          <table:table-cell office:value-type="string">
            <text:p>Thu Jun 28 23:59:09 GMT 2012</text:p>
          </table:table-cell>
          <table:table-cell office:value-type="string">
            <text:p>Thu Jul 05 16:59:09 PDT 2012</text:p>
          </table:table-cell>
          <table:table-cell office:value-type="string">
            <text:p>Thu Jun 28 18:09:34 PDT 201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80">
            <text:p>380</text:p>
          </table:table-cell>
          <table:table-cell office:value-type="string">
            <text:p>CONTINENTAL AIR HOLDERS TO GET FURTHER PAYMENT&lt;br/&gt;&lt;br/&gt; <text:s text:c="3"/>HOUSTON, March 16 - Texas Air Corp said under a settlement&lt;br/&gt;of class action litigation with &amp;lt;Mutual Shares Corp&amp;gt;, former&lt;br/&gt;minority shareholders of Continental Airlines Inc will receive&lt;br/&gt;an additional 3.75 dlrs per share.&lt;br/&gt; <text:s text:c="3"/>In February, Texas Air acquired the minority interest in&lt;br/&gt;Continental that it did not already own for 16.50 dlrs per&lt;br/&gt;share. Mutual had challenged the adequacy of the price.&lt;br/&gt; <text:s text:c="3"/>Texas Air said any former Continental holder who has sought&lt;br/&gt;appraisal rights under Delaware law may continue to seek the&lt;br/&gt;appraisal remedy in Delaware Chancery Court or accept the&lt;br/&gt;settlement and drop the appraisal process.&lt;br/&gt; <text:s text:c="3"/>Texas Air said the settlement has other terms relating to&lt;br/&gt;employee shareholdrs of Continental, who will receive options&lt;br/&gt;from Texas Air. <text:s/>It did not give details.&lt;br/&gt; <text:s text:c="3"/>The company said the settlement is subject to approval by&lt;br/&gt;the Delaware Chancery Court, which is expected to take about 60&lt;br/&gt;days.&lt;br/&gt; Reuter&lt;br/&gt;</text:p>
          </table:table-cell>
          <table:table-cell office:value-type="string">
            <text:p>Automotive industry in India</text:p>
          </table:table-cell>
          <table:table-cell office:value-type="string">
            <text:p>Continental Airlines</text:p>
          </table:table-cell>
          <table:table-cell office:value-type="string">
            <text:p>http://en.wikipedia.org/wiki/Automotive_industry_in_India</text:p>
          </table:table-cell>
          <table:table-cell office:value-type="string">
            <text:p>http://en.wikipedia.org/wiki/Continental_Airlin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4];&quot;,&quot;;[.AC194];&quot;,&quot;; TEXT([.AK194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LTLYHVI44OSHT9ZFNEE7SBAPWWX3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EYOQ1SNQQ7QLGOA80BCVR12V1LR7A</text:p>
          </table:table-cell>
          <table:table-cell office:value-type="string">
            <text:p>A2AM9D21A7KEZF</text:p>
          </table:table-cell>
          <table:table-cell office:value-type="string">
            <text:p>Approved</text:p>
          </table:table-cell>
          <table:table-cell office:value-type="string">
            <text:p>Thu Jun 28 23:07:54 GMT 2012</text:p>
          </table:table-cell>
          <table:table-cell office:value-type="string">
            <text:p>Thu Jun 28 23:08:07 GMT 2012</text:p>
          </table:table-cell>
          <table:table-cell office:value-type="string">
            <text:p>Thu Jul 05 16:08:07 PDT 2012</text:p>
          </table:table-cell>
          <table:table-cell office:value-type="string">
            <text:p>Thu Jun 28 18:09:34 PDT 201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 office:value-type="string">
            <text:p>100% (4/4)</text:p>
          </table:table-cell>
          <table:table-cell office:value-type="string">
            <text:p>100% (3/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80">
            <text:p>380</text:p>
          </table:table-cell>
          <table:table-cell office:value-type="string">
            <text:p>CONTINENTAL AIR HOLDERS TO GET FURTHER PAYMENT&lt;br/&gt;&lt;br/&gt; <text:s text:c="3"/>HOUSTON, March 16 - Texas Air Corp said under a settlement&lt;br/&gt;of class action litigation with &amp;lt;Mutual Shares Corp&amp;gt;, former&lt;br/&gt;minority shareholders of Continental Airlines Inc will receive&lt;br/&gt;an additional 3.75 dlrs per share.&lt;br/&gt; <text:s text:c="3"/>In February, Texas Air acquired the minority interest in&lt;br/&gt;Continental that it did not already own for 16.50 dlrs per&lt;br/&gt;share. Mutual had challenged the adequacy of the price.&lt;br/&gt; <text:s text:c="3"/>Texas Air said any former Continental holder who has sought&lt;br/&gt;appraisal rights under Delaware law may continue to seek the&lt;br/&gt;appraisal remedy in Delaware Chancery Court or accept the&lt;br/&gt;settlement and drop the appraisal process.&lt;br/&gt; <text:s text:c="3"/>Texas Air said the settlement has other terms relating to&lt;br/&gt;employee shareholdrs of Continental, who will receive options&lt;br/&gt;from Texas Air. <text:s/>It did not give details.&lt;br/&gt; <text:s text:c="3"/>The company said the settlement is subject to approval by&lt;br/&gt;the Delaware Chancery Court, which is expected to take about 60&lt;br/&gt;days.&lt;br/&gt; Reuter&lt;br/&gt;</text:p>
          </table:table-cell>
          <table:table-cell office:value-type="string">
            <text:p>Automotive industry in India</text:p>
          </table:table-cell>
          <table:table-cell office:value-type="string">
            <text:p>Continental Airlines</text:p>
          </table:table-cell>
          <table:table-cell office:value-type="string">
            <text:p>http://en.wikipedia.org/wiki/Automotive_industry_in_India</text:p>
          </table:table-cell>
          <table:table-cell office:value-type="string">
            <text:p>http://en.wikipedia.org/wiki/Continental_Airlin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5];&quot;,&quot;;[.AC195];&quot;,&quot;; TEXT([.AK19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LTLYHVI44OSHT9ZFNEE7SBAPWWX3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BP3V0FK0COKHS26THGKS9LRYHYHOU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9:26 GMT 2012</text:p>
          </table:table-cell>
          <table:table-cell office:value-type="string">
            <text:p>Thu Jun 28 23:19:41 GMT 2012</text:p>
          </table:table-cell>
          <table:table-cell office:value-type="string">
            <text:p>Thu Jul 05 16:19:41 PDT 2012</text:p>
          </table:table-cell>
          <table:table-cell office:value-type="string">
            <text:p>Thu Jun 28 18:09:34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80">
            <text:p>380</text:p>
          </table:table-cell>
          <table:table-cell office:value-type="string">
            <text:p>CONTINENTAL AIR HOLDERS TO GET FURTHER PAYMENT&lt;br/&gt;&lt;br/&gt; <text:s text:c="3"/>HOUSTON, March 16 - Texas Air Corp said under a settlement&lt;br/&gt;of class action litigation with &amp;lt;Mutual Shares Corp&amp;gt;, former&lt;br/&gt;minority shareholders of Continental Airlines Inc will receive&lt;br/&gt;an additional 3.75 dlrs per share.&lt;br/&gt; <text:s text:c="3"/>In February, Texas Air acquired the minority interest in&lt;br/&gt;Continental that it did not already own for 16.50 dlrs per&lt;br/&gt;share. Mutual had challenged the adequacy of the price.&lt;br/&gt; <text:s text:c="3"/>Texas Air said any former Continental holder who has sought&lt;br/&gt;appraisal rights under Delaware law may continue to seek the&lt;br/&gt;appraisal remedy in Delaware Chancery Court or accept the&lt;br/&gt;settlement and drop the appraisal process.&lt;br/&gt; <text:s text:c="3"/>Texas Air said the settlement has other terms relating to&lt;br/&gt;employee shareholdrs of Continental, who will receive options&lt;br/&gt;from Texas Air. <text:s/>It did not give details.&lt;br/&gt; <text:s text:c="3"/>The company said the settlement is subject to approval by&lt;br/&gt;the Delaware Chancery Court, which is expected to take about 60&lt;br/&gt;days.&lt;br/&gt; Reuter&lt;br/&gt;</text:p>
          </table:table-cell>
          <table:table-cell office:value-type="string">
            <text:p>Automotive industry in India</text:p>
          </table:table-cell>
          <table:table-cell office:value-type="string">
            <text:p>Continental Airlines</text:p>
          </table:table-cell>
          <table:table-cell office:value-type="string">
            <text:p>http://en.wikipedia.org/wiki/Automotive_industry_in_India</text:p>
          </table:table-cell>
          <table:table-cell office:value-type="string">
            <text:p>http://en.wikipedia.org/wiki/Continental_Airlin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6];&quot;,&quot;;[.AC196];&quot;,&quot;; TEXT([.AK19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N2W4ZMAZHHR6U3V7YEN3RH1K8AAJ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GMXFCD45XCE8W1XU3BIV3TGRFBWYL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2:08 GMT 2012</text:p>
          </table:table-cell>
          <table:table-cell office:value-type="string">
            <text:p>Fri Jun 29 00:22:27 GMT 2012</text:p>
          </table:table-cell>
          <table:table-cell office:value-type="string">
            <text:p>Thu Jul 05 17:22:27 PDT 2012</text:p>
          </table:table-cell>
          <table:table-cell office:value-type="string">
            <text:p>Thu Jun 28 18:09:26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670">
            <text:p>6670</text:p>
          </table:table-cell>
          <table:table-cell office:value-type="string">
            <text:p>WICKES COS INC &amp;lt;WIX&amp;gt; 4TH QTR LOSS&lt;br/&gt;&lt;br/&gt; <text:s text:c="3"/>SANTA MONICA, Calif., March 19 -&lt;br/&gt; <text:s text:c="3"/>Shr loss two cts vs profit 14 cts&lt;br/&gt; <text:s text:c="3"/>Net loss 2,515,000 vs profit 28,569,000&lt;br/&gt; <text:s text:c="3"/>Sales 1.41 billion vs 885.2 mln&lt;br/&gt; <text:s text:c="3"/>Avg shrs 239.2 mln vs 104.4 mln&lt;br/&gt; <text:s text:c="3"/>Year&lt;br/&gt; <text:s text:c="3"/>Shr profit 33 cts vs profit 47 cts&lt;br/&gt; <text:s text:c="3"/>Net profit 83,750,000 vs profit 76,130,000&lt;br/&gt; <text:s text:c="3"/>Sales 4.77 billion vs 2.81 billion&lt;br/&gt; <text:s text:c="3"/>Avg shrs 198.8 mln vs 98.3 mln&lt;br/&gt; <text:s text:c="3"/>Note: Current qtr and year figures include gains on&lt;br/&gt;securities sales of 3.9 mln dlrs and 38 mln dlrs, respectively.&lt;br/&gt; <text:s text:c="3"/>Prior qtr and year figures include gain on securities sales&lt;br/&gt;of 3.9 mln dlrs.&lt;br/&gt; <text:s text:c="3"/>Current qtr and year figures include extraordinary loss of&lt;br/&gt;6.9 mn dlrs and gain of 9.9 mln dlrs, respectively.&lt;br/&gt; <text:s text:c="3"/>Prior qtr and year figures include operating loss&lt;br/&gt;carryforward gains of 7.6 mln dlrs and 35.5 mln dlrs,&lt;br/&gt;respectively.&lt;br/&gt; <text:s text:c="3"/>Prior qtr and year figures include gains from discontinued&lt;br/&gt;operations of 6.6 mln dlrs and 12.6 mln dlrs, respectively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London_Metal_Exchang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7];&quot;,&quot;;[.AC197];&quot;,&quot;; TEXT([.AK197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N2W4ZMAZHHR6U3V7YEN3RH1K8AAJ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I64BLYHVI4431QPS4ZDVEZSDL01VI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1:12 GMT 2012</text:p>
          </table:table-cell>
          <table:table-cell office:value-type="string">
            <text:p>Thu Jun 28 23:41:24 GMT 2012</text:p>
          </table:table-cell>
          <table:table-cell office:value-type="string">
            <text:p>Thu Jul 05 16:41:24 PDT 2012</text:p>
          </table:table-cell>
          <table:table-cell office:value-type="string">
            <text:p>Thu Jun 28 18:09:26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670">
            <text:p>6670</text:p>
          </table:table-cell>
          <table:table-cell office:value-type="string">
            <text:p>WICKES COS INC &amp;lt;WIX&amp;gt; 4TH QTR LOSS&lt;br/&gt;&lt;br/&gt; <text:s text:c="3"/>SANTA MONICA, Calif., March 19 -&lt;br/&gt; <text:s text:c="3"/>Shr loss two cts vs profit 14 cts&lt;br/&gt; <text:s text:c="3"/>Net loss 2,515,000 vs profit 28,569,000&lt;br/&gt; <text:s text:c="3"/>Sales 1.41 billion vs 885.2 mln&lt;br/&gt; <text:s text:c="3"/>Avg shrs 239.2 mln vs 104.4 mln&lt;br/&gt; <text:s text:c="3"/>Year&lt;br/&gt; <text:s text:c="3"/>Shr profit 33 cts vs profit 47 cts&lt;br/&gt; <text:s text:c="3"/>Net profit 83,750,000 vs profit 76,130,000&lt;br/&gt; <text:s text:c="3"/>Sales 4.77 billion vs 2.81 billion&lt;br/&gt; <text:s text:c="3"/>Avg shrs 198.8 mln vs 98.3 mln&lt;br/&gt; <text:s text:c="3"/>Note: Current qtr and year figures include gains on&lt;br/&gt;securities sales of 3.9 mln dlrs and 38 mln dlrs, respectively.&lt;br/&gt; <text:s text:c="3"/>Prior qtr and year figures include gain on securities sales&lt;br/&gt;of 3.9 mln dlrs.&lt;br/&gt; <text:s text:c="3"/>Current qtr and year figures include extraordinary loss of&lt;br/&gt;6.9 mn dlrs and gain of 9.9 mln dlrs, respectively.&lt;br/&gt; <text:s text:c="3"/>Prior qtr and year figures include operating loss&lt;br/&gt;carryforward gains of 7.6 mln dlrs and 35.5 mln dlrs,&lt;br/&gt;respectively.&lt;br/&gt; <text:s text:c="3"/>Prior qtr and year figures include gains from discontinued&lt;br/&gt;operations of 6.6 mln dlrs and 12.6 mln dlrs, respectively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London_Metal_Exchang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198];&quot;,&quot;;[.AC198];&quot;,&quot;; TEXT([.AK198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N2W4ZMAZHHR6U3V7YEN3RH1K8AAJ3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IBIA0RYNJ922S8R7F2MRTUH07G38A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Fri Jun 29 01:03:00 GMT 2012</text:p>
          </table:table-cell>
          <table:table-cell office:value-type="string">
            <text:p>Fri Jun 29 01:03:43 GMT 2012</text:p>
          </table:table-cell>
          <table:table-cell office:value-type="string">
            <text:p>Thu Jul 05 18:03:43 PDT 2012</text:p>
          </table:table-cell>
          <table:table-cell office:value-type="string">
            <text:p>Thu Jun 28 18:09:26 PDT 2012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670">
            <text:p>6670</text:p>
          </table:table-cell>
          <table:table-cell office:value-type="string">
            <text:p>WICKES COS INC &amp;lt;WIX&amp;gt; 4TH QTR LOSS&lt;br/&gt;&lt;br/&gt; <text:s text:c="3"/>SANTA MONICA, Calif., March 19 -&lt;br/&gt; <text:s text:c="3"/>Shr loss two cts vs profit 14 cts&lt;br/&gt; <text:s text:c="3"/>Net loss 2,515,000 vs profit 28,569,000&lt;br/&gt; <text:s text:c="3"/>Sales 1.41 billion vs 885.2 mln&lt;br/&gt; <text:s text:c="3"/>Avg shrs 239.2 mln vs 104.4 mln&lt;br/&gt; <text:s text:c="3"/>Year&lt;br/&gt; <text:s text:c="3"/>Shr profit 33 cts vs profit 47 cts&lt;br/&gt; <text:s text:c="3"/>Net profit 83,750,000 vs profit 76,130,000&lt;br/&gt; <text:s text:c="3"/>Sales 4.77 billion vs 2.81 billion&lt;br/&gt; <text:s text:c="3"/>Avg shrs 198.8 mln vs 98.3 mln&lt;br/&gt; <text:s text:c="3"/>Note: Current qtr and year figures include gains on&lt;br/&gt;securities sales of 3.9 mln dlrs and 38 mln dlrs, respectively.&lt;br/&gt; <text:s text:c="3"/>Prior qtr and year figures include gain on securities sales&lt;br/&gt;of 3.9 mln dlrs.&lt;br/&gt; <text:s text:c="3"/>Current qtr and year figures include extraordinary loss of&lt;br/&gt;6.9 mn dlrs and gain of 9.9 mln dlrs, respectively.&lt;br/&gt; <text:s text:c="3"/>Prior qtr and year figures include operating loss&lt;br/&gt;carryforward gains of 7.6 mln dlrs and 35.5 mln dlrs,&lt;br/&gt;respectively.&lt;br/&gt; <text:s text:c="3"/>Prior qtr and year figures include gains from discontinued&lt;br/&gt;operations of 6.6 mln dlrs and 12.6 mln dlrs, respectively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London_Metal_Exchange</text:p>
          </table:table-cell>
          <table:table-cell office:value-type="string">
            <text:p>None really relevant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199];&quot;,&quot;;[.AC199];&quot;,&quot;; TEXT([.AK199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NCFBNFSVGULUCXAZ6XNO1FS3EJK6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2O1VP9746OQG1BVXHH6F051SVOK0D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1:04 GMT 2012</text:p>
          </table:table-cell>
          <table:table-cell office:value-type="string">
            <text:p>Fri Jun 29 00:21:18 GMT 2012</text:p>
          </table:table-cell>
          <table:table-cell office:value-type="string">
            <text:p>Thu Jul 05 17:21:18 PDT 2012</text:p>
          </table:table-cell>
          <table:table-cell office:value-type="string">
            <text:p>Thu Jun 28 18:09:21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669">
            <text:p>10669</text:p>
          </table:table-cell>
          <table:table-cell office:value-type="string">
            <text:p>SRI LANKAN GOVERNMENT TO STOP IMPORTING SUGAR&lt;br/&gt;&lt;br/&gt; <text:s text:c="3"/>COLOMBO, March 25 - The Food Department will no longer&lt;br/&gt;import sugar from April 1, senior officials of the Food and&lt;br/&gt;Cooperatives Ministry and the Department told Reuters.&lt;br/&gt; <text:s text:c="3"/>They said the decision was taken after the Sugar Importers&lt;br/&gt;Association asked that the sugar trade be further liberalised.&lt;br/&gt; <text:s text:c="3"/>&amp;quot;The Food Department will cease trading in sugar and will no&lt;br/&gt;longer hold a buffer stock,&amp;quot; a senior official said.&lt;br/&gt; <text:s text:c="3"/>He said the government has finalised an agreement with&lt;br/&gt;E.D.F.Man (Sugar) Ltd under which E.D.F.Man will hold a buffer&lt;br/&gt;stock on the government&amp;apos;s behalf of 20,000 tonnes, against the&lt;br/&gt;45,000 tonne buffer stock usually held by the Department.&lt;br/&gt; <text:s text:c="3"/>Officials said the size of the buffer stock has been&lt;br/&gt;reduced because the private sector will hold its own stocks.&lt;br/&gt; <text:s text:c="3"/>The agreement with E.D.F. Man includes details such as&lt;br/&gt;trigger pricing mechanisms, they said.&lt;br/&gt; <text:s text:c="3"/>Four months ago the Department allowed the private sector&lt;br/&gt;to import sugar without government clearance. The Department&lt;br/&gt;and the private sector each imported around 115,000 tonnes of&lt;br/&gt;sugar last year, when national consumption was 280,000 tonnes.&lt;br/&gt; <text:s text:c="3"/>An Importers Association official said that &amp;quot;even if the&lt;br/&gt;Department no longer imports sugar, we would not necessarily&lt;br/&gt;buy more.&amp;quot;&lt;br/&gt; <text:s text:c="3"/>This is because the Association would still have to compete&lt;br/&gt;with the Cooperatives Wholesale Establishment (CWE), he said.&lt;br/&gt; <text:s text:c="3"/>The CWE is a semi-government body and the official said&lt;br/&gt;arrangements are being made for state cooperatives and holders&lt;br/&gt;of food subsidy stamps to draw their sugar from it, starting&lt;br/&gt;April 1.&lt;br/&gt; <text:s text:c="3"/>Ministry officials said the CWE can either import sugar or&lt;br/&gt;buy it from a local bonded warehousing scheme run by E.D.F. For&lt;br/&gt;the past two years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Germany–Japan relations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Germany–Japan_relation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0];&quot;,&quot;;[.AC200];&quot;,&quot;; TEXT([.AK200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NCFBNFSVGULUCXAZ6XNO1FS3EJK6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MOYB49F9SSSW6P6QYES15H5HJTRV3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2:41 GMT 2012</text:p>
          </table:table-cell>
          <table:table-cell office:value-type="string">
            <text:p>Thu Jun 28 23:23:22 GMT 2012</text:p>
          </table:table-cell>
          <table:table-cell office:value-type="string">
            <text:p>Thu Jul 05 16:23:22 PDT 2012</text:p>
          </table:table-cell>
          <table:table-cell office:value-type="string">
            <text:p>Thu Jun 28 18:09:21 PDT 2012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669">
            <text:p>10669</text:p>
          </table:table-cell>
          <table:table-cell office:value-type="string">
            <text:p>SRI LANKAN GOVERNMENT TO STOP IMPORTING SUGAR&lt;br/&gt;&lt;br/&gt; <text:s text:c="3"/>COLOMBO, March 25 - The Food Department will no longer&lt;br/&gt;import sugar from April 1, senior officials of the Food and&lt;br/&gt;Cooperatives Ministry and the Department told Reuters.&lt;br/&gt; <text:s text:c="3"/>They said the decision was taken after the Sugar Importers&lt;br/&gt;Association asked that the sugar trade be further liberalised.&lt;br/&gt; <text:s text:c="3"/>&amp;quot;The Food Department will cease trading in sugar and will no&lt;br/&gt;longer hold a buffer stock,&amp;quot; a senior official said.&lt;br/&gt; <text:s text:c="3"/>He said the government has finalised an agreement with&lt;br/&gt;E.D.F.Man (Sugar) Ltd under which E.D.F.Man will hold a buffer&lt;br/&gt;stock on the government&amp;apos;s behalf of 20,000 tonnes, against the&lt;br/&gt;45,000 tonne buffer stock usually held by the Department.&lt;br/&gt; <text:s text:c="3"/>Officials said the size of the buffer stock has been&lt;br/&gt;reduced because the private sector will hold its own stocks.&lt;br/&gt; <text:s text:c="3"/>The agreement with E.D.F. Man includes details such as&lt;br/&gt;trigger pricing mechanisms, they said.&lt;br/&gt; <text:s text:c="3"/>Four months ago the Department allowed the private sector&lt;br/&gt;to import sugar without government clearance. The Department&lt;br/&gt;and the private sector each imported around 115,000 tonnes of&lt;br/&gt;sugar last year, when national consumption was 280,000 tonnes.&lt;br/&gt; <text:s text:c="3"/>An Importers Association official said that &amp;quot;even if the&lt;br/&gt;Department no longer imports sugar, we would not necessarily&lt;br/&gt;buy more.&amp;quot;&lt;br/&gt; <text:s text:c="3"/>This is because the Association would still have to compete&lt;br/&gt;with the Cooperatives Wholesale Establishment (CWE), he said.&lt;br/&gt; <text:s text:c="3"/>The CWE is a semi-government body and the official said&lt;br/&gt;arrangements are being made for state cooperatives and holders&lt;br/&gt;of food subsidy stamps to draw their sugar from it, starting&lt;br/&gt;April 1.&lt;br/&gt; <text:s text:c="3"/>Ministry officials said the CWE can either import sugar or&lt;br/&gt;buy it from a local bonded warehousing scheme run by E.D.F. For&lt;br/&gt;the past two years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Germany–Japan relations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Germany–Japan_relation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1];&quot;,&quot;;[.AC201];&quot;,&quot;; TEXT([.AK201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NCFBNFSVGULUCXAZ6XNO1FS3EJK6L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4IIHPCGJ2D2GXR1C780RPPSKDY39Z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Fri Jun 29 01:03:44 GMT 2012</text:p>
          </table:table-cell>
          <table:table-cell office:value-type="string">
            <text:p>Fri Jun 29 01:04:01 GMT 2012</text:p>
          </table:table-cell>
          <table:table-cell office:value-type="string">
            <text:p>Thu Jul 05 18:04:01 PDT 2012</text:p>
          </table:table-cell>
          <table:table-cell office:value-type="string">
            <text:p>Thu Jun 28 18:09:21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669">
            <text:p>10669</text:p>
          </table:table-cell>
          <table:table-cell office:value-type="string">
            <text:p>SRI LANKAN GOVERNMENT TO STOP IMPORTING SUGAR&lt;br/&gt;&lt;br/&gt; <text:s text:c="3"/>COLOMBO, March 25 - The Food Department will no longer&lt;br/&gt;import sugar from April 1, senior officials of the Food and&lt;br/&gt;Cooperatives Ministry and the Department told Reuters.&lt;br/&gt; <text:s text:c="3"/>They said the decision was taken after the Sugar Importers&lt;br/&gt;Association asked that the sugar trade be further liberalised.&lt;br/&gt; <text:s text:c="3"/>&amp;quot;The Food Department will cease trading in sugar and will no&lt;br/&gt;longer hold a buffer stock,&amp;quot; a senior official said.&lt;br/&gt; <text:s text:c="3"/>He said the government has finalised an agreement with&lt;br/&gt;E.D.F.Man (Sugar) Ltd under which E.D.F.Man will hold a buffer&lt;br/&gt;stock on the government&amp;apos;s behalf of 20,000 tonnes, against the&lt;br/&gt;45,000 tonne buffer stock usually held by the Department.&lt;br/&gt; <text:s text:c="3"/>Officials said the size of the buffer stock has been&lt;br/&gt;reduced because the private sector will hold its own stocks.&lt;br/&gt; <text:s text:c="3"/>The agreement with E.D.F. Man includes details such as&lt;br/&gt;trigger pricing mechanisms, they said.&lt;br/&gt; <text:s text:c="3"/>Four months ago the Department allowed the private sector&lt;br/&gt;to import sugar without government clearance. The Department&lt;br/&gt;and the private sector each imported around 115,000 tonnes of&lt;br/&gt;sugar last year, when national consumption was 280,000 tonnes.&lt;br/&gt; <text:s text:c="3"/>An Importers Association official said that &amp;quot;even if the&lt;br/&gt;Department no longer imports sugar, we would not necessarily&lt;br/&gt;buy more.&amp;quot;&lt;br/&gt; <text:s text:c="3"/>This is because the Association would still have to compete&lt;br/&gt;with the Cooperatives Wholesale Establishment (CWE), he said.&lt;br/&gt; <text:s text:c="3"/>The CWE is a semi-government body and the official said&lt;br/&gt;arrangements are being made for state cooperatives and holders&lt;br/&gt;of food subsidy stamps to draw their sugar from it, starting&lt;br/&gt;April 1.&lt;br/&gt; <text:s text:c="3"/>Ministry officials said the CWE can either import sugar or&lt;br/&gt;buy it from a local bonded warehousing scheme run by E.D.F. For&lt;br/&gt;the past two years.&lt;br/&gt; REUTER&lt;br/&gt;</text:p>
          </table:table-cell>
          <table:table-cell office:value-type="string">
            <text:p>2003 in Afghanistan</text:p>
          </table:table-cell>
          <table:table-cell office:value-type="string">
            <text:p>Germany–Japan relations</text:p>
          </table:table-cell>
          <table:table-cell office:value-type="string">
            <text:p>http://en.wikipedia.org/wiki/2003_in_Afghanistan</text:p>
          </table:table-cell>
          <table:table-cell office:value-type="string">
            <text:p>http://en.wikipedia.org/wiki/Germany–Japan_relations</text:p>
          </table:table-cell>
          <table:table-cell office:value-type="string">
            <text:p>None really relevant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202];&quot;,&quot;;[.AC202];&quot;,&quot;; TEXT([.AK20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NJ8N46UXFCDJELHL3ED0NTKIEORT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YM3K4F0OHOV6ASN4UF2T92HGN821C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7:28 GMT 2012</text:p>
          </table:table-cell>
          <table:table-cell office:value-type="string">
            <text:p>Fri Jun 29 00:07:38 GMT 2012</text:p>
          </table:table-cell>
          <table:table-cell office:value-type="string">
            <text:p>Thu Jul 05 17:07:38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6011">
            <text:p>6011</text:p>
          </table:table-cell>
          <table:table-cell office:value-type="string">
            <text:p>&amp;lt;BIRDSBORO CORP&amp;gt; 4TH QTR LOSS&lt;br/&gt;&lt;br/&gt; <text:s text:c="3"/>MIAMI, April 17 -&lt;br/&gt; <text:s text:c="3"/>Shr loss 24 cts vs loss 20 cts&lt;br/&gt; <text:s text:c="3"/>Net loss 1,718,000 vs loss 1,483,000&lt;br/&gt; <text:s text:c="3"/>Sales 7,266,000 vs 6,490,000&lt;br/&gt; <text:s text:c="3"/>Year&lt;br/&gt; <text:s text:c="3"/>Shr loss 1.83 dlrs vs loss 53 cts&lt;br/&gt; <text:s text:c="3"/>Net loss 13.2 mln vs loss 3,833,000&lt;br/&gt; <text:s text:c="3"/>Sales 19.1 mln vs 29.5 mln&lt;br/&gt; <text:s text:c="3"/>NOTE: 1986 year net includes pretax realized loss on&lt;br/&gt;secureity transaction of 4,124,000 dlrs.&lt;br/&gt; <text:s text:c="3"/>Net includes tax credits of 751,000 dlrs vs 606,000 dlrs in&lt;br/&gt;quarter and 1,163,000 dlrs vs 2,289,000 dlrs in year.&lt;br/&gt; <text:s text:c="3"/>1986 net both periods includes gain 1,887,000 dlrs from&lt;br/&gt;pension plan termination.&lt;br/&gt; Reuter&lt;br/&gt;</text:p>
          </table:table-cell>
          <table:table-cell office:value-type="string">
            <text:p>London Metal Exchange</text:p>
          </table:table-cell>
          <table:table-cell office:value-type="string">
            <text:p>Baldness</text:p>
          </table:table-cell>
          <table:table-cell office:value-type="string">
            <text:p>http://en.wikipedia.org/wiki/London_Metal_Exchange</text:p>
          </table:table-cell>
          <table:table-cell office:value-type="string">
            <text:p>http://en.wikipedia.org/wiki/Baldnes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03];&quot;,&quot;;[.AC203];&quot;,&quot;; TEXT([.AK203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NJ8N46UXFCDJELHL3ED0NTKIEORT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U1RJ85OZIZEWVYFWWFOY5EWR8X9X3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7:11 GMT 2012</text:p>
          </table:table-cell>
          <table:table-cell office:value-type="string">
            <text:p>Fri Jun 29 00:17:28 GMT 2012</text:p>
          </table:table-cell>
          <table:table-cell office:value-type="string">
            <text:p>Thu Jul 05 17:17:28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6011">
            <text:p>6011</text:p>
          </table:table-cell>
          <table:table-cell office:value-type="string">
            <text:p>&amp;lt;BIRDSBORO CORP&amp;gt; 4TH QTR LOSS&lt;br/&gt;&lt;br/&gt; <text:s text:c="3"/>MIAMI, April 17 -&lt;br/&gt; <text:s text:c="3"/>Shr loss 24 cts vs loss 20 cts&lt;br/&gt; <text:s text:c="3"/>Net loss 1,718,000 vs loss 1,483,000&lt;br/&gt; <text:s text:c="3"/>Sales 7,266,000 vs 6,490,000&lt;br/&gt; <text:s text:c="3"/>Year&lt;br/&gt; <text:s text:c="3"/>Shr loss 1.83 dlrs vs loss 53 cts&lt;br/&gt; <text:s text:c="3"/>Net loss 13.2 mln vs loss 3,833,000&lt;br/&gt; <text:s text:c="3"/>Sales 19.1 mln vs 29.5 mln&lt;br/&gt; <text:s text:c="3"/>NOTE: 1986 year net includes pretax realized loss on&lt;br/&gt;secureity transaction of 4,124,000 dlrs.&lt;br/&gt; <text:s text:c="3"/>Net includes tax credits of 751,000 dlrs vs 606,000 dlrs in&lt;br/&gt;quarter and 1,163,000 dlrs vs 2,289,000 dlrs in year.&lt;br/&gt; <text:s text:c="3"/>1986 net both periods includes gain 1,887,000 dlrs from&lt;br/&gt;pension plan termination.&lt;br/&gt; Reuter&lt;br/&gt;</text:p>
          </table:table-cell>
          <table:table-cell office:value-type="string">
            <text:p>London Metal Exchange</text:p>
          </table:table-cell>
          <table:table-cell office:value-type="string">
            <text:p>Baldness</text:p>
          </table:table-cell>
          <table:table-cell office:value-type="string">
            <text:p>http://en.wikipedia.org/wiki/London_Metal_Exchange</text:p>
          </table:table-cell>
          <table:table-cell office:value-type="string">
            <text:p>http://en.wikipedia.org/wiki/Baldnes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04];&quot;,&quot;;[.AC204];&quot;,&quot;; TEXT([.AK204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NJ8N46UXFCDJELHL3ED0NTKIEORT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8O2GTP9RA7SK5A6DJPSWF70LXTQV3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31:14 GMT 2012</text:p>
          </table:table-cell>
          <table:table-cell office:value-type="string">
            <text:p>Fri Jun 29 00:31:34 GMT 2012</text:p>
          </table:table-cell>
          <table:table-cell office:value-type="string">
            <text:p>Thu Jul 05 17:31:34 PDT 2012</text:p>
          </table:table-cell>
          <table:table-cell office:value-type="string">
            <text:p>Thu Jun 28 18:09:27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6011">
            <text:p>6011</text:p>
          </table:table-cell>
          <table:table-cell office:value-type="string">
            <text:p>&amp;lt;BIRDSBORO CORP&amp;gt; 4TH QTR LOSS&lt;br/&gt;&lt;br/&gt; <text:s text:c="3"/>MIAMI, April 17 -&lt;br/&gt; <text:s text:c="3"/>Shr loss 24 cts vs loss 20 cts&lt;br/&gt; <text:s text:c="3"/>Net loss 1,718,000 vs loss 1,483,000&lt;br/&gt; <text:s text:c="3"/>Sales 7,266,000 vs 6,490,000&lt;br/&gt; <text:s text:c="3"/>Year&lt;br/&gt; <text:s text:c="3"/>Shr loss 1.83 dlrs vs loss 53 cts&lt;br/&gt; <text:s text:c="3"/>Net loss 13.2 mln vs loss 3,833,000&lt;br/&gt; <text:s text:c="3"/>Sales 19.1 mln vs 29.5 mln&lt;br/&gt; <text:s text:c="3"/>NOTE: 1986 year net includes pretax realized loss on&lt;br/&gt;secureity transaction of 4,124,000 dlrs.&lt;br/&gt; <text:s text:c="3"/>Net includes tax credits of 751,000 dlrs vs 606,000 dlrs in&lt;br/&gt;quarter and 1,163,000 dlrs vs 2,289,000 dlrs in year.&lt;br/&gt; <text:s text:c="3"/>1986 net both periods includes gain 1,887,000 dlrs from&lt;br/&gt;pension plan termination.&lt;br/&gt; Reuter&lt;br/&gt;</text:p>
          </table:table-cell>
          <table:table-cell office:value-type="string">
            <text:p>London Metal Exchange</text:p>
          </table:table-cell>
          <table:table-cell office:value-type="string">
            <text:p>Baldness</text:p>
          </table:table-cell>
          <table:table-cell office:value-type="string">
            <text:p>http://en.wikipedia.org/wiki/London_Metal_Exchange</text:p>
          </table:table-cell>
          <table:table-cell office:value-type="string">
            <text:p>http://en.wikipedia.org/wiki/Baldnes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05];&quot;,&quot;;[.AC205];&quot;,&quot;; TEXT([.AK205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NORLPHIT3HVBJJPPGTNRQ217TLAI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I988MQU6L5OQ40N81OXCAIJHIRVC2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8:08 GMT 2012</text:p>
          </table:table-cell>
          <table:table-cell office:value-type="string">
            <text:p>Thu Jun 28 23:58:34 GMT 2012</text:p>
          </table:table-cell>
          <table:table-cell office:value-type="string">
            <text:p>Thu Jul 05 16:58:34 PDT 2012</text:p>
          </table:table-cell>
          <table:table-cell office:value-type="string">
            <text:p>Thu Jun 28 18:09:17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548">
            <text:p>1548</text:p>
          </table:table-cell>
          <table:table-cell office:value-type="string">
            <text:p>JAPAN FUND &amp;lt;JPN&amp;gt; SEEKERS CONFIDENT OF FINANCING&lt;br/&gt;&lt;br/&gt; <text:s text:c="3"/>NEW YORK, March 5 - The &amp;lt;Sterling Grace Capital Management&lt;br/&gt;L.P.&amp;gt; group said it is confident financing can be arranged if&lt;br/&gt;The Japan Fund&amp;apos;s board recommend&amp;apos;s the group&amp;apos;s acquisition&lt;br/&gt;proposal.&lt;br/&gt; <text:s text:c="3"/>The group, which also includes &amp;lt;Anglo American Security&lt;br/&gt;Fund L.P.&amp;gt; and T.B. Pickens III, Tuesday proposed an entity it&lt;br/&gt;controls acquire for cash all the assets of Japan Fund for 95&lt;br/&gt;pct of the fund&amp;apos;s aggregate net asset value.&lt;br/&gt; <text:s text:c="3"/>The group said it has had a number of meetings over the&lt;br/&gt;past few days with domestic and overseas financial institutions.&lt;br/&gt; <text:s text:c="3"/>The Sterling Grace Capital group said certain of these&lt;br/&gt;institutions have expressed serious interest in providing&lt;br/&gt;financing for the proposed acquisition of Japan Fund, &amp;quot;adding&lt;br/&gt;we are reasonably confident that the financing can be quickly&lt;br/&gt;arranged if the Japan Fund&amp;apos;s board of directors is willing to&lt;br/&gt;recommend the transaction to shareholders.&amp;quot;&lt;br/&gt; Reuter&lt;br/&gt;</text:p>
          </table:table-cell>
          <table:table-cell office:value-type="string">
            <text:p>Economy of Honduras</text:p>
          </table:table-cell>
          <table:table-cell office:value-type="string">
            <text:p>Social Security debate in the United States</text:p>
          </table:table-cell>
          <table:table-cell office:value-type="string">
            <text:p>http://en.wikipedia.org/wiki/Economy_of_Honduras</text:p>
          </table:table-cell>
          <table:table-cell office:value-type="string">
            <text:p>http://en.wikipedia.org/wiki/Social_Security_debate_in_the_United_Stat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06];&quot;,&quot;;[.AC206];&quot;,&quot;; TEXT([.AK206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NORLPHIT3HVBJJPPGTNRQ217TLAI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QEMEGOOGQSC1F6FHCJEQUUU2B0DDM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1:53 GMT 2012</text:p>
          </table:table-cell>
          <table:table-cell office:value-type="string">
            <text:p>Fri Jun 29 00:32:14 GMT 2012</text:p>
          </table:table-cell>
          <table:table-cell office:value-type="string">
            <text:p>Thu Jul 05 17:32:14 PDT 2012</text:p>
          </table:table-cell>
          <table:table-cell office:value-type="string">
            <text:p>Thu Jun 28 18:09:17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548">
            <text:p>1548</text:p>
          </table:table-cell>
          <table:table-cell office:value-type="string">
            <text:p>JAPAN FUND &amp;lt;JPN&amp;gt; SEEKERS CONFIDENT OF FINANCING&lt;br/&gt;&lt;br/&gt; <text:s text:c="3"/>NEW YORK, March 5 - The &amp;lt;Sterling Grace Capital Management&lt;br/&gt;L.P.&amp;gt; group said it is confident financing can be arranged if&lt;br/&gt;The Japan Fund&amp;apos;s board recommend&amp;apos;s the group&amp;apos;s acquisition&lt;br/&gt;proposal.&lt;br/&gt; <text:s text:c="3"/>The group, which also includes &amp;lt;Anglo American Security&lt;br/&gt;Fund L.P.&amp;gt; and T.B. Pickens III, Tuesday proposed an entity it&lt;br/&gt;controls acquire for cash all the assets of Japan Fund for 95&lt;br/&gt;pct of the fund&amp;apos;s aggregate net asset value.&lt;br/&gt; <text:s text:c="3"/>The group said it has had a number of meetings over the&lt;br/&gt;past few days with domestic and overseas financial institutions.&lt;br/&gt; <text:s text:c="3"/>The Sterling Grace Capital group said certain of these&lt;br/&gt;institutions have expressed serious interest in providing&lt;br/&gt;financing for the proposed acquisition of Japan Fund, &amp;quot;adding&lt;br/&gt;we are reasonably confident that the financing can be quickly&lt;br/&gt;arranged if the Japan Fund&amp;apos;s board of directors is willing to&lt;br/&gt;recommend the transaction to shareholders.&amp;quot;&lt;br/&gt; Reuter&lt;br/&gt;</text:p>
          </table:table-cell>
          <table:table-cell office:value-type="string">
            <text:p>Economy of Honduras</text:p>
          </table:table-cell>
          <table:table-cell office:value-type="string">
            <text:p>Social Security debate in the United States</text:p>
          </table:table-cell>
          <table:table-cell office:value-type="string">
            <text:p>http://en.wikipedia.org/wiki/Economy_of_Honduras</text:p>
          </table:table-cell>
          <table:table-cell office:value-type="string">
            <text:p>http://en.wikipedia.org/wiki/Social_Security_debate_in_the_United_Stat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7];&quot;,&quot;;[.AC207];&quot;,&quot;; TEXT([.AK207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NORLPHIT3HVBJJPPGTNRQ217TLAI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P64EGDHDM250H6EU9N6PEZ6QPFCM2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51:11 GMT 2012</text:p>
          </table:table-cell>
          <table:table-cell office:value-type="string">
            <text:p>Thu Jun 28 23:51:45 GMT 2012</text:p>
          </table:table-cell>
          <table:table-cell office:value-type="string">
            <text:p>Thu Jul 05 16:51:45 PDT 2012</text:p>
          </table:table-cell>
          <table:table-cell office:value-type="string">
            <text:p>Thu Jun 28 18:09:17 PDT 2012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548">
            <text:p>1548</text:p>
          </table:table-cell>
          <table:table-cell office:value-type="string">
            <text:p>JAPAN FUND &amp;lt;JPN&amp;gt; SEEKERS CONFIDENT OF FINANCING&lt;br/&gt;&lt;br/&gt; <text:s text:c="3"/>NEW YORK, March 5 - The &amp;lt;Sterling Grace Capital Management&lt;br/&gt;L.P.&amp;gt; group said it is confident financing can be arranged if&lt;br/&gt;The Japan Fund&amp;apos;s board recommend&amp;apos;s the group&amp;apos;s acquisition&lt;br/&gt;proposal.&lt;br/&gt; <text:s text:c="3"/>The group, which also includes &amp;lt;Anglo American Security&lt;br/&gt;Fund L.P.&amp;gt; and T.B. Pickens III, Tuesday proposed an entity it&lt;br/&gt;controls acquire for cash all the assets of Japan Fund for 95&lt;br/&gt;pct of the fund&amp;apos;s aggregate net asset value.&lt;br/&gt; <text:s text:c="3"/>The group said it has had a number of meetings over the&lt;br/&gt;past few days with domestic and overseas financial institutions.&lt;br/&gt; <text:s text:c="3"/>The Sterling Grace Capital group said certain of these&lt;br/&gt;institutions have expressed serious interest in providing&lt;br/&gt;financing for the proposed acquisition of Japan Fund, &amp;quot;adding&lt;br/&gt;we are reasonably confident that the financing can be quickly&lt;br/&gt;arranged if the Japan Fund&amp;apos;s board of directors is willing to&lt;br/&gt;recommend the transaction to shareholders.&amp;quot;&lt;br/&gt; Reuter&lt;br/&gt;</text:p>
          </table:table-cell>
          <table:table-cell office:value-type="string">
            <text:p>Economy of Honduras</text:p>
          </table:table-cell>
          <table:table-cell office:value-type="string">
            <text:p>Social Security debate in the United States</text:p>
          </table:table-cell>
          <table:table-cell office:value-type="string">
            <text:p>http://en.wikipedia.org/wiki/Economy_of_Honduras</text:p>
          </table:table-cell>
          <table:table-cell office:value-type="string">
            <text:p>http://en.wikipedia.org/wiki/Social_Security_debate_in_the_United_Stat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08];&quot;,&quot;;[.AC208];&quot;,&quot;; TEXT([.AK208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OIG5R98D8J3ANV1Z2KN6CG3M35UE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UIW618N46UXUL19C73E1NDSP4VQO0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5:19 GMT 2012</text:p>
          </table:table-cell>
          <table:table-cell office:value-type="string">
            <text:p>Fri Jun 29 00:05:28 GMT 2012</text:p>
          </table:table-cell>
          <table:table-cell office:value-type="string">
            <text:p>Thu Jul 05 17:05:28 PDT 2012</text:p>
          </table:table-cell>
          <table:table-cell office:value-type="string">
            <text:p>Thu Jun 28 18:09:15 PDT 2012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292">
            <text:p>9292</text:p>
          </table:table-cell>
          <table:table-cell office:value-type="string">
            <text:p>U.K. MONEY MARKET GIVEN 106 MLN STG ASSISTANCE&lt;br/&gt;&lt;br/&gt; <text:s text:c="3"/>LONDON, March 11 - The Bank of England said it gave the&lt;br/&gt;money market assistance worth 106 mln stg this afternoon,&lt;br/&gt;buying bank bills at the rates established on Monday.&lt;br/&gt; <text:s text:c="3"/>The Bank bought 11 mln stg of band one bills at 10-3/8 pct&lt;br/&gt;and 95 mln stg of band two paper at 10-5/16 pct. This is the&lt;br/&gt;first time that it has intervened today.&lt;br/&gt; <text:s text:c="3"/>The Bank has revised its estimate of the liquidity shortage&lt;br/&gt;in the market down to 250 mln stg from 300 mln initially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Economic_history_of_Portug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09];&quot;,&quot;;[.AC209];&quot;,&quot;; TEXT([.AK209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OIG5R98D8J3ANV1Z2KN6CG3M35UE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BC274J79KQWLAWSBGLXNCD478NGI0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5:53 GMT 2012</text:p>
          </table:table-cell>
          <table:table-cell office:value-type="string">
            <text:p>Fri Jun 29 00:16:09 GMT 2012</text:p>
          </table:table-cell>
          <table:table-cell office:value-type="string">
            <text:p>Thu Jul 05 17:16:09 PDT 2012</text:p>
          </table:table-cell>
          <table:table-cell office:value-type="string">
            <text:p>Thu Jun 28 18:09:15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292">
            <text:p>9292</text:p>
          </table:table-cell>
          <table:table-cell office:value-type="string">
            <text:p>U.K. MONEY MARKET GIVEN 106 MLN STG ASSISTANCE&lt;br/&gt;&lt;br/&gt; <text:s text:c="3"/>LONDON, March 11 - The Bank of England said it gave the&lt;br/&gt;money market assistance worth 106 mln stg this afternoon,&lt;br/&gt;buying bank bills at the rates established on Monday.&lt;br/&gt; <text:s text:c="3"/>The Bank bought 11 mln stg of band one bills at 10-3/8 pct&lt;br/&gt;and 95 mln stg of band two paper at 10-5/16 pct. This is the&lt;br/&gt;first time that it has intervened today.&lt;br/&gt; <text:s text:c="3"/>The Bank has revised its estimate of the liquidity shortage&lt;br/&gt;in the market down to 250 mln stg from 300 mln initially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Economic_history_of_Portug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10];&quot;,&quot;;[.AC210];&quot;,&quot;; TEXT([.AK21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OIG5R98D8J3ANV1Z2KN6CG3M35UE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L5PGFL6VCPWEIFSK69O31S7UYDL6G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8:47 GMT 2012</text:p>
          </table:table-cell>
          <table:table-cell office:value-type="string">
            <text:p>Thu Jun 28 23:39:16 GMT 2012</text:p>
          </table:table-cell>
          <table:table-cell office:value-type="string">
            <text:p>Thu Jul 05 16:39:16 PDT 2012</text:p>
          </table:table-cell>
          <table:table-cell office:value-type="string">
            <text:p>Thu Jun 28 18:09:15 PDT 201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9292">
            <text:p>9292</text:p>
          </table:table-cell>
          <table:table-cell office:value-type="string">
            <text:p>U.K. MONEY MARKET GIVEN 106 MLN STG ASSISTANCE&lt;br/&gt;&lt;br/&gt; <text:s text:c="3"/>LONDON, March 11 - The Bank of England said it gave the&lt;br/&gt;money market assistance worth 106 mln stg this afternoon,&lt;br/&gt;buying bank bills at the rates established on Monday.&lt;br/&gt; <text:s text:c="3"/>The Bank bought 11 mln stg of band one bills at 10-3/8 pct&lt;br/&gt;and 95 mln stg of band two paper at 10-5/16 pct. This is the&lt;br/&gt;first time that it has intervened today.&lt;br/&gt; <text:s text:c="3"/>The Bank has revised its estimate of the liquidity shortage&lt;br/&gt;in the market down to 250 mln stg from 300 mln initially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Economic history of Portugal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Economic_history_of_Portuga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1];&quot;,&quot;;[.AC211];&quot;,&quot;; TEXT([.AK211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OV1X3V0FK0C3TQOLBD7XKK9LIHMF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8GCCF0CP5KX426SPSOYO4PM9Y9VWB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6:17 GMT 2012</text:p>
          </table:table-cell>
          <table:table-cell office:value-type="string">
            <text:p>Fri Jun 29 00:06:24 GMT 2012</text:p>
          </table:table-cell>
          <table:table-cell office:value-type="string">
            <text:p>Thu Jul 05 17:06:24 PDT 2012</text:p>
          </table:table-cell>
          <table:table-cell office:value-type="string">
            <text:p>Thu Jun 28 18:09:32 PDT 2012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30">
            <text:p>130</text:p>
          </table:table-cell>
          <table:table-cell office:value-type="string">
            <text:p>WALL STREET STOCKS/CHRYSLER &amp;lt;C&amp;gt;, AMC &amp;lt;AMO&amp;gt;&lt;br/&gt;&lt;br/&gt; <text:s text:c="3"/>DETROIT, March 9 - The proposed 757 mln dlr deal under&lt;br/&gt;which Chrysler Corp would acquire American Motors Corp was&lt;br/&gt;described by analysts as a reasonable deal for both companies.&lt;br/&gt; <text:s text:c="3"/>Ronald Glantz of Montgomery Securities said AMC common&lt;br/&gt;stock could be fairly valued at &amp;quot;just under five dlrs a share&amp;quot;&lt;br/&gt;given changes brought by tax reform and that Chrysler&amp;apos;s offer&lt;br/&gt;to pay four dlrs a share of Chrysler stock to AMC holders other&lt;br/&gt;than Renault as a &amp;quot;a good price for Chrysler.&lt;br/&gt; <text:s text:c="3"/>AMC common shares opened at four dlrs this morning after&lt;br/&gt;the Renault-Chrysler announcement, up 3/8, while Chrysler&lt;br/&gt;shares lost 1/4 to 52-1/4.&lt;br/&gt; <text:s text:c="3"/>Though AMC issued a statement saying that it was studying&lt;br/&gt;the proposed buyout and had no other comment, Glantz said he&lt;br/&gt;regarded the proposal as a &amp;quot;done deal&amp;quot; because &amp;quot;I can&amp;apos;t believe&lt;br/&gt;anybody else would make a bid.&amp;quot;&lt;br/&gt; <text:s text:c="3"/>&amp;quot;It&amp;apos;s a reasonable deal for both sides,&amp;quot; the analyst told&lt;br/&gt;Reuters.&lt;br/&gt; <text:s text:c="3"/>&amp;quot;Chrysler gets the jeep franchise and the (new AMC)&lt;br/&gt;Bramalea, Ontario, plant and the (new Renault) Premier&lt;br/&gt;(mid-sized car) and AMC&amp;apos;s sales will go up because buyers will&lt;br/&gt;have more confidence that the manufacturer will still be around&lt;br/&gt;to service the products,&amp;quot; Glantz said.&lt;br/&gt; <text:s text:c="3"/>Analyst Thomas O&amp;apos;Grady said Chrysler would be getting more&lt;br/&gt;manufacturing capacity, including a brand-new plant in Canada,&lt;br/&gt;for a bargain price and Renault would be getting some return&lt;br/&gt;after its prolonged loss-making investment in AMC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John Rudderham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John_Rudderha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2];&quot;,&quot;;[.AC212];&quot;,&quot;; TEXT([.AK212];&quot;#&quot;))" office:value-type="string" office:string-value="LAU_ET_AL,TRACER,2">
            <text:p>LAU_ET_AL,TRACER,2</text:p>
          </table:table-cell>
          <table:table-cell table:number-columns-repeated="10"/>
        </table:table-row>
        <table:table-row table:style-name="ro1">
          <table:table-cell office:value-type="string">
            <text:p>2OV1X3V0FK0C3TQOLBD7XKK9LIHMF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J0D8J3VE7WS72B3JQUMKK8AVD5ZJJ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50:14 GMT 2012</text:p>
          </table:table-cell>
          <table:table-cell office:value-type="string">
            <text:p>Thu Jun 28 23:50:38 GMT 2012</text:p>
          </table:table-cell>
          <table:table-cell office:value-type="string">
            <text:p>Thu Jul 05 16:50:38 PDT 2012</text:p>
          </table:table-cell>
          <table:table-cell office:value-type="string">
            <text:p>Thu Jun 28 18:09:33 PDT 201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30">
            <text:p>130</text:p>
          </table:table-cell>
          <table:table-cell office:value-type="string">
            <text:p>WALL STREET STOCKS/CHRYSLER &amp;lt;C&amp;gt;, AMC &amp;lt;AMO&amp;gt;&lt;br/&gt;&lt;br/&gt; <text:s text:c="3"/>DETROIT, March 9 - The proposed 757 mln dlr deal under&lt;br/&gt;which Chrysler Corp would acquire American Motors Corp was&lt;br/&gt;described by analysts as a reasonable deal for both companies.&lt;br/&gt; <text:s text:c="3"/>Ronald Glantz of Montgomery Securities said AMC common&lt;br/&gt;stock could be fairly valued at &amp;quot;just under five dlrs a share&amp;quot;&lt;br/&gt;given changes brought by tax reform and that Chrysler&amp;apos;s offer&lt;br/&gt;to pay four dlrs a share of Chrysler stock to AMC holders other&lt;br/&gt;than Renault as a &amp;quot;a good price for Chrysler.&lt;br/&gt; <text:s text:c="3"/>AMC common shares opened at four dlrs this morning after&lt;br/&gt;the Renault-Chrysler announcement, up 3/8, while Chrysler&lt;br/&gt;shares lost 1/4 to 52-1/4.&lt;br/&gt; <text:s text:c="3"/>Though AMC issued a statement saying that it was studying&lt;br/&gt;the proposed buyout and had no other comment, Glantz said he&lt;br/&gt;regarded the proposal as a &amp;quot;done deal&amp;quot; because &amp;quot;I can&amp;apos;t believe&lt;br/&gt;anybody else would make a bid.&amp;quot;&lt;br/&gt; <text:s text:c="3"/>&amp;quot;It&amp;apos;s a reasonable deal for both sides,&amp;quot; the analyst told&lt;br/&gt;Reuters.&lt;br/&gt; <text:s text:c="3"/>&amp;quot;Chrysler gets the jeep franchise and the (new AMC)&lt;br/&gt;Bramalea, Ontario, plant and the (new Renault) Premier&lt;br/&gt;(mid-sized car) and AMC&amp;apos;s sales will go up because buyers will&lt;br/&gt;have more confidence that the manufacturer will still be around&lt;br/&gt;to service the products,&amp;quot; Glantz said.&lt;br/&gt; <text:s text:c="3"/>Analyst Thomas O&amp;apos;Grady said Chrysler would be getting more&lt;br/&gt;manufacturing capacity, including a brand-new plant in Canada,&lt;br/&gt;for a bargain price and Renault would be getting some return&lt;br/&gt;after its prolonged loss-making investment in AMC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John Rudderham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John_Rudderha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13];&quot;,&quot;;[.AC213];&quot;,&quot;; TEXT([.AK213];&quot;#&quot;))" office:value-type="string" office:string-value="LAU_ET_AL,TRACER,1">
            <text:p>LAU_ET_AL,TRACER,1</text:p>
          </table:table-cell>
          <table:table-cell table:number-columns-repeated="10"/>
        </table:table-row>
        <table:table-row table:style-name="ro1">
          <table:table-cell office:value-type="string">
            <text:p>2OV1X3V0FK0C3TQOLBD7XKK9LIHMFV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76RSQV66RLPWRH8O5NA3KI64YUC47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5:35 GMT 2012</text:p>
          </table:table-cell>
          <table:table-cell office:value-type="string">
            <text:p>Thu Jun 28 23:46:28 GMT 2012</text:p>
          </table:table-cell>
          <table:table-cell office:value-type="string">
            <text:p>Thu Jul 05 16:46:28 PDT 2012</text:p>
          </table:table-cell>
          <table:table-cell office:value-type="string">
            <text:p>Thu Jun 28 18:09:32 PDT 2012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30">
            <text:p>130</text:p>
          </table:table-cell>
          <table:table-cell office:value-type="string">
            <text:p>WALL STREET STOCKS/CHRYSLER &amp;lt;C&amp;gt;, AMC &amp;lt;AMO&amp;gt;&lt;br/&gt;&lt;br/&gt; <text:s text:c="3"/>DETROIT, March 9 - The proposed 757 mln dlr deal under&lt;br/&gt;which Chrysler Corp would acquire American Motors Corp was&lt;br/&gt;described by analysts as a reasonable deal for both companies.&lt;br/&gt; <text:s text:c="3"/>Ronald Glantz of Montgomery Securities said AMC common&lt;br/&gt;stock could be fairly valued at &amp;quot;just under five dlrs a share&amp;quot;&lt;br/&gt;given changes brought by tax reform and that Chrysler&amp;apos;s offer&lt;br/&gt;to pay four dlrs a share of Chrysler stock to AMC holders other&lt;br/&gt;than Renault as a &amp;quot;a good price for Chrysler.&lt;br/&gt; <text:s text:c="3"/>AMC common shares opened at four dlrs this morning after&lt;br/&gt;the Renault-Chrysler announcement, up 3/8, while Chrysler&lt;br/&gt;shares lost 1/4 to 52-1/4.&lt;br/&gt; <text:s text:c="3"/>Though AMC issued a statement saying that it was studying&lt;br/&gt;the proposed buyout and had no other comment, Glantz said he&lt;br/&gt;regarded the proposal as a &amp;quot;done deal&amp;quot; because &amp;quot;I can&amp;apos;t believe&lt;br/&gt;anybody else would make a bid.&amp;quot;&lt;br/&gt; <text:s text:c="3"/>&amp;quot;It&amp;apos;s a reasonable deal for both sides,&amp;quot; the analyst told&lt;br/&gt;Reuters.&lt;br/&gt; <text:s text:c="3"/>&amp;quot;Chrysler gets the jeep franchise and the (new AMC)&lt;br/&gt;Bramalea, Ontario, plant and the (new Renault) Premier&lt;br/&gt;(mid-sized car) and AMC&amp;apos;s sales will go up because buyers will&lt;br/&gt;have more confidence that the manufacturer will still be around&lt;br/&gt;to service the products,&amp;quot; Glantz said.&lt;br/&gt; <text:s text:c="3"/>Analyst Thomas O&amp;apos;Grady said Chrysler would be getting more&lt;br/&gt;manufacturing capacity, including a brand-new plant in Canada,&lt;br/&gt;for a bargain price and Renault would be getting some return&lt;br/&gt;after its prolonged loss-making investment in AMC.&lt;br/&gt; Reuter&lt;br/&gt;</text:p>
          </table:table-cell>
          <table:table-cell office:value-type="string">
            <text:p>Economy of the People's Republic of China</text:p>
          </table:table-cell>
          <table:table-cell office:value-type="string">
            <text:p>John Rudderham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http://en.wikipedia.org/wiki/John_Rudderham</text:p>
          </table:table-cell>
          <table:table-cell office:value-type="string">
            <text:p>None is relevant, so just picked the first one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214];&quot;,&quot;;[.AC214];&quot;,&quot;; TEXT([.AK214];&quot;#&quot;))" office:value-type="string" office:string-value="LAU_ET_AL,TRACER,1">
            <text:p>LAU_ET_AL,TRACER,1</text:p>
          </table:table-cell>
          <table:table-cell table:number-columns-repeated="10"/>
        </table:table-row>
        <table:table-row table:style-name="ro1">
          <table:table-cell office:value-type="string">
            <text:p>2P0UB2YU98JH729GAVRFJJ9IO25AM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FLYMNCWYB49UIGXZRO19JONU4HQMM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9:06 GMT 2012</text:p>
          </table:table-cell>
          <table:table-cell office:value-type="string">
            <text:p>Fri Jun 29 00:29:26 GMT 2012</text:p>
          </table:table-cell>
          <table:table-cell office:value-type="string">
            <text:p>Thu Jul 05 17:29:26 PDT 2012</text:p>
          </table:table-cell>
          <table:table-cell office:value-type="string">
            <text:p>Thu Jun 28 18:09:49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75">
            <text:p>10475</text:p>
          </table:table-cell>
          <table:table-cell office:value-type="string">
            <text:p>ROTTERDAM GRAIN HANDLERS STAGE LIGHTNING STRIKES&lt;br/&gt;&lt;br/&gt; <text:s text:c="3"/>ROTTERDAM, April 1 - Lightning strikes hit the grain sector&lt;br/&gt;of the port of Rotterdam today after employers turned down&lt;br/&gt;union demands for shorter working hours in a new labour&lt;br/&gt;agreement, transport union FNV spokesman Bert Duim said.&lt;br/&gt; <text:s text:c="3"/>Around 140 grain handlers stopped work, 125 of them at the&lt;br/&gt;two Europoort locations of Graan Elevator Mij (GEM), which&lt;br/&gt;handles about 95 pct of grain, oilseeds and derivatives passing&lt;br/&gt;through Rotterdam.&lt;br/&gt; <text:s text:c="3"/>GEM managing director Pieter van der Vorm said the&lt;br/&gt;facilities were 40 pct operational.&lt;br/&gt; <text:s text:c="3"/>The employers had invited the unions for talks later today,&lt;br/&gt;but details of the labour agreement would not be on the agenda,&lt;br/&gt;Van der Vorm said.&lt;br/&gt; <text:s text:c="3"/>It is barely one month since the end of an eight-week&lt;br/&gt;campaign of lightning strikes against redundancies in&lt;br/&gt;Rotterdam&amp;apos;s general cargo sector, which stevedoring companies&lt;br/&gt;said cost them millions of guilders.&lt;br/&gt; REUTER&lt;br/&gt;</text:p>
          </table:table-cell>
          <table:table-cell office:value-type="string">
            <text:p>United Kingdom labour law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United_Kingdom_labour_law</text:p>
          </table:table-cell>
          <table:table-cell office:value-type="string">
            <text:p>http://en.wikipedia.org/wiki/Subprime_mortgage_crisis_solutions_deba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15];&quot;,&quot;;[.AC215];&quot;,&quot;; TEXT([.AK21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P0UB2YU98JH729GAVRFJJ9IO25AM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40LZ6R70G5ROH1DQDMEFWSSVY8O8M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3:09 GMT 2012</text:p>
          </table:table-cell>
          <table:table-cell office:value-type="string">
            <text:p>Thu Jun 28 23:43:28 GMT 2012</text:p>
          </table:table-cell>
          <table:table-cell office:value-type="string">
            <text:p>Thu Jul 05 16:43:28 PDT 2012</text:p>
          </table:table-cell>
          <table:table-cell office:value-type="string">
            <text:p>Thu Jun 28 18:09:49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75">
            <text:p>10475</text:p>
          </table:table-cell>
          <table:table-cell office:value-type="string">
            <text:p>ROTTERDAM GRAIN HANDLERS STAGE LIGHTNING STRIKES&lt;br/&gt;&lt;br/&gt; <text:s text:c="3"/>ROTTERDAM, April 1 - Lightning strikes hit the grain sector&lt;br/&gt;of the port of Rotterdam today after employers turned down&lt;br/&gt;union demands for shorter working hours in a new labour&lt;br/&gt;agreement, transport union FNV spokesman Bert Duim said.&lt;br/&gt; <text:s text:c="3"/>Around 140 grain handlers stopped work, 125 of them at the&lt;br/&gt;two Europoort locations of Graan Elevator Mij (GEM), which&lt;br/&gt;handles about 95 pct of grain, oilseeds and derivatives passing&lt;br/&gt;through Rotterdam.&lt;br/&gt; <text:s text:c="3"/>GEM managing director Pieter van der Vorm said the&lt;br/&gt;facilities were 40 pct operational.&lt;br/&gt; <text:s text:c="3"/>The employers had invited the unions for talks later today,&lt;br/&gt;but details of the labour agreement would not be on the agenda,&lt;br/&gt;Van der Vorm said.&lt;br/&gt; <text:s text:c="3"/>It is barely one month since the end of an eight-week&lt;br/&gt;campaign of lightning strikes against redundancies in&lt;br/&gt;Rotterdam&amp;apos;s general cargo sector, which stevedoring companies&lt;br/&gt;said cost them millions of guilders.&lt;br/&gt; REUTER&lt;br/&gt;</text:p>
          </table:table-cell>
          <table:table-cell office:value-type="string">
            <text:p>United Kingdom labour law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United_Kingdom_labour_law</text:p>
          </table:table-cell>
          <table:table-cell office:value-type="string">
            <text:p>http://en.wikipedia.org/wiki/Subprime_mortgage_crisis_solutions_debat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6];&quot;,&quot;;[.AC216];&quot;,&quot;; TEXT([.AK216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P0UB2YU98JH729GAVRFJJ9IO25AM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2O1VP9746OQG1BVXHH6F051SVQ0KV</text:p>
          </table:table-cell>
          <table:table-cell office:value-type="string">
            <text:p>ACS62XDG6GAV4</text:p>
          </table:table-cell>
          <table:table-cell office:value-type="string">
            <text:p>Approved</text:p>
          </table:table-cell>
          <table:table-cell office:value-type="string">
            <text:p>Fri Jun 29 00:58:06 GMT 2012</text:p>
          </table:table-cell>
          <table:table-cell office:value-type="string">
            <text:p>Fri Jun 29 00:59:37 GMT 2012</text:p>
          </table:table-cell>
          <table:table-cell office:value-type="string">
            <text:p>Thu Jul 05 17:59:37 PDT 2012</text:p>
          </table:table-cell>
          <table:table-cell office:value-type="string">
            <text:p>Thu Jun 28 18:09:49 PDT 2012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3" office:value-type="string">
            <text:p>100% (2/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475">
            <text:p>10475</text:p>
          </table:table-cell>
          <table:table-cell office:value-type="string">
            <text:p>ROTTERDAM GRAIN HANDLERS STAGE LIGHTNING STRIKES&lt;br/&gt;&lt;br/&gt; <text:s text:c="3"/>ROTTERDAM, April 1 - Lightning strikes hit the grain sector&lt;br/&gt;of the port of Rotterdam today after employers turned down&lt;br/&gt;union demands for shorter working hours in a new labour&lt;br/&gt;agreement, transport union FNV spokesman Bert Duim said.&lt;br/&gt; <text:s text:c="3"/>Around 140 grain handlers stopped work, 125 of them at the&lt;br/&gt;two Europoort locations of Graan Elevator Mij (GEM), which&lt;br/&gt;handles about 95 pct of grain, oilseeds and derivatives passing&lt;br/&gt;through Rotterdam.&lt;br/&gt; <text:s text:c="3"/>GEM managing director Pieter van der Vorm said the&lt;br/&gt;facilities were 40 pct operational.&lt;br/&gt; <text:s text:c="3"/>The employers had invited the unions for talks later today,&lt;br/&gt;but details of the labour agreement would not be on the agenda,&lt;br/&gt;Van der Vorm said.&lt;br/&gt; <text:s text:c="3"/>It is barely one month since the end of an eight-week&lt;br/&gt;campaign of lightning strikes against redundancies in&lt;br/&gt;Rotterdam&amp;apos;s general cargo sector, which stevedoring companies&lt;br/&gt;said cost them millions of guilders.&lt;br/&gt; REUTER&lt;br/&gt;</text:p>
          </table:table-cell>
          <table:table-cell office:value-type="string">
            <text:p>United Kingdom labour law</text:p>
          </table:table-cell>
          <table:table-cell office:value-type="string">
            <text:p>Subprime mortgage crisis solutions debate</text:p>
          </table:table-cell>
          <table:table-cell office:value-type="string">
            <text:p>http://en.wikipedia.org/wiki/United_Kingdom_labour_law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Interesting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217];&quot;,&quot;;[.AC217];&quot;,&quot;; TEXT([.AK21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P1HSTLB3L0FQSXNVLAERREVEWCUI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8SLWSBRI8IUQBMZGIAH0TLB5WC2EV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9:32 GMT 2012</text:p>
          </table:table-cell>
          <table:table-cell office:value-type="string">
            <text:p>Fri Jun 29 00:10:01 GMT 2012</text:p>
          </table:table-cell>
          <table:table-cell office:value-type="string">
            <text:p>Thu Jul 05 17:10:01 PDT 2012</text:p>
          </table:table-cell>
          <table:table-cell office:value-type="string">
            <text:p>Thu Jun 28 18:09:40 PDT 201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5367">
            <text:p>5367</text:p>
          </table:table-cell>
          <table:table-cell office:value-type="string">
            <text:p>THE BANKING CENTER &amp;lt;TBCX.O&amp;gt; 3RD QTR NET&lt;br/&gt;&lt;br/&gt; <text:s text:c="3"/>WATERBURY, Conn., Oct 19 -&lt;br/&gt; <text:s text:c="3"/>Shr 25 cts&lt;br/&gt; <text:s text:c="3"/>Net 3,081,000 vs 2,063,000&lt;br/&gt; <text:s text:c="3"/>Nine months&lt;br/&gt; <text:s text:c="3"/>Shr 86 cts&lt;br/&gt; <text:s text:c="3"/>Net 10.5 mln vs 6,966,000&lt;br/&gt; <text:s text:c="3"/>Assets 1.43 billion vs 1.30 billion&lt;br/&gt; <text:s text:c="3"/>Deposits 912.5 mln vs 875.8 mln&lt;br/&gt; <text:s text:c="3"/>NOTE: Company converted to a stock savings bank on Aug 13,&lt;br/&gt;1986.&lt;br/&gt; <text:s text:c="3"/>1986 results include operations of Realtech Realtors, which&lt;br/&gt;was acquired in 1986.&lt;br/&gt; <text:s text:c="3"/>1987 results include operations of Burgdorff Realtors,&lt;br/&gt;acquired in December 1986; Cornerstone Mortgage Co, acquired in&lt;br/&gt;July 1987; Centerbank Mortgage Co, acquired in July 1987; and&lt;br/&gt;Center Capital Corp, formed in August 1987.&lt;br/&gt; Reuter&lt;br/&gt;</text:p>
          </table:table-cell>
          <table:table-cell office:value-type="string">
            <text:p>London Metal Exchange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London_Metal_Exchange</text:p>
          </table:table-cell>
          <table:table-cell office:value-type="string">
            <text:p>http://en.wikipedia.org/wiki/Subprime_crisis_impact_timelin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8];&quot;,&quot;;[.AC218];&quot;,&quot;; TEXT([.AK21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P1HSTLB3L0FQSXNVLAERREVEWCUI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PI0ONNVRH1KWXXJN127ENV9NV7WNV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8:38 GMT 2012</text:p>
          </table:table-cell>
          <table:table-cell office:value-type="string">
            <text:p>Fri Jun 29 00:19:01 GMT 2012</text:p>
          </table:table-cell>
          <table:table-cell office:value-type="string">
            <text:p>Thu Jul 05 17:19:01 PDT 2012</text:p>
          </table:table-cell>
          <table:table-cell office:value-type="string">
            <text:p>Thu Jun 28 18:09:40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5367">
            <text:p>5367</text:p>
          </table:table-cell>
          <table:table-cell office:value-type="string">
            <text:p>THE BANKING CENTER &amp;lt;TBCX.O&amp;gt; 3RD QTR NET&lt;br/&gt;&lt;br/&gt; <text:s text:c="3"/>WATERBURY, Conn., Oct 19 -&lt;br/&gt; <text:s text:c="3"/>Shr 25 cts&lt;br/&gt; <text:s text:c="3"/>Net 3,081,000 vs 2,063,000&lt;br/&gt; <text:s text:c="3"/>Nine months&lt;br/&gt; <text:s text:c="3"/>Shr 86 cts&lt;br/&gt; <text:s text:c="3"/>Net 10.5 mln vs 6,966,000&lt;br/&gt; <text:s text:c="3"/>Assets 1.43 billion vs 1.30 billion&lt;br/&gt; <text:s text:c="3"/>Deposits 912.5 mln vs 875.8 mln&lt;br/&gt; <text:s text:c="3"/>NOTE: Company converted to a stock savings bank on Aug 13,&lt;br/&gt;1986.&lt;br/&gt; <text:s text:c="3"/>1986 results include operations of Realtech Realtors, which&lt;br/&gt;was acquired in 1986.&lt;br/&gt; <text:s text:c="3"/>1987 results include operations of Burgdorff Realtors,&lt;br/&gt;acquired in December 1986; Cornerstone Mortgage Co, acquired in&lt;br/&gt;July 1987; Centerbank Mortgage Co, acquired in July 1987; and&lt;br/&gt;Center Capital Corp, formed in August 1987.&lt;br/&gt; Reuter&lt;br/&gt;</text:p>
          </table:table-cell>
          <table:table-cell office:value-type="string">
            <text:p>London Metal Exchange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London_Metal_Exchange</text:p>
          </table:table-cell>
          <table:table-cell office:value-type="string">
            <text:p>http://en.wikipedia.org/wiki/Subprime_crisis_impact_timelin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19];&quot;,&quot;;[.AC219];&quot;,&quot;; TEXT([.AK219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P1HSTLB3L0FQSXNVLAERREVEWCUI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E70OHOVR14ICTC7SJTHMCWA88D56C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8:46 GMT 2012</text:p>
          </table:table-cell>
          <table:table-cell office:value-type="string">
            <text:p>Thu Jun 28 23:29:22 GMT 2012</text:p>
          </table:table-cell>
          <table:table-cell office:value-type="string">
            <text:p>Thu Jul 05 16:29:22 PDT 2012</text:p>
          </table:table-cell>
          <table:table-cell office:value-type="string">
            <text:p>Thu Jun 28 18:09:40 PDT 2012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5367">
            <text:p>5367</text:p>
          </table:table-cell>
          <table:table-cell office:value-type="string">
            <text:p>THE BANKING CENTER &amp;lt;TBCX.O&amp;gt; 3RD QTR NET&lt;br/&gt;&lt;br/&gt; <text:s text:c="3"/>WATERBURY, Conn., Oct 19 -&lt;br/&gt; <text:s text:c="3"/>Shr 25 cts&lt;br/&gt; <text:s text:c="3"/>Net 3,081,000 vs 2,063,000&lt;br/&gt; <text:s text:c="3"/>Nine months&lt;br/&gt; <text:s text:c="3"/>Shr 86 cts&lt;br/&gt; <text:s text:c="3"/>Net 10.5 mln vs 6,966,000&lt;br/&gt; <text:s text:c="3"/>Assets 1.43 billion vs 1.30 billion&lt;br/&gt; <text:s text:c="3"/>Deposits 912.5 mln vs 875.8 mln&lt;br/&gt; <text:s text:c="3"/>NOTE: Company converted to a stock savings bank on Aug 13,&lt;br/&gt;1986.&lt;br/&gt; <text:s text:c="3"/>1986 results include operations of Realtech Realtors, which&lt;br/&gt;was acquired in 1986.&lt;br/&gt; <text:s text:c="3"/>1987 results include operations of Burgdorff Realtors,&lt;br/&gt;acquired in December 1986; Cornerstone Mortgage Co, acquired in&lt;br/&gt;July 1987; Centerbank Mortgage Co, acquired in July 1987; and&lt;br/&gt;Center Capital Corp, formed in August 1987.&lt;br/&gt; Reuter&lt;br/&gt;</text:p>
          </table:table-cell>
          <table:table-cell office:value-type="string">
            <text:p>London Metal Exchange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London_Metal_Exchange</text:p>
          </table:table-cell>
          <table:table-cell office:value-type="string">
            <text:p>http://en.wikipedia.org/wiki/Subprime_crisis_impact_timelin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0];&quot;,&quot;;[.AC220];&quot;,&quot;; TEXT([.AK22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PFMB3Q39Z0BL3HTD3VE3STVRB1UJ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DI39Z0B6UTOL2SJ22KVZKGPY37NYL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4:20 GMT 2012</text:p>
          </table:table-cell>
          <table:table-cell office:value-type="string">
            <text:p>Fri Jun 29 00:04:38 GMT 2012</text:p>
          </table:table-cell>
          <table:table-cell office:value-type="string">
            <text:p>Thu Jul 05 17:04:38 PDT 2012</text:p>
          </table:table-cell>
          <table:table-cell office:value-type="string">
            <text:p>Thu Jun 28 18:09:50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733">
            <text:p>9733</text:p>
          </table:table-cell>
          <table:table-cell office:value-type="string">
            <text:p>LAWSON SAYS U.K. ELECTION NOT ONLY EMS BAR&lt;br/&gt;&lt;br/&gt; <text:s text:c="3"/>KNOKKE-HEIST, Belgium, April 5 - British Chancellor of the&lt;br/&gt;Exchequer Nigel Lawson said the next U.K. Election was not the&lt;br/&gt;only element standing in the way of full British membership of&lt;br/&gt;the European Monetary System (EMS).&lt;br/&gt; <text:s text:c="3"/>But he added that arguments against joining had weakened.&lt;br/&gt; <text:s text:c="3"/>Prime Minister Margaret Thatcher, widely believed to be the&lt;br/&gt;strongest government opponent of full EMS membership, has made&lt;br/&gt;clear she does not expect to consider joining until after the&lt;br/&gt;next UK election, due by mid-1988 at the latest.&lt;br/&gt; <text:s text:c="3"/>But Lawson, in answer to a question, told reporters after&lt;br/&gt;an informal European Community finance ministers&amp;apos; meeting here&lt;br/&gt;that other factors apart from the upcoming election stood in&lt;br/&gt;the way of full membership.&lt;br/&gt; <text:s text:c="3"/>In addition to the question of the exchange rates at which&lt;br/&gt;Britain should enter the EMS&amp;apos;s core exchange rate mechanism,&lt;br/&gt;there was also the impact of sterling membership on the system&lt;br/&gt;to be considered, he said.&lt;br/&gt; <text:s text:c="3"/>British entry would change the EMS from a monopolar system&lt;br/&gt;based on the West German mark to a bipolar mark-sterling&lt;br/&gt;system, he noted. &amp;quot;We have to make sure it would work.&amp;quot;&lt;br/&gt; <text:s text:c="3"/>But Lawson added that some of the considerations that had&lt;br/&gt;made it difficult for Britain to join in the past now posed&lt;br/&gt;less of a problem.&lt;br/&gt; <text:s text:c="3"/>As an example he cited sterling&amp;apos;s role as a petrocurrency,&lt;br/&gt;which he said was diminishing. &amp;quot;That argument has clearly&lt;br/&gt;weakened,&amp;quot; he said.&lt;br/&gt; <text:s text:c="3"/>Lawson restated that the government was keeping the&lt;br/&gt;question of membership under review.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Future enlargement of the European Union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Future_enlargement_of_the_European_Un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1];&quot;,&quot;;[.AC221];&quot;,&quot;; TEXT([.AK221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PFMB3Q39Z0BL3HTD3VE3STVRB1UJ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XLL0XULRGNTQSRRTNO5NP7N8DW4Q5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7:31 GMT 2012</text:p>
          </table:table-cell>
          <table:table-cell office:value-type="string">
            <text:p>Fri Jun 29 00:17:57 GMT 2012</text:p>
          </table:table-cell>
          <table:table-cell office:value-type="string">
            <text:p>Thu Jul 05 17:17:57 PDT 2012</text:p>
          </table:table-cell>
          <table:table-cell office:value-type="string">
            <text:p>Thu Jun 28 18:09:50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733">
            <text:p>9733</text:p>
          </table:table-cell>
          <table:table-cell office:value-type="string">
            <text:p>LAWSON SAYS U.K. ELECTION NOT ONLY EMS BAR&lt;br/&gt;&lt;br/&gt; <text:s text:c="3"/>KNOKKE-HEIST, Belgium, April 5 - British Chancellor of the&lt;br/&gt;Exchequer Nigel Lawson said the next U.K. Election was not the&lt;br/&gt;only element standing in the way of full British membership of&lt;br/&gt;the European Monetary System (EMS).&lt;br/&gt; <text:s text:c="3"/>But he added that arguments against joining had weakened.&lt;br/&gt; <text:s text:c="3"/>Prime Minister Margaret Thatcher, widely believed to be the&lt;br/&gt;strongest government opponent of full EMS membership, has made&lt;br/&gt;clear she does not expect to consider joining until after the&lt;br/&gt;next UK election, due by mid-1988 at the latest.&lt;br/&gt; <text:s text:c="3"/>But Lawson, in answer to a question, told reporters after&lt;br/&gt;an informal European Community finance ministers&amp;apos; meeting here&lt;br/&gt;that other factors apart from the upcoming election stood in&lt;br/&gt;the way of full membership.&lt;br/&gt; <text:s text:c="3"/>In addition to the question of the exchange rates at which&lt;br/&gt;Britain should enter the EMS&amp;apos;s core exchange rate mechanism,&lt;br/&gt;there was also the impact of sterling membership on the system&lt;br/&gt;to be considered, he said.&lt;br/&gt; <text:s text:c="3"/>British entry would change the EMS from a monopolar system&lt;br/&gt;based on the West German mark to a bipolar mark-sterling&lt;br/&gt;system, he noted. &amp;quot;We have to make sure it would work.&amp;quot;&lt;br/&gt; <text:s text:c="3"/>But Lawson added that some of the considerations that had&lt;br/&gt;made it difficult for Britain to join in the past now posed&lt;br/&gt;less of a problem.&lt;br/&gt; <text:s text:c="3"/>As an example he cited sterling&amp;apos;s role as a petrocurrency,&lt;br/&gt;which he said was diminishing. &amp;quot;That argument has clearly&lt;br/&gt;weakened,&amp;quot; he said.&lt;br/&gt; <text:s text:c="3"/>Lawson restated that the government was keeping the&lt;br/&gt;question of membership under review.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Future enlargement of the European Union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Future_enlargement_of_the_European_Un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2];&quot;,&quot;;[.AC222];&quot;,&quot;; TEXT([.AK222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PFMB3Q39Z0BL3HTD3VE3STVRB1UJY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MPKNQY2RCJKLCN0LD8R8KUIC1M3S9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31:55 GMT 2012</text:p>
          </table:table-cell>
          <table:table-cell office:value-type="string">
            <text:p>Fri Jun 29 00:32:13 GMT 2012</text:p>
          </table:table-cell>
          <table:table-cell office:value-type="string">
            <text:p>Thu Jul 05 17:32:13 PDT 2012</text:p>
          </table:table-cell>
          <table:table-cell office:value-type="string">
            <text:p>Thu Jun 28 18:09:50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733">
            <text:p>9733</text:p>
          </table:table-cell>
          <table:table-cell office:value-type="string">
            <text:p>LAWSON SAYS U.K. ELECTION NOT ONLY EMS BAR&lt;br/&gt;&lt;br/&gt; <text:s text:c="3"/>KNOKKE-HEIST, Belgium, April 5 - British Chancellor of the&lt;br/&gt;Exchequer Nigel Lawson said the next U.K. Election was not the&lt;br/&gt;only element standing in the way of full British membership of&lt;br/&gt;the European Monetary System (EMS).&lt;br/&gt; <text:s text:c="3"/>But he added that arguments against joining had weakened.&lt;br/&gt; <text:s text:c="3"/>Prime Minister Margaret Thatcher, widely believed to be the&lt;br/&gt;strongest government opponent of full EMS membership, has made&lt;br/&gt;clear she does not expect to consider joining until after the&lt;br/&gt;next UK election, due by mid-1988 at the latest.&lt;br/&gt; <text:s text:c="3"/>But Lawson, in answer to a question, told reporters after&lt;br/&gt;an informal European Community finance ministers&amp;apos; meeting here&lt;br/&gt;that other factors apart from the upcoming election stood in&lt;br/&gt;the way of full membership.&lt;br/&gt; <text:s text:c="3"/>In addition to the question of the exchange rates at which&lt;br/&gt;Britain should enter the EMS&amp;apos;s core exchange rate mechanism,&lt;br/&gt;there was also the impact of sterling membership on the system&lt;br/&gt;to be considered, he said.&lt;br/&gt; <text:s text:c="3"/>British entry would change the EMS from a monopolar system&lt;br/&gt;based on the West German mark to a bipolar mark-sterling&lt;br/&gt;system, he noted. &amp;quot;We have to make sure it would work.&amp;quot;&lt;br/&gt; <text:s text:c="3"/>But Lawson added that some of the considerations that had&lt;br/&gt;made it difficult for Britain to join in the past now posed&lt;br/&gt;less of a problem.&lt;br/&gt; <text:s text:c="3"/>As an example he cited sterling&amp;apos;s role as a petrocurrency,&lt;br/&gt;which he said was diminishing. &amp;quot;That argument has clearly&lt;br/&gt;weakened,&amp;quot; he said.&lt;br/&gt; <text:s text:c="3"/>Lawson restated that the government was keeping the&lt;br/&gt;question of membership under review.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Future enlargement of the European Union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Future_enlargement_of_the_European_Unio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3];&quot;,&quot;;[.AC223];&quot;,&quot;; TEXT([.AK223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PG1THV8ER9YN2BPPWQSU5KFHJNP2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CJCJK63ZVE3W0OP1S1QHJL5TEQY9X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8:34 GMT 2012</text:p>
          </table:table-cell>
          <table:table-cell office:value-type="string">
            <text:p>Thu Jun 28 23:58:55 GMT 2012</text:p>
          </table:table-cell>
          <table:table-cell office:value-type="string">
            <text:p>Thu Jul 05 16:58:55 PDT 2012</text:p>
          </table:table-cell>
          <table:table-cell office:value-type="string">
            <text:p>Thu Jun 28 18:09:40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322">
            <text:p>6322</text:p>
          </table:table-cell>
          <table:table-cell office:value-type="string">
            <text:p>CRI INSURED II &amp;lt;CII&amp;gt; ESTIMATES DIVIDENDS&lt;br/&gt;&lt;br/&gt; <text:s text:c="3"/>ROCKVILLE, Md., March 31 - CRI Insured Mortgage Investments&lt;br/&gt;II Inc said it expects to distribute about 1.55 to 1.65 dlrs&lt;br/&gt;per share from operations for all of 1987 and about 1.68 to&lt;br/&gt;1.75 dlrs including the proceeds of the gain from the sale of&lt;br/&gt;the Brighton Meadows mortgage through January 31.&lt;br/&gt; <text:s text:c="3"/>The company today paid a dividend of 1.1646 dlrs per share.&lt;br/&gt; Its first two quarterly payments, in September and December,&lt;br/&gt;were 42.5 cts each.&lt;br/&gt; <text:s text:c="3"/>CRI said it has not yet declared a distribution on the Park&lt;br/&gt;Meadows loan disposition.&lt;br/&gt; Reuter&lt;br/&gt;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http://en.wikipedia.org/wiki/Dodd–Frank_Wall_Street_Reform_and_Consumer_Protection_Act</text:p>
          </table:table-cell>
          <table:table-cell office:value-type="string">
            <text:p>http://en.wikipedia.org/wiki/History_of_the_petroleum_industry_in_Canada_(frontier_exploration_and_developmen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24];&quot;,&quot;;[.AC224];&quot;,&quot;; TEXT([.AK22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PG1THV8ER9YN2BPPWQSU5KFHJNP2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UEN9U8P9Y3885K2PDJU6IM0L4MFW8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0:44 GMT 2012</text:p>
          </table:table-cell>
          <table:table-cell office:value-type="string">
            <text:p>Fri Jun 29 00:31:02 GMT 2012</text:p>
          </table:table-cell>
          <table:table-cell office:value-type="string">
            <text:p>Thu Jul 05 17:31:02 PDT 2012</text:p>
          </table:table-cell>
          <table:table-cell office:value-type="string">
            <text:p>Thu Jun 28 18:09:41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322">
            <text:p>6322</text:p>
          </table:table-cell>
          <table:table-cell office:value-type="string">
            <text:p>CRI INSURED II &amp;lt;CII&amp;gt; ESTIMATES DIVIDENDS&lt;br/&gt;&lt;br/&gt; <text:s text:c="3"/>ROCKVILLE, Md., March 31 - CRI Insured Mortgage Investments&lt;br/&gt;II Inc said it expects to distribute about 1.55 to 1.65 dlrs&lt;br/&gt;per share from operations for all of 1987 and about 1.68 to&lt;br/&gt;1.75 dlrs including the proceeds of the gain from the sale of&lt;br/&gt;the Brighton Meadows mortgage through January 31.&lt;br/&gt; <text:s text:c="3"/>The company today paid a dividend of 1.1646 dlrs per share.&lt;br/&gt; Its first two quarterly payments, in September and December,&lt;br/&gt;were 42.5 cts each.&lt;br/&gt; <text:s text:c="3"/>CRI said it has not yet declared a distribution on the Park&lt;br/&gt;Meadows loan disposition.&lt;br/&gt; Reuter&lt;br/&gt;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http://en.wikipedia.org/wiki/Dodd–Frank_Wall_Street_Reform_and_Consumer_Protection_Act</text:p>
          </table:table-cell>
          <table:table-cell office:value-type="string">
            <text:p>http://en.wikipedia.org/wiki/History_of_the_petroleum_industry_in_Canada_(frontier_exploration_and_developmen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25];&quot;,&quot;;[.AC225];&quot;,&quot;; TEXT([.AK22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PG1THV8ER9YN2BPPWQSU5KFHJNP2A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XW6UXFCD45XRNHSK2ETSIN3VRYWUL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8:12 GMT 2012</text:p>
          </table:table-cell>
          <table:table-cell office:value-type="string">
            <text:p>Thu Jun 28 23:28:45 GMT 2012</text:p>
          </table:table-cell>
          <table:table-cell office:value-type="string">
            <text:p>Thu Jul 05 16:28:45 PDT 2012</text:p>
          </table:table-cell>
          <table:table-cell office:value-type="string">
            <text:p>Thu Jun 28 18:09:41 PDT 2012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322">
            <text:p>6322</text:p>
          </table:table-cell>
          <table:table-cell office:value-type="string">
            <text:p>CRI INSURED II &amp;lt;CII&amp;gt; ESTIMATES DIVIDENDS&lt;br/&gt;&lt;br/&gt; <text:s text:c="3"/>ROCKVILLE, Md., March 31 - CRI Insured Mortgage Investments&lt;br/&gt;II Inc said it expects to distribute about 1.55 to 1.65 dlrs&lt;br/&gt;per share from operations for all of 1987 and about 1.68 to&lt;br/&gt;1.75 dlrs including the proceeds of the gain from the sale of&lt;br/&gt;the Brighton Meadows mortgage through January 31.&lt;br/&gt; <text:s text:c="3"/>The company today paid a dividend of 1.1646 dlrs per share.&lt;br/&gt; Its first two quarterly payments, in September and December,&lt;br/&gt;were 42.5 cts each.&lt;br/&gt; <text:s text:c="3"/>CRI said it has not yet declared a distribution on the Park&lt;br/&gt;Meadows loan disposition.&lt;br/&gt; Reuter&lt;br/&gt;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http://en.wikipedia.org/wiki/Dodd–Frank_Wall_Street_Reform_and_Consumer_Protection_Act</text:p>
          </table:table-cell>
          <table:table-cell office:value-type="string">
            <text:p>http://en.wikipedia.org/wiki/History_of_the_petroleum_industry_in_Canada_(frontier_exploration_and_development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26];&quot;,&quot;;[.AC226];&quot;,&quot;; TEXT([.AK22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PI6UFBNFSVG9U38GFJWENG1FJOI4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77B0HFL42J107TDIHT7U0IGHVU0LX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7:17 GMT 2012</text:p>
          </table:table-cell>
          <table:table-cell office:value-type="string">
            <text:p>Fri Jun 29 00:27:42 GMT 2012</text:p>
          </table:table-cell>
          <table:table-cell office:value-type="string">
            <text:p>Thu Jul 05 17:27:42 PDT 2012</text:p>
          </table:table-cell>
          <table:table-cell office:value-type="string">
            <text:p>Thu Jun 28 18:09:33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577">
            <text:p>1577</text:p>
          </table:table-cell>
          <table:table-cell office:value-type="string">
            <text:p>CHICAGO MILWAUKEE &amp;lt;CHG&amp;gt; GREETS SHEARSON STAKE&lt;br/&gt;&lt;br/&gt; <text:s text:c="3"/>CHICAGO, March 6 - Chicago Milwaukee Corp said it welcomed&lt;br/&gt;an investment by Shearson Lehman Brothers Inc in its company.&lt;br/&gt; <text:s text:c="3"/>Yesterday, Shearson Lehman, a subsidiary of American&lt;br/&gt;Express Co (AXP), disclosed in a Securities and Exchange&lt;br/&gt;Commission filing that it holds a 5.35 pct interest in Chicago&lt;br/&gt;Milwaukee.&lt;br/&gt; <text:s text:c="3"/>Chicago Milwaukee&amp;apos;s stock edged up 2-1/8 to 138 on turnover&lt;br/&gt;of 8,100 shares, as one of the biggest gainers on the NYSE. The&lt;br/&gt;stock has been trading in a 154 to 128 range for the last 52&lt;br/&gt;weeks.&lt;br/&gt; <text:s text:c="3"/>Edwin Jacobson, Chicago Milwaukee president, declined to&lt;br/&gt;comment on movement of the company&amp;apos;s stock but said,&amp;quot;From an&lt;br/&gt;investment point of view, we are pleased to have Shearson,&lt;br/&gt;Lehman as a substantial investor.&amp;quot;&lt;br/&gt; <text:s text:c="3"/>Shearson, Lehman purchased the shares for investment&lt;br/&gt;purposes and may continue buying shares depending on market&lt;br/&gt;conditions, according to the filing.&lt;br/&gt; <text:s text:c="3"/>Chicago Milwaukee, which sold its railroad interests to Soo&lt;br/&gt;Line Railroad Co (SOO) in February 1985, currently manages and&lt;br/&gt;sells its real estate which consists of 28,000 parcels in 11&lt;br/&gt;states.&lt;br/&gt; Reuter&lt;br/&gt;</text:p>
          </table:table-cell>
          <table:table-cell office:value-type="string">
            <text:p>Timeline of Class I railroads (1910–1929)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Timeline_of_Class_I_railroads_(1910–1929)</text:p>
          </table:table-cell>
          <table:table-cell office:value-type="string">
            <text:p>http://en.wikipedia.org/wiki/Subprime_crisis_impact_timelin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7];&quot;,&quot;;[.AC227];&quot;,&quot;; TEXT([.AK227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PI6UFBNFSVG9U38GFJWENG1FJOI4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V12HECWA6X3DX0HMA3PDKXPVTWLKK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2:47 GMT 2012</text:p>
          </table:table-cell>
          <table:table-cell office:value-type="string">
            <text:p>Thu Jun 28 23:13:02 GMT 2012</text:p>
          </table:table-cell>
          <table:table-cell office:value-type="string">
            <text:p>Thu Jul 05 16:13:02 PDT 2012</text:p>
          </table:table-cell>
          <table:table-cell office:value-type="string">
            <text:p>Thu Jun 28 18:09:34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577">
            <text:p>1577</text:p>
          </table:table-cell>
          <table:table-cell office:value-type="string">
            <text:p>CHICAGO MILWAUKEE &amp;lt;CHG&amp;gt; GREETS SHEARSON STAKE&lt;br/&gt;&lt;br/&gt; <text:s text:c="3"/>CHICAGO, March 6 - Chicago Milwaukee Corp said it welcomed&lt;br/&gt;an investment by Shearson Lehman Brothers Inc in its company.&lt;br/&gt; <text:s text:c="3"/>Yesterday, Shearson Lehman, a subsidiary of American&lt;br/&gt;Express Co (AXP), disclosed in a Securities and Exchange&lt;br/&gt;Commission filing that it holds a 5.35 pct interest in Chicago&lt;br/&gt;Milwaukee.&lt;br/&gt; <text:s text:c="3"/>Chicago Milwaukee&amp;apos;s stock edged up 2-1/8 to 138 on turnover&lt;br/&gt;of 8,100 shares, as one of the biggest gainers on the NYSE. The&lt;br/&gt;stock has been trading in a 154 to 128 range for the last 52&lt;br/&gt;weeks.&lt;br/&gt; <text:s text:c="3"/>Edwin Jacobson, Chicago Milwaukee president, declined to&lt;br/&gt;comment on movement of the company&amp;apos;s stock but said,&amp;quot;From an&lt;br/&gt;investment point of view, we are pleased to have Shearson,&lt;br/&gt;Lehman as a substantial investor.&amp;quot;&lt;br/&gt; <text:s text:c="3"/>Shearson, Lehman purchased the shares for investment&lt;br/&gt;purposes and may continue buying shares depending on market&lt;br/&gt;conditions, according to the filing.&lt;br/&gt; <text:s text:c="3"/>Chicago Milwaukee, which sold its railroad interests to Soo&lt;br/&gt;Line Railroad Co (SOO) in February 1985, currently manages and&lt;br/&gt;sells its real estate which consists of 28,000 parcels in 11&lt;br/&gt;states.&lt;br/&gt; Reuter&lt;br/&gt;</text:p>
          </table:table-cell>
          <table:table-cell office:value-type="string">
            <text:p>Timeline of Class I railroads (1910–1929)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Timeline_of_Class_I_railroads_(1910–1929)</text:p>
          </table:table-cell>
          <table:table-cell office:value-type="string">
            <text:p>http://en.wikipedia.org/wiki/Subprime_crisis_impact_timelin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28];&quot;,&quot;;[.AC228];&quot;,&quot;; TEXT([.AK228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PI6UFBNFSVG9U38GFJWENG1FJOI4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QKNTL0XULRG22ZOAWDD55FP9YJO2M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Fri Jun 29 01:00:47 GMT 2012</text:p>
          </table:table-cell>
          <table:table-cell office:value-type="string">
            <text:p>Fri Jun 29 01:01:24 GMT 2012</text:p>
          </table:table-cell>
          <table:table-cell office:value-type="string">
            <text:p>Thu Jul 05 18:01:24 PDT 2012</text:p>
          </table:table-cell>
          <table:table-cell office:value-type="string">
            <text:p>Thu Jun 28 18:09:34 PDT 201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577">
            <text:p>1577</text:p>
          </table:table-cell>
          <table:table-cell office:value-type="string">
            <text:p>CHICAGO MILWAUKEE &amp;lt;CHG&amp;gt; GREETS SHEARSON STAKE&lt;br/&gt;&lt;br/&gt; <text:s text:c="3"/>CHICAGO, March 6 - Chicago Milwaukee Corp said it welcomed&lt;br/&gt;an investment by Shearson Lehman Brothers Inc in its company.&lt;br/&gt; <text:s text:c="3"/>Yesterday, Shearson Lehman, a subsidiary of American&lt;br/&gt;Express Co (AXP), disclosed in a Securities and Exchange&lt;br/&gt;Commission filing that it holds a 5.35 pct interest in Chicago&lt;br/&gt;Milwaukee.&lt;br/&gt; <text:s text:c="3"/>Chicago Milwaukee&amp;apos;s stock edged up 2-1/8 to 138 on turnover&lt;br/&gt;of 8,100 shares, as one of the biggest gainers on the NYSE. The&lt;br/&gt;stock has been trading in a 154 to 128 range for the last 52&lt;br/&gt;weeks.&lt;br/&gt; <text:s text:c="3"/>Edwin Jacobson, Chicago Milwaukee president, declined to&lt;br/&gt;comment on movement of the company&amp;apos;s stock but said,&amp;quot;From an&lt;br/&gt;investment point of view, we are pleased to have Shearson,&lt;br/&gt;Lehman as a substantial investor.&amp;quot;&lt;br/&gt; <text:s text:c="3"/>Shearson, Lehman purchased the shares for investment&lt;br/&gt;purposes and may continue buying shares depending on market&lt;br/&gt;conditions, according to the filing.&lt;br/&gt; <text:s text:c="3"/>Chicago Milwaukee, which sold its railroad interests to Soo&lt;br/&gt;Line Railroad Co (SOO) in February 1985, currently manages and&lt;br/&gt;sells its real estate which consists of 28,000 parcels in 11&lt;br/&gt;states.&lt;br/&gt; Reuter&lt;br/&gt;</text:p>
          </table:table-cell>
          <table:table-cell office:value-type="string">
            <text:p>Timeline of Class I railroads (1910–1929)</text:p>
          </table:table-cell>
          <table:table-cell office:value-type="string">
            <text:p>Subprime crisis impact timeline</text:p>
          </table:table-cell>
          <table:table-cell office:value-type="string">
            <text:p>http://en.wikipedia.org/wiki/Timeline_of_Class_I_railroads_(1910–1929)</text:p>
          </table:table-cell>
          <table:table-cell office:value-type="string">
            <text:p>http://en.wikipedia.org/wiki/Subprime_crisis_impact_timeline</text:p>
          </table:table-cell>
          <table:table-cell office:value-type="string">
            <text:p>None really relevant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229];&quot;,&quot;;[.AC229];&quot;,&quot;; TEXT([.AK229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PZ88MQU6L5OQ40N81OXCAIJFY1CV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R5M25L8I9NZBF5J6GFECQW7VJHISM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6:57 GMT 2012</text:p>
          </table:table-cell>
          <table:table-cell office:value-type="string">
            <text:p>Fri Jun 29 00:07:09 GMT 2012</text:p>
          </table:table-cell>
          <table:table-cell office:value-type="string">
            <text:p>Thu Jul 05 17:07:09 PDT 2012</text:p>
          </table:table-cell>
          <table:table-cell office:value-type="string">
            <text:p>Thu Jun 28 18:09:13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738">
            <text:p>3738</text:p>
          </table:table-cell>
          <table:table-cell office:value-type="string">
            <text:p>MERCHANTS &amp;lt;MCHN.O&amp;gt; TO REPORT 2ND QTR LOSS&lt;br/&gt;&lt;br/&gt; <text:s text:c="3"/>INDIANAPOLIS, June 2 - Merchants National Corp, with 3.7&lt;br/&gt;billion dlrs in assets, said it will report a loss of 13 mln&lt;br/&gt;dlrs for the second quarter due to its decision to increase its&lt;br/&gt;provision for losses by 30 mln dlrs, mainly due to&lt;br/&gt;uncertainties surrounding Latin American debt.&lt;br/&gt; <text:s text:c="3"/>In the second quarter last year, Merchants reported net&lt;br/&gt;income of 6.2 mln dlrs or 68 cts a share.&lt;br/&gt; <text:s text:c="3"/>As a result of the increased loan loss provision, the bank&lt;br/&gt;said the allowance for loan losses will increase from 1.4 pct&lt;br/&gt;to 2.5 pct of the bank&amp;apos;s total loans. The bank said its expects&lt;br/&gt;to report estimated net of over 15 mln dlrs for 1987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Wesleyan_University_peop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0];&quot;,&quot;;[.AC230];&quot;,&quot;; TEXT([.AK23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PZ88MQU6L5OQ40N81OXCAIJFY1CV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IQ1THV8ER9YN2BPPWQSU5KFJ3E2PG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4:15 GMT 2012</text:p>
          </table:table-cell>
          <table:table-cell office:value-type="string">
            <text:p>Fri Jun 29 00:14:33 GMT 2012</text:p>
          </table:table-cell>
          <table:table-cell office:value-type="string">
            <text:p>Thu Jul 05 17:14:33 PDT 2012</text:p>
          </table:table-cell>
          <table:table-cell office:value-type="string">
            <text:p>Thu Jun 28 18:09:13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738">
            <text:p>3738</text:p>
          </table:table-cell>
          <table:table-cell office:value-type="string">
            <text:p>MERCHANTS &amp;lt;MCHN.O&amp;gt; TO REPORT 2ND QTR LOSS&lt;br/&gt;&lt;br/&gt; <text:s text:c="3"/>INDIANAPOLIS, June 2 - Merchants National Corp, with 3.7&lt;br/&gt;billion dlrs in assets, said it will report a loss of 13 mln&lt;br/&gt;dlrs for the second quarter due to its decision to increase its&lt;br/&gt;provision for losses by 30 mln dlrs, mainly due to&lt;br/&gt;uncertainties surrounding Latin American debt.&lt;br/&gt; <text:s text:c="3"/>In the second quarter last year, Merchants reported net&lt;br/&gt;income of 6.2 mln dlrs or 68 cts a share.&lt;br/&gt; <text:s text:c="3"/>As a result of the increased loan loss provision, the bank&lt;br/&gt;said the allowance for loan losses will increase from 1.4 pct&lt;br/&gt;to 2.5 pct of the bank&amp;apos;s total loans. The bank said its expects&lt;br/&gt;to report estimated net of over 15 mln dlrs for 1987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Wesleyan_University_peop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1];&quot;,&quot;;[.AC231];&quot;,&quot;; TEXT([.AK231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PZ88MQU6L5OQ40N81OXCAIJFY1CVR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VJGNTBJ3MMDCE3UEXX2SHB9OO9AWQ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30:05 GMT 2012</text:p>
          </table:table-cell>
          <table:table-cell office:value-type="string">
            <text:p>Fri Jun 29 00:30:24 GMT 2012</text:p>
          </table:table-cell>
          <table:table-cell office:value-type="string">
            <text:p>Thu Jul 05 17:30:24 PDT 2012</text:p>
          </table:table-cell>
          <table:table-cell office:value-type="string">
            <text:p>Thu Jun 28 18:09:14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738">
            <text:p>3738</text:p>
          </table:table-cell>
          <table:table-cell office:value-type="string">
            <text:p>MERCHANTS &amp;lt;MCHN.O&amp;gt; TO REPORT 2ND QTR LOSS&lt;br/&gt;&lt;br/&gt; <text:s text:c="3"/>INDIANAPOLIS, June 2 - Merchants National Corp, with 3.7&lt;br/&gt;billion dlrs in assets, said it will report a loss of 13 mln&lt;br/&gt;dlrs for the second quarter due to its decision to increase its&lt;br/&gt;provision for losses by 30 mln dlrs, mainly due to&lt;br/&gt;uncertainties surrounding Latin American debt.&lt;br/&gt; <text:s text:c="3"/>In the second quarter last year, Merchants reported net&lt;br/&gt;income of 6.2 mln dlrs or 68 cts a share.&lt;br/&gt; <text:s text:c="3"/>As a result of the increased loan loss provision, the bank&lt;br/&gt;said the allowance for loan losses will increase from 1.4 pct&lt;br/&gt;to 2.5 pct of the bank&amp;apos;s total loans. The bank said its expects&lt;br/&gt;to report estimated net of over 15 mln dlrs for 1987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Wesleyan University people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Wesleyan_University_peopl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32];&quot;,&quot;;[.AC232];&quot;,&quot;; TEXT([.AK23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QFBNVP3TVOKK33OCBP7YEOZFPC03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IEZ9O9Z6KW4EVY4ORIRTFQ0QYZC3N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2:31 GMT 2012</text:p>
          </table:table-cell>
          <table:table-cell office:value-type="string">
            <text:p>Fri Jun 29 00:12:46 GMT 2012</text:p>
          </table:table-cell>
          <table:table-cell office:value-type="string">
            <text:p>Thu Jul 05 17:12:46 PDT 2012</text:p>
          </table:table-cell>
          <table:table-cell office:value-type="string">
            <text:p>Thu Jun 28 18:16:27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32">
            <text:p>1132</text:p>
          </table:table-cell>
          <table:table-cell office:value-type="string">
            <text:p>QUEST &amp;lt;QBIO&amp;gt; SIGNS PACT WITH ALZA &amp;lt;AZA&amp;gt;&lt;br/&gt;&lt;br/&gt; <text:s text:c="3"/>DETROIT, March 31 - Quest Biotechnology Inc said its Quest&lt;br/&gt;Blood Substitute Inc subsidiary executed an agreement with Alza&lt;br/&gt;Corp &amp;lt;AZA&amp;gt; which will make Alza a preferred shareholder of its&lt;br/&gt;subsidiary.&lt;br/&gt; <text:s text:c="3"/>Quest said the agreement also offers Alza the right to&lt;br/&gt;acquire up to 25 pct of the unit&amp;apos;s equity in exchange for the&lt;br/&gt;acquisition of patent rights to Alza technology in an area&lt;br/&gt;where Quest has an interest.&lt;br/&gt; <text:s text:c="3"/>Quest also said its signed a merger agreement with &amp;lt;Hunt&lt;br/&gt;Research Corp&amp;gt; and its affiliate &amp;lt;ICAS Corp&amp;gt;. Quest said it&lt;br/&gt;expects to complete the merger within the next several weeks.&lt;br/&gt; Reuter&lt;br/&gt;</text:p>
          </table:table-cell>
          <table:table-cell office:value-type="string">
            <text:p>The Real Adventures of Jonny Quest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The_Real_Adventures_of_Jonny_Quest</text:p>
          </table:table-cell>
          <table:table-cell office:value-type="string">
            <text:p>http://en.wikipedia.org/wiki/United_Kingdom_corporation_tax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3];&quot;,&quot;;[.AC233];&quot;,&quot;; TEXT([.AK233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QFBNVP3TVOKK33OCBP7YEOZFPC03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GK8SV7WGKCCAU98JKU3UHAPSFOR1G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3:07 GMT 2012</text:p>
          </table:table-cell>
          <table:table-cell office:value-type="string">
            <text:p>Fri Jun 29 00:33:25 GMT 2012</text:p>
          </table:table-cell>
          <table:table-cell office:value-type="string">
            <text:p>Thu Jul 05 17:33:25 PDT 2012</text:p>
          </table:table-cell>
          <table:table-cell office:value-type="string">
            <text:p>Thu Jun 28 18:16:27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32">
            <text:p>1132</text:p>
          </table:table-cell>
          <table:table-cell office:value-type="string">
            <text:p>QUEST &amp;lt;QBIO&amp;gt; SIGNS PACT WITH ALZA &amp;lt;AZA&amp;gt;&lt;br/&gt;&lt;br/&gt; <text:s text:c="3"/>DETROIT, March 31 - Quest Biotechnology Inc said its Quest&lt;br/&gt;Blood Substitute Inc subsidiary executed an agreement with Alza&lt;br/&gt;Corp &amp;lt;AZA&amp;gt; which will make Alza a preferred shareholder of its&lt;br/&gt;subsidiary.&lt;br/&gt; <text:s text:c="3"/>Quest said the agreement also offers Alza the right to&lt;br/&gt;acquire up to 25 pct of the unit&amp;apos;s equity in exchange for the&lt;br/&gt;acquisition of patent rights to Alza technology in an area&lt;br/&gt;where Quest has an interest.&lt;br/&gt; <text:s text:c="3"/>Quest also said its signed a merger agreement with &amp;lt;Hunt&lt;br/&gt;Research Corp&amp;gt; and its affiliate &amp;lt;ICAS Corp&amp;gt;. Quest said it&lt;br/&gt;expects to complete the merger within the next several weeks.&lt;br/&gt; Reuter&lt;br/&gt;</text:p>
          </table:table-cell>
          <table:table-cell office:value-type="string">
            <text:p>The Real Adventures of Jonny Quest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The_Real_Adventures_of_Jonny_Quest</text:p>
          </table:table-cell>
          <table:table-cell office:value-type="string">
            <text:p>http://en.wikipedia.org/wiki/United_Kingdom_corporation_tax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4];&quot;,&quot;;[.AC234];&quot;,&quot;; TEXT([.AK234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QFBNVP3TVOKK33OCBP7YEOZFPC03Q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AJYNJ92NJKMFEZRQ3LH6W2GV0J7CL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06:22 GMT 2012</text:p>
          </table:table-cell>
          <table:table-cell office:value-type="string">
            <text:p>Thu Jun 28 23:06:53 GMT 2012</text:p>
          </table:table-cell>
          <table:table-cell office:value-type="string">
            <text:p>Thu Jul 05 16:06:53 PDT 2012</text:p>
          </table:table-cell>
          <table:table-cell office:value-type="string">
            <text:p>Thu Jun 28 18:16:26 PDT 2012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32">
            <text:p>1132</text:p>
          </table:table-cell>
          <table:table-cell office:value-type="string">
            <text:p>QUEST &amp;lt;QBIO&amp;gt; SIGNS PACT WITH ALZA &amp;lt;AZA&amp;gt;&lt;br/&gt;&lt;br/&gt; <text:s text:c="3"/>DETROIT, March 31 - Quest Biotechnology Inc said its Quest&lt;br/&gt;Blood Substitute Inc subsidiary executed an agreement with Alza&lt;br/&gt;Corp &amp;lt;AZA&amp;gt; which will make Alza a preferred shareholder of its&lt;br/&gt;subsidiary.&lt;br/&gt; <text:s text:c="3"/>Quest said the agreement also offers Alza the right to&lt;br/&gt;acquire up to 25 pct of the unit&amp;apos;s equity in exchange for the&lt;br/&gt;acquisition of patent rights to Alza technology in an area&lt;br/&gt;where Quest has an interest.&lt;br/&gt; <text:s text:c="3"/>Quest also said its signed a merger agreement with &amp;lt;Hunt&lt;br/&gt;Research Corp&amp;gt; and its affiliate &amp;lt;ICAS Corp&amp;gt;. Quest said it&lt;br/&gt;expects to complete the merger within the next several weeks.&lt;br/&gt; Reuter&lt;br/&gt;</text:p>
          </table:table-cell>
          <table:table-cell office:value-type="string">
            <text:p>The Real Adventures of Jonny Quest</text:p>
          </table:table-cell>
          <table:table-cell office:value-type="string">
            <text:p>United Kingdom corporation tax</text:p>
          </table:table-cell>
          <table:table-cell office:value-type="string">
            <text:p>http://en.wikipedia.org/wiki/The_Real_Adventures_of_Jonny_Quest</text:p>
          </table:table-cell>
          <table:table-cell office:value-type="string">
            <text:p>http://en.wikipedia.org/wiki/United_Kingdom_corporation_tax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5];&quot;,&quot;;[.AC235];&quot;,&quot;; TEXT([.AK235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QFBNVP3TVOKK33OCBP7YEOZFPC30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D15SW6NG1FSIWMSQLPF9FZS1WDWIF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6:19 GMT 2012</text:p>
          </table:table-cell>
          <table:table-cell office:value-type="string">
            <text:p>Fri Jun 29 00:16:45 GMT 2012</text:p>
          </table:table-cell>
          <table:table-cell office:value-type="string">
            <text:p>Thu Jul 05 17:16:45 PDT 2012</text:p>
          </table:table-cell>
          <table:table-cell office:value-type="string">
            <text:p>Thu Jun 28 18:16:31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42">
            <text:p>8942</text:p>
          </table:table-cell>
          <table:table-cell office:value-type="string">
            <text:p>CATTLE BEING PLACED ON FEED LIGHTER THAN NORMAL&lt;br/&gt; <text:s text:c="3"/>By Jerry Bieszk, Reuter&lt;br/&gt;&lt;br/&gt; <text:s text:c="3"/>CHICAGO, March 18 - Most of the cattle now being placed on&lt;br/&gt;U.S. feedlots weigh less than normal and likely will remain on&lt;br/&gt;feed longer, spreading out marketings and supporting cattle&lt;br/&gt;prices through the summer because of reduced beef supply.&lt;br/&gt; <text:s text:c="3"/>The prospect of so many cattle remaining on feed for a&lt;br/&gt;longer time blunted the market impact of the high placements&lt;br/&gt;reported in the USDA&amp;apos;s latest cattle on feed report, livestock&lt;br/&gt;analysts said.&lt;br/&gt; <text:s text:c="3"/>After the USDA released its report of cattle on feed in&lt;br/&gt;seven states as of March 1, cattle futures on the Chicago&lt;br/&gt;Mercantile Exchange yesterday rose sharply. The trade had&lt;br/&gt;expected deferred contracts to decline on the USDA report of a&lt;br/&gt;15 pct rise in cattle placements in February from a year ago.&lt;br/&gt; <text:s text:c="3"/>Although the heavy placements were expected, analysts noted&lt;br/&gt;reports that many cattle put on feed were relatively&lt;br/&gt;lightweight and said feedlot operators would feed the lighter&lt;br/&gt;cattle into the autumn, rather than market them during the&lt;br/&gt;summer as would be the case with the heavier cattle normally&lt;br/&gt;placed on feed.&lt;br/&gt; <text:s text:c="3"/>Although reports of actual cattle weights are difficult to&lt;br/&gt;obtain, industry sources in the West and Southwest acknowledge&lt;br/&gt;that lighter cattle are being put on feedlots in their areas.&lt;br/&gt; <text:s text:c="3"/>The increase in lighter-weight cattle entering feedlots,&lt;br/&gt;helps explain the jump in feedlot placements last month from&lt;br/&gt;February, 1986.&lt;br/&gt; <text:s text:c="3"/>University of Missouri Agricultural Economist Glenn Grimes&lt;br/&gt;said, &amp;quot;The probabilities are high that in order to place that&lt;br/&gt;many cattle on feed they (feedlot operators) had to go to&lt;br/&gt;lighter-weight cattle.&lt;br/&gt; <text:s text:c="3"/>The only statistics available are from some terminal&lt;br/&gt;markets which represent only a small percentage of the total&lt;br/&gt;cattle marketed. But at those markets, steers averaged 708 lbs&lt;br/&gt;in February compared with 718 lbs last year, Grimes said.&lt;br/&gt; <text:s text:c="3"/>Even if marketing of the lighter cattle is not delayed,&lt;br/&gt;Grimes said, beef supply likely will be reduced.&lt;br/&gt; <text:s text:c="3"/>If the average weight is down, and there is no price&lt;br/&gt;weakness to delay marketings, the cattle would be marketed at&lt;br/&gt;lighter weights, which could reduce the beef supply as much as&lt;br/&gt;three pct.&lt;br/&gt; <text:s text:c="3"/>Bruce Ginn, cattle analyst for The Helming Group (formerly&lt;br/&gt;LBAS), said the lighter cattle are being placed on feed mainly&lt;br/&gt;because of two factors: low grain prices and higher live cattle&lt;br/&gt;prices.&lt;br/&gt; <text:s text:c="3"/>Many farmers like to feed lighter weight cattle and grain&lt;br/&gt;supplies are large, he noted. Also, the higher live cattle&lt;br/&gt;prices have been encouraging early movement of cattle from&lt;br/&gt;wheat pasture onto feedlots, Ginn said.&lt;br/&gt; <text:s text:c="3"/>Other analysts also noted that cattle are coming off wheat&lt;br/&gt;pasture sooner than normal because of poor pasture conditions.&lt;br/&gt; <text:s text:c="3"/>Gary Chapmann, a cash livestock trader for Chapmann and&lt;br/&gt;Graham in Sioux City, Iowa said he believed the general trend&lt;br/&gt;is to lighter weight placements but pasture conditions in his&lt;br/&gt;area benefited from a dry, mild winter.&lt;br/&gt; <text:s text:c="3"/>To the south, however, he said the weather was wetter and&lt;br/&gt;some cattle are coming off pasture weighing 75 to 100 lbs less&lt;br/&gt;than normal after having gained only 75 lbs all winter.&lt;br/&gt; Reuter&lt;br/&gt;</text:p>
          </table:table-cell>
          <table:table-cell office:value-type="string">
            <text:p>Axis and Soviet air operations during Operation Barbarossa</text:p>
          </table:table-cell>
          <table:table-cell office:value-type="string">
            <text:p>Limousin (cattle)</text:p>
          </table:table-cell>
          <table:table-cell office:value-type="string">
            <text:p>http://en.wikipedia.org/wiki/Axis_and_Soviet_air_operations_during_Operation_Barbarossa</text:p>
          </table:table-cell>
          <table:table-cell office:value-type="string">
            <text:p>http://en.wikipedia.org/wiki/Limousin_(cattl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6];&quot;,&quot;;[.AC236];&quot;,&quot;; TEXT([.AK23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QFBNVP3TVOKK33OCBP7YEOZFPC30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8M98JHSTLB3093GQJ9OJJEJTP7FR5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8:21 GMT 2012</text:p>
          </table:table-cell>
          <table:table-cell office:value-type="string">
            <text:p>Fri Jun 29 00:28:41 GMT 2012</text:p>
          </table:table-cell>
          <table:table-cell office:value-type="string">
            <text:p>Thu Jul 05 17:28:41 PDT 2012</text:p>
          </table:table-cell>
          <table:table-cell office:value-type="string">
            <text:p>Thu Jun 28 18:16:31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42">
            <text:p>8942</text:p>
          </table:table-cell>
          <table:table-cell office:value-type="string">
            <text:p>CATTLE BEING PLACED ON FEED LIGHTER THAN NORMAL&lt;br/&gt; <text:s text:c="3"/>By Jerry Bieszk, Reuter&lt;br/&gt;&lt;br/&gt; <text:s text:c="3"/>CHICAGO, March 18 - Most of the cattle now being placed on&lt;br/&gt;U.S. feedlots weigh less than normal and likely will remain on&lt;br/&gt;feed longer, spreading out marketings and supporting cattle&lt;br/&gt;prices through the summer because of reduced beef supply.&lt;br/&gt; <text:s text:c="3"/>The prospect of so many cattle remaining on feed for a&lt;br/&gt;longer time blunted the market impact of the high placements&lt;br/&gt;reported in the USDA&amp;apos;s latest cattle on feed report, livestock&lt;br/&gt;analysts said.&lt;br/&gt; <text:s text:c="3"/>After the USDA released its report of cattle on feed in&lt;br/&gt;seven states as of March 1, cattle futures on the Chicago&lt;br/&gt;Mercantile Exchange yesterday rose sharply. The trade had&lt;br/&gt;expected deferred contracts to decline on the USDA report of a&lt;br/&gt;15 pct rise in cattle placements in February from a year ago.&lt;br/&gt; <text:s text:c="3"/>Although the heavy placements were expected, analysts noted&lt;br/&gt;reports that many cattle put on feed were relatively&lt;br/&gt;lightweight and said feedlot operators would feed the lighter&lt;br/&gt;cattle into the autumn, rather than market them during the&lt;br/&gt;summer as would be the case with the heavier cattle normally&lt;br/&gt;placed on feed.&lt;br/&gt; <text:s text:c="3"/>Although reports of actual cattle weights are difficult to&lt;br/&gt;obtain, industry sources in the West and Southwest acknowledge&lt;br/&gt;that lighter cattle are being put on feedlots in their areas.&lt;br/&gt; <text:s text:c="3"/>The increase in lighter-weight cattle entering feedlots,&lt;br/&gt;helps explain the jump in feedlot placements last month from&lt;br/&gt;February, 1986.&lt;br/&gt; <text:s text:c="3"/>University of Missouri Agricultural Economist Glenn Grimes&lt;br/&gt;said, &amp;quot;The probabilities are high that in order to place that&lt;br/&gt;many cattle on feed they (feedlot operators) had to go to&lt;br/&gt;lighter-weight cattle.&lt;br/&gt; <text:s text:c="3"/>The only statistics available are from some terminal&lt;br/&gt;markets which represent only a small percentage of the total&lt;br/&gt;cattle marketed. But at those markets, steers averaged 708 lbs&lt;br/&gt;in February compared with 718 lbs last year, Grimes said.&lt;br/&gt; <text:s text:c="3"/>Even if marketing of the lighter cattle is not delayed,&lt;br/&gt;Grimes said, beef supply likely will be reduced.&lt;br/&gt; <text:s text:c="3"/>If the average weight is down, and there is no price&lt;br/&gt;weakness to delay marketings, the cattle would be marketed at&lt;br/&gt;lighter weights, which could reduce the beef supply as much as&lt;br/&gt;three pct.&lt;br/&gt; <text:s text:c="3"/>Bruce Ginn, cattle analyst for The Helming Group (formerly&lt;br/&gt;LBAS), said the lighter cattle are being placed on feed mainly&lt;br/&gt;because of two factors: low grain prices and higher live cattle&lt;br/&gt;prices.&lt;br/&gt; <text:s text:c="3"/>Many farmers like to feed lighter weight cattle and grain&lt;br/&gt;supplies are large, he noted. Also, the higher live cattle&lt;br/&gt;prices have been encouraging early movement of cattle from&lt;br/&gt;wheat pasture onto feedlots, Ginn said.&lt;br/&gt; <text:s text:c="3"/>Other analysts also noted that cattle are coming off wheat&lt;br/&gt;pasture sooner than normal because of poor pasture conditions.&lt;br/&gt; <text:s text:c="3"/>Gary Chapmann, a cash livestock trader for Chapmann and&lt;br/&gt;Graham in Sioux City, Iowa said he believed the general trend&lt;br/&gt;is to lighter weight placements but pasture conditions in his&lt;br/&gt;area benefited from a dry, mild winter.&lt;br/&gt; <text:s text:c="3"/>To the south, however, he said the weather was wetter and&lt;br/&gt;some cattle are coming off pasture weighing 75 to 100 lbs less&lt;br/&gt;than normal after having gained only 75 lbs all winter.&lt;br/&gt; Reuter&lt;br/&gt;</text:p>
          </table:table-cell>
          <table:table-cell office:value-type="string">
            <text:p>Axis and Soviet air operations during Operation Barbarossa</text:p>
          </table:table-cell>
          <table:table-cell office:value-type="string">
            <text:p>Limousin (cattle)</text:p>
          </table:table-cell>
          <table:table-cell office:value-type="string">
            <text:p>http://en.wikipedia.org/wiki/Axis_and_Soviet_air_operations_during_Operation_Barbarossa</text:p>
          </table:table-cell>
          <table:table-cell office:value-type="string">
            <text:p>http://en.wikipedia.org/wiki/Limousin_(cattl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7];&quot;,&quot;;[.AC237];&quot;,&quot;; TEXT([.AK237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QFBNVP3TVOKK33OCBP7YEOZFPC30T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T12NJKM05BMY2IM56TG1P9RCI2GBQ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2:16 GMT 2012</text:p>
          </table:table-cell>
          <table:table-cell office:value-type="string">
            <text:p>Thu Jun 28 23:42:33 GMT 2012</text:p>
          </table:table-cell>
          <table:table-cell office:value-type="string">
            <text:p>Thu Jul 05 16:42:33 PDT 2012</text:p>
          </table:table-cell>
          <table:table-cell office:value-type="string">
            <text:p>Thu Jun 28 18:16:31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42">
            <text:p>8942</text:p>
          </table:table-cell>
          <table:table-cell office:value-type="string">
            <text:p>CATTLE BEING PLACED ON FEED LIGHTER THAN NORMAL&lt;br/&gt; <text:s text:c="3"/>By Jerry Bieszk, Reuter&lt;br/&gt;&lt;br/&gt; <text:s text:c="3"/>CHICAGO, March 18 - Most of the cattle now being placed on&lt;br/&gt;U.S. feedlots weigh less than normal and likely will remain on&lt;br/&gt;feed longer, spreading out marketings and supporting cattle&lt;br/&gt;prices through the summer because of reduced beef supply.&lt;br/&gt; <text:s text:c="3"/>The prospect of so many cattle remaining on feed for a&lt;br/&gt;longer time blunted the market impact of the high placements&lt;br/&gt;reported in the USDA&amp;apos;s latest cattle on feed report, livestock&lt;br/&gt;analysts said.&lt;br/&gt; <text:s text:c="3"/>After the USDA released its report of cattle on feed in&lt;br/&gt;seven states as of March 1, cattle futures on the Chicago&lt;br/&gt;Mercantile Exchange yesterday rose sharply. The trade had&lt;br/&gt;expected deferred contracts to decline on the USDA report of a&lt;br/&gt;15 pct rise in cattle placements in February from a year ago.&lt;br/&gt; <text:s text:c="3"/>Although the heavy placements were expected, analysts noted&lt;br/&gt;reports that many cattle put on feed were relatively&lt;br/&gt;lightweight and said feedlot operators would feed the lighter&lt;br/&gt;cattle into the autumn, rather than market them during the&lt;br/&gt;summer as would be the case with the heavier cattle normally&lt;br/&gt;placed on feed.&lt;br/&gt; <text:s text:c="3"/>Although reports of actual cattle weights are difficult to&lt;br/&gt;obtain, industry sources in the West and Southwest acknowledge&lt;br/&gt;that lighter cattle are being put on feedlots in their areas.&lt;br/&gt; <text:s text:c="3"/>The increase in lighter-weight cattle entering feedlots,&lt;br/&gt;helps explain the jump in feedlot placements last month from&lt;br/&gt;February, 1986.&lt;br/&gt; <text:s text:c="3"/>University of Missouri Agricultural Economist Glenn Grimes&lt;br/&gt;said, &amp;quot;The probabilities are high that in order to place that&lt;br/&gt;many cattle on feed they (feedlot operators) had to go to&lt;br/&gt;lighter-weight cattle.&lt;br/&gt; <text:s text:c="3"/>The only statistics available are from some terminal&lt;br/&gt;markets which represent only a small percentage of the total&lt;br/&gt;cattle marketed. But at those markets, steers averaged 708 lbs&lt;br/&gt;in February compared with 718 lbs last year, Grimes said.&lt;br/&gt; <text:s text:c="3"/>Even if marketing of the lighter cattle is not delayed,&lt;br/&gt;Grimes said, beef supply likely will be reduced.&lt;br/&gt; <text:s text:c="3"/>If the average weight is down, and there is no price&lt;br/&gt;weakness to delay marketings, the cattle would be marketed at&lt;br/&gt;lighter weights, which could reduce the beef supply as much as&lt;br/&gt;three pct.&lt;br/&gt; <text:s text:c="3"/>Bruce Ginn, cattle analyst for The Helming Group (formerly&lt;br/&gt;LBAS), said the lighter cattle are being placed on feed mainly&lt;br/&gt;because of two factors: low grain prices and higher live cattle&lt;br/&gt;prices.&lt;br/&gt; <text:s text:c="3"/>Many farmers like to feed lighter weight cattle and grain&lt;br/&gt;supplies are large, he noted. Also, the higher live cattle&lt;br/&gt;prices have been encouraging early movement of cattle from&lt;br/&gt;wheat pasture onto feedlots, Ginn said.&lt;br/&gt; <text:s text:c="3"/>Other analysts also noted that cattle are coming off wheat&lt;br/&gt;pasture sooner than normal because of poor pasture conditions.&lt;br/&gt; <text:s text:c="3"/>Gary Chapmann, a cash livestock trader for Chapmann and&lt;br/&gt;Graham in Sioux City, Iowa said he believed the general trend&lt;br/&gt;is to lighter weight placements but pasture conditions in his&lt;br/&gt;area benefited from a dry, mild winter.&lt;br/&gt; <text:s text:c="3"/>To the south, however, he said the weather was wetter and&lt;br/&gt;some cattle are coming off pasture weighing 75 to 100 lbs less&lt;br/&gt;than normal after having gained only 75 lbs all winter.&lt;br/&gt; Reuter&lt;br/&gt;</text:p>
          </table:table-cell>
          <table:table-cell office:value-type="string">
            <text:p>Axis and Soviet air operations during Operation Barbarossa</text:p>
          </table:table-cell>
          <table:table-cell office:value-type="string">
            <text:p>Limousin (cattle)</text:p>
          </table:table-cell>
          <table:table-cell office:value-type="string">
            <text:p>http://en.wikipedia.org/wiki/Axis_and_Soviet_air_operations_during_Operation_Barbarossa</text:p>
          </table:table-cell>
          <table:table-cell office:value-type="string">
            <text:p>http://en.wikipedia.org/wiki/Limousin_(cattle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8];&quot;,&quot;;[.AC238];&quot;,&quot;; TEXT([.AK23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ROX3YOCCF0C4E82W39NQIXYGVARS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H51X3V0FK0C3TQOLBD7XKK9N28MFO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4:59 GMT 2012</text:p>
          </table:table-cell>
          <table:table-cell office:value-type="string">
            <text:p>Fri Jun 29 00:15:42 GMT 2012</text:p>
          </table:table-cell>
          <table:table-cell office:value-type="string">
            <text:p>Thu Jul 05 17:15:42 PDT 2012</text:p>
          </table:table-cell>
          <table:table-cell office:value-type="string">
            <text:p>Thu Jun 28 18:09:22 PDT 2012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3" office:value-type="string">
            <text:p>100% (72/72)</text:p>
          </table:table-cell>
          <table:table-cell office:value-type="string">
            <text:p>TRACER</text:p>
          </table:table-cell>
          <table:table-cell office:value-type="string">
            <text:p>LAU_ET_AL</text:p>
          </table:table-cell>
          <table:table-cell office:value-type="float" office:value="612">
            <text:p>612</text:p>
          </table:table-cell>
          <table:table-cell office:value-type="string">
            <text:p>PS GROUP &amp;lt;PSG&amp;gt;, USAIR &amp;lt;U&amp;gt; MOVE UP DEADLINE&lt;br/&gt;&lt;br/&gt; <text:s text:c="3"/>SAN DIEGO, Calif., March 24 - PS Group Inc said it and&lt;br/&gt;USAir Group agreed to move up the completion date of USAir&amp;apos;s&lt;br/&gt;acquisition of Pacific Southwest Airlines to April 30 from&lt;br/&gt;September 30 originally.&lt;br/&gt; <text:s text:c="3"/>If the acquisition does not take place by April 30, either&lt;br/&gt;party may terminate the agreement, the company said.&lt;br/&gt; <text:s text:c="3"/>The deadline has been moved up because the Department of&lt;br/&gt;Transportation and PS Group shareholders have already approved&lt;br/&gt;the transaction, the company said.&lt;br/&gt; <text:s text:c="3"/>A Teamsters Union agreement to certain labor contract&lt;br/&gt;conditions remains to be resolved under the pact.&lt;br/&gt; Reuter&lt;br/&gt;</text:p>
          </table:table-cell>
          <table:table-cell office:value-type="string">
            <text:p>Jujiro Wada</text:p>
          </table:table-cell>
          <table:table-cell office:value-type="string">
            <text:p>Automotive industry in India</text:p>
          </table:table-cell>
          <table:table-cell office:value-type="string">
            <text:p>http://en.wikipedia.org/wiki/Jujiro_Wada</text:p>
          </table:table-cell>
          <table:table-cell office:value-type="string">
            <text:p>http://en.wikipedia.org/wiki/Automotive_industry_in_Ind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39];&quot;,&quot;;[.AC239];&quot;,&quot;; TEXT([.AK239];&quot;#&quot;))" office:value-type="string" office:string-value="TRACER,LAU_ET_AL,2">
            <text:p>TRACER,LAU_ET_AL,2</text:p>
          </table:table-cell>
          <table:table-cell table:number-columns-repeated="10"/>
        </table:table-row>
        <table:table-row table:style-name="ro1">
          <table:table-cell office:value-type="string">
            <text:p>2ROX3YOCCF0C4E82W39NQIXYGVARS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EKMEZZ2MIKM2IIDWJP3GTWWZTF6N5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07:01 GMT 2012</text:p>
          </table:table-cell>
          <table:table-cell office:value-type="string">
            <text:p>Fri Jun 29 00:07:48 GMT 2012</text:p>
          </table:table-cell>
          <table:table-cell office:value-type="string">
            <text:p>Thu Jul 05 17:07:48 PDT 2012</text:p>
          </table:table-cell>
          <table:table-cell office:value-type="string">
            <text:p>Thu Jun 28 18:09:22 PDT 2012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 office:value-type="string">
            <text:p>100% (70/70)</text:p>
          </table:table-cell>
          <table:table-cell office:value-type="string">
            <text:p>TRACER</text:p>
          </table:table-cell>
          <table:table-cell office:value-type="string">
            <text:p>LAU_ET_AL</text:p>
          </table:table-cell>
          <table:table-cell office:value-type="float" office:value="612">
            <text:p>612</text:p>
          </table:table-cell>
          <table:table-cell office:value-type="string">
            <text:p>PS GROUP &amp;lt;PSG&amp;gt;, USAIR &amp;lt;U&amp;gt; MOVE UP DEADLINE&lt;br/&gt;&lt;br/&gt; <text:s text:c="3"/>SAN DIEGO, Calif., March 24 - PS Group Inc said it and&lt;br/&gt;USAir Group agreed to move up the completion date of USAir&amp;apos;s&lt;br/&gt;acquisition of Pacific Southwest Airlines to April 30 from&lt;br/&gt;September 30 originally.&lt;br/&gt; <text:s text:c="3"/>If the acquisition does not take place by April 30, either&lt;br/&gt;party may terminate the agreement, the company said.&lt;br/&gt; <text:s text:c="3"/>The deadline has been moved up because the Department of&lt;br/&gt;Transportation and PS Group shareholders have already approved&lt;br/&gt;the transaction, the company said.&lt;br/&gt; <text:s text:c="3"/>A Teamsters Union agreement to certain labor contract&lt;br/&gt;conditions remains to be resolved under the pact.&lt;br/&gt; Reuter&lt;br/&gt;</text:p>
          </table:table-cell>
          <table:table-cell office:value-type="string">
            <text:p>Jujiro Wada</text:p>
          </table:table-cell>
          <table:table-cell office:value-type="string">
            <text:p>Automotive industry in India</text:p>
          </table:table-cell>
          <table:table-cell office:value-type="string">
            <text:p>http://en.wikipedia.org/wiki/Jujiro_Wada</text:p>
          </table:table-cell>
          <table:table-cell office:value-type="string">
            <text:p>http://en.wikipedia.org/wiki/Automotive_industry_in_Ind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40];&quot;,&quot;;[.AC240];&quot;,&quot;; TEXT([.AK240];&quot;#&quot;))" office:value-type="string" office:string-value="TRACER,LAU_ET_AL,2">
            <text:p>TRACER,LAU_ET_AL,2</text:p>
          </table:table-cell>
          <table:table-cell table:number-columns-repeated="10"/>
        </table:table-row>
        <table:table-row table:style-name="ro1">
          <table:table-cell office:value-type="string">
            <text:p>2ROX3YOCCF0C4E82W39NQIXYGVARS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GPBAT2D5NQY2E38XAAGDTYMPN773O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2:23 GMT 2012</text:p>
          </table:table-cell>
          <table:table-cell office:value-type="string">
            <text:p>Thu Jun 28 23:43:08 GMT 2012</text:p>
          </table:table-cell>
          <table:table-cell office:value-type="string">
            <text:p>Thu Jul 05 16:43:08 PDT 2012</text:p>
          </table:table-cell>
          <table:table-cell office:value-type="string">
            <text:p>Thu Jun 28 18:09:22 PDT 201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 office:value-type="string">
            <text:p>100% (98/98)</text:p>
          </table:table-cell>
          <table:table-cell office:value-type="string">
            <text:p>TRACER</text:p>
          </table:table-cell>
          <table:table-cell office:value-type="string">
            <text:p>LAU_ET_AL</text:p>
          </table:table-cell>
          <table:table-cell office:value-type="float" office:value="612">
            <text:p>612</text:p>
          </table:table-cell>
          <table:table-cell office:value-type="string">
            <text:p>PS GROUP &amp;lt;PSG&amp;gt;, USAIR &amp;lt;U&amp;gt; MOVE UP DEADLINE&lt;br/&gt;&lt;br/&gt; <text:s text:c="3"/>SAN DIEGO, Calif., March 24 - PS Group Inc said it and&lt;br/&gt;USAir Group agreed to move up the completion date of USAir&amp;apos;s&lt;br/&gt;acquisition of Pacific Southwest Airlines to April 30 from&lt;br/&gt;September 30 originally.&lt;br/&gt; <text:s text:c="3"/>If the acquisition does not take place by April 30, either&lt;br/&gt;party may terminate the agreement, the company said.&lt;br/&gt; <text:s text:c="3"/>The deadline has been moved up because the Department of&lt;br/&gt;Transportation and PS Group shareholders have already approved&lt;br/&gt;the transaction, the company said.&lt;br/&gt; <text:s text:c="3"/>A Teamsters Union agreement to certain labor contract&lt;br/&gt;conditions remains to be resolved under the pact.&lt;br/&gt; Reuter&lt;br/&gt;</text:p>
          </table:table-cell>
          <table:table-cell office:value-type="string">
            <text:p>Jujiro Wada</text:p>
          </table:table-cell>
          <table:table-cell office:value-type="string">
            <text:p>Automotive industry in India</text:p>
          </table:table-cell>
          <table:table-cell office:value-type="string">
            <text:p>http://en.wikipedia.org/wiki/Jujiro_Wada</text:p>
          </table:table-cell>
          <table:table-cell office:value-type="string">
            <text:p>http://en.wikipedia.org/wiki/Automotive_industry_in_Ind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1];&quot;,&quot;;[.AC241];&quot;,&quot;; TEXT([.AK241];&quot;#&quot;))" office:value-type="string" office:string-value="TRACER,LAU_ET_AL,1">
            <text:p>TRACER,LAU_ET_AL,1</text:p>
          </table:table-cell>
          <table:table-cell table:number-columns-repeated="10"/>
        </table:table-row>
        <table:table-row table:style-name="ro1">
          <table:table-cell office:value-type="string">
            <text:p>2RS2SEIUUU003Z8PHE9I08S2UTRRR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C21QP6AUC26SPUCKBO330FK2N118F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2:17 GMT 2012</text:p>
          </table:table-cell>
          <table:table-cell office:value-type="string">
            <text:p>Fri Jun 29 00:32:38 GMT 2012</text:p>
          </table:table-cell>
          <table:table-cell office:value-type="string">
            <text:p>Thu Jul 05 17:32:38 PDT 2012</text:p>
          </table:table-cell>
          <table:table-cell office:value-type="string">
            <text:p>Thu Jun 28 18:09:20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70/70)</text:p>
          </table:table-cell>
          <table:table-cell office:value-type="string">
            <text:p>TRACER</text:p>
          </table:table-cell>
          <table:table-cell office:value-type="string">
            <text:p>LAU_ET_AL</text:p>
          </table:table-cell>
          <table:table-cell office:value-type="float" office:value="2065">
            <text:p>2065</text:p>
          </table:table-cell>
          <table:table-cell office:value-type="string">
            <text:p>BROUGHER &amp;lt;BIGI&amp;gt; TO SELL 40 PCT OF SUBSIDIARY&lt;br/&gt;&lt;br/&gt; <text:s text:c="3"/>GREENWOOD, Ind., March 31 - Brougher Insurance Group Inc&lt;br/&gt;said it plans to sell 40 pct of the stock of its subsidiary,&lt;br/&gt;Intercontinental Corp, for one mln dlrs to three European&lt;br/&gt;insurance companies.&lt;br/&gt; <text:s text:c="3"/>The parent company said it signed a letter of intent to&lt;br/&gt;sell the stock to &amp;lt;WASA Europeiska Forsakrings AB&amp;gt; of Sweden,&lt;br/&gt;&amp;lt;Europeiske Reiseforsikring A/S&amp;gt; of Norway, and &amp;lt;Europeiska&lt;br/&gt;Rejseforsikrings A/S&amp;gt; of Denmark.&lt;br/&gt; <text:s text:c="3"/>Brougher said it expects to realize a net after-tax gain of&lt;br/&gt;approximately 330,000 dlrs, or 12 cts per share, from issuing&lt;br/&gt;stock of Intercontinental.&lt;br/&gt; Reuter&lt;br/&gt;</text:p>
          </table:table-cell>
          <table:table-cell office:value-type="string">
            <text:p>Supreme Court Library Building</text:p>
          </table:table-cell>
          <table:table-cell office:value-type="string">
            <text:p>Impeachment investigations of United States federal judges</text:p>
          </table:table-cell>
          <table:table-cell office:value-type="string">
            <text:p>http://en.wikipedia.org/wiki/Supreme_Court_Library_Building</text:p>
          </table:table-cell>
          <table:table-cell office:value-type="string">
            <text:p>http://en.wikipedia.org/wiki/Impeachment_investigations_of_United_States_federal_judg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2];&quot;,&quot;;[.AC242];&quot;,&quot;; TEXT([.AK242];&quot;#&quot;))" office:value-type="string" office:string-value="TRACER,LAU_ET_AL,1">
            <text:p>TRACER,LAU_ET_AL,1</text:p>
          </table:table-cell>
          <table:table-cell table:number-columns-repeated="10"/>
        </table:table-row>
        <table:table-row table:style-name="ro1">
          <table:table-cell office:value-type="string">
            <text:p>2RS2SEIUUU003Z8PHE9I08S2UTRRR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GYRLPHIT3HVBJJPPGTNRQ219D9IAP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0:40 GMT 2012</text:p>
          </table:table-cell>
          <table:table-cell office:value-type="string">
            <text:p>Thu Jun 28 23:31:25 GMT 2012</text:p>
          </table:table-cell>
          <table:table-cell office:value-type="string">
            <text:p>Thu Jul 05 16:31:25 PDT 2012</text:p>
          </table:table-cell>
          <table:table-cell office:value-type="string">
            <text:p>Thu Jun 28 18:09:20 PDT 201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 office:value-type="string">
            <text:p>100% (98/98)</text:p>
          </table:table-cell>
          <table:table-cell office:value-type="string">
            <text:p>TRACER</text:p>
          </table:table-cell>
          <table:table-cell office:value-type="string">
            <text:p>LAU_ET_AL</text:p>
          </table:table-cell>
          <table:table-cell office:value-type="float" office:value="2065">
            <text:p>2065</text:p>
          </table:table-cell>
          <table:table-cell office:value-type="string">
            <text:p>BROUGHER &amp;lt;BIGI&amp;gt; TO SELL 40 PCT OF SUBSIDIARY&lt;br/&gt;&lt;br/&gt; <text:s text:c="3"/>GREENWOOD, Ind., March 31 - Brougher Insurance Group Inc&lt;br/&gt;said it plans to sell 40 pct of the stock of its subsidiary,&lt;br/&gt;Intercontinental Corp, for one mln dlrs to three European&lt;br/&gt;insurance companies.&lt;br/&gt; <text:s text:c="3"/>The parent company said it signed a letter of intent to&lt;br/&gt;sell the stock to &amp;lt;WASA Europeiska Forsakrings AB&amp;gt; of Sweden,&lt;br/&gt;&amp;lt;Europeiske Reiseforsikring A/S&amp;gt; of Norway, and &amp;lt;Europeiska&lt;br/&gt;Rejseforsikrings A/S&amp;gt; of Denmark.&lt;br/&gt; <text:s text:c="3"/>Brougher said it expects to realize a net after-tax gain of&lt;br/&gt;approximately 330,000 dlrs, or 12 cts per share, from issuing&lt;br/&gt;stock of Intercontinental.&lt;br/&gt; Reuter&lt;br/&gt;</text:p>
          </table:table-cell>
          <table:table-cell office:value-type="string">
            <text:p>Supreme Court Library Building</text:p>
          </table:table-cell>
          <table:table-cell office:value-type="string">
            <text:p>Impeachment investigations of United States federal judges</text:p>
          </table:table-cell>
          <table:table-cell office:value-type="string">
            <text:p>http://en.wikipedia.org/wiki/Supreme_Court_Library_Building</text:p>
          </table:table-cell>
          <table:table-cell office:value-type="string">
            <text:p>http://en.wikipedia.org/wiki/Impeachment_investigations_of_United_States_federal_judg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43];&quot;,&quot;;[.AC243];&quot;,&quot;; TEXT([.AK243];&quot;#&quot;))" office:value-type="string" office:string-value="TRACER,LAU_ET_AL,2">
            <text:p>TRACER,LAU_ET_AL,2</text:p>
          </table:table-cell>
          <table:table-cell table:number-columns-repeated="10"/>
        </table:table-row>
        <table:table-row table:style-name="ro1">
          <table:table-cell office:value-type="string">
            <text:p>2RS2SEIUUU003Z8PHE9I08S2UTRRR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H51X3V0FK0C3TQOLBD7XKK9N29FMI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Fri Jun 29 01:02:27 GMT 2012</text:p>
          </table:table-cell>
          <table:table-cell office:value-type="string">
            <text:p>Fri Jun 29 01:02:59 GMT 2012</text:p>
          </table:table-cell>
          <table:table-cell office:value-type="string">
            <text:p>Thu Jul 05 18:02:59 PDT 2012</text:p>
          </table:table-cell>
          <table:table-cell office:value-type="string">
            <text:p>Thu Jun 28 18:09:20 PDT 20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string">
            <text:p>100% (23/23)</text:p>
          </table:table-cell>
          <table:table-cell office:value-type="string">
            <text:p>TRACER</text:p>
          </table:table-cell>
          <table:table-cell office:value-type="string">
            <text:p>LAU_ET_AL</text:p>
          </table:table-cell>
          <table:table-cell office:value-type="float" office:value="2065">
            <text:p>2065</text:p>
          </table:table-cell>
          <table:table-cell office:value-type="string">
            <text:p>BROUGHER &amp;lt;BIGI&amp;gt; TO SELL 40 PCT OF SUBSIDIARY&lt;br/&gt;&lt;br/&gt; <text:s text:c="3"/>GREENWOOD, Ind., March 31 - Brougher Insurance Group Inc&lt;br/&gt;said it plans to sell 40 pct of the stock of its subsidiary,&lt;br/&gt;Intercontinental Corp, for one mln dlrs to three European&lt;br/&gt;insurance companies.&lt;br/&gt; <text:s text:c="3"/>The parent company said it signed a letter of intent to&lt;br/&gt;sell the stock to &amp;lt;WASA Europeiska Forsakrings AB&amp;gt; of Sweden,&lt;br/&gt;&amp;lt;Europeiske Reiseforsikring A/S&amp;gt; of Norway, and &amp;lt;Europeiska&lt;br/&gt;Rejseforsikrings A/S&amp;gt; of Denmark.&lt;br/&gt; <text:s text:c="3"/>Brougher said it expects to realize a net after-tax gain of&lt;br/&gt;approximately 330,000 dlrs, or 12 cts per share, from issuing&lt;br/&gt;stock of Intercontinental.&lt;br/&gt; Reuter&lt;br/&gt;</text:p>
          </table:table-cell>
          <table:table-cell office:value-type="string">
            <text:p>Supreme Court Library Building</text:p>
          </table:table-cell>
          <table:table-cell office:value-type="string">
            <text:p>Impeachment investigations of United States federal judges</text:p>
          </table:table-cell>
          <table:table-cell office:value-type="string">
            <text:p>http://en.wikipedia.org/wiki/Supreme_Court_Library_Building</text:p>
          </table:table-cell>
          <table:table-cell office:value-type="string">
            <text:p>http://en.wikipedia.org/wiki/Impeachment_investigations_of_United_States_federal_judges</text:p>
          </table:table-cell>
          <table:table-cell office:value-type="string">
            <text:p>None really relevant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244];&quot;,&quot;;[.AC244];&quot;,&quot;; TEXT([.AK244];&quot;#&quot;))" office:value-type="string" office:string-value="TRACER,LAU_ET_AL,1">
            <text:p>TRACER,LAU_ET_AL,1</text:p>
          </table:table-cell>
          <table:table-cell table:number-columns-repeated="10"/>
        </table:table-row>
        <table:table-row table:style-name="ro1">
          <table:table-cell office:value-type="string">
            <text:p>2SST2D5NQYN5UCE5QQWT6MNCWPX59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2O6NG1FS3NY2SZ3MB6Z0ZL2Z2BLZ8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4:39 GMT 2012</text:p>
          </table:table-cell>
          <table:table-cell office:value-type="string">
            <text:p>Fri Jun 29 00:14:59 GMT 2012</text:p>
          </table:table-cell>
          <table:table-cell office:value-type="string">
            <text:p>Thu Jul 05 17:14:59 PDT 2012</text:p>
          </table:table-cell>
          <table:table-cell office:value-type="string">
            <text:p>Thu Jun 28 18:09:23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59">
            <text:p>1059</text:p>
          </table:table-cell>
          <table:table-cell office:value-type="string">
            <text:p>DISNEY FAMILY MAKES BID FOR HOLLY SUGAR &amp;lt;HLY&amp;gt;&lt;br/&gt;&lt;br/&gt; <text:s text:c="3"/>WASHINGTON, April 9 - The Roy Disney family disclosed in a&lt;br/&gt;filing with the Securities and Exchange Commission that it made&lt;br/&gt;a bid to acquire Holly Sugar Corp for a package of cash and&lt;br/&gt;securities.&lt;br/&gt; <text:s text:c="3"/>Shamrock Holdings of California Inc, a Disney family&lt;br/&gt;company, said it submitted the bid on April 8 to Salomon&lt;br/&gt;Brothers Inc, Holly Sugar&amp;apos;s investment banker.&lt;br/&gt; <text:s text:c="3"/>The offer was for 45 dlrs in cash, securities with a face&lt;br/&gt;value of 70 dlrs, and a &amp;quot;contingent payment certificate&amp;quot; that&lt;br/&gt;would pay out as much as 70 dlrs over a 20-year period for each&lt;br/&gt;share of Holly Sugar outstanding.&lt;br/&gt; <text:s text:c="3"/>The Disney family already holds 101,300 Holly Sugar shares&lt;br/&gt;or 9.0 pct of the total outstanding following purchases of&lt;br/&gt;12,500 shares March 13-April 17, Shamrock told the SEC.&lt;br/&gt; <text:s text:c="3"/>Shamrock said it had asked for certain information about&lt;br/&gt;Holly Sugar&amp;apos;s financial condition but had been turned down. It&lt;br/&gt;said its offer was therefore subject to further discussions.&lt;br/&gt; <text:s text:c="3"/>&amp;quot;Once we have had an opportunity to complete our due&lt;br/&gt;diligence evaluation of the company, including inspections of&lt;br/&gt;certain facilities and meetings with key management personnel,&lt;br/&gt;we would be prepared to negotiate all aspects of our proposal,&lt;br/&gt;including price,&amp;quot; it said in its April 8 letter.&lt;br/&gt;REUTER^M&lt;br/&gt;</text:p>
          </table:table-cell>
          <table:table-cell office:value-type="string">
            <text:p>History of Germany (1945–1990)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History_of_Germany_(1945–1990)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45];&quot;,&quot;;[.AC245];&quot;,&quot;; TEXT([.AK24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SST2D5NQYN5UCE5QQWT6MNCWPX59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WU5L8I9NZW6WNNBVOVQ47T88KSKUG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2:42 GMT 2012</text:p>
          </table:table-cell>
          <table:table-cell office:value-type="string">
            <text:p>Fri Jun 29 00:33:04 GMT 2012</text:p>
          </table:table-cell>
          <table:table-cell office:value-type="string">
            <text:p>Thu Jul 05 17:33:04 PDT 2012</text:p>
          </table:table-cell>
          <table:table-cell office:value-type="string">
            <text:p>Thu Jun 28 18:09:24 PDT 201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59">
            <text:p>1059</text:p>
          </table:table-cell>
          <table:table-cell office:value-type="string">
            <text:p>DISNEY FAMILY MAKES BID FOR HOLLY SUGAR &amp;lt;HLY&amp;gt;&lt;br/&gt;&lt;br/&gt; <text:s text:c="3"/>WASHINGTON, April 9 - The Roy Disney family disclosed in a&lt;br/&gt;filing with the Securities and Exchange Commission that it made&lt;br/&gt;a bid to acquire Holly Sugar Corp for a package of cash and&lt;br/&gt;securities.&lt;br/&gt; <text:s text:c="3"/>Shamrock Holdings of California Inc, a Disney family&lt;br/&gt;company, said it submitted the bid on April 8 to Salomon&lt;br/&gt;Brothers Inc, Holly Sugar&amp;apos;s investment banker.&lt;br/&gt; <text:s text:c="3"/>The offer was for 45 dlrs in cash, securities with a face&lt;br/&gt;value of 70 dlrs, and a &amp;quot;contingent payment certificate&amp;quot; that&lt;br/&gt;would pay out as much as 70 dlrs over a 20-year period for each&lt;br/&gt;share of Holly Sugar outstanding.&lt;br/&gt; <text:s text:c="3"/>The Disney family already holds 101,300 Holly Sugar shares&lt;br/&gt;or 9.0 pct of the total outstanding following purchases of&lt;br/&gt;12,500 shares March 13-April 17, Shamrock told the SEC.&lt;br/&gt; <text:s text:c="3"/>Shamrock said it had asked for certain information about&lt;br/&gt;Holly Sugar&amp;apos;s financial condition but had been turned down. It&lt;br/&gt;said its offer was therefore subject to further discussions.&lt;br/&gt; <text:s text:c="3"/>&amp;quot;Once we have had an opportunity to complete our due&lt;br/&gt;diligence evaluation of the company, including inspections of&lt;br/&gt;certain facilities and meetings with key management personnel,&lt;br/&gt;we would be prepared to negotiate all aspects of our proposal,&lt;br/&gt;including price,&amp;quot; it said in its April 8 letter.&lt;br/&gt;REUTER^M&lt;br/&gt;</text:p>
          </table:table-cell>
          <table:table-cell office:value-type="string">
            <text:p>History of Germany (1945–1990)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History_of_Germany_(1945–1990)</text:p>
          </table:table-cell>
          <table:table-cell office:value-type="string">
            <text:p>http://en.wikipedia.org/wiki/Dodd–Frank_Wall_Street_Reform_and_Consumer_Protection_Ac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46];&quot;,&quot;;[.AC246];&quot;,&quot;; TEXT([.AK24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SST2D5NQYN5UCE5QQWT6MNCWPX59X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QKNTL0XULRG22ZOAWDD55FP9YH2OY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9:07 GMT 2012</text:p>
          </table:table-cell>
          <table:table-cell office:value-type="string">
            <text:p>Thu Jun 28 23:50:33 GMT 2012</text:p>
          </table:table-cell>
          <table:table-cell office:value-type="string">
            <text:p>Thu Jul 05 16:50:33 PDT 2012</text:p>
          </table:table-cell>
          <table:table-cell office:value-type="string">
            <text:p>Thu Jun 28 18:09:23 PDT 2012</text:p>
          </table:table-cell>
          <table:table-cell table:number-columns-repeated="2"/>
          <table:table-cell office:value-type="float" office:value="86">
            <text:p>86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59">
            <text:p>1059</text:p>
          </table:table-cell>
          <table:table-cell office:value-type="string">
            <text:p>DISNEY FAMILY MAKES BID FOR HOLLY SUGAR &amp;lt;HLY&amp;gt;&lt;br/&gt;&lt;br/&gt; <text:s text:c="3"/>WASHINGTON, April 9 - The Roy Disney family disclosed in a&lt;br/&gt;filing with the Securities and Exchange Commission that it made&lt;br/&gt;a bid to acquire Holly Sugar Corp for a package of cash and&lt;br/&gt;securities.&lt;br/&gt; <text:s text:c="3"/>Shamrock Holdings of California Inc, a Disney family&lt;br/&gt;company, said it submitted the bid on April 8 to Salomon&lt;br/&gt;Brothers Inc, Holly Sugar&amp;apos;s investment banker.&lt;br/&gt; <text:s text:c="3"/>The offer was for 45 dlrs in cash, securities with a face&lt;br/&gt;value of 70 dlrs, and a &amp;quot;contingent payment certificate&amp;quot; that&lt;br/&gt;would pay out as much as 70 dlrs over a 20-year period for each&lt;br/&gt;share of Holly Sugar outstanding.&lt;br/&gt; <text:s text:c="3"/>The Disney family already holds 101,300 Holly Sugar shares&lt;br/&gt;or 9.0 pct of the total outstanding following purchases of&lt;br/&gt;12,500 shares March 13-April 17, Shamrock told the SEC.&lt;br/&gt; <text:s text:c="3"/>Shamrock said it had asked for certain information about&lt;br/&gt;Holly Sugar&amp;apos;s financial condition but had been turned down. It&lt;br/&gt;said its offer was therefore subject to further discussions.&lt;br/&gt; <text:s text:c="3"/>&amp;quot;Once we have had an opportunity to complete our due&lt;br/&gt;diligence evaluation of the company, including inspections of&lt;br/&gt;certain facilities and meetings with key management personnel,&lt;br/&gt;we would be prepared to negotiate all aspects of our proposal,&lt;br/&gt;including price,&amp;quot; it said in its April 8 letter.&lt;br/&gt;REUTER^M&lt;br/&gt;</text:p>
          </table:table-cell>
          <table:table-cell office:value-type="string">
            <text:p>History of Germany (1945–1990)</text:p>
          </table:table-cell>
          <table:table-cell office:value-type="string">
            <text:p>Dodd–Frank Wall Street Reform and Consumer Protection Act</text:p>
          </table:table-cell>
          <table:table-cell office:value-type="string">
            <text:p>http://en.wikipedia.org/wiki/History_of_Germany_(1945–1990)</text:p>
          </table:table-cell>
          <table:table-cell office:value-type="string">
            <text:p>http://en.wikipedia.org/wiki/Dodd–Frank_Wall_Street_Reform_and_Consumer_Protection_Act</text:p>
          </table:table-cell>
          <table:table-cell office:value-type="string">
            <text:p>None really relevant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CONCATENATE([.AB247];&quot;,&quot;;[.AC247];&quot;,&quot;; TEXT([.AK247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TEYB49F9SSSW6P6QYES15H5FZ4RV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5I8H88MQU6LKXZ0JSSR5X4AKUQATZ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3:50 GMT 2012</text:p>
          </table:table-cell>
          <table:table-cell office:value-type="string">
            <text:p>Fri Jun 29 00:04:19 GMT 2012</text:p>
          </table:table-cell>
          <table:table-cell office:value-type="string">
            <text:p>Thu Jul 05 17:04:19 PDT 2012</text:p>
          </table:table-cell>
          <table:table-cell office:value-type="string">
            <text:p>Thu Jun 28 18:09:38 PDT 201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2">
            <text:p>102</text:p>
          </table:table-cell>
          <table:table-cell office:value-type="string">
            <text:p>CYCLOPS &amp;lt;CYL&amp;gt; WILL NOT GIVE DATA TO GROUP&lt;br/&gt;&lt;br/&gt; <text:s text:c="3"/>PITTSBURGH, March 13 - Cyclops Corp said its board rejected&lt;br/&gt;a request by Cyacq Corp, an investor group, for more non-public&lt;br/&gt;information about Cyclops, a maker of specialty steels and an&lt;br/&gt;electronics retailer.&lt;br/&gt; <text:s text:c="3"/>Cyclops cited its agreement to be acquired by Britain&amp;apos;s&lt;br/&gt;Dixons Group PLC for 90.25 dlrs a share under a tender offer&lt;br/&gt;that expires midnight March 17.&lt;br/&gt; <text:s text:c="3"/>Cyacq, comprising Audio/Video Affiliates Inc, Citicorp&lt;br/&gt;Capital Investors Ltd and other investors, yesterday said it&lt;br/&gt;would increase its tender offer for Cyclops to 92.50 dlrs a&lt;br/&gt;share from 80 dlrs, subject to certain conditions.&lt;br/&gt; <text:s text:c="3"/>The conditions were that Cyclops provide Cyacq with&lt;br/&gt;non-public data given to Dixons and that Cyacq be satisfied&lt;br/&gt;with financial projections made by Dixons in its offer.&lt;br/&gt; <text:s text:c="3"/>Cyclops also said its board determined that Cyacq&amp;apos;s&lt;br/&gt;announcement was not an offer. &amp;quot;Cyacq&amp;apos;s press release does not&lt;br/&gt;amend Cyacq&amp;apos;s outstanding tender offer which remains at 80 dlrs&lt;br/&gt;per share and it does not state that Cyacq has financing&lt;br/&gt;commitments necessary to carry out its original offer or any&lt;br/&gt;increased offer that it may make,&amp;quot; Cyclops said in a statement.&lt;br/&gt; <text:s text:c="3"/>Its agreements with Dixons are binding and Dixons indicated&lt;br/&gt;it will not rescind or waive any provisions of the pacts,&lt;br/&gt;Cyclops said.&lt;br/&gt; <text:s text:c="3"/>The company also said it was advised that Dixons&amp;apos;&lt;br/&gt;shareholders approved the merger, satisfying that condition of&lt;br/&gt;the agreement.&lt;br/&gt; Reuter&lt;br/&gt;</text:p>
          </table:table-cell>
          <table:table-cell office:value-type="string">
            <text:p>South African contract law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South_African_contract_law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8];&quot;,&quot;;[.AC248];&quot;,&quot;; TEXT([.AK24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TEYB49F9SSSW6P6QYES15H5FZ4RV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W6ZZ2MIKMN99HDE5DZT4WXI5378PQ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33:29 GMT 2012</text:p>
          </table:table-cell>
          <table:table-cell office:value-type="string">
            <text:p>Fri Jun 29 00:33:45 GMT 2012</text:p>
          </table:table-cell>
          <table:table-cell office:value-type="string">
            <text:p>Thu Jul 05 17:33:45 PDT 2012</text:p>
          </table:table-cell>
          <table:table-cell office:value-type="string">
            <text:p>Thu Jun 28 18:09:38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2">
            <text:p>102</text:p>
          </table:table-cell>
          <table:table-cell office:value-type="string">
            <text:p>CYCLOPS &amp;lt;CYL&amp;gt; WILL NOT GIVE DATA TO GROUP&lt;br/&gt;&lt;br/&gt; <text:s text:c="3"/>PITTSBURGH, March 13 - Cyclops Corp said its board rejected&lt;br/&gt;a request by Cyacq Corp, an investor group, for more non-public&lt;br/&gt;information about Cyclops, a maker of specialty steels and an&lt;br/&gt;electronics retailer.&lt;br/&gt; <text:s text:c="3"/>Cyclops cited its agreement to be acquired by Britain&amp;apos;s&lt;br/&gt;Dixons Group PLC for 90.25 dlrs a share under a tender offer&lt;br/&gt;that expires midnight March 17.&lt;br/&gt; <text:s text:c="3"/>Cyacq, comprising Audio/Video Affiliates Inc, Citicorp&lt;br/&gt;Capital Investors Ltd and other investors, yesterday said it&lt;br/&gt;would increase its tender offer for Cyclops to 92.50 dlrs a&lt;br/&gt;share from 80 dlrs, subject to certain conditions.&lt;br/&gt; <text:s text:c="3"/>The conditions were that Cyclops provide Cyacq with&lt;br/&gt;non-public data given to Dixons and that Cyacq be satisfied&lt;br/&gt;with financial projections made by Dixons in its offer.&lt;br/&gt; <text:s text:c="3"/>Cyclops also said its board determined that Cyacq&amp;apos;s&lt;br/&gt;announcement was not an offer. &amp;quot;Cyacq&amp;apos;s press release does not&lt;br/&gt;amend Cyacq&amp;apos;s outstanding tender offer which remains at 80 dlrs&lt;br/&gt;per share and it does not state that Cyacq has financing&lt;br/&gt;commitments necessary to carry out its original offer or any&lt;br/&gt;increased offer that it may make,&amp;quot; Cyclops said in a statement.&lt;br/&gt; <text:s text:c="3"/>Its agreements with Dixons are binding and Dixons indicated&lt;br/&gt;it will not rescind or waive any provisions of the pacts,&lt;br/&gt;Cyclops said.&lt;br/&gt; <text:s text:c="3"/>The company also said it was advised that Dixons&amp;apos;&lt;br/&gt;shareholders approved the merger, satisfying that condition of&lt;br/&gt;the agreement.&lt;br/&gt; Reuter&lt;br/&gt;</text:p>
          </table:table-cell>
          <table:table-cell office:value-type="string">
            <text:p>South African contract law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South_African_contract_law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49];&quot;,&quot;;[.AC249];&quot;,&quot;; TEXT([.AK24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TEYB49F9SSSW6P6QYES15H5FZ4RV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11ZJMJUNU8LEFFC7QWRH8D8LE5G04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9:16 GMT 2012</text:p>
          </table:table-cell>
          <table:table-cell office:value-type="string">
            <text:p>Thu Jun 28 23:39:31 GMT 2012</text:p>
          </table:table-cell>
          <table:table-cell office:value-type="string">
            <text:p>Thu Jul 05 16:39:31 PDT 2012</text:p>
          </table:table-cell>
          <table:table-cell office:value-type="string">
            <text:p>Thu Jun 28 18:09:38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02">
            <text:p>102</text:p>
          </table:table-cell>
          <table:table-cell office:value-type="string">
            <text:p>CYCLOPS &amp;lt;CYL&amp;gt; WILL NOT GIVE DATA TO GROUP&lt;br/&gt;&lt;br/&gt; <text:s text:c="3"/>PITTSBURGH, March 13 - Cyclops Corp said its board rejected&lt;br/&gt;a request by Cyacq Corp, an investor group, for more non-public&lt;br/&gt;information about Cyclops, a maker of specialty steels and an&lt;br/&gt;electronics retailer.&lt;br/&gt; <text:s text:c="3"/>Cyclops cited its agreement to be acquired by Britain&amp;apos;s&lt;br/&gt;Dixons Group PLC for 90.25 dlrs a share under a tender offer&lt;br/&gt;that expires midnight March 17.&lt;br/&gt; <text:s text:c="3"/>Cyacq, comprising Audio/Video Affiliates Inc, Citicorp&lt;br/&gt;Capital Investors Ltd and other investors, yesterday said it&lt;br/&gt;would increase its tender offer for Cyclops to 92.50 dlrs a&lt;br/&gt;share from 80 dlrs, subject to certain conditions.&lt;br/&gt; <text:s text:c="3"/>The conditions were that Cyclops provide Cyacq with&lt;br/&gt;non-public data given to Dixons and that Cyacq be satisfied&lt;br/&gt;with financial projections made by Dixons in its offer.&lt;br/&gt; <text:s text:c="3"/>Cyclops also said its board determined that Cyacq&amp;apos;s&lt;br/&gt;announcement was not an offer. &amp;quot;Cyacq&amp;apos;s press release does not&lt;br/&gt;amend Cyacq&amp;apos;s outstanding tender offer which remains at 80 dlrs&lt;br/&gt;per share and it does not state that Cyacq has financing&lt;br/&gt;commitments necessary to carry out its original offer or any&lt;br/&gt;increased offer that it may make,&amp;quot; Cyclops said in a statement.&lt;br/&gt; <text:s text:c="3"/>Its agreements with Dixons are binding and Dixons indicated&lt;br/&gt;it will not rescind or waive any provisions of the pacts,&lt;br/&gt;Cyclops said.&lt;br/&gt; <text:s text:c="3"/>The company also said it was advised that Dixons&amp;apos;&lt;br/&gt;shareholders approved the merger, satisfying that condition of&lt;br/&gt;the agreement.&lt;br/&gt; Reuter&lt;br/&gt;</text:p>
          </table:table-cell>
          <table:table-cell office:value-type="string">
            <text:p>South African contract law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South_African_contract_law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0];&quot;,&quot;;[.AC250];&quot;,&quot;; TEXT([.AK25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TX0CP5KXPTI2R625QVPU7NY6XPZY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T12NJKM05BMY2IM56TG1P9RCI4BGN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5:29 GMT 2012</text:p>
          </table:table-cell>
          <table:table-cell office:value-type="string">
            <text:p>Fri Jun 29 00:05:38 GMT 2012</text:p>
          </table:table-cell>
          <table:table-cell office:value-type="string">
            <text:p>Thu Jul 05 17:05:38 PDT 2012</text:p>
          </table:table-cell>
          <table:table-cell office:value-type="string">
            <text:p>Thu Jun 28 18:09:19 PDT 2012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265">
            <text:p>1265</text:p>
          </table:table-cell>
          <table:table-cell office:value-type="string">
            <text:p>MITSUBISHI HEAVY, C. ITOH TO SELL TRIGUNA STAKES&lt;br/&gt;&lt;br/&gt; <text:s text:c="3"/>TOKYO, April 1 - Mitsubishi Heavy Industries Ltd &amp;lt;MITH.T&amp;gt;&lt;br/&gt;(MHI) and C. Itoh and Co Ltd &amp;lt;CITT.T&amp;gt; have decided to sell&lt;br/&gt;their combined 65 pct stake in Indonesia&amp;apos;s &amp;lt;Pt Triguna Utama&lt;br/&gt;Machinery Industries&amp;gt; to &amp;lt;Caterpillar Tractor Co&amp;gt;, <text:s/>spokesmen&lt;br/&gt;for the two Japanese companies said.&lt;br/&gt; <text:s text:c="2"/>Triguna, set up in 1982, is owned 40 pct by MHI and 25 pct&lt;br/&gt;by C. Itoh and 35 pct by an Indonesian company. It makes about&lt;br/&gt;10 forklift trucks and a similar number of excavators each&lt;br/&gt;month in technological cooperation with MHI.&lt;br/&gt; <text:s text:c="3"/>The spokesmen said the sale results from an expected&lt;br/&gt;restructuring later this year of the 50/50 Caterpillar/MHI&lt;br/&gt;joint venture Japanese company &amp;lt;Caterpillar Mitsubishi Ltd&amp;gt;,&lt;br/&gt;formed in 1963.&lt;br/&gt; <text:s text:c="3"/>They said the venture will be renamed &amp;lt;Shin Caterpillar&lt;br/&gt;Mitsubishi Ltd&amp;gt; and capitalised at 23 billion yen. It will&lt;br/&gt;still be owned equally by MHI and Caterpillar and will be set&lt;br/&gt;up with the aim of centralising MHI&amp;apos;s excavator business.&lt;br/&gt; REUTER&lt;br/&gt;</text:p>
          </table:table-cell>
          <table:table-cell office:value-type="string">
            <text:p>Mitsubishi Heavy Industries</text:p>
          </table:table-cell>
          <table:table-cell office:value-type="string">
            <text:p>Capital gains tax in Australia</text:p>
          </table:table-cell>
          <table:table-cell office:value-type="string">
            <text:p>http://en.wikipedia.org/wiki/Mitsubishi_Heavy_Industries</text:p>
          </table:table-cell>
          <table:table-cell office:value-type="string">
            <text:p>http://en.wikipedia.org/wiki/Capital_gains_tax_in_Austral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1];&quot;,&quot;;[.AC251];&quot;,&quot;; TEXT([.AK251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TX0CP5KXPTI2R625QVPU7NY6XPZY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JM8P9Y38TWWCRRX189M8JTAIYGZI7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9:54 GMT 2012</text:p>
          </table:table-cell>
          <table:table-cell office:value-type="string">
            <text:p>Thu Jun 28 23:50:13 GMT 2012</text:p>
          </table:table-cell>
          <table:table-cell office:value-type="string">
            <text:p>Thu Jul 05 16:50:13 PDT 2012</text:p>
          </table:table-cell>
          <table:table-cell office:value-type="string">
            <text:p>Thu Jun 28 18:09:19 PDT 201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265">
            <text:p>1265</text:p>
          </table:table-cell>
          <table:table-cell office:value-type="string">
            <text:p>MITSUBISHI HEAVY, C. ITOH TO SELL TRIGUNA STAKES&lt;br/&gt;&lt;br/&gt; <text:s text:c="3"/>TOKYO, April 1 - Mitsubishi Heavy Industries Ltd &amp;lt;MITH.T&amp;gt;&lt;br/&gt;(MHI) and C. Itoh and Co Ltd &amp;lt;CITT.T&amp;gt; have decided to sell&lt;br/&gt;their combined 65 pct stake in Indonesia&amp;apos;s &amp;lt;Pt Triguna Utama&lt;br/&gt;Machinery Industries&amp;gt; to &amp;lt;Caterpillar Tractor Co&amp;gt;, <text:s/>spokesmen&lt;br/&gt;for the two Japanese companies said.&lt;br/&gt; <text:s text:c="2"/>Triguna, set up in 1982, is owned 40 pct by MHI and 25 pct&lt;br/&gt;by C. Itoh and 35 pct by an Indonesian company. It makes about&lt;br/&gt;10 forklift trucks and a similar number of excavators each&lt;br/&gt;month in technological cooperation with MHI.&lt;br/&gt; <text:s text:c="3"/>The spokesmen said the sale results from an expected&lt;br/&gt;restructuring later this year of the 50/50 Caterpillar/MHI&lt;br/&gt;joint venture Japanese company &amp;lt;Caterpillar Mitsubishi Ltd&amp;gt;,&lt;br/&gt;formed in 1963.&lt;br/&gt; <text:s text:c="3"/>They said the venture will be renamed &amp;lt;Shin Caterpillar&lt;br/&gt;Mitsubishi Ltd&amp;gt; and capitalised at 23 billion yen. It will&lt;br/&gt;still be owned equally by MHI and Caterpillar and will be set&lt;br/&gt;up with the aim of centralising MHI&amp;apos;s excavator business.&lt;br/&gt; REUTER&lt;br/&gt;</text:p>
          </table:table-cell>
          <table:table-cell office:value-type="string">
            <text:p>Mitsubishi Heavy Industries</text:p>
          </table:table-cell>
          <table:table-cell office:value-type="string">
            <text:p>Capital gains tax in Australia</text:p>
          </table:table-cell>
          <table:table-cell office:value-type="string">
            <text:p>http://en.wikipedia.org/wiki/Mitsubishi_Heavy_Industries</text:p>
          </table:table-cell>
          <table:table-cell office:value-type="string">
            <text:p>http://en.wikipedia.org/wiki/Capital_gains_tax_in_Austral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2];&quot;,&quot;;[.AC252];&quot;,&quot;; TEXT([.AK25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TX0CP5KXPTI2R625QVPU7NY6XPZYM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UIW618N46UXUL19C73E1NDSP4UOQX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7:26 GMT 2012</text:p>
          </table:table-cell>
          <table:table-cell office:value-type="string">
            <text:p>Thu Jun 28 23:47:51 GMT 2012</text:p>
          </table:table-cell>
          <table:table-cell office:value-type="string">
            <text:p>Thu Jul 05 16:47:51 PDT 2012</text:p>
          </table:table-cell>
          <table:table-cell office:value-type="string">
            <text:p>Thu Jun 28 18:09:19 PDT 20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265">
            <text:p>1265</text:p>
          </table:table-cell>
          <table:table-cell office:value-type="string">
            <text:p>MITSUBISHI HEAVY, C. ITOH TO SELL TRIGUNA STAKES&lt;br/&gt;&lt;br/&gt; <text:s text:c="3"/>TOKYO, April 1 - Mitsubishi Heavy Industries Ltd &amp;lt;MITH.T&amp;gt;&lt;br/&gt;(MHI) and C. Itoh and Co Ltd &amp;lt;CITT.T&amp;gt; have decided to sell&lt;br/&gt;their combined 65 pct stake in Indonesia&amp;apos;s &amp;lt;Pt Triguna Utama&lt;br/&gt;Machinery Industries&amp;gt; to &amp;lt;Caterpillar Tractor Co&amp;gt;, <text:s/>spokesmen&lt;br/&gt;for the two Japanese companies said.&lt;br/&gt; <text:s text:c="2"/>Triguna, set up in 1982, is owned 40 pct by MHI and 25 pct&lt;br/&gt;by C. Itoh and 35 pct by an Indonesian company. It makes about&lt;br/&gt;10 forklift trucks and a similar number of excavators each&lt;br/&gt;month in technological cooperation with MHI.&lt;br/&gt; <text:s text:c="3"/>The spokesmen said the sale results from an expected&lt;br/&gt;restructuring later this year of the 50/50 Caterpillar/MHI&lt;br/&gt;joint venture Japanese company &amp;lt;Caterpillar Mitsubishi Ltd&amp;gt;,&lt;br/&gt;formed in 1963.&lt;br/&gt; <text:s text:c="3"/>They said the venture will be renamed &amp;lt;Shin Caterpillar&lt;br/&gt;Mitsubishi Ltd&amp;gt; and capitalised at 23 billion yen. It will&lt;br/&gt;still be owned equally by MHI and Caterpillar and will be set&lt;br/&gt;up with the aim of centralising MHI&amp;apos;s excavator business.&lt;br/&gt; REUTER&lt;br/&gt;</text:p>
          </table:table-cell>
          <table:table-cell office:value-type="string">
            <text:p>Mitsubishi Heavy Industries</text:p>
          </table:table-cell>
          <table:table-cell office:value-type="string">
            <text:p>Capital gains tax in Australia</text:p>
          </table:table-cell>
          <table:table-cell office:value-type="string">
            <text:p>http://en.wikipedia.org/wiki/Mitsubishi_Heavy_Industries</text:p>
          </table:table-cell>
          <table:table-cell office:value-type="string">
            <text:p>http://en.wikipedia.org/wiki/Capital_gains_tax_in_Austral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3];&quot;,&quot;;[.AC253];&quot;,&quot;; TEXT([.AK253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U0PDOBDDP8PY58ZKNZXUB3Q30KD2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BNP9746OQ1S2ZECXGY0D1QKEY32MK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3:47 GMT 2012</text:p>
          </table:table-cell>
          <table:table-cell office:value-type="string">
            <text:p>Fri Jun 29 00:13:53 GMT 2012</text:p>
          </table:table-cell>
          <table:table-cell office:value-type="string">
            <text:p>Thu Jul 05 17:13:53 PDT 2012</text:p>
          </table:table-cell>
          <table:table-cell office:value-type="string">
            <text:p>Thu Jun 28 18:09:50 PDT 201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459">
            <text:p>3459</text:p>
          </table:table-cell>
          <table:table-cell office:value-type="string">
            <text:p>WORLD OIL DEMAND LIKELY TO INCREASE, SUBROTO SAYS&lt;br/&gt;&lt;br/&gt; <text:s text:c="3"/>JAKARTA, April 27 - Oil prices have stabilized in world&lt;br/&gt;markets and demand is likely to increase in the second half of&lt;br/&gt;the year, Indonesia&amp;apos;s Mines and Energy Minister Subroto said.&lt;br/&gt; <text:s text:c="3"/>He told a meeting of oil industry executives that oil&lt;br/&gt;prices had stabilized at 18 dlrs a barrel -- the average fixed&lt;br/&gt;price OPEC put into effect in February -- and supply and demand&lt;br/&gt;have been in equilibrium since March.&lt;br/&gt; <text:s text:c="3"/>If OPEC does not increase overall output in the second half&lt;br/&gt;of the year, prices will tend to increase, because non-OPEC&lt;br/&gt;producers have not been able to produce more oil at current&lt;br/&gt;prices, he said.&lt;br/&gt; <text:s text:c="3"/>But he declined to predict, when asked after the meeting,&lt;br/&gt;whether OPEC would raise its production ceiling of 15.8 mln&lt;br/&gt;barrels at its next meeting in June.&lt;br/&gt; <text:s text:c="3"/>He said in his speech that world oil production over the&lt;br/&gt;last two months was estimated at 45.6 mln barrels a day, or two&lt;br/&gt;mln barrels a day less than world oil demand.&lt;br/&gt; <text:s text:c="3"/>Oil production by industrialized countries, particularly&lt;br/&gt;the U.S. And Canada, is expected to decrease this year, but&lt;br/&gt;some of that slack will be taken up by increased production in&lt;br/&gt;Cameroon, India and other developing countries, he said.&lt;br/&gt; <text:s text:c="3"/>This year is a battle between OPEC and non-OPEC oil&lt;br/&gt;producers and consumers in the industrialized world for the&lt;br/&gt;upper hand in world oil markets, Subroto said in an earlier&lt;br/&gt;speech to management trainees at Pertamina Oil Company.&lt;br/&gt; <text:s text:c="3"/>&amp;quot;If OPEC emerges the winner, than it can gradually resume&lt;br/&gt;its former role in world oil markets,&amp;quot; he said.&lt;br/&gt; <text:s text:c="3"/>&amp;quot;But don&amp;apos;t expect oil prices to return to the level of 28-30&lt;br/&gt;dlrs a barrel, at least not in the next three or four years,&amp;quot;&lt;br/&gt;Subroto said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Coal companies of Australia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Coal_companies_of_Austral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4];&quot;,&quot;;[.AC254];&quot;,&quot;; TEXT([.AK25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U0PDOBDDP8PY58ZKNZXUB3Q30KD2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8ZQEOZFYQS1R1HRVPORLS4IECOHKA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6:19 GMT 2012</text:p>
          </table:table-cell>
          <table:table-cell office:value-type="string">
            <text:p>Thu Jun 28 23:16:35 GMT 2012</text:p>
          </table:table-cell>
          <table:table-cell office:value-type="string">
            <text:p>Thu Jul 05 16:16:35 PDT 2012</text:p>
          </table:table-cell>
          <table:table-cell office:value-type="string">
            <text:p>Thu Jun 28 18:09:50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459">
            <text:p>3459</text:p>
          </table:table-cell>
          <table:table-cell office:value-type="string">
            <text:p>WORLD OIL DEMAND LIKELY TO INCREASE, SUBROTO SAYS&lt;br/&gt;&lt;br/&gt; <text:s text:c="3"/>JAKARTA, April 27 - Oil prices have stabilized in world&lt;br/&gt;markets and demand is likely to increase in the second half of&lt;br/&gt;the year, Indonesia&amp;apos;s Mines and Energy Minister Subroto said.&lt;br/&gt; <text:s text:c="3"/>He told a meeting of oil industry executives that oil&lt;br/&gt;prices had stabilized at 18 dlrs a barrel -- the average fixed&lt;br/&gt;price OPEC put into effect in February -- and supply and demand&lt;br/&gt;have been in equilibrium since March.&lt;br/&gt; <text:s text:c="3"/>If OPEC does not increase overall output in the second half&lt;br/&gt;of the year, prices will tend to increase, because non-OPEC&lt;br/&gt;producers have not been able to produce more oil at current&lt;br/&gt;prices, he said.&lt;br/&gt; <text:s text:c="3"/>But he declined to predict, when asked after the meeting,&lt;br/&gt;whether OPEC would raise its production ceiling of 15.8 mln&lt;br/&gt;barrels at its next meeting in June.&lt;br/&gt; <text:s text:c="3"/>He said in his speech that world oil production over the&lt;br/&gt;last two months was estimated at 45.6 mln barrels a day, or two&lt;br/&gt;mln barrels a day less than world oil demand.&lt;br/&gt; <text:s text:c="3"/>Oil production by industrialized countries, particularly&lt;br/&gt;the U.S. And Canada, is expected to decrease this year, but&lt;br/&gt;some of that slack will be taken up by increased production in&lt;br/&gt;Cameroon, India and other developing countries, he said.&lt;br/&gt; <text:s text:c="3"/>This year is a battle between OPEC and non-OPEC oil&lt;br/&gt;producers and consumers in the industrialized world for the&lt;br/&gt;upper hand in world oil markets, Subroto said in an earlier&lt;br/&gt;speech to management trainees at Pertamina Oil Company.&lt;br/&gt; <text:s text:c="3"/>&amp;quot;If OPEC emerges the winner, than it can gradually resume&lt;br/&gt;its former role in world oil markets,&amp;quot; he said.&lt;br/&gt; <text:s text:c="3"/>&amp;quot;But don&amp;apos;t expect oil prices to return to the level of 28-30&lt;br/&gt;dlrs a barrel, at least not in the next three or four years,&amp;quot;&lt;br/&gt;Subroto said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Coal companies of Australia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Coal_companies_of_Austral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5];&quot;,&quot;;[.AC255];&quot;,&quot;; TEXT([.AK25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U0PDOBDDP8PY58ZKNZXUB3Q30KD2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4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4 GMT 2012</text:p>
          </table:table-cell>
          <table:table-cell table:number-columns-repeated="2"/>
          <table:table-cell office:value-type="string">
            <text:p>28XPQJQ9OPLLCLVZT1OGGKCO1W5Z1F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4:57 GMT 2012</text:p>
          </table:table-cell>
          <table:table-cell office:value-type="string">
            <text:p>Thu Jun 28 23:45:34 GMT 2012</text:p>
          </table:table-cell>
          <table:table-cell office:value-type="string">
            <text:p>Thu Jul 05 16:45:34 PDT 2012</text:p>
          </table:table-cell>
          <table:table-cell office:value-type="string">
            <text:p>Thu Jun 28 18:09:50 PDT 201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3459">
            <text:p>3459</text:p>
          </table:table-cell>
          <table:table-cell office:value-type="string">
            <text:p>WORLD OIL DEMAND LIKELY TO INCREASE, SUBROTO SAYS&lt;br/&gt;&lt;br/&gt; <text:s text:c="3"/>JAKARTA, April 27 - Oil prices have stabilized in world&lt;br/&gt;markets and demand is likely to increase in the second half of&lt;br/&gt;the year, Indonesia&amp;apos;s Mines and Energy Minister Subroto said.&lt;br/&gt; <text:s text:c="3"/>He told a meeting of oil industry executives that oil&lt;br/&gt;prices had stabilized at 18 dlrs a barrel -- the average fixed&lt;br/&gt;price OPEC put into effect in February -- and supply and demand&lt;br/&gt;have been in equilibrium since March.&lt;br/&gt; <text:s text:c="3"/>If OPEC does not increase overall output in the second half&lt;br/&gt;of the year, prices will tend to increase, because non-OPEC&lt;br/&gt;producers have not been able to produce more oil at current&lt;br/&gt;prices, he said.&lt;br/&gt; <text:s text:c="3"/>But he declined to predict, when asked after the meeting,&lt;br/&gt;whether OPEC would raise its production ceiling of 15.8 mln&lt;br/&gt;barrels at its next meeting in June.&lt;br/&gt; <text:s text:c="3"/>He said in his speech that world oil production over the&lt;br/&gt;last two months was estimated at 45.6 mln barrels a day, or two&lt;br/&gt;mln barrels a day less than world oil demand.&lt;br/&gt; <text:s text:c="3"/>Oil production by industrialized countries, particularly&lt;br/&gt;the U.S. And Canada, is expected to decrease this year, but&lt;br/&gt;some of that slack will be taken up by increased production in&lt;br/&gt;Cameroon, India and other developing countries, he said.&lt;br/&gt; <text:s text:c="3"/>This year is a battle between OPEC and non-OPEC oil&lt;br/&gt;producers and consumers in the industrialized world for the&lt;br/&gt;upper hand in world oil markets, Subroto said in an earlier&lt;br/&gt;speech to management trainees at Pertamina Oil Company.&lt;br/&gt; <text:s text:c="3"/>&amp;quot;If OPEC emerges the winner, than it can gradually resume&lt;br/&gt;its former role in world oil markets,&amp;quot; he said.&lt;br/&gt; <text:s text:c="3"/>&amp;quot;But don&amp;apos;t expect oil prices to return to the level of 28-30&lt;br/&gt;dlrs a barrel, at least not in the next three or four years,&amp;quot;&lt;br/&gt;Subroto said.&lt;br/&gt; REUTER&lt;br/&gt;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Coal companies of Australia</text:p>
          </table:table-cell>
          <table:table-cell office:value-type="string">
            <text:p>http://en.wikipedia.org/wiki/Chronology_of_world_oil_market_events_(1970–2005)</text:p>
          </table:table-cell>
          <table:table-cell office:value-type="string">
            <text:p>http://en.wikipedia.org/wiki/Coal_companies_of_Austral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6];&quot;,&quot;;[.AC256];&quot;,&quot;; TEXT([.AK25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U78PJWKUDD8CVZ8XD0Z8B6UTFRK9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CD92HECWA6XI7CHJPRCX5KXR4TKJJ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6:47 GMT 2012</text:p>
          </table:table-cell>
          <table:table-cell office:value-type="string">
            <text:p>Thu Jun 28 23:57:22 GMT 2012</text:p>
          </table:table-cell>
          <table:table-cell office:value-type="string">
            <text:p>Thu Jul 05 16:57:22 PDT 2012</text:p>
          </table:table-cell>
          <table:table-cell office:value-type="string">
            <text:p>Thu Jun 28 18:09:42 PDT 2012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205">
            <text:p>2205</text:p>
          </table:table-cell>
          <table:table-cell office:value-type="string">
            <text:p>HUGHES TOOL &amp;lt;HT&amp;gt; SAYS BAKER &amp;lt;BKO&amp;gt; MERGER ALIVE&lt;br/&gt;&lt;br/&gt; <text:s text:c="3"/>HOUSTON, March 5 - Hughes Tool Co Chairman W.A. Kistler&lt;br/&gt;said its counter proposal to merge with Baker International&lt;br/&gt;Corp was still under consideration and that a merger was in the&lt;br/&gt;best interests of both companies.&lt;br/&gt; <text:s text:c="3"/>&amp;quot;Our hope is that we can come to a mutual agreement that is&lt;br/&gt;good for both companies,&amp;quot; Kistler said of the proposed merger&lt;br/&gt;that would result in a 1.2 billion dlr oil field service&lt;br/&gt;company. &amp;quot;We&amp;apos;re working very hard on this merger.&amp;quot;&lt;br/&gt; <text:s text:c="3"/>Hughes&amp;apos; board today again adjourned a shareholders meeting&lt;br/&gt;to vote on the proposed merger and rescheduled it for March 11&lt;br/&gt;to give Baker more time to consider the counter proposal.&lt;br/&gt; <text:s text:c="3"/>The Hughes board, which had previously expressed concern&lt;br/&gt;about a U.S. Department of Justice consent decree that would&lt;br/&gt;require Baker to sell its drilling bit operations and&lt;br/&gt;submersible pump business, met yesterday and threatened to&lt;br/&gt;terminate the proposed merger.&lt;br/&gt; <text:s text:c="3"/>The Hughes board made a counter proposal that the two&lt;br/&gt;companies first find acceptable buyers for the businesses&lt;br/&gt;before signing the decree.&lt;br/&gt; <text:s text:c="3"/>The directors of Baker immediately after receiving the&lt;br/&gt;counter proposal filed a law suit in Texas in a Texas state&lt;br/&gt;court to force to Hughes to complete the merger.&lt;br/&gt; <text:s text:c="3"/>&amp;quot;The uncertainty as to the price and conditions that might&lt;br/&gt;be imposed by the Department of Justice makes us very nervous&lt;br/&gt;about what the outcome might be,&amp;quot; Kistler said, in explaining&lt;br/&gt;why Hughes had made the counter proposal.&lt;br/&gt; <text:s text:c="3"/>&amp;quot;We need additional time to understand why Baker did not&lt;br/&gt;accept our proposal.&amp;quot;&lt;br/&gt; <text:s text:c="3"/>Kistler also said that the law suit filed by Baker &amp;quot;was not&lt;br/&gt;a factor&amp;quot; in the board&amp;apos;s decision to keep its merger proposal&lt;br/&gt;on the table.&lt;br/&gt; <text:s text:c="3"/>He declined to comment on the allegations in the lawsuit.&lt;br/&gt; <text:s text:c="3"/>Kistler said Hughes would be willing to consider a&lt;br/&gt;compromise counter proposal, but declined to be more specific.&lt;br/&gt; <text:s text:c="3"/>The Justice Department in January said it would block the&lt;br/&gt;Hughes and Baker merger on anti-trust grounds unless both&lt;br/&gt;companies agreed to sign a consent decree that would provide&lt;br/&gt;for the sale of the assets after the merger took place.&lt;br/&gt; <text:s text:c="3"/>The Hughes board said it would not sign the decree because&lt;br/&gt;its was too &amp;quot;unreasonable.&amp;quot; Hughes said that Baker should&lt;br/&gt;instead complete the sale of the disputed assets before the&lt;br/&gt;merger is finalized and given government approval.&lt;br/&gt; <text:s text:c="3"/>Under the decree, if Baker is unable to find acceptable&lt;br/&gt;buyers within a specified period of time after the decree is&lt;br/&gt;approved, a federal trustee would become responsible for&lt;br/&gt;finding a buyer.&lt;br/&gt; <text:s text:c="3"/>Kistler said that under those terms, the trustee could take&lt;br/&gt;up to 10 years to complete the sales.&lt;br/&gt; <text:s text:c="3"/>He also expressed concern that the combined companies might&lt;br/&gt;be required by the government&amp;apos;s conditions to license some of&lt;br/&gt;its technology to any purchaser of the assets.&lt;br/&gt; <text:s text:c="3"/>Baker said last night in a statement that the required&lt;br/&gt;assets to be sold would reduce revenues by about 65 mln dlrs,&lt;br/&gt;representing about three pct of the revenues of the combined&lt;br/&gt;companies.&lt;br/&gt;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7];&quot;,&quot;;[.AC257];&quot;,&quot;; TEXT([.AK25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U78PJWKUDD8CVZ8XD0Z8B6UTFRK9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GAAA2SEIUUUF9CVRU14QIS8UD6PPQ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2:54 GMT 2012</text:p>
          </table:table-cell>
          <table:table-cell office:value-type="string">
            <text:p>Fri Jun 29 00:23:22 GMT 2012</text:p>
          </table:table-cell>
          <table:table-cell office:value-type="string">
            <text:p>Thu Jul 05 17:23:22 PDT 2012</text:p>
          </table:table-cell>
          <table:table-cell office:value-type="string">
            <text:p>Thu Jun 28 18:09:42 PDT 2012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205">
            <text:p>2205</text:p>
          </table:table-cell>
          <table:table-cell office:value-type="string">
            <text:p>HUGHES TOOL &amp;lt;HT&amp;gt; SAYS BAKER &amp;lt;BKO&amp;gt; MERGER ALIVE&lt;br/&gt;&lt;br/&gt; <text:s text:c="3"/>HOUSTON, March 5 - Hughes Tool Co Chairman W.A. Kistler&lt;br/&gt;said its counter proposal to merge with Baker International&lt;br/&gt;Corp was still under consideration and that a merger was in the&lt;br/&gt;best interests of both companies.&lt;br/&gt; <text:s text:c="3"/>&amp;quot;Our hope is that we can come to a mutual agreement that is&lt;br/&gt;good for both companies,&amp;quot; Kistler said of the proposed merger&lt;br/&gt;that would result in a 1.2 billion dlr oil field service&lt;br/&gt;company. &amp;quot;We&amp;apos;re working very hard on this merger.&amp;quot;&lt;br/&gt; <text:s text:c="3"/>Hughes&amp;apos; board today again adjourned a shareholders meeting&lt;br/&gt;to vote on the proposed merger and rescheduled it for March 11&lt;br/&gt;to give Baker more time to consider the counter proposal.&lt;br/&gt; <text:s text:c="3"/>The Hughes board, which had previously expressed concern&lt;br/&gt;about a U.S. Department of Justice consent decree that would&lt;br/&gt;require Baker to sell its drilling bit operations and&lt;br/&gt;submersible pump business, met yesterday and threatened to&lt;br/&gt;terminate the proposed merger.&lt;br/&gt; <text:s text:c="3"/>The Hughes board made a counter proposal that the two&lt;br/&gt;companies first find acceptable buyers for the businesses&lt;br/&gt;before signing the decree.&lt;br/&gt; <text:s text:c="3"/>The directors of Baker immediately after receiving the&lt;br/&gt;counter proposal filed a law suit in Texas in a Texas state&lt;br/&gt;court to force to Hughes to complete the merger.&lt;br/&gt; <text:s text:c="3"/>&amp;quot;The uncertainty as to the price and conditions that might&lt;br/&gt;be imposed by the Department of Justice makes us very nervous&lt;br/&gt;about what the outcome might be,&amp;quot; Kistler said, in explaining&lt;br/&gt;why Hughes had made the counter proposal.&lt;br/&gt; <text:s text:c="3"/>&amp;quot;We need additional time to understand why Baker did not&lt;br/&gt;accept our proposal.&amp;quot;&lt;br/&gt; <text:s text:c="3"/>Kistler also said that the law suit filed by Baker &amp;quot;was not&lt;br/&gt;a factor&amp;quot; in the board&amp;apos;s decision to keep its merger proposal&lt;br/&gt;on the table.&lt;br/&gt; <text:s text:c="3"/>He declined to comment on the allegations in the lawsuit.&lt;br/&gt; <text:s text:c="3"/>Kistler said Hughes would be willing to consider a&lt;br/&gt;compromise counter proposal, but declined to be more specific.&lt;br/&gt; <text:s text:c="3"/>The Justice Department in January said it would block the&lt;br/&gt;Hughes and Baker merger on anti-trust grounds unless both&lt;br/&gt;companies agreed to sign a consent decree that would provide&lt;br/&gt;for the sale of the assets after the merger took place.&lt;br/&gt; <text:s text:c="3"/>The Hughes board said it would not sign the decree because&lt;br/&gt;its was too &amp;quot;unreasonable.&amp;quot; Hughes said that Baker should&lt;br/&gt;instead complete the sale of the disputed assets before the&lt;br/&gt;merger is finalized and given government approval.&lt;br/&gt; <text:s text:c="3"/>Under the decree, if Baker is unable to find acceptable&lt;br/&gt;buyers within a specified period of time after the decree is&lt;br/&gt;approved, a federal trustee would become responsible for&lt;br/&gt;finding a buyer.&lt;br/&gt; <text:s text:c="3"/>Kistler said that under those terms, the trustee could take&lt;br/&gt;up to 10 years to complete the sales.&lt;br/&gt; <text:s text:c="3"/>He also expressed concern that the combined companies might&lt;br/&gt;be required by the government&amp;apos;s conditions to license some of&lt;br/&gt;its technology to any purchaser of the assets.&lt;br/&gt; <text:s text:c="3"/>Baker said last night in a statement that the required&lt;br/&gt;assets to be sold would reduce revenues by about 65 mln dlrs,&lt;br/&gt;representing about three pct of the revenues of the combined&lt;br/&gt;companies.&lt;br/&gt;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58];&quot;,&quot;;[.AC258];&quot;,&quot;; TEXT([.AK258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U78PJWKUDD8CVZ8XD0Z8B6UTFRK9W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UG2L92HECWAL6R3VM3F8CP5M8ZHIZ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5:47 GMT 2012</text:p>
          </table:table-cell>
          <table:table-cell office:value-type="string">
            <text:p>Thu Jun 28 23:16:19 GMT 2012</text:p>
          </table:table-cell>
          <table:table-cell office:value-type="string">
            <text:p>Thu Jul 05 16:16:19 PDT 2012</text:p>
          </table:table-cell>
          <table:table-cell office:value-type="string">
            <text:p>Thu Jun 28 18:09:42 PDT 20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205">
            <text:p>2205</text:p>
          </table:table-cell>
          <table:table-cell office:value-type="string">
            <text:p>HUGHES TOOL &amp;lt;HT&amp;gt; SAYS BAKER &amp;lt;BKO&amp;gt; MERGER ALIVE&lt;br/&gt;&lt;br/&gt; <text:s text:c="3"/>HOUSTON, March 5 - Hughes Tool Co Chairman W.A. Kistler&lt;br/&gt;said its counter proposal to merge with Baker International&lt;br/&gt;Corp was still under consideration and that a merger was in the&lt;br/&gt;best interests of both companies.&lt;br/&gt; <text:s text:c="3"/>&amp;quot;Our hope is that we can come to a mutual agreement that is&lt;br/&gt;good for both companies,&amp;quot; Kistler said of the proposed merger&lt;br/&gt;that would result in a 1.2 billion dlr oil field service&lt;br/&gt;company. &amp;quot;We&amp;apos;re working very hard on this merger.&amp;quot;&lt;br/&gt; <text:s text:c="3"/>Hughes&amp;apos; board today again adjourned a shareholders meeting&lt;br/&gt;to vote on the proposed merger and rescheduled it for March 11&lt;br/&gt;to give Baker more time to consider the counter proposal.&lt;br/&gt; <text:s text:c="3"/>The Hughes board, which had previously expressed concern&lt;br/&gt;about a U.S. Department of Justice consent decree that would&lt;br/&gt;require Baker to sell its drilling bit operations and&lt;br/&gt;submersible pump business, met yesterday and threatened to&lt;br/&gt;terminate the proposed merger.&lt;br/&gt; <text:s text:c="3"/>The Hughes board made a counter proposal that the two&lt;br/&gt;companies first find acceptable buyers for the businesses&lt;br/&gt;before signing the decree.&lt;br/&gt; <text:s text:c="3"/>The directors of Baker immediately after receiving the&lt;br/&gt;counter proposal filed a law suit in Texas in a Texas state&lt;br/&gt;court to force to Hughes to complete the merger.&lt;br/&gt; <text:s text:c="3"/>&amp;quot;The uncertainty as to the price and conditions that might&lt;br/&gt;be imposed by the Department of Justice makes us very nervous&lt;br/&gt;about what the outcome might be,&amp;quot; Kistler said, in explaining&lt;br/&gt;why Hughes had made the counter proposal.&lt;br/&gt; <text:s text:c="3"/>&amp;quot;We need additional time to understand why Baker did not&lt;br/&gt;accept our proposal.&amp;quot;&lt;br/&gt; <text:s text:c="3"/>Kistler also said that the law suit filed by Baker &amp;quot;was not&lt;br/&gt;a factor&amp;quot; in the board&amp;apos;s decision to keep its merger proposal&lt;br/&gt;on the table.&lt;br/&gt; <text:s text:c="3"/>He declined to comment on the allegations in the lawsuit.&lt;br/&gt; <text:s text:c="3"/>Kistler said Hughes would be willing to consider a&lt;br/&gt;compromise counter proposal, but declined to be more specific.&lt;br/&gt; <text:s text:c="3"/>The Justice Department in January said it would block the&lt;br/&gt;Hughes and Baker merger on anti-trust grounds unless both&lt;br/&gt;companies agreed to sign a consent decree that would provide&lt;br/&gt;for the sale of the assets after the merger took place.&lt;br/&gt; <text:s text:c="3"/>The Hughes board said it would not sign the decree because&lt;br/&gt;its was too &amp;quot;unreasonable.&amp;quot; Hughes said that Baker should&lt;br/&gt;instead complete the sale of the disputed assets before the&lt;br/&gt;merger is finalized and given government approval.&lt;br/&gt; <text:s text:c="3"/>Under the decree, if Baker is unable to find acceptable&lt;br/&gt;buyers within a specified period of time after the decree is&lt;br/&gt;approved, a federal trustee would become responsible for&lt;br/&gt;finding a buyer.&lt;br/&gt; <text:s text:c="3"/>Kistler said that under those terms, the trustee could take&lt;br/&gt;up to 10 years to complete the sales.&lt;br/&gt; <text:s text:c="3"/>He also expressed concern that the combined companies might&lt;br/&gt;be required by the government&amp;apos;s conditions to license some of&lt;br/&gt;its technology to any purchaser of the assets.&lt;br/&gt; <text:s text:c="3"/>Baker said last night in a statement that the required&lt;br/&gt;assets to be sold would reduce revenues by about 65 mln dlrs,&lt;br/&gt;representing about three pct of the revenues of the combined&lt;br/&gt;companies.&lt;br/&gt;&lt;br/&gt; Reuter&lt;br/&gt;</text:p>
          </table:table-cell>
          <table:table-cell office:value-type="string">
            <text:p>English contract law</text:p>
          </table:table-cell>
          <table:table-cell office:value-type="string">
            <text:p>Temasek Holdings' investments</text:p>
          </table:table-cell>
          <table:table-cell office:value-type="string">
            <text:p>http://en.wikipedia.org/wiki/English_contract_law</text:p>
          </table:table-cell>
          <table:table-cell office:value-type="string">
            <text:p>http://en.wikipedia.org/wiki/Temasek_Holdings'_investment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59];&quot;,&quot;;[.AC259];&quot;,&quot;; TEXT([.AK259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UNNQYN5F3Q0YPTY5WEC4YB496VD9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GCW4ZMAZHHR6U3V7YEN3RH1MSZJA3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1:24 GMT 2012</text:p>
          </table:table-cell>
          <table:table-cell office:value-type="string">
            <text:p>Fri Jun 29 00:12:13 GMT 2012</text:p>
          </table:table-cell>
          <table:table-cell office:value-type="string">
            <text:p>Thu Jul 05 17:12:13 PDT 2012</text:p>
          </table:table-cell>
          <table:table-cell office:value-type="string">
            <text:p>Thu Jun 28 18:16:30 PDT 2012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485">
            <text:p>6485</text:p>
          </table:table-cell>
          <table:table-cell office:value-type="string">
            <text:p>REXNORD INC &amp;lt;REX&amp;gt; 1ST QTR JAN <text:s/>31 LOSS&lt;br/&gt;&lt;br/&gt; <text:s text:c="3"/>MILWAUKEE, WIS., March 19 - &lt;br/&gt; <text:s text:c="3"/>Shr loss 76 cts vs profit 50 cts&lt;br/&gt; <text:s text:c="3"/>Net loss 19,186,000 vs profit 12,438,000&lt;br/&gt; <text:s text:c="3"/>Sales 157.9 mln vs 149.2 mln&lt;br/&gt; <text:s text:c="3"/>NOTE: Fiscal 1987 net loss includes a pretax charge of 19.5&lt;br/&gt;mln dlrs from restructuring and an after tax charge of about&lt;br/&gt;seven mln dlrs from debt prepayment premiums.&lt;br/&gt; <text:s text:c="3"/>Fiscal 1986 net profit includes a pretax gain of 7.2 mln&lt;br/&gt;dlrs on the sale of some land, an after tax loss 1.35 mln dlrs&lt;br/&gt;from discontinued operations and an after tax gain of 6.7 mln&lt;br/&gt;dlrs from a change in accounting.&lt;br/&gt; <text:s text:c="3"/>All results restated to exclude five businesses divested as&lt;br/&gt;part of the company&amp;apos;s restructuring program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London_Metal_Exchang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0];&quot;,&quot;;[.AC260];&quot;,&quot;; TEXT([.AK260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UNNQYN5F3Q0YPTY5WEC4YB496VD9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QCPEIB9BAWL7VLUXFMX2D3MV23Y1P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5:23 GMT 2012</text:p>
          </table:table-cell>
          <table:table-cell office:value-type="string">
            <text:p>Fri Jun 29 00:25:38 GMT 2012</text:p>
          </table:table-cell>
          <table:table-cell office:value-type="string">
            <text:p>Thu Jul 05 17:25:38 PDT 2012</text:p>
          </table:table-cell>
          <table:table-cell office:value-type="string">
            <text:p>Thu Jun 28 18:16:30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485">
            <text:p>6485</text:p>
          </table:table-cell>
          <table:table-cell office:value-type="string">
            <text:p>REXNORD INC &amp;lt;REX&amp;gt; 1ST QTR JAN <text:s/>31 LOSS&lt;br/&gt;&lt;br/&gt; <text:s text:c="3"/>MILWAUKEE, WIS., March 19 - &lt;br/&gt; <text:s text:c="3"/>Shr loss 76 cts vs profit 50 cts&lt;br/&gt; <text:s text:c="3"/>Net loss 19,186,000 vs profit 12,438,000&lt;br/&gt; <text:s text:c="3"/>Sales 157.9 mln vs 149.2 mln&lt;br/&gt; <text:s text:c="3"/>NOTE: Fiscal 1987 net loss includes a pretax charge of 19.5&lt;br/&gt;mln dlrs from restructuring and an after tax charge of about&lt;br/&gt;seven mln dlrs from debt prepayment premiums.&lt;br/&gt; <text:s text:c="3"/>Fiscal 1986 net profit includes a pretax gain of 7.2 mln&lt;br/&gt;dlrs on the sale of some land, an after tax loss 1.35 mln dlrs&lt;br/&gt;from discontinued operations and an after tax gain of 6.7 mln&lt;br/&gt;dlrs from a change in accounting.&lt;br/&gt; <text:s text:c="3"/>All results restated to exclude five businesses divested as&lt;br/&gt;part of the company&amp;apos;s restructuring program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London_Metal_Exchang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1];&quot;,&quot;;[.AC261];&quot;,&quot;; TEXT([.AK261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UNNQYN5F3Q0YPTY5WEC4YB496VD9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6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6 GMT 2012</text:p>
          </table:table-cell>
          <table:table-cell table:number-columns-repeated="2"/>
          <table:table-cell office:value-type="string">
            <text:p>2UEN9U8P9Y3885K2PDJU6IM0L4KFW6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6:38 GMT 2012</text:p>
          </table:table-cell>
          <table:table-cell office:value-type="string">
            <text:p>Thu Jun 28 23:36:59 GMT 2012</text:p>
          </table:table-cell>
          <table:table-cell office:value-type="string">
            <text:p>Thu Jul 05 16:36:59 PDT 2012</text:p>
          </table:table-cell>
          <table:table-cell office:value-type="string">
            <text:p>Thu Jun 28 18:16:30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6485">
            <text:p>6485</text:p>
          </table:table-cell>
          <table:table-cell office:value-type="string">
            <text:p>REXNORD INC &amp;lt;REX&amp;gt; 1ST QTR JAN <text:s/>31 LOSS&lt;br/&gt;&lt;br/&gt; <text:s text:c="3"/>MILWAUKEE, WIS., March 19 - &lt;br/&gt; <text:s text:c="3"/>Shr loss 76 cts vs profit 50 cts&lt;br/&gt; <text:s text:c="3"/>Net loss 19,186,000 vs profit 12,438,000&lt;br/&gt; <text:s text:c="3"/>Sales 157.9 mln vs 149.2 mln&lt;br/&gt; <text:s text:c="3"/>NOTE: Fiscal 1987 net loss includes a pretax charge of 19.5&lt;br/&gt;mln dlrs from restructuring and an after tax charge of about&lt;br/&gt;seven mln dlrs from debt prepayment premiums.&lt;br/&gt; <text:s text:c="3"/>Fiscal 1986 net profit includes a pretax gain of 7.2 mln&lt;br/&gt;dlrs on the sale of some land, an after tax loss 1.35 mln dlrs&lt;br/&gt;from discontinued operations and an after tax gain of 6.7 mln&lt;br/&gt;dlrs from a change in accounting.&lt;br/&gt; <text:s text:c="3"/>All results restated to exclude five businesses divested as&lt;br/&gt;part of the company&amp;apos;s restructuring program.&lt;br/&gt; Reuter&lt;br/&gt;</text:p>
          </table:table-cell>
          <table:table-cell office:value-type="string">
            <text:p>Russian Venture Company</text:p>
          </table:table-cell>
          <table:table-cell office:value-type="string">
            <text:p>London Metal Exchange</text:p>
          </table:table-cell>
          <table:table-cell office:value-type="string">
            <text:p>http://en.wikipedia.org/wiki/Russian_Venture_Company</text:p>
          </table:table-cell>
          <table:table-cell office:value-type="string">
            <text:p>http://en.wikipedia.org/wiki/London_Metal_Exchang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2];&quot;,&quot;;[.AC262];&quot;,&quot;; TEXT([.AK262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UWY5COW0LGRECWHYPCCEVNUZNYX6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QXR98D8J3VEM5GX0XPCO3MCMJLWGN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5:57 GMT 2012</text:p>
          </table:table-cell>
          <table:table-cell office:value-type="string">
            <text:p>Fri Jun 29 00:16:06 GMT 2012</text:p>
          </table:table-cell>
          <table:table-cell office:value-type="string">
            <text:p>Thu Jul 05 17:16:06 PDT 2012</text:p>
          </table:table-cell>
          <table:table-cell office:value-type="string">
            <text:p>Thu Jun 28 18:16:28 PDT 2012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761">
            <text:p>3761</text:p>
          </table:table-cell>
          <table:table-cell office:value-type="string">
            <text:p>MCDONALD&amp;apos;S &amp;lt;MCD&amp;gt; UP ON REAFFIRMED RECOMMENDATION&lt;br/&gt;&lt;br/&gt; <text:s text:c="3"/>NEW YORK, MARCH 23 - McDonald&amp;apos;s Corp rose sharply today&lt;br/&gt;after receiving a second recommendation in as many sessions,&lt;br/&gt;traders said.&lt;br/&gt; <text:s text:c="3"/>Today, analyst Richard Simon of Goldman Sachs and Co&lt;br/&gt;reaffirmed his recommendation of the stock and put it on his&lt;br/&gt;&amp;quot;focus list,&amp;quot; traders familiar with the recommendation said.&lt;br/&gt; <text:s text:c="3"/>Simon was unavailable for comment.&lt;br/&gt; <text:s text:c="3"/>The stock jumped 2-3/4 to 79-7/8.&lt;br/&gt; <text:s text:c="3"/>On Friday, analyst Daniel Lee of Drexel Burnham Lambert Inc&lt;br/&gt;reiterated a recommendation of the stock focusing on increased&lt;br/&gt;comparable store sales and consistent annual earnings growth.&lt;br/&gt;Friday, the stock closed 1-5/8 points higher.&lt;br/&gt; <text:s text:c="3"/>Wendy&amp;apos;s, another operator of fast food restaurants, rose&lt;br/&gt;one to 12-3/4 in active trading. Vague rumors that Wendy&amp;apos;s is a&lt;br/&gt;takeover candidate continued to circulate Wall Street, traders&lt;br/&gt;said.&lt;br/&gt; Reuter&lt;br/&gt;</text:p>
          </table:table-cell>
          <table:table-cell office:value-type="string">
            <text:p>Blockade of Germany (1939–1945)</text:p>
          </table:table-cell>
          <table:table-cell office:value-type="string">
            <text:p>Nebraska Legislature</text:p>
          </table:table-cell>
          <table:table-cell office:value-type="string">
            <text:p>http://en.wikipedia.org/wiki/Blockade_of_Germany_(1939–1945)</text:p>
          </table:table-cell>
          <table:table-cell office:value-type="string">
            <text:p>http://en.wikipedia.org/wiki/Nebraska_Legislatur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3];&quot;,&quot;;[.AC263];&quot;,&quot;; TEXT([.AK263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UWY5COW0LGRECWHYPCCEVNUZNYX6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0SONNVRH1KH3I2LYLY6VV9LM7JXO5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0:26 GMT 2012</text:p>
          </table:table-cell>
          <table:table-cell office:value-type="string">
            <text:p>Fri Jun 29 00:20:43 GMT 2012</text:p>
          </table:table-cell>
          <table:table-cell office:value-type="string">
            <text:p>Thu Jul 05 17:20:43 PDT 2012</text:p>
          </table:table-cell>
          <table:table-cell office:value-type="string">
            <text:p>Thu Jun 28 18:16:28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761">
            <text:p>3761</text:p>
          </table:table-cell>
          <table:table-cell office:value-type="string">
            <text:p>MCDONALD&amp;apos;S &amp;lt;MCD&amp;gt; UP ON REAFFIRMED RECOMMENDATION&lt;br/&gt;&lt;br/&gt; <text:s text:c="3"/>NEW YORK, MARCH 23 - McDonald&amp;apos;s Corp rose sharply today&lt;br/&gt;after receiving a second recommendation in as many sessions,&lt;br/&gt;traders said.&lt;br/&gt; <text:s text:c="3"/>Today, analyst Richard Simon of Goldman Sachs and Co&lt;br/&gt;reaffirmed his recommendation of the stock and put it on his&lt;br/&gt;&amp;quot;focus list,&amp;quot; traders familiar with the recommendation said.&lt;br/&gt; <text:s text:c="3"/>Simon was unavailable for comment.&lt;br/&gt; <text:s text:c="3"/>The stock jumped 2-3/4 to 79-7/8.&lt;br/&gt; <text:s text:c="3"/>On Friday, analyst Daniel Lee of Drexel Burnham Lambert Inc&lt;br/&gt;reiterated a recommendation of the stock focusing on increased&lt;br/&gt;comparable store sales and consistent annual earnings growth.&lt;br/&gt;Friday, the stock closed 1-5/8 points higher.&lt;br/&gt; <text:s text:c="3"/>Wendy&amp;apos;s, another operator of fast food restaurants, rose&lt;br/&gt;one to 12-3/4 in active trading. Vague rumors that Wendy&amp;apos;s is a&lt;br/&gt;takeover candidate continued to circulate Wall Street, traders&lt;br/&gt;said.&lt;br/&gt; Reuter&lt;br/&gt;</text:p>
          </table:table-cell>
          <table:table-cell office:value-type="string">
            <text:p>Blockade of Germany (1939–1945)</text:p>
          </table:table-cell>
          <table:table-cell office:value-type="string">
            <text:p>Nebraska Legislature</text:p>
          </table:table-cell>
          <table:table-cell office:value-type="string">
            <text:p>http://en.wikipedia.org/wiki/Blockade_of_Germany_(1939–1945)</text:p>
          </table:table-cell>
          <table:table-cell office:value-type="string">
            <text:p>http://en.wikipedia.org/wiki/Nebraska_Legislatur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4];&quot;,&quot;;[.AC264];&quot;,&quot;; TEXT([.AK264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UWY5COW0LGRECWHYPCCEVNUZNYX6N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XNP3TVOK5UFYEP3E05O7FYQUCP63Q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32:34 GMT 2012</text:p>
          </table:table-cell>
          <table:table-cell office:value-type="string">
            <text:p>Fri Jun 29 00:32:51 GMT 2012</text:p>
          </table:table-cell>
          <table:table-cell office:value-type="string">
            <text:p>Thu Jul 05 17:32:51 PDT 2012</text:p>
          </table:table-cell>
          <table:table-cell office:value-type="string">
            <text:p>Thu Jun 28 18:16:28 PDT 20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3761">
            <text:p>3761</text:p>
          </table:table-cell>
          <table:table-cell office:value-type="string">
            <text:p>MCDONALD&amp;apos;S &amp;lt;MCD&amp;gt; UP ON REAFFIRMED RECOMMENDATION&lt;br/&gt;&lt;br/&gt; <text:s text:c="3"/>NEW YORK, MARCH 23 - McDonald&amp;apos;s Corp rose sharply today&lt;br/&gt;after receiving a second recommendation in as many sessions,&lt;br/&gt;traders said.&lt;br/&gt; <text:s text:c="3"/>Today, analyst Richard Simon of Goldman Sachs and Co&lt;br/&gt;reaffirmed his recommendation of the stock and put it on his&lt;br/&gt;&amp;quot;focus list,&amp;quot; traders familiar with the recommendation said.&lt;br/&gt; <text:s text:c="3"/>Simon was unavailable for comment.&lt;br/&gt; <text:s text:c="3"/>The stock jumped 2-3/4 to 79-7/8.&lt;br/&gt; <text:s text:c="3"/>On Friday, analyst Daniel Lee of Drexel Burnham Lambert Inc&lt;br/&gt;reiterated a recommendation of the stock focusing on increased&lt;br/&gt;comparable store sales and consistent annual earnings growth.&lt;br/&gt;Friday, the stock closed 1-5/8 points higher.&lt;br/&gt; <text:s text:c="3"/>Wendy&amp;apos;s, another operator of fast food restaurants, rose&lt;br/&gt;one to 12-3/4 in active trading. Vague rumors that Wendy&amp;apos;s is a&lt;br/&gt;takeover candidate continued to circulate Wall Street, traders&lt;br/&gt;said.&lt;br/&gt; Reuter&lt;br/&gt;</text:p>
          </table:table-cell>
          <table:table-cell office:value-type="string">
            <text:p>Blockade of Germany (1939–1945)</text:p>
          </table:table-cell>
          <table:table-cell office:value-type="string">
            <text:p>Nebraska Legislature</text:p>
          </table:table-cell>
          <table:table-cell office:value-type="string">
            <text:p>http://en.wikipedia.org/wiki/Blockade_of_Germany_(1939–1945)</text:p>
          </table:table-cell>
          <table:table-cell office:value-type="string">
            <text:p>http://en.wikipedia.org/wiki/Nebraska_Legislatur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5];&quot;,&quot;;[.AC265];&quot;,&quot;; TEXT([.AK26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99Y8TNKIMZ7VTPMRJ2WM0PGM09W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UG2L92HECWAL6R3VM3F8CP5M81IH2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6:40 GMT 2012</text:p>
          </table:table-cell>
          <table:table-cell office:value-type="string">
            <text:p>Fri Jun 29 00:26:55 GMT 2012</text:p>
          </table:table-cell>
          <table:table-cell office:value-type="string">
            <text:p>Thu Jul 05 17:26:55 PDT 2012</text:p>
          </table:table-cell>
          <table:table-cell office:value-type="string">
            <text:p>Thu Jun 28 18:09:15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005">
            <text:p>11005</text:p>
          </table:table-cell>
          <table:table-cell office:value-type="string">
            <text:p>REAGAN HOPES TO LIFT JAPAN SANCTIONS SOON&lt;br/&gt;&lt;br/&gt; <text:s text:c="3"/>WASHINGTON, April 27 - President Reagan said he hoped the&lt;br/&gt;United States could lift trade sanctions against Japan soon.&lt;br/&gt; <text:s text:c="3"/>But he said the United States would do what is necessary to&lt;br/&gt;see that other nations lived up to their trade agreements.&lt;br/&gt; <text:s text:c="3"/>In a speech prepared for delivery to the U.S. Chamber of&lt;br/&gt;Commerce, he said, &amp;quot;I hope that, before long, we can lift these&lt;br/&gt;(Japanese trade sanctions) and that this episode will be&lt;br/&gt;recorded as a small incident in the building of our&lt;br/&gt;relationship.&amp;quot;&lt;br/&gt; <text:s text:c="3"/>But, Reagan added, &amp;quot;we will do what is necessary to see that&lt;br/&gt;other nations live up to their obligations and trading&lt;br/&gt;agreements with us. Trade must be free. It must also be fair.&amp;quot;&lt;br/&gt; <text:s text:c="3"/>Reagan said the decision to impose 100 pct tariffs on 300&lt;br/&gt;mln dlrs worth of electronic exports to the United States sent&lt;br/&gt;a message it was time to complete a U.S.-Japan &amp;quot;trade bridge.&amp;quot;&lt;br/&gt; <text:s/>&amp;quot;The final answer to the trade problems between America and&lt;br/&gt;Japan is not more hemming and hawing, not more trade sanctions,&lt;br/&gt;not more voluntary restraint agreements - though these may be&lt;br/&gt;needed as steps along the way - and certainly not more&lt;br/&gt;unfulfilled agreements,&amp;quot; he said.&lt;br/&gt; <text:s text:c="3"/>Reagan said the answer was genuinely fair and open markets&lt;br/&gt;on both sides of the Pacific - &amp;quot;and the sooner, the better.&amp;quot;&lt;br/&gt; <text:s text:c="3"/>Reagan said the administration&amp;apos;s tools for dealing with&lt;br/&gt;unfair trade practices met the need for both firmness and&lt;br/&gt;finesse.&lt;br/&gt; <text:s text:c="3"/>He said trade legislation pending in Congress would be&lt;br/&gt;dangerous because it would force the administration to use &amp;quot;a&lt;br/&gt;steamroller against unfair practices every time, no matter&lt;br/&gt;whether the steamroller would open the trade doors or flatten&lt;br/&gt;the entire house,&amp;quot; he said.&lt;br/&gt; <text:s text:c="3"/>Reagan said that ending every unfair trade practice in&lt;br/&gt;Japan would cut the U.S. trade deficit by only about 10 pct.&lt;br/&gt; <text:s text:c="3"/>&amp;quot;If our trade deficit is to come down, more must be done --&lt;br/&gt;and is being done,&amp;quot; he said.&lt;br/&gt; <text:s text:c="3"/>&amp;quot;The change in the dollar&amp;apos;s value is part of it, and since&lt;br/&gt;the middle of last year, the actual volume of our exports had&lt;br/&gt;been on the rise,&amp;quot; he said.&lt;br/&gt; <text:s text:c="3"/>He also said he believed America&amp;apos;s trading partners should&lt;br/&gt;cut taxes and regulations, as the United States had done, so&lt;br/&gt;that they could create jobs and buy more goods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Canada–Mali relations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Canada–Mali_relation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6];&quot;,&quot;;[.AC266];&quot;,&quot;; TEXT([.AK266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V99Y8TNKIMZ7VTPMRJ2WM0PGM09W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20SV7WGKCCV0URHHDUMPAPQ6NIS2J</text:p>
          </table:table-cell>
          <table:table-cell office:value-type="string">
            <text:p>A2ZUC3INRC7TP3</text:p>
          </table:table-cell>
          <table:table-cell office:value-type="string">
            <text:p>Approved</text:p>
          </table:table-cell>
          <table:table-cell office:value-type="string">
            <text:p>Thu Jun 28 22:45:49 GMT 2012</text:p>
          </table:table-cell>
          <table:table-cell office:value-type="string">
            <text:p>Thu Jun 28 22:47:20 GMT 2012</text:p>
          </table:table-cell>
          <table:table-cell office:value-type="string">
            <text:p>Thu Jul 05 15:47:20 PDT 2012</text:p>
          </table:table-cell>
          <table:table-cell office:value-type="string">
            <text:p>Thu Jun 28 18:09:15 PDT 2012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100% (9/9)</text:p>
          </table:table-cell>
          <table:table-cell table:number-columns-repeated="2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005">
            <text:p>11005</text:p>
          </table:table-cell>
          <table:table-cell office:value-type="string">
            <text:p>REAGAN HOPES TO LIFT JAPAN SANCTIONS SOON&lt;br/&gt;&lt;br/&gt; <text:s text:c="3"/>WASHINGTON, April 27 - President Reagan said he hoped the&lt;br/&gt;United States could lift trade sanctions against Japan soon.&lt;br/&gt; <text:s text:c="3"/>But he said the United States would do what is necessary to&lt;br/&gt;see that other nations lived up to their trade agreements.&lt;br/&gt; <text:s text:c="3"/>In a speech prepared for delivery to the U.S. Chamber of&lt;br/&gt;Commerce, he said, &amp;quot;I hope that, before long, we can lift these&lt;br/&gt;(Japanese trade sanctions) and that this episode will be&lt;br/&gt;recorded as a small incident in the building of our&lt;br/&gt;relationship.&amp;quot;&lt;br/&gt; <text:s text:c="3"/>But, Reagan added, &amp;quot;we will do what is necessary to see that&lt;br/&gt;other nations live up to their obligations and trading&lt;br/&gt;agreements with us. Trade must be free. It must also be fair.&amp;quot;&lt;br/&gt; <text:s text:c="3"/>Reagan said the decision to impose 100 pct tariffs on 300&lt;br/&gt;mln dlrs worth of electronic exports to the United States sent&lt;br/&gt;a message it was time to complete a U.S.-Japan &amp;quot;trade bridge.&amp;quot;&lt;br/&gt; <text:s/>&amp;quot;The final answer to the trade problems between America and&lt;br/&gt;Japan is not more hemming and hawing, not more trade sanctions,&lt;br/&gt;not more voluntary restraint agreements - though these may be&lt;br/&gt;needed as steps along the way - and certainly not more&lt;br/&gt;unfulfilled agreements,&amp;quot; he said.&lt;br/&gt; <text:s text:c="3"/>Reagan said the answer was genuinely fair and open markets&lt;br/&gt;on both sides of the Pacific - &amp;quot;and the sooner, the better.&amp;quot;&lt;br/&gt; <text:s text:c="3"/>Reagan said the administration&amp;apos;s tools for dealing with&lt;br/&gt;unfair trade practices met the need for both firmness and&lt;br/&gt;finesse.&lt;br/&gt; <text:s text:c="3"/>He said trade legislation pending in Congress would be&lt;br/&gt;dangerous because it would force the administration to use &amp;quot;a&lt;br/&gt;steamroller against unfair practices every time, no matter&lt;br/&gt;whether the steamroller would open the trade doors or flatten&lt;br/&gt;the entire house,&amp;quot; he said.&lt;br/&gt; <text:s text:c="3"/>Reagan said that ending every unfair trade practice in&lt;br/&gt;Japan would cut the U.S. trade deficit by only about 10 pct.&lt;br/&gt; <text:s text:c="3"/>&amp;quot;If our trade deficit is to come down, more must be done --&lt;br/&gt;and is being done,&amp;quot; he said.&lt;br/&gt; <text:s text:c="3"/>&amp;quot;The change in the dollar&amp;apos;s value is part of it, and since&lt;br/&gt;the middle of last year, the actual volume of our exports had&lt;br/&gt;been on the rise,&amp;quot; he said.&lt;br/&gt; <text:s text:c="3"/>He also said he believed America&amp;apos;s trading partners should&lt;br/&gt;cut taxes and regulations, as the United States had done, so&lt;br/&gt;that they could create jobs and buy more goods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Canada–Mali relations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Canada–Mali_relation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7];&quot;,&quot;;[.AC267];&quot;,&quot;; TEXT([.AK267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V99Y8TNKIMZ7VTPMRJ2WM0PGM09WH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MB011K274J7OTE1DBZNC6UXHNOCED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9:12 GMT 2012</text:p>
          </table:table-cell>
          <table:table-cell office:value-type="string">
            <text:p>Thu Jun 28 23:49:34 GMT 2012</text:p>
          </table:table-cell>
          <table:table-cell office:value-type="string">
            <text:p>Thu Jul 05 16:49:34 PDT 2012</text:p>
          </table:table-cell>
          <table:table-cell office:value-type="string">
            <text:p>Thu Jun 28 18:09:15 PDT 201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11005">
            <text:p>11005</text:p>
          </table:table-cell>
          <table:table-cell office:value-type="string">
            <text:p>REAGAN HOPES TO LIFT JAPAN SANCTIONS SOON&lt;br/&gt;&lt;br/&gt; <text:s text:c="3"/>WASHINGTON, April 27 - President Reagan said he hoped the&lt;br/&gt;United States could lift trade sanctions against Japan soon.&lt;br/&gt; <text:s text:c="3"/>But he said the United States would do what is necessary to&lt;br/&gt;see that other nations lived up to their trade agreements.&lt;br/&gt; <text:s text:c="3"/>In a speech prepared for delivery to the U.S. Chamber of&lt;br/&gt;Commerce, he said, &amp;quot;I hope that, before long, we can lift these&lt;br/&gt;(Japanese trade sanctions) and that this episode will be&lt;br/&gt;recorded as a small incident in the building of our&lt;br/&gt;relationship.&amp;quot;&lt;br/&gt; <text:s text:c="3"/>But, Reagan added, &amp;quot;we will do what is necessary to see that&lt;br/&gt;other nations live up to their obligations and trading&lt;br/&gt;agreements with us. Trade must be free. It must also be fair.&amp;quot;&lt;br/&gt; <text:s text:c="3"/>Reagan said the decision to impose 100 pct tariffs on 300&lt;br/&gt;mln dlrs worth of electronic exports to the United States sent&lt;br/&gt;a message it was time to complete a U.S.-Japan &amp;quot;trade bridge.&amp;quot;&lt;br/&gt; <text:s/>&amp;quot;The final answer to the trade problems between America and&lt;br/&gt;Japan is not more hemming and hawing, not more trade sanctions,&lt;br/&gt;not more voluntary restraint agreements - though these may be&lt;br/&gt;needed as steps along the way - and certainly not more&lt;br/&gt;unfulfilled agreements,&amp;quot; he said.&lt;br/&gt; <text:s text:c="3"/>Reagan said the answer was genuinely fair and open markets&lt;br/&gt;on both sides of the Pacific - &amp;quot;and the sooner, the better.&amp;quot;&lt;br/&gt; <text:s text:c="3"/>Reagan said the administration&amp;apos;s tools for dealing with&lt;br/&gt;unfair trade practices met the need for both firmness and&lt;br/&gt;finesse.&lt;br/&gt; <text:s text:c="3"/>He said trade legislation pending in Congress would be&lt;br/&gt;dangerous because it would force the administration to use &amp;quot;a&lt;br/&gt;steamroller against unfair practices every time, no matter&lt;br/&gt;whether the steamroller would open the trade doors or flatten&lt;br/&gt;the entire house,&amp;quot; he said.&lt;br/&gt; <text:s text:c="3"/>Reagan said that ending every unfair trade practice in&lt;br/&gt;Japan would cut the U.S. trade deficit by only about 10 pct.&lt;br/&gt; <text:s text:c="3"/>&amp;quot;If our trade deficit is to come down, more must be done --&lt;br/&gt;and is being done,&amp;quot; he said.&lt;br/&gt; <text:s text:c="3"/>&amp;quot;The change in the dollar&amp;apos;s value is part of it, and since&lt;br/&gt;the middle of last year, the actual volume of our exports had&lt;br/&gt;been on the rise,&amp;quot; he said.&lt;br/&gt; <text:s text:c="3"/>He also said he believed America&amp;apos;s trading partners should&lt;br/&gt;cut taxes and regulations, as the United States had done, so&lt;br/&gt;that they could create jobs and buy more goods.&lt;br/&gt; Reuter&lt;br/&gt;</text:p>
          </table:table-cell>
          <table:table-cell office:value-type="string">
            <text:p>Foreign trade of the Soviet Union</text:p>
          </table:table-cell>
          <table:table-cell office:value-type="string">
            <text:p>Canada–Mali relations</text:p>
          </table:table-cell>
          <table:table-cell office:value-type="string">
            <text:p>http://en.wikipedia.org/wiki/Foreign_trade_of_the_Soviet_Union</text:p>
          </table:table-cell>
          <table:table-cell office:value-type="string">
            <text:p>http://en.wikipedia.org/wiki/Canada–Mali_relation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68];&quot;,&quot;;[.AC268];&quot;,&quot;; TEXT([.AK268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V9SQV66RLPHX2RM261VSI62NAC5D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QY7D1X3V0FKFLCP9T51U7PKMKWKD5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5:34 GMT 2012</text:p>
          </table:table-cell>
          <table:table-cell office:value-type="string">
            <text:p>Thu Jun 28 23:55:44 GMT 2012</text:p>
          </table:table-cell>
          <table:table-cell office:value-type="string">
            <text:p>Thu Jul 05 16:55:44 PDT 2012</text:p>
          </table:table-cell>
          <table:table-cell office:value-type="string">
            <text:p>Thu Jun 28 18:09:43 PDT 20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55">
            <text:p>955</text:p>
          </table:table-cell>
          <table:table-cell office:value-type="string">
            <text:p>TWA &amp;lt;TWA&amp;gt; MAKES MERGER OFFER FOR USAIR &amp;lt;U&amp;gt;&lt;br/&gt;&lt;br/&gt; <text:s text:c="3"/>NEW YORK, March 3 - Trans World Airlines said it has&lt;br/&gt;proposed a cash merger of USAir Group with TWA in which the&lt;br/&gt;holders of USAir common would receive 52 dlrs in cash in&lt;br/&gt;exchange for their stock.&lt;br/&gt; <text:s text:c="3"/>TWA said the offer was made in a letter to Edmin Colodny,&lt;br/&gt;chairman and president of USAir.&lt;br/&gt; <text:s text:c="3"/>TWA said, however, that if the negotiated deal is not&lt;br/&gt;acceptable it may make an offer directly to USAir&amp;apos;s&lt;br/&gt;shareholders for up to 51 pct of USAir&amp;apos;s outstanding stock, to&lt;br/&gt;be purchased in a voting trust at a price lower than today&amp;apos;s&lt;br/&gt;offer.&lt;br/&gt; <text:s text:c="3"/>TWA said it is filing an application with the Department of&lt;br/&gt;Transportation seeking approval of the merger as well as an&lt;br/&gt;application for approval, on an expedited basis, of its&lt;br/&gt;purchase of up to 51 pct of USAir common and the deposit of the&lt;br/&gt;stock in a voting trust, pending DOT approval.&lt;br/&gt; <text:s text:c="3"/>TWA said that in respect to USAir&amp;apos;s recent offer for&lt;br/&gt;Piedmont Aviation &amp;lt;PIE&amp;gt; it believes that USAir&amp;apos;s shareholders&lt;br/&gt;would prefer a cash merger proposal for USAir over its proposed&lt;br/&gt;acquisition of Piedmont.&lt;br/&gt; <text:s text:c="3"/>TWA said, however, it also would be interested in&lt;br/&gt;discussing a three way deal among USAir, Piedmont and TWA.&lt;br/&gt; <text:s text:c="3"/>TWA said the merger is subject to the USAir board redeeming&lt;br/&gt;the preferred stock purchase rights (the poison pill) issued to&lt;br/&gt;shareholders last year and taking action so that the vote of a&lt;br/&gt;majority of the outstanding common stock is required to approve&lt;br/&gt;its proposed move.&lt;br/&gt; <text:s text:c="3"/>Additionally, TWA said it would need a satisfactory due&lt;br/&gt;diligence review of USAir.&lt;br/&gt; <text:s text:c="3"/>TWA said it has not yet had an opportunity to obtain the&lt;br/&gt;necessary financing for the deal, but added it is confident&lt;br/&gt;that it will get it.&lt;br/&gt; <text:s text:c="2"/>&lt;br/&gt; Reuter&lt;br/&gt;</text:p>
          </table:table-cell>
          <table:table-cell office:value-type="string">
            <text:p>Automotive industry in India</text:p>
          </table:table-cell>
          <table:table-cell office:value-type="string">
            <text:p>Continental Airlines</text:p>
          </table:table-cell>
          <table:table-cell office:value-type="string">
            <text:p>http://en.wikipedia.org/wiki/Automotive_industry_in_India</text:p>
          </table:table-cell>
          <table:table-cell office:value-type="string">
            <text:p>http://en.wikipedia.org/wiki/Continental_Airlin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69];&quot;,&quot;;[.AC269];&quot;,&quot;; TEXT([.AK269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9SQV66RLPHX2RM261VSI62NAC5D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FZDZKPFE4EGSQ1R9FC8Q9NZYHSG66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09:14 GMT 2012</text:p>
          </table:table-cell>
          <table:table-cell office:value-type="string">
            <text:p>Fri Jun 29 00:09:36 GMT 2012</text:p>
          </table:table-cell>
          <table:table-cell office:value-type="string">
            <text:p>Thu Jul 05 17:09:36 PDT 2012</text:p>
          </table:table-cell>
          <table:table-cell office:value-type="string">
            <text:p>Thu Jun 28 18:09:42 PDT 201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55">
            <text:p>955</text:p>
          </table:table-cell>
          <table:table-cell office:value-type="string">
            <text:p>TWA &amp;lt;TWA&amp;gt; MAKES MERGER OFFER FOR USAIR &amp;lt;U&amp;gt;&lt;br/&gt;&lt;br/&gt; <text:s text:c="3"/>NEW YORK, March 3 - Trans World Airlines said it has&lt;br/&gt;proposed a cash merger of USAir Group with TWA in which the&lt;br/&gt;holders of USAir common would receive 52 dlrs in cash in&lt;br/&gt;exchange for their stock.&lt;br/&gt; <text:s text:c="3"/>TWA said the offer was made in a letter to Edmin Colodny,&lt;br/&gt;chairman and president of USAir.&lt;br/&gt; <text:s text:c="3"/>TWA said, however, that if the negotiated deal is not&lt;br/&gt;acceptable it may make an offer directly to USAir&amp;apos;s&lt;br/&gt;shareholders for up to 51 pct of USAir&amp;apos;s outstanding stock, to&lt;br/&gt;be purchased in a voting trust at a price lower than today&amp;apos;s&lt;br/&gt;offer.&lt;br/&gt; <text:s text:c="3"/>TWA said it is filing an application with the Department of&lt;br/&gt;Transportation seeking approval of the merger as well as an&lt;br/&gt;application for approval, on an expedited basis, of its&lt;br/&gt;purchase of up to 51 pct of USAir common and the deposit of the&lt;br/&gt;stock in a voting trust, pending DOT approval.&lt;br/&gt; <text:s text:c="3"/>TWA said that in respect to USAir&amp;apos;s recent offer for&lt;br/&gt;Piedmont Aviation &amp;lt;PIE&amp;gt; it believes that USAir&amp;apos;s shareholders&lt;br/&gt;would prefer a cash merger proposal for USAir over its proposed&lt;br/&gt;acquisition of Piedmont.&lt;br/&gt; <text:s text:c="3"/>TWA said, however, it also would be interested in&lt;br/&gt;discussing a three way deal among USAir, Piedmont and TWA.&lt;br/&gt; <text:s text:c="3"/>TWA said the merger is subject to the USAir board redeeming&lt;br/&gt;the preferred stock purchase rights (the poison pill) issued to&lt;br/&gt;shareholders last year and taking action so that the vote of a&lt;br/&gt;majority of the outstanding common stock is required to approve&lt;br/&gt;its proposed move.&lt;br/&gt; <text:s text:c="3"/>Additionally, TWA said it would need a satisfactory due&lt;br/&gt;diligence review of USAir.&lt;br/&gt; <text:s text:c="3"/>TWA said it has not yet had an opportunity to obtain the&lt;br/&gt;necessary financing for the deal, but added it is confident&lt;br/&gt;that it will get it.&lt;br/&gt; <text:s text:c="2"/>&lt;br/&gt; Reuter&lt;br/&gt;</text:p>
          </table:table-cell>
          <table:table-cell office:value-type="string">
            <text:p>Automotive industry in India</text:p>
          </table:table-cell>
          <table:table-cell office:value-type="string">
            <text:p>Continental Airlines</text:p>
          </table:table-cell>
          <table:table-cell office:value-type="string">
            <text:p>http://en.wikipedia.org/wiki/Automotive_industry_in_India</text:p>
          </table:table-cell>
          <table:table-cell office:value-type="string">
            <text:p>http://en.wikipedia.org/wiki/Continental_Airlin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0];&quot;,&quot;;[.AC270];&quot;,&quot;; TEXT([.AK270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9SQV66RLPHX2RM261VSI62NAC5DE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A85R98D8J3VTGKXZ3EYKG3MEVKFVY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Fri Jun 29 00:29:26 GMT 2012</text:p>
          </table:table-cell>
          <table:table-cell office:value-type="string">
            <text:p>Fri Jun 29 00:29:46 GMT 2012</text:p>
          </table:table-cell>
          <table:table-cell office:value-type="string">
            <text:p>Thu Jul 05 17:29:46 PDT 2012</text:p>
          </table:table-cell>
          <table:table-cell office:value-type="string">
            <text:p>Thu Jun 28 18:09:42 PDT 20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55">
            <text:p>955</text:p>
          </table:table-cell>
          <table:table-cell office:value-type="string">
            <text:p>TWA &amp;lt;TWA&amp;gt; MAKES MERGER OFFER FOR USAIR &amp;lt;U&amp;gt;&lt;br/&gt;&lt;br/&gt; <text:s text:c="3"/>NEW YORK, March 3 - Trans World Airlines said it has&lt;br/&gt;proposed a cash merger of USAir Group with TWA in which the&lt;br/&gt;holders of USAir common would receive 52 dlrs in cash in&lt;br/&gt;exchange for their stock.&lt;br/&gt; <text:s text:c="3"/>TWA said the offer was made in a letter to Edmin Colodny,&lt;br/&gt;chairman and president of USAir.&lt;br/&gt; <text:s text:c="3"/>TWA said, however, that if the negotiated deal is not&lt;br/&gt;acceptable it may make an offer directly to USAir&amp;apos;s&lt;br/&gt;shareholders for up to 51 pct of USAir&amp;apos;s outstanding stock, to&lt;br/&gt;be purchased in a voting trust at a price lower than today&amp;apos;s&lt;br/&gt;offer.&lt;br/&gt; <text:s text:c="3"/>TWA said it is filing an application with the Department of&lt;br/&gt;Transportation seeking approval of the merger as well as an&lt;br/&gt;application for approval, on an expedited basis, of its&lt;br/&gt;purchase of up to 51 pct of USAir common and the deposit of the&lt;br/&gt;stock in a voting trust, pending DOT approval.&lt;br/&gt; <text:s text:c="3"/>TWA said that in respect to USAir&amp;apos;s recent offer for&lt;br/&gt;Piedmont Aviation &amp;lt;PIE&amp;gt; it believes that USAir&amp;apos;s shareholders&lt;br/&gt;would prefer a cash merger proposal for USAir over its proposed&lt;br/&gt;acquisition of Piedmont.&lt;br/&gt; <text:s text:c="3"/>TWA said, however, it also would be interested in&lt;br/&gt;discussing a three way deal among USAir, Piedmont and TWA.&lt;br/&gt; <text:s text:c="3"/>TWA said the merger is subject to the USAir board redeeming&lt;br/&gt;the preferred stock purchase rights (the poison pill) issued to&lt;br/&gt;shareholders last year and taking action so that the vote of a&lt;br/&gt;majority of the outstanding common stock is required to approve&lt;br/&gt;its proposed move.&lt;br/&gt; <text:s text:c="3"/>Additionally, TWA said it would need a satisfactory due&lt;br/&gt;diligence review of USAir.&lt;br/&gt; <text:s text:c="3"/>TWA said it has not yet had an opportunity to obtain the&lt;br/&gt;necessary financing for the deal, but added it is confident&lt;br/&gt;that it will get it.&lt;br/&gt; <text:s text:c="2"/>&lt;br/&gt; Reuter&lt;br/&gt;</text:p>
          </table:table-cell>
          <table:table-cell office:value-type="string">
            <text:p>Automotive industry in India</text:p>
          </table:table-cell>
          <table:table-cell office:value-type="string">
            <text:p>Continental Airlines</text:p>
          </table:table-cell>
          <table:table-cell office:value-type="string">
            <text:p>http://en.wikipedia.org/wiki/Automotive_industry_in_India</text:p>
          </table:table-cell>
          <table:table-cell office:value-type="string">
            <text:p>http://en.wikipedia.org/wiki/Continental_Airlin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1];&quot;,&quot;;[.AC271];&quot;,&quot;; TEXT([.AK271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MBLYHVI44O7B8Q1I4NMZSBAGR2W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0I7Q67051QKRWF693HC9XMGKB6YE7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9:57 GMT 2012</text:p>
          </table:table-cell>
          <table:table-cell office:value-type="string">
            <text:p>Fri Jun 29 00:00:33 GMT 2012</text:p>
          </table:table-cell>
          <table:table-cell office:value-type="string">
            <text:p>Thu Jul 05 17:00:33 PDT 2012</text:p>
          </table:table-cell>
          <table:table-cell office:value-type="string">
            <text:p>Thu Jun 28 18:09:36 PDT 2012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521">
            <text:p>9521</text:p>
          </table:table-cell>
          <table:table-cell office:value-type="string">
            <text:p>FINANCE MINISTERS AGREE ON NEED FOR STABILITY&lt;br/&gt;&lt;br/&gt; <text:s text:c="3"/>WASHINGTON, April 9 - Finance ministers from seven major&lt;br/&gt;industrialized nations agreed on the need to stabilize&lt;br/&gt;currencies at current levels but said more action was needed to&lt;br/&gt;reduce trade imbalances and sustain economic growth.&lt;br/&gt; <text:s text:c="3"/>In a communique issued after a four-hour meeting at the&lt;br/&gt;U.S. Treasury that ended last night, the ministers said the&lt;br/&gt;value of the dollar and other currencies was basically correct&lt;br/&gt;now, and they welcomed new measures planned by the Japanese to&lt;br/&gt;boost their economy.&lt;br/&gt; <text:s text:c="3"/>West German Finance Minister Gerhard Stoltenberg called it&lt;br/&gt;a &amp;quot;good meeting&amp;quot; and in brief remarks exchanged with reporters&lt;br/&gt;other ministers seemed pleased with its outcome.&lt;br/&gt; <text:s text:c="3"/>Shortly after the communique was issued and just as foreign&lt;br/&gt;exchange trading opened in Tokyo, the Bank of Japan intervened&lt;br/&gt;again to prevent the yen rising too quickly.&lt;br/&gt; <text:s text:c="3"/>The communique said, &amp;quot;The ministers and governors reaffirmed&lt;br/&gt;the commitment to the cooperative approach agreed at the recent&lt;br/&gt;Paris meeting. They agreed, however, that further actions will&lt;br/&gt;be essential to resist rising protectionist pressures, sustain&lt;br/&gt;global economic expansion and reduce trade imbalances.&amp;quot;&lt;br/&gt; <text:s text:c="3"/>It welcomed the plans set this week by the Japan&amp;apos;s ruling&lt;br/&gt;Liberal Democratic Party to stimulate its economy with what the&lt;br/&gt;communique termed &amp;quot;extraordinary and urgent measures&amp;quot; including&lt;br/&gt;an &amp;quot;unprecedented front-end loading of public works&lt;br/&gt;expenditures.&amp;quot;&lt;br/&gt; <text:s text:c="3"/>The meeting of the so-called Group of Seven brought&lt;br/&gt;together ministers and central bank governors of the seven&lt;br/&gt;major industrial democracies, the United States, Japan, West&lt;br/&gt;Germany, France, Britain, Italy and Canada.&lt;br/&gt; <text:s text:c="3"/>The communique said the ministers reaffirmed the commitment&lt;br/&gt;on cooperation reached in a meeting on February 22 in Paris&lt;br/&gt;when they had agreed to stabilize foreign exchange rates at the&lt;br/&gt;then-current levels.&lt;br/&gt; <text:s text:c="3"/>In the weeks that followed, the dollar continued to fall&lt;br/&gt;against the Japanese yen despite massive dollar purchases by&lt;br/&gt;the Bank of Japan and other central banks and is now trading at&lt;br/&gt;around postwar lows.&lt;br/&gt; <text:s text:c="3"/>Japan has come under growing criticism from both the United&lt;br/&gt;States and European countries for its only modest efforts to&lt;br/&gt;open its markets to outside competition and to reduce its&lt;br/&gt;exports.&lt;br/&gt; <text:s text:c="3"/>The communique said Japan affirmed its intention to open&lt;br/&gt;domestic markets to foreign goods and services but did not&lt;br/&gt;elaborate.&lt;br/&gt; <text:s text:c="3"/>It said the officials &amp;quot;reaffirmed the view that around&lt;br/&gt;current levels their currencies are within ranges broadly&lt;br/&gt;consistent with economic fundamentals and the basic policy&lt;br/&gt;intentions outlined at the Louvre meeting.&amp;quot;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2];&quot;,&quot;;[.AC272];&quot;,&quot;; TEXT([.AK272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MBLYHVI44O7B8Q1I4NMZSBAGR2W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UFQY2RCJK63E428O1RK2IAQBUY5UH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9:29 GMT 2012</text:p>
          </table:table-cell>
          <table:table-cell office:value-type="string">
            <text:p>Fri Jun 29 00:30:03 GMT 2012</text:p>
          </table:table-cell>
          <table:table-cell office:value-type="string">
            <text:p>Thu Jul 05 17:30:03 PDT 2012</text:p>
          </table:table-cell>
          <table:table-cell office:value-type="string">
            <text:p>Thu Jun 28 18:09:36 PDT 2012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521">
            <text:p>9521</text:p>
          </table:table-cell>
          <table:table-cell office:value-type="string">
            <text:p>FINANCE MINISTERS AGREE ON NEED FOR STABILITY&lt;br/&gt;&lt;br/&gt; <text:s text:c="3"/>WASHINGTON, April 9 - Finance ministers from seven major&lt;br/&gt;industrialized nations agreed on the need to stabilize&lt;br/&gt;currencies at current levels but said more action was needed to&lt;br/&gt;reduce trade imbalances and sustain economic growth.&lt;br/&gt; <text:s text:c="3"/>In a communique issued after a four-hour meeting at the&lt;br/&gt;U.S. Treasury that ended last night, the ministers said the&lt;br/&gt;value of the dollar and other currencies was basically correct&lt;br/&gt;now, and they welcomed new measures planned by the Japanese to&lt;br/&gt;boost their economy.&lt;br/&gt; <text:s text:c="3"/>West German Finance Minister Gerhard Stoltenberg called it&lt;br/&gt;a &amp;quot;good meeting&amp;quot; and in brief remarks exchanged with reporters&lt;br/&gt;other ministers seemed pleased with its outcome.&lt;br/&gt; <text:s text:c="3"/>Shortly after the communique was issued and just as foreign&lt;br/&gt;exchange trading opened in Tokyo, the Bank of Japan intervened&lt;br/&gt;again to prevent the yen rising too quickly.&lt;br/&gt; <text:s text:c="3"/>The communique said, &amp;quot;The ministers and governors reaffirmed&lt;br/&gt;the commitment to the cooperative approach agreed at the recent&lt;br/&gt;Paris meeting. They agreed, however, that further actions will&lt;br/&gt;be essential to resist rising protectionist pressures, sustain&lt;br/&gt;global economic expansion and reduce trade imbalances.&amp;quot;&lt;br/&gt; <text:s text:c="3"/>It welcomed the plans set this week by the Japan&amp;apos;s ruling&lt;br/&gt;Liberal Democratic Party to stimulate its economy with what the&lt;br/&gt;communique termed &amp;quot;extraordinary and urgent measures&amp;quot; including&lt;br/&gt;an &amp;quot;unprecedented front-end loading of public works&lt;br/&gt;expenditures.&amp;quot;&lt;br/&gt; <text:s text:c="3"/>The meeting of the so-called Group of Seven brought&lt;br/&gt;together ministers and central bank governors of the seven&lt;br/&gt;major industrial democracies, the United States, Japan, West&lt;br/&gt;Germany, France, Britain, Italy and Canada.&lt;br/&gt; <text:s text:c="3"/>The communique said the ministers reaffirmed the commitment&lt;br/&gt;on cooperation reached in a meeting on February 22 in Paris&lt;br/&gt;when they had agreed to stabilize foreign exchange rates at the&lt;br/&gt;then-current levels.&lt;br/&gt; <text:s text:c="3"/>In the weeks that followed, the dollar continued to fall&lt;br/&gt;against the Japanese yen despite massive dollar purchases by&lt;br/&gt;the Bank of Japan and other central banks and is now trading at&lt;br/&gt;around postwar lows.&lt;br/&gt; <text:s text:c="3"/>Japan has come under growing criticism from both the United&lt;br/&gt;States and European countries for its only modest efforts to&lt;br/&gt;open its markets to outside competition and to reduce its&lt;br/&gt;exports.&lt;br/&gt; <text:s text:c="3"/>The communique said Japan affirmed its intention to open&lt;br/&gt;domestic markets to foreign goods and services but did not&lt;br/&gt;elaborate.&lt;br/&gt; <text:s text:c="3"/>It said the officials &amp;quot;reaffirmed the view that around&lt;br/&gt;current levels their currencies are within ranges broadly&lt;br/&gt;consistent with economic fundamentals and the basic policy&lt;br/&gt;intentions outlined at the Louvre meeting.&amp;quot;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3];&quot;,&quot;;[.AC273];&quot;,&quot;; TEXT([.AK273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MBLYHVI44O7B8Q1I4NMZSBAGR2WJ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8XCOW0LGRZ3NLFKSMXVVUZWF2AZ8Y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3:39 GMT 2012</text:p>
          </table:table-cell>
          <table:table-cell office:value-type="string">
            <text:p>Thu Jun 28 23:23:57 GMT 2012</text:p>
          </table:table-cell>
          <table:table-cell office:value-type="string">
            <text:p>Thu Jul 05 16:23:57 PDT 2012</text:p>
          </table:table-cell>
          <table:table-cell office:value-type="string">
            <text:p>Thu Jun 28 18:09:36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9521">
            <text:p>9521</text:p>
          </table:table-cell>
          <table:table-cell office:value-type="string">
            <text:p>FINANCE MINISTERS AGREE ON NEED FOR STABILITY&lt;br/&gt;&lt;br/&gt; <text:s text:c="3"/>WASHINGTON, April 9 - Finance ministers from seven major&lt;br/&gt;industrialized nations agreed on the need to stabilize&lt;br/&gt;currencies at current levels but said more action was needed to&lt;br/&gt;reduce trade imbalances and sustain economic growth.&lt;br/&gt; <text:s text:c="3"/>In a communique issued after a four-hour meeting at the&lt;br/&gt;U.S. Treasury that ended last night, the ministers said the&lt;br/&gt;value of the dollar and other currencies was basically correct&lt;br/&gt;now, and they welcomed new measures planned by the Japanese to&lt;br/&gt;boost their economy.&lt;br/&gt; <text:s text:c="3"/>West German Finance Minister Gerhard Stoltenberg called it&lt;br/&gt;a &amp;quot;good meeting&amp;quot; and in brief remarks exchanged with reporters&lt;br/&gt;other ministers seemed pleased with its outcome.&lt;br/&gt; <text:s text:c="3"/>Shortly after the communique was issued and just as foreign&lt;br/&gt;exchange trading opened in Tokyo, the Bank of Japan intervened&lt;br/&gt;again to prevent the yen rising too quickly.&lt;br/&gt; <text:s text:c="3"/>The communique said, &amp;quot;The ministers and governors reaffirmed&lt;br/&gt;the commitment to the cooperative approach agreed at the recent&lt;br/&gt;Paris meeting. They agreed, however, that further actions will&lt;br/&gt;be essential to resist rising protectionist pressures, sustain&lt;br/&gt;global economic expansion and reduce trade imbalances.&amp;quot;&lt;br/&gt; <text:s text:c="3"/>It welcomed the plans set this week by the Japan&amp;apos;s ruling&lt;br/&gt;Liberal Democratic Party to stimulate its economy with what the&lt;br/&gt;communique termed &amp;quot;extraordinary and urgent measures&amp;quot; including&lt;br/&gt;an &amp;quot;unprecedented front-end loading of public works&lt;br/&gt;expenditures.&amp;quot;&lt;br/&gt; <text:s text:c="3"/>The meeting of the so-called Group of Seven brought&lt;br/&gt;together ministers and central bank governors of the seven&lt;br/&gt;major industrial democracies, the United States, Japan, West&lt;br/&gt;Germany, France, Britain, Italy and Canada.&lt;br/&gt; <text:s text:c="3"/>The communique said the ministers reaffirmed the commitment&lt;br/&gt;on cooperation reached in a meeting on February 22 in Paris&lt;br/&gt;when they had agreed to stabilize foreign exchange rates at the&lt;br/&gt;then-current levels.&lt;br/&gt; <text:s text:c="3"/>In the weeks that followed, the dollar continued to fall&lt;br/&gt;against the Japanese yen despite massive dollar purchases by&lt;br/&gt;the Bank of Japan and other central banks and is now trading at&lt;br/&gt;around postwar lows.&lt;br/&gt; <text:s text:c="3"/>Japan has come under growing criticism from both the United&lt;br/&gt;States and European countries for its only modest efforts to&lt;br/&gt;open its markets to outside competition and to reduce its&lt;br/&gt;exports.&lt;br/&gt; <text:s text:c="3"/>The communique said Japan affirmed its intention to open&lt;br/&gt;domestic markets to foreign goods and services but did not&lt;br/&gt;elaborate.&lt;br/&gt; <text:s text:c="3"/>It said the officials &amp;quot;reaffirmed the view that around&lt;br/&gt;current levels their currencies are within ranges broadly&lt;br/&gt;consistent with economic fundamentals and the basic policy&lt;br/&gt;intentions outlined at the Louvre meeting.&amp;quot;&lt;br/&gt; Reuter&lt;br/&gt;</text:p>
          </table:table-cell>
          <table:table-cell office:value-type="string">
            <text:p>Timeline of African-American Civil Rights Movement</text:p>
          </table:table-cell>
          <table:table-cell office:value-type="string">
            <text:p>Bretton Woods system</text:p>
          </table:table-cell>
          <table:table-cell office:value-type="string">
            <text:p>http://en.wikipedia.org/wiki/Timeline_of_African-American_Civil_Rights_Movement</text:p>
          </table:table-cell>
          <table:table-cell office:value-type="string">
            <text:p>http://en.wikipedia.org/wiki/Bretton_Woods_syste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74];&quot;,&quot;;[.AC274];&quot;,&quot;; TEXT([.AK274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VTDPGFL6VCPB8XWUNNIWV1S7J8K5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2LMOFXRDS4IRA23KXOJNM11CDRTWR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06:54 GMT 2012</text:p>
          </table:table-cell>
          <table:table-cell office:value-type="string">
            <text:p>Thu Jun 28 23:07:21 GMT 2012</text:p>
          </table:table-cell>
          <table:table-cell office:value-type="string">
            <text:p>Thu Jul 05 16:07:21 PDT 2012</text:p>
          </table:table-cell>
          <table:table-cell office:value-type="string">
            <text:p>Thu Jun 28 18:09:19 PDT 2012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425">
            <text:p>1425</text:p>
          </table:table-cell>
          <table:table-cell office:value-type="string">
            <text:p>CANADIAN PACIFIC SEEKS BUYER FOR MAPLE LEAF UNIT&lt;br/&gt;&lt;br/&gt; <text:s text:c="3"/>MONTREAL, March 18 - Canadian Pacific Ltd said it retained&lt;br/&gt;Wood Gundy Inc to seek a buyer for Maple Leaf Mills Ltd of&lt;br/&gt;Toronto.&lt;br/&gt; <text:s text:c="3"/>The company said Maple Leaf had 1986 sales of 819 mln&lt;br/&gt;Canadian dlrs and an after tax profit of 16.3 mln Canadian&lt;br/&gt;dlrs. It is a diversified agriproducts company which produces&lt;br/&gt;and sells industrial and consumer flour, flour-based products&lt;br/&gt;and baked goods.&lt;br/&gt; <text:s text:c="3"/>It also operates a fully integrated poultry business and a&lt;br/&gt;rendering business, markets livestock and poultry feed and&lt;br/&gt;distributes grain through a network of country and terminal&lt;br/&gt;elevators.&lt;br/&gt; Reuter&lt;br/&gt;</text:p>
          </table:table-cell>
          <table:table-cell office:value-type="string">
            <text:p>Texas locations by per capita income</text:p>
          </table:table-cell>
          <table:table-cell office:value-type="string">
            <text:p>Nissan Leaf</text:p>
          </table:table-cell>
          <table:table-cell office:value-type="string">
            <text:p>http://en.wikipedia.org/wiki/Texas_locations_by_per_capita_income</text:p>
          </table:table-cell>
          <table:table-cell office:value-type="string">
            <text:p>http://en.wikipedia.org/wiki/Nissan_Leaf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5];&quot;,&quot;;[.AC275];&quot;,&quot;; TEXT([.AK275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TDPGFL6VCPB8XWUNNIWV1S7J8K5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R6CWA6X3YOCROOHWFBXXTINKT6ON9</text:p>
          </table:table-cell>
          <table:table-cell office:value-type="string">
            <text:p>A3RZ2B05SX26GF</text:p>
          </table:table-cell>
          <table:table-cell office:value-type="string">
            <text:p>Approved</text:p>
          </table:table-cell>
          <table:table-cell office:value-type="string">
            <text:p>Thu Jun 28 23:14:28 GMT 2012</text:p>
          </table:table-cell>
          <table:table-cell office:value-type="string">
            <text:p>Thu Jun 28 23:14:51 GMT 2012</text:p>
          </table:table-cell>
          <table:table-cell office:value-type="string">
            <text:p>Thu Jul 05 16:14:51 PDT 2012</text:p>
          </table:table-cell>
          <table:table-cell office:value-type="string">
            <text:p>Thu Jun 28 18:09:19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2/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425">
            <text:p>1425</text:p>
          </table:table-cell>
          <table:table-cell office:value-type="string">
            <text:p>CANADIAN PACIFIC SEEKS BUYER FOR MAPLE LEAF UNIT&lt;br/&gt;&lt;br/&gt; <text:s text:c="3"/>MONTREAL, March 18 - Canadian Pacific Ltd said it retained&lt;br/&gt;Wood Gundy Inc to seek a buyer for Maple Leaf Mills Ltd of&lt;br/&gt;Toronto.&lt;br/&gt; <text:s text:c="3"/>The company said Maple Leaf had 1986 sales of 819 mln&lt;br/&gt;Canadian dlrs and an after tax profit of 16.3 mln Canadian&lt;br/&gt;dlrs. It is a diversified agriproducts company which produces&lt;br/&gt;and sells industrial and consumer flour, flour-based products&lt;br/&gt;and baked goods.&lt;br/&gt; <text:s text:c="3"/>It also operates a fully integrated poultry business and a&lt;br/&gt;rendering business, markets livestock and poultry feed and&lt;br/&gt;distributes grain through a network of country and terminal&lt;br/&gt;elevators.&lt;br/&gt; Reuter&lt;br/&gt;</text:p>
          </table:table-cell>
          <table:table-cell office:value-type="string">
            <text:p>Texas locations by per capita income</text:p>
          </table:table-cell>
          <table:table-cell office:value-type="string">
            <text:p>Nissan Leaf</text:p>
          </table:table-cell>
          <table:table-cell office:value-type="string">
            <text:p>http://en.wikipedia.org/wiki/Texas_locations_by_per_capita_income</text:p>
          </table:table-cell>
          <table:table-cell office:value-type="string">
            <text:p>http://en.wikipedia.org/wiki/Nissan_Leaf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6];&quot;,&quot;;[.AC276];&quot;,&quot;; TEXT([.AK27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TDPGFL6VCPB8XWUNNIWV1S7J8K55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0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0 GMT 2012</text:p>
          </table:table-cell>
          <table:table-cell table:number-columns-repeated="2"/>
          <table:table-cell office:value-type="string">
            <text:p>2V0I9NZW6HEZLX29X6YTG69GWXDNXF</text:p>
          </table:table-cell>
          <table:table-cell office:value-type="string">
            <text:p>ARX0S1CIDJLOX</text:p>
          </table:table-cell>
          <table:table-cell office:value-type="string">
            <text:p>Approved</text:p>
          </table:table-cell>
          <table:table-cell office:value-type="string">
            <text:p>Fri Jun 29 00:04:19 GMT 2012</text:p>
          </table:table-cell>
          <table:table-cell office:value-type="string">
            <text:p>Fri Jun 29 00:05:06 GMT 2012</text:p>
          </table:table-cell>
          <table:table-cell office:value-type="string">
            <text:p>Thu Jul 05 17:05:06 PDT 2012</text:p>
          </table:table-cell>
          <table:table-cell office:value-type="string">
            <text:p>Thu Jun 28 18:09:19 PDT 2012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 office:value-type="string">
            <text:p>100% (8/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425">
            <text:p>1425</text:p>
          </table:table-cell>
          <table:table-cell office:value-type="string">
            <text:p>CANADIAN PACIFIC SEEKS BUYER FOR MAPLE LEAF UNIT&lt;br/&gt;&lt;br/&gt; <text:s text:c="3"/>MONTREAL, March 18 - Canadian Pacific Ltd said it retained&lt;br/&gt;Wood Gundy Inc to seek a buyer for Maple Leaf Mills Ltd of&lt;br/&gt;Toronto.&lt;br/&gt; <text:s text:c="3"/>The company said Maple Leaf had 1986 sales of 819 mln&lt;br/&gt;Canadian dlrs and an after tax profit of 16.3 mln Canadian&lt;br/&gt;dlrs. It is a diversified agriproducts company which produces&lt;br/&gt;and sells industrial and consumer flour, flour-based products&lt;br/&gt;and baked goods.&lt;br/&gt; <text:s text:c="3"/>It also operates a fully integrated poultry business and a&lt;br/&gt;rendering business, markets livestock and poultry feed and&lt;br/&gt;distributes grain through a network of country and terminal&lt;br/&gt;elevators.&lt;br/&gt; Reuter&lt;br/&gt;</text:p>
          </table:table-cell>
          <table:table-cell office:value-type="string">
            <text:p>Texas locations by per capita income</text:p>
          </table:table-cell>
          <table:table-cell office:value-type="string">
            <text:p>Nissan Leaf</text:p>
          </table:table-cell>
          <table:table-cell office:value-type="string">
            <text:p>http://en.wikipedia.org/wiki/Texas_locations_by_per_capita_income</text:p>
          </table:table-cell>
          <table:table-cell office:value-type="string">
            <text:p>http://en.wikipedia.org/wiki/Nissan_Leaf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77];&quot;,&quot;;[.AC277];&quot;,&quot;; TEXT([.AK277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VYDHDM25L8IOWN1DR5ZEOE4QNSFP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0N66RLPHIT3W4KF2U96ANJQ4CIG8S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10:02 GMT 2012</text:p>
          </table:table-cell>
          <table:table-cell office:value-type="string">
            <text:p>Fri Jun 29 00:10:08 GMT 2012</text:p>
          </table:table-cell>
          <table:table-cell office:value-type="string">
            <text:p>Thu Jul 05 17:10:08 PDT 2012</text:p>
          </table:table-cell>
          <table:table-cell office:value-type="string">
            <text:p>Thu Jun 28 18:09:18 PDT 201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684">
            <text:p>10684</text:p>
          </table:table-cell>
          <table:table-cell office:value-type="string">
            <text:p>PAKISTAN CONFIRMS KENYA TEA IMPORT INVESTIGATION&lt;br/&gt;&lt;br/&gt; <text:s text:c="3"/>ISLAMABAD, April 13 - Pakistan&amp;apos;s Corporate Law Authority,&lt;br/&gt;CLA, has begun an enquiry into imports of tea from Kenya and&lt;br/&gt;the trade imbalance between the two countries, CLA chairman&lt;br/&gt;Irtiza Husain confirmed.&lt;br/&gt; <text:s text:c="3"/>He told Reuters by telephone that importers Liptons and&lt;br/&gt;Brooke Bond had been asked to supply data to the authority and&lt;br/&gt;a hearing would be held.&lt;br/&gt; <text:s text:c="3"/>The CLA would then report back to the Commerce Ministry,&lt;br/&gt;which had requested the enquiry. Husain said no date had yet&lt;br/&gt;been set for the hearing and declined to give further details&lt;br/&gt;of the matter.&lt;br/&gt; <text:s text:c="3"/>Industry sources told Reuters reports that the companies&amp;apos;&lt;br/&gt;tea import licences had been suspended were incorrect.&lt;br/&gt; Reuter&lt;br/&gt;</text:p>
          </table:table-cell>
          <table:table-cell office:value-type="string">
            <text:p>Germany–Japan relations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Germany–Japan_relations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8];&quot;,&quot;;[.AC278];&quot;,&quot;; TEXT([.AK27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YDHDM25L8IOWN1DR5ZEOE4QNSFP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IBIA0RYNJ922S8R7F2MRTUH07E83D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4:42 GMT 2012</text:p>
          </table:table-cell>
          <table:table-cell office:value-type="string">
            <text:p>Fri Jun 29 00:24:54 GMT 2012</text:p>
          </table:table-cell>
          <table:table-cell office:value-type="string">
            <text:p>Thu Jul 05 17:24:54 PDT 2012</text:p>
          </table:table-cell>
          <table:table-cell office:value-type="string">
            <text:p>Thu Jun 28 18:09:18 PDT 20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684">
            <text:p>10684</text:p>
          </table:table-cell>
          <table:table-cell office:value-type="string">
            <text:p>PAKISTAN CONFIRMS KENYA TEA IMPORT INVESTIGATION&lt;br/&gt;&lt;br/&gt; <text:s text:c="3"/>ISLAMABAD, April 13 - Pakistan&amp;apos;s Corporate Law Authority,&lt;br/&gt;CLA, has begun an enquiry into imports of tea from Kenya and&lt;br/&gt;the trade imbalance between the two countries, CLA chairman&lt;br/&gt;Irtiza Husain confirmed.&lt;br/&gt; <text:s text:c="3"/>He told Reuters by telephone that importers Liptons and&lt;br/&gt;Brooke Bond had been asked to supply data to the authority and&lt;br/&gt;a hearing would be held.&lt;br/&gt; <text:s text:c="3"/>The CLA would then report back to the Commerce Ministry,&lt;br/&gt;which had requested the enquiry. Husain said no date had yet&lt;br/&gt;been set for the hearing and declined to give further details&lt;br/&gt;of the matter.&lt;br/&gt; <text:s text:c="3"/>Industry sources told Reuters reports that the companies&amp;apos;&lt;br/&gt;tea import licences had been suspended were incorrect.&lt;br/&gt; Reuter&lt;br/&gt;</text:p>
          </table:table-cell>
          <table:table-cell office:value-type="string">
            <text:p>Germany–Japan relations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Germany–Japan_relations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79];&quot;,&quot;;[.AC279];&quot;,&quot;; TEXT([.AK279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VYDHDM25L8IOWN1DR5ZEOE4QNSFP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IBVCNHMVHVKRSO68UT7CJ79M1731N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27:40 GMT 2012</text:p>
          </table:table-cell>
          <table:table-cell office:value-type="string">
            <text:p>Thu Jun 28 23:28:12 GMT 2012</text:p>
          </table:table-cell>
          <table:table-cell office:value-type="string">
            <text:p>Thu Jul 05 16:28:12 PDT 2012</text:p>
          </table:table-cell>
          <table:table-cell office:value-type="string">
            <text:p>Thu Jun 28 18:09:18 PDT 20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10684">
            <text:p>10684</text:p>
          </table:table-cell>
          <table:table-cell office:value-type="string">
            <text:p>PAKISTAN CONFIRMS KENYA TEA IMPORT INVESTIGATION&lt;br/&gt;&lt;br/&gt; <text:s text:c="3"/>ISLAMABAD, April 13 - Pakistan&amp;apos;s Corporate Law Authority,&lt;br/&gt;CLA, has begun an enquiry into imports of tea from Kenya and&lt;br/&gt;the trade imbalance between the two countries, CLA chairman&lt;br/&gt;Irtiza Husain confirmed.&lt;br/&gt; <text:s text:c="3"/>He told Reuters by telephone that importers Liptons and&lt;br/&gt;Brooke Bond had been asked to supply data to the authority and&lt;br/&gt;a hearing would be held.&lt;br/&gt; <text:s text:c="3"/>The CLA would then report back to the Commerce Ministry,&lt;br/&gt;which had requested the enquiry. Husain said no date had yet&lt;br/&gt;been set for the hearing and declined to give further details&lt;br/&gt;of the matter.&lt;br/&gt; <text:s text:c="3"/>Industry sources told Reuters reports that the companies&amp;apos;&lt;br/&gt;tea import licences had been suspended were incorrect.&lt;br/&gt; Reuter&lt;br/&gt;</text:p>
          </table:table-cell>
          <table:table-cell office:value-type="string">
            <text:p>Germany–Japan relations</text:p>
          </table:table-cell>
          <table:table-cell office:value-type="string">
            <text:p>2003 in Afghanistan</text:p>
          </table:table-cell>
          <table:table-cell office:value-type="string">
            <text:p>http://en.wikipedia.org/wiki/Germany–Japan_relations</text:p>
          </table:table-cell>
          <table:table-cell office:value-type="string">
            <text:p>http://en.wikipedia.org/wiki/2003_in_Afghanista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80];&quot;,&quot;;[.AC280];&quot;,&quot;; TEXT([.AK280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WW4EGDHDM250H6EU9N6PEZ6O5PMC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7ZH57DZKPFEJN4IOND2DL8IBYB3DE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9:21 GMT 2012</text:p>
          </table:table-cell>
          <table:table-cell office:value-type="string">
            <text:p>Thu Jun 28 23:59:44 GMT 2012</text:p>
          </table:table-cell>
          <table:table-cell office:value-type="string">
            <text:p>Thu Jul 05 16:59:44 PDT 2012</text:p>
          </table:table-cell>
          <table:table-cell office:value-type="string">
            <text:p>Thu Jun 28 18:09:17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093">
            <text:p>2093</text:p>
          </table:table-cell>
          <table:table-cell office:value-type="string">
            <text:p>INVERNESS BUYS ASSETS FROM PARENT SILVERTON&lt;br/&gt;&lt;br/&gt; <text:s text:c="3"/>CALGARY, Alberta, March 31 - &amp;lt;Inverness Petroleum Ltd&amp;gt; said&lt;br/&gt;it acquired the oil and gas assets of its controlling&lt;br/&gt;shareholder &amp;lt;Silverton Resources Ltd&amp;gt; for 26.4 mln dlrs,&lt;br/&gt;effective March 3, 1987.&lt;br/&gt; <text:s text:c="3"/>Inverness said it issued 2,640,000 class A convertible&lt;br/&gt;retractable redeemable preferred shares in exchange for the&lt;br/&gt;assets, which include all Silverton&amp;apos;s oil and gas properties,&lt;br/&gt;undeveloped acreage and its shares of Australian subsidiary&lt;br/&gt;S.R.L. Exploration Pty Ltd.&lt;br/&gt; <text:s text:c="3"/>The preferred shares were immediately retracted for cash,&lt;br/&gt;the company said.&lt;br/&gt; <text:s text:c="3"/>The transaction resulted in a discharge of Silverton&amp;apos;s bank&lt;br/&gt;debt of 21.0 mln dlrs and a three mln dlr loan to Inverness&lt;br/&gt;from Silverton, Inverness said.&lt;br/&gt; <text:s text:c="3"/>As a result of the acquisition, Inverness has bank debt of&lt;br/&gt;18.0 mln dlrs, it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1];&quot;,&quot;;[.AC281];&quot;,&quot;; TEXT([.AK281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WW4EGDHDM250H6EU9N6PEZ6O5PMC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LJI8IUB2YU9NS5X0V23T0FBLKSJ7B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2:03 GMT 2012</text:p>
          </table:table-cell>
          <table:table-cell office:value-type="string">
            <text:p>Thu Jun 28 23:42:21 GMT 2012</text:p>
          </table:table-cell>
          <table:table-cell office:value-type="string">
            <text:p>Thu Jul 05 16:42:21 PDT 2012</text:p>
          </table:table-cell>
          <table:table-cell office:value-type="string">
            <text:p>Thu Jun 28 18:09:17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093">
            <text:p>2093</text:p>
          </table:table-cell>
          <table:table-cell office:value-type="string">
            <text:p>INVERNESS BUYS ASSETS FROM PARENT SILVERTON&lt;br/&gt;&lt;br/&gt; <text:s text:c="3"/>CALGARY, Alberta, March 31 - &amp;lt;Inverness Petroleum Ltd&amp;gt; said&lt;br/&gt;it acquired the oil and gas assets of its controlling&lt;br/&gt;shareholder &amp;lt;Silverton Resources Ltd&amp;gt; for 26.4 mln dlrs,&lt;br/&gt;effective March 3, 1987.&lt;br/&gt; <text:s text:c="3"/>Inverness said it issued 2,640,000 class A convertible&lt;br/&gt;retractable redeemable preferred shares in exchange for the&lt;br/&gt;assets, which include all Silverton&amp;apos;s oil and gas properties,&lt;br/&gt;undeveloped acreage and its shares of Australian subsidiary&lt;br/&gt;S.R.L. Exploration Pty Ltd.&lt;br/&gt; <text:s text:c="3"/>The preferred shares were immediately retracted for cash,&lt;br/&gt;the company said.&lt;br/&gt; <text:s text:c="3"/>The transaction resulted in a discharge of Silverton&amp;apos;s bank&lt;br/&gt;debt of 21.0 mln dlrs and a three mln dlr loan to Inverness&lt;br/&gt;from Silverton, Inverness said.&lt;br/&gt; <text:s text:c="3"/>As a result of the acquisition, Inverness has bank debt of&lt;br/&gt;18.0 mln dlrs, it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Economy_of_the_People's_Republic_of_Chin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82];&quot;,&quot;;[.AC282];&quot;,&quot;; TEXT([.AK282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WW4EGDHDM250H6EU9N6PEZ6O5PMCK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19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19 GMT 2012</text:p>
          </table:table-cell>
          <table:table-cell table:number-columns-repeated="2"/>
          <table:table-cell office:value-type="string">
            <text:p>2JZ46OQ1SNQQMZUC7FSQSCNR3D4P53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7:52 GMT 2012</text:p>
          </table:table-cell>
          <table:table-cell office:value-type="string">
            <text:p>Thu Jun 28 23:48:41 GMT 2012</text:p>
          </table:table-cell>
          <table:table-cell office:value-type="string">
            <text:p>Thu Jul 05 16:48:41 PDT 2012</text:p>
          </table:table-cell>
          <table:table-cell office:value-type="string">
            <text:p>Thu Jun 28 18:09:17 PDT 2012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3" office:value-type="string">
            <text:p>100% (23/2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2093">
            <text:p>2093</text:p>
          </table:table-cell>
          <table:table-cell office:value-type="string">
            <text:p>INVERNESS BUYS ASSETS FROM PARENT SILVERTON&lt;br/&gt;&lt;br/&gt; <text:s text:c="3"/>CALGARY, Alberta, March 31 - &amp;lt;Inverness Petroleum Ltd&amp;gt; said&lt;br/&gt;it acquired the oil and gas assets of its controlling&lt;br/&gt;shareholder &amp;lt;Silverton Resources Ltd&amp;gt; for 26.4 mln dlrs,&lt;br/&gt;effective March 3, 1987.&lt;br/&gt; <text:s text:c="3"/>Inverness said it issued 2,640,000 class A convertible&lt;br/&gt;retractable redeemable preferred shares in exchange for the&lt;br/&gt;assets, which include all Silverton&amp;apos;s oil and gas properties,&lt;br/&gt;undeveloped acreage and its shares of Australian subsidiary&lt;br/&gt;S.R.L. Exploration Pty Ltd.&lt;br/&gt; <text:s text:c="3"/>The preferred shares were immediately retracted for cash,&lt;br/&gt;the company said.&lt;br/&gt; <text:s text:c="3"/>The transaction resulted in a discharge of Silverton&amp;apos;s bank&lt;br/&gt;debt of 21.0 mln dlrs and a three mln dlr loan to Inverness&lt;br/&gt;from Silverton, Inverness said.&lt;br/&gt; <text:s text:c="3"/>As a result of the acquisition, Inverness has bank debt of&lt;br/&gt;18.0 mln dlrs, it said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Economy of the People's Republic of China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Economy_of_the_People's_Republic_of_China</text:p>
          </table:table-cell>
          <table:table-cell office:value-type="string">
            <text:p>None really relevant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283];&quot;,&quot;;[.AC283];&quot;,&quot;; TEXT([.AK283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X5TBJ3MMDX5UYVSDCBHJ9MDXF3CY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BWIXKO2L92HTLKFD7UYWCCF2N1EDG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0:53 GMT 2012</text:p>
          </table:table-cell>
          <table:table-cell office:value-type="string">
            <text:p>Fri Jun 29 00:11:27 GMT 2012</text:p>
          </table:table-cell>
          <table:table-cell office:value-type="string">
            <text:p>Thu Jul 05 17:11:27 PDT 2012</text:p>
          </table:table-cell>
          <table:table-cell office:value-type="string">
            <text:p>Thu Jun 28 18:09:36 PDT 2012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46">
            <text:p>8946</text:p>
          </table:table-cell>
          <table:table-cell office:value-type="string">
            <text:p>COMINCO &amp;lt;CLT.TO&amp;gt; UNION REJECTS CONTRACT&lt;br/&gt;&lt;br/&gt; <text:s text:c="4"/>Trail, British Columbia, June 1 - Three United&lt;br/&gt;Steelworkers of America locals on strike at Cominco Ltd&lt;br/&gt;rejected a tentative three-year contract, a union&lt;br/&gt;representative said.&lt;br/&gt; <text:s text:c="4"/>&amp;quot;The vote was 1,229, or 54.5 pct, against, and 1,028, or&lt;br/&gt;45.5 pct, for the contract. Eighty-one pct of the membership&lt;br/&gt;voted,&amp;quot; he said.&lt;br/&gt; <text:s text:c="4"/>The union representative said that the pact offered cost&lt;br/&gt;of living increases designed to keep pace with inflation, but&lt;br/&gt;contained no wage increase. <text:s text:c="6"/>&lt;br/&gt; <text:s text:c="3"/>The locals&amp;apos; bargaining committees are expected to meet and&lt;br/&gt;prepare for the reopening of negotiations with Cominco, he&lt;br/&gt;said.&lt;br/&gt; <text:s text:c="4"/>The three locals cover about 2,600 production and&lt;br/&gt;maintenance workers at Cominco&amp;apos;s Trail smelter and Kimberley,&lt;br/&gt;B.C. lead-zinc mine.&lt;br/&gt; <text:s text:c="4"/>Output at both sites has been shut down since the&lt;br/&gt;production and maintenance workers, along with about 600 office&lt;br/&gt;and technical workers, went on strike May nine. <text:s text:c="4"/>&lt;br/&gt; <text:s text:c="4"/>The two Steelworkers locals representing the office and&lt;br/&gt;technical workers have not negotiated since May 21.&lt;br/&gt; <text:s text:c="4"/>The strike caused Cominco to declare force majeire, which&lt;br/&gt;means the company may not be able to honor contracts for&lt;br/&gt;products from the smelter and mine.&lt;br/&gt; <text:s text:c="3"/>Each of the five locals have separate contracts, all of&lt;br/&gt;which expired April 30, but the main issues are similar. <text:s text:c="6"/>&lt;br/&gt;&lt;br/&gt; <text:s text:c="4"/>The union had requested a three pct wage increase in each&lt;br/&gt;year of a two-year contract. Cominco had pressed for a&lt;br/&gt;three-year contract and some loosening of the rules on job&lt;br/&gt;classifications.&lt;br/&gt; <text:s text:c="4"/>The Trail smelter, about 400 miles east of Vancouver,&lt;br/&gt;produced 240,000 long tons of zinc and 110,000 long tons of&lt;br/&gt;lead last year. The Sullivan mine at Kimberley, about 450 miles&lt;br/&gt;east of Vancouver, produced 2.2 mln long tons of ore last year,&lt;br/&gt;most for processing at the Trail smelter.&lt;br/&gt; <text:s text:c="4"/>The smelter also produced cadmium, bismuth and indium.&lt;br/&gt; <text:s text:c="4"/>Revenues from the Trail smelter totalled 356 mln Canadian&lt;br/&gt;dlrs in 1986. <text:s text:c="7"/>&lt;br/&gt; Reuter&lt;br/&gt;</text:p>
          </table:table-cell>
          <table:table-cell office:value-type="string">
            <text:p>American Recovery and Reinvestment Act of 2009</text:p>
          </table:table-cell>
          <table:table-cell office:value-type="string">
            <text:p>Mineral industry of Africa</text:p>
          </table:table-cell>
          <table:table-cell office:value-type="string">
            <text:p>http://en.wikipedia.org/wiki/American_Recovery_and_Reinvestment_Act_of_2009</text:p>
          </table:table-cell>
          <table:table-cell office:value-type="string">
            <text:p>http://en.wikipedia.org/wiki/Mineral_industry_of_Afric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84];&quot;,&quot;;[.AC284];&quot;,&quot;; TEXT([.AK284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X5TBJ3MMDX5UYVSDCBHJ9MDXF3CY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LFVP3TVOK5UUST65HHEWZFYS3B25S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11:01 GMT 2012</text:p>
          </table:table-cell>
          <table:table-cell office:value-type="string">
            <text:p>Thu Jun 28 23:11:14 GMT 2012</text:p>
          </table:table-cell>
          <table:table-cell office:value-type="string">
            <text:p>Thu Jul 05 16:11:14 PDT 2012</text:p>
          </table:table-cell>
          <table:table-cell office:value-type="string">
            <text:p>Thu Jun 28 18:09:36 PDT 201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46">
            <text:p>8946</text:p>
          </table:table-cell>
          <table:table-cell office:value-type="string">
            <text:p>COMINCO &amp;lt;CLT.TO&amp;gt; UNION REJECTS CONTRACT&lt;br/&gt;&lt;br/&gt; <text:s text:c="4"/>Trail, British Columbia, June 1 - Three United&lt;br/&gt;Steelworkers of America locals on strike at Cominco Ltd&lt;br/&gt;rejected a tentative three-year contract, a union&lt;br/&gt;representative said.&lt;br/&gt; <text:s text:c="4"/>&amp;quot;The vote was 1,229, or 54.5 pct, against, and 1,028, or&lt;br/&gt;45.5 pct, for the contract. Eighty-one pct of the membership&lt;br/&gt;voted,&amp;quot; he said.&lt;br/&gt; <text:s text:c="4"/>The union representative said that the pact offered cost&lt;br/&gt;of living increases designed to keep pace with inflation, but&lt;br/&gt;contained no wage increase. <text:s text:c="6"/>&lt;br/&gt; <text:s text:c="3"/>The locals&amp;apos; bargaining committees are expected to meet and&lt;br/&gt;prepare for the reopening of negotiations with Cominco, he&lt;br/&gt;said.&lt;br/&gt; <text:s text:c="4"/>The three locals cover about 2,600 production and&lt;br/&gt;maintenance workers at Cominco&amp;apos;s Trail smelter and Kimberley,&lt;br/&gt;B.C. lead-zinc mine.&lt;br/&gt; <text:s text:c="4"/>Output at both sites has been shut down since the&lt;br/&gt;production and maintenance workers, along with about 600 office&lt;br/&gt;and technical workers, went on strike May nine. <text:s text:c="4"/>&lt;br/&gt; <text:s text:c="4"/>The two Steelworkers locals representing the office and&lt;br/&gt;technical workers have not negotiated since May 21.&lt;br/&gt; <text:s text:c="4"/>The strike caused Cominco to declare force majeire, which&lt;br/&gt;means the company may not be able to honor contracts for&lt;br/&gt;products from the smelter and mine.&lt;br/&gt; <text:s text:c="3"/>Each of the five locals have separate contracts, all of&lt;br/&gt;which expired April 30, but the main issues are similar. <text:s text:c="6"/>&lt;br/&gt;&lt;br/&gt; <text:s text:c="4"/>The union had requested a three pct wage increase in each&lt;br/&gt;year of a two-year contract. Cominco had pressed for a&lt;br/&gt;three-year contract and some loosening of the rules on job&lt;br/&gt;classifications.&lt;br/&gt; <text:s text:c="4"/>The Trail smelter, about 400 miles east of Vancouver,&lt;br/&gt;produced 240,000 long tons of zinc and 110,000 long tons of&lt;br/&gt;lead last year. The Sullivan mine at Kimberley, about 450 miles&lt;br/&gt;east of Vancouver, produced 2.2 mln long tons of ore last year,&lt;br/&gt;most for processing at the Trail smelter.&lt;br/&gt; <text:s text:c="4"/>The smelter also produced cadmium, bismuth and indium.&lt;br/&gt; <text:s text:c="4"/>Revenues from the Trail smelter totalled 356 mln Canadian&lt;br/&gt;dlrs in 1986. <text:s text:c="7"/>&lt;br/&gt; Reuter&lt;br/&gt;</text:p>
          </table:table-cell>
          <table:table-cell office:value-type="string">
            <text:p>American Recovery and Reinvestment Act of 2009</text:p>
          </table:table-cell>
          <table:table-cell office:value-type="string">
            <text:p>Mineral industry of Africa</text:p>
          </table:table-cell>
          <table:table-cell office:value-type="string">
            <text:p>http://en.wikipedia.org/wiki/American_Recovery_and_Reinvestment_Act_of_2009</text:p>
          </table:table-cell>
          <table:table-cell office:value-type="string">
            <text:p>http://en.wikipedia.org/wiki/Mineral_industry_of_Afric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85];&quot;,&quot;;[.AC285];&quot;,&quot;; TEXT([.AK285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X5TBJ3MMDX5UYVSDCBHJ9MDXF3CY0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2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2 GMT 2012</text:p>
          </table:table-cell>
          <table:table-cell table:number-columns-repeated="2"/>
          <table:table-cell office:value-type="string">
            <text:p>250ER9Y8TNKI18GRCU6H02OM20T7UY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Fri Jun 29 01:04:02 GMT 2012</text:p>
          </table:table-cell>
          <table:table-cell office:value-type="string">
            <text:p>Fri Jun 29 01:04:37 GMT 2012</text:p>
          </table:table-cell>
          <table:table-cell office:value-type="string">
            <text:p>Thu Jul 05 18:04:37 PDT 2012</text:p>
          </table:table-cell>
          <table:table-cell office:value-type="string">
            <text:p>Thu Jun 28 18:09:36 PDT 2012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8946">
            <text:p>8946</text:p>
          </table:table-cell>
          <table:table-cell office:value-type="string">
            <text:p>COMINCO &amp;lt;CLT.TO&amp;gt; UNION REJECTS CONTRACT&lt;br/&gt;&lt;br/&gt; <text:s text:c="4"/>Trail, British Columbia, June 1 - Three United&lt;br/&gt;Steelworkers of America locals on strike at Cominco Ltd&lt;br/&gt;rejected a tentative three-year contract, a union&lt;br/&gt;representative said.&lt;br/&gt; <text:s text:c="4"/>&amp;quot;The vote was 1,229, or 54.5 pct, against, and 1,028, or&lt;br/&gt;45.5 pct, for the contract. Eighty-one pct of the membership&lt;br/&gt;voted,&amp;quot; he said.&lt;br/&gt; <text:s text:c="4"/>The union representative said that the pact offered cost&lt;br/&gt;of living increases designed to keep pace with inflation, but&lt;br/&gt;contained no wage increase. <text:s text:c="6"/>&lt;br/&gt; <text:s text:c="3"/>The locals&amp;apos; bargaining committees are expected to meet and&lt;br/&gt;prepare for the reopening of negotiations with Cominco, he&lt;br/&gt;said.&lt;br/&gt; <text:s text:c="4"/>The three locals cover about 2,600 production and&lt;br/&gt;maintenance workers at Cominco&amp;apos;s Trail smelter and Kimberley,&lt;br/&gt;B.C. lead-zinc mine.&lt;br/&gt; <text:s text:c="4"/>Output at both sites has been shut down since the&lt;br/&gt;production and maintenance workers, along with about 600 office&lt;br/&gt;and technical workers, went on strike May nine. <text:s text:c="4"/>&lt;br/&gt; <text:s text:c="4"/>The two Steelworkers locals representing the office and&lt;br/&gt;technical workers have not negotiated since May 21.&lt;br/&gt; <text:s text:c="4"/>The strike caused Cominco to declare force majeire, which&lt;br/&gt;means the company may not be able to honor contracts for&lt;br/&gt;products from the smelter and mine.&lt;br/&gt; <text:s text:c="3"/>Each of the five locals have separate contracts, all of&lt;br/&gt;which expired April 30, but the main issues are similar. <text:s text:c="6"/>&lt;br/&gt;&lt;br/&gt; <text:s text:c="4"/>The union had requested a three pct wage increase in each&lt;br/&gt;year of a two-year contract. Cominco had pressed for a&lt;br/&gt;three-year contract and some loosening of the rules on job&lt;br/&gt;classifications.&lt;br/&gt; <text:s text:c="4"/>The Trail smelter, about 400 miles east of Vancouver,&lt;br/&gt;produced 240,000 long tons of zinc and 110,000 long tons of&lt;br/&gt;lead last year. The Sullivan mine at Kimberley, about 450 miles&lt;br/&gt;east of Vancouver, produced 2.2 mln long tons of ore last year,&lt;br/&gt;most for processing at the Trail smelter.&lt;br/&gt; <text:s text:c="4"/>The smelter also produced cadmium, bismuth and indium.&lt;br/&gt; <text:s text:c="4"/>Revenues from the Trail smelter totalled 356 mln Canadian&lt;br/&gt;dlrs in 1986. <text:s text:c="7"/>&lt;br/&gt; Reuter&lt;br/&gt;</text:p>
          </table:table-cell>
          <table:table-cell office:value-type="string">
            <text:p>American Recovery and Reinvestment Act of 2009</text:p>
          </table:table-cell>
          <table:table-cell office:value-type="string">
            <text:p>Mineral industry of Africa</text:p>
          </table:table-cell>
          <table:table-cell office:value-type="string">
            <text:p>http://en.wikipedia.org/wiki/American_Recovery_and_Reinvestment_Act_of_2009</text:p>
          </table:table-cell>
          <table:table-cell office:value-type="string">
            <text:p>http://en.wikipedia.org/wiki/Mineral_industry_of_Afric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6];&quot;,&quot;;[.AC286];&quot;,&quot;; TEXT([.AK28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XO7D1X3V0FKFLCP9T51U7PKK06KD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7MYT3DHJHP4QM1PNEP8ZSX9ZES1UU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5:39 GMT 2012</text:p>
          </table:table-cell>
          <table:table-cell office:value-type="string">
            <text:p>Fri Jun 29 00:05:54 GMT 2012</text:p>
          </table:table-cell>
          <table:table-cell office:value-type="string">
            <text:p>Thu Jul 05 17:05:54 PDT 2012</text:p>
          </table:table-cell>
          <table:table-cell office:value-type="string">
            <text:p>Thu Jun 28 18:16:25 PDT 20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677">
            <text:p>677</text:p>
          </table:table-cell>
          <table:table-cell office:value-type="string">
            <text:p>MR. ROOTER &amp;lt;ROOT.O&amp;gt; RESCINDS UNITED WESTERN PACT&lt;br/&gt;&lt;br/&gt; <text:s text:c="3"/>OKLAHOMA CITY, June 18 - Mr. Rooter Corp said it rescinded&lt;br/&gt;a recent agreement calling for &amp;lt;United Western Energy Corp&amp;gt; to&lt;br/&gt;to buy a majority of Mr. Rooter&amp;apos;s stock for four dlrs a share.&lt;br/&gt; <text:s text:c="3"/>The company said it has also demanded repayment of a&lt;br/&gt;150,000 dlr loan made to United Western.&lt;br/&gt; <text:s text:c="3"/>Since announcing the agreements, Mr. Rooter said, it&lt;br/&gt;discovered additional information relating to United Western&lt;br/&gt;and the unaffiliated privately held corporation which had&lt;br/&gt;guaranteed all of United Western&amp;apos;s obligations under the&lt;br/&gt;agreements.&lt;br/&gt; <text:s text:c="3"/>Mr. Rooter said the agreements were rescinded d&amp;quot;in light of&lt;br/&gt;this additional information,&amp;quot; without providing details.&lt;br/&gt; <text:s text:c="3"/>It said talks are in progress with United Western with&lt;br/&gt;regard to the repayment terms of the loan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English_contract_law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87];&quot;,&quot;;[.AC287];&quot;,&quot;; TEXT([.AK287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XO7D1X3V0FKFLCP9T51U7PKK06KD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FFQYN5F3Q0JVEH3TX3W6B49HK4EAE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10:24 GMT 2012</text:p>
          </table:table-cell>
          <table:table-cell office:value-type="string">
            <text:p>Fri Jun 29 00:10:50 GMT 2012</text:p>
          </table:table-cell>
          <table:table-cell office:value-type="string">
            <text:p>Thu Jul 05 17:10:50 PDT 2012</text:p>
          </table:table-cell>
          <table:table-cell office:value-type="string">
            <text:p>Thu Jun 28 18:16:25 PDT 201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677">
            <text:p>677</text:p>
          </table:table-cell>
          <table:table-cell office:value-type="string">
            <text:p>MR. ROOTER &amp;lt;ROOT.O&amp;gt; RESCINDS UNITED WESTERN PACT&lt;br/&gt;&lt;br/&gt; <text:s text:c="3"/>OKLAHOMA CITY, June 18 - Mr. Rooter Corp said it rescinded&lt;br/&gt;a recent agreement calling for &amp;lt;United Western Energy Corp&amp;gt; to&lt;br/&gt;to buy a majority of Mr. Rooter&amp;apos;s stock for four dlrs a share.&lt;br/&gt; <text:s text:c="3"/>The company said it has also demanded repayment of a&lt;br/&gt;150,000 dlr loan made to United Western.&lt;br/&gt; <text:s text:c="3"/>Since announcing the agreements, Mr. Rooter said, it&lt;br/&gt;discovered additional information relating to United Western&lt;br/&gt;and the unaffiliated privately held corporation which had&lt;br/&gt;guaranteed all of United Western&amp;apos;s obligations under the&lt;br/&gt;agreements.&lt;br/&gt; <text:s text:c="3"/>Mr. Rooter said the agreements were rescinded d&amp;quot;in light of&lt;br/&gt;this additional information,&amp;quot; without providing details.&lt;br/&gt; <text:s text:c="3"/>It said talks are in progress with United Western with&lt;br/&gt;regard to the repayment terms of the loan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English_contract_law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88];&quot;,&quot;;[.AC288];&quot;,&quot;; TEXT([.AK288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XO7D1X3V0FKFLCP9T51U7PKK06KDD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0N66RLPHIT3W4KF2U96ANJQ4CHG8R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1:25 GMT 2012</text:p>
          </table:table-cell>
          <table:table-cell office:value-type="string">
            <text:p>Thu Jun 28 23:42:03 GMT 2012</text:p>
          </table:table-cell>
          <table:table-cell office:value-type="string">
            <text:p>Thu Jul 05 16:42:03 PDT 2012</text:p>
          </table:table-cell>
          <table:table-cell office:value-type="string">
            <text:p>Thu Jun 28 18:16:25 PDT 2012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677">
            <text:p>677</text:p>
          </table:table-cell>
          <table:table-cell office:value-type="string">
            <text:p>MR. ROOTER &amp;lt;ROOT.O&amp;gt; RESCINDS UNITED WESTERN PACT&lt;br/&gt;&lt;br/&gt; <text:s text:c="3"/>OKLAHOMA CITY, June 18 - Mr. Rooter Corp said it rescinded&lt;br/&gt;a recent agreement calling for &amp;lt;United Western Energy Corp&amp;gt; to&lt;br/&gt;to buy a majority of Mr. Rooter&amp;apos;s stock for four dlrs a share.&lt;br/&gt; <text:s text:c="3"/>The company said it has also demanded repayment of a&lt;br/&gt;150,000 dlr loan made to United Western.&lt;br/&gt; <text:s text:c="3"/>Since announcing the agreements, Mr. Rooter said, it&lt;br/&gt;discovered additional information relating to United Western&lt;br/&gt;and the unaffiliated privately held corporation which had&lt;br/&gt;guaranteed all of United Western&amp;apos;s obligations under the&lt;br/&gt;agreements.&lt;br/&gt; <text:s text:c="3"/>Mr. Rooter said the agreements were rescinded d&amp;quot;in light of&lt;br/&gt;this additional information,&amp;quot; without providing details.&lt;br/&gt; <text:s text:c="3"/>It said talks are in progress with United Western with&lt;br/&gt;regard to the repayment terms of the loan.&lt;br/&gt; Reuter&lt;br/&gt;</text:p>
          </table:table-cell>
          <table:table-cell office:value-type="string">
            <text:p>Subprime mortgage crisis solutions debate</text:p>
          </table:table-cell>
          <table:table-cell office:value-type="string">
            <text:p>English contract law</text:p>
          </table:table-cell>
          <table:table-cell office:value-type="string">
            <text:p>http://en.wikipedia.org/wiki/Subprime_mortgage_crisis_solutions_debate</text:p>
          </table:table-cell>
          <table:table-cell office:value-type="string">
            <text:p>http://en.wikipedia.org/wiki/English_contract_law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89];&quot;,&quot;;[.AC289];&quot;,&quot;; TEXT([.AK289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YJXERSQV66R0Y5N0D8V4AVKIXNA2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GPBAT2D5NQY2E38XAAGDTYMPN937M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7:45 GMT 2012</text:p>
          </table:table-cell>
          <table:table-cell office:value-type="string">
            <text:p>Fri Jun 29 00:28:17 GMT 2012</text:p>
          </table:table-cell>
          <table:table-cell office:value-type="string">
            <text:p>Thu Jul 05 17:28:17 PDT 2012</text:p>
          </table:table-cell>
          <table:table-cell office:value-type="string">
            <text:p>Thu Jun 28 18:16:27 PDT 20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642">
            <text:p>1642</text:p>
          </table:table-cell>
          <table:table-cell office:value-type="string">
            <text:p>ENTERTAINMENT MAKES BUYOUT OFFER TO CRAZY EDDIE&lt;br/&gt;&lt;br/&gt; <text:s text:c="3"/>HOUSTON, Texas, June 1 - Entertainment Marketing Inc &amp;lt;EM&amp;gt;&lt;br/&gt;said it has made an offer to the board of Crazy Eddie Inc to&lt;br/&gt;acquire all outstanding shares of Crazy Eddie Inc for eight&lt;br/&gt;dlrs a share in cash.&lt;br/&gt; <text:s text:c="3"/>Entertainment said the offer would be conducted through a&lt;br/&gt;negotiated merger with a new corporation to be formed by&lt;br/&gt;Entertainment Marketing.&lt;br/&gt; <text:s text:c="3"/>Entertaiment said it has requested an early meeting with&lt;br/&gt;Crazy Eddie Inc&amp;apos;s board and that it has committed 50 mln dlrs&lt;br/&gt;toward the purchase of the shares including those already&lt;br/&gt;purchased.&lt;br/&gt; <text:s text:c="2"/>&lt;br/&gt; <text:s text:c="3"/>The company also said it has retained Dean Witter Reynolds&lt;br/&gt;Inc to assist in raising the balance of the financing.&lt;br/&gt; <text:s text:c="3"/>According to Entertainment, its company and its chairman&lt;br/&gt;own about 4.3 pct of Crazy Eddie&amp;apos;s currently outstanding&lt;br/&gt;shares.&lt;br/&gt; <text:s text:c="3"/>Additionally, the company said it is willing to negotiate&lt;br/&gt;all aspects of its offer and is willing to consider a&lt;br/&gt;transaction which would be tax free to Crazy Eddie&amp;apos;s&lt;br/&gt;shareholders.&lt;br/&gt; Reuter&lt;br/&gt;</text:p>
          </table:table-cell>
          <table:table-cell office:value-type="string">
            <text:p>New York</text:p>
          </table:table-cell>
          <table:table-cell office:value-type="string">
            <text:p>Cosmogenic nuclide</text:p>
          </table:table-cell>
          <table:table-cell office:value-type="string">
            <text:p>http://en.wikipedia.org/wiki/New_York</text:p>
          </table:table-cell>
          <table:table-cell office:value-type="string">
            <text:p>http://en.wikipedia.org/wiki/Cosmogenic_nuclid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0];&quot;,&quot;;[.AC290];&quot;,&quot;; TEXT([.AK290];&quot;#&quot;))" office:value-type="string" office:string-value="LAU_ET_AL,TRACER,1">
            <text:p>LAU_ET_AL,TRACER,1</text:p>
          </table:table-cell>
          <table:table-cell table:number-columns-repeated="10"/>
        </table:table-row>
        <table:table-row table:style-name="ro1">
          <table:table-cell office:value-type="string">
            <text:p>2YJXERSQV66R0Y5N0D8V4AVKIXNA2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GNCPWZ9RNDWXXJ6ZHJNBDTGWCDCRP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31:26 GMT 2012</text:p>
          </table:table-cell>
          <table:table-cell office:value-type="string">
            <text:p>Thu Jun 28 23:31:49 GMT 2012</text:p>
          </table:table-cell>
          <table:table-cell office:value-type="string">
            <text:p>Thu Jul 05 16:31:49 PDT 2012</text:p>
          </table:table-cell>
          <table:table-cell office:value-type="string">
            <text:p>Thu Jun 28 18:16:27 PDT 201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642">
            <text:p>1642</text:p>
          </table:table-cell>
          <table:table-cell office:value-type="string">
            <text:p>ENTERTAINMENT MAKES BUYOUT OFFER TO CRAZY EDDIE&lt;br/&gt;&lt;br/&gt; <text:s text:c="3"/>HOUSTON, Texas, June 1 - Entertainment Marketing Inc &amp;lt;EM&amp;gt;&lt;br/&gt;said it has made an offer to the board of Crazy Eddie Inc to&lt;br/&gt;acquire all outstanding shares of Crazy Eddie Inc for eight&lt;br/&gt;dlrs a share in cash.&lt;br/&gt; <text:s text:c="3"/>Entertainment said the offer would be conducted through a&lt;br/&gt;negotiated merger with a new corporation to be formed by&lt;br/&gt;Entertainment Marketing.&lt;br/&gt; <text:s text:c="3"/>Entertaiment said it has requested an early meeting with&lt;br/&gt;Crazy Eddie Inc&amp;apos;s board and that it has committed 50 mln dlrs&lt;br/&gt;toward the purchase of the shares including those already&lt;br/&gt;purchased.&lt;br/&gt; <text:s text:c="2"/>&lt;br/&gt; <text:s text:c="3"/>The company also said it has retained Dean Witter Reynolds&lt;br/&gt;Inc to assist in raising the balance of the financing.&lt;br/&gt; <text:s text:c="3"/>According to Entertainment, its company and its chairman&lt;br/&gt;own about 4.3 pct of Crazy Eddie&amp;apos;s currently outstanding&lt;br/&gt;shares.&lt;br/&gt; <text:s text:c="3"/>Additionally, the company said it is willing to negotiate&lt;br/&gt;all aspects of its offer and is willing to consider a&lt;br/&gt;transaction which would be tax free to Crazy Eddie&amp;apos;s&lt;br/&gt;shareholders.&lt;br/&gt; Reuter&lt;br/&gt;</text:p>
          </table:table-cell>
          <table:table-cell office:value-type="string">
            <text:p>New York</text:p>
          </table:table-cell>
          <table:table-cell office:value-type="string">
            <text:p>Cosmogenic nuclide</text:p>
          </table:table-cell>
          <table:table-cell office:value-type="string">
            <text:p>http://en.wikipedia.org/wiki/New_York</text:p>
          </table:table-cell>
          <table:table-cell office:value-type="string">
            <text:p>http://en.wikipedia.org/wiki/Cosmogenic_nuclid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1];&quot;,&quot;;[.AC291];&quot;,&quot;; TEXT([.AK291];&quot;#&quot;))" office:value-type="string" office:string-value="LAU_ET_AL,TRACER,2">
            <text:p>LAU_ET_AL,TRACER,2</text:p>
          </table:table-cell>
          <table:table-cell table:number-columns-repeated="10"/>
        </table:table-row>
        <table:table-row table:style-name="ro1">
          <table:table-cell office:value-type="string">
            <text:p>2YJXERSQV66R0Y5N0D8V4AVKIXNA2F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H51X3V0FK0C3TQOLBD7XKK9N27MFN</text:p>
          </table:table-cell>
          <table:table-cell office:value-type="string">
            <text:p>A39GAM2X30KVBP</text:p>
          </table:table-cell>
          <table:table-cell office:value-type="string">
            <text:p>Approved</text:p>
          </table:table-cell>
          <table:table-cell office:value-type="string">
            <text:p>Thu Jun 28 23:46:29 GMT 2012</text:p>
          </table:table-cell>
          <table:table-cell office:value-type="string">
            <text:p>Thu Jun 28 23:47:25 GMT 2012</text:p>
          </table:table-cell>
          <table:table-cell office:value-type="string">
            <text:p>Thu Jul 05 16:47:25 PDT 2012</text:p>
          </table:table-cell>
          <table:table-cell office:value-type="string">
            <text:p>Thu Jun 28 18:16:27 PDT 2012</text:p>
          </table:table-cell>
          <table:table-cell table:number-columns-repeated="2"/>
          <table:table-cell office:value-type="float" office:value="56">
            <text:p>56</text:p>
          </table:table-cell>
          <table:table-cell table:number-columns-repeated="3" office:value-type="string">
            <text:p>100% (23/23)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  <table:table-cell office:value-type="float" office:value="1642">
            <text:p>1642</text:p>
          </table:table-cell>
          <table:table-cell office:value-type="string">
            <text:p>ENTERTAINMENT MAKES BUYOUT OFFER TO CRAZY EDDIE&lt;br/&gt;&lt;br/&gt; <text:s text:c="3"/>HOUSTON, Texas, June 1 - Entertainment Marketing Inc &amp;lt;EM&amp;gt;&lt;br/&gt;said it has made an offer to the board of Crazy Eddie Inc to&lt;br/&gt;acquire all outstanding shares of Crazy Eddie Inc for eight&lt;br/&gt;dlrs a share in cash.&lt;br/&gt; <text:s text:c="3"/>Entertainment said the offer would be conducted through a&lt;br/&gt;negotiated merger with a new corporation to be formed by&lt;br/&gt;Entertainment Marketing.&lt;br/&gt; <text:s text:c="3"/>Entertaiment said it has requested an early meeting with&lt;br/&gt;Crazy Eddie Inc&amp;apos;s board and that it has committed 50 mln dlrs&lt;br/&gt;toward the purchase of the shares including those already&lt;br/&gt;purchased.&lt;br/&gt; <text:s text:c="2"/>&lt;br/&gt; <text:s text:c="3"/>The company also said it has retained Dean Witter Reynolds&lt;br/&gt;Inc to assist in raising the balance of the financing.&lt;br/&gt; <text:s text:c="3"/>According to Entertainment, its company and its chairman&lt;br/&gt;own about 4.3 pct of Crazy Eddie&amp;apos;s currently outstanding&lt;br/&gt;shares.&lt;br/&gt; <text:s text:c="3"/>Additionally, the company said it is willing to negotiate&lt;br/&gt;all aspects of its offer and is willing to consider a&lt;br/&gt;transaction which would be tax free to Crazy Eddie&amp;apos;s&lt;br/&gt;shareholders.&lt;br/&gt; Reuter&lt;br/&gt;</text:p>
          </table:table-cell>
          <table:table-cell office:value-type="string">
            <text:p>New York</text:p>
          </table:table-cell>
          <table:table-cell office:value-type="string">
            <text:p>Cosmogenic nuclide</text:p>
          </table:table-cell>
          <table:table-cell office:value-type="string">
            <text:p>http://en.wikipedia.org/wiki/New_York</text:p>
          </table:table-cell>
          <table:table-cell office:value-type="string">
            <text:p>http://en.wikipedia.org/wiki/Cosmogenic_nuclide</text:p>
          </table:table-cell>
          <table:table-cell office:value-type="string">
            <text:p>None really relevant but I guess a city is more relevant than cosmogenic nuclid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CONCATENATE([.AB292];&quot;,&quot;;[.AC292];&quot;,&quot;; TEXT([.AK292];&quot;#&quot;))" office:value-type="string" office:string-value="LAU_ET_AL,TRACER,1">
            <text:p>LAU_ET_AL,TRACER,1</text:p>
          </table:table-cell>
          <table:table-cell table:number-columns-repeated="10"/>
        </table:table-row>
        <table:table-row table:style-name="ro1">
          <table:table-cell office:value-type="string">
            <text:p>2YXL42J1LY58QGQCTA9GNKHD1XJP4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2NQ8H88MQU60ECG2M91ZXX4CTVS9E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4:23 GMT 2012</text:p>
          </table:table-cell>
          <table:table-cell office:value-type="string">
            <text:p>Fri Jun 29 00:24:39 GMT 2012</text:p>
          </table:table-cell>
          <table:table-cell office:value-type="string">
            <text:p>Thu Jul 05 17:24:39 PDT 2012</text:p>
          </table:table-cell>
          <table:table-cell office:value-type="string">
            <text:p>Thu Jun 28 18:09:52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70/7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802">
            <text:p>4802</text:p>
          </table:table-cell>
          <table:table-cell office:value-type="string">
            <text:p>DART GROUP DROPS DAYTON HUDSON &amp;lt;DH&amp;gt; TAKEOVER BID&lt;br/&gt;&lt;br/&gt; <text:s text:c="3"/>NEW YORK, Oct 20 - Dart Group Corp &amp;lt;DARTA.O&amp;gt; affiliate&lt;br/&gt;Madison Partners said that given current market conditions it&lt;br/&gt;has dropped its takeover bid for Dayton Hudson Corp.&lt;br/&gt; <text:s text:c="3"/>The company said it sold 1.4 mln of its 4.6 mln shares of&lt;br/&gt;Dayton Hudson stock.&lt;br/&gt; <text:s text:c="3"/>It said it intends to sell the rest of its Dayton Hudson&lt;br/&gt;shares. At current market levels, it would suffer a 70 mln dlr&lt;br/&gt;aftertax loss on its holding, a spokesman said.&lt;br/&gt; <text:s text:c="3"/>Dart said it will not solicit authorization to call a&lt;br/&gt;meeting of Dayton Hudson shareholders.&lt;br/&gt; <text:s text:c="3"/>Dart had offered to buy Dayton Hudson for 68 dlrs per&lt;br/&gt;share, valuing the Minneapolis based retailer at 6.6 billion&lt;br/&gt;dlrs. That offer was rejected by the company.&lt;br/&gt; <text:s text:c="3"/>Following the selloff in takeover stocks last week, and the&lt;br/&gt;market&amp;apos;s decline this week, Dayton Hudson stock closed at&lt;br/&gt;27-1/2 today, off 2-1/2.&lt;br/&gt; <text:s text:c="3"/>Dart&amp;apos;s holdings amounted to just under five pct of Dayton&lt;br/&gt;Hudson.&lt;br/&gt; <text:s text:c="3"/>A Dart spokesman said the 1.4 mln shares were sold in the&lt;br/&gt;market today.&lt;br/&gt; Reuter&lt;br/&gt;</text:p>
          </table:table-cell>
          <table:table-cell office:value-type="string">
            <text:p>Convertible bond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Convertible_bond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3];&quot;,&quot;;[.AC293];&quot;,&quot;; TEXT([.AK293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YXL42J1LY58QGQCTA9GNKHD1XJP4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20SV7WGKCCV0URHHDUMPAPQ6NKS2L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52:38 GMT 2012</text:p>
          </table:table-cell>
          <table:table-cell office:value-type="string">
            <text:p>Thu Jun 28 23:52:52 GMT 2012</text:p>
          </table:table-cell>
          <table:table-cell office:value-type="string">
            <text:p>Thu Jul 05 16:52:52 PDT 2012</text:p>
          </table:table-cell>
          <table:table-cell office:value-type="string">
            <text:p>Thu Jun 28 18:09:52 PDT 20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802">
            <text:p>4802</text:p>
          </table:table-cell>
          <table:table-cell office:value-type="string">
            <text:p>DART GROUP DROPS DAYTON HUDSON &amp;lt;DH&amp;gt; TAKEOVER BID&lt;br/&gt;&lt;br/&gt; <text:s text:c="3"/>NEW YORK, Oct 20 - Dart Group Corp &amp;lt;DARTA.O&amp;gt; affiliate&lt;br/&gt;Madison Partners said that given current market conditions it&lt;br/&gt;has dropped its takeover bid for Dayton Hudson Corp.&lt;br/&gt; <text:s text:c="3"/>The company said it sold 1.4 mln of its 4.6 mln shares of&lt;br/&gt;Dayton Hudson stock.&lt;br/&gt; <text:s text:c="3"/>It said it intends to sell the rest of its Dayton Hudson&lt;br/&gt;shares. At current market levels, it would suffer a 70 mln dlr&lt;br/&gt;aftertax loss on its holding, a spokesman said.&lt;br/&gt; <text:s text:c="3"/>Dart said it will not solicit authorization to call a&lt;br/&gt;meeting of Dayton Hudson shareholders.&lt;br/&gt; <text:s text:c="3"/>Dart had offered to buy Dayton Hudson for 68 dlrs per&lt;br/&gt;share, valuing the Minneapolis based retailer at 6.6 billion&lt;br/&gt;dlrs. That offer was rejected by the company.&lt;br/&gt; <text:s text:c="3"/>Following the selloff in takeover stocks last week, and the&lt;br/&gt;market&amp;apos;s decline this week, Dayton Hudson stock closed at&lt;br/&gt;27-1/2 today, off 2-1/2.&lt;br/&gt; <text:s text:c="3"/>Dart&amp;apos;s holdings amounted to just under five pct of Dayton&lt;br/&gt;Hudson.&lt;br/&gt; <text:s text:c="3"/>A Dart spokesman said the 1.4 mln shares were sold in the&lt;br/&gt;market today.&lt;br/&gt; Reuter&lt;br/&gt;</text:p>
          </table:table-cell>
          <table:table-cell office:value-type="string">
            <text:p>Convertible bond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Convertible_bond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4];&quot;,&quot;;[.AC294];&quot;,&quot;; TEXT([.AK294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YXL42J1LY58QGQCTA9GNKHD1XJP46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5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5 GMT 2012</text:p>
          </table:table-cell>
          <table:table-cell table:number-columns-repeated="2"/>
          <table:table-cell office:value-type="string">
            <text:p>2U4CVLL3CA331QYUXE39VQU7Z8S9ZX</text:p>
          </table:table-cell>
          <table:table-cell office:value-type="string">
            <text:p>APKO12PP5J5LW</text:p>
          </table:table-cell>
          <table:table-cell office:value-type="string">
            <text:p>Approved</text:p>
          </table:table-cell>
          <table:table-cell office:value-type="string">
            <text:p>Thu Jun 28 22:39:23 GMT 2012</text:p>
          </table:table-cell>
          <table:table-cell office:value-type="string">
            <text:p>Thu Jun 28 22:40:37 GMT 2012</text:p>
          </table:table-cell>
          <table:table-cell office:value-type="string">
            <text:p>Thu Jul 05 15:40:37 PDT 2012</text:p>
          </table:table-cell>
          <table:table-cell office:value-type="string">
            <text:p>Thu Jun 28 18:09:53 PDT 2012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3" office:value-type="string">
            <text:p>100% (5/5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4802">
            <text:p>4802</text:p>
          </table:table-cell>
          <table:table-cell office:value-type="string">
            <text:p>DART GROUP DROPS DAYTON HUDSON &amp;lt;DH&amp;gt; TAKEOVER BID&lt;br/&gt;&lt;br/&gt; <text:s text:c="3"/>NEW YORK, Oct 20 - Dart Group Corp &amp;lt;DARTA.O&amp;gt; affiliate&lt;br/&gt;Madison Partners said that given current market conditions it&lt;br/&gt;has dropped its takeover bid for Dayton Hudson Corp.&lt;br/&gt; <text:s text:c="3"/>The company said it sold 1.4 mln of its 4.6 mln shares of&lt;br/&gt;Dayton Hudson stock.&lt;br/&gt; <text:s text:c="3"/>It said it intends to sell the rest of its Dayton Hudson&lt;br/&gt;shares. At current market levels, it would suffer a 70 mln dlr&lt;br/&gt;aftertax loss on its holding, a spokesman said.&lt;br/&gt; <text:s text:c="3"/>Dart said it will not solicit authorization to call a&lt;br/&gt;meeting of Dayton Hudson shareholders.&lt;br/&gt; <text:s text:c="3"/>Dart had offered to buy Dayton Hudson for 68 dlrs per&lt;br/&gt;share, valuing the Minneapolis based retailer at 6.6 billion&lt;br/&gt;dlrs. That offer was rejected by the company.&lt;br/&gt; <text:s text:c="3"/>Following the selloff in takeover stocks last week, and the&lt;br/&gt;market&amp;apos;s decline this week, Dayton Hudson stock closed at&lt;br/&gt;27-1/2 today, off 2-1/2.&lt;br/&gt; <text:s text:c="3"/>Dart&amp;apos;s holdings amounted to just under five pct of Dayton&lt;br/&gt;Hudson.&lt;br/&gt; <text:s text:c="3"/>A Dart spokesman said the 1.4 mln shares were sold in the&lt;br/&gt;market today.&lt;br/&gt; Reuter&lt;br/&gt;</text:p>
          </table:table-cell>
          <table:table-cell office:value-type="string">
            <text:p>Convertible bond</text:p>
          </table:table-cell>
          <table:table-cell office:value-type="string">
            <text:p>History of Germany (1945–1990)</text:p>
          </table:table-cell>
          <table:table-cell office:value-type="string">
            <text:p>http://en.wikipedia.org/wiki/Convertible_bond</text:p>
          </table:table-cell>
          <table:table-cell office:value-type="string">
            <text:p>http://en.wikipedia.org/wiki/History_of_Germany_(1945–1990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5];&quot;,&quot;;[.AC295];&quot;,&quot;; TEXT([.AK295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ZS0RYNJ92NJZVOAIWAT2HYW27F5A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40Y1THV8ER9DHHSRSDZ0M5KHS41OH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Fri Jun 29 00:04:39 GMT 2012</text:p>
          </table:table-cell>
          <table:table-cell office:value-type="string">
            <text:p>Fri Jun 29 00:04:50 GMT 2012</text:p>
          </table:table-cell>
          <table:table-cell office:value-type="string">
            <text:p>Thu Jul 05 17:04:50 PDT 2012</text:p>
          </table:table-cell>
          <table:table-cell office:value-type="string">
            <text:p>Thu Jun 28 18:09:31 PDT 2012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 office:value-type="string">
            <text:p>100% (72/72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904">
            <text:p>2904</text:p>
          </table:table-cell>
          <table:table-cell office:value-type="string">
            <text:p>U.K. RETAIL PRICES RISE 0.4 PCT IN FEBRUARY&lt;br/&gt;&lt;br/&gt; <text:s text:c="3"/>LONDON, March 20 - The Retail Price Index (RPI), Britain&amp;apos;s&lt;br/&gt;measure of inflation, rose 0.4 pct in February on a revised&lt;br/&gt;basis, to give a year-on-year rise of 3.9 pct, the Employment&lt;br/&gt;Department said.&lt;br/&gt; <text:s text:c="3"/>In January, the index rose 0.4 pct for a 3.9 pct&lt;br/&gt;year-on-year rise on both the previous base and the new index.&lt;br/&gt; <text:s text:c="3"/>The February RPI was set at 100.4, base January 1987. In&lt;br/&gt;February 1986, the RPI rose 0.4 pct, giving a 5.1 pct&lt;br/&gt;year-on-year increase on the old basis.&lt;br/&gt; <text:s text:c="3"/>The inflation data compares with market forecasts for a&lt;br/&gt;rise of 0.4 - 0.5 pct in February and a yearly rise of about&lt;br/&gt;four pct, economists said.&lt;br/&gt; <text:s text:c="3"/>The Employment Department said the rise in the index&lt;br/&gt;between January and February was mainly the result of higher&lt;br/&gt;prices for petrol, fresh vegetables, cars and car maintenance.&lt;br/&gt; REUTER&lt;br/&gt;</text:p>
          </table:table-cell>
          <table:table-cell office:value-type="string">
            <text:p>Communications Workers of America v. Beck</text:p>
          </table:table-cell>
          <table:table-cell office:value-type="string">
            <text:p>Economy of communist Czechoslovakia</text:p>
          </table:table-cell>
          <table:table-cell office:value-type="string">
            <text:p>http://en.wikipedia.org/wiki/Communications_Workers_of_America_v._Beck</text:p>
          </table:table-cell>
          <table:table-cell office:value-type="string">
            <text:p>http://en.wikipedia.org/wiki/Economy_of_communist_Czechoslovak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6];&quot;,&quot;;[.AC296];&quot;,&quot;; TEXT([.AK296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ZS0RYNJ92NJZVOAIWAT2HYW27F5A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CKEIUUU00OQZTY9PSJ802U28JBTT3</text:p>
          </table:table-cell>
          <table:table-cell office:value-type="string">
            <text:p>A219VCQZADQ45W</text:p>
          </table:table-cell>
          <table:table-cell office:value-type="string">
            <text:p>Approved</text:p>
          </table:table-cell>
          <table:table-cell office:value-type="string">
            <text:p>Fri Jun 29 00:22:30 GMT 2012</text:p>
          </table:table-cell>
          <table:table-cell office:value-type="string">
            <text:p>Fri Jun 29 00:22:51 GMT 2012</text:p>
          </table:table-cell>
          <table:table-cell office:value-type="string">
            <text:p>Thu Jul 05 17:22:51 PDT 2012</text:p>
          </table:table-cell>
          <table:table-cell office:value-type="string">
            <text:p>Thu Jun 28 18:09:31 PDT 20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string">
            <text:p>100% (70/7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904">
            <text:p>2904</text:p>
          </table:table-cell>
          <table:table-cell office:value-type="string">
            <text:p>U.K. RETAIL PRICES RISE 0.4 PCT IN FEBRUARY&lt;br/&gt;&lt;br/&gt; <text:s text:c="3"/>LONDON, March 20 - The Retail Price Index (RPI), Britain&amp;apos;s&lt;br/&gt;measure of inflation, rose 0.4 pct in February on a revised&lt;br/&gt;basis, to give a year-on-year rise of 3.9 pct, the Employment&lt;br/&gt;Department said.&lt;br/&gt; <text:s text:c="3"/>In January, the index rose 0.4 pct for a 3.9 pct&lt;br/&gt;year-on-year rise on both the previous base and the new index.&lt;br/&gt; <text:s text:c="3"/>The February RPI was set at 100.4, base January 1987. In&lt;br/&gt;February 1986, the RPI rose 0.4 pct, giving a 5.1 pct&lt;br/&gt;year-on-year increase on the old basis.&lt;br/&gt; <text:s text:c="3"/>The inflation data compares with market forecasts for a&lt;br/&gt;rise of 0.4 - 0.5 pct in February and a yearly rise of about&lt;br/&gt;four pct, economists said.&lt;br/&gt; <text:s text:c="3"/>The Employment Department said the rise in the index&lt;br/&gt;between January and February was mainly the result of higher&lt;br/&gt;prices for petrol, fresh vegetables, cars and car maintenance.&lt;br/&gt; REUTER&lt;br/&gt;</text:p>
          </table:table-cell>
          <table:table-cell office:value-type="string">
            <text:p>Communications Workers of America v. Beck</text:p>
          </table:table-cell>
          <table:table-cell office:value-type="string">
            <text:p>Economy of communist Czechoslovakia</text:p>
          </table:table-cell>
          <table:table-cell office:value-type="string">
            <text:p>http://en.wikipedia.org/wiki/Communications_Workers_of_America_v._Beck</text:p>
          </table:table-cell>
          <table:table-cell office:value-type="string">
            <text:p>http://en.wikipedia.org/wiki/Economy_of_communist_Czechoslovak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7];&quot;,&quot;;[.AC297];&quot;,&quot;; TEXT([.AK297];&quot;#&quot;))" office:value-type="string" office:string-value="LAU_ET_AL,EDA,2">
            <text:p>LAU_ET_AL,EDA,2</text:p>
          </table:table-cell>
          <table:table-cell table:number-columns-repeated="10"/>
        </table:table-row>
        <table:table-row table:style-name="ro1">
          <table:table-cell office:value-type="string">
            <text:p>2ZS0RYNJ92NJZVOAIWAT2HYW27F5AC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1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1 GMT 2012</text:p>
          </table:table-cell>
          <table:table-cell table:number-columns-repeated="2"/>
          <table:table-cell office:value-type="string">
            <text:p>2Q7L6VCPWZ9R2MKNV5SSFSN3F4Q9OW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07:21 GMT 2012</text:p>
          </table:table-cell>
          <table:table-cell office:value-type="string">
            <text:p>Thu Jun 28 23:08:01 GMT 2012</text:p>
          </table:table-cell>
          <table:table-cell office:value-type="string">
            <text:p>Thu Jul 05 16:08:01 PDT 2012</text:p>
          </table:table-cell>
          <table:table-cell office:value-type="string">
            <text:p>Thu Jun 28 18:09:31 PDT 2012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 office:value-type="string">
            <text:p>100% (98/98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float" office:value="2904">
            <text:p>2904</text:p>
          </table:table-cell>
          <table:table-cell office:value-type="string">
            <text:p>U.K. RETAIL PRICES RISE 0.4 PCT IN FEBRUARY&lt;br/&gt;&lt;br/&gt; <text:s text:c="3"/>LONDON, March 20 - The Retail Price Index (RPI), Britain&amp;apos;s&lt;br/&gt;measure of inflation, rose 0.4 pct in February on a revised&lt;br/&gt;basis, to give a year-on-year rise of 3.9 pct, the Employment&lt;br/&gt;Department said.&lt;br/&gt; <text:s text:c="3"/>In January, the index rose 0.4 pct for a 3.9 pct&lt;br/&gt;year-on-year rise on both the previous base and the new index.&lt;br/&gt; <text:s text:c="3"/>The February RPI was set at 100.4, base January 1987. In&lt;br/&gt;February 1986, the RPI rose 0.4 pct, giving a 5.1 pct&lt;br/&gt;year-on-year increase on the old basis.&lt;br/&gt; <text:s text:c="3"/>The inflation data compares with market forecasts for a&lt;br/&gt;rise of 0.4 - 0.5 pct in February and a yearly rise of about&lt;br/&gt;four pct, economists said.&lt;br/&gt; <text:s text:c="3"/>The Employment Department said the rise in the index&lt;br/&gt;between January and February was mainly the result of higher&lt;br/&gt;prices for petrol, fresh vegetables, cars and car maintenance.&lt;br/&gt; REUTER&lt;br/&gt;</text:p>
          </table:table-cell>
          <table:table-cell office:value-type="string">
            <text:p>Communications Workers of America v. Beck</text:p>
          </table:table-cell>
          <table:table-cell office:value-type="string">
            <text:p>Economy of communist Czechoslovakia</text:p>
          </table:table-cell>
          <table:table-cell office:value-type="string">
            <text:p>http://en.wikipedia.org/wiki/Communications_Workers_of_America_v._Beck</text:p>
          </table:table-cell>
          <table:table-cell office:value-type="string">
            <text:p>http://en.wikipedia.org/wiki/Economy_of_communist_Czechoslovak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298];&quot;,&quot;;[.AC298];&quot;,&quot;; TEXT([.AK298];&quot;#&quot;))" office:value-type="string" office:string-value="LAU_ET_AL,EDA,1">
            <text:p>LAU_ET_AL,EDA,1</text:p>
          </table:table-cell>
          <table:table-cell table:number-columns-repeated="10"/>
        </table:table-row>
        <table:table-row table:style-name="ro1">
          <table:table-cell office:value-type="string">
            <text:p>2ZZPCGJ2D21OI5T2OAAPXSI2KP05B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XB92NJKM05B1SHZO8N2OTP9TLIFAW</text:p>
          </table:table-cell>
          <table:table-cell office:value-type="string">
            <text:p>A1C8QK1FPEOOZN</text:p>
          </table:table-cell>
          <table:table-cell office:value-type="string">
            <text:p>Approved</text:p>
          </table:table-cell>
          <table:table-cell office:value-type="string">
            <text:p>Thu Jun 28 23:55:15 GMT 2012</text:p>
          </table:table-cell>
          <table:table-cell office:value-type="string">
            <text:p>Thu Jun 28 23:55:33 GMT 2012</text:p>
          </table:table-cell>
          <table:table-cell office:value-type="string">
            <text:p>Thu Jul 05 16:55:33 PDT 2012</text:p>
          </table:table-cell>
          <table:table-cell office:value-type="string">
            <text:p>Thu Jun 28 18:09:41 PDT 20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string">
            <text:p>100% (72/72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629">
            <text:p>7629</text:p>
          </table:table-cell>
          <table:table-cell office:value-type="string">
            <text:p>GERMAN 1988 TAX CUTS RAISED BY 5.2 BILLION MARKS&lt;br/&gt;&lt;br/&gt; <text:s text:c="3"/>BONN, March 7 - Senior officials in the West German&lt;br/&gt;coalition government said tax cuts planned for next year would&lt;br/&gt;be increased by 5.2 billion marks, in line with a pledge made&lt;br/&gt;by Finance Minister Gerhard Stoltenberg at last month&amp;apos;s&lt;br/&gt;international monetary conference in Paris.&lt;br/&gt; <text:s text:c="3"/>Gerold Tandler, General Secretary of the Christian Social&lt;br/&gt;Union Party, detailing the cuts at a news conference also&lt;br/&gt;attended by officials from the Christian Democratic Union and&lt;br/&gt;Free Democratic Party, said all of the additional 5.2 billion&lt;br/&gt;mark reduction would represent net tax relief.&lt;br/&gt; <text:s text:c="3"/>An increase in revenue from other sources was not planned.&lt;br/&gt; <text:s text:c="3"/>The reductions will be added on to a package of tax cuts&lt;br/&gt;already planned for 1988 amounting to some nine billion marks.&lt;br/&gt; <text:s text:c="3"/>Tandler said three billion marks of the extra tax relief&lt;br/&gt;would be accounted for by reducing the rate of marginal&lt;br/&gt;increase in income tax.&lt;br/&gt; <text:s text:c="3"/>An increase in personal tax allowances would save taxpayers&lt;br/&gt;1.4 billion marks. Extra tax allowances for people whose&lt;br/&gt;children are being educated would cut 300 mln marks from the&lt;br/&gt;tax bill. A further 500 mln marks would be accounted for by&lt;br/&gt;increasing the level of special depreciations for small- and&lt;br/&gt;medium-sized companies.&lt;br/&gt; <text:s text:c="3"/>The extra fiscal measures planned for next year are part of&lt;br/&gt;a general reform of the tax system which will come into effect&lt;br/&gt;in 1990. Stoltenberg had said in Paris that part of this&lt;br/&gt;reform, which will cut taxes by a gross 44 billion marks, would&lt;br/&gt;be introduced next year, ahead of schedule.&lt;br/&gt; <text:s text:c="3"/>The West German government had come under pressure from the&lt;br/&gt;United States to stimulate its economy with tax cuts. But&lt;br/&gt;Stoltenberg said in a speech last night in Hamburg that, while&lt;br/&gt;the economy would continue to expand this year, the rate of&lt;br/&gt;growth was uncertain.&lt;br/&gt; <text:s text:c="3"/>The government said in January it was aiming for real&lt;br/&gt;growth in Gross National Product this year of 2.5 pct, but some&lt;br/&gt;economists have revised their predictions down to two or below.&lt;br/&gt; <text:s text:c="3"/>Stoltenberg said: &amp;quot;We remain on a course of expansion.&lt;br/&gt;Whether (this will be) under two pct, as some people believe,&lt;br/&gt;or around 2.5 pct as some others expect, or even closer to&lt;br/&gt;three pct, as the Kiel World Economic Institute forecast a few&lt;br/&gt;days ago, remains open at the moment.&amp;quot;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ONCATENATE([.AB299];&quot;,&quot;;[.AC299];&quot;,&quot;; TEXT([.AK299];&quot;#&quot;))" office:value-type="string" office:string-value="EDA,LAU_ET_AL,2">
            <text:p>EDA,LAU_ET_AL,2</text:p>
          </table:table-cell>
          <table:table-cell table:number-columns-repeated="10"/>
        </table:table-row>
        <table:table-row table:style-name="ro1">
          <table:table-cell office:value-type="string">
            <text:p>2ZZPCGJ2D21OI5T2OAAPXSI2KP05B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Y91XERSQV666UDMP3UH3WAVMTH91A</text:p>
          </table:table-cell>
          <table:table-cell office:value-type="string">
            <text:p>A31ALYJKPKD09W</text:p>
          </table:table-cell>
          <table:table-cell office:value-type="string">
            <text:p>Approved</text:p>
          </table:table-cell>
          <table:table-cell office:value-type="string">
            <text:p>Thu Jun 28 23:40:30 GMT 2012</text:p>
          </table:table-cell>
          <table:table-cell office:value-type="string">
            <text:p>Thu Jun 28 23:40:46 GMT 2012</text:p>
          </table:table-cell>
          <table:table-cell office:value-type="string">
            <text:p>Thu Jul 05 16:40:46 PDT 2012</text:p>
          </table:table-cell>
          <table:table-cell office:value-type="string">
            <text:p>Thu Jun 28 18:09:41 PDT 201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string">
            <text:p>100% (98/9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629">
            <text:p>7629</text:p>
          </table:table-cell>
          <table:table-cell office:value-type="string">
            <text:p>GERMAN 1988 TAX CUTS RAISED BY 5.2 BILLION MARKS&lt;br/&gt;&lt;br/&gt; <text:s text:c="3"/>BONN, March 7 - Senior officials in the West German&lt;br/&gt;coalition government said tax cuts planned for next year would&lt;br/&gt;be increased by 5.2 billion marks, in line with a pledge made&lt;br/&gt;by Finance Minister Gerhard Stoltenberg at last month&amp;apos;s&lt;br/&gt;international monetary conference in Paris.&lt;br/&gt; <text:s text:c="3"/>Gerold Tandler, General Secretary of the Christian Social&lt;br/&gt;Union Party, detailing the cuts at a news conference also&lt;br/&gt;attended by officials from the Christian Democratic Union and&lt;br/&gt;Free Democratic Party, said all of the additional 5.2 billion&lt;br/&gt;mark reduction would represent net tax relief.&lt;br/&gt; <text:s text:c="3"/>An increase in revenue from other sources was not planned.&lt;br/&gt; <text:s text:c="3"/>The reductions will be added on to a package of tax cuts&lt;br/&gt;already planned for 1988 amounting to some nine billion marks.&lt;br/&gt; <text:s text:c="3"/>Tandler said three billion marks of the extra tax relief&lt;br/&gt;would be accounted for by reducing the rate of marginal&lt;br/&gt;increase in income tax.&lt;br/&gt; <text:s text:c="3"/>An increase in personal tax allowances would save taxpayers&lt;br/&gt;1.4 billion marks. Extra tax allowances for people whose&lt;br/&gt;children are being educated would cut 300 mln marks from the&lt;br/&gt;tax bill. A further 500 mln marks would be accounted for by&lt;br/&gt;increasing the level of special depreciations for small- and&lt;br/&gt;medium-sized companies.&lt;br/&gt; <text:s text:c="3"/>The extra fiscal measures planned for next year are part of&lt;br/&gt;a general reform of the tax system which will come into effect&lt;br/&gt;in 1990. Stoltenberg had said in Paris that part of this&lt;br/&gt;reform, which will cut taxes by a gross 44 billion marks, would&lt;br/&gt;be introduced next year, ahead of schedule.&lt;br/&gt; <text:s text:c="3"/>The West German government had come under pressure from the&lt;br/&gt;United States to stimulate its economy with tax cuts. But&lt;br/&gt;Stoltenberg said in a speech last night in Hamburg that, while&lt;br/&gt;the economy would continue to expand this year, the rate of&lt;br/&gt;growth was uncertain.&lt;br/&gt; <text:s text:c="3"/>The government said in January it was aiming for real&lt;br/&gt;growth in Gross National Product this year of 2.5 pct, but some&lt;br/&gt;economists have revised their predictions down to two or below.&lt;br/&gt; <text:s text:c="3"/>Stoltenberg said: &amp;quot;We remain on a course of expansion.&lt;br/&gt;Whether (this will be) under two pct, as some people believe,&lt;br/&gt;or around 2.5 pct as some others expect, or even closer to&lt;br/&gt;three pct, as the Kiel World Economic Institute forecast a few&lt;br/&gt;days ago, remains open at the moment.&amp;quot;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00];&quot;,&quot;;[.AC300];&quot;,&quot;; TEXT([.AK300];&quot;#&quot;))" office:value-type="string" office:string-value="EDA,LAU_ET_AL,1">
            <text:p>EDA,LAU_ET_AL,1</text:p>
          </table:table-cell>
          <table:table-cell table:number-columns-repeated="10"/>
        </table:table-row>
        <table:table-row table:style-name="ro1">
          <table:table-cell office:value-type="string">
            <text:p>2ZZPCGJ2D21OI5T2OAAPXSI2KP05B7</text:p>
          </table:table-cell>
          <table:table-cell office:value-type="string">
            <text:p>22R58B727M0IVO8MKBXYNSVF4WPWBV</text:p>
          </table:table-cell>
          <table:table-cell office:value-type="string">
            <text:p>Evaluate Document Label Quality</text:p>
          </table:table-cell>
          <table:table-cell office:value-type="string">
            <text:p>Choose which of two document labels you prefer.</text:p>
          </table:table-cell>
          <table:table-cell office:value-type="string">
            <text:p>document, label, evaluate, opinion</text:p>
          </table:table-cell>
          <table:table-cell office:value-type="string">
            <text:p>$0.05</text:p>
          </table:table-cell>
          <table:table-cell office:value-type="string">
            <text:p>Thu Jun 28 22:32:23 GMT 2012</text:p>
          </table:table-cell>
          <table:table-cell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604800">
            <text:p>604800</text:p>
          </table:table-cell>
          <table:table-cell office:value-type="string">
            <text:p>Thu Jul 05 22:32:23 GMT 2012</text:p>
          </table:table-cell>
          <table:table-cell table:number-columns-repeated="2"/>
          <table:table-cell office:value-type="string">
            <text:p>2OFLVWJ5OPB0D444F8DWJ7EPB5F3VD</text:p>
          </table:table-cell>
          <table:table-cell office:value-type="string">
            <text:p>ARX0S1CIDJLOX</text:p>
          </table:table-cell>
          <table:table-cell office:value-type="string">
            <text:p>Approved</text:p>
          </table:table-cell>
          <table:table-cell office:value-type="string">
            <text:p>Fri Jun 29 00:05:19 GMT 2012</text:p>
          </table:table-cell>
          <table:table-cell office:value-type="string">
            <text:p>Fri Jun 29 00:06:33 GMT 2012</text:p>
          </table:table-cell>
          <table:table-cell office:value-type="string">
            <text:p>Thu Jul 05 17:06:33 PDT 2012</text:p>
          </table:table-cell>
          <table:table-cell office:value-type="string">
            <text:p>Thu Jun 28 18:09:41 PDT 2012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3" office:value-type="string">
            <text:p>100% (8/8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float" office:value="7629">
            <text:p>7629</text:p>
          </table:table-cell>
          <table:table-cell office:value-type="string">
            <text:p>GERMAN 1988 TAX CUTS RAISED BY 5.2 BILLION MARKS&lt;br/&gt;&lt;br/&gt; <text:s text:c="3"/>BONN, March 7 - Senior officials in the West German&lt;br/&gt;coalition government said tax cuts planned for next year would&lt;br/&gt;be increased by 5.2 billion marks, in line with a pledge made&lt;br/&gt;by Finance Minister Gerhard Stoltenberg at last month&amp;apos;s&lt;br/&gt;international monetary conference in Paris.&lt;br/&gt; <text:s text:c="3"/>Gerold Tandler, General Secretary of the Christian Social&lt;br/&gt;Union Party, detailing the cuts at a news conference also&lt;br/&gt;attended by officials from the Christian Democratic Union and&lt;br/&gt;Free Democratic Party, said all of the additional 5.2 billion&lt;br/&gt;mark reduction would represent net tax relief.&lt;br/&gt; <text:s text:c="3"/>An increase in revenue from other sources was not planned.&lt;br/&gt; <text:s text:c="3"/>The reductions will be added on to a package of tax cuts&lt;br/&gt;already planned for 1988 amounting to some nine billion marks.&lt;br/&gt; <text:s text:c="3"/>Tandler said three billion marks of the extra tax relief&lt;br/&gt;would be accounted for by reducing the rate of marginal&lt;br/&gt;increase in income tax.&lt;br/&gt; <text:s text:c="3"/>An increase in personal tax allowances would save taxpayers&lt;br/&gt;1.4 billion marks. Extra tax allowances for people whose&lt;br/&gt;children are being educated would cut 300 mln marks from the&lt;br/&gt;tax bill. A further 500 mln marks would be accounted for by&lt;br/&gt;increasing the level of special depreciations for small- and&lt;br/&gt;medium-sized companies.&lt;br/&gt; <text:s text:c="3"/>The extra fiscal measures planned for next year are part of&lt;br/&gt;a general reform of the tax system which will come into effect&lt;br/&gt;in 1990. Stoltenberg had said in Paris that part of this&lt;br/&gt;reform, which will cut taxes by a gross 44 billion marks, would&lt;br/&gt;be introduced next year, ahead of schedule.&lt;br/&gt; <text:s text:c="3"/>The West German government had come under pressure from the&lt;br/&gt;United States to stimulate its economy with tax cuts. But&lt;br/&gt;Stoltenberg said in a speech last night in Hamburg that, while&lt;br/&gt;the economy would continue to expand this year, the rate of&lt;br/&gt;growth was uncertain.&lt;br/&gt; <text:s text:c="3"/>The government said in January it was aiming for real&lt;br/&gt;growth in Gross National Product this year of 2.5 pct, but some&lt;br/&gt;economists have revised their predictions down to two or below.&lt;br/&gt; <text:s text:c="3"/>Stoltenberg said: &amp;quot;We remain on a course of expansion.&lt;br/&gt;Whether (this will be) under two pct, as some people believe,&lt;br/&gt;or around 2.5 pct as some others expect, or even closer to&lt;br/&gt;three pct, as the Kiel World Economic Institute forecast a few&lt;br/&gt;days ago, remains open at the moment.&amp;quot;&lt;br/&gt; REUTER&lt;br/&gt;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http://en.wikipedia.org/wiki/Political_debates_about_the_United_States_federal_budget</text:p>
          </table:table-cell>
          <table:table-cell office:value-type="string">
            <text:p>http://en.wikipedia.org/wiki/Chronology_of_world_oil_market_events_(1970–2005)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ONCATENATE([.AB301];&quot;,&quot;;[.AC301];&quot;,&quot;; TEXT([.AK301];&quot;#&quot;))" office:value-type="string" office:string-value="EDA,LAU_ET_AL,1">
            <text:p>EDA,LAU_ET_AL,1</text:p>
          </table:table-cell>
          <table:table-cell table:number-columns-repeated="10"/>
        </table:table-row>
      </table:table>
      <table:table table:name="Analysis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40" table:default-cell-style-name="ce3"/>
        <table:table-column table:style-name="co41" table:default-cell-style-name="ce3"/>
        <table:table-column table:style-name="co34" table:default-cell-style-name="ce3"/>
        <table:table-column table:style-name="co34" table:default-cell-style-name="Default"/>
        <table:table-column table:style-name="co42" table:default-cell-style-name="Default"/>
        <table:table-column table:style-name="co34" table:number-columns-repeated="2" table:default-cell-style-name="Default"/>
        <table:table-row table:style-name="ro1">
          <table:table-cell table:style-name="ce2" office:value-type="string">
            <text:p>Left Option, Right Option</text:p>
          </table:table-cell>
          <table:table-cell table:style-name="ce2" office:value-type="string">
            <text:p>Left Preferred</text:p>
          </table:table-cell>
          <table:table-cell table:style-name="ce2" office:value-type="string">
            <text:p>Right Preferred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Left Preferred %</text:p>
          </table:table-cell>
          <table:table-cell table:style-name="ce2" office:value-type="string">
            <text:p>Right Preferred %</text:p>
          </table:table-cell>
          <table:table-cell table:style-name="Default"/>
          <table:table-cell/>
          <table:table-cell office:value-type="string">
            <text:p>EDA faces Lau</text:p>
          </table:table-cell>
          <table:table-cell table:formula="of:=SUM([.B2:.C3])"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EDA,LAU_ET_AL</text:p>
          </table:table-cell>
          <table:table-cell table:formula="of:=COUNTIF([Data.$AO$2:Data.$AO$301];&quot;EDA,LAU_ET_AL,1&quot;)" office:value-type="float" office:value="98">
            <text:p>98</text:p>
          </table:table-cell>
          <table:table-cell table:formula="of:=COUNTIF([Data.$AO$2:Data.$AO$301];&quot;EDA,LAU_ET_AL,2&quot;)" office:value-type="float" office:value="49">
            <text:p>49</text:p>
          </table:table-cell>
          <table:table-cell table:formula="of:=SUM([.B2:.C2])" office:value-type="float" office:value="147">
            <text:p>147</text:p>
          </table:table-cell>
          <table:table-cell table:formula="of:=[.B2]/[.D2]" office:value-type="percentage" office:value="0.666666666666667">
            <text:p>67%</text:p>
          </table:table-cell>
          <table:table-cell table:formula="of:=[.C2]/[.D2]" office:value-type="percentage" office:value="0.333333333333333">
            <text:p>33%</text:p>
          </table:table-cell>
          <table:table-cell table:number-columns-repeated="2"/>
          <table:table-cell office:value-type="string">
            <text:p>EDA beats Lau</text:p>
          </table:table-cell>
          <table:table-cell table:formula="of:=[.B2]+[.C3]" office:value-type="float" office:value="186">
            <text:p>186</text:p>
          </table:table-cell>
          <table:table-cell table:style-name="ce6" table:formula="of:=[.J2]/[.J1]" office:value-type="percentage" office:value="0.688888888888889">
            <text:p>69%</text:p>
          </table:table-cell>
        </table:table-row>
        <table:table-row table:style-name="ro1">
          <table:table-cell office:value-type="string">
            <text:p>LAU_ET_AL,EDA</text:p>
          </table:table-cell>
          <table:table-cell table:formula="of:=COUNTIF([Data.$AO$2:Data.$AO$301];&quot;LAU_ET_AL,EDA,1&quot;)" office:value-type="float" office:value="35">
            <text:p>35</text:p>
          </table:table-cell>
          <table:table-cell table:formula="of:=COUNTIF([Data.$AO$2:Data.$AO$301];&quot;LAU_ET_AL,EDA,2&quot;)" office:value-type="float" office:value="88">
            <text:p>88</text:p>
          </table:table-cell>
          <table:table-cell table:formula="of:=SUM([.B3:.C3])" office:value-type="float" office:value="123">
            <text:p>123</text:p>
          </table:table-cell>
          <table:table-cell table:formula="of:=[.B3]/[.D3]" office:value-type="percentage" office:value="0.284552845528455">
            <text:p>28%</text:p>
          </table:table-cell>
          <table:table-cell table:formula="of:=[.C3]/[.D3]" office:value-type="percentage" office:value="0.715447154471545">
            <text:p>72%</text:p>
          </table:table-cell>
          <table:table-cell table:number-columns-repeated="2"/>
          <table:table-cell office:value-type="string">
            <text:p>Lau beats EDA</text:p>
          </table:table-cell>
          <table:table-cell table:formula="of:=[.C2]+[.B3]" office:value-type="float" office:value="84">
            <text:p>84</text:p>
          </table:table-cell>
          <table:table-cell table:style-name="ce6" table:formula="of:=[.J3]/[.J1]" office:value-type="percentage" office:value="0.311111111111111">
            <text:p>31%</text:p>
          </table:table-cell>
        </table:table-row>
        <table:table-row table:style-name="ro1">
          <table:table-cell office:value-type="string">
            <text:p>EDA,TRACER</text:p>
          </table:table-cell>
          <table:table-cell table:formula="of:=COUNTIF([Data.$AO$2:Data.$AO$301];&quot;EDA,TRACER,1&quot;)" office:value-type="float" office:value="2">
            <text:p>2</text:p>
          </table:table-cell>
          <table:table-cell table:formula="of:=COUNTIF([Data.$AO$2:Data.$AO$301];&quot;EDA,TRACER,2&quot;)" office:value-type="float" office:value="1">
            <text:p>1</text:p>
          </table:table-cell>
          <table:table-cell table:formula="of:=SUM([.B4:.C4])" office:value-type="float" office:value="3">
            <text:p>3</text:p>
          </table:table-cell>
          <table:table-cell table:formula="of:=[.B4]/[.D4]" office:value-type="percentage" office:value="0.666666666666667">
            <text:p>67%</text:p>
          </table:table-cell>
          <table:table-cell table:formula="of:=[.C4]/[.D4]" office:value-type="percentage" office:value="0.333333333333333">
            <text:p>33%</text:p>
          </table:table-cell>
          <table:table-cell table:number-columns-repeated="5"/>
        </table:table-row>
        <table:table-row table:style-name="ro1">
          <table:table-cell office:value-type="string">
            <text:p>TRACER,EDA</text:p>
          </table:table-cell>
          <table:table-cell table:formula="of:=COUNTIF([Data.$AO$2:Data.$AO$301];&quot;TRACER,EDA,1&quot;)" office:value-type="float" office:value="3">
            <text:p>3</text:p>
          </table:table-cell>
          <table:table-cell table:formula="of:=COUNTIF([Data.$AO$2:Data.$AO$301];&quot;TRACER,EDA,2&quot;)" office:value-type="float" office:value="9">
            <text:p>9</text:p>
          </table:table-cell>
          <table:table-cell table:formula="of:=SUM([.B5:.C5])" office:value-type="float" office:value="12">
            <text:p>12</text:p>
          </table:table-cell>
          <table:table-cell table:formula="of:=[.B5]/[.D5]" office:value-type="percentage" office:value="0.25">
            <text:p>25%</text:p>
          </table:table-cell>
          <table:table-cell table:formula="of:=[.C5]/[.D5]" office:value-type="percentage" office:value="0.75">
            <text:p>75%</text:p>
          </table:table-cell>
          <table:table-cell table:number-columns-repeated="2"/>
          <table:table-cell office:value-type="string">
            <text:p>EDA / Lau Ratio</text:p>
          </table:table-cell>
          <table:table-cell table:style-name="ce5" table:formula="of:=[.J2]/[.J3]" office:value-type="float" office:value="2.21428571428571">
            <text:p>2.21</text:p>
          </table:table-cell>
          <table:table-cell/>
        </table:table-row>
        <table:table-row table:style-name="ro1">
          <table:table-cell office:value-type="string">
            <text:p>LAU_ET_AL,TRACER</text:p>
          </table:table-cell>
          <table:table-cell table:formula="of:=COUNTIF([Data.$AO$2:Data.$AO$301];&quot;LAU_ET_AL,TRACER,1&quot;)" office:value-type="float" office:value="7">
            <text:p>7</text:p>
          </table:table-cell>
          <table:table-cell table:formula="of:=COUNTIF([Data.$AO$2:Data.$AO$301];&quot;LAU_ET_AL,TRACER,2&quot;)" office:value-type="float" office:value="2">
            <text:p>2</text:p>
          </table:table-cell>
          <table:table-cell table:formula="of:=SUM([.B6:.C6])" office:value-type="float" office:value="9">
            <text:p>9</text:p>
          </table:table-cell>
          <table:table-cell table:formula="of:=[.B6]/[.D6]" office:value-type="percentage" office:value="0.777777777777778">
            <text:p>78%</text:p>
          </table:table-cell>
          <table:table-cell table:formula="of:=[.C6]/[.D6]" office:value-type="percentage" office:value="0.222222222222222">
            <text:p>22%</text:p>
          </table:table-cell>
          <table:table-cell table:number-columns-repeated="5"/>
        </table:table-row>
        <table:table-row table:style-name="ro1">
          <table:table-cell office:value-type="string">
            <text:p>TRACER,LAU_ET_AL</text:p>
          </table:table-cell>
          <table:table-cell table:formula="of:=COUNTIF([Data.$AO$2:Data.$AO$301];&quot;TRACER,LAU_ET_AL,1&quot;)" office:value-type="float" office:value="3">
            <text:p>3</text:p>
          </table:table-cell>
          <table:table-cell table:formula="of:=COUNTIF([Data.$AO$2:Data.$AO$301];&quot;TRACER,LAU_ET_AL,2&quot;)" office:value-type="float" office:value="3">
            <text:p>3</text:p>
          </table:table-cell>
          <table:table-cell table:formula="of:=SUM([.B7:.C7])" office:value-type="float" office:value="6">
            <text:p>6</text:p>
          </table:table-cell>
          <table:table-cell table:formula="of:=[.B7]/[.D7]" office:value-type="percentage" office:value="0.5">
            <text:p>50%</text:p>
          </table:table-cell>
          <table:table-cell table:formula="of:=[.C7]/[.D7]" office:value-type="percentage" office:value="0.5">
            <text:p>50%</text:p>
          </table:table-cell>
          <table:table-cell table:number-columns-repeated="2"/>
          <table:table-cell office:value-type="string">
            <text:p>Model faces Random</text:p>
          </table:table-cell>
          <table:table-cell table:formula="of:=SUM([.B8:.C9])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TRACER,.*</text:p>
          </table:table-cell>
          <table:table-cell table:formula="of:=COUNTIF([Data.$AO$2:Data.$AO$301];&quot;TRACER,.*,1&quot;)" office:value-type="float" office:value="6">
            <text:p>6</text:p>
          </table:table-cell>
          <table:table-cell table:formula="of:=COUNTIF([Data.$AO$2:Data.$AO$301];&quot;TRACER,.*,2&quot;)" office:value-type="float" office:value="12">
            <text:p>12</text:p>
          </table:table-cell>
          <table:table-cell table:formula="of:=SUM([.B8:.C8])" office:value-type="float" office:value="18">
            <text:p>18</text:p>
          </table:table-cell>
          <table:table-cell table:formula="of:=[.B8]/[.D8]" office:value-type="percentage" office:value="0.333333333333333">
            <text:p>33%</text:p>
          </table:table-cell>
          <table:table-cell table:formula="of:=[.C8]/[.D8]" office:value-type="percentage" office:value="0.666666666666667">
            <text:p>67%</text:p>
          </table:table-cell>
          <table:table-cell table:number-columns-repeated="2"/>
          <table:table-cell office:value-type="string">
            <text:p>Random beats Model</text:p>
          </table:table-cell>
          <table:table-cell table:formula="of:=[.B8]+[.C9]" office:value-type="float" office:value="9">
            <text:p>9</text:p>
          </table:table-cell>
          <table:table-cell table:style-name="ce6" table:formula="of:=[.J8]/[.J7]" office:value-type="percentage" office:value="0.3">
            <text:p>30%</text:p>
          </table:table-cell>
        </table:table-row>
        <table:table-row table:style-name="ro1">
          <table:table-cell office:value-type="string">
            <text:p>.*,TRACER</text:p>
          </table:table-cell>
          <table:table-cell table:formula="of:=COUNTIF([Data.$AO$2:Data.$AO$301];&quot;.*,TRACER,1&quot;)" office:value-type="float" office:value="9">
            <text:p>9</text:p>
          </table:table-cell>
          <table:table-cell table:formula="of:=COUNTIF([Data.$AO$2:Data.$AO$301];&quot;.*,TRACER,2&quot;)" office:value-type="float" office:value="3">
            <text:p>3</text:p>
          </table:table-cell>
          <table:table-cell table:formula="of:=SUM([.B9:.C9])" office:value-type="float" office:value="12">
            <text:p>12</text:p>
          </table:table-cell>
          <table:table-cell table:formula="of:=[.B9]/[.D9]" office:value-type="percentage" office:value="0.75">
            <text:p>75%</text:p>
          </table:table-cell>
          <table:table-cell table:formula="of:=[.C9]/[.D9]" office:value-type="percentage" office:value="0.25">
            <text:p>25%</text:p>
          </table:table-cell>
          <table:table-cell table:number-columns-repeated="2"/>
          <table:table-cell office:value-type="string">
            <text:p>Model beats Random</text:p>
          </table:table-cell>
          <table:table-cell table:formula="of:=[.C8]+[.B9]" office:value-type="float" office:value="21">
            <text:p>21</text:p>
          </table:table-cell>
          <table:table-cell table:style-name="ce6" table:formula="of:=[.J9]/[.J7]" office:value-type="percentage" office:value="0.7">
            <text:p>70%</text:p>
          </table:table-cell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formula="of:=SUM([.B2:.B7])" office:value-type="float" office:value="148">
            <text:p>148</text:p>
          </table:table-cell>
          <table:table-cell table:formula="of:=SUM([.C2:.C7])" office:value-type="float" office:value="152">
            <text:p>152</text:p>
          </table:table-cell>
          <table:table-cell table:formula="of:=SUM([.B11:.C11])" office:value-type="float" office:value="300">
            <text:p>300</text:p>
          </table:table-cell>
          <table:table-cell table:style-name="ce4" table:number-columns-repeated="3"/>
          <table:table-cell/>
          <table:table-cell office:value-type="string">
            <text:p>Model / Random Ratio</text:p>
          </table:table-cell>
          <table:table-cell table:style-name="ce5" table:formula="of:=[.J9]/[.J8]" office:value-type="float" office:value="2.33333333333333">
            <text:p>2.33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4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4"/>
        </table:table-row>
      </table:table>
      <table:table table:name="Fleiss Kappa" table:style-name="ta1">
        <table:table-column table:style-name="co1" table:default-cell-style-name="Default"/>
        <table:table-column table:style-name="co34" table:number-columns-repeated="3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TRACER</text:p>
          </table:table-cell>
        </table:table-row>
        <table:table-row table:style-name="ro1">
          <table:table-cell office:value-type="string">
            <text:p>20QEBDPGFL6VRYK4G1ED4IOV1JSI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WNLVWJ5OPBF7JL6IPM4B7EP0G2U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14T6YTWX4H3WBDGBN09OI6IJIX2X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17EIB9BAWLS16DVC5OUL3MTRIV2Z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17FE4EGDHDMHE9DPJEZ46HEZX9KA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17FE4EGDHDMHE9DPJEZ46HEZXAAK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1CDD8XMB3Q3O8OGD4KOET4EVJEFQB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1E4ZMAZHHRR0OE5VXEVZH1KHFUKB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1RRJ85OZIZEWVYFWWFOY5EWPO69XA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1UCVLL3CA331QYUXE39VQU7XO49Z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2DWJ5OPB0YVV8W3T627MP9U3SNX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2X395SW6NG1U1RS5XAB6F1FZJKUGU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3H9O9Z6KW4Z1JNMO1ILNQ0ONEGD4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3I5BMJTUHYWHPHUG11705WM1XUMH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3K5L8I9NZW6WNNBVOVQ47T8601UK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3WC1PC6SK9RYHTT6SQEPMAAPD9P1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4ASCXKNQY2RRS8BA9MEBHR0KL3P0Q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ZMVHVKCJ01GTQCBTY9SQW61Z957L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6E1INMHGYQ4YCBFIG2FUFFOYP3K7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EZ9RNDWIOVG1VXUD4TOU13Y4KFU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EZ9RNDWIOVG1VXUD4TOU13Y4KUF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LTVOK5UFJ5G7VVLYQF6QS1CJF5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6OAUC26DG67SAL82A6K8COK2A05C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6QJVCNHMVHVZL758BB2F4J79BC02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6QPJWKUDD8X1KRVAJQ0J6UTOXFAL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6ZIT3HVWAVKXFQSQ0T1F2Z99H2M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7IJG5TYMNCWDKSEMJJS0HX11A9M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L9Z0B6UTO68D20Z3MRSGPWSNQOZ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7WOZFYQS1CS8VCK414SCIC1EPYMJY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808IUB2YU98YQGYSLUL8FBJ999K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83PHIT3HVWAAT6B9XAQA172Z0UKC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8G0LWSBRI8I9KQ31JZJPSTLBU6D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95QQ7Q670515T0SYBTTYC1XM73CW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95TL0XULRGN8K78TW4XDFP7NXNP3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9TRI8IUB2YUOH7MZ3CBBL0FBAUI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9UGW40SPW1I2V5L50VJBNAB620D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ALDHJHP4BDDZPS3F1JXHX3G3WSX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B3F395SW6NGGOG8U8EJJYF1FQDFT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BFFCD45XCET2MGS0U9NBTGP4RVZX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BGT3DHJHP4BSM8LB8ZR0X9X37P2V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BI0OQKKA4II7HG71CX88EW0CRTZZ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CZ8MZ9O9Z6KBDNRH98HZRLFQR9A1Y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DDOX7H57DZK4O29LQ4HLM25LZ3A0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DKGTP9RA7S5BVPBG8JON70JM86RW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DYKCCVLL3CAICAMHZH4K9NQUYIX7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EPH57DZKPFEJN4IOND2DL8I9EKD3V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F84J3NAB6BF1O3T589T9TJFD7ZFS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FC98JHSTLB3093GQJ9OJJEJR5GFR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FN8B727M0IGUT5I8GPF0VF4V99CX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FQTNKIMZSM5ZO5X9YD0XGVF397CZ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G1MJUNU8LZ66GOLC108L8J3V5SI2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GRO9Z6KW4ZMP85MY1CFY0ONNMD5E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HAPW1INMHGY5D78UK26JFMFFFJI5S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HY5R98D8J3VTGKXZ3EYKG3MCBTFV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IUSTMOFXRDSJR06L84N5JFM1SVR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J2YEPLSP75K0VU1QDFAPQEQVACRX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J9CJK63ZVE3W0OP1S1QHJL5RU09Y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JME6AUBXHWSWG3QGJMB7WDRLOR2YI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JODG67D1X3VFO85JYB2RE1M7G6AHY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K6U3K4F0OHOA0P9P7BOAL92H5Y01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KE5XH0JPPSIHTMJWVJPF5KLMXHMG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L13NAB6BFMFUXM3P3STRFDGEJXUH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LHMAZHHRRLF59CSU5IH9KHO951MD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LKAESCWY2AO3B4RTO7OWGQSCDS00V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LTLYHVI44OSHT9ZFNEE7SBAPWWX3H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N2W4ZMAZHHR6U3V7YEN3RH1K8AAJ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NCFBNFSVGULUCXAZ6XNO1FS3EJK6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NJ8N46UXFCDJELHL3ED0NTKIEORT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NORLPHIT3HVBJJPPGTNRQ217TLA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OIG5R98D8J3ANV1Z2KN6CG3M35U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OV1X3V0FK0C3TQOLBD7XKK9LIHMF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P0UB2YU98JH729GAVRFJJ9IO25AM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P1HSTLB3L0FQSXNVLAERREVEWCUI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PFMB3Q39Z0BL3HTD3VE3STVRB1UJY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PG1THV8ER9YN2BPPWQSU5KFHJNP2A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PI6UFBNFSVG9U38GFJWENG1FJOI4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PZ88MQU6L5OQ40N81OXCAIJFY1CV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QFBNVP3TVOKK33OCBP7YEOZFPC03Q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QFBNVP3TVOKK33OCBP7YEOZFPC30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ROX3YOCCF0C4E82W39NQIXYGVARS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RS2SEIUUU003Z8PHE9I08S2UTRRR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SST2D5NQYN5UCE5QQWT6MNCWPX59X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TEYB49F9SSSW6P6QYES15H5FZ4RV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TX0CP5KXPTI2R625QVPU7NY6XPZY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U0PDOBDDP8PY58ZKNZXUB3Q30KD2K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U78PJWKUDD8CVZ8XD0Z8B6UTFRK9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UNNQYN5F3Q0YPTY5WEC4YB496VD9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UWY5COW0LGRECWHYPCCEVNUZNYX6N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V99Y8TNKIMZ7VTPMRJ2WM0PGM09WH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V9SQV66RLPHX2RM261VSI62NAC5D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VMBLYHVI44O7B8Q1I4NMZSBAGR2WJ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VTDPGFL6VCPB8XWUNNIWV1S7J8K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VYDHDM25L8IOWN1DR5ZEOE4QNSFP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WW4EGDHDM250H6EU9N6PEZ6O5PM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X5TBJ3MMDX5UYVSDCBHJ9MDXF3CY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XO7D1X3V0FKFLCP9T51U7PKK06KD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YJXERSQV66R0Y5N0D8V4AVKIXNA2F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YXL42J1LY58QGQCTA9GNKHD1XJP4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ZS0RYNJ92NJZVOAIWAT2HYW27F5A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ZZPCGJ2D21OI5T2OAAPXSI2KP05B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leiss' kappa: 0.37550267303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ta.A1:Data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9T15:59:26</dc:date>
    <dc:creator>Josh Hansen</dc:creator>
    <meta:generator>LibreOffice/3.5$Linux_X86_64 LibreOffice_project/350m1$Build-2</meta:generator>
    <meta:editing-duration>PT59S</meta:editing-duration>
    <meta:editing-cycles>3</meta:editing-cycles>
    <meta:document-statistic meta:table-count="3" meta:cell-count="10137" meta:object-count="0"/>
  </office:meta>
</office:document-meta>
</file>